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CA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6jingmochen</text:p>
          </table:table-cell>
          <table:table-cell office:value-type="float" office:value="2.7575359115270502E-3" table:style-name="ce2">
            <text:p>0.002757536</text:p>
          </table:table-cell>
          <table:table-cell office:value-type="float" office:value="0.20768253528839301" table:style-name="ce2">
            <text:p>0.207682535</text:p>
          </table:table-cell>
          <table:table-cell office:value-type="float" office:value="6.7557062573201904E-2" table:style-name="ce2">
            <text:p>0.067557063</text:p>
          </table:table-cell>
          <table:table-cell office:value-type="float" office:value="6.9132872152402006E-2" table:style-name="ce2">
            <text:p>0.069132872</text:p>
          </table:table-cell>
          <table:table-cell office:value-type="float" office:value="1.3640000000000001" table:style-name="ce2">
            <text:p>1.364</text:p>
          </table:table-cell>
          <table:table-cell office:value-type="float" office:value="1.1117999999999999" table:style-name="ce1">
            <text:p>1.1118</text:p>
          </table:table-cell>
          <table:table-cell office:value-type="float" office:value="0.2712" table:style-name="ce1">
            <text:p>0.2712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4582" table:style-name="ce1">
            <text:p>0.4582</text:p>
          </table:table-cell>
          <table:table-cell office:value-type="float" office:value="-0.33960000000000001" table:style-name="ce1">
            <text:p>-0.3396</text:p>
          </table:table-cell>
          <table:table-cell office:value-type="float" office:value="0.58409999999999995" table:style-name="ce1">
            <text:p>0.5841</text:p>
          </table:table-cell>
          <table:table-cell office:value-type="float" office:value="0.37290000000000001" table:style-name="ce1">
            <text:p>0.3729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-1.1427" table:style-name="ce1">
            <text:p>-1.1427</text:p>
          </table:table-cell>
          <table:table-cell office:value-type="float" office:value="-0.18390000000000001" table:style-name="ce1">
            <text:p>-0.1839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4052" table:style-name="ce1">
            <text:p>0.4052</text:p>
          </table:table-cell>
          <table:table-cell office:value-type="float" office:value="-0.81950000000000001" table:style-name="ce1">
            <text:p>-0.8195</text:p>
          </table:table-cell>
          <table:table-cell office:value-type="float" office:value="0.43659999999999999" table:style-name="ce1">
            <text:p>0.4366</text:p>
          </table:table-cell>
          <table:table-cell office:value-type="float" office:value="-0.62160000000000004" table:style-name="ce1">
            <text:p>-0.6216</text:p>
          </table:table-cell>
          <table:table-cell office:value-type="float" office:value="-0.32169999999999999" table:style-name="ce1">
            <text:p>-0.3217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1.4552" table:style-name="ce1">
            <text:p>-1.4552</text:p>
          </table:table-cell>
          <table:table-cell office:value-type="float" office:value="5.67E-2" table:style-name="ce1">
            <text:p>0.0567</text:p>
          </table:table-cell>
          <table:table-cell office:value-type="float" office:value="-7.7600000000000002E-2" table:style-name="ce1">
            <text:p>-0.0776</text:p>
          </table:table-cell>
          <table:table-cell office:value-type="float" office:value="-0.4037" table:style-name="ce1">
            <text:p>-0.4037</text:p>
          </table:table-cell>
          <table:table-cell office:value-type="float" office:value="-1.0921000000000001" table:style-name="ce1">
            <text:p>-1.0921</text:p>
          </table:table-cell>
          <table:table-cell office:value-type="float" office:value="-0.26550000000000001" table:style-name="ce1">
            <text:p>-0.2655</text:p>
          </table:table-cell>
          <table:table-cell office:value-type="float" office:value="-1.1612" table:style-name="ce1">
            <text:p>-1.1612</text:p>
          </table:table-cell>
          <table:table-cell office:value-type="float" office:value="-0.22109999999999999" table:style-name="ce1">
            <text:p>-0.2211</text:p>
          </table:table-cell>
          <table:table-cell office:value-type="float" office:value="1.407" table:style-name="ce1">
            <text:p>1.407</text:p>
          </table:table-cell>
          <table:table-cell office:value-type="float" office:value="0.22209999999999999" table:style-name="ce1">
            <text:p>0.2221</text:p>
          </table:table-cell>
          <table:table-cell office:value-type="float" office:value="-0.17610000000000001" table:style-name="ce1">
            <text:p>-0.1761</text:p>
          </table:table-cell>
          <table:table-cell office:value-type="float" office:value="-0.47939999999999999" table:style-name="ce1">
            <text:p>-0.4794</text:p>
          </table:table-cell>
          <table:table-cell office:value-type="float" office:value="0.55659999999999998" table:style-name="ce1">
            <text:p>0.5566</text:p>
          </table:table-cell>
          <table:table-cell office:value-type="float" office:value="-0.3478" table:style-name="ce1">
            <text:p>-0.3478</text:p>
          </table:table-cell>
          <table:table-cell office:value-type="float" office:value="0.72340000000000004" table:style-name="ce1">
            <text:p>0.7234</text:p>
          </table:table-cell>
          <table:table-cell office:value-type="float" office:value="0.58209999999999995" table:style-name="ce1">
            <text:p>0.5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7mazhongliang</text:p>
          </table:table-cell>
          <table:table-cell office:value-type="float" office:value="2.5472698819643401E-3" table:style-name="ce2">
            <text:p>0.00254727</text:p>
          </table:table-cell>
          <table:table-cell office:value-type="float" office:value="0.216969479947072" table:style-name="ce2">
            <text:p>0.21696948</text:p>
          </table:table-cell>
          <table:table-cell office:value-type="float" office:value="5.3292907826058798E-2" table:style-name="ce2">
            <text:p>0.053292908</text:p>
          </table:table-cell>
          <table:table-cell office:value-type="float" office:value="6.6402711963420999E-2" table:style-name="ce2">
            <text:p>0.066402712</text:p>
          </table:table-cell>
          <table:table-cell office:value-type="float" office:value="1.151" table:style-name="ce2">
            <text:p>1.151</text:p>
          </table:table-cell>
          <table:table-cell office:value-type="float" office:value="0.67030000000000001" table:style-name="ce1">
            <text:p>0.6703</text:p>
          </table:table-cell>
          <table:table-cell office:value-type="float" office:value="0.34129999999999999" table:style-name="ce1">
            <text:p>0.3413</text:p>
          </table:table-cell>
          <table:table-cell office:value-type="float" office:value="0.5373" table:style-name="ce1">
            <text:p>0.5373</text:p>
          </table:table-cell>
          <table:table-cell office:value-type="float" office:value="0.1411" table:style-name="ce1">
            <text:p>0.1411</text:p>
          </table:table-cell>
          <table:table-cell office:value-type="float" office:value="-1.0988" table:style-name="ce1">
            <text:p>-1.0988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-0.55159999999999998" table:style-name="ce1">
            <text:p>-0.5516</text:p>
          </table:table-cell>
          <table:table-cell office:value-type="float" office:value="-1.1419999999999999" table:style-name="ce1">
            <text:p>-1.142</text:p>
          </table:table-cell>
          <table:table-cell office:value-type="float" office:value="-9.0800000000000006E-2" table:style-name="ce1">
            <text:p>-0.0908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0.35670000000000002" table:style-name="ce1">
            <text:p>0.3567</text:p>
          </table:table-cell>
          <table:table-cell office:value-type="float" office:value="-1.4189000000000001" table:style-name="ce1">
            <text:p>-1.4189</text:p>
          </table:table-cell>
          <table:table-cell office:value-type="float" office:value="0.30270000000000002" table:style-name="ce1">
            <text:p>0.3027</text:p>
          </table:table-cell>
          <table:table-cell office:value-type="float" office:value="-0.40160000000000001" table:style-name="ce1">
            <text:p>-0.4016</text:p>
          </table:table-cell>
          <table:table-cell office:value-type="float" office:value="-0.34989999999999999" table:style-name="ce1">
            <text:p>-0.3499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1.1168" table:style-name="ce1">
            <text:p>-1.1168</text:p>
          </table:table-cell>
          <table:table-cell office:value-type="float" office:value="-8.3199999999999996E-2" table:style-name="ce1">
            <text:p>-0.0832</text:p>
          </table:table-cell>
          <table:table-cell office:value-type="float" office:value="-7.6499999999999999E-2" table:style-name="ce1">
            <text:p>-0.0765</text:p>
          </table:table-cell>
          <table:table-cell office:value-type="float" office:value="-0.30719999999999997" table:style-name="ce1">
            <text:p>-0.3072</text:p>
          </table:table-cell>
          <table:table-cell office:value-type="float" office:value="-1.0750999999999999" table:style-name="ce1">
            <text:p>-1.0751</text:p>
          </table:table-cell>
          <table:table-cell office:value-type="float" office:value="-0.27300000000000002" table:style-name="ce1">
            <text:p>-0.273</text:p>
          </table:table-cell>
          <table:table-cell office:value-type="float" office:value="-1.3365" table:style-name="ce1">
            <text:p>-1.3365</text:p>
          </table:table-cell>
          <table:table-cell office:value-type="float" office:value="-0.35089999999999999" table:style-name="ce1">
            <text:p>-0.3509</text:p>
          </table:table-cell>
          <table:table-cell office:value-type="float" office:value="1.4785999999999999" table:style-name="ce1">
            <text:p>1.478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2329" table:style-name="ce1">
            <text:p>-0.2329</text:p>
          </table:table-cell>
          <table:table-cell office:value-type="float" office:value="-0.4914" table:style-name="ce1">
            <text:p>-0.4914</text:p>
          </table:table-cell>
          <table:table-cell office:value-type="float" office:value="1.038" table:style-name="ce1">
            <text:p>1.038</text:p>
          </table:table-cell>
          <table:table-cell office:value-type="float" office:value="-0.36330000000000001" table:style-name="ce1">
            <text:p>-0.3633</text:p>
          </table:table-cell>
          <table:table-cell office:value-type="float" office:value="0.94" table:style-name="ce1">
            <text:p>0.94</text:p>
          </table:table-cell>
          <table:table-cell office:value-type="float" office:value="0.24790000000000001" table:style-name="ce1">
            <text:p>0.24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8dongyichen</text:p>
          </table:table-cell>
          <table:table-cell office:value-type="float" office:value="2.1233043764702399E-3" table:style-name="ce2">
            <text:p>0.002123304</text:p>
          </table:table-cell>
          <table:table-cell office:value-type="float" office:value="0.185682627166328" table:style-name="ce2">
            <text:p>0.185682627</text:p>
          </table:table-cell>
          <table:table-cell office:value-type="float" office:value="6.1873261239234E-2" table:style-name="ce2">
            <text:p>0.061873261</text:p>
          </table:table-cell>
          <table:table-cell office:value-type="float" office:value="7.3111378798636301E-2" table:style-name="ce2">
            <text:p>0.073111379</text:p>
          </table:table-cell>
          <table:table-cell office:value-type="float" office:value="1.274" table:style-name="ce2">
            <text:p>1.274</text:p>
          </table:table-cell>
          <table:table-cell office:value-type="float" office:value="1.6246" table:style-name="ce1">
            <text:p>1.6246</text:p>
          </table:table-cell>
          <table:table-cell office:value-type="float" office:value="0.73640000000000005" table:style-name="ce1">
            <text:p>0.7364</text:p>
          </table:table-cell>
          <table:table-cell office:value-type="float" office:value="0.60980000000000001" table:style-name="ce1">
            <text:p>0.6098</text:p>
          </table:table-cell>
          <table:table-cell office:value-type="float" office:value="0.48170000000000002" table:style-name="ce1">
            <text:p>0.4817</text:p>
          </table:table-cell>
          <table:table-cell office:value-type="float" office:value="0.1278" table:style-name="ce1">
            <text:p>0.1278</text:p>
          </table:table-cell>
          <table:table-cell office:value-type="float" office:value="0.40649999999999997" table:style-name="ce1">
            <text:p>0.4065</text:p>
          </table:table-cell>
          <table:table-cell office:value-type="float" office:value="1.1375" table:style-name="ce1">
            <text:p>1.1375</text:p>
          </table:table-cell>
          <table:table-cell office:value-type="float" office:value="-0.6804" table:style-name="ce1">
            <text:p>-0.6804</text:p>
          </table:table-cell>
          <table:table-cell office:value-type="float" office:value="-1.2642" table:style-name="ce1">
            <text:p>-1.2642</text:p>
          </table:table-cell>
          <table:table-cell office:value-type="float" office:value="-0.17630000000000001" table:style-name="ce1">
            <text:p>-0.1763</text:p>
          </table:table-cell>
          <table:table-cell office:value-type="float" office:value="0.13589999999999999" table:style-name="ce1">
            <text:p>0.1359</text:p>
          </table:table-cell>
          <table:table-cell office:value-type="float" office:value="0.30309999999999998" table:style-name="ce1">
            <text:p>0.3031</text:p>
          </table:table-cell>
          <table:table-cell office:value-type="float" office:value="-0.31879999999999997" table:style-name="ce1">
            <text:p>-0.3188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-0.28839999999999999" table:style-name="ce1">
            <text:p>-0.2884</text:p>
          </table:table-cell>
          <table:table-cell office:value-type="float" office:value="-0.89590000000000003" table:style-name="ce1">
            <text:p>-0.8959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3673999999999999" table:style-name="ce1">
            <text:p>-1.3674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8.5300000000000001E-2" table:style-name="ce1">
            <text:p>0.0853</text:p>
          </table:table-cell>
          <table:table-cell office:value-type="float" office:value="-0.23899999999999999" table:style-name="ce1">
            <text:p>-0.239</text:p>
          </table:table-cell>
          <table:table-cell office:value-type="float" office:value="-0.97299999999999998" table:style-name="ce1">
            <text:p>-0.973</text:p>
          </table:table-cell>
          <table:table-cell office:value-type="float" office:value="-0.1784" table:style-name="ce1">
            <text:p>-0.1784</text:p>
          </table:table-cell>
          <table:table-cell office:value-type="float" office:value="-0.78369999999999995" table:style-name="ce1">
            <text:p>-0.7837</text:p>
          </table:table-cell>
          <table:table-cell office:value-type="float" office:value="-0.22570000000000001" table:style-name="ce1">
            <text:p>-0.2257</text:p>
          </table:table-cell>
          <table:table-cell office:value-type="float" office:value="1.4477" table:style-name="ce1">
            <text:p>1.4477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0.3468" table:style-name="ce1">
            <text:p>-0.3468</text:p>
          </table:table-cell>
          <table:table-cell office:value-type="float" office:value="0.23910000000000001" table:style-name="ce1">
            <text:p>0.2391</text:p>
          </table:table-cell>
          <table:table-cell office:value-type="float" office:value="-5.5999999999999999E-3" table:style-name="ce1">
            <text:p>-0.0056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86240000000000006" table:style-name="ce1">
            <text:p>0.86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9xujiaqi</text:p>
          </table:table-cell>
          <table:table-cell office:value-type="float" office:value="2.3945430145332902E-3" table:style-name="ce2">
            <text:p>0.002394543</text:p>
          </table:table-cell>
          <table:table-cell office:value-type="float" office:value="0.19277805953229901" table:style-name="ce2">
            <text:p>0.19277806</text:p>
          </table:table-cell>
          <table:table-cell office:value-type="float" office:value="6.5444537012954704E-2" table:style-name="ce2">
            <text:p>0.065444537</text:p>
          </table:table-cell>
          <table:table-cell office:value-type="float" office:value="7.2935589634127301E-2" table:style-name="ce2">
            <text:p>0.07293559</text:p>
          </table:table-cell>
          <table:table-cell office:value-type="float" office:value="1.3620000000000001" table:style-name="ce2">
            <text:p>1.362</text:p>
          </table:table-cell>
          <table:table-cell office:value-type="float" office:value="0.72140000000000004" table:style-name="ce1">
            <text:p>0.7214</text:p>
          </table:table-cell>
          <table:table-cell office:value-type="float" office:value="0.50939999999999996" table:style-name="ce1">
            <text:p>0.5094</text:p>
          </table:table-cell>
          <table:table-cell office:value-type="float" office:value="0.52390000000000003" table:style-name="ce1">
            <text:p>0.5239</text:p>
          </table:table-cell>
          <table:table-cell office:value-type="float" office:value="0.90039999999999998" table:style-name="ce1">
            <text:p>0.9004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53920000000000001" table:style-name="ce1">
            <text:p>0.5392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-0.2442" table:style-name="ce1">
            <text:p>-0.2442</text:p>
          </table:table-cell>
          <table:table-cell office:value-type="float" office:value="-1.2426999999999999" table:style-name="ce1">
            <text:p>-1.2427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0.1326" table:style-name="ce1">
            <text:p>0.1326</text:p>
          </table:table-cell>
          <table:table-cell office:value-type="float" office:value="0.45129999999999998" table:style-name="ce1">
            <text:p>0.4513</text:p>
          </table:table-cell>
          <table:table-cell office:value-type="float" office:value="-0.2278" table:style-name="ce1">
            <text:p>-0.2278</text:p>
          </table:table-cell>
          <table:table-cell office:value-type="float" office:value="0.50890000000000002" table:style-name="ce1">
            <text:p>0.5089</text:p>
          </table:table-cell>
          <table:table-cell office:value-type="float" office:value="-0.82110000000000005" table:style-name="ce1">
            <text:p>-0.8211</text:p>
          </table:table-cell>
          <table:table-cell office:value-type="float" office:value="-0.56399999999999995" table:style-name="ce1">
            <text:p>-0.564</text:p>
          </table:table-cell>
          <table:table-cell office:value-type="float" office:value="-0.15620000000000001" table:style-name="ce1">
            <text:p>-0.1562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0.12620000000000001" table:style-name="ce1">
            <text:p>-0.1262</text:p>
          </table:table-cell>
          <table:table-cell office:value-type="float" office:value="-8.2400000000000001E-2" table:style-name="ce1">
            <text:p>-0.0824</text:p>
          </table:table-cell>
          <table:table-cell office:value-type="float" office:value="-4.5699999999999998E-2" table:style-name="ce1">
            <text:p>-0.0457</text:p>
          </table:table-cell>
          <table:table-cell office:value-type="float" office:value="8.1699999999999995E-2" table:style-name="ce1">
            <text:p>0.0817</text:p>
          </table:table-cell>
          <table:table-cell office:value-type="float" office:value="-0.2757" table:style-name="ce1">
            <text:p>-0.2757</text:p>
          </table:table-cell>
          <table:table-cell office:value-type="float" office:value="-0.23599999999999999" table:style-name="ce1">
            <text:p>-0.236</text:p>
          </table:table-cell>
          <table:table-cell office:value-type="float" office:value="-1.663" table:style-name="ce1">
            <text:p>-1.663</text:p>
          </table:table-cell>
          <table:table-cell office:value-type="float" office:value="0.27860000000000001" table:style-name="ce1">
            <text:p>0.2786</text:p>
          </table:table-cell>
          <table:table-cell office:value-type="float" office:value="-0.1094" table:style-name="ce1">
            <text:p>-0.1094</text:p>
          </table:table-cell>
          <table:table-cell office:value-type="float" office:value="-8.5000000000000006E-3" table:style-name="ce1">
            <text:p>-0.0085</text:p>
          </table:table-cell>
          <table:table-cell office:value-type="float" office:value="-0.99219999999999997" table:style-name="ce1">
            <text:p>-0.9922</text:p>
          </table:table-cell>
          <table:table-cell office:value-type="float" office:value="-0.42609999999999998" table:style-name="ce1">
            <text:p>-0.4261</text:p>
          </table:table-cell>
          <table:table-cell office:value-type="float" office:value="-0.74870000000000003" table:style-name="ce1">
            <text:p>-0.7487</text:p>
          </table:table-cell>
          <table:table-cell office:value-type="float" office:value="-0.41249999999999998" table:style-name="ce1">
            <text:p>-0.4125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0.14019999999999999" table:style-name="ce1">
            <text:p>0.1402</text:p>
          </table:table-cell>
          <table:table-cell office:value-type="float" office:value="-0.1104" table:style-name="ce1">
            <text:p>-0.1104</text:p>
          </table:table-cell>
          <table:table-cell office:value-type="float" office:value="-0.29880000000000001" table:style-name="ce1">
            <text:p>-0.2988</text:p>
          </table:table-cell>
          <table:table-cell office:value-type="float" office:value="0.32190000000000002" table:style-name="ce1">
            <text:p>0.3219</text:p>
          </table:table-cell>
          <table:table-cell office:value-type="float" office:value="-0.38009999999999999" table:style-name="ce1">
            <text:p>-0.3801</text:p>
          </table:table-cell>
          <table:table-cell office:value-type="float" office:value="1.1578999999999999" table:style-name="ce1">
            <text:p>1.1579</text:p>
          </table:table-cell>
          <table:table-cell office:value-type="float" office:value="0.64880000000000004" table:style-name="ce1">
            <text:p>0.64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0baihaoyu</text:p>
          </table:table-cell>
          <table:table-cell office:value-type="float" office:value="2.27130591727303E-3" table:style-name="ce2">
            <text:p>0.002271306</text:p>
          </table:table-cell>
          <table:table-cell office:value-type="float" office:value="0.18932454871340701" table:style-name="ce2">
            <text:p>0.189324549</text:p>
          </table:table-cell>
          <table:table-cell office:value-type="float" office:value="5.5749140852288298E-2" table:style-name="ce2">
            <text:p>0.055749141</text:p>
          </table:table-cell>
          <table:table-cell office:value-type="float" office:value="7.0603100778780403E-2" table:style-name="ce2">
            <text:p>0.070603101</text:p>
          </table:table-cell>
          <table:table-cell office:value-type="float" office:value="1.4650000000000001" table:style-name="ce2">
            <text:p>1.465</text:p>
          </table:table-cell>
          <table:table-cell office:value-type="float" office:value="0.3019" table:style-name="ce1">
            <text:p>0.3019</text:p>
          </table:table-cell>
          <table:table-cell office:value-type="float" office:value="0.50409999999999999" table:style-name="ce1">
            <text:p>0.5041</text:p>
          </table:table-cell>
          <table:table-cell office:value-type="float" office:value="0.60419999999999996" table:style-name="ce1">
            <text:p>0.6042</text:p>
          </table:table-cell>
          <table:table-cell office:value-type="float" office:value="0.62219999999999998" table:style-name="ce1">
            <text:p>0.6222</text:p>
          </table:table-cell>
          <table:table-cell office:value-type="float" office:value="0.12809999999999999" table:style-name="ce1">
            <text:p>0.1281</text:p>
          </table:table-cell>
          <table:table-cell office:value-type="float" office:value="0.5625" table:style-name="ce1">
            <text:p>0.5625</text:p>
          </table:table-cell>
          <table:table-cell office:value-type="float" office:value="1.3317000000000001" table:style-name="ce1">
            <text:p>1.3317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-1.1592" table:style-name="ce1">
            <text:p>-1.1592</text:p>
          </table:table-cell>
          <table:table-cell office:value-type="float" office:value="-0.10580000000000001" table:style-name="ce1">
            <text:p>-0.1058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0.52110000000000001" table:style-name="ce1">
            <text:p>0.5211</text:p>
          </table:table-cell>
          <table:table-cell office:value-type="float" office:value="-0.35820000000000002" table:style-name="ce1">
            <text:p>-0.3582</text:p>
          </table:table-cell>
          <table:table-cell office:value-type="float" office:value="0.39989999999999998" table:style-name="ce1">
            <text:p>0.3999</text:p>
          </table:table-cell>
          <table:table-cell office:value-type="float" office:value="-0.65139999999999998" table:style-name="ce1">
            <text:p>-0.6514</text:p>
          </table:table-cell>
          <table:table-cell office:value-type="float" office:value="-0.41160000000000002" table:style-name="ce1">
            <text:p>-0.4116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1.7802" table:style-name="ce1">
            <text:p>-1.7802</text:p>
          </table:table-cell>
          <table:table-cell office:value-type="float" office:value="0.22620000000000001" table:style-name="ce1">
            <text:p>0.2262</text:p>
          </table:table-cell>
          <table:table-cell office:value-type="float" office:value="2.4199999999999999E-2" table:style-name="ce1">
            <text:p>0.0242</text:p>
          </table:table-cell>
          <table:table-cell office:value-type="float" office:value="-0.2021" table:style-name="ce1">
            <text:p>-0.2021</text:p>
          </table:table-cell>
          <table:table-cell office:value-type="float" office:value="-1.2769999999999999" table:style-name="ce1">
            <text:p>-1.277</text:p>
          </table:table-cell>
          <table:table-cell office:value-type="float" office:value="-0.38850000000000001" table:style-name="ce1">
            <text:p>-0.3885</text:p>
          </table:table-cell>
          <table:table-cell office:value-type="float" office:value="-1.2623" table:style-name="ce1">
            <text:p>-1.2623</text:p>
          </table:table-cell>
          <table:table-cell office:value-type="float" office:value="-0.41410000000000002" table:style-name="ce1">
            <text:p>-0.4141</text:p>
          </table:table-cell>
          <table:table-cell office:value-type="float" office:value="1.3244" table:style-name="ce1">
            <text:p>1.3244</text:p>
          </table:table-cell>
          <table:table-cell office:value-type="float" office:value="0.1988" table:style-name="ce1">
            <text:p>0.1988</text:p>
          </table:table-cell>
          <table:table-cell office:value-type="float" office:value="-0.37190000000000001" table:style-name="ce1">
            <text:p>-0.3719</text:p>
          </table:table-cell>
          <table:table-cell office:value-type="float" office:value="-0.45729999999999998" table:style-name="ce1">
            <text:p>-0.4573</text:p>
          </table:table-cell>
          <table:table-cell office:value-type="float" office:value="0.18640000000000001" table:style-name="ce1">
            <text:p>0.1864</text:p>
          </table:table-cell>
          <table:table-cell office:value-type="float" office:value="-0.28299999999999997" table:style-name="ce1">
            <text:p>-0.283</text:p>
          </table:table-cell>
          <table:table-cell office:value-type="float" office:value="1.0123" table:style-name="ce1">
            <text:p>1.0123</text:p>
          </table:table-cell>
          <table:table-cell office:value-type="float" office:value="0.55030000000000001" table:style-name="ce1">
            <text:p>0.55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1wangzirui</text:p>
          </table:table-cell>
          <table:table-cell office:value-type="float" office:value="2.4744011773181599E-3" table:style-name="ce2">
            <text:p>0.002474401</text:p>
          </table:table-cell>
          <table:table-cell office:value-type="float" office:value="0.189471312054807" table:style-name="ce2">
            <text:p>0.189471312</text:p>
          </table:table-cell>
          <table:table-cell office:value-type="float" office:value="6.2264902966185802E-2" table:style-name="ce2">
            <text:p>0.062264903</text:p>
          </table:table-cell>
          <table:table-cell office:value-type="float" office:value="7.3359606059039101E-2" table:style-name="ce2">
            <text:p>0.073359606</text:p>
          </table:table-cell>
          <table:table-cell office:value-type="float" office:value="1.456" table:style-name="ce2">
            <text:p>1.456</text:p>
          </table:table-cell>
          <table:table-cell office:value-type="float" office:value="1.7158" table:style-name="ce1">
            <text:p>1.7158</text:p>
          </table:table-cell>
          <table:table-cell office:value-type="float" office:value="0.39279999999999998" table:style-name="ce1">
            <text:p>0.3928</text:p>
          </table:table-cell>
          <table:table-cell office:value-type="float" office:value="0.75119999999999998" table:style-name="ce1">
            <text:p>0.7512</text:p>
          </table:table-cell>
          <table:table-cell office:value-type="float" office:value="0.71530000000000005" table:style-name="ce1">
            <text:p>0.7153</text:p>
          </table:table-cell>
          <table:table-cell office:value-type="float" office:value="-0.26740000000000003" table:style-name="ce1">
            <text:p>-0.2674</text:p>
          </table:table-cell>
          <table:table-cell office:value-type="float" office:value="0.1172" table:style-name="ce1">
            <text:p>0.1172</text:p>
          </table:table-cell>
          <table:table-cell office:value-type="float" office:value="1.7304999999999999" table:style-name="ce1">
            <text:p>1.7305</text:p>
          </table:table-cell>
          <table:table-cell office:value-type="float" office:value="-0.21179999999999999" table:style-name="ce1">
            <text:p>-0.2118</text:p>
          </table:table-cell>
          <table:table-cell office:value-type="float" office:value="-1.1117999999999999" table:style-name="ce1">
            <text:p>-1.1118</text:p>
          </table:table-cell>
          <table:table-cell office:value-type="float" office:value="-0.26790000000000003" table:style-name="ce1">
            <text:p>-0.2679</text:p>
          </table:table-cell>
          <table:table-cell office:value-type="float" office:value="0.1812" table:style-name="ce1">
            <text:p>0.1812</text:p>
          </table:table-cell>
          <table:table-cell office:value-type="float" office:value="0.4778" table:style-name="ce1">
            <text:p>0.4778</text:p>
          </table:table-cell>
          <table:table-cell office:value-type="float" office:value="-0.55530000000000002" table:style-name="ce1">
            <text:p>-0.5553</text:p>
          </table:table-cell>
          <table:table-cell office:value-type="float" office:value="0.154" table:style-name="ce1">
            <text:p>0.154</text:p>
          </table:table-cell>
          <table:table-cell office:value-type="float" office:value="-0.3538" table:style-name="ce1">
            <text:p>-0.3538</text:p>
          </table:table-cell>
          <table:table-cell office:value-type="float" office:value="-0.82430000000000003" table:style-name="ce1">
            <text:p>-0.8243</text:p>
          </table:table-cell>
          <table:table-cell office:value-type="float" office:value="-0.13039999999999999" table:style-name="ce1">
            <text:p>-0.1304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3.5700000000000003E-2" table:style-name="ce1">
            <text:p>0.0357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-0.1171" table:style-name="ce1">
            <text:p>-0.1171</text:p>
          </table:table-cell>
          <table:table-cell office:value-type="float" office:value="4.3E-3" table:style-name="ce1">
            <text:p>0.0043</text:p>
          </table:table-cell>
          <table:table-cell office:value-type="float" office:value="-0.34739999999999999" table:style-name="ce1">
            <text:p>-0.3474</text:p>
          </table:table-cell>
          <table:table-cell office:value-type="float" office:value="-5.6899999999999999E-2" table:style-name="ce1">
            <text:p>-0.0569</text:p>
          </table:table-cell>
          <table:table-cell office:value-type="float" office:value="-1.4796" table:style-name="ce1">
            <text:p>-1.4796</text:p>
          </table:table-cell>
          <table:table-cell office:value-type="float" office:value="0.2162" table:style-name="ce1">
            <text:p>0.2162</text:p>
          </table:table-cell>
          <table:table-cell office:value-type="float" office:value="-0.11749999999999999" table:style-name="ce1">
            <text:p>-0.1175</text:p>
          </table:table-cell>
          <table:table-cell office:value-type="float" office:value="-0.31709999999999999" table:style-name="ce1">
            <text:p>-0.3171</text:p>
          </table:table-cell>
          <table:table-cell office:value-type="float" office:value="-1.5377000000000001" table:style-name="ce1">
            <text:p>-1.5377</text:p>
          </table:table-cell>
          <table:table-cell office:value-type="float" office:value="-0.58930000000000005" table:style-name="ce1">
            <text:p>-0.5893</text:p>
          </table:table-cell>
          <table:table-cell office:value-type="float" office:value="-1.3364" table:style-name="ce1">
            <text:p>-1.3364</text:p>
          </table:table-cell>
          <table:table-cell office:value-type="float" office:value="-0.33939999999999998" table:style-name="ce1">
            <text:p>-0.3394</text:p>
          </table:table-cell>
          <table:table-cell office:value-type="float" office:value="1.5311999999999999" table:style-name="ce1">
            <text:p>1.5312</text:p>
          </table:table-cell>
          <table:table-cell office:value-type="float" office:value="0.40279999999999999" table:style-name="ce1">
            <text:p>0.4028</text:p>
          </table:table-cell>
          <table:table-cell office:value-type="float" office:value="-4.8999999999999998E-3" table:style-name="ce1">
            <text:p>-0.0049</text:p>
          </table:table-cell>
          <table:table-cell office:value-type="float" office:value="-0.36099999999999999" table:style-name="ce1">
            <text:p>-0.361</text:p>
          </table:table-cell>
          <table:table-cell office:value-type="float" office:value="0.23130000000000001" table:style-name="ce1">
            <text:p>0.2313</text:p>
          </table:table-cell>
          <table:table-cell office:value-type="float" office:value="-0.22520000000000001" table:style-name="ce1">
            <text:p>-0.2252</text:p>
          </table:table-cell>
          <table:table-cell office:value-type="float" office:value="0.75819999999999999" table:style-name="ce1">
            <text:p>0.7582</text:p>
          </table:table-cell>
          <table:table-cell office:value-type="float" office:value="1.0244" table:style-name="ce1">
            <text:p>1.02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2wanglu</text:p>
          </table:table-cell>
          <table:table-cell office:value-type="float" office:value="2.0635899833219601E-3" table:style-name="ce2">
            <text:p>0.00206359</text:p>
          </table:table-cell>
          <table:table-cell office:value-type="float" office:value="0.17686209837271499" table:style-name="ce2">
            <text:p>0.176862098</text:p>
          </table:table-cell>
          <table:table-cell office:value-type="float" office:value="5.7013415188485399E-2" table:style-name="ce2">
            <text:p>0.057013415</text:p>
          </table:table-cell>
          <table:table-cell office:value-type="float" office:value="7.1129480409450704E-2" table:style-name="ce2">
            <text:p>0.07112948</text:p>
          </table:table-cell>
          <table:table-cell office:value-type="float" office:value="1.26" table:style-name="ce2">
            <text:p>1.26</text:p>
          </table:table-cell>
          <table:table-cell office:value-type="float" office:value="0.98050000000000004" table:style-name="ce1">
            <text:p>0.9805</text:p>
          </table:table-cell>
          <table:table-cell office:value-type="float" office:value="0.39340000000000003" table:style-name="ce1">
            <text:p>0.3934</text:p>
          </table:table-cell>
          <table:table-cell office:value-type="float" office:value="0.67730000000000001" table:style-name="ce1">
            <text:p>0.6773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-0.53549999999999998" table:style-name="ce1">
            <text:p>-0.5355</text:p>
          </table:table-cell>
          <table:table-cell office:value-type="float" office:value="0.29389999999999999" table:style-name="ce1">
            <text:p>0.2939</text:p>
          </table:table-cell>
          <table:table-cell office:value-type="float" office:value="1.2582" table:style-name="ce1">
            <text:p>1.2582</text:p>
          </table:table-cell>
          <table:table-cell office:value-type="float" office:value="-0.81120000000000003" table:style-name="ce1">
            <text:p>-0.8112</text:p>
          </table:table-cell>
          <table:table-cell office:value-type="float" office:value="-0.85740000000000005" table:style-name="ce1">
            <text:p>-0.8574</text:p>
          </table:table-cell>
          <table:table-cell office:value-type="float" office:value="-4.2000000000000003E-2" table:style-name="ce1">
            <text:p>-0.042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0.53320000000000001" table:style-name="ce1">
            <text:p>0.5332</text:p>
          </table:table-cell>
          <table:table-cell office:value-type="float" office:value="-0.42809999999999998" table:style-name="ce1">
            <text:p>-0.4281</text:p>
          </table:table-cell>
          <table:table-cell office:value-type="float" office:value="0.47460000000000002" table:style-name="ce1">
            <text:p>0.4746</text:p>
          </table:table-cell>
          <table:table-cell office:value-type="float" office:value="-9.0200000000000002E-2" table:style-name="ce1">
            <text:p>-0.0902</text:p>
          </table:table-cell>
          <table:table-cell office:value-type="float" office:value="-0.3523" table:style-name="ce1">
            <text:p>-0.3523</text:p>
          </table:table-cell>
          <table:table-cell office:value-type="float" office:value="-1.2699999999999999E-2" table:style-name="ce1">
            <text:p>-0.0127</text:p>
          </table:table-cell>
          <table:table-cell office:value-type="float" office:value="-3.56E-2" table:style-name="ce1">
            <text:p>-0.0356</text:p>
          </table:table-cell>
          <table:table-cell office:value-type="float" office:value="-2.46E-2" table:style-name="ce1">
            <text:p>-0.0246</text:p>
          </table:table-cell>
          <table:table-cell office:value-type="float" office:value="-1.5299999999999999E-2" table:style-name="ce1">
            <text:p>-0.0153</text:p>
          </table:table-cell>
          <table:table-cell office:value-type="float" office:value="-9.0300000000000005E-2" table:style-name="ce1">
            <text:p>-0.0903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-0.24279999999999999" table:style-name="ce1">
            <text:p>-0.2428</text:p>
          </table:table-cell>
          <table:table-cell office:value-type="float" office:value="-1.7100000000000001E-2" table:style-name="ce1">
            <text:p>-0.0171</text:p>
          </table:table-cell>
          <table:table-cell office:value-type="float" office:value="-1.3111999999999999" table:style-name="ce1">
            <text:p>-1.3112</text:p>
          </table:table-cell>
          <table:table-cell office:value-type="float" office:value="0.29149999999999998" table:style-name="ce1">
            <text:p>0.2915</text:p>
          </table:table-cell>
          <table:table-cell office:value-type="float" office:value="9.3799999999999994E-2" table:style-name="ce1">
            <text:p>0.0938</text:p>
          </table:table-cell>
          <table:table-cell office:value-type="float" office:value="-0.20219999999999999" table:style-name="ce1">
            <text:p>-0.2022</text:p>
          </table:table-cell>
          <table:table-cell office:value-type="float" office:value="-1.3411999999999999" table:style-name="ce1">
            <text:p>-1.3412</text:p>
          </table:table-cell>
          <table:table-cell office:value-type="float" office:value="-0.86119999999999997" table:style-name="ce1">
            <text:p>-0.8612</text:p>
          </table:table-cell>
          <table:table-cell office:value-type="float" office:value="-1.6242000000000001" table:style-name="ce1">
            <text:p>-1.6242</text:p>
          </table:table-cell>
          <table:table-cell office:value-type="float" office:value="-0.109" table:style-name="ce1">
            <text:p>-0.109</text:p>
          </table:table-cell>
          <table:table-cell office:value-type="float" office:value="1.1751" table:style-name="ce1">
            <text:p>1.1751</text:p>
          </table:table-cell>
          <table:table-cell office:value-type="float" office:value="0.11210000000000001" table:style-name="ce1">
            <text:p>0.1121</text:p>
          </table:table-cell>
          <table:table-cell office:value-type="float" office:value="-0.32579999999999998" table:style-name="ce1">
            <text:p>-0.3258</text:p>
          </table:table-cell>
          <table:table-cell office:value-type="float" office:value="-0.50739999999999996" table:style-name="ce1">
            <text:p>-0.5074</text:p>
          </table:table-cell>
          <table:table-cell office:value-type="float" office:value="-7.5499999999999998E-2" table:style-name="ce1">
            <text:p>-0.0755</text:p>
          </table:table-cell>
          <table:table-cell office:value-type="float" office:value="-0.56220000000000003" table:style-name="ce1">
            <text:p>-0.5622</text:p>
          </table:table-cell>
          <table:table-cell office:value-type="float" office:value="0.50329999999999997" table:style-name="ce1">
            <text:p>0.5033</text:p>
          </table:table-cell>
          <table:table-cell office:value-type="float" office:value="0.29349999999999998" table:style-name="ce1">
            <text:p>0.2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3yangyiwei</text:p>
          </table:table-cell>
          <table:table-cell office:value-type="float" office:value="2.13559435735686E-3" table:style-name="ce2">
            <text:p>0.002135594</text:p>
          </table:table-cell>
          <table:table-cell office:value-type="float" office:value="0.19940001541133301" table:style-name="ce2">
            <text:p>0.199400015</text:p>
          </table:table-cell>
          <table:table-cell office:value-type="float" office:value="6.1736325664088397E-2" table:style-name="ce2">
            <text:p>0.061736326</text:p>
          </table:table-cell>
          <table:table-cell office:value-type="float" office:value="7.2969042222428102E-2" table:style-name="ce2">
            <text:p>0.072969042</text:p>
          </table:table-cell>
          <table:table-cell office:value-type="float" office:value="1.49" table:style-name="ce2">
            <text:p>1.49</text:p>
          </table:table-cell>
          <table:table-cell office:value-type="float" office:value="1.5182" table:style-name="ce1">
            <text:p>1.5182</text:p>
          </table:table-cell>
          <table:table-cell office:value-type="float" office:value="0.42770000000000002" table:style-name="ce1">
            <text:p>0.4277</text:p>
          </table:table-cell>
          <table:table-cell office:value-type="float" office:value="0.7157" table:style-name="ce1">
            <text:p>0.7157</text:p>
          </table:table-cell>
          <table:table-cell office:value-type="float" office:value="0.56220000000000003" table:style-name="ce1">
            <text:p>0.5622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0.251" table:style-name="ce1">
            <text:p>0.251</text:p>
          </table:table-cell>
          <table:table-cell office:value-type="float" office:value="1.5974999999999999" table:style-name="ce1">
            <text:p>1.5975</text:p>
          </table:table-cell>
          <table:table-cell office:value-type="float" office:value="-0.48580000000000001" table:style-name="ce1">
            <text:p>-0.4858</text:p>
          </table:table-cell>
          <table:table-cell office:value-type="float" office:value="-0.89339999999999997" table:style-name="ce1">
            <text:p>-0.8934</text:p>
          </table:table-cell>
          <table:table-cell office:value-type="float" office:value="0.13039999999999999" table:style-name="ce1">
            <text:p>0.1304</text:p>
          </table:table-cell>
          <table:table-cell office:value-type="float" office:value="0.22009999999999999" table:style-name="ce1">
            <text:p>0.2201</text:p>
          </table:table-cell>
          <table:table-cell office:value-type="float" office:value="0.47670000000000001" table:style-name="ce1">
            <text:p>0.4767</text:p>
          </table:table-cell>
          <table:table-cell office:value-type="float" office:value="-0.13980000000000001" table:style-name="ce1">
            <text:p>-0.1398</text:p>
          </table:table-cell>
          <table:table-cell office:value-type="float" office:value="0.19939999999999999" table:style-name="ce1">
            <text:p>0.1994</text:p>
          </table:table-cell>
          <table:table-cell office:value-type="float" office:value="-0.26069999999999999" table:style-name="ce1">
            <text:p>-0.2607</text:p>
          </table:table-cell>
          <table:table-cell office:value-type="float" office:value="-0.81989999999999996" table:style-name="ce1">
            <text:p>-0.8199</text:p>
          </table:table-cell>
          <table:table-cell office:value-type="float" office:value="-0.12540000000000001" table:style-name="ce1">
            <text:p>-0.1254</text:p>
          </table:table-cell>
          <table:table-cell office:value-type="float" office:value="0.1143" table:style-name="ce1">
            <text:p>0.1143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-9.9400000000000002E-2" table:style-name="ce1">
            <text:p>-0.0994</text:p>
          </table:table-cell>
          <table:table-cell office:value-type="float" office:value="-2.2000000000000001E-3" table:style-name="ce1">
            <text:p>-0.0022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-0.20200000000000001" table:style-name="ce1">
            <text:p>-0.202</text:p>
          </table:table-cell>
          <table:table-cell office:value-type="float" office:value="-0.32490000000000002" table:style-name="ce1">
            <text:p>-0.3249</text:p>
          </table:table-cell>
          <table:table-cell office:value-type="float" office:value="-0.82" table:style-name="ce1">
            <text:p>-0.82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-6.0900000000000003E-2" table:style-name="ce1">
            <text:p>-0.0609</text:p>
          </table:table-cell>
          <table:table-cell office:value-type="float" office:value="-0.29330000000000001" table:style-name="ce1">
            <text:p>-0.2933</text:p>
          </table:table-cell>
          <table:table-cell office:value-type="float" office:value="-1.0556000000000001" table:style-name="ce1">
            <text:p>-1.0556</text:p>
          </table:table-cell>
          <table:table-cell office:value-type="float" office:value="-9.3600000000000003E-2" table:style-name="ce1">
            <text:p>-0.0936</text:p>
          </table:table-cell>
          <table:table-cell office:value-type="float" office:value="-0.37640000000000001" table:style-name="ce1">
            <text:p>-0.3764</text:p>
          </table:table-cell>
          <table:table-cell office:value-type="float" office:value="-4.0800000000000003E-2" table:style-name="ce1">
            <text:p>-0.0408</text:p>
          </table:table-cell>
          <table:table-cell office:value-type="float" office:value="1.3492" table:style-name="ce1">
            <text:p>1.3492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0.14319999999999999" table:style-name="ce1">
            <text:p>-0.1432</text:p>
          </table:table-cell>
          <table:table-cell office:value-type="float" office:value="-0.4446" table:style-name="ce1">
            <text:p>-0.4446</text:p>
          </table:table-cell>
          <table:table-cell office:value-type="float" office:value="0.1366" table:style-name="ce1">
            <text:p>0.1366</text:p>
          </table:table-cell>
          <table:table-cell office:value-type="float" office:value="-0.22320000000000001" table:style-name="ce1">
            <text:p>-0.2232</text:p>
          </table:table-cell>
          <table:table-cell office:value-type="float" office:value="0.7107" table:style-name="ce1">
            <text:p>0.7107</text:p>
          </table:table-cell>
          <table:table-cell office:value-type="float" office:value="0.85450000000000004" table:style-name="ce1">
            <text:p>0.8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4mengqingxin</text:p>
          </table:table-cell>
          <table:table-cell office:value-type="float" office:value="2.0140526560918099E-3" table:style-name="ce2">
            <text:p>0.002014053</text:p>
          </table:table-cell>
          <table:table-cell office:value-type="float" office:value="0.186209314896012" table:style-name="ce2">
            <text:p>0.186209315</text:p>
          </table:table-cell>
          <table:table-cell office:value-type="float" office:value="4.9660756953118099E-2" table:style-name="ce2">
            <text:p>0.049660757</text:p>
          </table:table-cell>
          <table:table-cell office:value-type="float" office:value="6.6458163241611606E-2" table:style-name="ce2">
            <text:p>0.066458163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0.3755" table:style-name="ce1">
            <text:p>0.3755</text:p>
          </table:table-cell>
          <table:table-cell office:value-type="float" office:value="0.37080000000000002" table:style-name="ce1">
            <text:p>0.3708</text:p>
          </table:table-cell>
          <table:table-cell office:value-type="float" office:value="0.80159999999999998" table:style-name="ce1">
            <text:p>0.8016</text:p>
          </table:table-cell>
          <table:table-cell office:value-type="float" office:value="0.93149999999999999" table:style-name="ce1">
            <text:p>0.9315</text:p>
          </table:table-cell>
          <table:table-cell office:value-type="float" office:value="-0.14860000000000001" table:style-name="ce1">
            <text:p>-0.1486</text:p>
          </table:table-cell>
          <table:table-cell office:value-type="float" office:value="0.3624" table:style-name="ce1">
            <text:p>0.3624</text:p>
          </table:table-cell>
          <table:table-cell office:value-type="float" office:value="1.5758000000000001" table:style-name="ce1">
            <text:p>1.5758</text:p>
          </table:table-cell>
          <table:table-cell office:value-type="float" office:value="-0.59450000000000003" table:style-name="ce1">
            <text:p>-0.5945</text:p>
          </table:table-cell>
          <table:table-cell office:value-type="float" office:value="-1.3301000000000001" table:style-name="ce1">
            <text:p>-1.3301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0.55230000000000001" table:style-name="ce1">
            <text:p>0.5523</text:p>
          </table:table-cell>
          <table:table-cell office:value-type="float" office:value="0.73109999999999997" table:style-name="ce1">
            <text:p>0.7311</text:p>
          </table:table-cell>
          <table:table-cell office:value-type="float" office:value="-0.44209999999999999" table:style-name="ce1">
            <text:p>-0.4421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-0.75149999999999995" table:style-name="ce1">
            <text:p>-0.7515</text:p>
          </table:table-cell>
          <table:table-cell office:value-type="float" office:value="-0.41499999999999998" table:style-name="ce1">
            <text:p>-0.415</text:p>
          </table:table-cell>
          <table:table-cell office:value-type="float" office:value="1.03E-2" table:style-name="ce1">
            <text:p>0.0103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-1.6292" table:style-name="ce1">
            <text:p>-1.6292</text:p>
          </table:table-cell>
          <table:table-cell office:value-type="float" office:value="-3.5000000000000001E-3" table:style-name="ce1">
            <text:p>-0.0035</text:p>
          </table:table-cell>
          <table:table-cell office:value-type="float" office:value="1.21E-2" table:style-name="ce1">
            <text:p>0.0121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-1.4109" table:style-name="ce1">
            <text:p>-1.4109</text:p>
          </table:table-cell>
          <table:table-cell office:value-type="float" office:value="-0.45340000000000003" table:style-name="ce1">
            <text:p>-0.4534</text:p>
          </table:table-cell>
          <table:table-cell office:value-type="float" office:value="-0.29780000000000001" table:style-name="ce1">
            <text:p>-0.2978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1.6697" table:style-name="ce1">
            <text:p>1.6697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-0.42720000000000002" table:style-name="ce1">
            <text:p>-0.4272</text:p>
          </table:table-cell>
          <table:table-cell office:value-type="float" office:value="-0.53600000000000003" table:style-name="ce1">
            <text:p>-0.536</text:p>
          </table:table-cell>
          <table:table-cell office:value-type="float" office:value="0.19969999999999999" table:style-name="ce1">
            <text:p>0.1997</text:p>
          </table:table-cell>
          <table:table-cell office:value-type="float" office:value="-0.26269999999999999" table:style-name="ce1">
            <text:p>-0.2627</text:p>
          </table:table-cell>
          <table:table-cell office:value-type="float" office:value="1.137" table:style-name="ce1">
            <text:p>1.137</text:p>
          </table:table-cell>
          <table:table-cell office:value-type="float" office:value="0.32100000000000001" table:style-name="ce1">
            <text:p>0.3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5shiwenda</text:p>
          </table:table-cell>
          <table:table-cell office:value-type="float" office:value="2.3596977544600301E-3" table:style-name="ce2">
            <text:p>0.002359698</text:p>
          </table:table-cell>
          <table:table-cell office:value-type="float" office:value="0.19038068530327801" table:style-name="ce2">
            <text:p>0.190380685</text:p>
          </table:table-cell>
          <table:table-cell office:value-type="float" office:value="6.1439955205478597E-2" table:style-name="ce2">
            <text:p>0.061439955</text:p>
          </table:table-cell>
          <table:table-cell office:value-type="float" office:value="7.0682537191957107E-2" table:style-name="ce2">
            <text:p>0.070682537</text:p>
          </table:table-cell>
          <table:table-cell office:value-type="float" office:value="1.391" table:style-name="ce2">
            <text:p>1.39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59219999999999995" table:style-name="ce1">
            <text:p>0.5922</text:p>
          </table:table-cell>
          <table:table-cell office:value-type="float" office:value="0.7137" table:style-name="ce1">
            <text:p>0.7137</text:p>
          </table:table-cell>
          <table:table-cell office:value-type="float" office:value="0.7228" table:style-name="ce1">
            <text:p>0.7228</text:p>
          </table:table-cell>
          <table:table-cell office:value-type="float" office:value="-0.60750000000000004" table:style-name="ce1">
            <text:p>-0.6075</text:p>
          </table:table-cell>
          <table:table-cell office:value-type="float" office:value="0.3669" table:style-name="ce1">
            <text:p>0.3669</text:p>
          </table:table-cell>
          <table:table-cell office:value-type="float" office:value="1.4127000000000001" table:style-name="ce1">
            <text:p>1.4127</text:p>
          </table:table-cell>
          <table:table-cell office:value-type="float" office:value="-0.95760000000000001" table:style-name="ce1">
            <text:p>-0.9576</text:p>
          </table:table-cell>
          <table:table-cell office:value-type="float" office:value="-1.1074999999999999" table:style-name="ce1">
            <text:p>-1.1075</text:p>
          </table:table-cell>
          <table:table-cell office:value-type="float" office:value="-5.3900000000000003E-2" table:style-name="ce1">
            <text:p>-0.0539</text:p>
          </table:table-cell>
          <table:table-cell office:value-type="float" office:value="0.49130000000000001" table:style-name="ce1">
            <text:p>0.4913</text:p>
          </table:table-cell>
          <table:table-cell office:value-type="float" office:value="0.47860000000000003" table:style-name="ce1">
            <text:p>0.4786</text:p>
          </table:table-cell>
          <table:table-cell office:value-type="float" office:value="-0.51160000000000005" table:style-name="ce1">
            <text:p>-0.5116</text:p>
          </table:table-cell>
          <table:table-cell office:value-type="float" office:value="0.25940000000000002" table:style-name="ce1">
            <text:p>0.2594</text:p>
          </table:table-cell>
          <table:table-cell office:value-type="float" office:value="-0.32900000000000001" table:style-name="ce1">
            <text:p>-0.329</text:p>
          </table:table-cell>
          <table:table-cell office:value-type="float" office:value="-0.9274" table:style-name="ce1">
            <text:p>-0.9274</text:p>
          </table:table-cell>
          <table:table-cell office:value-type="float" office:value="-0.1956" table:style-name="ce1">
            <text:p>-0.1956</text:p>
          </table:table-cell>
          <table:table-cell office:value-type="float" office:value="-5.0099999999999999E-2" table:style-name="ce1">
            <text:p>-0.050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-0.12690000000000001" table:style-name="ce1">
            <text:p>-0.1269</text:p>
          </table:table-cell>
          <table:table-cell office:value-type="float" office:value="-0.14460000000000001" table:style-name="ce1">
            <text:p>-0.1446</text:p>
          </table:table-cell>
          <table:table-cell office:value-type="float" office:value="6.6500000000000004E-2" table:style-name="ce1">
            <text:p>0.0665</text:p>
          </table:table-cell>
          <table:table-cell office:value-type="float" office:value="-0.15740000000000001" table:style-name="ce1">
            <text:p>-0.1574</text:p>
          </table:table-cell>
          <table:table-cell office:value-type="float" office:value="-0.29260000000000003" table:style-name="ce1">
            <text:p>-0.2926</text:p>
          </table:table-cell>
          <table:table-cell office:value-type="float" office:value="-1.4345000000000001" table:style-name="ce1">
            <text:p>-1.4345</text:p>
          </table:table-cell>
          <table:table-cell office:value-type="float" office:value="1.23E-2" table:style-name="ce1">
            <text:p>0.0123</text:p>
          </table:table-cell>
          <table:table-cell office:value-type="float" office:value="0.2276" table:style-name="ce1">
            <text:p>0.2276</text:p>
          </table:table-cell>
          <table:table-cell office:value-type="float" office:value="-0.1172" table:style-name="ce1">
            <text:p>-0.1172</text:p>
          </table:table-cell>
          <table:table-cell office:value-type="float" office:value="-1.1668000000000001" table:style-name="ce1">
            <text:p>-1.1668</text:p>
          </table:table-cell>
          <table:table-cell office:value-type="float" office:value="-0.29520000000000002" table:style-name="ce1">
            <text:p>-0.2952</text:p>
          </table:table-cell>
          <table:table-cell office:value-type="float" office:value="-0.72819999999999996" table:style-name="ce1">
            <text:p>-0.7282</text:p>
          </table:table-cell>
          <table:table-cell office:value-type="float" office:value="-0.48809999999999998" table:style-name="ce1">
            <text:p>-0.4881</text:p>
          </table:table-cell>
          <table:table-cell office:value-type="float" office:value="1.4218999999999999" table:style-name="ce1">
            <text:p>1.4219</text:p>
          </table:table-cell>
          <table:table-cell office:value-type="float" office:value="0.1583" table:style-name="ce1">
            <text:p>0.1583</text:p>
          </table:table-cell>
          <table:table-cell office:value-type="float" office:value="-0.41289999999999999" table:style-name="ce1">
            <text:p>-0.4129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0.2475" table:style-name="ce1">
            <text:p>0.2475</text:p>
          </table:table-cell>
          <table:table-cell office:value-type="float" office:value="-0.14610000000000001" table:style-name="ce1">
            <text:p>-0.1461</text:p>
          </table:table-cell>
          <table:table-cell office:value-type="float" office:value="0.68210000000000004" table:style-name="ce1">
            <text:p>0.6821</text:p>
          </table:table-cell>
          <table:table-cell office:value-type="float" office:value="0.84650000000000003" table:style-name="ce1">
            <text:p>0.84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6weixinyi</text:p>
          </table:table-cell>
          <table:table-cell office:value-type="float" office:value="2.2023563670483999E-3" table:style-name="ce2">
            <text:p>0.002202356</text:p>
          </table:table-cell>
          <table:table-cell office:value-type="float" office:value="0.17994827019053999" table:style-name="ce2">
            <text:p>0.17994827</text:p>
          </table:table-cell>
          <table:table-cell office:value-type="float" office:value="5.4459644531225801E-2" table:style-name="ce2">
            <text:p>0.054459645</text:p>
          </table:table-cell>
          <table:table-cell office:value-type="float" office:value="7.3002396019990104E-2" table:style-name="ce2">
            <text:p>0.073002396</text:p>
          </table:table-cell>
          <table:table-cell office:value-type="float" office:value="1.3460000000000001" table:style-name="ce2">
            <text:p>1.346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0.1077" table:style-name="ce1">
            <text:p>0.1077</text:p>
          </table:table-cell>
          <table:table-cell office:value-type="float" office:value="0.2838" table:style-name="ce1">
            <text:p>0.2838</text:p>
          </table:table-cell>
          <table:table-cell office:value-type="float" office:value="0.46410000000000001" table:style-name="ce1">
            <text:p>0.4641</text:p>
          </table:table-cell>
          <table:table-cell office:value-type="float" office:value="-0.81889999999999996" table:style-name="ce1">
            <text:p>-0.8189</text:p>
          </table:table-cell>
          <table:table-cell office:value-type="float" office:value="8.5099999999999995E-2" table:style-name="ce1">
            <text:p>0.0851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-5.21E-2" table:style-name="ce1">
            <text:p>-0.0521</text:p>
          </table:table-cell>
          <table:table-cell office:value-type="float" office:value="-0.9385" table:style-name="ce1">
            <text:p>-0.9385</text:p>
          </table:table-cell>
          <table:table-cell office:value-type="float" office:value="-0.11509999999999999" table:style-name="ce1">
            <text:p>-0.1151</text:p>
          </table:table-cell>
          <table:table-cell office:value-type="float" office:value="0.30669999999999997" table:style-name="ce1">
            <text:p>0.3067</text:p>
          </table:table-cell>
          <table:table-cell office:value-type="float" office:value="0.51619999999999999" table:style-name="ce1">
            <text:p>0.5162</text:p>
          </table:table-cell>
          <table:table-cell office:value-type="float" office:value="-0.70699999999999996" table:style-name="ce1">
            <text:p>-0.707</text:p>
          </table:table-cell>
          <table:table-cell office:value-type="float" office:value="0.19239999999999999" table:style-name="ce1">
            <text:p>0.1924</text:p>
          </table:table-cell>
          <table:table-cell office:value-type="float" office:value="-0.82279999999999998" table:style-name="ce1">
            <text:p>-0.8228</text:p>
          </table:table-cell>
          <table:table-cell office:value-type="float" office:value="-0.75529999999999997" table:style-name="ce1">
            <text:p>-0.755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1.3055000000000001" table:style-name="ce1">
            <text:p>-1.3055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-0.15290000000000001" table:style-name="ce1">
            <text:p>-0.1529</text:p>
          </table:table-cell>
          <table:table-cell office:value-type="float" office:value="-0.13489999999999999" table:style-name="ce1">
            <text:p>-0.1349</text:p>
          </table:table-cell>
          <table:table-cell office:value-type="float" office:value="-1.3008999999999999" table:style-name="ce1">
            <text:p>-1.3009</text:p>
          </table:table-cell>
          <table:table-cell office:value-type="float" office:value="-0.3584" table:style-name="ce1">
            <text:p>-0.3584</text:p>
          </table:table-cell>
          <table:table-cell office:value-type="float" office:value="-1.0790999999999999" table:style-name="ce1">
            <text:p>-1.0791</text:p>
          </table:table-cell>
          <table:table-cell office:value-type="float" office:value="-0.34899999999999998" table:style-name="ce1">
            <text:p>-0.349</text:p>
          </table:table-cell>
          <table:table-cell office:value-type="float" office:value="0.98909999999999998" table:style-name="ce1">
            <text:p>0.9891</text:p>
          </table:table-cell>
          <table:table-cell office:value-type="float" office:value="8.9200000000000002E-2" table:style-name="ce1">
            <text:p>0.0892</text:p>
          </table:table-cell>
          <table:table-cell office:value-type="float" office:value="-0.39979999999999999" table:style-name="ce1">
            <text:p>-0.3998</text:p>
          </table:table-cell>
          <table:table-cell office:value-type="float" office:value="-0.56069999999999998" table:style-name="ce1">
            <text:p>-0.5607</text:p>
          </table:table-cell>
          <table:table-cell office:value-type="float" office:value="0.25679999999999997" table:style-name="ce1">
            <text:p>0.2568</text:p>
          </table:table-cell>
          <table:table-cell office:value-type="float" office:value="-0.24" table:style-name="ce1">
            <text:p>-0.24</text:p>
          </table:table-cell>
          <table:table-cell office:value-type="float" office:value="0.91439999999999999" table:style-name="ce1">
            <text:p>0.9144</text:p>
          </table:table-cell>
          <table:table-cell office:value-type="float" office:value="1.1598999999999999" table:style-name="ce1">
            <text:p>1.15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7wangxingwen</text:p>
          </table:table-cell>
          <table:table-cell office:value-type="float" office:value="2.3399515466357699E-3" table:style-name="ce2">
            <text:p>0.002339952</text:p>
          </table:table-cell>
          <table:table-cell office:value-type="float" office:value="0.187348370451702" table:style-name="ce2">
            <text:p>0.18734837</text:p>
          </table:table-cell>
          <table:table-cell office:value-type="float" office:value="5.4403617175701503E-2" table:style-name="ce2">
            <text:p>0.054403617</text:p>
          </table:table-cell>
          <table:table-cell office:value-type="float" office:value="7.0684259496100896E-2" table:style-name="ce2">
            <text:p>0.070684259</text:p>
          </table:table-cell>
          <table:table-cell office:value-type="float" office:value="1.2909999999999999" table:style-name="ce2">
            <text:p>1.291</text:p>
          </table:table-cell>
          <table:table-cell office:value-type="float" office:value="0.2782" table:style-name="ce1">
            <text:p>0.2782</text:p>
          </table:table-cell>
          <table:table-cell office:value-type="float" office:value="0.2641" table:style-name="ce1">
            <text:p>0.2641</text:p>
          </table:table-cell>
          <table:table-cell office:value-type="float" office:value="0.21160000000000001" table:style-name="ce1">
            <text:p>0.2116</text:p>
          </table:table-cell>
          <table:table-cell office:value-type="float" office:value="0.29670000000000002" table:style-name="ce1">
            <text:p>0.2967</text:p>
          </table:table-cell>
          <table:table-cell office:value-type="float" office:value="-0.27029999999999998" table:style-name="ce1">
            <text:p>-0.2703</text:p>
          </table:table-cell>
          <table:table-cell office:value-type="float" office:value="0.37780000000000002" table:style-name="ce1">
            <text:p>0.3778</text:p>
          </table:table-cell>
          <table:table-cell office:value-type="float" office:value="0.2228" table:style-name="ce1">
            <text:p>0.2228</text:p>
          </table:table-cell>
          <table:table-cell office:value-type="float" office:value="-5.96E-2" table:style-name="ce1">
            <text:p>-0.0596</text:p>
          </table:table-cell>
          <table:table-cell office:value-type="float" office:value="-0.53580000000000005" table:style-name="ce1">
            <text:p>-0.5358</text:p>
          </table:table-cell>
          <table:table-cell office:value-type="float" office:value="-8.3799999999999999E-2" table:style-name="ce1">
            <text:p>-0.0838</text:p>
          </table:table-cell>
          <table:table-cell office:value-type="float" office:value="0.49030000000000001" table:style-name="ce1">
            <text:p>0.4903</text:p>
          </table:table-cell>
          <table:table-cell office:value-type="float" office:value="0.36320000000000002" table:style-name="ce1">
            <text:p>0.3632</text:p>
          </table:table-cell>
          <table:table-cell office:value-type="float" office:value="-0.46439999999999998" table:style-name="ce1">
            <text:p>-0.4644</text:p>
          </table:table-cell>
          <table:table-cell office:value-type="float" office:value="0.22889999999999999" table:style-name="ce1">
            <text:p>0.2289</text:p>
          </table:table-cell>
          <table:table-cell office:value-type="float" office:value="-0.34710000000000002" table:style-name="ce1">
            <text:p>-0.3471</text:p>
          </table:table-cell>
          <table:table-cell office:value-type="float" office:value="-0.9889" table:style-name="ce1">
            <text:p>-0.9889</text:p>
          </table:table-cell>
          <table:table-cell office:value-type="float" office:value="-0.12479999999999999" table:style-name="ce1">
            <text:p>-0.1248</text:p>
          </table:table-cell>
          <table:table-cell office:value-type="float" office:value="-5.9299999999999999E-2" table:style-name="ce1">
            <text:p>-0.0593</text:p>
          </table:table-cell>
          <table:table-cell office:value-type="float" office:value="-4.0500000000000001E-2" table:style-name="ce1">
            <text:p>-0.0405</text:p>
          </table:table-cell>
          <table:table-cell office:value-type="float" office:value="-0.15840000000000001" table:style-name="ce1">
            <text:p>-0.1584</text:p>
          </table:table-cell>
          <table:table-cell office:value-type="float" office:value="-0.42509999999999998" table:style-name="ce1">
            <text:p>-0.4251</text:p>
          </table:table-cell>
          <table:table-cell office:value-type="float" office:value="7.8E-2" table:style-name="ce1">
            <text:p>0.078</text:p>
          </table:table-cell>
          <table:table-cell office:value-type="float" office:value="-0.35039999999999999" table:style-name="ce1">
            <text:p>-0.3504</text:p>
          </table:table-cell>
          <table:table-cell office:value-type="float" office:value="-0.1103" table:style-name="ce1">
            <text:p>-0.1103</text:p>
          </table:table-cell>
          <table:table-cell office:value-type="float" office:value="-0.85719999999999996" table:style-name="ce1">
            <text:p>-0.8572</text:p>
          </table:table-cell>
          <table:table-cell office:value-type="float" office:value="5.8700000000000002E-2" table:style-name="ce1">
            <text:p>0.0587</text:p>
          </table:table-cell>
          <table:table-cell office:value-type="float" office:value="0.17730000000000001" table:style-name="ce1">
            <text:p>0.1773</text:p>
          </table:table-cell>
          <table:table-cell office:value-type="float" office:value="-0.2074" table:style-name="ce1">
            <text:p>-0.2074</text:p>
          </table:table-cell>
          <table:table-cell office:value-type="float" office:value="-1.2095" table:style-name="ce1">
            <text:p>-1.2095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-0.63500000000000001" table:style-name="ce1">
            <text:p>-0.635</text:p>
          </table:table-cell>
          <table:table-cell office:value-type="float" office:value="-0.45950000000000002" table:style-name="ce1">
            <text:p>-0.4595</text:p>
          </table:table-cell>
          <table:table-cell office:value-type="float" office:value="0.59279999999999999" table:style-name="ce1">
            <text:p>0.5928</text:p>
          </table:table-cell>
          <table:table-cell office:value-type="float" office:value="0.17349999999999999" table:style-name="ce1">
            <text:p>0.1735</text:p>
          </table:table-cell>
          <table:table-cell office:value-type="float" office:value="-0.72699999999999998" table:style-name="ce1">
            <text:p>-0.727</text:p>
          </table:table-cell>
          <table:table-cell office:value-type="float" office:value="-0.49109999999999998" table:style-name="ce1">
            <text:p>-0.4911</text:p>
          </table:table-cell>
          <table:table-cell office:value-type="float" office:value="0.30840000000000001" table:style-name="ce1">
            <text:p>0.3084</text:p>
          </table:table-cell>
          <table:table-cell office:value-type="float" office:value="-0.17419999999999999" table:style-name="ce1">
            <text:p>-0.1742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1.4550000000000001" table:style-name="ce1">
            <text:p>1.4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8liyuze</text:p>
          </table:table-cell>
          <table:table-cell office:value-type="float" office:value="2.2679304349119199E-3" table:style-name="ce2">
            <text:p>0.00226793</text:p>
          </table:table-cell>
          <table:table-cell office:value-type="float" office:value="0.181848875781216" table:style-name="ce2">
            <text:p>0.181848876</text:p>
          </table:table-cell>
          <table:table-cell office:value-type="float" office:value="4.8092188055882001E-2" table:style-name="ce2">
            <text:p>0.048092188</text:p>
          </table:table-cell>
          <table:table-cell office:value-type="float" office:value="6.7320112093916806E-2" table:style-name="ce2">
            <text:p>0.067320112</text:p>
          </table:table-cell>
          <table:table-cell office:value-type="float" office:value="1.413" table:style-name="ce2">
            <text:p>1.413</text:p>
          </table:table-cell>
          <table:table-cell office:value-type="float" office:value="1.9946999999999999" table:style-name="ce1">
            <text:p>1.9947</text:p>
          </table:table-cell>
          <table:table-cell office:value-type="float" office:value="0.3916" table:style-name="ce1">
            <text:p>0.3916</text:p>
          </table:table-cell>
          <table:table-cell office:value-type="float" office:value="0.79490000000000005" table:style-name="ce1">
            <text:p>0.7949</text:p>
          </table:table-cell>
          <table:table-cell office:value-type="float" office:value="0.43380000000000002" table:style-name="ce1">
            <text:p>0.4338</text:p>
          </table:table-cell>
          <table:table-cell office:value-type="float" office:value="-5.2999999999999999E-2" table:style-name="ce1">
            <text:p>-0.053</text:p>
          </table:table-cell>
          <table:table-cell office:value-type="float" office:value="0.67249999999999999" table:style-name="ce1">
            <text:p>0.6725</text:p>
          </table:table-cell>
          <table:table-cell office:value-type="float" office:value="1.4119999999999999" table:style-name="ce1">
            <text:p>1.412</text:p>
          </table:table-cell>
          <table:table-cell office:value-type="float" office:value="-0.86799999999999999" table:style-name="ce1">
            <text:p>-0.868</text:p>
          </table:table-cell>
          <table:table-cell office:value-type="float" office:value="-0.94440000000000002" table:style-name="ce1">
            <text:p>-0.9444</text:p>
          </table:table-cell>
          <table:table-cell office:value-type="float" office:value="-0.153" table:style-name="ce1">
            <text:p>-0.153</text:p>
          </table:table-cell>
          <table:table-cell office:value-type="float" office:value="0.36580000000000001" table:style-name="ce1">
            <text:p>0.3658</text:p>
          </table:table-cell>
          <table:table-cell office:value-type="float" office:value="0.56589999999999996" table:style-name="ce1">
            <text:p>0.5659</text:p>
          </table:table-cell>
          <table:table-cell office:value-type="float" office:value="-0.497" table:style-name="ce1">
            <text:p>-0.497</text:p>
          </table:table-cell>
          <table:table-cell office:value-type="float" office:value="0.44350000000000001" table:style-name="ce1">
            <text:p>0.4435</text:p>
          </table:table-cell>
          <table:table-cell office:value-type="float" office:value="-0.47270000000000001" table:style-name="ce1">
            <text:p>-0.4727</text:p>
          </table:table-cell>
          <table:table-cell office:value-type="float" office:value="-0.53369999999999995" table:style-name="ce1">
            <text:p>-0.5337</text:p>
          </table:table-cell>
          <table:table-cell office:value-type="float" office:value="-4.1700000000000001E-2" table:style-name="ce1">
            <text:p>-0.0417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-6.4600000000000005E-2" table:style-name="ce1">
            <text:p>-0.0646</text:p>
          </table:table-cell>
          <table:table-cell office:value-type="float" office:value="-9.1200000000000003E-2" table:style-name="ce1">
            <text:p>-0.0912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0.1137" table:style-name="ce1">
            <text:p>0.1137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-0.26369999999999999" table:style-name="ce1">
            <text:p>-0.2637</text:p>
          </table:table-cell>
          <table:table-cell office:value-type="float" office:value="-1.1363000000000001" table:style-name="ce1">
            <text:p>-1.1363</text:p>
          </table:table-cell>
          <table:table-cell office:value-type="float" office:value="3.1E-2" table:style-name="ce1">
            <text:p>0.031</text:p>
          </table:table-cell>
          <table:table-cell office:value-type="float" office:value="-0.36299999999999999" table:style-name="ce1">
            <text:p>-0.363</text:p>
          </table:table-cell>
          <table:table-cell office:value-type="float" office:value="-0.30030000000000001" table:style-name="ce1">
            <text:p>-0.3003</text:p>
          </table:table-cell>
          <table:table-cell office:value-type="float" office:value="-1.5105999999999999" table:style-name="ce1">
            <text:p>-1.5106</text:p>
          </table:table-cell>
          <table:table-cell office:value-type="float" office:value="-0.3523" table:style-name="ce1">
            <text:p>-0.3523</text:p>
          </table:table-cell>
          <table:table-cell office:value-type="float" office:value="-0.91469999999999996" table:style-name="ce1">
            <text:p>-0.9147</text:p>
          </table:table-cell>
          <table:table-cell office:value-type="float" office:value="-0.13719999999999999" table:style-name="ce1">
            <text:p>-0.1372</text:p>
          </table:table-cell>
          <table:table-cell office:value-type="float" office:value="1.4052" table:style-name="ce1">
            <text:p>1.4052</text:p>
          </table:table-cell>
          <table:table-cell office:value-type="float" office:value="0.22589999999999999" table:style-name="ce1">
            <text:p>0.2259</text:p>
          </table:table-cell>
          <table:table-cell office:value-type="float" office:value="-0.34760000000000002" table:style-name="ce1">
            <text:p>-0.3476</text:p>
          </table:table-cell>
          <table:table-cell office:value-type="float" office:value="-0.69489999999999996" table:style-name="ce1">
            <text:p>-0.6949</text:p>
          </table:table-cell>
          <table:table-cell office:value-type="float" office:value="0.30919999999999997" table:style-name="ce1">
            <text:p>0.3092</text:p>
          </table:table-cell>
          <table:table-cell office:value-type="float" office:value="-0.33539999999999998" table:style-name="ce1">
            <text:p>-0.3354</text:p>
          </table:table-cell>
          <table:table-cell office:value-type="float" office:value="0.8417" table:style-name="ce1">
            <text:p>0.8417</text:p>
          </table:table-cell>
          <table:table-cell office:value-type="float" office:value="0.40060000000000001" table:style-name="ce1">
            <text:p>0.4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9yixiang</text:p>
          </table:table-cell>
          <table:table-cell office:value-type="float" office:value="2.4053069297590001E-3" table:style-name="ce2">
            <text:p>0.002405307</text:p>
          </table:table-cell>
          <table:table-cell office:value-type="float" office:value="0.183938401388828" table:style-name="ce2">
            <text:p>0.183938401</text:p>
          </table:table-cell>
          <table:table-cell office:value-type="float" office:value="4.8837021051977299E-2" table:style-name="ce2">
            <text:p>0.048837021</text:p>
          </table:table-cell>
          <table:table-cell office:value-type="float" office:value="6.5917626114250102E-2" table:style-name="ce2">
            <text:p>0.065917626</text:p>
          </table:table-cell>
          <table:table-cell office:value-type="float" office:value="1.407" table:style-name="ce2">
            <text:p>1.407</text:p>
          </table:table-cell>
          <table:table-cell office:value-type="float" office:value="0.58040000000000003" table:style-name="ce1">
            <text:p>0.5804</text:p>
          </table:table-cell>
          <table:table-cell office:value-type="float" office:value="0.18379999999999999" table:style-name="ce1">
            <text:p>0.1838</text:p>
          </table:table-cell>
          <table:table-cell office:value-type="float" office:value="0.80130000000000001" table:style-name="ce1">
            <text:p>0.8013</text:p>
          </table:table-cell>
          <table:table-cell office:value-type="float" office:value="0.49209999999999998" table:style-name="ce1">
            <text:p>0.4921</text:p>
          </table:table-cell>
          <table:table-cell office:value-type="float" office:value="0.42930000000000001" table:style-name="ce1">
            <text:p>0.4293</text:p>
          </table:table-cell>
          <table:table-cell office:value-type="float" office:value="0.39369999999999999" table:style-name="ce1">
            <text:p>0.3937</text:p>
          </table:table-cell>
          <table:table-cell office:value-type="float" office:value="1.8765000000000001" table:style-name="ce1">
            <text:p>1.8765</text:p>
          </table:table-cell>
          <table:table-cell office:value-type="float" office:value="-0.54530000000000001" table:style-name="ce1">
            <text:p>-0.5453</text:p>
          </table:table-cell>
          <table:table-cell office:value-type="float" office:value="-0.87239999999999995" table:style-name="ce1">
            <text:p>-0.8724</text:p>
          </table:table-cell>
          <table:table-cell office:value-type="float" office:value="-0.104" table:style-name="ce1">
            <text:p>-0.104</text:p>
          </table:table-cell>
          <table:table-cell office:value-type="float" office:value="8.9700000000000002E-2" table:style-name="ce1">
            <text:p>0.0897</text:p>
          </table:table-cell>
          <table:table-cell office:value-type="float" office:value="0.33610000000000001" table:style-name="ce1">
            <text:p>0.3361</text:p>
          </table:table-cell>
          <table:table-cell office:value-type="float" office:value="-0.2387" table:style-name="ce1">
            <text:p>-0.2387</text:p>
          </table:table-cell>
          <table:table-cell office:value-type="float" office:value="0.3735" table:style-name="ce1">
            <text:p>0.3735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-0.65680000000000005" table:style-name="ce1">
            <text:p>-0.656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0.9466" table:style-name="ce1">
            <text:p>-0.9466</text:p>
          </table:table-cell>
          <table:table-cell office:value-type="float" office:value="2.93E-2" table:style-name="ce1">
            <text:p>0.0293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-0.16880000000000001" table:style-name="ce1">
            <text:p>-0.1688</text:p>
          </table:table-cell>
          <table:table-cell office:value-type="float" office:value="-0.95289999999999997" table:style-name="ce1">
            <text:p>-0.9529</text:p>
          </table:table-cell>
          <table:table-cell office:value-type="float" office:value="-0.27860000000000001" table:style-name="ce1">
            <text:p>-0.2786</text:p>
          </table:table-cell>
          <table:table-cell office:value-type="float" office:value="-0.55769999999999997" table:style-name="ce1">
            <text:p>-0.5577</text:p>
          </table:table-cell>
          <table:table-cell office:value-type="float" office:value="-0.56799999999999995" table:style-name="ce1">
            <text:p>-0.568</text:p>
          </table:table-cell>
          <table:table-cell office:value-type="float" office:value="1.1019000000000001" table:style-name="ce1">
            <text:p>1.1019</text:p>
          </table:table-cell>
          <table:table-cell office:value-type="float" office:value="0.1241" table:style-name="ce1">
            <text:p>0.1241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-0.29170000000000001" table:style-name="ce1">
            <text:p>-0.2917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-0.40510000000000002" table:style-name="ce1">
            <text:p>-0.4051</text:p>
          </table:table-cell>
          <table:table-cell office:value-type="float" office:value="0.55169999999999997" table:style-name="ce1">
            <text:p>0.5517</text:p>
          </table:table-cell>
          <table:table-cell office:value-type="float" office:value="0.58020000000000005" table:style-name="ce1">
            <text:p>0.58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0panxinlei</text:p>
          </table:table-cell>
          <table:table-cell office:value-type="float" office:value="4.5663526957353401E-3" table:style-name="ce2">
            <text:p>0.004566353</text:p>
          </table:table-cell>
          <table:table-cell office:value-type="float" office:value="0.196756359049787" table:style-name="ce2">
            <text:p>0.196756359</text:p>
          </table:table-cell>
          <table:table-cell office:value-type="float" office:value="6.2208146173162199E-2" table:style-name="ce2">
            <text:p>0.062208146</text:p>
          </table:table-cell>
          <table:table-cell office:value-type="float" office:value="7.0828666609524304E-2" table:style-name="ce2">
            <text:p>0.070828667</text:p>
          </table:table-cell>
          <table:table-cell office:value-type="float" office:value="1.421" table:style-name="ce2">
            <text:p>1.421</text:p>
          </table:table-cell>
          <table:table-cell office:value-type="float" office:value="1.9288000000000001" table:style-name="ce1">
            <text:p>1.9288</text:p>
          </table:table-cell>
          <table:table-cell office:value-type="float" office:value="0.4244" table:style-name="ce1">
            <text:p>0.4244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0.81140000000000001" table:style-name="ce1">
            <text:p>0.8114</text:p>
          </table:table-cell>
          <table:table-cell office:value-type="float" office:value="-0.57620000000000005" table:style-name="ce1">
            <text:p>-0.5762</text:p>
          </table:table-cell>
          <table:table-cell office:value-type="float" office:value="0.1459" table:style-name="ce1">
            <text:p>0.1459</text:p>
          </table:table-cell>
          <table:table-cell office:value-type="float" office:value="2.3513000000000002" table:style-name="ce1">
            <text:p>2.3513</text:p>
          </table:table-cell>
          <table:table-cell office:value-type="float" office:value="-0.60680000000000001" table:style-name="ce1">
            <text:p>-0.6068</text:p>
          </table:table-cell>
          <table:table-cell office:value-type="float" office:value="-1.3073999999999999" table:style-name="ce1">
            <text:p>-1.3074</text:p>
          </table:table-cell>
          <table:table-cell office:value-type="float" office:value="-0.43369999999999997" table:style-name="ce1">
            <text:p>-0.4337</text:p>
          </table:table-cell>
          <table:table-cell office:value-type="float" office:value="0.3745" table:style-name="ce1">
            <text:p>0.3745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-1.2709999999999999" table:style-name="ce1">
            <text:p>-1.271</text:p>
          </table:table-cell>
          <table:table-cell office:value-type="float" office:value="0.183" table:style-name="ce1">
            <text:p>0.183</text:p>
          </table:table-cell>
          <table:table-cell office:value-type="float" office:value="0.1239" table:style-name="ce1">
            <text:p>0.1239</text:p>
          </table:table-cell>
          <table:table-cell office:value-type="float" office:value="-0.98799999999999999" table:style-name="ce1">
            <text:p>-0.98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-1.5943000000000001" table:style-name="ce1">
            <text:p>-1.5943</text:p>
          </table:table-cell>
          <table:table-cell office:value-type="float" office:value="0.1542" table:style-name="ce1">
            <text:p>0.1542</text:p>
          </table:table-cell>
          <table:table-cell office:value-type="float" office:value="1.41E-2" table:style-name="ce1">
            <text:p>0.0141</text:p>
          </table:table-cell>
          <table:table-cell office:value-type="float" office:value="0.15679999999999999" table:style-name="ce1">
            <text:p>0.1568</text:p>
          </table:table-cell>
          <table:table-cell office:value-type="float" office:value="-0.95040000000000002" table:style-name="ce1">
            <text:p>-0.9504</text:p>
          </table:table-cell>
          <table:table-cell office:value-type="float" office:value="-0.2351" table:style-name="ce1">
            <text:p>-0.2351</text:p>
          </table:table-cell>
          <table:table-cell office:value-type="float" office:value="-1.4629000000000001" table:style-name="ce1">
            <text:p>-1.4629</text:p>
          </table:table-cell>
          <table:table-cell office:value-type="float" office:value="-0.26629999999999998" table:style-name="ce1">
            <text:p>-0.2663</text:p>
          </table:table-cell>
          <table:table-cell office:value-type="float" office:value="1.6085" table:style-name="ce1">
            <text:p>1.6085</text:p>
          </table:table-cell>
          <table:table-cell office:value-type="float" office:value="0.62560000000000004" table:style-name="ce1">
            <text:p>0.6256</text:p>
          </table:table-cell>
          <table:table-cell office:value-type="float" office:value="-0.13739999999999999" table:style-name="ce1">
            <text:p>-0.1374</text:p>
          </table:table-cell>
          <table:table-cell office:value-type="float" office:value="-0.46239999999999998" table:style-name="ce1">
            <text:p>-0.4624</text:p>
          </table:table-cell>
          <table:table-cell office:value-type="float" office:value="1.1452" table:style-name="ce1">
            <text:p>1.1452</text:p>
          </table:table-cell>
          <table:table-cell office:value-type="float" office:value="-0.21460000000000001" table:style-name="ce1">
            <text:p>-0.2146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1.0221" table:style-name="ce1">
            <text:p>1.02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1sunlihang</text:p>
          </table:table-cell>
          <table:table-cell office:value-type="float" office:value="2.1298431180278598E-3" table:style-name="ce2">
            <text:p>0.002129843</text:p>
          </table:table-cell>
          <table:table-cell office:value-type="float" office:value="0.16590623473891" table:style-name="ce2">
            <text:p>0.165906235</text:p>
          </table:table-cell>
          <table:table-cell office:value-type="float" office:value="5.0300669678354802E-2" table:style-name="ce2">
            <text:p>0.05030067</text:p>
          </table:table-cell>
          <table:table-cell office:value-type="float" office:value="6.8864232937001904E-2" table:style-name="ce2">
            <text:p>0.068864233</text:p>
          </table:table-cell>
          <table:table-cell office:value-type="float" office:value="1.3160000000000001" table:style-name="ce2">
            <text:p>1.316</text:p>
          </table:table-cell>
          <table:table-cell office:value-type="float" office:value="0.54359999999999997" table:style-name="ce1">
            <text:p>0.5436</text:p>
          </table:table-cell>
          <table:table-cell office:value-type="float" office:value="0.47410000000000002" table:style-name="ce1">
            <text:p>0.4741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0.93240000000000001" table:style-name="ce1">
            <text:p>0.9324</text:p>
          </table:table-cell>
          <table:table-cell office:value-type="float" office:value="-0.51419999999999999" table:style-name="ce1">
            <text:p>-0.5142</text:p>
          </table:table-cell>
          <table:table-cell office:value-type="float" office:value="0.35370000000000001" table:style-name="ce1">
            <text:p>0.3537</text:p>
          </table:table-cell>
          <table:table-cell office:value-type="float" office:value="1.218" table:style-name="ce1">
            <text:p>1.218</text:p>
          </table:table-cell>
          <table:table-cell office:value-type="float" office:value="-0.8478" table:style-name="ce1">
            <text:p>-0.8478</text:p>
          </table:table-cell>
          <table:table-cell office:value-type="float" office:value="-0.99950000000000006" table:style-name="ce1">
            <text:p>-0.9995</text:p>
          </table:table-cell>
          <table:table-cell office:value-type="float" office:value="-0.2079" table:style-name="ce1">
            <text:p>-0.2079</text:p>
          </table:table-cell>
          <table:table-cell office:value-type="float" office:value="0.43659999999999999" table:style-name="ce1">
            <text:p>0.4366</text:p>
          </table:table-cell>
          <table:table-cell office:value-type="float" office:value="0.432" table:style-name="ce1">
            <text:p>0.432</text:p>
          </table:table-cell>
          <table:table-cell office:value-type="float" office:value="-1.0862000000000001" table:style-name="ce1">
            <text:p>-1.0862</text:p>
          </table:table-cell>
          <table:table-cell office:value-type="float" office:value="0.10630000000000001" table:style-name="ce1">
            <text:p>0.1063</text:p>
          </table:table-cell>
          <table:table-cell office:value-type="float" office:value="-0.4728" table:style-name="ce1">
            <text:p>-0.4728</text:p>
          </table:table-cell>
          <table:table-cell office:value-type="float" office:value="-0.89280000000000004" table:style-name="ce1">
            <text:p>-0.8928</text:p>
          </table:table-cell>
          <table:table-cell office:value-type="float" office:value="-0.1822" table:style-name="ce1">
            <text:p>-0.1822</text:p>
          </table:table-cell>
          <table:table-cell office:value-type="float" office:value="1.49E-2" table:style-name="ce1">
            <text:p>0.0149</text:p>
          </table:table-cell>
          <table:table-cell office:value-type="float" office:value="1.38E-2" table:style-name="ce1">
            <text:p>0.0138</text:p>
          </table:table-cell>
          <table:table-cell office:value-type="float" office:value="-3.2500000000000001E-2" table:style-name="ce1">
            <text:p>-0.0325</text:p>
          </table:table-cell>
          <table:table-cell office:value-type="float" office:value="-0.27679999999999999" table:style-name="ce1">
            <text:p>-0.2768</text:p>
          </table:table-cell>
          <table:table-cell office:value-type="float" office:value="3.1600000000000003E-2" table:style-name="ce1">
            <text:p>0.0316</text:p>
          </table:table-cell>
          <table:table-cell office:value-type="float" office:value="-0.39539999999999997" table:style-name="ce1">
            <text:p>-0.3954</text:p>
          </table:table-cell>
          <table:table-cell office:value-type="float" office:value="-0.16470000000000001" table:style-name="ce1">
            <text:p>-0.1647</text:p>
          </table:table-cell>
          <table:table-cell office:value-type="float" office:value="-2.0911" table:style-name="ce1">
            <text:p>-2.0911</text:p>
          </table:table-cell>
          <table:table-cell office:value-type="float" office:value="0.1628" table:style-name="ce1">
            <text:p>0.1628</text:p>
          </table:table-cell>
          <table:table-cell office:value-type="float" office:value="3.27E-2" table:style-name="ce1">
            <text:p>0.0327</text:p>
          </table:table-cell>
          <table:table-cell office:value-type="float" office:value="-0.12379999999999999" table:style-name="ce1">
            <text:p>-0.1238</text:p>
          </table:table-cell>
          <table:table-cell office:value-type="float" office:value="-1.6088" table:style-name="ce1">
            <text:p>-1.6088</text:p>
          </table:table-cell>
          <table:table-cell office:value-type="float" office:value="-0.34760000000000002" table:style-name="ce1">
            <text:p>-0.3476</text:p>
          </table:table-cell>
          <table:table-cell office:value-type="float" office:value="-0.60699999999999998" table:style-name="ce1">
            <text:p>-0.607</text:p>
          </table:table-cell>
          <table:table-cell office:value-type="float" office:value="-0.46139999999999998" table:style-name="ce1">
            <text:p>-0.4614</text:p>
          </table:table-cell>
          <table:table-cell office:value-type="float" office:value="1.1460999999999999" table:style-name="ce1">
            <text:p>1.1461</text:p>
          </table:table-cell>
          <table:table-cell office:value-type="float" office:value="0.36149999999999999" table:style-name="ce1">
            <text:p>0.3615</text:p>
          </table:table-cell>
          <table:table-cell office:value-type="float" office:value="-0.16650000000000001" table:style-name="ce1">
            <text:p>-0.1665</text:p>
          </table:table-cell>
          <table:table-cell office:value-type="float" office:value="-0.15840000000000001" table:style-name="ce1">
            <text:p>-0.1584</text:p>
          </table:table-cell>
          <table:table-cell office:value-type="float" office:value="0.72109999999999996" table:style-name="ce1">
            <text:p>0.7211</text:p>
          </table:table-cell>
          <table:table-cell office:value-type="float" office:value="-1.2699999999999999E-2" table:style-name="ce1">
            <text:p>-0.0127</text:p>
          </table:table-cell>
          <table:table-cell office:value-type="float" office:value="0.96919999999999995" table:style-name="ce1">
            <text:p>0.9692</text:p>
          </table:table-cell>
          <table:table-cell office:value-type="float" office:value="0.87609999999999999" table:style-name="ce1">
            <text:p>0.87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2xiangmuzi</text:p>
          </table:table-cell>
          <table:table-cell office:value-type="float" office:value="2.5425812071384799E-3" table:style-name="ce2">
            <text:p>0.002542581</text:p>
          </table:table-cell>
          <table:table-cell office:value-type="float" office:value="0.18120174249711199" table:style-name="ce2">
            <text:p>0.181201742</text:p>
          </table:table-cell>
          <table:table-cell office:value-type="float" office:value="5.6048649983785601E-2" table:style-name="ce2">
            <text:p>0.05604865</text:p>
          </table:table-cell>
          <table:table-cell office:value-type="float" office:value="7.1163594799023094E-2" table:style-name="ce2">
            <text:p>0.071163595</text:p>
          </table:table-cell>
          <table:table-cell office:value-type="float" office:value="1.24" table:style-name="ce2">
            <text:p>1.24</text:p>
          </table:table-cell>
          <table:table-cell office:value-type="float" office:value="1.3855" table:style-name="ce1">
            <text:p>1.3855</text:p>
          </table:table-cell>
          <table:table-cell office:value-type="float" office:value="0.43159999999999998" table:style-name="ce1">
            <text:p>0.4316</text:p>
          </table:table-cell>
          <table:table-cell office:value-type="float" office:value="0.60009999999999997" table:style-name="ce1">
            <text:p>0.6001</text:p>
          </table:table-cell>
          <table:table-cell office:value-type="float" office:value="0.71389999999999998" table:style-name="ce1">
            <text:p>0.7139</text:p>
          </table:table-cell>
          <table:table-cell office:value-type="float" office:value="0.36609999999999998" table:style-name="ce1">
            <text:p>0.3661</text:p>
          </table:table-cell>
          <table:table-cell office:value-type="float" office:value="0.52859999999999996" table:style-name="ce1">
            <text:p>0.5286</text:p>
          </table:table-cell>
          <table:table-cell office:value-type="float" office:value="1.6382000000000001" table:style-name="ce1">
            <text:p>1.6382</text:p>
          </table:table-cell>
          <table:table-cell office:value-type="float" office:value="-0.28499999999999998" table:style-name="ce1">
            <text:p>-0.285</text:p>
          </table:table-cell>
          <table:table-cell office:value-type="float" office:value="-0.79010000000000002" table:style-name="ce1">
            <text:p>-0.7901</text:p>
          </table:table-cell>
          <table:table-cell office:value-type="float" office:value="-0.1673" table:style-name="ce1">
            <text:p>-0.1673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0.58440000000000003" table:style-name="ce1">
            <text:p>0.5844</text:p>
          </table:table-cell>
          <table:table-cell office:value-type="float" office:value="-0.43580000000000002" table:style-name="ce1">
            <text:p>-0.435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-0.29199999999999998" table:style-name="ce1">
            <text:p>-0.292</text:p>
          </table:table-cell>
          <table:table-cell office:value-type="float" office:value="-0.56479999999999997" table:style-name="ce1">
            <text:p>-0.5648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2.58E-2" table:style-name="ce1">
            <text:p>0.0258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-2.98E-2" table:style-name="ce1">
            <text:p>-0.0298</text:p>
          </table:table-cell>
          <table:table-cell office:value-type="float" office:value="2.18E-2" table:style-name="ce1">
            <text:p>0.0218</text:p>
          </table:table-cell>
          <table:table-cell office:value-type="float" office:value="-0.17199999999999999" table:style-name="ce1">
            <text:p>-0.172</text:p>
          </table:table-cell>
          <table:table-cell office:value-type="float" office:value="0.1031" table:style-name="ce1">
            <text:p>0.1031</text:p>
          </table:table-cell>
          <table:table-cell office:value-type="float" office:value="-1.3024" table:style-name="ce1">
            <text:p>-1.3024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-0.15379999999999999" table:style-name="ce1">
            <text:p>-0.1538</text:p>
          </table:table-cell>
          <table:table-cell office:value-type="float" office:value="-0.02" table:style-name="ce1">
            <text:p>-0.02</text:p>
          </table:table-cell>
          <table:table-cell office:value-type="float" office:value="-1.1868000000000001" table:style-name="ce1">
            <text:p>-1.1868</text:p>
          </table:table-cell>
          <table:table-cell office:value-type="float" office:value="-0.30709999999999998" table:style-name="ce1">
            <text:p>-0.3071</text:p>
          </table:table-cell>
          <table:table-cell office:value-type="float" office:value="-1.4055" table:style-name="ce1">
            <text:p>-1.4055</text:p>
          </table:table-cell>
          <table:table-cell office:value-type="float" office:value="-0.1135" table:style-name="ce1">
            <text:p>-0.1135</text:p>
          </table:table-cell>
          <table:table-cell office:value-type="float" office:value="1.0762" table:style-name="ce1">
            <text:p>1.0762</text:p>
          </table:table-cell>
          <table:table-cell office:value-type="float" office:value="0.29110000000000003" table:style-name="ce1">
            <text:p>0.2911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-0.50470000000000004" table:style-name="ce1">
            <text:p>-0.5047</text:p>
          </table:table-cell>
          <table:table-cell office:value-type="float" office:value="0.4017" table:style-name="ce1">
            <text:p>0.4017</text:p>
          </table:table-cell>
          <table:table-cell office:value-type="float" office:value="-0.16589999999999999" table:style-name="ce1">
            <text:p>-0.1659</text:p>
          </table:table-cell>
          <table:table-cell office:value-type="float" office:value="0.76990000000000003" table:style-name="ce1">
            <text:p>0.7699</text:p>
          </table:table-cell>
          <table:table-cell office:value-type="float" office:value="0.72250000000000003" table:style-name="ce1">
            <text:p>0.72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3baixinchun</text:p>
          </table:table-cell>
          <table:table-cell office:value-type="float" office:value="2.5704465698575302E-3" table:style-name="ce2">
            <text:p>0.002570447</text:p>
          </table:table-cell>
          <table:table-cell office:value-type="float" office:value="0.17439083596239299" table:style-name="ce2">
            <text:p>0.174390836</text:p>
          </table:table-cell>
          <table:table-cell office:value-type="float" office:value="6.0465528012240102E-2" table:style-name="ce2">
            <text:p>0.060465528</text:p>
          </table:table-cell>
          <table:table-cell office:value-type="float" office:value="7.37962533591804E-2" table:style-name="ce2">
            <text:p>0.073796253</text:p>
          </table:table-cell>
          <table:table-cell office:value-type="float" office:value="1.2529999999999999" table:style-name="ce2">
            <text:p>1.253</text:p>
          </table:table-cell>
          <table:table-cell office:value-type="float" office:value="1.6044" table:style-name="ce1">
            <text:p>1.6044</text:p>
          </table:table-cell>
          <table:table-cell office:value-type="float" office:value="0.36749999999999999" table:style-name="ce1">
            <text:p>0.3675</text:p>
          </table:table-cell>
          <table:table-cell office:value-type="float" office:value="0.68889999999999996" table:style-name="ce1">
            <text:p>0.6889</text:p>
          </table:table-cell>
          <table:table-cell office:value-type="float" office:value="0.70620000000000005" table:style-name="ce1">
            <text:p>0.7062</text:p>
          </table:table-cell>
          <table:table-cell office:value-type="float" office:value="-0.24590000000000001" table:style-name="ce1">
            <text:p>-0.2459</text:p>
          </table:table-cell>
          <table:table-cell office:value-type="float" office:value="0.43080000000000002" table:style-name="ce1">
            <text:p>0.4308</text:p>
          </table:table-cell>
          <table:table-cell office:value-type="float" office:value="1.5187999999999999" table:style-name="ce1">
            <text:p>1.5188</text:p>
          </table:table-cell>
          <table:table-cell office:value-type="float" office:value="-1.0974999999999999" table:style-name="ce1">
            <text:p>-1.0975</text:p>
          </table:table-cell>
          <table:table-cell office:value-type="float" office:value="-1.2496" table:style-name="ce1">
            <text:p>-1.2496</text:p>
          </table:table-cell>
          <table:table-cell office:value-type="float" office:value="-7.5600000000000001E-2" table:style-name="ce1">
            <text:p>-0.0756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-0.33589999999999998" table:style-name="ce1">
            <text:p>-0.3359</text:p>
          </table:table-cell>
          <table:table-cell office:value-type="float" office:value="0.54169999999999996" table:style-name="ce1">
            <text:p>0.5417</text:p>
          </table:table-cell>
          <table:table-cell office:value-type="float" office:value="-0.41909999999999997" table:style-name="ce1">
            <text:p>-0.4191</text:p>
          </table:table-cell>
          <table:table-cell office:value-type="float" office:value="-0.76529999999999998" table:style-name="ce1">
            <text:p>-0.7653</text:p>
          </table:table-cell>
          <table:table-cell office:value-type="float" office:value="-0.20610000000000001" table:style-name="ce1">
            <text:p>-0.2061</text:p>
          </table:table-cell>
          <table:table-cell office:value-type="float" office:value="-2.75E-2" table:style-name="ce1">
            <text:p>-0.0275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0.1222" table:style-name="ce1">
            <text:p>-0.1222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-0.2132" table:style-name="ce1">
            <text:p>-0.2132</text:p>
          </table:table-cell>
          <table:table-cell office:value-type="float" office:value="-0.33939999999999998" table:style-name="ce1">
            <text:p>-0.3394</text:p>
          </table:table-cell>
          <table:table-cell office:value-type="float" office:value="-2.1524999999999999" table:style-name="ce1">
            <text:p>-2.1525</text:p>
          </table:table-cell>
          <table:table-cell office:value-type="float" office:value="-5.9200000000000003E-2" table:style-name="ce1">
            <text:p>-0.0592</text:p>
          </table:table-cell>
          <table:table-cell office:value-type="float" office:value="-9.9000000000000005E-2" table:style-name="ce1">
            <text:p>-0.099</text:p>
          </table:table-cell>
          <table:table-cell office:value-type="float" office:value="-0.31180000000000002" table:style-name="ce1">
            <text:p>-0.3118</text:p>
          </table:table-cell>
          <table:table-cell office:value-type="float" office:value="-1.4371" table:style-name="ce1">
            <text:p>-1.4371</text:p>
          </table:table-cell>
          <table:table-cell office:value-type="float" office:value="-0.30159999999999998" table:style-name="ce1">
            <text:p>-0.3016</text:p>
          </table:table-cell>
          <table:table-cell office:value-type="float" office:value="-0.86209999999999998" table:style-name="ce1">
            <text:p>-0.8621</text:p>
          </table:table-cell>
          <table:table-cell office:value-type="float" office:value="-0.13689999999999999" table:style-name="ce1">
            <text:p>-0.1369</text:p>
          </table:table-cell>
          <table:table-cell office:value-type="float" office:value="1.6874" table:style-name="ce1">
            <text:p>1.6874</text:p>
          </table:table-cell>
          <table:table-cell office:value-type="float" office:value="0.1694" table:style-name="ce1">
            <text:p>0.1694</text:p>
          </table:table-cell>
          <table:table-cell office:value-type="float" office:value="-0.35560000000000003" table:style-name="ce1">
            <text:p>-0.3556</text:p>
          </table:table-cell>
          <table:table-cell office:value-type="float" office:value="-0.48080000000000001" table:style-name="ce1">
            <text:p>-0.4808</text:p>
          </table:table-cell>
          <table:table-cell office:value-type="float" office:value="0.1149" table:style-name="ce1">
            <text:p>0.1149</text:p>
          </table:table-cell>
          <table:table-cell office:value-type="float" office:value="-0.48820000000000002" table:style-name="ce1">
            <text:p>-0.4882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7689999999999999" table:style-name="ce1">
            <text:p>0.47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4wangherui</text:p>
          </table:table-cell>
          <table:table-cell office:value-type="float" office:value="2.9658537139663002E-3" table:style-name="ce2">
            <text:p>0.002965854</text:p>
          </table:table-cell>
          <table:table-cell office:value-type="float" office:value="0.168434971001856" table:style-name="ce2">
            <text:p>0.168434971</text:p>
          </table:table-cell>
          <table:table-cell office:value-type="float" office:value="5.2775452763389998E-2" table:style-name="ce2">
            <text:p>0.052775453</text:p>
          </table:table-cell>
          <table:table-cell office:value-type="float" office:value="6.9738124371589105E-2" table:style-name="ce2">
            <text:p>0.069738124</text:p>
          </table:table-cell>
          <table:table-cell office:value-type="float" office:value="1.3380000000000001" table:style-name="ce2">
            <text:p>1.338</text:p>
          </table:table-cell>
          <table:table-cell office:value-type="float" office:value="1.6789000000000001" table:style-name="ce1">
            <text:p>1.6789</text:p>
          </table:table-cell>
          <table:table-cell office:value-type="float" office:value="0.61960000000000004" table:style-name="ce1">
            <text:p>0.619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74539999999999995" table:style-name="ce1">
            <text:p>0.7454</text:p>
          </table:table-cell>
          <table:table-cell office:value-type="float" office:value="0.8357" table:style-name="ce1">
            <text:p>0.8357</text:p>
          </table:table-cell>
          <table:table-cell office:value-type="float" office:value="-0.1537" table:style-name="ce1">
            <text:p>-0.1537</text:p>
          </table:table-cell>
          <table:table-cell office:value-type="float" office:value="-0.48970000000000002" table:style-name="ce1">
            <text:p>-0.4897</text:p>
          </table:table-cell>
          <table:table-cell office:value-type="float" office:value="-0.123" table:style-name="ce1">
            <text:p>-0.123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0.4022" table:style-name="ce1">
            <text:p>0.4022</text:p>
          </table:table-cell>
          <table:table-cell office:value-type="float" office:value="-0.41810000000000003" table:style-name="ce1">
            <text:p>-0.4181</text:p>
          </table:table-cell>
          <table:table-cell office:value-type="float" office:value="0.39329999999999998" table:style-name="ce1">
            <text:p>0.3933</text:p>
          </table:table-cell>
          <table:table-cell office:value-type="float" office:value="-0.75690000000000002" table:style-name="ce1">
            <text:p>-0.7569</text:p>
          </table:table-cell>
          <table:table-cell office:value-type="float" office:value="-0.76280000000000003" table:style-name="ce1">
            <text:p>-0.7628</text:p>
          </table:table-cell>
          <table:table-cell office:value-type="float" office:value="-6.9099999999999995E-2" table:style-name="ce1">
            <text:p>-0.0691</text:p>
          </table:table-cell>
          <table:table-cell office:value-type="float" office:value="-1.7299999999999999E-2" table:style-name="ce1">
            <text:p>-0.0173</text:p>
          </table:table-cell>
          <table:table-cell office:value-type="float" office:value="-2.01E-2" table:style-name="ce1">
            <text:p>-0.0201</text:p>
          </table:table-cell>
          <table:table-cell office:value-type="float" office:value="-0.108" table:style-name="ce1">
            <text:p>-0.108</text:p>
          </table:table-cell>
          <table:table-cell office:value-type="float" office:value="-7.4399999999999994E-2" table:style-name="ce1">
            <text:p>-0.0744</text:p>
          </table:table-cell>
          <table:table-cell office:value-type="float" office:value="5.5199999999999999E-2" table:style-name="ce1">
            <text:p>0.0552</text:p>
          </table:table-cell>
          <table:table-cell office:value-type="float" office:value="-0.69469999999999998" table:style-name="ce1">
            <text:p>-0.6947</text:p>
          </table:table-cell>
          <table:table-cell office:value-type="float" office:value="-9.7699999999999995E-2" table:style-name="ce1">
            <text:p>-0.0977</text:p>
          </table:table-cell>
          <table:table-cell office:value-type="float" office:value="-1.3983000000000001" table:style-name="ce1">
            <text:p>-1.3983</text:p>
          </table:table-cell>
          <table:table-cell office:value-type="float" office:value="5.1400000000000001E-2" table:style-name="ce1">
            <text:p>0.0514</text:p>
          </table:table-cell>
          <table:table-cell office:value-type="float" office:value="-0.2145" table:style-name="ce1">
            <text:p>-0.2145</text:p>
          </table:table-cell>
          <table:table-cell office:value-type="float" office:value="9.7199999999999995E-2" table:style-name="ce1">
            <text:p>0.0972</text:p>
          </table:table-cell>
          <table:table-cell office:value-type="float" office:value="-1.4149" table:style-name="ce1">
            <text:p>-1.4149</text:p>
          </table:table-cell>
          <table:table-cell office:value-type="float" office:value="-0.43659999999999999" table:style-name="ce1">
            <text:p>-0.4366</text:p>
          </table:table-cell>
          <table:table-cell office:value-type="float" office:value="-0.75690000000000002" table:style-name="ce1">
            <text:p>-0.7569</text:p>
          </table:table-cell>
          <table:table-cell office:value-type="float" office:value="-0.16739999999999999" table:style-name="ce1">
            <text:p>-0.1674</text:p>
          </table:table-cell>
          <table:table-cell office:value-type="float" office:value="0.92859999999999998" table:style-name="ce1">
            <text:p>0.9286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-0.19400000000000001" table:style-name="ce1">
            <text:p>-0.194</text:p>
          </table:table-cell>
          <table:table-cell office:value-type="float" office:value="-0.247" table:style-name="ce1">
            <text:p>-0.247</text:p>
          </table:table-cell>
          <table:table-cell office:value-type="float" office:value="0.27939999999999998" table:style-name="ce1">
            <text:p>0.2794</text:p>
          </table:table-cell>
          <table:table-cell office:value-type="float" office:value="-0.1711" table:style-name="ce1">
            <text:p>-0.1711</text:p>
          </table:table-cell>
          <table:table-cell office:value-type="float" office:value="0.92290000000000005" table:style-name="ce1">
            <text:p>0.9229</text:p>
          </table:table-cell>
          <table:table-cell office:value-type="float" office:value="1.0682" table:style-name="ce1">
            <text:p>1.06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5anqian</text:p>
          </table:table-cell>
          <table:table-cell office:value-type="float" office:value="2.8540766298855301E-3" table:style-name="ce2">
            <text:p>0.002854077</text:p>
          </table:table-cell>
          <table:table-cell office:value-type="float" office:value="0.188335139691967" table:style-name="ce2">
            <text:p>0.18833514</text:p>
          </table:table-cell>
          <table:table-cell office:value-type="float" office:value="6.3468155350805203E-2" table:style-name="ce2">
            <text:p>0.063468155</text:p>
          </table:table-cell>
          <table:table-cell office:value-type="float" office:value="7.3836328299771103E-2" table:style-name="ce2">
            <text:p>0.073836328</text:p>
          </table:table-cell>
          <table:table-cell office:value-type="float" office:value="1.2669999999999999" table:style-name="ce2">
            <text:p>1.267</text:p>
          </table:table-cell>
          <table:table-cell office:value-type="float" office:value="1.2442" table:style-name="ce1">
            <text:p>1.2442</text:p>
          </table:table-cell>
          <table:table-cell office:value-type="float" office:value="0.29220000000000002" table:style-name="ce1">
            <text:p>0.2922</text:p>
          </table:table-cell>
          <table:table-cell office:value-type="float" office:value="0.62170000000000003" table:style-name="ce1">
            <text:p>0.6217</text:p>
          </table:table-cell>
          <table:table-cell office:value-type="float" office:value="0.60729999999999995" table:style-name="ce1">
            <text:p>0.6073</text:p>
          </table:table-cell>
          <table:table-cell office:value-type="float" office:value="-2.7400000000000001E-2" table:style-name="ce1">
            <text:p>-0.0274</text:p>
          </table:table-cell>
          <table:table-cell office:value-type="float" office:value="0.54620000000000002" table:style-name="ce1">
            <text:p>0.5462</text:p>
          </table:table-cell>
          <table:table-cell office:value-type="float" office:value="2.2591999999999999" table:style-name="ce1">
            <text:p>2.2592</text:p>
          </table:table-cell>
          <table:table-cell office:value-type="float" office:value="-0.36880000000000002" table:style-name="ce1">
            <text:p>-0.3688</text:p>
          </table:table-cell>
          <table:table-cell office:value-type="float" office:value="-0.45619999999999999" table:style-name="ce1">
            <text:p>-0.4562</text:p>
          </table:table-cell>
          <table:table-cell office:value-type="float" office:value="8.6599999999999996E-2" table:style-name="ce1">
            <text:p>0.0866</text:p>
          </table:table-cell>
          <table:table-cell office:value-type="float" office:value="0.51990000000000003" table:style-name="ce1">
            <text:p>0.5199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-0.13" table:style-name="ce1">
            <text:p>-0.13</text:p>
          </table:table-cell>
          <table:table-cell office:value-type="float" office:value="0.37130000000000002" table:style-name="ce1">
            <text:p>0.3713</text:p>
          </table:table-cell>
          <table:table-cell office:value-type="float" office:value="3.9399999999999998E-2" table:style-name="ce1">
            <text:p>0.0394</text:p>
          </table:table-cell>
          <table:table-cell office:value-type="float" office:value="-0.86499999999999999" table:style-name="ce1">
            <text:p>-0.865</text:p>
          </table:table-cell>
          <table:table-cell office:value-type="float" office:value="-0.24460000000000001" table:style-name="ce1">
            <text:p>-0.2446</text:p>
          </table:table-cell>
          <table:table-cell office:value-type="float" office:value="3.8399999999999997E-2" table:style-name="ce1">
            <text:p>0.0384</text:p>
          </table:table-cell>
          <table:table-cell office:value-type="float" office:value="-3.0300000000000001E-2" table:style-name="ce1">
            <text:p>-0.0303</text:p>
          </table:table-cell>
          <table:table-cell office:value-type="float" office:value="-4.6699999999999998E-2" table:style-name="ce1">
            <text:p>-0.0467</text:p>
          </table:table-cell>
          <table:table-cell office:value-type="float" office:value="-0.112" table:style-name="ce1">
            <text:p>-0.112</text:p>
          </table:table-cell>
          <table:table-cell office:value-type="float" office:value="2.3E-2" table:style-name="ce1">
            <text:p>0.023</text:p>
          </table:table-cell>
          <table:table-cell office:value-type="float" office:value="-0.2215" table:style-name="ce1">
            <text:p>-0.2215</text:p>
          </table:table-cell>
          <table:table-cell office:value-type="float" office:value="-0.22689999999999999" table:style-name="ce1">
            <text:p>-0.2269</text:p>
          </table:table-cell>
          <table:table-cell office:value-type="float" office:value="-2.2191000000000001" table:style-name="ce1">
            <text:p>-2.2191</text:p>
          </table:table-cell>
          <table:table-cell office:value-type="float" office:value="2.81E-2" table:style-name="ce1">
            <text:p>0.0281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-5.3499999999999999E-2" table:style-name="ce1">
            <text:p>-0.0535</text:p>
          </table:table-cell>
          <table:table-cell office:value-type="float" office:value="-1.1716" table:style-name="ce1">
            <text:p>-1.1716</text:p>
          </table:table-cell>
          <table:table-cell office:value-type="float" office:value="1.4E-3" table:style-name="ce1">
            <text:p>0.0014</text:p>
          </table:table-cell>
          <table:table-cell office:value-type="float" office:value="-0.15920000000000001" table:style-name="ce1">
            <text:p>-0.1592</text:p>
          </table:table-cell>
          <table:table-cell office:value-type="float" office:value="-0.3402" table:style-name="ce1">
            <text:p>-0.3402</text:p>
          </table:table-cell>
          <table:table-cell office:value-type="float" office:value="0.4884" table:style-name="ce1">
            <text:p>0.4884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0.61709999999999998" table:style-name="ce1">
            <text:p>-0.6171</text:p>
          </table:table-cell>
          <table:table-cell office:value-type="float" office:value="-0.71419999999999995" table:style-name="ce1">
            <text:p>-0.7142</text:p>
          </table:table-cell>
          <table:table-cell office:value-type="float" office:value="-0.23350000000000001" table:style-name="ce1">
            <text:p>-0.2335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0.41189999999999999" table:style-name="ce1">
            <text:p>0.4119</text:p>
          </table:table-cell>
          <table:table-cell office:value-type="float" office:value="1.0915999999999999" table:style-name="ce1">
            <text:p>1.0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6gaoshuoyao</text:p>
          </table:table-cell>
          <table:table-cell office:value-type="float" office:value="2.3069689577539898E-3" table:style-name="ce2">
            <text:p>0.002306969</text:p>
          </table:table-cell>
          <table:table-cell office:value-type="float" office:value="0.16638628788161999" table:style-name="ce2">
            <text:p>0.166386288</text:p>
          </table:table-cell>
          <table:table-cell office:value-type="float" office:value="5.2196150120064198E-2" table:style-name="ce2">
            <text:p>0.05219615</text:p>
          </table:table-cell>
          <table:table-cell office:value-type="float" office:value="6.7770410418401303E-2" table:style-name="ce2">
            <text:p>0.06777041</text:p>
          </table:table-cell>
          <table:table-cell office:value-type="float" office:value="1.181" table:style-name="ce2">
            <text:p>1.181</text:p>
          </table:table-cell>
          <table:table-cell office:value-type="float" office:value="1.3805000000000001" table:style-name="ce1">
            <text:p>1.3805</text:p>
          </table:table-cell>
          <table:table-cell office:value-type="float" office:value="0.2828" table:style-name="ce1">
            <text:p>0.2828</text:p>
          </table:table-cell>
          <table:table-cell office:value-type="float" office:value="0.45319999999999999" table:style-name="ce1">
            <text:p>0.4532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5919999999999999" table:style-name="ce1">
            <text:p>0.2592</text:p>
          </table:table-cell>
          <table:table-cell office:value-type="float" office:value="0.17330000000000001" table:style-name="ce1">
            <text:p>0.1733</text:p>
          </table:table-cell>
          <table:table-cell office:value-type="float" office:value="1.5511999999999999" table:style-name="ce1">
            <text:p>1.5512</text:p>
          </table:table-cell>
          <table:table-cell office:value-type="float" office:value="-0.78849999999999998" table:style-name="ce1">
            <text:p>-0.7885</text:p>
          </table:table-cell>
          <table:table-cell office:value-type="float" office:value="-0.60129999999999995" table:style-name="ce1">
            <text:p>-0.6013</text:p>
          </table:table-cell>
          <table:table-cell office:value-type="float" office:value="8.2799999999999999E-2" table:style-name="ce1">
            <text:p>0.0828</text:p>
          </table:table-cell>
          <table:table-cell office:value-type="float" office:value="0.4627" table:style-name="ce1">
            <text:p>0.4627</text:p>
          </table:table-cell>
          <table:table-cell office:value-type="float" office:value="0.44180000000000003" table:style-name="ce1">
            <text:p>0.4418</text:p>
          </table:table-cell>
          <table:table-cell office:value-type="float" office:value="-0.38159999999999999" table:style-name="ce1">
            <text:p>-0.3816</text:p>
          </table:table-cell>
          <table:table-cell office:value-type="float" office:value="0.19389999999999999" table:style-name="ce1">
            <text:p>0.1939</text:p>
          </table:table-cell>
          <table:table-cell office:value-type="float" office:value="0.6552" table:style-name="ce1">
            <text:p>0.6552</text:p>
          </table:table-cell>
          <table:table-cell office:value-type="float" office:value="-1.173" table:style-name="ce1">
            <text:p>-1.173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-1.72E-2" table:style-name="ce1">
            <text:p>-0.0172</text:p>
          </table:table-cell>
          <table:table-cell office:value-type="float" office:value="-2.0299999999999999E-2" table:style-name="ce1">
            <text:p>-0.0203</text:p>
          </table:table-cell>
          <table:table-cell office:value-type="float" office:value="-0.1012" table:style-name="ce1">
            <text:p>-0.1012</text:p>
          </table:table-cell>
          <table:table-cell office:value-type="float" office:value="-0.16650000000000001" table:style-name="ce1">
            <text:p>-0.1665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-0.1419" table:style-name="ce1">
            <text:p>-0.1419</text:p>
          </table:table-cell>
          <table:table-cell office:value-type="float" office:value="-0.9577" table:style-name="ce1">
            <text:p>-0.9577</text:p>
          </table:table-cell>
          <table:table-cell office:value-type="float" office:value="-3.1300000000000001E-2" table:style-name="ce1">
            <text:p>-0.0313</text:p>
          </table:table-cell>
          <table:table-cell office:value-type="float" office:value="9.8500000000000004E-2" table:style-name="ce1">
            <text:p>0.0985</text:p>
          </table:table-cell>
          <table:table-cell office:value-type="float" office:value="-0.21299999999999999" table:style-name="ce1">
            <text:p>-0.213</text:p>
          </table:table-cell>
          <table:table-cell office:value-type="float" office:value="-1.1932" table:style-name="ce1">
            <text:p>-1.1932</text:p>
          </table:table-cell>
          <table:table-cell office:value-type="float" office:value="-0.42570000000000002" table:style-name="ce1">
            <text:p>-0.4257</text:p>
          </table:table-cell>
          <table:table-cell office:value-type="float" office:value="-7.6200000000000004E-2" table:style-name="ce1">
            <text:p>-0.0762</text:p>
          </table:table-cell>
          <table:table-cell office:value-type="float" office:value="-0.55889999999999995" table:style-name="ce1">
            <text:p>-0.5589</text:p>
          </table:table-cell>
          <table:table-cell office:value-type="float" office:value="0.77890000000000004" table:style-name="ce1">
            <text:p>0.7789</text:p>
          </table:table-cell>
          <table:table-cell office:value-type="float" office:value="-4.3700000000000003E-2" table:style-name="ce1">
            <text:p>-0.0437</text:p>
          </table:table-cell>
          <table:table-cell office:value-type="float" office:value="-0.42959999999999998" table:style-name="ce1">
            <text:p>-0.4296</text:p>
          </table:table-cell>
          <table:table-cell office:value-type="float" office:value="-0.53280000000000005" table:style-name="ce1">
            <text:p>-0.5328</text:p>
          </table:table-cell>
          <table:table-cell office:value-type="float" office:value="0.2999" table:style-name="ce1">
            <text:p>0.2999</text:p>
          </table:table-cell>
          <table:table-cell office:value-type="float" office:value="-0.1666" table:style-name="ce1">
            <text:p>-0.1666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1.4096" table:style-name="ce1">
            <text:p>1.40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7liuying</text:p>
          </table:table-cell>
          <table:table-cell office:value-type="float" office:value="2.6053406854091299E-3" table:style-name="ce2">
            <text:p>0.002605341</text:p>
          </table:table-cell>
          <table:table-cell office:value-type="float" office:value="0.19575450916652201" table:style-name="ce2">
            <text:p>0.195754509</text:p>
          </table:table-cell>
          <table:table-cell office:value-type="float" office:value="5.6847822489566303E-2" table:style-name="ce2">
            <text:p>0.056847822</text:p>
          </table:table-cell>
          <table:table-cell office:value-type="float" office:value="7.1825545477398903E-2" table:style-name="ce2">
            <text:p>0.071825545</text:p>
          </table:table-cell>
          <table:table-cell office:value-type="float" office:value="1.3640000000000001" table:style-name="ce2">
            <text:p>1.364</text:p>
          </table:table-cell>
          <table:table-cell office:value-type="float" office:value="1.5256000000000001" table:style-name="ce1">
            <text:p>1.5256</text:p>
          </table:table-cell>
          <table:table-cell office:value-type="float" office:value="0.52039999999999997" table:style-name="ce1">
            <text:p>0.5204</text:p>
          </table:table-cell>
          <table:table-cell office:value-type="float" office:value="0.78029999999999999" table:style-name="ce1">
            <text:p>0.7803</text:p>
          </table:table-cell>
          <table:table-cell office:value-type="float" office:value="0.60840000000000005" table:style-name="ce1">
            <text:p>0.6084</text:p>
          </table:table-cell>
          <table:table-cell office:value-type="float" office:value="0.35070000000000001" table:style-name="ce1">
            <text:p>0.3507</text:p>
          </table:table-cell>
          <table:table-cell office:value-type="float" office:value="0.55430000000000001" table:style-name="ce1">
            <text:p>0.5543</text:p>
          </table:table-cell>
          <table:table-cell office:value-type="float" office:value="1.7306999999999999" table:style-name="ce1">
            <text:p>1.7307</text:p>
          </table:table-cell>
          <table:table-cell office:value-type="float" office:value="-7.5800000000000006E-2" table:style-name="ce1">
            <text:p>-0.0758</text:p>
          </table:table-cell>
          <table:table-cell office:value-type="float" office:value="-0.23530000000000001" table:style-name="ce1">
            <text:p>-0.2353</text:p>
          </table:table-cell>
          <table:table-cell office:value-type="float" office:value="9.0700000000000003E-2" table:style-name="ce1">
            <text:p>0.0907</text:p>
          </table:table-cell>
          <table:table-cell office:value-type="float" office:value="0.69" table:style-name="ce1">
            <text:p>0.69</text:p>
          </table:table-cell>
          <table:table-cell office:value-type="float" office:value="0.75109999999999999" table:style-name="ce1">
            <text:p>0.7511</text:p>
          </table:table-cell>
          <table:table-cell office:value-type="float" office:value="0.1099" table:style-name="ce1">
            <text:p>0.1099</text:p>
          </table:table-cell>
          <table:table-cell office:value-type="float" office:value="0.46760000000000002" table:style-name="ce1">
            <text:p>0.4676</text:p>
          </table:table-cell>
          <table:table-cell office:value-type="float" office:value="0.12130000000000001" table:style-name="ce1">
            <text:p>0.1213</text:p>
          </table:table-cell>
          <table:table-cell office:value-type="float" office:value="-0.59260000000000002" table:style-name="ce1">
            <text:p>-0.5926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-7.3300000000000004E-2" table:style-name="ce1">
            <text:p>-0.0733</text:p>
          </table:table-cell>
          <table:table-cell office:value-type="float" office:value="2.1100000000000001E-2" table:style-name="ce1">
            <text:p>0.0211</text:p>
          </table:table-cell>
          <table:table-cell office:value-type="float" office:value="-0.1128" table:style-name="ce1">
            <text:p>-0.1128</text:p>
          </table:table-cell>
          <table:table-cell office:value-type="float" office:value="2.5499999999999998E-2" table:style-name="ce1">
            <text:p>0.0255</text:p>
          </table:table-cell>
          <table:table-cell office:value-type="float" office:value="3.39E-2" table:style-name="ce1">
            <text:p>0.0339</text:p>
          </table:table-cell>
          <table:table-cell office:value-type="float" office:value="-5.3400000000000003E-2" table:style-name="ce1">
            <text:p>-0.0534</text:p>
          </table:table-cell>
          <table:table-cell office:value-type="float" office:value="-4.5999999999999999E-2" table:style-name="ce1">
            <text:p>-0.046</text:p>
          </table:table-cell>
          <table:table-cell office:value-type="float" office:value="-1.0643" table:style-name="ce1">
            <text:p>-1.0643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-0.2243" table:style-name="ce1">
            <text:p>-0.2243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-1.2263999999999999" table:style-name="ce1">
            <text:p>-1.2264</text:p>
          </table:table-cell>
          <table:table-cell office:value-type="float" office:value="-0.14380000000000001" table:style-name="ce1">
            <text:p>-0.1438</text:p>
          </table:table-cell>
          <table:table-cell office:value-type="float" office:value="-0.54800000000000004" table:style-name="ce1">
            <text:p>-0.548</text:p>
          </table:table-cell>
          <table:table-cell office:value-type="float" office:value="-0.2641" table:style-name="ce1">
            <text:p>-0.2641</text:p>
          </table:table-cell>
          <table:table-cell office:value-type="float" office:value="0.62649999999999995" table:style-name="ce1">
            <text:p>0.6265</text:p>
          </table:table-cell>
          <table:table-cell office:value-type="float" office:value="-5.3E-3" table:style-name="ce1">
            <text:p>-0.0053</text:p>
          </table:table-cell>
          <table:table-cell office:value-type="float" office:value="-0.60050000000000003" table:style-name="ce1">
            <text:p>-0.6005</text:p>
          </table:table-cell>
          <table:table-cell office:value-type="float" office:value="-0.73499999999999999" table:style-name="ce1">
            <text:p>-0.735</text:p>
          </table:table-cell>
          <table:table-cell office:value-type="float" office:value="-0.1482" table:style-name="ce1">
            <text:p>-0.1482</text:p>
          </table:table-cell>
          <table:table-cell office:value-type="float" office:value="-0.32279999999999998" table:style-name="ce1">
            <text:p>-0.3228</text:p>
          </table:table-cell>
          <table:table-cell office:value-type="float" office:value="0.40710000000000002" table:style-name="ce1">
            <text:p>0.4071</text:p>
          </table:table-cell>
          <table:table-cell office:value-type="float" office:value="0.77349999999999997" table:style-name="ce1">
            <text:p>0.7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8sunmenglong</text:p>
          </table:table-cell>
          <table:table-cell office:value-type="float" office:value="2.3242238248130801E-3" table:style-name="ce2">
            <text:p>0.002324224</text:p>
          </table:table-cell>
          <table:table-cell office:value-type="float" office:value="0.19090203538610201" table:style-name="ce2">
            <text:p>0.190902035</text:p>
          </table:table-cell>
          <table:table-cell office:value-type="float" office:value="5.8703703135750802E-2" table:style-name="ce2">
            <text:p>0.058703703</text:p>
          </table:table-cell>
          <table:table-cell office:value-type="float" office:value="7.3525436940108796E-2" table:style-name="ce2">
            <text:p>0.073525437</text:p>
          </table:table-cell>
          <table:table-cell office:value-type="float" office:value="1.3720000000000001" table:style-name="ce2">
            <text:p>1.372</text:p>
          </table:table-cell>
          <table:table-cell office:value-type="float" office:value="0.51670000000000005" table:style-name="ce1">
            <text:p>0.5167</text:p>
          </table:table-cell>
          <table:table-cell office:value-type="float" office:value="0.4879" table:style-name="ce1">
            <text:p>0.4879</text:p>
          </table:table-cell>
          <table:table-cell office:value-type="float" office:value="0.39410000000000001" table:style-name="ce1">
            <text:p>0.3941</text:p>
          </table:table-cell>
          <table:table-cell office:value-type="float" office:value="0.3145" table:style-name="ce1">
            <text:p>0.3145</text:p>
          </table:table-cell>
          <table:table-cell office:value-type="float" office:value="-0.58620000000000005" table:style-name="ce1">
            <text:p>-0.5862</text:p>
          </table:table-cell>
          <table:table-cell office:value-type="float" office:value="0.25879999999999997" table:style-name="ce1">
            <text:p>0.2588</text:p>
          </table:table-cell>
          <table:table-cell office:value-type="float" office:value="1.1890000000000001" table:style-name="ce1">
            <text:p>1.189</text:p>
          </table:table-cell>
          <table:table-cell office:value-type="float" office:value="-0.37440000000000001" table:style-name="ce1">
            <text:p>-0.3744</text:p>
          </table:table-cell>
          <table:table-cell office:value-type="float" office:value="-0.97260000000000002" table:style-name="ce1">
            <text:p>-0.9726</text:p>
          </table:table-cell>
          <table:table-cell office:value-type="float" office:value="-0.10730000000000001" table:style-name="ce1">
            <text:p>-0.1073</text:p>
          </table:table-cell>
          <table:table-cell office:value-type="float" office:value="0.27889999999999998" table:style-name="ce1">
            <text:p>0.2789</text:p>
          </table:table-cell>
          <table:table-cell office:value-type="float" office:value="0.39350000000000002" table:style-name="ce1">
            <text:p>0.3935</text:p>
          </table:table-cell>
          <table:table-cell office:value-type="float" office:value="-0.63829999999999998" table:style-name="ce1">
            <text:p>-0.6383</text:p>
          </table:table-cell>
          <table:table-cell office:value-type="float" office:value="0.1008" table:style-name="ce1">
            <text:p>0.1008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-0.92900000000000005" table:style-name="ce1">
            <text:p>-0.929</text:p>
          </table:table-cell>
          <table:table-cell office:value-type="float" office:value="-0.2442" table:style-name="ce1">
            <text:p>-0.2442</text:p>
          </table:table-cell>
          <table:table-cell office:value-type="float" office:value="3.8E-3" table:style-name="ce1">
            <text:p>0.0038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-0.1263" table:style-name="ce1">
            <text:p>-0.1263</text:p>
          </table:table-cell>
          <table:table-cell office:value-type="float" office:value="-0.2147" table:style-name="ce1">
            <text:p>-0.2147</text:p>
          </table:table-cell>
          <table:table-cell office:value-type="float" office:value="8.5500000000000007E-2" table:style-name="ce1">
            <text:p>0.0855</text:p>
          </table:table-cell>
          <table:table-cell office:value-type="float" office:value="-0.1057" table:style-name="ce1">
            <text:p>-0.1057</text:p>
          </table:table-cell>
          <table:table-cell office:value-type="float" office:value="-7.46E-2" table:style-name="ce1">
            <text:p>-0.0746</text:p>
          </table:table-cell>
          <table:table-cell office:value-type="float" office:value="-1.2988" table:style-name="ce1">
            <text:p>-1.2988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2.6700000000000002E-2" table:style-name="ce1">
            <text:p>0.0267</text:p>
          </table:table-cell>
          <table:table-cell office:value-type="float" office:value="-0.1149" table:style-name="ce1">
            <text:p>-0.1149</text:p>
          </table:table-cell>
          <table:table-cell office:value-type="float" office:value="-1.4339999999999999" table:style-name="ce1">
            <text:p>-1.434</text:p>
          </table:table-cell>
          <table:table-cell office:value-type="float" office:value="-4.3799999999999999E-2" table:style-name="ce1">
            <text:p>-0.0438</text:p>
          </table:table-cell>
          <table:table-cell office:value-type="float" office:value="-0.18260000000000001" table:style-name="ce1">
            <text:p>-0.1826</text:p>
          </table:table-cell>
          <table:table-cell office:value-type="float" office:value="-0.65359999999999996" table:style-name="ce1">
            <text:p>-0.6536</text:p>
          </table:table-cell>
          <table:table-cell office:value-type="float" office:value="1.474" table:style-name="ce1">
            <text:p>1.474</text:p>
          </table:table-cell>
          <table:table-cell office:value-type="float" office:value="0.2752" table:style-name="ce1">
            <text:p>0.2752</text:p>
          </table:table-cell>
          <table:table-cell office:value-type="float" office:value="-0.30130000000000001" table:style-name="ce1">
            <text:p>-0.3013</text:p>
          </table:table-cell>
          <table:table-cell office:value-type="float" office:value="-0.49759999999999999" table:style-name="ce1">
            <text:p>-0.4976</text:p>
          </table:table-cell>
          <table:table-cell office:value-type="float" office:value="4.8899999999999999E-2" table:style-name="ce1">
            <text:p>0.0489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0.874" table:style-name="ce1">
            <text:p>0.874</text:p>
          </table:table-cell>
          <table:table-cell office:value-type="float" office:value="1.3774" table:style-name="ce1">
            <text:p>1.37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9limin</text:p>
          </table:table-cell>
          <table:table-cell office:value-type="float" office:value="2.9593271958769699E-3" table:style-name="ce2">
            <text:p>0.002959327</text:p>
          </table:table-cell>
          <table:table-cell office:value-type="float" office:value="0.19176628002245699" table:style-name="ce2">
            <text:p>0.19176628</text:p>
          </table:table-cell>
          <table:table-cell office:value-type="float" office:value="6.5355695871357103E-2" table:style-name="ce2">
            <text:p>0.065355696</text:p>
          </table:table-cell>
          <table:table-cell office:value-type="float" office:value="6.9819795799704307E-2" table:style-name="ce2">
            <text:p>0.069819796</text:p>
          </table:table-cell>
          <table:table-cell office:value-type="float" office:value="1.383" table:style-name="ce2">
            <text:p>1.383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40139999999999998" table:style-name="ce1">
            <text:p>0.4014</text:p>
          </table:table-cell>
          <table:table-cell office:value-type="float" office:value="0.87170000000000003" table:style-name="ce1">
            <text:p>0.8717</text:p>
          </table:table-cell>
          <table:table-cell office:value-type="float" office:value="0.77759999999999996" table:style-name="ce1">
            <text:p>0.7776</text:p>
          </table:table-cell>
          <table:table-cell office:value-type="float" office:value="0.1736" table:style-name="ce1">
            <text:p>0.1736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.0158999999999998" table:style-name="ce1">
            <text:p>2.0159</text:p>
          </table:table-cell>
          <table:table-cell office:value-type="float" office:value="-0.90539999999999998" table:style-name="ce1">
            <text:p>-0.9054</text:p>
          </table:table-cell>
          <table:table-cell office:value-type="float" office:value="-0.9869" table:style-name="ce1">
            <text:p>-0.9869</text:p>
          </table:table-cell>
          <table:table-cell office:value-type="float" office:value="-0.15459999999999999" table:style-name="ce1">
            <text:p>-0.1546</text:p>
          </table:table-cell>
          <table:table-cell office:value-type="float" office:value="0.44030000000000002" table:style-name="ce1">
            <text:p>0.4403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6220000000000001" table:style-name="ce1">
            <text:p>0.1622</text:p>
          </table:table-cell>
          <table:table-cell office:value-type="float" office:value="0.28820000000000001" table:style-name="ce1">
            <text:p>0.2882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-0.9869" table:style-name="ce1">
            <text:p>-0.9869</text:p>
          </table:table-cell>
          <table:table-cell office:value-type="float" office:value="-0.2354" table:style-name="ce1">
            <text:p>-0.2354</text:p>
          </table:table-cell>
          <table:table-cell office:value-type="float" office:value="-5.4999999999999997E-3" table:style-name="ce1">
            <text:p>-0.0055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7.9399999999999998E-2" table:style-name="ce1">
            <text:p>-0.0794</text:p>
          </table:table-cell>
          <table:table-cell office:value-type="float" office:value="2.63E-2" table:style-name="ce1">
            <text:p>0.0263</text:p>
          </table:table-cell>
          <table:table-cell office:value-type="float" office:value="-0.1918" table:style-name="ce1">
            <text:p>-0.1918</text:p>
          </table:table-cell>
          <table:table-cell office:value-type="float" office:value="-0.32779999999999998" table:style-name="ce1">
            <text:p>-0.3278</text:p>
          </table:table-cell>
          <table:table-cell office:value-type="float" office:value="-1.6342000000000001" table:style-name="ce1">
            <text:p>-1.6342</text:p>
          </table:table-cell>
          <table:table-cell office:value-type="float" office:value="0.1734" table:style-name="ce1">
            <text:p>0.1734</text:p>
          </table:table-cell>
          <table:table-cell office:value-type="float" office:value="-4.2700000000000002E-2" table:style-name="ce1">
            <text:p>-0.0427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-1.1101000000000001" table:style-name="ce1">
            <text:p>-1.1101</text:p>
          </table:table-cell>
          <table:table-cell office:value-type="float" office:value="-0.20050000000000001" table:style-name="ce1">
            <text:p>-0.2005</text:p>
          </table:table-cell>
          <table:table-cell office:value-type="float" office:value="-0.65259999999999996" table:style-name="ce1">
            <text:p>-0.6526</text:p>
          </table:table-cell>
          <table:table-cell office:value-type="float" office:value="3.0800000000000001E-2" table:style-name="ce1">
            <text:p>0.0308</text:p>
          </table:table-cell>
          <table:table-cell office:value-type="float" office:value="1.2754000000000001" table:style-name="ce1">
            <text:p>1.2754</text:p>
          </table:table-cell>
          <table:table-cell office:value-type="float" office:value="0.2223" table:style-name="ce1">
            <text:p>0.2223</text:p>
          </table:table-cell>
          <table:table-cell office:value-type="float" office:value="-0.31030000000000002" table:style-name="ce1">
            <text:p>-0.3103</text:p>
          </table:table-cell>
          <table:table-cell office:value-type="float" office:value="-0.33260000000000001" table:style-name="ce1">
            <text:p>-0.3326</text:p>
          </table:table-cell>
          <table:table-cell office:value-type="float" office:value="-0.2162" table:style-name="ce1">
            <text:p>-0.2162</text:p>
          </table:table-cell>
          <table:table-cell office:value-type="float" office:value="-0.2258" table:style-name="ce1">
            <text:p>-0.2258</text:p>
          </table:table-cell>
          <table:table-cell office:value-type="float" office:value="0.3659" table:style-name="ce1">
            <text:p>0.3659</text:p>
          </table:table-cell>
          <table:table-cell office:value-type="float" office:value="1.0370999999999999" table:style-name="ce1">
            <text:p>1.0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0wangyan</text:p>
          </table:table-cell>
          <table:table-cell office:value-type="float" office:value="2.1725986449858499E-3" table:style-name="ce2">
            <text:p>0.002172599</text:p>
          </table:table-cell>
          <table:table-cell office:value-type="float" office:value="0.18208596631195501" table:style-name="ce2">
            <text:p>0.182085966</text:p>
          </table:table-cell>
          <table:table-cell office:value-type="float" office:value="6.1319451759545202E-2" table:style-name="ce2">
            <text:p>0.061319452</text:p>
          </table:table-cell>
          <table:table-cell office:value-type="float" office:value="7.4777671865327897E-2" table:style-name="ce2">
            <text:p>0.074777672</text:p>
          </table:table-cell>
          <table:table-cell office:value-type="float" office:value="1.2689999999999999" table:style-name="ce2">
            <text:p>1.269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55230000000000001" table:style-name="ce1">
            <text:p>0.5523</text:p>
          </table:table-cell>
          <table:table-cell office:value-type="float" office:value="0.83189999999999997" table:style-name="ce1">
            <text:p>0.8319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-0.33389999999999997" table:style-name="ce1">
            <text:p>-0.3339</text:p>
          </table:table-cell>
          <table:table-cell office:value-type="float" office:value="0.51290000000000002" table:style-name="ce1">
            <text:p>0.5129</text:p>
          </table:table-cell>
          <table:table-cell office:value-type="float" office:value="1.2114" table:style-name="ce1">
            <text:p>1.2114</text:p>
          </table:table-cell>
          <table:table-cell office:value-type="float" office:value="-0.35949999999999999" table:style-name="ce1">
            <text:p>-0.3595</text:p>
          </table:table-cell>
          <table:table-cell office:value-type="float" office:value="-1.3141" table:style-name="ce1">
            <text:p>-1.3141</text:p>
          </table:table-cell>
          <table:table-cell office:value-type="float" office:value="-0.1118" table:style-name="ce1">
            <text:p>-0.1118</text:p>
          </table:table-cell>
          <table:table-cell office:value-type="float" office:value="0.47570000000000001" table:style-name="ce1">
            <text:p>0.4757</text:p>
          </table:table-cell>
          <table:table-cell office:value-type="float" office:value="0.63460000000000005" table:style-name="ce1">
            <text:p>0.6346</text:p>
          </table:table-cell>
          <table:table-cell office:value-type="float" office:value="-0.27029999999999998" table:style-name="ce1">
            <text:p>-0.2703</text:p>
          </table:table-cell>
          <table:table-cell office:value-type="float" office:value="0.3891" table:style-name="ce1">
            <text:p>0.3891</text:p>
          </table:table-cell>
          <table:table-cell office:value-type="float" office:value="-0.15040000000000001" table:style-name="ce1">
            <text:p>-0.1504</text:p>
          </table:table-cell>
          <table:table-cell office:value-type="float" office:value="-0.85409999999999997" table:style-name="ce1">
            <text:p>-0.8541</text:p>
          </table:table-cell>
          <table:table-cell office:value-type="float" office:value="-0.37569999999999998" table:style-name="ce1">
            <text:p>-0.3757</text:p>
          </table:table-cell>
          <table:table-cell office:value-type="float" office:value="3.1199999999999999E-2" table:style-name="ce1">
            <text:p>0.0312</text:p>
          </table:table-cell>
          <table:table-cell office:value-type="float" office:value="-4.41E-2" table:style-name="ce1">
            <text:p>-0.0441</text:p>
          </table:table-cell>
          <table:table-cell office:value-type="float" office:value="-9.7799999999999998E-2" table:style-name="ce1">
            <text:p>-0.0978</text:p>
          </table:table-cell>
          <table:table-cell office:value-type="float" office:value="-0.2235" table:style-name="ce1">
            <text:p>-0.2235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-0.1512" table:style-name="ce1">
            <text:p>-0.1512</text:p>
          </table:table-cell>
          <table:table-cell office:value-type="float" office:value="-0.21560000000000001" table:style-name="ce1">
            <text:p>-0.2156</text:p>
          </table:table-cell>
          <table:table-cell office:value-type="float" office:value="-2.6124999999999998" table:style-name="ce1">
            <text:p>-2.6125</text:p>
          </table:table-cell>
          <table:table-cell office:value-type="float" office:value="5.6399999999999999E-2" table:style-name="ce1">
            <text:p>0.0564</text:p>
          </table:table-cell>
          <table:table-cell office:value-type="float" office:value="-0.31730000000000003" table:style-name="ce1">
            <text:p>-0.3173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-1.1970000000000001" table:style-name="ce1">
            <text:p>-1.197</text:p>
          </table:table-cell>
          <table:table-cell office:value-type="float" office:value="-0.12989999999999999" table:style-name="ce1">
            <text:p>-0.1299</text:p>
          </table:table-cell>
          <table:table-cell office:value-type="float" office:value="-1.1051" table:style-name="ce1">
            <text:p>-1.1051</text:p>
          </table:table-cell>
          <table:table-cell office:value-type="float" office:value="-0.49690000000000001" table:style-name="ce1">
            <text:p>-0.4969</text:p>
          </table:table-cell>
          <table:table-cell office:value-type="float" office:value="1.1735" table:style-name="ce1">
            <text:p>1.1735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-0.32550000000000001" table:style-name="ce1">
            <text:p>-0.3255</text:p>
          </table:table-cell>
          <table:table-cell office:value-type="float" office:value="-0.61280000000000001" table:style-name="ce1">
            <text:p>-0.6128</text:p>
          </table:table-cell>
          <table:table-cell office:value-type="float" office:value="-2E-3" table:style-name="ce1">
            <text:p>-0.002</text:p>
          </table:table-cell>
          <table:table-cell office:value-type="float" office:value="-0.2072" table:style-name="ce1">
            <text:p>-0.2072</text:p>
          </table:table-cell>
          <table:table-cell office:value-type="float" office:value="0.58209999999999995" table:style-name="ce1">
            <text:p>0.5821</text:p>
          </table:table-cell>
          <table:table-cell office:value-type="float" office:value="1.08" table:style-name="ce1">
            <text:p>1.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1liuyiran</text:p>
          </table:table-cell>
          <table:table-cell office:value-type="float" office:value="2.1730212886710799E-3" table:style-name="ce2">
            <text:p>0.002173021</text:p>
          </table:table-cell>
          <table:table-cell office:value-type="float" office:value="0.17062881827725701" table:style-name="ce2">
            <text:p>0.170628818</text:p>
          </table:table-cell>
          <table:table-cell office:value-type="float" office:value="4.4630264592201603E-2" table:style-name="ce2">
            <text:p>0.044630265</text:p>
          </table:table-cell>
          <table:table-cell office:value-type="float" office:value="6.4274244420776894E-2" table:style-name="ce2">
            <text:p>0.064274244</text:p>
          </table:table-cell>
          <table:table-cell office:value-type="float" office:value="1.256" table:style-name="ce2">
            <text:p>1.256</text:p>
          </table:table-cell>
          <table:table-cell office:value-type="float" office:value="1.5545" table:style-name="ce1">
            <text:p>1.554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0.78120000000000001" table:style-name="ce1">
            <text:p>0.7812</text:p>
          </table:table-cell>
          <table:table-cell office:value-type="float" office:value="0.6794" table:style-name="ce1">
            <text:p>0.6794</text:p>
          </table:table-cell>
          <table:table-cell office:value-type="float" office:value="-0.28910000000000002" table:style-name="ce1">
            <text:p>-0.2891</text:p>
          </table:table-cell>
          <table:table-cell office:value-type="float" office:value="0.62250000000000005" table:style-name="ce1">
            <text:p>0.6225</text:p>
          </table:table-cell>
          <table:table-cell office:value-type="float" office:value="2.3075000000000001" table:style-name="ce1">
            <text:p>2.3075</text:p>
          </table:table-cell>
          <table:table-cell office:value-type="float" office:value="0.32979999999999998" table:style-name="ce1">
            <text:p>0.3298</text:p>
          </table:table-cell>
          <table:table-cell office:value-type="float" office:value="-0.47570000000000001" table:style-name="ce1">
            <text:p>-0.4757</text:p>
          </table:table-cell>
          <table:table-cell office:value-type="float" office:value="-6.1400000000000003E-2" table:style-name="ce1">
            <text:p>-0.0614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0.6069" table:style-name="ce1">
            <text:p>0.6069</text:p>
          </table:table-cell>
          <table:table-cell office:value-type="float" office:value="-0.50649999999999995" table:style-name="ce1">
            <text:p>-0.5065</text:p>
          </table:table-cell>
          <table:table-cell office:value-type="float" office:value="0.41339999999999999" table:style-name="ce1">
            <text:p>0.4134</text:p>
          </table:table-cell>
          <table:table-cell office:value-type="float" office:value="0.2185" table:style-name="ce1">
            <text:p>0.2185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35E-2" table:style-name="ce1">
            <text:p>0.0135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1.4E-3" table:style-name="ce1">
            <text:p>0.0014</text:p>
          </table:table-cell>
          <table:table-cell office:value-type="float" office:value="1.46E-2" table:style-name="ce1">
            <text:p>0.0146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7.6E-3" table:style-name="ce1">
            <text:p>0.0076</text:p>
          </table:table-cell>
          <table:table-cell office:value-type="float" office:value="-1.5255000000000001" table:style-name="ce1">
            <text:p>-1.5255</text:p>
          </table:table-cell>
          <table:table-cell office:value-type="float" office:value="0.24510000000000001" table:style-name="ce1">
            <text:p>0.2451</text:p>
          </table:table-cell>
          <table:table-cell office:value-type="float" office:value="0.30020000000000002" table:style-name="ce1">
            <text:p>0.3002</text:p>
          </table:table-cell>
          <table:table-cell office:value-type="float" office:value="1.44E-2" table:style-name="ce1">
            <text:p>0.0144</text:p>
          </table:table-cell>
          <table:table-cell office:value-type="float" office:value="-1.0661" table:style-name="ce1">
            <text:p>-1.0661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-0.82269999999999999" table:style-name="ce1">
            <text:p>-0.8227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0.72970000000000002" table:style-name="ce1">
            <text:p>0.7297</text:p>
          </table:table-cell>
          <table:table-cell office:value-type="float" office:value="0.21279999999999999" table:style-name="ce1">
            <text:p>0.2128</text:p>
          </table:table-cell>
          <table:table-cell office:value-type="float" office:value="-0.36049999999999999" table:style-name="ce1">
            <text:p>-0.3605</text:p>
          </table:table-cell>
          <table:table-cell office:value-type="float" office:value="-0.53790000000000004" table:style-name="ce1">
            <text:p>-0.5379</text:p>
          </table:table-cell>
          <table:table-cell office:value-type="float" office:value="1.5299999999999999E-2" table:style-name="ce1">
            <text:p>0.0153</text:p>
          </table:table-cell>
          <table:table-cell office:value-type="float" office:value="-0.26069999999999999" table:style-name="ce1">
            <text:p>-0.2607</text:p>
          </table:table-cell>
          <table:table-cell office:value-type="float" office:value="0.49459999999999998" table:style-name="ce1">
            <text:p>0.4946</text:p>
          </table:table-cell>
          <table:table-cell office:value-type="float" office:value="0.8508" table:style-name="ce1">
            <text:p>0.85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2xiexuwei</text:p>
          </table:table-cell>
          <table:table-cell office:value-type="float" office:value="1.9899764668793E-3" table:style-name="ce2">
            <text:p>0.001989976</text:p>
          </table:table-cell>
          <table:table-cell office:value-type="float" office:value="0.17964584199882899" table:style-name="ce2">
            <text:p>0.179645842</text:p>
          </table:table-cell>
          <table:table-cell office:value-type="float" office:value="5.20685034868155E-2" table:style-name="ce2">
            <text:p>0.052068503</text:p>
          </table:table-cell>
          <table:table-cell office:value-type="float" office:value="6.9752880654203597E-2" table:style-name="ce2">
            <text:p>0.069752881</text:p>
          </table:table-cell>
          <table:table-cell office:value-type="float" office:value="1.407" table:style-name="ce2">
            <text:p>1.407</text:p>
          </table:table-cell>
          <table:table-cell office:value-type="float" office:value="0.68120000000000003" table:style-name="ce1">
            <text:p>0.6812</text:p>
          </table:table-cell>
          <table:table-cell office:value-type="float" office:value="0.4975" table:style-name="ce1">
            <text:p>0.4975</text:p>
          </table:table-cell>
          <table:table-cell office:value-type="float" office:value="0.81299999999999994" table:style-name="ce1">
            <text:p>0.813</text:p>
          </table:table-cell>
          <table:table-cell office:value-type="float" office:value="0.57540000000000002" table:style-name="ce1">
            <text:p>0.5754</text:p>
          </table:table-cell>
          <table:table-cell office:value-type="float" office:value="-0.1835" table:style-name="ce1">
            <text:p>-0.1835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1.8198000000000001" table:style-name="ce1">
            <text:p>1.8198</text:p>
          </table:table-cell>
          <table:table-cell office:value-type="float" office:value="-0.31290000000000001" table:style-name="ce1">
            <text:p>-0.3129</text:p>
          </table:table-cell>
          <table:table-cell office:value-type="float" office:value="-1.0843" table:style-name="ce1">
            <text:p>-1.0843</text:p>
          </table:table-cell>
          <table:table-cell office:value-type="float" office:value="-1.7999999999999999E-2" table:style-name="ce1">
            <text:p>-0.018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72199999999999998" table:style-name="ce1">
            <text:p>0.722</text:p>
          </table:table-cell>
          <table:table-cell office:value-type="float" office:value="-0.62570000000000003" table:style-name="ce1">
            <text:p>-0.6257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0.3826" table:style-name="ce1">
            <text:p>0.3826</text:p>
          </table:table-cell>
          <table:table-cell office:value-type="float" office:value="-1.0497000000000001" table:style-name="ce1">
            <text:p>-1.0497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-1.6021000000000001" table:style-name="ce1">
            <text:p>-1.6021</text:p>
          </table:table-cell>
          <table:table-cell office:value-type="float" office:value="4.6300000000000001E-2" table:style-name="ce1">
            <text:p>0.0463</text:p>
          </table:table-cell>
          <table:table-cell office:value-type="float" office:value="-0.17050000000000001" table:style-name="ce1">
            <text:p>-0.1705</text:p>
          </table:table-cell>
          <table:table-cell office:value-type="float" office:value="0.14319999999999999" table:style-name="ce1">
            <text:p>0.1432</text:p>
          </table:table-cell>
          <table:table-cell office:value-type="float" office:value="-1.4440999999999999" table:style-name="ce1">
            <text:p>-1.4441</text:p>
          </table:table-cell>
          <table:table-cell office:value-type="float" office:value="1.54E-2" table:style-name="ce1">
            <text:p>0.0154</text:p>
          </table:table-cell>
          <table:table-cell office:value-type="float" office:value="-0.7742" table:style-name="ce1">
            <text:p>-0.7742</text:p>
          </table:table-cell>
          <table:table-cell office:value-type="float" office:value="-0.32650000000000001" table:style-name="ce1">
            <text:p>-0.3265</text:p>
          </table:table-cell>
          <table:table-cell office:value-type="float" office:value="1.2886" table:style-name="ce1">
            <text:p>1.2886</text:p>
          </table:table-cell>
          <table:table-cell office:value-type="float" office:value="0.1336" table:style-name="ce1">
            <text:p>0.1336</text:p>
          </table:table-cell>
          <table:table-cell office:value-type="float" office:value="-0.4461" table:style-name="ce1">
            <text:p>-0.4461</text:p>
          </table:table-cell>
          <table:table-cell office:value-type="float" office:value="-0.64180000000000004" table:style-name="ce1">
            <text:p>-0.6418</text:p>
          </table:table-cell>
          <table:table-cell office:value-type="float" office:value="0.45290000000000002" table:style-name="ce1">
            <text:p>0.4529</text:p>
          </table:table-cell>
          <table:table-cell office:value-type="float" office:value="-0.2893" table:style-name="ce1">
            <text:p>-0.2893</text:p>
          </table:table-cell>
          <table:table-cell office:value-type="float" office:value="0.1671" table:style-name="ce1">
            <text:p>0.1671</text:p>
          </table:table-cell>
          <table:table-cell office:value-type="float" office:value="1.2326999999999999" table:style-name="ce1">
            <text:p>1.2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3qianwei</text:p>
          </table:table-cell>
          <table:table-cell office:value-type="float" office:value="2.18463959200487E-3" table:style-name="ce2">
            <text:p>0.00218464</text:p>
          </table:table-cell>
          <table:table-cell office:value-type="float" office:value="0.18818677533690201" table:style-name="ce2">
            <text:p>0.188186775</text:p>
          </table:table-cell>
          <table:table-cell office:value-type="float" office:value="5.5430843361508997E-2" table:style-name="ce2">
            <text:p>0.055430843</text:p>
          </table:table-cell>
          <table:table-cell office:value-type="float" office:value="6.7531024156387204E-2" table:style-name="ce2">
            <text:p>0.067531024</text:p>
          </table:table-cell>
          <table:table-cell office:value-type="float" office:value="1.282" table:style-name="ce2">
            <text:p>1.282</text:p>
          </table:table-cell>
          <table:table-cell office:value-type="float" office:value="1.2052" table:style-name="ce1">
            <text:p>1.2052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0.751" table:style-name="ce1">
            <text:p>0.751</text:p>
          </table:table-cell>
          <table:table-cell office:value-type="float" office:value="-0.10290000000000001" table:style-name="ce1">
            <text:p>-0.1029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2.2509000000000001" table:style-name="ce1">
            <text:p>2.2509</text:p>
          </table:table-cell>
          <table:table-cell office:value-type="float" office:value="-0.28439999999999999" table:style-name="ce1">
            <text:p>-0.2844</text:p>
          </table:table-cell>
          <table:table-cell office:value-type="float" office:value="-0.82740000000000002" table:style-name="ce1">
            <text:p>-0.8274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0.5736" table:style-name="ce1">
            <text:p>0.5736</text:p>
          </table:table-cell>
          <table:table-cell office:value-type="float" office:value="0.5484" table:style-name="ce1">
            <text:p>0.5484</text:p>
          </table:table-cell>
          <table:table-cell office:value-type="float" office:value="-0.29649999999999999" table:style-name="ce1">
            <text:p>-0.2965</text:p>
          </table:table-cell>
          <table:table-cell office:value-type="float" office:value="0.26319999999999999" table:style-name="ce1">
            <text:p>0.2632</text:p>
          </table:table-cell>
          <table:table-cell office:value-type="float" office:value="-0.50880000000000003" table:style-name="ce1">
            <text:p>-0.5088</text:p>
          </table:table-cell>
          <table:table-cell office:value-type="float" office:value="-0.99170000000000003" table:style-name="ce1">
            <text:p>-0.9917</text:p>
          </table:table-cell>
          <table:table-cell office:value-type="float" office:value="-6.0600000000000001E-2" table:style-name="ce1">
            <text:p>-0.06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6.2100000000000002E-2" table:style-name="ce1">
            <text:p>-0.0621</text:p>
          </table:table-cell>
          <table:table-cell office:value-type="float" office:value="-5.8599999999999999E-2" table:style-name="ce1">
            <text:p>-0.0586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6.1800000000000001E-2" table:style-name="ce1">
            <text:p>-0.0618</text:p>
          </table:table-cell>
          <table:table-cell office:value-type="float" office:value="-0.17580000000000001" table:style-name="ce1">
            <text:p>-0.1758</text:p>
          </table:table-cell>
          <table:table-cell office:value-type="float" office:value="-0.87009999999999998" table:style-name="ce1">
            <text:p>-0.8701</text:p>
          </table:table-cell>
          <table:table-cell office:value-type="float" office:value="0.4017" table:style-name="ce1">
            <text:p>0.4017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1087" table:style-name="ce1">
            <text:p>0.1087</text:p>
          </table:table-cell>
          <table:table-cell office:value-type="float" office:value="-1.0651999999999999" table:style-name="ce1">
            <text:p>-1.0652</text:p>
          </table:table-cell>
          <table:table-cell office:value-type="float" office:value="-0.23330000000000001" table:style-name="ce1">
            <text:p>-0.2333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-0.4451" table:style-name="ce1">
            <text:p>-0.4451</text:p>
          </table:table-cell>
          <table:table-cell office:value-type="float" office:value="1.1108" table:style-name="ce1">
            <text:p>1.1108</text:p>
          </table:table-cell>
          <table:table-cell office:value-type="float" office:value="0.18459999999999999" table:style-name="ce1">
            <text:p>0.1846</text:p>
          </table:table-cell>
          <table:table-cell office:value-type="float" office:value="-0.37180000000000002" table:style-name="ce1">
            <text:p>-0.3718</text:p>
          </table:table-cell>
          <table:table-cell office:value-type="float" office:value="-0.38300000000000001" table:style-name="ce1">
            <text:p>-0.383</text:p>
          </table:table-cell>
          <table:table-cell office:value-type="float" office:value="1.47E-2" table:style-name="ce1">
            <text:p>0.014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447999999999999" table:style-name="ce1">
            <text:p>1.2448</text:p>
          </table:table-cell>
          <table:table-cell office:value-type="float" office:value="1.1820999999999999" table:style-name="ce1">
            <text:p>1.1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4xuejusha</text:p>
          </table:table-cell>
          <table:table-cell office:value-type="float" office:value="2.30371421326961E-3" table:style-name="ce2">
            <text:p>0.002303714</text:p>
          </table:table-cell>
          <table:table-cell office:value-type="float" office:value="0.179158243450599" table:style-name="ce2">
            <text:p>0.179158243</text:p>
          </table:table-cell>
          <table:table-cell office:value-type="float" office:value="6.24257537264244E-2" table:style-name="ce2">
            <text:p>0.062425754</text:p>
          </table:table-cell>
          <table:table-cell office:value-type="float" office:value="7.3632148399562003E-2" table:style-name="ce2">
            <text:p>0.073632148</text:p>
          </table:table-cell>
          <table:table-cell office:value-type="float" office:value="1.3180000000000001" table:style-name="ce2">
            <text:p>1.318</text:p>
          </table:table-cell>
          <table:table-cell office:value-type="float" office:value="1.4911000000000001" table:style-name="ce1">
            <text:p>1.4911</text:p>
          </table:table-cell>
          <table:table-cell office:value-type="float" office:value="0.40660000000000002" table:style-name="ce1">
            <text:p>0.4066</text:p>
          </table:table-cell>
          <table:table-cell office:value-type="float" office:value="0.6532" table:style-name="ce1">
            <text:p>0.6532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40670000000000001" table:style-name="ce1">
            <text:p>0.4067</text:p>
          </table:table-cell>
          <table:table-cell office:value-type="float" office:value="0.40479999999999999" table:style-name="ce1">
            <text:p>0.4048</text:p>
          </table:table-cell>
          <table:table-cell office:value-type="float" office:value="1.4471000000000001" table:style-name="ce1">
            <text:p>1.4471</text:p>
          </table:table-cell>
          <table:table-cell office:value-type="float" office:value="-0.50029999999999997" table:style-name="ce1">
            <text:p>-0.5003</text:p>
          </table:table-cell>
          <table:table-cell office:value-type="float" office:value="-0.45129999999999998" table:style-name="ce1">
            <text:p>-0.4513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0.55979999999999996" table:style-name="ce1">
            <text:p>0.5598</text:p>
          </table:table-cell>
          <table:table-cell office:value-type="float" office:value="0.65659999999999996" table:style-name="ce1">
            <text:p>0.6566</text:p>
          </table:table-cell>
          <table:table-cell office:value-type="float" office:value="0.1787" table:style-name="ce1">
            <text:p>0.1787</text:p>
          </table:table-cell>
          <table:table-cell office:value-type="float" office:value="0.38529999999999998" table:style-name="ce1">
            <text:p>0.3853</text:p>
          </table:table-cell>
          <table:table-cell office:value-type="float" office:value="-0.26150000000000001" table:style-name="ce1">
            <text:p>-0.2615</text:p>
          </table:table-cell>
          <table:table-cell office:value-type="float" office:value="-0.97360000000000002" table:style-name="ce1">
            <text:p>-0.9736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-2.5000000000000001E-3" table:style-name="ce1">
            <text:p>-0.0025</text:p>
          </table:table-cell>
          <table:table-cell office:value-type="float" office:value="5.8500000000000003E-2" table:style-name="ce1">
            <text:p>0.0585</text:p>
          </table:table-cell>
          <table:table-cell office:value-type="float" office:value="-0.1288" table:style-name="ce1">
            <text:p>-0.1288</text:p>
          </table:table-cell>
          <table:table-cell office:value-type="float" office:value="-3.6799999999999999E-2" table:style-name="ce1">
            <text:p>-0.0368</text:p>
          </table:table-cell>
          <table:table-cell office:value-type="float" office:value="0.01" table:style-name="ce1">
            <text:p>0.01</text:p>
          </table:table-cell>
          <table:table-cell office:value-type="float" office:value="-0.2041" table:style-name="ce1">
            <text:p>-0.2041</text:p>
          </table:table-cell>
          <table:table-cell office:value-type="float" office:value="-0.13070000000000001" table:style-name="ce1">
            <text:p>-0.1307</text:p>
          </table:table-cell>
          <table:table-cell office:value-type="float" office:value="-0.77370000000000005" table:style-name="ce1">
            <text:p>-0.7737</text:p>
          </table:table-cell>
          <table:table-cell office:value-type="float" office:value="0.28149999999999997" table:style-name="ce1">
            <text:p>0.2815</text:p>
          </table:table-cell>
          <table:table-cell office:value-type="float" office:value="0.1147" table:style-name="ce1">
            <text:p>0.1147</text:p>
          </table:table-cell>
          <table:table-cell office:value-type="float" office:value="-0.15840000000000001" table:style-name="ce1">
            <text:p>-0.1584</text:p>
          </table:table-cell>
          <table:table-cell office:value-type="float" office:value="-0.88660000000000005" table:style-name="ce1">
            <text:p>-0.8866</text:p>
          </table:table-cell>
          <table:table-cell office:value-type="float" office:value="-0.23019999999999999" table:style-name="ce1">
            <text:p>-0.2302</text:p>
          </table:table-cell>
          <table:table-cell office:value-type="float" office:value="-0.73360000000000003" table:style-name="ce1">
            <text:p>-0.7336</text:p>
          </table:table-cell>
          <table:table-cell office:value-type="float" office:value="-0.21609999999999999" table:style-name="ce1">
            <text:p>-0.2161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-0.47389999999999999" table:style-name="ce1">
            <text:p>-0.4739</text:p>
          </table:table-cell>
          <table:table-cell office:value-type="float" office:value="-0.61009999999999998" table:style-name="ce1">
            <text:p>-0.6101</text:p>
          </table:table-cell>
          <table:table-cell office:value-type="float" office:value="-0.1321" table:style-name="ce1">
            <text:p>-0.1321</text:p>
          </table:table-cell>
          <table:table-cell office:value-type="float" office:value="-0.31109999999999999" table:style-name="ce1">
            <text:p>-0.3111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1.0994999999999999" table:style-name="ce1">
            <text:p>1.09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5hanchao</text:p>
          </table:table-cell>
          <table:table-cell office:value-type="float" office:value="2.4100907417352398E-3" table:style-name="ce2">
            <text:p>0.002410091</text:p>
          </table:table-cell>
          <table:table-cell office:value-type="float" office:value="0.18341266080306501" table:style-name="ce2">
            <text:p>0.183412661</text:p>
          </table:table-cell>
          <table:table-cell office:value-type="float" office:value="6.7105331441995902E-2" table:style-name="ce2">
            <text:p>0.067105331</text:p>
          </table:table-cell>
          <table:table-cell office:value-type="float" office:value="7.1604739301251399E-2" table:style-name="ce2">
            <text:p>0.071604739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0.1583" table:style-name="ce1">
            <text:p>0.1583</text:p>
          </table:table-cell>
          <table:table-cell office:value-type="float" office:value="0.27410000000000001" table:style-name="ce1">
            <text:p>0.2741</text:p>
          </table:table-cell>
          <table:table-cell office:value-type="float" office:value="0.5756" table:style-name="ce1">
            <text:p>0.5756</text:p>
          </table:table-cell>
          <table:table-cell office:value-type="float" office:value="0.59860000000000002" table:style-name="ce1">
            <text:p>0.5986</text:p>
          </table:table-cell>
          <table:table-cell office:value-type="float" office:value="-0.24" table:style-name="ce1">
            <text:p>-0.24</text:p>
          </table:table-cell>
          <table:table-cell office:value-type="float" office:value="0.25629999999999997" table:style-name="ce1">
            <text:p>0.2563</text:p>
          </table:table-cell>
          <table:table-cell office:value-type="float" office:value="-9.2299999999999993E-2" table:style-name="ce1">
            <text:p>-0.0923</text:p>
          </table:table-cell>
          <table:table-cell office:value-type="float" office:value="-9.1499999999999998E-2" table:style-name="ce1">
            <text:p>-0.0915</text:p>
          </table:table-cell>
          <table:table-cell office:value-type="float" office:value="-0.61460000000000004" table:style-name="ce1">
            <text:p>-0.6146</text:p>
          </table:table-cell>
          <table:table-cell office:value-type="float" office:value="-4.6100000000000002E-2" table:style-name="ce1">
            <text:p>-0.0461</text:p>
          </table:table-cell>
          <table:table-cell office:value-type="float" office:value="0.2621" table:style-name="ce1">
            <text:p>0.2621</text:p>
          </table:table-cell>
          <table:table-cell office:value-type="float" office:value="0.47210000000000002" table:style-name="ce1">
            <text:p>0.4721</text:p>
          </table:table-cell>
          <table:table-cell office:value-type="float" office:value="-0.24399999999999999" table:style-name="ce1">
            <text:p>-0.244</text:p>
          </table:table-cell>
          <table:table-cell office:value-type="float" office:value="0.21729999999999999" table:style-name="ce1">
            <text:p>0.2173</text:p>
          </table:table-cell>
          <table:table-cell office:value-type="float" office:value="-0.3785" table:style-name="ce1">
            <text:p>-0.3785</text:p>
          </table:table-cell>
          <table:table-cell office:value-type="float" office:value="-0.70620000000000005" table:style-name="ce1">
            <text:p>-0.7062</text:p>
          </table:table-cell>
          <table:table-cell office:value-type="float" office:value="-0.2712" table:style-name="ce1">
            <text:p>-0.2712</text:p>
          </table:table-cell>
          <table:table-cell office:value-type="float" office:value="-6.3E-2" table:style-name="ce1">
            <text:p>-0.063</text:p>
          </table:table-cell>
          <table:table-cell office:value-type="float" office:value="-3.5999999999999997E-2" table:style-name="ce1">
            <text:p>-0.036</text:p>
          </table:table-cell>
          <table:table-cell office:value-type="float" office:value="-1.77E-2" table:style-name="ce1">
            <text:p>-0.0177</text:p>
          </table:table-cell>
          <table:table-cell office:value-type="float" office:value="-0.17330000000000001" table:style-name="ce1">
            <text:p>-0.1733</text:p>
          </table:table-cell>
          <table:table-cell office:value-type="float" office:value="5.0299999999999997E-2" table:style-name="ce1">
            <text:p>0.0503</text:p>
          </table:table-cell>
          <table:table-cell office:value-type="float" office:value="-0.3095" table:style-name="ce1">
            <text:p>-0.3095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-1.2149000000000001" table:style-name="ce1">
            <text:p>-1.2149</text:p>
          </table:table-cell>
          <table:table-cell office:value-type="float" office:value="0.31069999999999998" table:style-name="ce1">
            <text:p>0.3107</text:p>
          </table:table-cell>
          <table:table-cell office:value-type="float" office:value="0.21870000000000001" table:style-name="ce1">
            <text:p>0.2187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-1.1020000000000001" table:style-name="ce1">
            <text:p>-1.102</text:p>
          </table:table-cell>
          <table:table-cell office:value-type="float" office:value="-0.15659999999999999" table:style-name="ce1">
            <text:p>-0.1566</text:p>
          </table:table-cell>
          <table:table-cell office:value-type="float" office:value="-0.53310000000000002" table:style-name="ce1">
            <text:p>-0.5331</text:p>
          </table:table-cell>
          <table:table-cell office:value-type="float" office:value="-0.62160000000000004" table:style-name="ce1">
            <text:p>-0.6216</text:p>
          </table:table-cell>
          <table:table-cell office:value-type="float" office:value="0.73370000000000002" table:style-name="ce1">
            <text:p>0.7337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-0.15970000000000001" table:style-name="ce1">
            <text:p>-0.1597</text:p>
          </table:table-cell>
          <table:table-cell office:value-type="float" office:value="-0.38500000000000001" table:style-name="ce1">
            <text:p>-0.385</text:p>
          </table:table-cell>
          <table:table-cell office:value-type="float" office:value="-2.9899999999999999E-2" table:style-name="ce1">
            <text:p>-0.0299</text:p>
          </table:table-cell>
          <table:table-cell office:value-type="float" office:value="-0.155" table:style-name="ce1">
            <text:p>-0.155</text:p>
          </table:table-cell>
          <table:table-cell office:value-type="float" office:value="0.25109999999999999" table:style-name="ce1">
            <text:p>0.2511</text:p>
          </table:table-cell>
          <table:table-cell office:value-type="float" office:value="1.0141" table:style-name="ce1">
            <text:p>1.01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6fanghe</text:p>
          </table:table-cell>
          <table:table-cell office:value-type="float" office:value="2.1202639403958001E-3" table:style-name="ce2">
            <text:p>0.002120264</text:p>
          </table:table-cell>
          <table:table-cell office:value-type="float" office:value="0.185645034495585" table:style-name="ce2">
            <text:p>0.185645034</text:p>
          </table:table-cell>
          <table:table-cell office:value-type="float" office:value="5.5546061575548998E-2" table:style-name="ce2">
            <text:p>0.055546062</text:p>
          </table:table-cell>
          <table:table-cell office:value-type="float" office:value="7.2644013712036506E-2" table:style-name="ce2">
            <text:p>0.072644014</text:p>
          </table:table-cell>
          <table:table-cell office:value-type="float" office:value="1.26" table:style-name="ce2">
            <text:p>1.26</text:p>
          </table:table-cell>
          <table:table-cell office:value-type="float" office:value="0.51659999999999995" table:style-name="ce1">
            <text:p>0.5166</text:p>
          </table:table-cell>
          <table:table-cell office:value-type="float" office:value="0.30320000000000003" table:style-name="ce1">
            <text:p>0.3032</text:p>
          </table:table-cell>
          <table:table-cell office:value-type="float" office:value="0.218" table:style-name="ce1">
            <text:p>0.218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-0.66379999999999995" table:style-name="ce1">
            <text:p>-0.6638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-0.11899999999999999" table:style-name="ce1">
            <text:p>-0.119</text:p>
          </table:table-cell>
          <table:table-cell office:value-type="float" office:value="-0.8881" table:style-name="ce1">
            <text:p>-0.8881</text:p>
          </table:table-cell>
          <table:table-cell office:value-type="float" office:value="-4.82E-2" table:style-name="ce1">
            <text:p>-0.0482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0.51929999999999998" table:style-name="ce1">
            <text:p>0.5193</text:p>
          </table:table-cell>
          <table:table-cell office:value-type="float" office:value="-0.67169999999999996" table:style-name="ce1">
            <text:p>-0.6717</text:p>
          </table:table-cell>
          <table:table-cell office:value-type="float" office:value="0.42799999999999999" table:style-name="ce1">
            <text:p>0.428</text:p>
          </table:table-cell>
          <table:table-cell office:value-type="float" office:value="-0.64400000000000002" table:style-name="ce1">
            <text:p>-0.644</text:p>
          </table:table-cell>
          <table:table-cell office:value-type="float" office:value="-0.59750000000000003" table:style-name="ce1">
            <text:p>-0.5975</text:p>
          </table:table-cell>
          <table:table-cell office:value-type="float" office:value="-0.13250000000000001" table:style-name="ce1">
            <text:p>-0.1325</text:p>
          </table:table-cell>
          <table:table-cell office:value-type="float" office:value="-4.87E-2" table:style-name="ce1">
            <text:p>-0.0487</text:p>
          </table:table-cell>
          <table:table-cell office:value-type="float" office:value="-6.4600000000000005E-2" table:style-name="ce1">
            <text:p>-0.0646</text:p>
          </table:table-cell>
          <table:table-cell office:value-type="float" office:value="-7.6700000000000004E-2" table:style-name="ce1">
            <text:p>-0.0767</text:p>
          </table:table-cell>
          <table:table-cell office:value-type="float" office:value="-0.2051" table:style-name="ce1">
            <text:p>-0.2051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-0.25340000000000001" table:style-name="ce1">
            <text:p>-0.2534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-0.84650000000000003" table:style-name="ce1">
            <text:p>-0.8465</text:p>
          </table:table-cell>
          <table:table-cell office:value-type="float" office:value="9.3899999999999997E-2" table:style-name="ce1">
            <text:p>0.0939</text:p>
          </table:table-cell>
          <table:table-cell office:value-type="float" office:value="-0.18920000000000001" table:style-name="ce1">
            <text:p>-0.1892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-1.5031000000000001" table:style-name="ce1">
            <text:p>-1.5031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-0.68240000000000001" table:style-name="ce1">
            <text:p>-0.6824</text:p>
          </table:table-cell>
          <table:table-cell office:value-type="float" office:value="-0.06" table:style-name="ce1">
            <text:p>-0.06</text:p>
          </table:table-cell>
          <table:table-cell office:value-type="float" office:value="0.99299999999999999" table:style-name="ce1">
            <text:p>0.993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-0.57550000000000001" table:style-name="ce1">
            <text:p>-0.5755</text:p>
          </table:table-cell>
          <table:table-cell office:value-type="float" office:value="-0.54779999999999995" table:style-name="ce1">
            <text:p>-0.5478</text:p>
          </table:table-cell>
          <table:table-cell office:value-type="float" office:value="0.46450000000000002" table:style-name="ce1">
            <text:p>0.4645</text:p>
          </table:table-cell>
          <table:table-cell office:value-type="float" office:value="-0.30080000000000001" table:style-name="ce1">
            <text:p>-0.3008</text:p>
          </table:table-cell>
          <table:table-cell office:value-type="float" office:value="0.88929999999999998" table:style-name="ce1">
            <text:p>0.8893</text:p>
          </table:table-cell>
          <table:table-cell office:value-type="float" office:value="0.82410000000000005" table:style-name="ce1">
            <text:p>0.82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7wanlixuan</text:p>
          </table:table-cell>
          <table:table-cell office:value-type="float" office:value="2.4717684587411701E-3" table:style-name="ce2">
            <text:p>0.002471768</text:p>
          </table:table-cell>
          <table:table-cell office:value-type="float" office:value="0.18707667533134401" table:style-name="ce2">
            <text:p>0.187076675</text:p>
          </table:table-cell>
          <table:table-cell office:value-type="float" office:value="6.0980358717071803E-2" table:style-name="ce2">
            <text:p>0.060980359</text:p>
          </table:table-cell>
          <table:table-cell office:value-type="float" office:value="7.0690313877820404E-2" table:style-name="ce2">
            <text:p>0.070690314</text:p>
          </table:table-cell>
          <table:table-cell office:value-type="float" office:value="1.272" table:style-name="ce2">
            <text:p>1.272</text:p>
          </table:table-cell>
          <table:table-cell office:value-type="float" office:value="0.36659999999999998" table:style-name="ce1">
            <text:p>0.3666</text:p>
          </table:table-cell>
          <table:table-cell office:value-type="float" office:value="0.3342" table:style-name="ce1">
            <text:p>0.3342</text:p>
          </table:table-cell>
          <table:table-cell office:value-type="float" office:value="0.56589999999999996" table:style-name="ce1">
            <text:p>0.5659</text:p>
          </table:table-cell>
          <table:table-cell office:value-type="float" office:value="0.58989999999999998" table:style-name="ce1">
            <text:p>0.5899</text:p>
          </table:table-cell>
          <table:table-cell office:value-type="float" office:value="-0.39729999999999999" table:style-name="ce1">
            <text:p>-0.3973</text:p>
          </table:table-cell>
          <table:table-cell office:value-type="float" office:value="0.2389" table:style-name="ce1">
            <text:p>0.2389</text:p>
          </table:table-cell>
          <table:table-cell office:value-type="float" office:value="0.58909999999999996" table:style-name="ce1">
            <text:p>0.5891</text:p>
          </table:table-cell>
          <table:table-cell office:value-type="float" office:value="-4.2700000000000002E-2" table:style-name="ce1">
            <text:p>-0.0427</text:p>
          </table:table-cell>
          <table:table-cell office:value-type="float" office:value="-0.85960000000000003" table:style-name="ce1">
            <text:p>-0.8596</text:p>
          </table:table-cell>
          <table:table-cell office:value-type="float" office:value="4.9099999999999998E-2" table:style-name="ce1">
            <text:p>0.0491</text:p>
          </table:table-cell>
          <table:table-cell office:value-type="float" office:value="0.28189999999999998" table:style-name="ce1">
            <text:p>0.2819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-0.1232" table:style-name="ce1">
            <text:p>-0.1232</text:p>
          </table:table-cell>
          <table:table-cell office:value-type="float" office:value="0.1232" table:style-name="ce1">
            <text:p>0.1232</text:p>
          </table:table-cell>
          <table:table-cell office:value-type="float" office:value="-0.21590000000000001" table:style-name="ce1">
            <text:p>-0.2159</text:p>
          </table:table-cell>
          <table:table-cell office:value-type="float" office:value="-0.79300000000000004" table:style-name="ce1">
            <text:p>-0.793</text:p>
          </table:table-cell>
          <table:table-cell office:value-type="float" office:value="-3.1800000000000002E-2" table:style-name="ce1">
            <text:p>-0.031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2.52E-2" table:style-name="ce1">
            <text:p>0.0252</text:p>
          </table:table-cell>
          <table:table-cell office:value-type="float" office:value="-7.4000000000000003E-3" table:style-name="ce1">
            <text:p>-0.0074</text:p>
          </table:table-cell>
          <table:table-cell office:value-type="float" office:value="-1.8100000000000002E-2" table:style-name="ce1">
            <text:p>-0.0181</text:p>
          </table:table-cell>
          <table:table-cell office:value-type="float" office:value="-0.23960000000000001" table:style-name="ce1">
            <text:p>-0.2396</text:p>
          </table:table-cell>
          <table:table-cell office:value-type="float" office:value="0.3574" table:style-name="ce1">
            <text:p>0.3574</text:p>
          </table:table-cell>
          <table:table-cell office:value-type="float" office:value="0.47170000000000001" table:style-name="ce1">
            <text:p>0.4717</text:p>
          </table:table-cell>
          <table:table-cell office:value-type="float" office:value="0.42080000000000001" table:style-name="ce1">
            <text:p>0.4208</text:p>
          </table:table-cell>
          <table:table-cell office:value-type="float" office:value="-0.61870000000000003" table:style-name="ce1">
            <text:p>-0.6187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5.7500000000000002E-2" table:style-name="ce1">
            <text:p>-0.0575</text:p>
          </table:table-cell>
          <table:table-cell office:value-type="float" office:value="-0.31419999999999998" table:style-name="ce1">
            <text:p>-0.3142</text:p>
          </table:table-cell>
          <table:table-cell office:value-type="float" office:value="0.97140000000000004" table:style-name="ce1">
            <text:p>0.9714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0.18779999999999999" table:style-name="ce1">
            <text:p>-0.1878</text:p>
          </table:table-cell>
          <table:table-cell office:value-type="float" office:value="-0.36870000000000003" table:style-name="ce1">
            <text:p>-0.3687</text:p>
          </table:table-cell>
          <table:table-cell office:value-type="float" office:value="-0.40029999999999999" table:style-name="ce1">
            <text:p>-0.4003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0.32640000000000002" table:style-name="ce1">
            <text:p>0.3264</text:p>
          </table:table-cell>
          <table:table-cell office:value-type="float" office:value="1.1271" table:style-name="ce1">
            <text:p>1.12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8xuehuimeng</text:p>
          </table:table-cell>
          <table:table-cell office:value-type="float" office:value="2.4015321422325999E-3" table:style-name="ce2">
            <text:p>0.002401532</text:p>
          </table:table-cell>
          <table:table-cell office:value-type="float" office:value="0.20202705042738001" table:style-name="ce2">
            <text:p>0.20202705</text:p>
          </table:table-cell>
          <table:table-cell office:value-type="float" office:value="5.8112862840806898E-2" table:style-name="ce2">
            <text:p>0.058112863</text:p>
          </table:table-cell>
          <table:table-cell office:value-type="float" office:value="6.9592607794551897E-2" table:style-name="ce2">
            <text:p>0.069592608</text:p>
          </table:table-cell>
          <table:table-cell office:value-type="float" office:value="1.1839999999999999" table:style-name="ce2">
            <text:p>1.184</text:p>
          </table:table-cell>
          <table:table-cell office:value-type="float" office:value="0.76170000000000004" table:style-name="ce1">
            <text:p>0.7617</text:p>
          </table:table-cell>
          <table:table-cell office:value-type="float" office:value="0.16470000000000001" table:style-name="ce1">
            <text:p>0.1647</text:p>
          </table:table-cell>
          <table:table-cell office:value-type="float" office:value="0.26869999999999999" table:style-name="ce1">
            <text:p>0.2687</text:p>
          </table:table-cell>
          <table:table-cell office:value-type="float" office:value="0.39650000000000002" table:style-name="ce1">
            <text:p>0.3965</text:p>
          </table:table-cell>
          <table:table-cell office:value-type="float" office:value="8.6400000000000005E-2" table:style-name="ce1">
            <text:p>0.0864</text:p>
          </table:table-cell>
          <table:table-cell office:value-type="float" office:value="0.2616" table:style-name="ce1">
            <text:p>0.2616</text:p>
          </table:table-cell>
          <table:table-cell office:value-type="float" office:value="1.1709000000000001" table:style-name="ce1">
            <text:p>1.1709</text:p>
          </table:table-cell>
          <table:table-cell office:value-type="float" office:value="-0.59630000000000005" table:style-name="ce1">
            <text:p>-0.5963</text:p>
          </table:table-cell>
          <table:table-cell office:value-type="float" office:value="-0.1318" table:style-name="ce1">
            <text:p>-0.1318</text:p>
          </table:table-cell>
          <table:table-cell office:value-type="float" office:value="-0.1376" table:style-name="ce1">
            <text:p>-0.1376</text:p>
          </table:table-cell>
          <table:table-cell office:value-type="float" office:value="0.317" table:style-name="ce1">
            <text:p>0.317</text:p>
          </table:table-cell>
          <table:table-cell office:value-type="float" office:value="0.43759999999999999" table:style-name="ce1">
            <text:p>0.4376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0.249" table:style-name="ce1">
            <text:p>0.249</text:p>
          </table:table-cell>
          <table:table-cell office:value-type="float" office:value="-5.2200000000000003E-2" table:style-name="ce1">
            <text:p>-0.0522</text:p>
          </table:table-cell>
          <table:table-cell office:value-type="float" office:value="-0.79059999999999997" table:style-name="ce1">
            <text:p>-0.790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-0.14460000000000001" table:style-name="ce1">
            <text:p>-0.1446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-1.43E-2" table:style-name="ce1">
            <text:p>-0.0143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8.4199999999999997E-2" table:style-name="ce1">
            <text:p>0.0842</text:p>
          </table:table-cell>
          <table:table-cell office:value-type="float" office:value="-0.10539999999999999" table:style-name="ce1">
            <text:p>-0.1054</text:p>
          </table:table-cell>
          <table:table-cell office:value-type="float" office:value="-0.1668" table:style-name="ce1">
            <text:p>-0.1668</text:p>
          </table:table-cell>
          <table:table-cell office:value-type="float" office:value="-0.36969999999999997" table:style-name="ce1">
            <text:p>-0.3697</text:p>
          </table:table-cell>
          <table:table-cell office:value-type="float" office:value="9.6500000000000002E-2" table:style-name="ce1">
            <text:p>0.0965</text:p>
          </table:table-cell>
          <table:table-cell office:value-type="float" office:value="-2.5899999999999999E-2" table:style-name="ce1">
            <text:p>-0.0259</text:p>
          </table:table-cell>
          <table:table-cell office:value-type="float" office:value="-0.15809999999999999" table:style-name="ce1">
            <text:p>-0.1581</text:p>
          </table:table-cell>
          <table:table-cell office:value-type="float" office:value="-0.4355" table:style-name="ce1">
            <text:p>-0.4355</text:p>
          </table:table-cell>
          <table:table-cell office:value-type="float" office:value="-0.1177" table:style-name="ce1">
            <text:p>-0.1177</text:p>
          </table:table-cell>
          <table:table-cell office:value-type="float" office:value="-0.34039999999999998" table:style-name="ce1">
            <text:p>-0.3404</text:p>
          </table:table-cell>
          <table:table-cell office:value-type="float" office:value="-0.43149999999999999" table:style-name="ce1">
            <text:p>-0.4315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0.22059999999999999" table:style-name="ce1">
            <text:p>0.2206</text:p>
          </table:table-cell>
          <table:table-cell office:value-type="float" office:value="-0.33839999999999998" table:style-name="ce1">
            <text:p>-0.3384</text:p>
          </table:table-cell>
          <table:table-cell office:value-type="float" office:value="-0.3906" table:style-name="ce1">
            <text:p>-0.3906</text:p>
          </table:table-cell>
          <table:table-cell office:value-type="float" office:value="-0.1047" table:style-name="ce1">
            <text:p>-0.1047</text:p>
          </table:table-cell>
          <table:table-cell office:value-type="float" office:value="-0.2208" table:style-name="ce1">
            <text:p>-0.2208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8962" table:style-name="ce1">
            <text:p>0.89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9limeng</text:p>
          </table:table-cell>
          <table:table-cell office:value-type="float" office:value="2.6314408719031301E-3" table:style-name="ce2">
            <text:p>0.002631441</text:p>
          </table:table-cell>
          <table:table-cell office:value-type="float" office:value="0.18735295187861101" table:style-name="ce2">
            <text:p>0.187352952</text:p>
          </table:table-cell>
          <table:table-cell office:value-type="float" office:value="5.4052078087334803E-2" table:style-name="ce2">
            <text:p>0.054052078</text:p>
          </table:table-cell>
          <table:table-cell office:value-type="float" office:value="6.8248497544063799E-2" table:style-name="ce2">
            <text:p>0.068248498</text:p>
          </table:table-cell>
          <table:table-cell office:value-type="float" office:value="1.198" table:style-name="ce2">
            <text:p>1.198</text:p>
          </table:table-cell>
          <table:table-cell office:value-type="float" office:value="0.51370000000000005" table:style-name="ce1">
            <text:p>0.5137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0.40560000000000002" table:style-name="ce1">
            <text:p>0.4056</text:p>
          </table:table-cell>
          <table:table-cell office:value-type="float" office:value="-0.43919999999999998" table:style-name="ce1">
            <text:p>-0.4392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.2499999999999999E-2" table:style-name="ce1">
            <text:p>0.0925</text:p>
          </table:table-cell>
          <table:table-cell office:value-type="float" office:value="-0.17469999999999999" table:style-name="ce1">
            <text:p>-0.1747</text:p>
          </table:table-cell>
          <table:table-cell office:value-type="float" office:value="4.2599999999999999E-2" table:style-name="ce1">
            <text:p>0.0426</text:p>
          </table:table-cell>
          <table:table-cell office:value-type="float" office:value="0.40589999999999998" table:style-name="ce1">
            <text:p>0.4059</text:p>
          </table:table-cell>
          <table:table-cell office:value-type="float" office:value="0.56469999999999998" table:style-name="ce1">
            <text:p>0.5647</text:p>
          </table:table-cell>
          <table:table-cell office:value-type="float" office:value="-0.218" table:style-name="ce1">
            <text:p>-0.218</text:p>
          </table:table-cell>
          <table:table-cell office:value-type="float" office:value="0.34760000000000002" table:style-name="ce1">
            <text:p>0.3476</text:p>
          </table:table-cell>
          <table:table-cell office:value-type="float" office:value="0.2455" table:style-name="ce1">
            <text:p>0.2455</text:p>
          </table:table-cell>
          <table:table-cell office:value-type="float" office:value="-0.61350000000000005" table:style-name="ce1">
            <text:p>-0.6135</text:p>
          </table:table-cell>
          <table:table-cell office:value-type="float" office:value="-3.0599999999999999E-2" table:style-name="ce1">
            <text:p>-0.0306</text:p>
          </table:table-cell>
          <table:table-cell office:value-type="float" office:value="-6.1100000000000002E-2" table:style-name="ce1">
            <text:p>-0.0611</text:p>
          </table:table-cell>
          <table:table-cell office:value-type="float" office:value="-8.6599999999999996E-2" table:style-name="ce1">
            <text:p>-0.0866</text:p>
          </table:table-cell>
          <table:table-cell office:value-type="float" office:value="-5.0500000000000003E-2" table:style-name="ce1">
            <text:p>-0.0505</text:p>
          </table:table-cell>
          <table:table-cell office:value-type="float" office:value="-0.1673" table:style-name="ce1">
            <text:p>-0.1673</text:p>
          </table:table-cell>
          <table:table-cell office:value-type="float" office:value="8.6099999999999996E-2" table:style-name="ce1">
            <text:p>0.0861</text:p>
          </table:table-cell>
          <table:table-cell office:value-type="float" office:value="-5.0799999999999998E-2" table:style-name="ce1">
            <text:p>-0.0508</text:p>
          </table:table-cell>
          <table:table-cell office:value-type="float" office:value="-0.17" table:style-name="ce1">
            <text:p>-0.17</text:p>
          </table:table-cell>
          <table:table-cell office:value-type="float" office:value="-0.45129999999999998" table:style-name="ce1">
            <text:p>-0.4513</text:p>
          </table:table-cell>
          <table:table-cell office:value-type="float" office:value="0.30790000000000001" table:style-name="ce1">
            <text:p>0.3079</text:p>
          </table:table-cell>
          <table:table-cell office:value-type="float" office:value="0.191" table:style-name="ce1">
            <text:p>0.191</text:p>
          </table:table-cell>
          <table:table-cell office:value-type="float" office:value="2.69E-2" table:style-name="ce1">
            <text:p>0.0269</text:p>
          </table:table-cell>
          <table:table-cell office:value-type="float" office:value="-0.9083" table:style-name="ce1">
            <text:p>-0.9083</text:p>
          </table:table-cell>
          <table:table-cell office:value-type="float" office:value="-0.37530000000000002" table:style-name="ce1">
            <text:p>-0.3753</text:p>
          </table:table-cell>
          <table:table-cell office:value-type="float" office:value="-0.1216" table:style-name="ce1">
            <text:p>-0.1216</text:p>
          </table:table-cell>
          <table:table-cell office:value-type="float" office:value="-0.52639999999999998" table:style-name="ce1">
            <text:p>-0.5264</text:p>
          </table:table-cell>
          <table:table-cell office:value-type="float" office:value="0.3382" table:style-name="ce1">
            <text:p>0.33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-0.4375" table:style-name="ce1">
            <text:p>-0.4375</text:p>
          </table:table-cell>
          <table:table-cell office:value-type="float" office:value="-0.66900000000000004" table:style-name="ce1">
            <text:p>-0.669</text:p>
          </table:table-cell>
          <table:table-cell office:value-type="float" office:value="-5.3600000000000002E-2" table:style-name="ce1">
            <text:p>-0.0536</text:p>
          </table:table-cell>
          <table:table-cell office:value-type="float" office:value="-0.34339999999999998" table:style-name="ce1">
            <text:p>-0.3434</text:p>
          </table:table-cell>
          <table:table-cell office:value-type="float" office:value="0.1147" table:style-name="ce1">
            <text:p>0.1147</text:p>
          </table:table-cell>
          <table:table-cell office:value-type="float" office:value="0.9496" table:style-name="ce1">
            <text:p>0.9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0zhongfeng</text:p>
          </table:table-cell>
          <table:table-cell office:value-type="float" office:value="1.9590869157685301E-3" table:style-name="ce2">
            <text:p>0.001959087</text:p>
          </table:table-cell>
          <table:table-cell office:value-type="float" office:value="0.189517369237135" table:style-name="ce2">
            <text:p>0.189517369</text:p>
          </table:table-cell>
          <table:table-cell office:value-type="float" office:value="5.7086438132014597E-2" table:style-name="ce2">
            <text:p>0.057086438</text:p>
          </table:table-cell>
          <table:table-cell office:value-type="float" office:value="6.9090248853790295E-2" table:style-name="ce2">
            <text:p>0.069090249</text:p>
          </table:table-cell>
          <table:table-cell office:value-type="float" office:value="1.335" table:style-name="ce2">
            <text:p>1.335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0.33539999999999998" table:style-name="ce1">
            <text:p>0.3354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0.51890000000000003" table:style-name="ce1">
            <text:p>0.5189</text:p>
          </table:table-cell>
          <table:table-cell office:value-type="float" office:value="-0.61909999999999998" table:style-name="ce1">
            <text:p>-0.6191</text:p>
          </table:table-cell>
          <table:table-cell office:value-type="float" office:value="0.23180000000000001" table:style-name="ce1">
            <text:p>0.2318</text:p>
          </table:table-cell>
          <table:table-cell office:value-type="float" office:value="0.77510000000000001" table:style-name="ce1">
            <text:p>0.7751</text:p>
          </table:table-cell>
          <table:table-cell office:value-type="float" office:value="-0.1178" table:style-name="ce1">
            <text:p>-0.1178</text:p>
          </table:table-cell>
          <table:table-cell office:value-type="float" office:value="-0.84289999999999998" table:style-name="ce1">
            <text:p>-0.8429</text:p>
          </table:table-cell>
          <table:table-cell office:value-type="float" office:value="-7.0599999999999996E-2" table:style-name="ce1">
            <text:p>-0.0706</text:p>
          </table:table-cell>
          <table:table-cell office:value-type="float" office:value="0.52490000000000003" table:style-name="ce1">
            <text:p>0.5249</text:p>
          </table:table-cell>
          <table:table-cell office:value-type="float" office:value="0.53359999999999996" table:style-name="ce1">
            <text:p>0.5336</text:p>
          </table:table-cell>
          <table:table-cell office:value-type="float" office:value="-0.32579999999999998" table:style-name="ce1">
            <text:p>-0.3258</text:p>
          </table:table-cell>
          <table:table-cell office:value-type="float" office:value="0.28820000000000001" table:style-name="ce1">
            <text:p>0.2882</text:p>
          </table:table-cell>
          <table:table-cell office:value-type="float" office:value="-0.72409999999999997" table:style-name="ce1">
            <text:p>-0.7241</text:p>
          </table:table-cell>
          <table:table-cell office:value-type="float" office:value="-0.52669999999999995" table:style-name="ce1">
            <text:p>-0.5267</text:p>
          </table:table-cell>
          <table:table-cell office:value-type="float" office:value="-0.33889999999999998" table:style-name="ce1">
            <text:p>-0.3389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-2.3699999999999999E-2" table:style-name="ce1">
            <text:p>-0.0237</text:p>
          </table:table-cell>
          <table:table-cell office:value-type="float" office:value="-0.17269999999999999" table:style-name="ce1">
            <text:p>-0.1727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-0.1769" table:style-name="ce1">
            <text:p>-0.1769</text:p>
          </table:table-cell>
          <table:table-cell office:value-type="float" office:value="-5.3600000000000002E-2" table:style-name="ce1">
            <text:p>-0.0536</text:p>
          </table:table-cell>
          <table:table-cell office:value-type="float" office:value="-1.3011999999999999" table:style-name="ce1">
            <text:p>-1.3012</text:p>
          </table:table-cell>
          <table:table-cell office:value-type="float" office:value="0.11749999999999999" table:style-name="ce1">
            <text:p>0.1175</text:p>
          </table:table-cell>
          <table:table-cell office:value-type="float" office:value="8.9700000000000002E-2" table:style-name="ce1">
            <text:p>0.0897</text:p>
          </table:table-cell>
          <table:table-cell office:value-type="float" office:value="0.1106" table:style-name="ce1">
            <text:p>0.1106</text:p>
          </table:table-cell>
          <table:table-cell office:value-type="float" office:value="-1.2159" table:style-name="ce1">
            <text:p>-1.2159</text:p>
          </table:table-cell>
          <table:table-cell office:value-type="float" office:value="-0.41039999999999999" table:style-name="ce1">
            <text:p>-0.4104</text:p>
          </table:table-cell>
          <table:table-cell office:value-type="float" office:value="-0.318" table:style-name="ce1">
            <text:p>-0.318</text:p>
          </table:table-cell>
          <table:table-cell office:value-type="float" office:value="-0.29189999999999999" table:style-name="ce1">
            <text:p>-0.2919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-0.53890000000000005" table:style-name="ce1">
            <text:p>-0.5389</text:p>
          </table:table-cell>
          <table:table-cell office:value-type="float" office:value="-0.44400000000000001" table:style-name="ce1">
            <text:p>-0.444</text:p>
          </table:table-cell>
          <table:table-cell office:value-type="float" office:value="-0.26" table:style-name="ce1">
            <text:p>-0.26</text:p>
          </table:table-cell>
          <table:table-cell office:value-type="float" office:value="-0.2581" table:style-name="ce1">
            <text:p>-0.2581</text:p>
          </table:table-cell>
          <table:table-cell office:value-type="float" office:value="1.1432" table:style-name="ce1">
            <text:p>1.1432</text:p>
          </table:table-cell>
          <table:table-cell office:value-type="float" office:value="0.69099999999999995" table:style-name="ce1">
            <text:p>0.6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1wangcaijiao</text:p>
          </table:table-cell>
          <table:table-cell office:value-type="float" office:value="2.3456066663180199E-3" table:style-name="ce2">
            <text:p>0.002345607</text:p>
          </table:table-cell>
          <table:table-cell office:value-type="float" office:value="0.18253656165207099" table:style-name="ce2">
            <text:p>0.182536562</text:p>
          </table:table-cell>
          <table:table-cell office:value-type="float" office:value="5.4637766820874498E-2" table:style-name="ce2">
            <text:p>0.054637767</text:p>
          </table:table-cell>
          <table:table-cell office:value-type="float" office:value="7.1249446228052293E-2" table:style-name="ce2">
            <text:p>0.071249446</text:p>
          </table:table-cell>
          <table:table-cell office:value-type="float" office:value="1.236" table:style-name="ce2">
            <text:p>1.236</text:p>
          </table:table-cell>
          <table:table-cell office:value-type="float" office:value="0.60589999999999999" table:style-name="ce1">
            <text:p>0.6059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0.38719999999999999" table:style-name="ce1">
            <text:p>0.3872</text:p>
          </table:table-cell>
          <table:table-cell office:value-type="float" office:value="0.34910000000000002" table:style-name="ce1">
            <text:p>0.3491</text:p>
          </table:table-cell>
          <table:table-cell office:value-type="float" office:value="-0.44869999999999999" table:style-name="ce1">
            <text:p>-0.4487</text:p>
          </table:table-cell>
          <table:table-cell office:value-type="float" office:value="0.39069999999999999" table:style-name="ce1">
            <text:p>0.3907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8.09E-2" table:style-name="ce1">
            <text:p>0.0809</text:p>
          </table:table-cell>
          <table:table-cell office:value-type="float" office:value="-0.14199999999999999" table:style-name="ce1">
            <text:p>-0.142</text:p>
          </table:table-cell>
          <table:table-cell office:value-type="float" office:value="-0.1875" table:style-name="ce1">
            <text:p>-0.1875</text:p>
          </table:table-cell>
          <table:table-cell office:value-type="float" office:value="0.22789999999999999" table:style-name="ce1">
            <text:p>0.2279</text:p>
          </table:table-cell>
          <table:table-cell office:value-type="float" office:value="0.42670000000000002" table:style-name="ce1">
            <text:p>0.4267</text:p>
          </table:table-cell>
          <table:table-cell office:value-type="float" office:value="-0.37530000000000002" table:style-name="ce1">
            <text:p>-0.3753</text:p>
          </table:table-cell>
          <table:table-cell office:value-type="float" office:value="0.2823" table:style-name="ce1">
            <text:p>0.2823</text:p>
          </table:table-cell>
          <table:table-cell office:value-type="float" office:value="-0.2641" table:style-name="ce1">
            <text:p>-0.2641</text:p>
          </table:table-cell>
          <table:table-cell office:value-type="float" office:value="-0.45319999999999999" table:style-name="ce1">
            <text:p>-0.4532</text:p>
          </table:table-cell>
          <table:table-cell office:value-type="float" office:value="2.4400000000000002E-2" table:style-name="ce1">
            <text:p>0.0244</text:p>
          </table:table-cell>
          <table:table-cell office:value-type="float" office:value="-0.1066" table:style-name="ce1">
            <text:p>-0.1066</text:p>
          </table:table-cell>
          <table:table-cell office:value-type="float" office:value="-4.53E-2" table:style-name="ce1">
            <text:p>-0.0453</text:p>
          </table:table-cell>
          <table:table-cell office:value-type="float" office:value="-6.8099999999999994E-2" table:style-name="ce1">
            <text:p>-0.0681</text:p>
          </table:table-cell>
          <table:table-cell office:value-type="float" office:value="-0.1789" table:style-name="ce1">
            <text:p>-0.178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0.35659999999999997" table:style-name="ce1">
            <text:p>-0.3566</text:p>
          </table:table-cell>
          <table:table-cell office:value-type="float" office:value="0.1032" table:style-name="ce1">
            <text:p>0.1032</text:p>
          </table:table-cell>
          <table:table-cell office:value-type="float" office:value="-0.68540000000000001" table:style-name="ce1">
            <text:p>-0.6854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42120000000000002" table:style-name="ce1">
            <text:p>0.4212</text:p>
          </table:table-cell>
          <table:table-cell office:value-type="float" office:value="7.7399999999999997E-2" table:style-name="ce1">
            <text:p>0.0774</text:p>
          </table:table-cell>
          <table:table-cell office:value-type="float" office:value="-1.1771" table:style-name="ce1">
            <text:p>-1.1771</text:p>
          </table:table-cell>
          <table:table-cell office:value-type="float" office:value="-0.1421" table:style-name="ce1">
            <text:p>-0.1421</text:p>
          </table:table-cell>
          <table:table-cell office:value-type="float" office:value="-0.35820000000000002" table:style-name="ce1">
            <text:p>-0.3582</text:p>
          </table:table-cell>
          <table:table-cell office:value-type="float" office:value="-0.1782" table:style-name="ce1">
            <text:p>-0.1782</text:p>
          </table:table-cell>
          <table:table-cell office:value-type="float" office:value="0.2601" table:style-name="ce1">
            <text:p>0.2601</text:p>
          </table:table-cell>
          <table:table-cell office:value-type="float" office:value="0.18779999999999999" table:style-name="ce1">
            <text:p>0.1878</text:p>
          </table:table-cell>
          <table:table-cell office:value-type="float" office:value="-0.27800000000000002" table:style-name="ce1">
            <text:p>-0.278</text:p>
          </table:table-cell>
          <table:table-cell office:value-type="float" office:value="-0.51270000000000004" table:style-name="ce1">
            <text:p>-0.5127</text:p>
          </table:table-cell>
          <table:table-cell office:value-type="float" office:value="0.25769999999999998" table:style-name="ce1">
            <text:p>0.2577</text:p>
          </table:table-cell>
          <table:table-cell office:value-type="float" office:value="-0.22989999999999999" table:style-name="ce1">
            <text:p>-0.2299</text:p>
          </table:table-cell>
          <table:table-cell office:value-type="float" office:value="0.45429999999999998" table:style-name="ce1">
            <text:p>0.4543</text:p>
          </table:table-cell>
          <table:table-cell office:value-type="float" office:value="0.6895" table:style-name="ce1">
            <text:p>0.68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2songjia</text:p>
          </table:table-cell>
          <table:table-cell office:value-type="float" office:value="2.0690519208457899E-3" table:style-name="ce2">
            <text:p>0.002069052</text:p>
          </table:table-cell>
          <table:table-cell office:value-type="float" office:value="0.172033593657682" table:style-name="ce2">
            <text:p>0.172033594</text:p>
          </table:table-cell>
          <table:table-cell office:value-type="float" office:value="5.0137277945478703E-2" table:style-name="ce2">
            <text:p>0.050137278</text:p>
          </table:table-cell>
          <table:table-cell office:value-type="float" office:value="6.7914130921304702E-2" table:style-name="ce2">
            <text:p>0.067914131</text:p>
          </table:table-cell>
          <table:table-cell office:value-type="float" office:value="1.325" table:style-name="ce2">
            <text:p>1.325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20880000000000001" table:style-name="ce1">
            <text:p>0.2088</text:p>
          </table:table-cell>
          <table:table-cell office:value-type="float" office:value="0.41110000000000002" table:style-name="ce1">
            <text:p>0.4111</text:p>
          </table:table-cell>
          <table:table-cell office:value-type="float" office:value="0.48770000000000002" table:style-name="ce1">
            <text:p>0.4877</text:p>
          </table:table-cell>
          <table:table-cell office:value-type="float" office:value="-0.93799999999999994" table:style-name="ce1">
            <text:p>-0.938</text:p>
          </table:table-cell>
          <table:table-cell office:value-type="float" office:value="0.39029999999999998" table:style-name="ce1">
            <text:p>0.3903</text:p>
          </table:table-cell>
          <table:table-cell office:value-type="float" office:value="1.2082999999999999" table:style-name="ce1">
            <text:p>1.2083</text:p>
          </table:table-cell>
          <table:table-cell office:value-type="float" office:value="0.38129999999999997" table:style-name="ce1">
            <text:p>0.3813</text:p>
          </table:table-cell>
          <table:table-cell office:value-type="float" office:value="-0.60229999999999995" table:style-name="ce1">
            <text:p>-0.6023</text:p>
          </table:table-cell>
          <table:table-cell office:value-type="float" office:value="-0.1188" table:style-name="ce1">
            <text:p>-0.1188</text:p>
          </table:table-cell>
          <table:table-cell office:value-type="float" office:value="0.24260000000000001" table:style-name="ce1">
            <text:p>0.2426</text:p>
          </table:table-cell>
          <table:table-cell office:value-type="float" office:value="0.46910000000000002" table:style-name="ce1">
            <text:p>0.4691</text:p>
          </table:table-cell>
          <table:table-cell office:value-type="float" office:value="-0.91449999999999998" table:style-name="ce1">
            <text:p>-0.9145</text:p>
          </table:table-cell>
          <table:table-cell office:value-type="float" office:value="0.24160000000000001" table:style-name="ce1">
            <text:p>0.2416</text:p>
          </table:table-cell>
          <table:table-cell office:value-type="float" office:value="-0.115" table:style-name="ce1">
            <text:p>-0.115</text:p>
          </table:table-cell>
          <table:table-cell office:value-type="float" office:value="-0.72289999999999999" table:style-name="ce1">
            <text:p>-0.7229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-0.91990000000000005" table:style-name="ce1">
            <text:p>-0.9199</text:p>
          </table:table-cell>
          <table:table-cell office:value-type="float" office:value="0.35320000000000001" table:style-name="ce1">
            <text:p>0.3532</text:p>
          </table:table-cell>
          <table:table-cell office:value-type="float" office:value="0.38419999999999999" table:style-name="ce1">
            <text:p>0.3842</text:p>
          </table:table-cell>
          <table:table-cell office:value-type="float" office:value="0.19309999999999999" table:style-name="ce1">
            <text:p>0.1931</text:p>
          </table:table-cell>
          <table:table-cell office:value-type="float" office:value="-1.3088" table:style-name="ce1">
            <text:p>-1.3088</text:p>
          </table:table-cell>
          <table:table-cell office:value-type="float" office:value="-0.1351" table:style-name="ce1">
            <text:p>-0.1351</text:p>
          </table:table-cell>
          <table:table-cell office:value-type="float" office:value="-2.9000000000000001E-2" table:style-name="ce1">
            <text:p>-0.029</text:p>
          </table:table-cell>
          <table:table-cell office:value-type="float" office:value="-0.34770000000000001" table:style-name="ce1">
            <text:p>-0.3477</text:p>
          </table:table-cell>
          <table:table-cell office:value-type="float" office:value="0.81610000000000005" table:style-name="ce1">
            <text:p>0.8161</text:p>
          </table:table-cell>
          <table:table-cell office:value-type="float" office:value="0.24129999999999999" table:style-name="ce1">
            <text:p>0.2413</text:p>
          </table:table-cell>
          <table:table-cell office:value-type="float" office:value="-0.14349999999999999" table:style-name="ce1">
            <text:p>-0.1435</text:p>
          </table:table-cell>
          <table:table-cell office:value-type="float" office:value="-0.40279999999999999" table:style-name="ce1">
            <text:p>-0.4028</text:p>
          </table:table-cell>
          <table:table-cell office:value-type="float" office:value="0.3629" table:style-name="ce1">
            <text:p>0.3629</text:p>
          </table:table-cell>
          <table:table-cell office:value-type="float" office:value="-0.1588" table:style-name="ce1">
            <text:p>-0.1588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1.2036" table:style-name="ce1">
            <text:p>1.2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3liuruiyao</text:p>
          </table:table-cell>
          <table:table-cell office:value-type="float" office:value="3.1178941274940699E-3" table:style-name="ce2">
            <text:p>0.003117894</text:p>
          </table:table-cell>
          <table:table-cell office:value-type="float" office:value="0.17911176612713001" table:style-name="ce2">
            <text:p>0.179111766</text:p>
          </table:table-cell>
          <table:table-cell office:value-type="float" office:value="5.5155858167246601E-2" table:style-name="ce2">
            <text:p>0.055155858</text:p>
          </table:table-cell>
          <table:table-cell office:value-type="float" office:value="6.9453693677514805E-2" table:style-name="ce2">
            <text:p>0.069453694</text:p>
          </table:table-cell>
          <table:table-cell office:value-type="float" office:value="1.409" table:style-name="ce2">
            <text:p>1.409</text:p>
          </table:table-cell>
          <table:table-cell office:value-type="float" office:value="0.62150000000000005" table:style-name="ce1">
            <text:p>0.6215</text:p>
          </table:table-cell>
          <table:table-cell office:value-type="float" office:value="0.30919999999999997" table:style-name="ce1">
            <text:p>0.3092</text:p>
          </table:table-cell>
          <table:table-cell office:value-type="float" office:value="6.3399999999999998E-2" table:style-name="ce1">
            <text:p>0.0634</text:p>
          </table:table-cell>
          <table:table-cell office:value-type="float" office:value="0.496" table:style-name="ce1">
            <text:p>0.496</text:p>
          </table:table-cell>
          <table:table-cell office:value-type="float" office:value="-7.9699999999999993E-2" table:style-name="ce1">
            <text:p>-0.0797</text:p>
          </table:table-cell>
          <table:table-cell office:value-type="float" office:value="0.35270000000000001" table:style-name="ce1">
            <text:p>0.3527</text:p>
          </table:table-cell>
          <table:table-cell office:value-type="float" office:value="0.60950000000000004" table:style-name="ce1">
            <text:p>0.6095</text:p>
          </table:table-cell>
          <table:table-cell office:value-type="float" office:value="0.2671" table:style-name="ce1">
            <text:p>0.2671</text:p>
          </table:table-cell>
          <table:table-cell office:value-type="float" office:value="-0.56320000000000003" table:style-name="ce1">
            <text:p>-0.5632</text:p>
          </table:table-cell>
          <table:table-cell office:value-type="float" office:value="-4.1300000000000003E-2" table:style-name="ce1">
            <text:p>-0.0413</text:p>
          </table:table-cell>
          <table:table-cell office:value-type="float" office:value="0.22370000000000001" table:style-name="ce1">
            <text:p>0.2237</text:p>
          </table:table-cell>
          <table:table-cell office:value-type="float" office:value="0.52380000000000004" table:style-name="ce1">
            <text:p>0.5238</text:p>
          </table:table-cell>
          <table:table-cell office:value-type="float" office:value="-0.40410000000000001" table:style-name="ce1">
            <text:p>-0.4041</text:p>
          </table:table-cell>
          <table:table-cell office:value-type="float" office:value="0.1958" table:style-name="ce1">
            <text:p>0.1958</text:p>
          </table:table-cell>
          <table:table-cell office:value-type="float" office:value="-0.32440000000000002" table:style-name="ce1">
            <text:p>-0.3244</text:p>
          </table:table-cell>
          <table:table-cell office:value-type="float" office:value="-0.54710000000000003" table:style-name="ce1">
            <text:p>-0.5471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1.01E-2" table:style-name="ce1">
            <text:p>0.0101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1.01E-2" table:style-name="ce1">
            <text:p>0.0101</text:p>
          </table:table-cell>
          <table:table-cell office:value-type="float" office:value="-0.83360000000000001" table:style-name="ce1">
            <text:p>-0.8336</text:p>
          </table:table-cell>
          <table:table-cell office:value-type="float" office:value="4.8099999999999997E-2" table:style-name="ce1">
            <text:p>0.0481</text:p>
          </table:table-cell>
          <table:table-cell office:value-type="float" office:value="-0.3175" table:style-name="ce1">
            <text:p>-0.3175</text:p>
          </table:table-cell>
          <table:table-cell office:value-type="float" office:value="-6.6699999999999995E-2" table:style-name="ce1">
            <text:p>-0.0667</text:p>
          </table:table-cell>
          <table:table-cell office:value-type="float" office:value="-0.84530000000000005" table:style-name="ce1">
            <text:p>-0.8453</text:p>
          </table:table-cell>
          <table:table-cell office:value-type="float" office:value="-0.27679999999999999" table:style-name="ce1">
            <text:p>-0.2768</text:p>
          </table:table-cell>
          <table:table-cell office:value-type="float" office:value="-0.72350000000000003" table:style-name="ce1">
            <text:p>-0.7235</text:p>
          </table:table-cell>
          <table:table-cell office:value-type="float" office:value="-0.23169999999999999" table:style-name="ce1">
            <text:p>-0.2317</text:p>
          </table:table-cell>
          <table:table-cell office:value-type="float" office:value="0.85809999999999997" table:style-name="ce1">
            <text:p>0.8581</text:p>
          </table:table-cell>
          <table:table-cell office:value-type="float" office:value="0.1515" table:style-name="ce1">
            <text:p>0.1515</text:p>
          </table:table-cell>
          <table:table-cell office:value-type="float" office:value="-0.41370000000000001" table:style-name="ce1">
            <text:p>-0.4137</text:p>
          </table:table-cell>
          <table:table-cell office:value-type="float" office:value="-0.50380000000000003" table:style-name="ce1">
            <text:p>-0.5038</text:p>
          </table:table-cell>
          <table:table-cell office:value-type="float" office:value="0.42149999999999999" table:style-name="ce1">
            <text:p>0.4215</text:p>
          </table:table-cell>
          <table:table-cell office:value-type="float" office:value="-5.62E-2" table:style-name="ce1">
            <text:p>-0.0562</text:p>
          </table:table-cell>
          <table:table-cell office:value-type="float" office:value="0.54220000000000002" table:style-name="ce1">
            <text:p>0.5422</text:p>
          </table:table-cell>
          <table:table-cell office:value-type="float" office:value="1.0618000000000001" table:style-name="ce1">
            <text:p>1.0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4liukexin</text:p>
          </table:table-cell>
          <table:table-cell office:value-type="float" office:value="2.47957246653931E-3" table:style-name="ce2">
            <text:p>0.002479572</text:p>
          </table:table-cell>
          <table:table-cell office:value-type="float" office:value="0.17995877831146401" table:style-name="ce2">
            <text:p>0.179958778</text:p>
          </table:table-cell>
          <table:table-cell office:value-type="float" office:value="6.2178478980543302E-2" table:style-name="ce2">
            <text:p>0.062178479</text:p>
          </table:table-cell>
          <table:table-cell office:value-type="float" office:value="7.1635790230605997E-2" table:style-name="ce2">
            <text:p>0.07163579</text:p>
          </table:table-cell>
          <table:table-cell office:value-type="float" office:value="1.1970000000000001" table:style-name="ce2">
            <text:p>1.197</text:p>
          </table:table-cell>
          <table:table-cell office:value-type="float" office:value="0.38740000000000002" table:style-name="ce1">
            <text:p>0.3874</text:p>
          </table:table-cell>
          <table:table-cell office:value-type="float" office:value="6.3E-2" table:style-name="ce1">
            <text:p>0.063</text:p>
          </table:table-cell>
          <table:table-cell office:value-type="float" office:value="0.25069999999999998" table:style-name="ce1">
            <text:p>0.2507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-0.79800000000000004" table:style-name="ce1">
            <text:p>-0.798</text:p>
          </table:table-cell>
          <table:table-cell office:value-type="float" office:value="0.33029999999999998" table:style-name="ce1">
            <text:p>0.3303</text:p>
          </table:table-cell>
          <table:table-cell office:value-type="float" office:value="0.35410000000000003" table:style-name="ce1">
            <text:p>0.3541</text:p>
          </table:table-cell>
          <table:table-cell office:value-type="float" office:value="-0.51859999999999995" table:style-name="ce1">
            <text:p>-0.5186</text:p>
          </table:table-cell>
          <table:table-cell office:value-type="float" office:value="-0.4264" table:style-name="ce1">
            <text:p>-0.4264</text:p>
          </table:table-cell>
          <table:table-cell office:value-type="float" office:value="-0.16569999999999999" table:style-name="ce1">
            <text:p>-0.1657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-0.86160000000000003" table:style-name="ce1">
            <text:p>-0.8616</text:p>
          </table:table-cell>
          <table:table-cell office:value-type="float" office:value="-1.9E-2" table:style-name="ce1">
            <text:p>-0.019</text:p>
          </table:table-cell>
          <table:table-cell office:value-type="float" office:value="-0.3448" table:style-name="ce1">
            <text:p>-0.3448</text:p>
          </table:table-cell>
          <table:table-cell office:value-type="float" office:value="-1.1156999999999999" table:style-name="ce1">
            <text:p>-1.1157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-0.1091" table:style-name="ce1">
            <text:p>-0.1091</text:p>
          </table:table-cell>
          <table:table-cell office:value-type="float" office:value="-7.4999999999999997E-3" table:style-name="ce1">
            <text:p>-0.0075</text:p>
          </table:table-cell>
          <table:table-cell office:value-type="float" office:value="-0.18140000000000001" table:style-name="ce1">
            <text:p>-0.1814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-0.19339999999999999" table:style-name="ce1">
            <text:p>-0.1934</text:p>
          </table:table-cell>
          <table:table-cell office:value-type="float" office:value="-0.2346" table:style-name="ce1">
            <text:p>-0.2346</text:p>
          </table:table-cell>
          <table:table-cell office:value-type="float" office:value="-1.4519" table:style-name="ce1">
            <text:p>-1.4519</text:p>
          </table:table-cell>
          <table:table-cell office:value-type="float" office:value="-3.27E-2" table:style-name="ce1">
            <text:p>-0.0327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-1.1114999999999999" table:style-name="ce1">
            <text:p>-1.1115</text:p>
          </table:table-cell>
          <table:table-cell office:value-type="float" office:value="-0.1429" table:style-name="ce1">
            <text:p>-0.1429</text:p>
          </table:table-cell>
          <table:table-cell office:value-type="float" office:value="-0.39" table:style-name="ce1">
            <text:p>-0.39</text:p>
          </table:table-cell>
          <table:table-cell office:value-type="float" office:value="-0.54769999999999996" table:style-name="ce1">
            <text:p>-0.5477</text:p>
          </table:table-cell>
          <table:table-cell office:value-type="float" office:value="0.45440000000000003" table:style-name="ce1">
            <text:p>0.4544</text:p>
          </table:table-cell>
          <table:table-cell office:value-type="float" office:value="0.2261" table:style-name="ce1">
            <text:p>0.2261</text:p>
          </table:table-cell>
          <table:table-cell office:value-type="float" office:value="3.5099999999999999E-2" table:style-name="ce1">
            <text:p>0.0351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.50260000000000005" table:style-name="ce1">
            <text:p>0.5026</text:p>
          </table:table-cell>
          <table:table-cell office:value-type="float" office:value="0.22220000000000001" table:style-name="ce1">
            <text:p>0.2222</text:p>
          </table:table-cell>
          <table:table-cell office:value-type="float" office:value="0.56179999999999997" table:style-name="ce1">
            <text:p>0.5618</text:p>
          </table:table-cell>
          <table:table-cell office:value-type="float" office:value="1.3317000000000001" table:style-name="ce1">
            <text:p>1.33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5libo</text:p>
          </table:table-cell>
          <table:table-cell office:value-type="float" office:value="2.17092201748158E-3" table:style-name="ce2">
            <text:p>0.002170922</text:p>
          </table:table-cell>
          <table:table-cell office:value-type="float" office:value="0.197639651860777" table:style-name="ce2">
            <text:p>0.197639652</text:p>
          </table:table-cell>
          <table:table-cell office:value-type="float" office:value="6.0087032141364301E-2" table:style-name="ce2">
            <text:p>0.060087032</text:p>
          </table:table-cell>
          <table:table-cell office:value-type="float" office:value="7.0446237703219103E-2" table:style-name="ce2">
            <text:p>0.070446238</text:p>
          </table:table-cell>
          <table:table-cell office:value-type="float" office:value="1.272" table:style-name="ce2">
            <text:p>1.272</text:p>
          </table:table-cell>
          <table:table-cell office:value-type="float" office:value="0.11459999999999999" table:style-name="ce1">
            <text:p>0.1146</text:p>
          </table:table-cell>
          <table:table-cell office:value-type="float" office:value="0.22339999999999999" table:style-name="ce1">
            <text:p>0.2234</text:p>
          </table:table-cell>
          <table:table-cell office:value-type="float" office:value="0.54339999999999999" table:style-name="ce1">
            <text:p>0.5434</text:p>
          </table:table-cell>
          <table:table-cell office:value-type="float" office:value="0.54279999999999995" table:style-name="ce1">
            <text:p>0.5428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0.21049999999999999" table:style-name="ce1">
            <text:p>0.2105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0.31759999999999999" table:style-name="ce1">
            <text:p>-0.3176</text:p>
          </table:table-cell>
          <table:table-cell office:value-type="float" office:value="-0.70289999999999997" table:style-name="ce1">
            <text:p>-0.7029</text:p>
          </table:table-cell>
          <table:table-cell office:value-type="float" office:value="6.2899999999999998E-2" table:style-name="ce1">
            <text:p>0.0629</text:p>
          </table:table-cell>
          <table:table-cell office:value-type="float" office:value="0.40010000000000001" table:style-name="ce1">
            <text:p>0.4001</text:p>
          </table:table-cell>
          <table:table-cell office:value-type="float" office:value="0.56520000000000004" table:style-name="ce1">
            <text:p>0.5652</text:p>
          </table:table-cell>
          <table:table-cell office:value-type="float" office:value="-0.16500000000000001" table:style-name="ce1">
            <text:p>-0.165</text:p>
          </table:table-cell>
          <table:table-cell office:value-type="float" office:value="0.1646" table:style-name="ce1">
            <text:p>0.1646</text:p>
          </table:table-cell>
          <table:table-cell office:value-type="float" office:value="-0.44119999999999998" table:style-name="ce1">
            <text:p>-0.4412</text:p>
          </table:table-cell>
          <table:table-cell office:value-type="float" office:value="-0.70850000000000002" table:style-name="ce1">
            <text:p>-0.7085</text:p>
          </table:table-cell>
          <table:table-cell office:value-type="float" office:value="-0.15090000000000001" table:style-name="ce1">
            <text:p>-0.1509</text:p>
          </table:table-cell>
          <table:table-cell office:value-type="float" office:value="-1.8599999999999998E-2" table:style-name="ce1">
            <text:p>-0.0186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-5.6300000000000003E-2" table:style-name="ce1">
            <text:p>-0.0563</text:p>
          </table:table-cell>
          <table:table-cell office:value-type="float" office:value="-4.3299999999999998E-2" table:style-name="ce1">
            <text:p>-0.0433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-0.23069999999999999" table:style-name="ce1">
            <text:p>-0.2307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-1.0489999999999999" table:style-name="ce1">
            <text:p>-1.049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0.379" table:style-name="ce1">
            <text:p>0.379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-0.58830000000000005" table:style-name="ce1">
            <text:p>-0.5883</text:p>
          </table:table-cell>
          <table:table-cell office:value-type="float" office:value="-0.26860000000000001" table:style-name="ce1">
            <text:p>-0.2686</text:p>
          </table:table-cell>
          <table:table-cell office:value-type="float" office:value="-0.81910000000000005" table:style-name="ce1">
            <text:p>-0.8191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0.92889999999999995" table:style-name="ce1">
            <text:p>0.9289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0.3271" table:style-name="ce1">
            <text:p>-0.3271</text:p>
          </table:table-cell>
          <table:table-cell office:value-type="float" office:value="-0.5645" table:style-name="ce1">
            <text:p>-0.5645</text:p>
          </table:table-cell>
          <table:table-cell office:value-type="float" office:value="0.11840000000000001" table:style-name="ce1">
            <text:p>0.1184</text:p>
          </table:table-cell>
          <table:table-cell office:value-type="float" office:value="-8.4500000000000006E-2" table:style-name="ce1">
            <text:p>-0.0845</text:p>
          </table:table-cell>
          <table:table-cell office:value-type="float" office:value="0.35730000000000001" table:style-name="ce1">
            <text:p>0.3573</text:p>
          </table:table-cell>
          <table:table-cell office:value-type="float" office:value="0.89459999999999995" table:style-name="ce1">
            <text:p>0.8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6jizheng</text:p>
          </table:table-cell>
          <table:table-cell office:value-type="float" office:value="1.97865290620378E-3" table:style-name="ce2">
            <text:p>0.001978653</text:p>
          </table:table-cell>
          <table:table-cell office:value-type="float" office:value="0.18162678699038701" table:style-name="ce2">
            <text:p>0.181626787</text:p>
          </table:table-cell>
          <table:table-cell office:value-type="float" office:value="5.15221965681677E-2" table:style-name="ce2">
            <text:p>0.051522197</text:p>
          </table:table-cell>
          <table:table-cell office:value-type="float" office:value="6.9298749360634196E-2" table:style-name="ce2">
            <text:p>0.069298749</text:p>
          </table:table-cell>
          <table:table-cell office:value-type="float" office:value="1.33" table:style-name="ce2">
            <text:p>1.33</text:p>
          </table:table-cell>
          <table:table-cell office:value-type="float" office:value="0.33350000000000002" table:style-name="ce1">
            <text:p>0.3335</text:p>
          </table:table-cell>
          <table:table-cell office:value-type="float" office:value="3.2399999999999998E-2" table:style-name="ce1">
            <text:p>0.0324</text:p>
          </table:table-cell>
          <table:table-cell office:value-type="float" office:value="0.5373" table:style-name="ce1">
            <text:p>0.5373</text:p>
          </table:table-cell>
          <table:table-cell office:value-type="float" office:value="0.157" table:style-name="ce1">
            <text:p>0.157</text:p>
          </table:table-cell>
          <table:table-cell office:value-type="float" office:value="-0.30180000000000001" table:style-name="ce1">
            <text:p>-0.3018</text:p>
          </table:table-cell>
          <table:table-cell office:value-type="float" office:value="0.2417" table:style-name="ce1">
            <text:p>0.2417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0.1111" table:style-name="ce1">
            <text:p>-0.1111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-0.17419999999999999" table:style-name="ce1">
            <text:p>-0.1742</text:p>
          </table:table-cell>
          <table:table-cell office:value-type="float" office:value="0.40589999999999998" table:style-name="ce1">
            <text:p>0.4059</text:p>
          </table:table-cell>
          <table:table-cell office:value-type="float" office:value="0.43840000000000001" table:style-name="ce1">
            <text:p>0.4384</text:p>
          </table:table-cell>
          <table:table-cell office:value-type="float" office:value="-0.4753" table:style-name="ce1">
            <text:p>-0.4753</text:p>
          </table:table-cell>
          <table:table-cell office:value-type="float" office:value="0.36059999999999998" table:style-name="ce1">
            <text:p>0.3606</text:p>
          </table:table-cell>
          <table:table-cell office:value-type="float" office:value="-0.42770000000000002" table:style-name="ce1">
            <text:p>-0.4277</text:p>
          </table:table-cell>
          <table:table-cell office:value-type="float" office:value="-0.85260000000000002" table:style-name="ce1">
            <text:p>-0.8526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-0.192" table:style-name="ce1">
            <text:p>-0.192</text:p>
          </table:table-cell>
          <table:table-cell office:value-type="float" office:value="6.2100000000000002E-2" table:style-name="ce1">
            <text:p>0.0621</text:p>
          </table:table-cell>
          <table:table-cell office:value-type="float" office:value="-0.12820000000000001" table:style-name="ce1">
            <text:p>-0.1282</text:p>
          </table:table-cell>
          <table:table-cell office:value-type="float" office:value="-0.1893" table:style-name="ce1">
            <text:p>-0.1893</text:p>
          </table:table-cell>
          <table:table-cell office:value-type="float" office:value="8.9399999999999993E-2" table:style-name="ce1">
            <text:p>0.0894</text:p>
          </table:table-cell>
          <table:table-cell office:value-type="float" office:value="-0.25340000000000001" table:style-name="ce1">
            <text:p>-0.2534</text:p>
          </table:table-cell>
          <table:table-cell office:value-type="float" office:value="-0.28939999999999999" table:style-name="ce1">
            <text:p>-0.2894</text:p>
          </table:table-cell>
          <table:table-cell office:value-type="float" office:value="-0.64139999999999997" table:style-name="ce1">
            <text:p>-0.6414</text:p>
          </table:table-cell>
          <table:table-cell office:value-type="float" office:value="1.24E-2" table:style-name="ce1">
            <text:p>0.012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-0.19700000000000001" table:style-name="ce1">
            <text:p>-0.197</text:p>
          </table:table-cell>
          <table:table-cell office:value-type="float" office:value="-1.1459999999999999" table:style-name="ce1">
            <text:p>-1.146</text:p>
          </table:table-cell>
          <table:table-cell office:value-type="float" office:value="-0.28189999999999998" table:style-name="ce1">
            <text:p>-0.2819</text:p>
          </table:table-cell>
          <table:table-cell office:value-type="float" office:value="-0.94820000000000004" table:style-name="ce1">
            <text:p>-0.9482</text:p>
          </table:table-cell>
          <table:table-cell office:value-type="float" office:value="-0.65990000000000004" table:style-name="ce1">
            <text:p>-0.6599</text:p>
          </table:table-cell>
          <table:table-cell office:value-type="float" office:value="0.57589999999999997" table:style-name="ce1">
            <text:p>0.5759</text:p>
          </table:table-cell>
          <table:table-cell office:value-type="float" office:value="0.20580000000000001" table:style-name="ce1">
            <text:p>0.2058</text:p>
          </table:table-cell>
          <table:table-cell office:value-type="float" office:value="-0.36070000000000002" table:style-name="ce1">
            <text:p>-0.3607</text:p>
          </table:table-cell>
          <table:table-cell office:value-type="float" office:value="-0.59299999999999997" table:style-name="ce1">
            <text:p>-0.593</text:p>
          </table:table-cell>
          <table:table-cell office:value-type="float" office:value="0.35310000000000002" table:style-name="ce1">
            <text:p>0.3531</text:p>
          </table:table-cell>
          <table:table-cell office:value-type="float" office:value="-0.33689999999999998" table:style-name="ce1">
            <text:p>-0.3369</text:p>
          </table:table-cell>
          <table:table-cell office:value-type="float" office:value="0.40039999999999998" table:style-name="ce1">
            <text:p>0.4004</text:p>
          </table:table-cell>
          <table:table-cell office:value-type="float" office:value="1.0991" table:style-name="ce1">
            <text:p>1.09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7renbofan</text:p>
          </table:table-cell>
          <table:table-cell office:value-type="float" office:value="2.32230948231784E-3" table:style-name="ce2">
            <text:p>0.002322309</text:p>
          </table:table-cell>
          <table:table-cell office:value-type="float" office:value="0.19529113540372001" table:style-name="ce2">
            <text:p>0.195291135</text:p>
          </table:table-cell>
          <table:table-cell office:value-type="float" office:value="6.3495490121424802E-2" table:style-name="ce2">
            <text:p>0.06349549</text:p>
          </table:table-cell>
          <table:table-cell office:value-type="float" office:value="7.1646005554025199E-2" table:style-name="ce2">
            <text:p>0.071646006</text:p>
          </table:table-cell>
          <table:table-cell office:value-type="float" office:value="1.294" table:style-name="ce2">
            <text:p>1.294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35410000000000003" table:style-name="ce1">
            <text:p>0.3541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-0.37759999999999999" table:style-name="ce1">
            <text:p>-0.3776</text:p>
          </table:table-cell>
          <table:table-cell office:value-type="float" office:value="0.3775" table:style-name="ce1">
            <text:p>0.3775</text:p>
          </table:table-cell>
          <table:table-cell office:value-type="float" office:value="0.31080000000000002" table:style-name="ce1">
            <text:p>0.3108</text:p>
          </table:table-cell>
          <table:table-cell office:value-type="float" office:value="-0.1961" table:style-name="ce1">
            <text:p>-0.1961</text:p>
          </table:table-cell>
          <table:table-cell office:value-type="float" office:value="-0.49780000000000002" table:style-name="ce1">
            <text:p>-0.4978</text:p>
          </table:table-cell>
          <table:table-cell office:value-type="float" office:value="-0.30730000000000002" table:style-name="ce1">
            <text:p>-0.3073</text:p>
          </table:table-cell>
          <table:table-cell office:value-type="float" office:value="0.19270000000000001" table:style-name="ce1">
            <text:p>0.1927</text:p>
          </table:table-cell>
          <table:table-cell office:value-type="float" office:value="0.37940000000000002" table:style-name="ce1">
            <text:p>0.3794</text:p>
          </table:table-cell>
          <table:table-cell office:value-type="float" office:value="-0.49209999999999998" table:style-name="ce1">
            <text:p>-0.4921</text:p>
          </table:table-cell>
          <table:table-cell office:value-type="float" office:value="0.16830000000000001" table:style-name="ce1">
            <text:p>0.1683</text:p>
          </table:table-cell>
          <table:table-cell office:value-type="float" office:value="-0.48880000000000001" table:style-name="ce1">
            <text:p>-0.4888</text:p>
          </table:table-cell>
          <table:table-cell office:value-type="float" office:value="-0.77039999999999997" table:style-name="ce1">
            <text:p>-0.7704</text:p>
          </table:table-cell>
          <table:table-cell office:value-type="float" office:value="-0.23350000000000001" table:style-name="ce1">
            <text:p>-0.2335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1.8100000000000002E-2" table:style-name="ce1">
            <text:p>0.0181</text:p>
          </table:table-cell>
          <table:table-cell office:value-type="float" office:value="-0.10780000000000001" table:style-name="ce1">
            <text:p>-0.1078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9.4600000000000004E-2" table:style-name="ce1">
            <text:p>0.0946</text:p>
          </table:table-cell>
          <table:table-cell office:value-type="float" office:value="-0.27439999999999998" table:style-name="ce1">
            <text:p>-0.2744</text:p>
          </table:table-cell>
          <table:table-cell office:value-type="float" office:value="-7.3099999999999998E-2" table:style-name="ce1">
            <text:p>-0.0731</text:p>
          </table:table-cell>
          <table:table-cell office:value-type="float" office:value="-1.1385000000000001" table:style-name="ce1">
            <text:p>-1.1385</text:p>
          </table:table-cell>
          <table:table-cell office:value-type="float" office:value="-4.9700000000000001E-2" table:style-name="ce1">
            <text:p>-0.0497</text:p>
          </table:table-cell>
          <table:table-cell office:value-type="float" office:value="1.9900000000000001E-2" table:style-name="ce1">
            <text:p>0.0199</text:p>
          </table:table-cell>
          <table:table-cell office:value-type="float" office:value="0.16350000000000001" table:style-name="ce1">
            <text:p>0.1635</text:p>
          </table:table-cell>
          <table:table-cell office:value-type="float" office:value="-1.2524" table:style-name="ce1">
            <text:p>-1.2524</text:p>
          </table:table-cell>
          <table:table-cell office:value-type="float" office:value="-0.34460000000000002" table:style-name="ce1">
            <text:p>-0.3446</text:p>
          </table:table-cell>
          <table:table-cell office:value-type="float" office:value="-0.83409999999999995" table:style-name="ce1">
            <text:p>-0.8341</text:p>
          </table:table-cell>
          <table:table-cell office:value-type="float" office:value="-2.0999999999999999E-3" table:style-name="ce1">
            <text:p>-0.0021</text:p>
          </table:table-cell>
          <table:table-cell office:value-type="float" office:value="0.56759999999999999" table:style-name="ce1">
            <text:p>0.5676</text:p>
          </table:table-cell>
          <table:table-cell office:value-type="float" office:value="0.5171" table:style-name="ce1">
            <text:p>0.5171</text:p>
          </table:table-cell>
          <table:table-cell office:value-type="float" office:value="-0.20660000000000001" table:style-name="ce1">
            <text:p>-0.2066</text:p>
          </table:table-cell>
          <table:table-cell office:value-type="float" office:value="-0.32190000000000002" table:style-name="ce1">
            <text:p>-0.3219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.2039" table:style-name="ce1">
            <text:p>1.2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8yinlai</text:p>
          </table:table-cell>
          <table:table-cell office:value-type="float" office:value="3.3331437309696999E-3" table:style-name="ce2">
            <text:p>0.003333144</text:p>
          </table:table-cell>
          <table:table-cell office:value-type="float" office:value="0.18530113580327101" table:style-name="ce2">
            <text:p>0.185301136</text:p>
          </table:table-cell>
          <table:table-cell office:value-type="float" office:value="6.3981967125490993E-2" table:style-name="ce2">
            <text:p>0.063981967</text:p>
          </table:table-cell>
          <table:table-cell office:value-type="float" office:value="7.6505366041834402E-2" table:style-name="ce2">
            <text:p>0.076505366</text:p>
          </table:table-cell>
          <table:table-cell office:value-type="float" office:value="1.3680000000000001" table:style-name="ce2">
            <text:p>1.368</text:p>
          </table:table-cell>
          <table:table-cell office:value-type="float" office:value="0.87929999999999997" table:style-name="ce1">
            <text:p>0.8793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0.57540000000000002" table:style-name="ce1">
            <text:p>0.5754</text:p>
          </table:table-cell>
          <table:table-cell office:value-type="float" office:value="0.43169999999999997" table:style-name="ce1">
            <text:p>0.4317</text:p>
          </table:table-cell>
          <table:table-cell office:value-type="float" office:value="-0.3916" table:style-name="ce1">
            <text:p>-0.3916</text:p>
          </table:table-cell>
          <table:table-cell office:value-type="float" office:value="0.5131" table:style-name="ce1">
            <text:p>0.5131</text:p>
          </table:table-cell>
          <table:table-cell office:value-type="float" office:value="0.5161" table:style-name="ce1">
            <text:p>0.5161</text:p>
          </table:table-cell>
          <table:table-cell office:value-type="float" office:value="-3.4799999999999998E-2" table:style-name="ce1">
            <text:p>-0.0348</text:p>
          </table:table-cell>
          <table:table-cell office:value-type="float" office:value="-1.0474000000000001" table:style-name="ce1">
            <text:p>-1.0474</text:p>
          </table:table-cell>
          <table:table-cell office:value-type="float" office:value="-0.16059999999999999" table:style-name="ce1">
            <text:p>-0.1606</text:p>
          </table:table-cell>
          <table:table-cell office:value-type="float" office:value="0.13150000000000001" table:style-name="ce1">
            <text:p>0.1315</text:p>
          </table:table-cell>
          <table:table-cell office:value-type="float" office:value="0.2676" table:style-name="ce1">
            <text:p>0.2676</text:p>
          </table:table-cell>
          <table:table-cell office:value-type="float" office:value="-0.28289999999999998" table:style-name="ce1">
            <text:p>-0.2829</text:p>
          </table:table-cell>
          <table:table-cell office:value-type="float" office:value="0.24829999999999999" table:style-name="ce1">
            <text:p>0.2483</text:p>
          </table:table-cell>
          <table:table-cell office:value-type="float" office:value="-0.42899999999999999" table:style-name="ce1">
            <text:p>-0.429</text:p>
          </table:table-cell>
          <table:table-cell office:value-type="float" office:value="-0.89319999999999999" table:style-name="ce1">
            <text:p>-0.8932</text:p>
          </table:table-cell>
          <table:table-cell office:value-type="float" office:value="-7.6499999999999999E-2" table:style-name="ce1">
            <text:p>-0.0765</text:p>
          </table:table-cell>
          <table:table-cell office:value-type="float" office:value="-1.0200000000000001E-2" table:style-name="ce1">
            <text:p>-0.0102</text:p>
          </table:table-cell>
          <table:table-cell office:value-type="float" office:value="1.61E-2" table:style-name="ce1">
            <text:p>0.0161</text:p>
          </table:table-cell>
          <table:table-cell office:value-type="float" office:value="-0.1479" table:style-name="ce1">
            <text:p>-0.1479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-0.18779999999999999" table:style-name="ce1">
            <text:p>-0.1878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-0.25230000000000002" table:style-name="ce1">
            <text:p>-0.2523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0.2137" table:style-name="ce1">
            <text:p>0.2137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-1.2346999999999999" table:style-name="ce1">
            <text:p>-1.2347</text:p>
          </table:table-cell>
          <table:table-cell office:value-type="float" office:value="-6.3700000000000007E-2" table:style-name="ce1">
            <text:p>-0.0637</text:p>
          </table:table-cell>
          <table:table-cell office:value-type="float" office:value="-0.14119999999999999" table:style-name="ce1">
            <text:p>-0.1412</text:p>
          </table:table-cell>
          <table:table-cell office:value-type="float" office:value="-2.4500000000000001E-2" table:style-name="ce1">
            <text:p>-0.0245</text:p>
          </table:table-cell>
          <table:table-cell office:value-type="float" office:value="1.5524" table:style-name="ce1">
            <text:p>1.5524</text:p>
          </table:table-cell>
          <table:table-cell office:value-type="float" office:value="0.33639999999999998" table:style-name="ce1">
            <text:p>0.3364</text:p>
          </table:table-cell>
          <table:table-cell office:value-type="float" office:value="-3.1699999999999999E-2" table:style-name="ce1">
            <text:p>-0.0317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-0.13850000000000001" table:style-name="ce1">
            <text:p>-0.1385</text:p>
          </table:table-cell>
          <table:table-cell office:value-type="float" office:value="-7.0099999999999996E-2" table:style-name="ce1">
            <text:p>-0.0701</text:p>
          </table:table-cell>
          <table:table-cell office:value-type="float" office:value="0.76539999999999997" table:style-name="ce1">
            <text:p>0.7654</text:p>
          </table:table-cell>
          <table:table-cell office:value-type="float" office:value="1.3918999999999999" table:style-name="ce1">
            <text:p>1.39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9zhanglijuan</text:p>
          </table:table-cell>
          <table:table-cell office:value-type="float" office:value="1.9475210244313599E-3" table:style-name="ce2">
            <text:p>0.001947521</text:p>
          </table:table-cell>
          <table:table-cell office:value-type="float" office:value="0.18457310521383899" table:style-name="ce2">
            <text:p>0.184573105</text:p>
          </table:table-cell>
          <table:table-cell office:value-type="float" office:value="5.4744057565491097E-2" table:style-name="ce2">
            <text:p>0.054744058</text:p>
          </table:table-cell>
          <table:table-cell office:value-type="float" office:value="6.2936319446563305E-2" table:style-name="ce2">
            <text:p>0.062936319</text:p>
          </table:table-cell>
          <table:table-cell office:value-type="float" office:value="1.337" table:style-name="ce2">
            <text:p>1.337</text:p>
          </table:table-cell>
          <table:table-cell office:value-type="float" office:value="0.35520000000000002" table:style-name="ce1">
            <text:p>0.3552</text:p>
          </table:table-cell>
          <table:table-cell office:value-type="float" office:value="0.56699999999999995" table:style-name="ce1">
            <text:p>0.567</text:p>
          </table:table-cell>
          <table:table-cell office:value-type="float" office:value="0.56469999999999998" table:style-name="ce1">
            <text:p>0.5647</text:p>
          </table:table-cell>
          <table:table-cell office:value-type="float" office:value="0.65339999999999998" table:style-name="ce1">
            <text:p>0.6534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0.22459999999999999" table:style-name="ce1">
            <text:p>0.2246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-0.11210000000000001" table:style-name="ce1">
            <text:p>-0.1121</text:p>
          </table:table-cell>
          <table:table-cell office:value-type="float" office:value="-0.5958" table:style-name="ce1">
            <text:p>-0.5958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0.48709999999999998" table:style-name="ce1">
            <text:p>0.4871</text:p>
          </table:table-cell>
          <table:table-cell office:value-type="float" office:value="0.73870000000000002" table:style-name="ce1">
            <text:p>0.7387</text:p>
          </table:table-cell>
          <table:table-cell office:value-type="float" office:value="-0.20530000000000001" table:style-name="ce1">
            <text:p>-0.2053</text:p>
          </table:table-cell>
          <table:table-cell office:value-type="float" office:value="0.25490000000000002" table:style-name="ce1">
            <text:p>0.2549</text:p>
          </table:table-cell>
          <table:table-cell office:value-type="float" office:value="-0.68210000000000004" table:style-name="ce1">
            <text:p>-0.6821</text:p>
          </table:table-cell>
          <table:table-cell office:value-type="float" office:value="-0.70909999999999995" table:style-name="ce1">
            <text:p>-0.7091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3.1399999999999997E-2" table:style-name="ce1">
            <text:p>-0.0314</text:p>
          </table:table-cell>
          <table:table-cell office:value-type="float" office:value="-7.8100000000000003E-2" table:style-name="ce1">
            <text:p>-0.0781</text:p>
          </table:table-cell>
          <table:table-cell office:value-type="float" office:value="-9.9000000000000008E-3" table:style-name="ce1">
            <text:p>-0.0099</text:p>
          </table:table-cell>
          <table:table-cell office:value-type="float" office:value="-0.40910000000000002" table:style-name="ce1">
            <text:p>-0.4091</text:p>
          </table:table-cell>
          <table:table-cell office:value-type="float" office:value="-4.7899999999999998E-2" table:style-name="ce1">
            <text:p>-0.0479</text:p>
          </table:table-cell>
          <table:table-cell office:value-type="float" office:value="-1.2957000000000001" table:style-name="ce1">
            <text:p>-1.2957</text:p>
          </table:table-cell>
          <table:table-cell office:value-type="float" office:value="2.2599999999999999E-2" table:style-name="ce1">
            <text:p>0.0226</text:p>
          </table:table-cell>
          <table:table-cell office:value-type="float" office:value="0.2039" table:style-name="ce1">
            <text:p>0.2039</text:p>
          </table:table-cell>
          <table:table-cell office:value-type="float" office:value="9.1499999999999998E-2" table:style-name="ce1">
            <text:p>0.0915</text:p>
          </table:table-cell>
          <table:table-cell office:value-type="float" office:value="-0.86160000000000003" table:style-name="ce1">
            <text:p>-0.8616</text:p>
          </table:table-cell>
          <table:table-cell office:value-type="float" office:value="-0.4279" table:style-name="ce1">
            <text:p>-0.4279</text:p>
          </table:table-cell>
          <table:table-cell office:value-type="float" office:value="-0.59030000000000005" table:style-name="ce1">
            <text:p>-0.5903</text:p>
          </table:table-cell>
          <table:table-cell office:value-type="float" office:value="-0.42020000000000002" table:style-name="ce1">
            <text:p>-0.4202</text:p>
          </table:table-cell>
          <table:table-cell office:value-type="float" office:value="0.80230000000000001" table:style-name="ce1">
            <text:p>0.8023</text:p>
          </table:table-cell>
          <table:table-cell office:value-type="float" office:value="4.7E-2" table:style-name="ce1">
            <text:p>0.047</text:p>
          </table:table-cell>
          <table:table-cell office:value-type="float" office:value="-0.51049999999999995" table:style-name="ce1">
            <text:p>-0.5105</text:p>
          </table:table-cell>
          <table:table-cell office:value-type="float" office:value="-0.72560000000000002" table:style-name="ce1">
            <text:p>-0.725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-0.29189999999999999" table:style-name="ce1">
            <text:p>-0.2919</text:p>
          </table:table-cell>
          <table:table-cell office:value-type="float" office:value="1.0024" table:style-name="ce1">
            <text:p>1.0024</text:p>
          </table:table-cell>
          <table:table-cell office:value-type="float" office:value="0.99670000000000003" table:style-name="ce1">
            <text:p>0.9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0lidengke</text:p>
          </table:table-cell>
          <table:table-cell office:value-type="float" office:value="2.1426676243227402E-3" table:style-name="ce2">
            <text:p>0.002142668</text:p>
          </table:table-cell>
          <table:table-cell office:value-type="float" office:value="0.18765422153310701" table:style-name="ce2">
            <text:p>0.187654222</text:p>
          </table:table-cell>
          <table:table-cell office:value-type="float" office:value="6.4379883044691E-2" table:style-name="ce2">
            <text:p>0.064379883</text:p>
          </table:table-cell>
          <table:table-cell office:value-type="float" office:value="7.4883049689373801E-2" table:style-name="ce2">
            <text:p>0.07488305</text:p>
          </table:table-cell>
          <table:table-cell office:value-type="float" office:value="1.262" table:style-name="ce2">
            <text:p>1.262</text:p>
          </table:table-cell>
          <table:table-cell office:value-type="float" office:value="1.1317999999999999" table:style-name="ce1">
            <text:p>1.1318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76749999999999996" table:style-name="ce1">
            <text:p>0.7675</text:p>
          </table:table-cell>
          <table:table-cell office:value-type="float" office:value="0.71419999999999995" table:style-name="ce1">
            <text:p>0.7142</text:p>
          </table:table-cell>
          <table:table-cell office:value-type="float" office:value="0.24529999999999999" table:style-name="ce1">
            <text:p>0.2453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1.8973" table:style-name="ce1">
            <text:p>1.8973</text:p>
          </table:table-cell>
          <table:table-cell office:value-type="float" office:value="0.155" table:style-name="ce1">
            <text:p>0.155</text:p>
          </table:table-cell>
          <table:table-cell office:value-type="float" office:value="-0.38750000000000001" table:style-name="ce1">
            <text:p>-0.3875</text:p>
          </table:table-cell>
          <table:table-cell office:value-type="float" office:value="0.20610000000000001" table:style-name="ce1">
            <text:p>0.2061</text:p>
          </table:table-cell>
          <table:table-cell office:value-type="float" office:value="0.625" table:style-name="ce1">
            <text:p>0.625</text:p>
          </table:table-cell>
          <table:table-cell office:value-type="float" office:value="0.53149999999999997" table:style-name="ce1">
            <text:p>0.5315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45540000000000003" table:style-name="ce1">
            <text:p>0.4554</text:p>
          </table:table-cell>
          <table:table-cell office:value-type="float" office:value="0.2732" table:style-name="ce1">
            <text:p>0.2732</text:p>
          </table:table-cell>
          <table:table-cell office:value-type="float" office:value="-0.8236" table:style-name="ce1">
            <text:p>-0.8236</text:p>
          </table:table-cell>
          <table:table-cell office:value-type="float" office:value="-0.11890000000000001" table:style-name="ce1">
            <text:p>-0.1189</text:p>
          </table:table-cell>
          <table:table-cell office:value-type="float" office:value="-4.4000000000000003E-3" table:style-name="ce1">
            <text:p>-0.0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-0.16239999999999999" table:style-name="ce1">
            <text:p>-0.1624</text:p>
          </table:table-cell>
          <table:table-cell office:value-type="float" office:value="-3.8199999999999998E-2" table:style-name="ce1">
            <text:p>-0.0382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0.2311" table:style-name="ce1">
            <text:p>-0.2311</text:p>
          </table:table-cell>
          <table:table-cell office:value-type="float" office:value="-0.16930000000000001" table:style-name="ce1">
            <text:p>-0.1693</text:p>
          </table:table-cell>
          <table:table-cell office:value-type="float" office:value="-1.3746" table:style-name="ce1">
            <text:p>-1.3746</text:p>
          </table:table-cell>
          <table:table-cell office:value-type="float" office:value="0.47239999999999999" table:style-name="ce1">
            <text:p>0.4724</text:p>
          </table:table-cell>
          <table:table-cell office:value-type="float" office:value="0.1384" table:style-name="ce1">
            <text:p>0.1384</text:p>
          </table:table-cell>
          <table:table-cell office:value-type="float" office:value="6.6E-3" table:style-name="ce1">
            <text:p>0.0066</text:p>
          </table:table-cell>
          <table:table-cell office:value-type="float" office:value="-0.82609999999999995" table:style-name="ce1">
            <text:p>-0.8261</text:p>
          </table:table-cell>
          <table:table-cell office:value-type="float" office:value="-0.29389999999999999" table:style-name="ce1">
            <text:p>-0.2939</text:p>
          </table:table-cell>
          <table:table-cell office:value-type="float" office:value="-0.91479999999999995" table:style-name="ce1">
            <text:p>-0.9148</text:p>
          </table:table-cell>
          <table:table-cell office:value-type="float" office:value="-8.4699999999999998E-2" table:style-name="ce1">
            <text:p>-0.0847</text:p>
          </table:table-cell>
          <table:table-cell office:value-type="float" office:value="0.67569999999999997" table:style-name="ce1">
            <text:p>0.6757</text:p>
          </table:table-cell>
          <table:table-cell office:value-type="float" office:value="-5.2900000000000003E-2" table:style-name="ce1">
            <text:p>-0.0529</text:p>
          </table:table-cell>
          <table:table-cell office:value-type="float" office:value="-0.54410000000000003" table:style-name="ce1">
            <text:p>-0.5441</text:p>
          </table:table-cell>
          <table:table-cell office:value-type="float" office:value="-0.4516" table:style-name="ce1">
            <text:p>-0.4516</text:p>
          </table:table-cell>
          <table:table-cell office:value-type="float" office:value="-0.30880000000000002" table:style-name="ce1">
            <text:p>-0.3088</text:p>
          </table:table-cell>
          <table:table-cell office:value-type="float" office:value="-0.31230000000000002" table:style-name="ce1">
            <text:p>-0.3123</text:p>
          </table:table-cell>
          <table:table-cell office:value-type="float" office:value="0.16439999999999999" table:style-name="ce1">
            <text:p>0.1644</text:p>
          </table:table-cell>
          <table:table-cell office:value-type="float" office:value="1.1132" table:style-name="ce1">
            <text:p>1.1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1zhanglishuai</text:p>
          </table:table-cell>
          <table:table-cell office:value-type="float" office:value="2.253830719965E-3" table:style-name="ce2">
            <text:p>0.002253831</text:p>
          </table:table-cell>
          <table:table-cell office:value-type="float" office:value="0.193766049455523" table:style-name="ce2">
            <text:p>0.193766049</text:p>
          </table:table-cell>
          <table:table-cell office:value-type="float" office:value="6.4529249998613994E-2" table:style-name="ce2">
            <text:p>0.06452925</text:p>
          </table:table-cell>
          <table:table-cell office:value-type="float" office:value="7.1185181124580596E-2" table:style-name="ce2">
            <text:p>0.071185181</text:p>
          </table:table-cell>
          <table:table-cell office:value-type="float" office:value="1.306" table:style-name="ce2">
            <text:p>1.306</text:p>
          </table:table-cell>
          <table:table-cell office:value-type="float" office:value="2.121" table:style-name="ce1">
            <text:p>2.121</text:p>
          </table:table-cell>
          <table:table-cell office:value-type="float" office:value="0.48330000000000001" table:style-name="ce1">
            <text:p>0.4833</text:p>
          </table:table-cell>
          <table:table-cell office:value-type="float" office:value="0.78449999999999998" table:style-name="ce1">
            <text:p>0.7845</text:p>
          </table:table-cell>
          <table:table-cell office:value-type="float" office:value="0.94299999999999995" table:style-name="ce1">
            <text:p>0.943</text:p>
          </table:table-cell>
          <table:table-cell office:value-type="float" office:value="0.64449999999999996" table:style-name="ce1">
            <text:p>0.6445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2.0678999999999998" table:style-name="ce1">
            <text:p>2.0679</text:p>
          </table:table-cell>
          <table:table-cell office:value-type="float" office:value="-0.81840000000000002" table:style-name="ce1">
            <text:p>-0.8184</text:p>
          </table:table-cell>
          <table:table-cell office:value-type="float" office:value="-0.52569999999999995" table:style-name="ce1">
            <text:p>-0.5257</text:p>
          </table:table-cell>
          <table:table-cell office:value-type="float" office:value="-0.26750000000000002" table:style-name="ce1">
            <text:p>-0.2675</text:p>
          </table:table-cell>
          <table:table-cell office:value-type="float" office:value="0.2954" table:style-name="ce1">
            <text:p>0.2954</text:p>
          </table:table-cell>
          <table:table-cell office:value-type="float" office:value="0.6482" table:style-name="ce1">
            <text:p>0.6482</text:p>
          </table:table-cell>
          <table:table-cell office:value-type="float" office:value="-0.34860000000000002" table:style-name="ce1">
            <text:p>-0.3486</text:p>
          </table:table-cell>
          <table:table-cell office:value-type="float" office:value="0.14779999999999999" table:style-name="ce1">
            <text:p>0.1478</text:p>
          </table:table-cell>
          <table:table-cell office:value-type="float" office:value="1.6199999999999999E-2" table:style-name="ce1">
            <text:p>0.0162</text:p>
          </table:table-cell>
          <table:table-cell office:value-type="float" office:value="-1.1854" table:style-name="ce1">
            <text:p>-1.1854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-2.4400000000000002E-2" table:style-name="ce1">
            <text:p>-0.0244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-1.0200000000000001E-2" table:style-name="ce1">
            <text:p>-0.0102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4.07E-2" table:style-name="ce1">
            <text:p>0.0407</text:p>
          </table:table-cell>
          <table:table-cell office:value-type="float" office:value="-0.107" table:style-name="ce1">
            <text:p>-0.107</text:p>
          </table:table-cell>
          <table:table-cell office:value-type="float" office:value="-0.4108" table:style-name="ce1">
            <text:p>-0.4108</text:p>
          </table:table-cell>
          <table:table-cell office:value-type="float" office:value="-1.0306" table:style-name="ce1">
            <text:p>-1.0306</text:p>
          </table:table-cell>
          <table:table-cell office:value-type="float" office:value="0.18820000000000001" table:style-name="ce1">
            <text:p>0.1882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0.32690000000000002" table:style-name="ce1">
            <text:p>0.3269</text:p>
          </table:table-cell>
          <table:table-cell office:value-type="float" office:value="-1.5101" table:style-name="ce1">
            <text:p>-1.5101</text:p>
          </table:table-cell>
          <table:table-cell office:value-type="float" office:value="-0.29970000000000002" table:style-name="ce1">
            <text:p>-0.2997</text:p>
          </table:table-cell>
          <table:table-cell office:value-type="float" office:value="-0.29010000000000002" table:style-name="ce1">
            <text:p>-0.2901</text:p>
          </table:table-cell>
          <table:table-cell office:value-type="float" office:value="-0.57669999999999999" table:style-name="ce1">
            <text:p>-0.5767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0.39510000000000001" table:style-name="ce1">
            <text:p>0.3951</text:p>
          </table:table-cell>
          <table:table-cell office:value-type="float" office:value="-8.8700000000000001E-2" table:style-name="ce1">
            <text:p>-0.0887</text:p>
          </table:table-cell>
          <table:table-cell office:value-type="float" office:value="-0.38059999999999999" table:style-name="ce1">
            <text:p>-0.3806</text:p>
          </table:table-cell>
          <table:table-cell office:value-type="float" office:value="0.3871" table:style-name="ce1">
            <text:p>0.3871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4355" table:style-name="ce1">
            <text:p>0.4355</text:p>
          </table:table-cell>
          <table:table-cell office:value-type="float" office:value="1.3118000000000001" table:style-name="ce1">
            <text:p>1.31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2wangjiahui</text:p>
          </table:table-cell>
          <table:table-cell office:value-type="float" office:value="1.9934644998024398E-3" table:style-name="ce2">
            <text:p>0.001993464</text:p>
          </table:table-cell>
          <table:table-cell office:value-type="float" office:value="0.186688005965745" table:style-name="ce2">
            <text:p>0.186688006</text:p>
          </table:table-cell>
          <table:table-cell office:value-type="float" office:value="5.1694493975271302E-2" table:style-name="ce2">
            <text:p>0.051694494</text:p>
          </table:table-cell>
          <table:table-cell office:value-type="float" office:value="6.5064708094846796E-2" table:style-name="ce2">
            <text:p>0.065064708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1.0283" table:style-name="ce1">
            <text:p>1.0283</text:p>
          </table:table-cell>
          <table:table-cell office:value-type="float" office:value="0.59870000000000001" table:style-name="ce1">
            <text:p>0.5987</text:p>
          </table:table-cell>
          <table:table-cell office:value-type="float" office:value="0.61360000000000003" table:style-name="ce1">
            <text:p>0.6136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-0.49159999999999998" table:style-name="ce1">
            <text:p>-0.4916</text:p>
          </table:table-cell>
          <table:table-cell office:value-type="float" office:value="0.60409999999999997" table:style-name="ce1">
            <text:p>0.6041</text:p>
          </table:table-cell>
          <table:table-cell office:value-type="float" office:value="1.4169" table:style-name="ce1">
            <text:p>1.4169</text:p>
          </table:table-cell>
          <table:table-cell office:value-type="float" office:value="-0.32340000000000002" table:style-name="ce1">
            <text:p>-0.3234</text:p>
          </table:table-cell>
          <table:table-cell office:value-type="float" office:value="-0.50680000000000003" table:style-name="ce1">
            <text:p>-0.5068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0.49530000000000002" table:style-name="ce1">
            <text:p>0.4953</text:p>
          </table:table-cell>
          <table:table-cell office:value-type="float" office:value="0.48859999999999998" table:style-name="ce1">
            <text:p>0.4886</text:p>
          </table:table-cell>
          <table:table-cell office:value-type="float" office:value="-0.57420000000000004" table:style-name="ce1">
            <text:p>-0.5742</text:p>
          </table:table-cell>
          <table:table-cell office:value-type="float" office:value="0.37659999999999999" table:style-name="ce1">
            <text:p>0.3766</text:p>
          </table:table-cell>
          <table:table-cell office:value-type="float" office:value="-0.27810000000000001" table:style-name="ce1">
            <text:p>-0.2781</text:p>
          </table:table-cell>
          <table:table-cell office:value-type="float" office:value="-0.64029999999999998" table:style-name="ce1">
            <text:p>-0.6403</text:p>
          </table:table-cell>
          <table:table-cell office:value-type="float" office:value="-8.5199999999999998E-2" table:style-name="ce1">
            <text:p>-0.0852</text:p>
          </table:table-cell>
          <table:table-cell office:value-type="float" office:value="-6.6E-3" table:style-name="ce1">
            <text:p>-0.0066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-0.18720000000000001" table:style-name="ce1">
            <text:p>-0.1872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-0.26440000000000002" table:style-name="ce1">
            <text:p>-0.2644</text:p>
          </table:table-cell>
          <table:table-cell office:value-type="float" office:value="-2.2000000000000001E-3" table:style-name="ce1">
            <text:p>-0.0022</text:p>
          </table:table-cell>
          <table:table-cell office:value-type="float" office:value="-1.2425999999999999" table:style-name="ce1">
            <text:p>-1.2426</text:p>
          </table:table-cell>
          <table:table-cell office:value-type="float" office:value="0.19089999999999999" table:style-name="ce1">
            <text:p>0.1909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0.27879999999999999" table:style-name="ce1">
            <text:p>0.2788</text:p>
          </table:table-cell>
          <table:table-cell office:value-type="float" office:value="-1.6006" table:style-name="ce1">
            <text:p>-1.6006</text:p>
          </table:table-cell>
          <table:table-cell office:value-type="float" office:value="-0.41239999999999999" table:style-name="ce1">
            <text:p>-0.4124</text:p>
          </table:table-cell>
          <table:table-cell office:value-type="float" office:value="-0.85019999999999996" table:style-name="ce1">
            <text:p>-0.8502</text:p>
          </table:table-cell>
          <table:table-cell office:value-type="float" office:value="0.16539999999999999" table:style-name="ce1">
            <text:p>0.1654</text:p>
          </table:table-cell>
          <table:table-cell office:value-type="float" office:value="0.78700000000000003" table:style-name="ce1">
            <text:p>0.787</text:p>
          </table:table-cell>
          <table:table-cell office:value-type="float" office:value="7.9299999999999995E-2" table:style-name="ce1">
            <text:p>0.0793</text:p>
          </table:table-cell>
          <table:table-cell office:value-type="float" office:value="-0.38109999999999999" table:style-name="ce1">
            <text:p>-0.3811</text:p>
          </table:table-cell>
          <table:table-cell office:value-type="float" office:value="-0.3039" table:style-name="ce1">
            <text:p>-0.3039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0.79910000000000003" table:style-name="ce1">
            <text:p>0.79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3zhangxinyan</text:p>
          </table:table-cell>
          <table:table-cell office:value-type="float" office:value="2.54360356965345E-3" table:style-name="ce2">
            <text:p>0.002543604</text:p>
          </table:table-cell>
          <table:table-cell office:value-type="float" office:value="0.18688472164728701" table:style-name="ce2">
            <text:p>0.186884722</text:p>
          </table:table-cell>
          <table:table-cell office:value-type="float" office:value="6.05058948484688E-2" table:style-name="ce2">
            <text:p>0.060505895</text:p>
          </table:table-cell>
          <table:table-cell office:value-type="float" office:value="6.9008953258556605E-2" table:style-name="ce2">
            <text:p>0.069008953</text:p>
          </table:table-cell>
          <table:table-cell office:value-type="float" office:value="1.2509999999999999" table:style-name="ce2">
            <text:p>1.251</text:p>
          </table:table-cell>
          <table:table-cell office:value-type="float" office:value="1.5650999999999999" table:style-name="ce1">
            <text:p>1.5651</text:p>
          </table:table-cell>
          <table:table-cell office:value-type="float" office:value="0.6865" table:style-name="ce1">
            <text:p>0.6865</text:p>
          </table:table-cell>
          <table:table-cell office:value-type="float" office:value="0.79569999999999996" table:style-name="ce1">
            <text:p>0.7957</text:p>
          </table:table-cell>
          <table:table-cell office:value-type="float" office:value="0.44500000000000001" table:style-name="ce1">
            <text:p>0.445</text:p>
          </table:table-cell>
          <table:table-cell office:value-type="float" office:value="0.24740000000000001" table:style-name="ce1">
            <text:p>0.2474</text:p>
          </table:table-cell>
          <table:table-cell office:value-type="float" office:value="0.60680000000000001" table:style-name="ce1">
            <text:p>0.6068</text:p>
          </table:table-cell>
          <table:table-cell office:value-type="float" office:value="2.2944" table:style-name="ce1">
            <text:p>2.2944</text:p>
          </table:table-cell>
          <table:table-cell office:value-type="float" office:value="-0.29310000000000003" table:style-name="ce1">
            <text:p>-0.2931</text:p>
          </table:table-cell>
          <table:table-cell office:value-type="float" office:value="-1.9099999999999999E-2" table:style-name="ce1">
            <text:p>-0.0191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63549999999999995" table:style-name="ce1">
            <text:p>0.6355</text:p>
          </table:table-cell>
          <table:table-cell office:value-type="float" office:value="0.5262" table:style-name="ce1">
            <text:p>0.5262</text:p>
          </table:table-cell>
          <table:table-cell office:value-type="float" office:value="0.15179999999999999" table:style-name="ce1">
            <text:p>0.1518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57789999999999997" table:style-name="ce1">
            <text:p>-0.5779</text:p>
          </table:table-cell>
          <table:table-cell office:value-type="float" office:value="6.3E-3" table:style-name="ce1">
            <text:p>0.0063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-3.2800000000000003E-2" table:style-name="ce1">
            <text:p>-0.0328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3.1E-2" table:style-name="ce1">
            <text:p>0.031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-1.17E-2" table:style-name="ce1">
            <text:p>-0.0117</text:p>
          </table:table-cell>
          <table:table-cell office:value-type="float" office:value="-1.9488000000000001" table:style-name="ce1">
            <text:p>-1.9488</text:p>
          </table:table-cell>
          <table:table-cell office:value-type="float" office:value="0.37240000000000001" table:style-name="ce1">
            <text:p>0.3724</text:p>
          </table:table-cell>
          <table:table-cell office:value-type="float" office:value="-0.28029999999999999" table:style-name="ce1">
            <text:p>-0.2803</text:p>
          </table:table-cell>
          <table:table-cell office:value-type="float" office:value="-8.5000000000000006E-3" table:style-name="ce1">
            <text:p>-0.0085</text:p>
          </table:table-cell>
          <table:table-cell office:value-type="float" office:value="-1.1600999999999999" table:style-name="ce1">
            <text:p>-1.1601</text:p>
          </table:table-cell>
          <table:table-cell office:value-type="float" office:value="-0.12659999999999999" table:style-name="ce1">
            <text:p>-0.1266</text:p>
          </table:table-cell>
          <table:table-cell office:value-type="float" office:value="-0.50970000000000004" table:style-name="ce1">
            <text:p>-0.5097</text:p>
          </table:table-cell>
          <table:table-cell office:value-type="float" office:value="-2.4899999999999999E-2" table:style-name="ce1">
            <text:p>-0.0249</text:p>
          </table:table-cell>
          <table:table-cell office:value-type="float" office:value="0.58789999999999998" table:style-name="ce1">
            <text:p>0.5879</text:p>
          </table:table-cell>
          <table:table-cell office:value-type="float" office:value="-2.4199999999999999E-2" table:style-name="ce1">
            <text:p>-0.0242</text:p>
          </table:table-cell>
          <table:table-cell office:value-type="float" office:value="-0.47610000000000002" table:style-name="ce1">
            <text:p>-0.4761</text:p>
          </table:table-cell>
          <table:table-cell office:value-type="float" office:value="-0.51080000000000003" table:style-name="ce1">
            <text:p>-0.5108</text:p>
          </table:table-cell>
          <table:table-cell office:value-type="float" office:value="-3.2599999999999997E-2" table:style-name="ce1">
            <text:p>-0.0326</text:p>
          </table:table-cell>
          <table:table-cell office:value-type="float" office:value="-0.37980000000000003" table:style-name="ce1">
            <text:p>-0.3798</text:p>
          </table:table-cell>
          <table:table-cell office:value-type="float" office:value="0.4657" table:style-name="ce1">
            <text:p>0.4657</text:p>
          </table:table-cell>
          <table:table-cell office:value-type="float" office:value="0.71889999999999998" table:style-name="ce1">
            <text:p>0.7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4diyoutian</text:p>
          </table:table-cell>
          <table:table-cell office:value-type="float" office:value="2.4110949573656602E-3" table:style-name="ce2">
            <text:p>0.002411095</text:p>
          </table:table-cell>
          <table:table-cell office:value-type="float" office:value="0.18482631192758101" table:style-name="ce2">
            <text:p>0.184826312</text:p>
          </table:table-cell>
          <table:table-cell office:value-type="float" office:value="5.2864395358807201E-2" table:style-name="ce2">
            <text:p>0.052864395</text:p>
          </table:table-cell>
          <table:table-cell office:value-type="float" office:value="6.9233628633564998E-2" table:style-name="ce2">
            <text:p>0.069233629</text:p>
          </table:table-cell>
          <table:table-cell office:value-type="float" office:value="1.357" table:style-name="ce2">
            <text:p>1.357</text:p>
          </table:table-cell>
          <table:table-cell office:value-type="float" office:value="1.9011" table:style-name="ce1">
            <text:p>1.9011</text:p>
          </table:table-cell>
          <table:table-cell office:value-type="float" office:value="0.5756" table:style-name="ce1">
            <text:p>0.575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86460000000000004" table:style-name="ce1">
            <text:p>0.8646</text:p>
          </table:table-cell>
          <table:table-cell office:value-type="float" office:value="-0.34949999999999998" table:style-name="ce1">
            <text:p>-0.3495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2.3292999999999999" table:style-name="ce1">
            <text:p>2.3293</text:p>
          </table:table-cell>
          <table:table-cell office:value-type="float" office:value="-0.69689999999999996" table:style-name="ce1">
            <text:p>-0.6969</text:p>
          </table:table-cell>
          <table:table-cell office:value-type="float" office:value="-0.57330000000000003" table:style-name="ce1">
            <text:p>-0.5733</text:p>
          </table:table-cell>
          <table:table-cell office:value-type="float" office:value="-0.11210000000000001" table:style-name="ce1">
            <text:p>-0.1121</text:p>
          </table:table-cell>
          <table:table-cell office:value-type="float" office:value="0.59650000000000003" table:style-name="ce1">
            <text:p>0.5965</text:p>
          </table:table-cell>
          <table:table-cell office:value-type="float" office:value="0.71519999999999995" table:style-name="ce1">
            <text:p>0.7152</text:p>
          </table:table-cell>
          <table:table-cell office:value-type="float" office:value="-0.18379999999999999" table:style-name="ce1">
            <text:p>-0.1838</text:p>
          </table:table-cell>
          <table:table-cell office:value-type="float" office:value="0.37369999999999998" table:style-name="ce1">
            <text:p>0.3737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-1.0185999999999999" table:style-name="ce1">
            <text:p>-1.018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43730000000000002" table:style-name="ce1">
            <text:p>-0.4373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0.12520000000000001" table:style-name="ce1">
            <text:p>0.1252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-1.0798000000000001" table:style-name="ce1">
            <text:p>-1.0798</text:p>
          </table:table-cell>
          <table:table-cell office:value-type="float" office:value="-1.15E-2" table:style-name="ce1">
            <text:p>-0.0115</text:p>
          </table:table-cell>
          <table:table-cell office:value-type="float" office:value="-0.51449999999999996" table:style-name="ce1">
            <text:p>-0.5145</text:p>
          </table:table-cell>
          <table:table-cell office:value-type="float" office:value="-0.47760000000000002" table:style-name="ce1">
            <text:p>-0.4776</text:p>
          </table:table-cell>
          <table:table-cell office:value-type="float" office:value="1.0197000000000001" table:style-name="ce1">
            <text:p>1.0197</text:p>
          </table:table-cell>
          <table:table-cell office:value-type="float" office:value="0.1837" table:style-name="ce1">
            <text:p>0.1837</text:p>
          </table:table-cell>
          <table:table-cell office:value-type="float" office:value="-0.43609999999999999" table:style-name="ce1">
            <text:p>-0.4361</text:p>
          </table:table-cell>
          <table:table-cell office:value-type="float" office:value="-0.5282" table:style-name="ce1">
            <text:p>-0.5282</text:p>
          </table:table-cell>
          <table:table-cell office:value-type="float" office:value="-0.2082" table:style-name="ce1">
            <text:p>-0.2082</text:p>
          </table:table-cell>
          <table:table-cell office:value-type="float" office:value="-0.26329999999999998" table:style-name="ce1">
            <text:p>-0.2633</text:p>
          </table:table-cell>
          <table:table-cell office:value-type="float" office:value="0.61529999999999996" table:style-name="ce1">
            <text:p>0.6153</text:p>
          </table:table-cell>
          <table:table-cell office:value-type="float" office:value="1.165" table:style-name="ce1">
            <text:p>1.1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5xietongtong</text:p>
          </table:table-cell>
          <table:table-cell office:value-type="float" office:value="2.3851262039516E-3" table:style-name="ce2">
            <text:p>0.002385126</text:p>
          </table:table-cell>
          <table:table-cell office:value-type="float" office:value="0.179477600575221" table:style-name="ce2">
            <text:p>0.179477601</text:p>
          </table:table-cell>
          <table:table-cell office:value-type="float" office:value="5.09937512194256E-2" table:style-name="ce2">
            <text:p>0.050993751</text:p>
          </table:table-cell>
          <table:table-cell office:value-type="float" office:value="7.1518122685089294E-2" table:style-name="ce2">
            <text:p>0.07151812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1.8982000000000001" table:style-name="ce1">
            <text:p>1.8982</text:p>
          </table:table-cell>
          <table:table-cell office:value-type="float" office:value="0.3654" table:style-name="ce1">
            <text:p>0.3654</text:p>
          </table:table-cell>
          <table:table-cell office:value-type="float" office:value="0.85119999999999996" table:style-name="ce1">
            <text:p>0.8512</text:p>
          </table:table-cell>
          <table:table-cell office:value-type="float" office:value="0.58069999999999999" table:style-name="ce1">
            <text:p>0.5807</text:p>
          </table:table-cell>
          <table:table-cell office:value-type="float" office:value="-2.76E-2" table:style-name="ce1">
            <text:p>-0.0276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1.9471000000000001" table:style-name="ce1">
            <text:p>1.9471</text:p>
          </table:table-cell>
          <table:table-cell office:value-type="float" office:value="-0.32250000000000001" table:style-name="ce1">
            <text:p>-0.3225</text:p>
          </table:table-cell>
          <table:table-cell office:value-type="float" office:value="-0.22320000000000001" table:style-name="ce1">
            <text:p>-0.2232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0.39710000000000001" table:style-name="ce1">
            <text:p>0.3971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-6.3899999999999998E-2" table:style-name="ce1">
            <text:p>-0.0639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-1.0823" table:style-name="ce1">
            <text:p>-1.0823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1.26E-2" table:style-name="ce1">
            <text:p>0.0126</text:p>
          </table:table-cell>
          <table:table-cell office:value-type="float" office:value="1.03E-2" table:style-name="ce1">
            <text:p>0.0103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1.61E-2" table:style-name="ce1">
            <text:p>0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-1.4901" table:style-name="ce1">
            <text:p>-1.4901</text:p>
          </table:table-cell>
          <table:table-cell office:value-type="float" office:value="0.24160000000000001" table:style-name="ce1">
            <text:p>0.2416</text:p>
          </table:table-cell>
          <table:table-cell office:value-type="float" office:value="-0.16189999999999999" table:style-name="ce1">
            <text:p>-0.1619</text:p>
          </table:table-cell>
          <table:table-cell office:value-type="float" office:value="-7.2400000000000006E-2" table:style-name="ce1">
            <text:p>-0.0724</text:p>
          </table:table-cell>
          <table:table-cell office:value-type="float" office:value="-1.8259000000000001" table:style-name="ce1">
            <text:p>-1.8259</text:p>
          </table:table-cell>
          <table:table-cell office:value-type="float" office:value="-0.43280000000000002" table:style-name="ce1">
            <text:p>-0.4328</text:p>
          </table:table-cell>
          <table:table-cell office:value-type="float" office:value="-1.0382" table:style-name="ce1">
            <text:p>-1.0382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0.72199999999999998" table:style-name="ce1">
            <text:p>0.72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-0.23930000000000001" table:style-name="ce1">
            <text:p>-0.2393</text:p>
          </table:table-cell>
          <table:table-cell office:value-type="float" office:value="-0.52139999999999997" table:style-name="ce1">
            <text:p>-0.5214</text:p>
          </table:table-cell>
          <table:table-cell office:value-type="float" office:value="-0.1052" table:style-name="ce1">
            <text:p>-0.1052</text:p>
          </table:table-cell>
          <table:table-cell office:value-type="float" office:value="-0.26579999999999998" table:style-name="ce1">
            <text:p>-0.2658</text:p>
          </table:table-cell>
          <table:table-cell office:value-type="float" office:value="0.73580000000000001" table:style-name="ce1">
            <text:p>0.7358</text:p>
          </table:table-cell>
          <table:table-cell office:value-type="float" office:value="1.2463" table:style-name="ce1">
            <text:p>1.24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6zhanghongfeng</text:p>
          </table:table-cell>
          <table:table-cell office:value-type="float" office:value="2.1549065966503301E-3" table:style-name="ce2">
            <text:p>0.002154907</text:p>
          </table:table-cell>
          <table:table-cell office:value-type="float" office:value="0.169207363020939" table:style-name="ce2">
            <text:p>0.169207363</text:p>
          </table:table-cell>
          <table:table-cell office:value-type="float" office:value="4.8466219117879697E-2" table:style-name="ce2">
            <text:p>0.048466219</text:p>
          </table:table-cell>
          <table:table-cell office:value-type="float" office:value="6.9727684661280098E-2" table:style-name="ce2">
            <text:p>0.069727685</text:p>
          </table:table-cell>
          <table:table-cell office:value-type="float" office:value="1.3140000000000001" table:style-name="ce2">
            <text:p>1.314</text:p>
          </table:table-cell>
          <table:table-cell office:value-type="float" office:value="1.3546" table:style-name="ce1">
            <text:p>1.3546</text:p>
          </table:table-cell>
          <table:table-cell office:value-type="float" office:value="0.88180000000000003" table:style-name="ce1">
            <text:p>0.8818</text:p>
          </table:table-cell>
          <table:table-cell office:value-type="float" office:value="0.69010000000000005" table:style-name="ce1">
            <text:p>0.6901</text:p>
          </table:table-cell>
          <table:table-cell office:value-type="float" office:value="0.81279999999999997" table:style-name="ce1">
            <text:p>0.8128</text:p>
          </table:table-cell>
          <table:table-cell office:value-type="float" office:value="-0.36959999999999998" table:style-name="ce1">
            <text:p>-0.3696</text:p>
          </table:table-cell>
          <table:table-cell office:value-type="float" office:value="0.4723" table:style-name="ce1">
            <text:p>0.4723</text:p>
          </table:table-cell>
          <table:table-cell office:value-type="float" office:value="2.0293999999999999" table:style-name="ce1">
            <text:p>2.0294</text:p>
          </table:table-cell>
          <table:table-cell office:value-type="float" office:value="-0.80410000000000004" table:style-name="ce1">
            <text:p>-0.8041</text:p>
          </table:table-cell>
          <table:table-cell office:value-type="float" office:value="-0.22550000000000001" table:style-name="ce1">
            <text:p>-0.2255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.35549999999999998" table:style-name="ce1">
            <text:p>0.3555</text:p>
          </table:table-cell>
          <table:table-cell office:value-type="float" office:value="0.7157" table:style-name="ce1">
            <text:p>0.7157</text:p>
          </table:table-cell>
          <table:table-cell office:value-type="float" office:value="-0.95089999999999997" table:style-name="ce1">
            <text:p>-0.9509</text:p>
          </table:table-cell>
          <table:table-cell office:value-type="float" office:value="0.57279999999999998" table:style-name="ce1">
            <text:p>0.5728</text:p>
          </table:table-cell>
          <table:table-cell office:value-type="float" office:value="0.20369999999999999" table:style-name="ce1">
            <text:p>0.2037</text:p>
          </table:table-cell>
          <table:table-cell office:value-type="float" office:value="-0.83440000000000003" table:style-name="ce1">
            <text:p>-0.8344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0.4335" table:style-name="ce1">
            <text:p>-0.4335</text:p>
          </table:table-cell>
          <table:table-cell office:value-type="float" office:value="0.14080000000000001" table:style-name="ce1">
            <text:p>0.1408</text:p>
          </table:table-cell>
          <table:table-cell office:value-type="float" office:value="8.6800000000000002E-2" table:style-name="ce1">
            <text:p>0.0868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-0.89500000000000002" table:style-name="ce1">
            <text:p>-0.895</text:p>
          </table:table-cell>
          <table:table-cell office:value-type="float" office:value="-0.3206" table:style-name="ce1">
            <text:p>-0.3206</text:p>
          </table:table-cell>
          <table:table-cell office:value-type="float" office:value="-7.7899999999999997E-2" table:style-name="ce1">
            <text:p>-0.0779</text:p>
          </table:table-cell>
          <table:table-cell office:value-type="float" office:value="-0.26979999999999998" table:style-name="ce1">
            <text:p>-0.2698</text:p>
          </table:table-cell>
          <table:table-cell office:value-type="float" office:value="0.6462" table:style-name="ce1">
            <text:p>0.6462</text:p>
          </table:table-cell>
          <table:table-cell office:value-type="float" office:value="0.27560000000000001" table:style-name="ce1">
            <text:p>0.2756</text:p>
          </table:table-cell>
          <table:table-cell office:value-type="float" office:value="-0.19589999999999999" table:style-name="ce1">
            <text:p>-0.1959</text:p>
          </table:table-cell>
          <table:table-cell office:value-type="float" office:value="-0.48180000000000001" table:style-name="ce1">
            <text:p>-0.4818</text:p>
          </table:table-cell>
          <table:table-cell office:value-type="float" office:value="0.56479999999999997" table:style-name="ce1">
            <text:p>0.5648</text:p>
          </table:table-cell>
          <table:table-cell office:value-type="float" office:value="-0.41199999999999998" table:style-name="ce1">
            <text:p>-0.412</text:p>
          </table:table-cell>
          <table:table-cell office:value-type="float" office:value="0.38779999999999998" table:style-name="ce1">
            <text:p>0.3878</text:p>
          </table:table-cell>
          <table:table-cell office:value-type="float" office:value="0.76939999999999997" table:style-name="ce1">
            <text:p>0.76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7renqiye</text:p>
          </table:table-cell>
          <table:table-cell office:value-type="float" office:value="2.2682137215987801E-3" table:style-name="ce2">
            <text:p>0.002268214</text:p>
          </table:table-cell>
          <table:table-cell office:value-type="float" office:value="0.17906355407559801" table:style-name="ce2">
            <text:p>0.179063554</text:p>
          </table:table-cell>
          <table:table-cell office:value-type="float" office:value="5.7312914540194E-2" table:style-name="ce2">
            <text:p>0.057312915</text:p>
          </table:table-cell>
          <table:table-cell office:value-type="float" office:value="7.02866848615325E-2" table:style-name="ce2">
            <text:p>0.070286685</text:p>
          </table:table-cell>
          <table:table-cell office:value-type="float" office:value="1.2829999999999999" table:style-name="ce2">
            <text:p>1.283</text:p>
          </table:table-cell>
          <table:table-cell office:value-type="float" office:value="0.3891" table:style-name="ce1">
            <text:p>0.3891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0.14380000000000001" table:style-name="ce1">
            <text:p>0.1438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1482" table:style-name="ce1">
            <text:p>0.1482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0.34510000000000002" table:style-name="ce1">
            <text:p>0.3451</text:p>
          </table:table-cell>
          <table:table-cell office:value-type="float" office:value="0.2505" table:style-name="ce1">
            <text:p>0.2505</text:p>
          </table:table-cell>
          <table:table-cell office:value-type="float" office:value="-0.4395" table:style-name="ce1">
            <text:p>-0.4395</text:p>
          </table:table-cell>
          <table:table-cell office:value-type="float" office:value="0.34029999999999999" table:style-name="ce1">
            <text:p>0.3403</text:p>
          </table:table-cell>
          <table:table-cell office:value-type="float" office:value="0.33260000000000001" table:style-name="ce1">
            <text:p>0.3326</text:p>
          </table:table-cell>
          <table:table-cell office:value-type="float" office:value="0.70620000000000005" table:style-name="ce1">
            <text:p>0.7062</text:p>
          </table:table-cell>
          <table:table-cell office:value-type="float" office:value="-0.16850000000000001" table:style-name="ce1">
            <text:p>-0.1685</text:p>
          </table:table-cell>
          <table:table-cell office:value-type="float" office:value="0.46229999999999999" table:style-name="ce1">
            <text:p>0.4623</text:p>
          </table:table-cell>
          <table:table-cell office:value-type="float" office:value="-0.23280000000000001" table:style-name="ce1">
            <text:p>-0.2328</text:p>
          </table:table-cell>
          <table:table-cell office:value-type="float" office:value="-0.26490000000000002" table:style-name="ce1">
            <text:p>-0.2649</text:p>
          </table:table-cell>
          <table:table-cell office:value-type="float" office:value="7.6E-3" table:style-name="ce1">
            <text:p>0.007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5.5E-2" table:style-name="ce1">
            <text:p>-0.055</text:p>
          </table:table-cell>
          <table:table-cell office:value-type="float" office:value="-0.1196" table:style-name="ce1">
            <text:p>-0.1196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-0.37240000000000001" table:style-name="ce1">
            <text:p>-0.3724</text:p>
          </table:table-cell>
          <table:table-cell office:value-type="float" office:value="-1.9E-2" table:style-name="ce1">
            <text:p>-0.019</text:p>
          </table:table-cell>
          <table:table-cell office:value-type="float" office:value="-0.63380000000000003" table:style-name="ce1">
            <text:p>-0.6338</text:p>
          </table:table-cell>
          <table:table-cell office:value-type="float" office:value="0.46660000000000001" table:style-name="ce1">
            <text:p>0.4666</text:p>
          </table:table-cell>
          <table:table-cell office:value-type="float" office:value="-1.3299999999999999E-2" table:style-name="ce1">
            <text:p>-0.0133</text:p>
          </table:table-cell>
          <table:table-cell office:value-type="float" office:value="-0.13730000000000001" table:style-name="ce1">
            <text:p>-0.1373</text:p>
          </table:table-cell>
          <table:table-cell office:value-type="float" office:value="-1.1878" table:style-name="ce1">
            <text:p>-1.1878</text:p>
          </table:table-cell>
          <table:table-cell office:value-type="float" office:value="-0.2505" table:style-name="ce1">
            <text:p>-0.2505</text:p>
          </table:table-cell>
          <table:table-cell office:value-type="float" office:value="-1.1371" table:style-name="ce1">
            <text:p>-1.1371</text:p>
          </table:table-cell>
          <table:table-cell office:value-type="float" office:value="-0.54400000000000004" table:style-name="ce1">
            <text:p>-0.544</text:p>
          </table:table-cell>
          <table:table-cell office:value-type="float" office:value="0.49730000000000002" table:style-name="ce1">
            <text:p>0.4973</text:p>
          </table:table-cell>
          <table:table-cell office:value-type="float" office:value="-0.11169999999999999" table:style-name="ce1">
            <text:p>-0.1117</text:p>
          </table:table-cell>
          <table:table-cell office:value-type="float" office:value="-0.49469999999999997" table:style-name="ce1">
            <text:p>-0.4947</text:p>
          </table:table-cell>
          <table:table-cell office:value-type="float" office:value="-0.65949999999999998" table:style-name="ce1">
            <text:p>-0.6595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-0.3029" table:style-name="ce1">
            <text:p>-0.3029</text:p>
          </table:table-cell>
          <table:table-cell office:value-type="float" office:value="0.34250000000000003" table:style-name="ce1">
            <text:p>0.3425</text:p>
          </table:table-cell>
          <table:table-cell office:value-type="float" office:value="0.58209999999999995" table:style-name="ce1">
            <text:p>0.5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8maxiao</text:p>
          </table:table-cell>
          <table:table-cell office:value-type="float" office:value="2.3360346211633099E-3" table:style-name="ce2">
            <text:p>0.002336035</text:p>
          </table:table-cell>
          <table:table-cell office:value-type="float" office:value="0.18363941074971801" table:style-name="ce2">
            <text:p>0.183639411</text:p>
          </table:table-cell>
          <table:table-cell office:value-type="float" office:value="5.8591382210619797E-2" table:style-name="ce2">
            <text:p>0.058591382</text:p>
          </table:table-cell>
          <table:table-cell office:value-type="float" office:value="7.2139580379997195E-2" table:style-name="ce2">
            <text:p>0.07213958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0.57569999999999999" table:style-name="ce1">
            <text:p>0.5757</text:p>
          </table:table-cell>
          <table:table-cell office:value-type="float" office:value="0.44879999999999998" table:style-name="ce1">
            <text:p>0.4488</text:p>
          </table:table-cell>
          <table:table-cell office:value-type="float" office:value="0.82550000000000001" table:style-name="ce1">
            <text:p>0.8255</text:p>
          </table:table-cell>
          <table:table-cell office:value-type="float" office:value="0.63590000000000002" table:style-name="ce1">
            <text:p>0.6359</text:p>
          </table:table-cell>
          <table:table-cell office:value-type="float" office:value="-0.29499999999999998" table:style-name="ce1">
            <text:p>-0.295</text:p>
          </table:table-cell>
          <table:table-cell office:value-type="float" office:value="0.40089999999999998" table:style-name="ce1">
            <text:p>0.4009</text:p>
          </table:table-cell>
          <table:table-cell office:value-type="float" office:value="1.4998" table:style-name="ce1">
            <text:p>1.4998</text:p>
          </table:table-cell>
          <table:table-cell office:value-type="float" office:value="-8.2699999999999996E-2" table:style-name="ce1">
            <text:p>-0.0827</text:p>
          </table:table-cell>
          <table:table-cell office:value-type="float" office:value="-0.88649999999999995" table:style-name="ce1">
            <text:p>-0.8865</text:p>
          </table:table-cell>
          <table:table-cell office:value-type="float" office:value="-5.0599999999999999E-2" table:style-name="ce1">
            <text:p>-0.0506</text:p>
          </table:table-cell>
          <table:table-cell office:value-type="float" office:value="0.53749999999999998" table:style-name="ce1">
            <text:p>0.5375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-2.41E-2" table:style-name="ce1">
            <text:p>-0.0241</text:p>
          </table:table-cell>
          <table:table-cell office:value-type="float" office:value="0.37569999999999998" table:style-name="ce1">
            <text:p>0.3757</text:p>
          </table:table-cell>
          <table:table-cell office:value-type="float" office:value="-0.33019999999999999" table:style-name="ce1">
            <text:p>-0.3302</text:p>
          </table:table-cell>
          <table:table-cell office:value-type="float" office:value="-0.96909999999999996" table:style-name="ce1">
            <text:p>-0.9691</text:p>
          </table:table-cell>
          <table:table-cell office:value-type="float" office:value="-0.29399999999999998" table:style-name="ce1">
            <text:p>-0.294</text:p>
          </table:table-cell>
          <table:table-cell office:value-type="float" office:value="5.4899999999999997E-2" table:style-name="ce1">
            <text:p>0.0549</text:p>
          </table:table-cell>
          <table:table-cell office:value-type="float" office:value="-2.0500000000000001E-2" table:style-name="ce1">
            <text:p>-0.0205</text:p>
          </table:table-cell>
          <table:table-cell office:value-type="float" office:value="-4.4699999999999997E-2" table:style-name="ce1">
            <text:p>-0.0447</text:p>
          </table:table-cell>
          <table:table-cell office:value-type="float" office:value="-0.18479999999999999" table:style-name="ce1">
            <text:p>-0.1848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-0.15459999999999999" table:style-name="ce1">
            <text:p>-0.1546</text:p>
          </table:table-cell>
          <table:table-cell office:value-type="float" office:value="-0.13500000000000001" table:style-name="ce1">
            <text:p>-0.135</text:p>
          </table:table-cell>
          <table:table-cell office:value-type="float" office:value="-1.2861" table:style-name="ce1">
            <text:p>-1.2861</text:p>
          </table:table-cell>
          <table:table-cell office:value-type="float" office:value="0.16039999999999999" table:style-name="ce1">
            <text:p>0.1604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1.0435000000000001" table:style-name="ce1">
            <text:p>-1.0435</text:p>
          </table:table-cell>
          <table:table-cell office:value-type="float" office:value="-0.2094" table:style-name="ce1">
            <text:p>-0.2094</text:p>
          </table:table-cell>
          <table:table-cell office:value-type="float" office:value="-1.5062" table:style-name="ce1">
            <text:p>-1.5062</text:p>
          </table:table-cell>
          <table:table-cell office:value-type="float" office:value="-1.37E-2" table:style-name="ce1">
            <text:p>-0.0137</text:p>
          </table:table-cell>
          <table:table-cell office:value-type="float" office:value="0.94879999999999998" table:style-name="ce1">
            <text:p>0.9488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-0.36509999999999998" table:style-name="ce1">
            <text:p>-0.3651</text:p>
          </table:table-cell>
          <table:table-cell office:value-type="float" office:value="-0.60409999999999997" table:style-name="ce1">
            <text:p>-0.6041</text:p>
          </table:table-cell>
          <table:table-cell office:value-type="float" office:value="-0.37109999999999999" table:style-name="ce1">
            <text:p>-0.3711</text:p>
          </table:table-cell>
          <table:table-cell office:value-type="float" office:value="-0.32250000000000001" table:style-name="ce1">
            <text:p>-0.3225</text:p>
          </table:table-cell>
          <table:table-cell office:value-type="float" office:value="0.72389999999999999" table:style-name="ce1">
            <text:p>0.7239</text:p>
          </table:table-cell>
          <table:table-cell office:value-type="float" office:value="1.1093999999999999" table:style-name="ce1">
            <text:p>1.10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9niuying</text:p>
          </table:table-cell>
          <table:table-cell office:value-type="float" office:value="2.6498748536682099E-3" table:style-name="ce2">
            <text:p>0.002649875</text:p>
          </table:table-cell>
          <table:table-cell office:value-type="float" office:value="0.18792862139872499" table:style-name="ce2">
            <text:p>0.187928621</text:p>
          </table:table-cell>
          <table:table-cell office:value-type="float" office:value="5.8946291564065702E-2" table:style-name="ce2">
            <text:p>0.058946292</text:p>
          </table:table-cell>
          <table:table-cell office:value-type="float" office:value="7.1836094367380698E-2" table:style-name="ce2">
            <text:p>0.071836094</text:p>
          </table:table-cell>
          <table:table-cell office:value-type="float" office:value="1.4370000000000001" table:style-name="ce2">
            <text:p>1.437</text:p>
          </table:table-cell>
          <table:table-cell office:value-type="float" office:value="1.2826" table:style-name="ce1">
            <text:p>1.2826</text:p>
          </table:table-cell>
          <table:table-cell office:value-type="float" office:value="0.58850000000000002" table:style-name="ce1">
            <text:p>0.5885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0.5222" table:style-name="ce1">
            <text:p>0.5222</text:p>
          </table:table-cell>
          <table:table-cell office:value-type="float" office:value="0.42730000000000001" table:style-name="ce1">
            <text:p>0.4273</text:p>
          </table:table-cell>
          <table:table-cell office:value-type="float" office:value="0.1641" table:style-name="ce1">
            <text:p>0.1641</text:p>
          </table:table-cell>
          <table:table-cell office:value-type="float" office:value="2.1221000000000001" table:style-name="ce1">
            <text:p>2.1221</text:p>
          </table:table-cell>
          <table:table-cell office:value-type="float" office:value="-0.66369999999999996" table:style-name="ce1">
            <text:p>-0.6637</text:p>
          </table:table-cell>
          <table:table-cell office:value-type="float" office:value="-1.0633999999999999" table:style-name="ce1">
            <text:p>-1.0634</text:p>
          </table:table-cell>
          <table:table-cell office:value-type="float" office:value="5.5300000000000002E-2" table:style-name="ce1">
            <text:p>0.0553</text:p>
          </table:table-cell>
          <table:table-cell office:value-type="float" office:value="0.56850000000000001" table:style-name="ce1">
            <text:p>0.5685</text:p>
          </table:table-cell>
          <table:table-cell office:value-type="float" office:value="0.50180000000000002" table:style-name="ce1">
            <text:p>0.5018</text:p>
          </table:table-cell>
          <table:table-cell office:value-type="float" office:value="-0.4461" table:style-name="ce1">
            <text:p>-0.4461</text:p>
          </table:table-cell>
          <table:table-cell office:value-type="float" office:value="0.30859999999999999" table:style-name="ce1">
            <text:p>0.3086</text:p>
          </table:table-cell>
          <table:table-cell office:value-type="float" office:value="-0.55269999999999997" table:style-name="ce1">
            <text:p>-0.5527</text:p>
          </table:table-cell>
          <table:table-cell office:value-type="float" office:value="-0.76529999999999998" table:style-name="ce1">
            <text:p>-0.7653</text:p>
          </table:table-cell>
          <table:table-cell office:value-type="float" office:value="-0.12939999999999999" table:style-name="ce1">
            <text:p>-0.1294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86E-2" table:style-name="ce1">
            <text:p>0.0286</text:p>
          </table:table-cell>
          <table:table-cell office:value-type="float" office:value="-0.11360000000000001" table:style-name="ce1">
            <text:p>-0.1136</text:p>
          </table:table-cell>
          <table:table-cell office:value-type="float" office:value="-0.1009" table:style-name="ce1">
            <text:p>-0.1009</text:p>
          </table:table-cell>
          <table:table-cell office:value-type="float" office:value="3.1800000000000002E-2" table:style-name="ce1">
            <text:p>0.0318</text:p>
          </table:table-cell>
          <table:table-cell office:value-type="float" office:value="-0.22570000000000001" table:style-name="ce1">
            <text:p>-0.2257</text:p>
          </table:table-cell>
          <table:table-cell office:value-type="float" office:value="-0.16569999999999999" table:style-name="ce1">
            <text:p>-0.1657</text:p>
          </table:table-cell>
          <table:table-cell office:value-type="float" office:value="-0.82169999999999999" table:style-name="ce1">
            <text:p>-0.8217</text:p>
          </table:table-cell>
          <table:table-cell office:value-type="float" office:value="0.38590000000000002" table:style-name="ce1">
            <text:p>0.3859</text:p>
          </table:table-cell>
          <table:table-cell office:value-type="float" office:value="-0.17480000000000001" table:style-name="ce1">
            <text:p>-0.1748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-0.86160000000000003" table:style-name="ce1">
            <text:p>-0.8616</text:p>
          </table:table-cell>
          <table:table-cell office:value-type="float" office:value="-0.30159999999999998" table:style-name="ce1">
            <text:p>-0.3016</text:p>
          </table:table-cell>
          <table:table-cell office:value-type="float" office:value="-0.20949999999999999" table:style-name="ce1">
            <text:p>-0.2095</text:p>
          </table:table-cell>
          <table:table-cell office:value-type="float" office:value="-0.84460000000000002" table:style-name="ce1">
            <text:p>-0.8446</text:p>
          </table:table-cell>
          <table:table-cell office:value-type="float" office:value="1.2988999999999999" table:style-name="ce1">
            <text:p>1.2989</text:p>
          </table:table-cell>
          <table:table-cell office:value-type="float" office:value="5.8700000000000002E-2" table:style-name="ce1">
            <text:p>0.0587</text:p>
          </table:table-cell>
          <table:table-cell office:value-type="float" office:value="-0.41539999999999999" table:style-name="ce1">
            <text:p>-0.4154</text:p>
          </table:table-cell>
          <table:table-cell office:value-type="float" office:value="-0.45469999999999999" table:style-name="ce1">
            <text:p>-0.4547</text:p>
          </table:table-cell>
          <table:table-cell office:value-type="float" office:value="0.40429999999999999" table:style-name="ce1">
            <text:p>0.4043</text:p>
          </table:table-cell>
          <table:table-cell office:value-type="float" office:value="-0.39850000000000002" table:style-name="ce1">
            <text:p>-0.3985</text:p>
          </table:table-cell>
          <table:table-cell office:value-type="float" office:value="1.1400999999999999" table:style-name="ce1">
            <text:p>1.1401</text:p>
          </table:table-cell>
          <table:table-cell office:value-type="float" office:value="0.72829999999999995" table:style-name="ce1">
            <text:p>0.72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0sunhongliang</text:p>
          </table:table-cell>
          <table:table-cell office:value-type="float" office:value="2.5088634436755599E-3" table:style-name="ce2">
            <text:p>0.002508863</text:p>
          </table:table-cell>
          <table:table-cell office:value-type="float" office:value="0.19293027365273999" table:style-name="ce2">
            <text:p>0.192930274</text:p>
          </table:table-cell>
          <table:table-cell office:value-type="float" office:value="4.7360341074271201E-2" table:style-name="ce2">
            <text:p>0.047360341</text:p>
          </table:table-cell>
          <table:table-cell office:value-type="float" office:value="6.5485156376339296E-2" table:style-name="ce2">
            <text:p>0.065485156</text:p>
          </table:table-cell>
          <table:table-cell office:value-type="float" office:value="1.2549999999999999" table:style-name="ce2">
            <text:p>1.255</text:p>
          </table:table-cell>
          <table:table-cell office:value-type="float" office:value="0.45519999999999999" table:style-name="ce1">
            <text:p>0.4552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0.28360000000000002" table:style-name="ce1">
            <text:p>0.2836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-0.31969999999999998" table:style-name="ce1">
            <text:p>-0.3197</text:p>
          </table:table-cell>
          <table:table-cell office:value-type="float" office:value="0.105" table:style-name="ce1">
            <text:p>0.105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0.41810000000000003" table:style-name="ce1">
            <text:p>-0.4181</text:p>
          </table:table-cell>
          <table:table-cell office:value-type="float" office:value="-0.52010000000000001" table:style-name="ce1">
            <text:p>-0.5201</text:p>
          </table:table-cell>
          <table:table-cell office:value-type="float" office:value="-5.3199999999999997E-2" table:style-name="ce1">
            <text:p>-0.0532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-8.0699999999999994E-2" table:style-name="ce1">
            <text:p>-0.0807</text:p>
          </table:table-cell>
          <table:table-cell office:value-type="float" office:value="0.18049999999999999" table:style-name="ce1">
            <text:p>0.1805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96" table:style-name="ce1">
            <text:p>-0.96</text:p>
          </table:table-cell>
          <table:table-cell office:value-type="float" office:value="-0.2853" table:style-name="ce1">
            <text:p>-0.2853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-9.9000000000000005E-2" table:style-name="ce1">
            <text:p>-0.099</text:p>
          </table:table-cell>
          <table:table-cell office:value-type="float" office:value="-0.15620000000000001" table:style-name="ce1">
            <text:p>-0.1562</text:p>
          </table:table-cell>
          <table:table-cell office:value-type="float" office:value="3.6799999999999999E-2" table:style-name="ce1">
            <text:p>0.0368</text:p>
          </table:table-cell>
          <table:table-cell office:value-type="float" office:value="-0.30740000000000001" table:style-name="ce1">
            <text:p>-0.3074</text:p>
          </table:table-cell>
          <table:table-cell office:value-type="float" office:value="-0.10100000000000001" table:style-name="ce1">
            <text:p>-0.101</text:p>
          </table:table-cell>
          <table:table-cell office:value-type="float" office:value="-0.53539999999999999" table:style-name="ce1">
            <text:p>-0.5354</text:p>
          </table:table-cell>
          <table:table-cell office:value-type="float" office:value="0.25490000000000002" table:style-name="ce1">
            <text:p>0.2549</text:p>
          </table:table-cell>
          <table:table-cell office:value-type="float" office:value="0.19739999999999999" table:style-name="ce1">
            <text:p>0.1974</text:p>
          </table:table-cell>
          <table:table-cell office:value-type="float" office:value="-4.7699999999999999E-2" table:style-name="ce1">
            <text:p>-0.0477</text:p>
          </table:table-cell>
          <table:table-cell office:value-type="float" office:value="-1.2541" table:style-name="ce1">
            <text:p>-1.2541</text:p>
          </table:table-cell>
          <table:table-cell office:value-type="float" office:value="-0.35339999999999999" table:style-name="ce1">
            <text:p>-0.3534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-0.30520000000000003" table:style-name="ce1">
            <text:p>-0.3052</text:p>
          </table:table-cell>
          <table:table-cell office:value-type="float" office:value="0.73660000000000003" table:style-name="ce1">
            <text:p>0.736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-0.55089999999999995" table:style-name="ce1">
            <text:p>-0.5509</text:p>
          </table:table-cell>
          <table:table-cell office:value-type="float" office:value="-0.60319999999999996" table:style-name="ce1">
            <text:p>-0.6032</text:p>
          </table:table-cell>
          <table:table-cell office:value-type="float" office:value="-8.4400000000000003E-2" table:style-name="ce1">
            <text:p>-0.0844</text:p>
          </table:table-cell>
          <table:table-cell office:value-type="float" office:value="-0.25019999999999998" table:style-name="ce1">
            <text:p>-0.2502</text:p>
          </table:table-cell>
          <table:table-cell office:value-type="float" office:value="-0.14940000000000001" table:style-name="ce1">
            <text:p>-0.1494</text:p>
          </table:table-cell>
          <table:table-cell office:value-type="float" office:value="1.1709000000000001" table:style-name="ce1">
            <text:p>1.1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1jingwenxiang</text:p>
          </table:table-cell>
          <table:table-cell office:value-type="float" office:value="2.6544577752104898E-3" table:style-name="ce2">
            <text:p>0.002654458</text:p>
          </table:table-cell>
          <table:table-cell office:value-type="float" office:value="0.181968458861169" table:style-name="ce2">
            <text:p>0.181968459</text:p>
          </table:table-cell>
          <table:table-cell office:value-type="float" office:value="5.8246362113804399E-2" table:style-name="ce2">
            <text:p>0.058246362</text:p>
          </table:table-cell>
          <table:table-cell office:value-type="float" office:value="7.4402418692129102E-2" table:style-name="ce2">
            <text:p>0.074402419</text:p>
          </table:table-cell>
          <table:table-cell office:value-type="float" office:value="1.379" table:style-name="ce2">
            <text:p>1.379</text:p>
          </table:table-cell>
          <table:table-cell office:value-type="float" office:value="1.3591" table:style-name="ce1">
            <text:p>1.3591</text:p>
          </table:table-cell>
          <table:table-cell office:value-type="float" office:value="0.61909999999999998" table:style-name="ce1">
            <text:p>0.6191</text:p>
          </table:table-cell>
          <table:table-cell office:value-type="float" office:value="0.85880000000000001" table:style-name="ce1">
            <text:p>0.8588</text:p>
          </table:table-cell>
          <table:table-cell office:value-type="float" office:value="0.61599999999999999" table:style-name="ce1">
            <text:p>0.616</text:p>
          </table:table-cell>
          <table:table-cell office:value-type="float" office:value="0.61099999999999999" table:style-name="ce1">
            <text:p>0.611</text:p>
          </table:table-cell>
          <table:table-cell office:value-type="float" office:value="0.81130000000000002" table:style-name="ce1">
            <text:p>0.8113</text:p>
          </table:table-cell>
          <table:table-cell office:value-type="float" office:value="1.7781" table:style-name="ce1">
            <text:p>1.7781</text:p>
          </table:table-cell>
          <table:table-cell office:value-type="float" office:value="-0.29759999999999998" table:style-name="ce1">
            <text:p>-0.2976</text:p>
          </table:table-cell>
          <table:table-cell office:value-type="float" office:value="-0.35" table:style-name="ce1">
            <text:p>-0.35</text:p>
          </table:table-cell>
          <table:table-cell office:value-type="float" office:value="0.17560000000000001" table:style-name="ce1">
            <text:p>0.1756</text:p>
          </table:table-cell>
          <table:table-cell office:value-type="float" office:value="0.68230000000000002" table:style-name="ce1">
            <text:p>0.6823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6.3E-2" table:style-name="ce1">
            <text:p>0.063</text:p>
          </table:table-cell>
          <table:table-cell office:value-type="float" office:value="0.58089999999999997" table:style-name="ce1">
            <text:p>0.5809</text:p>
          </table:table-cell>
          <table:table-cell office:value-type="float" office:value="4.5100000000000001E-2" table:style-name="ce1">
            <text:p>0.0451</text:p>
          </table:table-cell>
          <table:table-cell office:value-type="float" office:value="-0.4617" table:style-name="ce1">
            <text:p>-0.4617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-1.014" table:style-name="ce1">
            <text:p>-1.014</text:p>
          </table:table-cell>
          <table:table-cell office:value-type="float" office:value="0.1593" table:style-name="ce1">
            <text:p>0.1593</text:p>
          </table:table-cell>
          <table:table-cell office:value-type="float" office:value="0.1081" table:style-name="ce1">
            <text:p>0.1081</text:p>
          </table:table-cell>
          <table:table-cell office:value-type="float" office:value="-8.6999999999999994E-2" table:style-name="ce1">
            <text:p>-0.087</text:p>
          </table:table-cell>
          <table:table-cell office:value-type="float" office:value="-1.4259999999999999" table:style-name="ce1">
            <text:p>-1.426</text:p>
          </table:table-cell>
          <table:table-cell office:value-type="float" office:value="-7.0199999999999999E-2" table:style-name="ce1">
            <text:p>-0.0702</text:p>
          </table:table-cell>
          <table:table-cell office:value-type="float" office:value="-1.0021" table:style-name="ce1">
            <text:p>-1.0021</text:p>
          </table:table-cell>
          <table:table-cell office:value-type="float" office:value="-0.76539999999999997" table:style-name="ce1">
            <text:p>-0.7654</text:p>
          </table:table-cell>
          <table:table-cell office:value-type="float" office:value="0.85240000000000005" table:style-name="ce1">
            <text:p>0.8524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-0.503" table:style-name="ce1">
            <text:p>-0.503</text:p>
          </table:table-cell>
          <table:table-cell office:value-type="float" office:value="-0.45789999999999997" table:style-name="ce1">
            <text:p>-0.4579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-0.34410000000000002" table:style-name="ce1">
            <text:p>-0.3441</text:p>
          </table:table-cell>
          <table:table-cell office:value-type="float" office:value="0.52270000000000005" table:style-name="ce1">
            <text:p>0.5227</text:p>
          </table:table-cell>
          <table:table-cell office:value-type="float" office:value="0.57499999999999996" table:style-name="ce1">
            <text:p>0.5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2zhangdeshuai</text:p>
          </table:table-cell>
          <table:table-cell office:value-type="float" office:value="2.0997458407847102E-3" table:style-name="ce2">
            <text:p>0.002099746</text:p>
          </table:table-cell>
          <table:table-cell office:value-type="float" office:value="0.187942993113424" table:style-name="ce2">
            <text:p>0.187942993</text:p>
          </table:table-cell>
          <table:table-cell office:value-type="float" office:value="4.7453788416703502E-2" table:style-name="ce2">
            <text:p>0.047453788</text:p>
          </table:table-cell>
          <table:table-cell office:value-type="float" office:value="6.6142291260417693E-2" table:style-name="ce2">
            <text:p>0.066142291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1.2706" table:style-name="ce1">
            <text:p>1.2706</text:p>
          </table:table-cell>
          <table:table-cell office:value-type="float" office:value="0.61760000000000004" table:style-name="ce1">
            <text:p>0.6176</text:p>
          </table:table-cell>
          <table:table-cell office:value-type="float" office:value="0.57520000000000004" table:style-name="ce1">
            <text:p>0.5752</text:p>
          </table:table-cell>
          <table:table-cell office:value-type="float" office:value="0.55549999999999999" table:style-name="ce1">
            <text:p>0.5555</text:p>
          </table:table-cell>
          <table:table-cell office:value-type="float" office:value="-0.4577" table:style-name="ce1">
            <text:p>-0.4577</text:p>
          </table:table-cell>
          <table:table-cell office:value-type="float" office:value="0.53749999999999998" table:style-name="ce1">
            <text:p>0.5375</text:p>
          </table:table-cell>
          <table:table-cell office:value-type="float" office:value="2.1387999999999998" table:style-name="ce1">
            <text:p>2.1388</text:p>
          </table:table-cell>
          <table:table-cell office:value-type="float" office:value="-0.62539999999999996" table:style-name="ce1">
            <text:p>-0.6254</text:p>
          </table:table-cell>
          <table:table-cell office:value-type="float" office:value="-0.27539999999999998" table:style-name="ce1">
            <text:p>-0.2754</text:p>
          </table:table-cell>
          <table:table-cell office:value-type="float" office:value="0.15490000000000001" table:style-name="ce1">
            <text:p>0.1549</text:p>
          </table:table-cell>
          <table:table-cell office:value-type="float" office:value="0.62990000000000002" table:style-name="ce1">
            <text:p>0.6299</text:p>
          </table:table-cell>
          <table:table-cell office:value-type="float" office:value="0.78059999999999996" table:style-name="ce1">
            <text:p>0.7806</text:p>
          </table:table-cell>
          <table:table-cell office:value-type="float" office:value="-0.37669999999999998" table:style-name="ce1">
            <text:p>-0.3767</text:p>
          </table:table-cell>
          <table:table-cell office:value-type="float" office:value="0.4214" table:style-name="ce1">
            <text:p>0.4214</text:p>
          </table:table-cell>
          <table:table-cell office:value-type="float" office:value="0.64080000000000004" table:style-name="ce1">
            <text:p>0.6408</text:p>
          </table:table-cell>
          <table:table-cell office:value-type="float" office:value="-0.99660000000000004" table:style-name="ce1">
            <text:p>-0.9966</text:p>
          </table:table-cell>
          <table:table-cell office:value-type="float" office:value="-8.5500000000000007E-2" table:style-name="ce1">
            <text:p>-0.0855</text:p>
          </table:table-cell>
          <table:table-cell office:value-type="float" office:value="1.24E-2" table:style-name="ce1">
            <text:p>0.0124</text:p>
          </table:table-cell>
          <table:table-cell office:value-type="float" office:value="5.04E-2" table:style-name="ce1">
            <text:p>0.0504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0.11609999999999999" table:style-name="ce1">
            <text:p>-0.1161</text:p>
          </table:table-cell>
          <table:table-cell office:value-type="float" office:value="4.02E-2" table:style-name="ce1">
            <text:p>0.0402</text:p>
          </table:table-cell>
          <table:table-cell office:value-type="float" office:value="-0.11409999999999999" table:style-name="ce1">
            <text:p>-0.1141</text:p>
          </table:table-cell>
          <table:table-cell office:value-type="float" office:value="-0.16159999999999999" table:style-name="ce1">
            <text:p>-0.1616</text:p>
          </table:table-cell>
          <table:table-cell office:value-type="float" office:value="-1.2215" table:style-name="ce1">
            <text:p>-1.2215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-0.2054" table:style-name="ce1">
            <text:p>-0.2054</text:p>
          </table:table-cell>
          <table:table-cell office:value-type="float" office:value="-9.1300000000000006E-2" table:style-name="ce1">
            <text:p>-0.0913</text:p>
          </table:table-cell>
          <table:table-cell office:value-type="float" office:value="-1.5456000000000001" table:style-name="ce1">
            <text:p>-1.5456</text:p>
          </table:table-cell>
          <table:table-cell office:value-type="float" office:value="-0.1525" table:style-name="ce1">
            <text:p>-0.1525</text:p>
          </table:table-cell>
          <table:table-cell office:value-type="float" office:value="-0.44629999999999997" table:style-name="ce1">
            <text:p>-0.4463</text:p>
          </table:table-cell>
          <table:table-cell office:value-type="float" office:value="7.7299999999999994E-2" table:style-name="ce1">
            <text:p>0.0773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-0.5766" table:style-name="ce1">
            <text:p>-0.5766</text:p>
          </table:table-cell>
          <table:table-cell office:value-type="float" office:value="-0.71099999999999997" table:style-name="ce1">
            <text:p>-0.711</text:p>
          </table:table-cell>
          <table:table-cell office:value-type="float" office:value="6.0600000000000001E-2" table:style-name="ce1">
            <text:p>0.0606</text:p>
          </table:table-cell>
          <table:table-cell office:value-type="float" office:value="-0.23910000000000001" table:style-name="ce1">
            <text:p>-0.2391</text:p>
          </table:table-cell>
          <table:table-cell office:value-type="float" office:value="8.2600000000000007E-2" table:style-name="ce1">
            <text:p>0.0826</text:p>
          </table:table-cell>
          <table:table-cell office:value-type="float" office:value="1.1500999999999999" table:style-name="ce1">
            <text:p>1.1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3xielingling</text:p>
          </table:table-cell>
          <table:table-cell office:value-type="float" office:value="2.0768490301136902E-3" table:style-name="ce2">
            <text:p>0.002076849</text:p>
          </table:table-cell>
          <table:table-cell office:value-type="float" office:value="0.17652650443836901" table:style-name="ce2">
            <text:p>0.176526504</text:p>
          </table:table-cell>
          <table:table-cell office:value-type="float" office:value="5.8733199599132702E-2" table:style-name="ce2">
            <text:p>0.0587332</text:p>
          </table:table-cell>
          <table:table-cell office:value-type="float" office:value="7.21190412254442E-2" table:style-name="ce2">
            <text:p>0.072119041</text:p>
          </table:table-cell>
          <table:table-cell office:value-type="float" office:value="1.321" table:style-name="ce2">
            <text:p>1.321</text:p>
          </table:table-cell>
          <table:table-cell office:value-type="float" office:value="1.7527999999999999" table:style-name="ce1">
            <text:p>1.7528</text:p>
          </table:table-cell>
          <table:table-cell office:value-type="float" office:value="0.89019999999999999" table:style-name="ce1">
            <text:p>0.8902</text:p>
          </table:table-cell>
          <table:table-cell office:value-type="float" office:value="0.8034" table:style-name="ce1">
            <text:p>0.8034</text:p>
          </table:table-cell>
          <table:table-cell office:value-type="float" office:value="0.72360000000000002" table:style-name="ce1">
            <text:p>0.7236</text:p>
          </table:table-cell>
          <table:table-cell office:value-type="float" office:value="6.5600000000000006E-2" table:style-name="ce1">
            <text:p>0.0656</text:p>
          </table:table-cell>
          <table:table-cell office:value-type="float" office:value="0.76249999999999996" table:style-name="ce1">
            <text:p>0.7625</text:p>
          </table:table-cell>
          <table:table-cell office:value-type="float" office:value="1.8210999999999999" table:style-name="ce1">
            <text:p>1.8211</text:p>
          </table:table-cell>
          <table:table-cell office:value-type="float" office:value="-0.39360000000000001" table:style-name="ce1">
            <text:p>-0.3936</text:p>
          </table:table-cell>
          <table:table-cell office:value-type="float" office:value="-0.3962" table:style-name="ce1">
            <text:p>-0.3962</text:p>
          </table:table-cell>
          <table:table-cell office:value-type="float" office:value="6.08E-2" table:style-name="ce1">
            <text:p>0.0608</text:p>
          </table:table-cell>
          <table:table-cell office:value-type="float" office:value="0.64100000000000001" table:style-name="ce1">
            <text:p>0.641</text:p>
          </table:table-cell>
          <table:table-cell office:value-type="float" office:value="0.68630000000000002" table:style-name="ce1">
            <text:p>0.6863</text:p>
          </table:table-cell>
          <table:table-cell office:value-type="float" office:value="0.31290000000000001" table:style-name="ce1">
            <text:p>0.3129</text:p>
          </table:table-cell>
          <table:table-cell office:value-type="float" office:value="0.49270000000000003" table:style-name="ce1">
            <text:p>0.492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68840000000000001" table:style-name="ce1">
            <text:p>-0.688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0.01" table:style-name="ce1">
            <text:p>0.01</text:p>
          </table:table-cell>
          <table:table-cell office:value-type="float" office:value="-1.3355999999999999" table:style-name="ce1">
            <text:p>-1.3356</text:p>
          </table:table-cell>
          <table:table-cell office:value-type="float" office:value="-0.27150000000000002" table:style-name="ce1">
            <text:p>-0.2715</text:p>
          </table:table-cell>
          <table:table-cell office:value-type="float" office:value="-6.9500000000000006E-2" table:style-name="ce1">
            <text:p>-0.0695</text:p>
          </table:table-cell>
          <table:table-cell office:value-type="float" office:value="-9.3299999999999994E-2" table:style-name="ce1">
            <text:p>-0.0933</text:p>
          </table:table-cell>
          <table:table-cell office:value-type="float" office:value="-1.0456000000000001" table:style-name="ce1">
            <text:p>-1.0456</text:p>
          </table:table-cell>
          <table:table-cell office:value-type="float" office:value="-5.62E-2" table:style-name="ce1">
            <text:p>-0.0562</text:p>
          </table:table-cell>
          <table:table-cell office:value-type="float" office:value="-1.1223000000000001" table:style-name="ce1">
            <text:p>-1.1223</text:p>
          </table:table-cell>
          <table:table-cell office:value-type="float" office:value="4.4200000000000003E-2" table:style-name="ce1">
            <text:p>0.0442</text:p>
          </table:table-cell>
          <table:table-cell office:value-type="float" office:value="0.86529999999999996" table:style-name="ce1">
            <text:p>0.8653</text:p>
          </table:table-cell>
          <table:table-cell office:value-type="float" office:value="0.1479" table:style-name="ce1">
            <text:p>0.1479</text:p>
          </table:table-cell>
          <table:table-cell office:value-type="float" office:value="-0.49780000000000002" table:style-name="ce1">
            <text:p>-0.4978</text:p>
          </table:table-cell>
          <table:table-cell office:value-type="float" office:value="-0.60470000000000002" table:style-name="ce1">
            <text:p>-0.6047</text:p>
          </table:table-cell>
          <table:table-cell office:value-type="float" office:value="-0.54349999999999998" table:style-name="ce1">
            <text:p>-0.5435</text:p>
          </table:table-cell>
          <table:table-cell office:value-type="float" office:value="-0.26740000000000003" table:style-name="ce1">
            <text:p>-0.2674</text:p>
          </table:table-cell>
          <table:table-cell office:value-type="float" office:value="0.21629999999999999" table:style-name="ce1">
            <text:p>0.2163</text:p>
          </table:table-cell>
          <table:table-cell office:value-type="float" office:value="0.89780000000000004" table:style-name="ce1">
            <text:p>0.8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4wangyongliang</text:p>
          </table:table-cell>
          <table:table-cell office:value-type="float" office:value="2.1161352624637E-3" table:style-name="ce2">
            <text:p>0.002116135</text:p>
          </table:table-cell>
          <table:table-cell office:value-type="float" office:value="0.19074628698021001" table:style-name="ce2">
            <text:p>0.190746287</text:p>
          </table:table-cell>
          <table:table-cell office:value-type="float" office:value="5.7931247622168898E-2" table:style-name="ce2">
            <text:p>0.057931248</text:p>
          </table:table-cell>
          <table:table-cell office:value-type="float" office:value="7.1317440322773096E-2" table:style-name="ce2">
            <text:p>0.07131744</text:p>
          </table:table-cell>
          <table:table-cell office:value-type="float" office:value="1.282" table:style-name="ce2">
            <text:p>1.282</text:p>
          </table:table-cell>
          <table:table-cell office:value-type="float" office:value="1.4316" table:style-name="ce1">
            <text:p>1.4316</text:p>
          </table:table-cell>
          <table:table-cell office:value-type="float" office:value="0.43070000000000003" table:style-name="ce1">
            <text:p>0.4307</text:p>
          </table:table-cell>
          <table:table-cell office:value-type="float" office:value="0.8488" table:style-name="ce1">
            <text:p>0.8488</text:p>
          </table:table-cell>
          <table:table-cell office:value-type="float" office:value="0.80530000000000002" table:style-name="ce1">
            <text:p>0.8053</text:p>
          </table:table-cell>
          <table:table-cell office:value-type="float" office:value="0.3594" table:style-name="ce1">
            <text:p>0.3594</text:p>
          </table:table-cell>
          <table:table-cell office:value-type="float" office:value="0.54769999999999996" table:style-name="ce1">
            <text:p>0.5477</text:p>
          </table:table-cell>
          <table:table-cell office:value-type="float" office:value="2.2227999999999999" table:style-name="ce1">
            <text:p>2.2228</text:p>
          </table:table-cell>
          <table:table-cell office:value-type="float" office:value="-0.43619999999999998" table:style-name="ce1">
            <text:p>-0.4362</text:p>
          </table:table-cell>
          <table:table-cell office:value-type="float" office:value="-0.66959999999999997" table:style-name="ce1">
            <text:p>-0.6696</text:p>
          </table:table-cell>
          <table:table-cell office:value-type="float" office:value="-0.2329" table:style-name="ce1">
            <text:p>-0.2329</text:p>
          </table:table-cell>
          <table:table-cell office:value-type="float" office:value="0.48849999999999999" table:style-name="ce1">
            <text:p>0.4885</text:p>
          </table:table-cell>
          <table:table-cell office:value-type="float" office:value="0.51619999999999999" table:style-name="ce1">
            <text:p>0.5162</text:p>
          </table:table-cell>
          <table:table-cell office:value-type="float" office:value="-0.22509999999999999" table:style-name="ce1">
            <text:p>-0.2251</text:p>
          </table:table-cell>
          <table:table-cell office:value-type="float" office:value="0.17080000000000001" table:style-name="ce1">
            <text:p>0.1708</text:p>
          </table:table-cell>
          <table:table-cell office:value-type="float" office:value="-0.2858" table:style-name="ce1">
            <text:p>-0.2858</text:p>
          </table:table-cell>
          <table:table-cell office:value-type="float" office:value="-1.2297" table:style-name="ce1">
            <text:p>-1.2297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7.6E-3" table:style-name="ce1">
            <text:p>0.007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48039999999999999" table:style-name="ce1">
            <text:p>-0.4804</text:p>
          </table:table-cell>
          <table:table-cell office:value-type="float" office:value="0.10150000000000001" table:style-name="ce1">
            <text:p>0.1015</text:p>
          </table:table-cell>
          <table:table-cell office:value-type="float" office:value="0.29659999999999997" table:style-name="ce1">
            <text:p>0.2966</text:p>
          </table:table-cell>
          <table:table-cell office:value-type="float" office:value="0.24610000000000001" table:style-name="ce1">
            <text:p>0.2461</text:p>
          </table:table-cell>
          <table:table-cell office:value-type="float" office:value="-1.2103999999999999" table:style-name="ce1">
            <text:p>-1.2104</text:p>
          </table:table-cell>
          <table:table-cell office:value-type="float" office:value="0.3448" table:style-name="ce1">
            <text:p>0.3448</text:p>
          </table:table-cell>
          <table:table-cell office:value-type="float" office:value="-0.1047" table:style-name="ce1">
            <text:p>-0.1047</text:p>
          </table:table-cell>
          <table:table-cell office:value-type="float" office:value="-0.58009999999999995" table:style-name="ce1">
            <text:p>-0.5801</text:p>
          </table:table-cell>
          <table:table-cell office:value-type="float" office:value="1.0218" table:style-name="ce1">
            <text:p>1.0218</text:p>
          </table:table-cell>
          <table:table-cell office:value-type="float" office:value="0.41949999999999998" table:style-name="ce1">
            <text:p>0.4195</text:p>
          </table:table-cell>
          <table:table-cell office:value-type="float" office:value="-0.26379999999999998" table:style-name="ce1">
            <text:p>-0.2638</text:p>
          </table:table-cell>
          <table:table-cell office:value-type="float" office:value="-0.31569999999999998" table:style-name="ce1">
            <text:p>-0.3157</text:p>
          </table:table-cell>
          <table:table-cell office:value-type="float" office:value="0.2276" table:style-name="ce1">
            <text:p>0.2276</text:p>
          </table:table-cell>
          <table:table-cell office:value-type="float" office:value="4.8399999999999999E-2" table:style-name="ce1">
            <text:p>0.0484</text:p>
          </table:table-cell>
          <table:table-cell office:value-type="float" office:value="0.99250000000000005" table:style-name="ce1">
            <text:p>0.9925</text:p>
          </table:table-cell>
          <table:table-cell office:value-type="float" office:value="1.4519" table:style-name="ce1">
            <text:p>1.45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5guozhidong</text:p>
          </table:table-cell>
          <table:table-cell office:value-type="float" office:value="2.4514043541729101E-3" table:style-name="ce2">
            <text:p>0.002451404</text:p>
          </table:table-cell>
          <table:table-cell office:value-type="float" office:value="0.198262088907178" table:style-name="ce2">
            <text:p>0.198262089</text:p>
          </table:table-cell>
          <table:table-cell office:value-type="float" office:value="5.5022217080915703E-2" table:style-name="ce2">
            <text:p>0.055022217</text:p>
          </table:table-cell>
          <table:table-cell office:value-type="float" office:value="6.8629727056066597E-2" table:style-name="ce2">
            <text:p>0.068629727</text:p>
          </table:table-cell>
          <table:table-cell office:value-type="float" office:value="1.333" table:style-name="ce2">
            <text:p>1.333</text:p>
          </table:table-cell>
          <table:table-cell office:value-type="float" office:value="1.9533" table:style-name="ce1">
            <text:p>1.9533</text:p>
          </table:table-cell>
          <table:table-cell office:value-type="float" office:value="0.55210000000000004" table:style-name="ce1">
            <text:p>0.5521</text:p>
          </table:table-cell>
          <table:table-cell office:value-type="float" office:value="0.91579999999999995" table:style-name="ce1">
            <text:p>0.9158</text:p>
          </table:table-cell>
          <table:table-cell office:value-type="float" office:value="0.81130000000000002" table:style-name="ce1">
            <text:p>0.8113</text:p>
          </table:table-cell>
          <table:table-cell office:value-type="float" office:value="0.8095" table:style-name="ce1">
            <text:p>0.8095</text:p>
          </table:table-cell>
          <table:table-cell office:value-type="float" office:value="0.51580000000000004" table:style-name="ce1">
            <text:p>0.5158</text:p>
          </table:table-cell>
          <table:table-cell office:value-type="float" office:value="2.4836999999999998" table:style-name="ce1">
            <text:p>2.4837</text:p>
          </table:table-cell>
          <table:table-cell office:value-type="float" office:value="-0.46500000000000002" table:style-name="ce1">
            <text:p>-0.465</text:p>
          </table:table-cell>
          <table:table-cell office:value-type="float" office:value="4.9200000000000001E-2" table:style-name="ce1">
            <text:p>0.0492</text:p>
          </table:table-cell>
          <table:table-cell office:value-type="float" office:value="0.2757" table:style-name="ce1">
            <text:p>0.2757</text:p>
          </table:table-cell>
          <table:table-cell office:value-type="float" office:value="0.82310000000000005" table:style-name="ce1">
            <text:p>0.8231</text:p>
          </table:table-cell>
          <table:table-cell office:value-type="float" office:value="1.0024" table:style-name="ce1">
            <text:p>1.0024</text:p>
          </table:table-cell>
          <table:table-cell office:value-type="float" office:value="0.2316" table:style-name="ce1">
            <text:p>0.2316</text:p>
          </table:table-cell>
          <table:table-cell office:value-type="float" office:value="0.52649999999999997" table:style-name="ce1">
            <text:p>0.5265</text:p>
          </table:table-cell>
          <table:table-cell office:value-type="float" office:value="1.0262" table:style-name="ce1">
            <text:p>1.0262</text:p>
          </table:table-cell>
          <table:table-cell office:value-type="float" office:value="-0.83630000000000004" table:style-name="ce1">
            <text:p>-0.8363</text:p>
          </table:table-cell>
          <table:table-cell office:value-type="float" office:value="-7.5700000000000003E-2" table:style-name="ce1">
            <text:p>-0.0757</text:p>
          </table:table-cell>
          <table:table-cell office:value-type="float" office:value="7.9799999999999996E-2" table:style-name="ce1">
            <text:p>0.0798</text:p>
          </table:table-cell>
          <table:table-cell office:value-type="float" office:value="-1.1299999999999999E-2" table:style-name="ce1">
            <text:p>-0.0113</text:p>
          </table:table-cell>
          <table:table-cell office:value-type="float" office:value="-4.8800000000000003E-2" table:style-name="ce1">
            <text:p>-0.0488</text:p>
          </table:table-cell>
          <table:table-cell office:value-type="float" office:value="3.3E-3" table:style-name="ce1">
            <text:p>0.0033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-4.7399999999999998E-2" table:style-name="ce1">
            <text:p>-0.0474</text:p>
          </table:table-cell>
          <table:table-cell office:value-type="float" office:value="-0.2112" table:style-name="ce1">
            <text:p>-0.2112</text:p>
          </table:table-cell>
          <table:table-cell office:value-type="float" office:value="-0.8004" table:style-name="ce1">
            <text:p>-0.8004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0.38219999999999998" table:style-name="ce1">
            <text:p>0.3822</text:p>
          </table:table-cell>
          <table:table-cell office:value-type="float" office:value="0.46789999999999998" table:style-name="ce1">
            <text:p>0.4679</text:p>
          </table:table-cell>
          <table:table-cell office:value-type="float" office:value="-0.65549999999999997" table:style-name="ce1">
            <text:p>-0.6555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-0.3886" table:style-name="ce1">
            <text:p>-0.3886</text:p>
          </table:table-cell>
          <table:table-cell office:value-type="float" office:value="0.38940000000000002" table:style-name="ce1">
            <text:p>0.3894</text:p>
          </table:table-cell>
          <table:table-cell office:value-type="float" office:value="-0.1565" table:style-name="ce1">
            <text:p>-0.1565</text:p>
          </table:table-cell>
          <table:table-cell office:value-type="float" office:value="-0.62739999999999996" table:style-name="ce1">
            <text:p>-0.6274</text:p>
          </table:table-cell>
          <table:table-cell office:value-type="float" office:value="-0.82709999999999995" table:style-name="ce1">
            <text:p>-0.8271</text:p>
          </table:table-cell>
          <table:table-cell office:value-type="float" office:value="-8.6800000000000002E-2" table:style-name="ce1">
            <text:p>-0.0868</text:p>
          </table:table-cell>
          <table:table-cell office:value-type="float" office:value="-0.37459999999999999" table:style-name="ce1">
            <text:p>-0.3746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1.0185999999999999" table:style-name="ce1">
            <text:p>1.01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6gengtingting</text:p>
          </table:table-cell>
          <table:table-cell office:value-type="float" office:value="2.4375062250369299E-3" table:style-name="ce2">
            <text:p>0.002437506</text:p>
          </table:table-cell>
          <table:table-cell office:value-type="float" office:value="0.18783416637227399" table:style-name="ce2">
            <text:p>0.187834166</text:p>
          </table:table-cell>
          <table:table-cell office:value-type="float" office:value="5.5083466384334999E-2" table:style-name="ce2">
            <text:p>0.055083466</text:p>
          </table:table-cell>
          <table:table-cell office:value-type="float" office:value="6.9548043654168404E-2" table:style-name="ce2">
            <text:p>0.069548044</text:p>
          </table:table-cell>
          <table:table-cell office:value-type="float" office:value="1.278" table:style-name="ce2">
            <text:p>1.278</text:p>
          </table:table-cell>
          <table:table-cell office:value-type="float" office:value="2.1009000000000002" table:style-name="ce1">
            <text:p>2.1009</text:p>
          </table:table-cell>
          <table:table-cell office:value-type="float" office:value="0.82420000000000004" table:style-name="ce1">
            <text:p>0.8242</text:p>
          </table:table-cell>
          <table:table-cell office:value-type="float" office:value="0.88529999999999998" table:style-name="ce1">
            <text:p>0.8853</text:p>
          </table:table-cell>
          <table:table-cell office:value-type="float" office:value="0.64790000000000003" table:style-name="ce1">
            <text:p>0.6479</text:p>
          </table:table-cell>
          <table:table-cell office:value-type="float" office:value="0.95730000000000004" table:style-name="ce1">
            <text:p>0.9573</text:p>
          </table:table-cell>
          <table:table-cell office:value-type="float" office:value="0.60540000000000005" table:style-name="ce1">
            <text:p>0.6054</text:p>
          </table:table-cell>
          <table:table-cell office:value-type="float" office:value="2.8763000000000001" table:style-name="ce1">
            <text:p>2.8763</text:p>
          </table:table-cell>
          <table:table-cell office:value-type="float" office:value="-0.64570000000000005" table:style-name="ce1">
            <text:p>-0.6457</text:p>
          </table:table-cell>
          <table:table-cell office:value-type="float" office:value="-9.8599999999999993E-2" table:style-name="ce1">
            <text:p>-0.0986</text:p>
          </table:table-cell>
          <table:table-cell office:value-type="float" office:value="0.1802" table:style-name="ce1">
            <text:p>0.1802</text:p>
          </table:table-cell>
          <table:table-cell office:value-type="float" office:value="0.53549999999999998" table:style-name="ce1">
            <text:p>0.5355</text:p>
          </table:table-cell>
          <table:table-cell office:value-type="float" office:value="0.58640000000000003" table:style-name="ce1">
            <text:p>0.5864</text:p>
          </table:table-cell>
          <table:table-cell office:value-type="float" office:value="0.2591" table:style-name="ce1">
            <text:p>0.2591</text:p>
          </table:table-cell>
          <table:table-cell office:value-type="float" office:value="0.30990000000000001" table:style-name="ce1">
            <text:p>0.3099</text:p>
          </table:table-cell>
          <table:table-cell office:value-type="float" office:value="0.63519999999999999" table:style-name="ce1">
            <text:p>0.6352</text:p>
          </table:table-cell>
          <table:table-cell office:value-type="float" office:value="-1.0318000000000001" table:style-name="ce1">
            <text:p>-1.0318</text:p>
          </table:table-cell>
          <table:table-cell office:value-type="float" office:value="1.35E-2" table:style-name="ce1">
            <text:p>0.0135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1.32E-2" table:style-name="ce1">
            <text:p>0.0132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1.32E-2" table:style-name="ce1">
            <text:p>0.0132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1.2800000000000001E-2" table:style-name="ce1">
            <text:p>0.0128</text:p>
          </table:table-cell>
          <table:table-cell office:value-type="float" office:value="1.24E-2" table:style-name="ce1">
            <text:p>0.0124</text:p>
          </table:table-cell>
          <table:table-cell office:value-type="float" office:value="-0.1283" table:style-name="ce1">
            <text:p>-0.1283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0.20250000000000001" table:style-name="ce1">
            <text:p>0.2025</text:p>
          </table:table-cell>
          <table:table-cell office:value-type="float" office:value="-0.85029999999999994" table:style-name="ce1">
            <text:p>-0.8503</text:p>
          </table:table-cell>
          <table:table-cell office:value-type="float" office:value="-4.9299999999999997E-2" table:style-name="ce1">
            <text:p>-0.0493</text:p>
          </table:table-cell>
          <table:table-cell office:value-type="float" office:value="-5.0099999999999999E-2" table:style-name="ce1">
            <text:p>-0.0501</text:p>
          </table:table-cell>
          <table:table-cell office:value-type="float" office:value="-0.44479999999999997" table:style-name="ce1">
            <text:p>-0.4448</text:p>
          </table:table-cell>
          <table:table-cell office:value-type="float" office:value="0.64959999999999996" table:style-name="ce1">
            <text:p>0.6496</text:p>
          </table:table-cell>
          <table:table-cell office:value-type="float" office:value="5.7700000000000001E-2" table:style-name="ce1">
            <text:p>0.0577</text:p>
          </table:table-cell>
          <table:table-cell office:value-type="float" office:value="-0.38219999999999998" table:style-name="ce1">
            <text:p>-0.3822</text:p>
          </table:table-cell>
          <table:table-cell office:value-type="float" office:value="-0.5141" table:style-name="ce1">
            <text:p>-0.5141</text:p>
          </table:table-cell>
          <table:table-cell office:value-type="float" office:value="-7.6300000000000007E-2" table:style-name="ce1">
            <text:p>-0.0763</text:p>
          </table:table-cell>
          <table:table-cell office:value-type="float" office:value="-0.1147" table:style-name="ce1">
            <text:p>-0.1147</text:p>
          </table:table-cell>
          <table:table-cell office:value-type="float" office:value="0.1784" table:style-name="ce1">
            <text:p>0.1784</text:p>
          </table:table-cell>
          <table:table-cell office:value-type="float" office:value="1.1545000000000001" table:style-name="ce1">
            <text:p>1.1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7langliyuan</text:p>
          </table:table-cell>
          <table:table-cell office:value-type="float" office:value="2.2227811676204501E-3" table:style-name="ce2">
            <text:p>0.002222781</text:p>
          </table:table-cell>
          <table:table-cell office:value-type="float" office:value="0.189707287505189" table:style-name="ce2">
            <text:p>0.189707288</text:p>
          </table:table-cell>
          <table:table-cell office:value-type="float" office:value="6.0763144952478997E-2" table:style-name="ce2">
            <text:p>0.060763145</text:p>
          </table:table-cell>
          <table:table-cell office:value-type="float" office:value="6.8909341588695605E-2" table:style-name="ce2">
            <text:p>0.068909342</text:p>
          </table:table-cell>
          <table:table-cell office:value-type="float" office:value="1.274" table:style-name="ce2">
            <text:p>1.274</text:p>
          </table:table-cell>
          <table:table-cell office:value-type="float" office:value="1.7541" table:style-name="ce1">
            <text:p>1.7541</text:p>
          </table:table-cell>
          <table:table-cell office:value-type="float" office:value="0.75260000000000005" table:style-name="ce1">
            <text:p>0.7526</text:p>
          </table:table-cell>
          <table:table-cell office:value-type="float" office:value="0.88980000000000004" table:style-name="ce1">
            <text:p>0.8898</text:p>
          </table:table-cell>
          <table:table-cell office:value-type="float" office:value="0.87050000000000005" table:style-name="ce1">
            <text:p>0.8705</text:p>
          </table:table-cell>
          <table:table-cell office:value-type="float" office:value="0.91800000000000004" table:style-name="ce1">
            <text:p>0.918</text:p>
          </table:table-cell>
          <table:table-cell office:value-type="float" office:value="0.3654" table:style-name="ce1">
            <text:p>0.3654</text:p>
          </table:table-cell>
          <table:table-cell office:value-type="float" office:value="2.4275000000000002" table:style-name="ce1">
            <text:p>2.4275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-0.34720000000000001" table:style-name="ce1">
            <text:p>-0.3472</text:p>
          </table:table-cell>
          <table:table-cell office:value-type="float" office:value="0.1114" table:style-name="ce1">
            <text:p>0.1114</text:p>
          </table:table-cell>
          <table:table-cell office:value-type="float" office:value="0.56569999999999998" table:style-name="ce1">
            <text:p>0.5657</text:p>
          </table:table-cell>
          <table:table-cell office:value-type="float" office:value="0.68869999999999998" table:style-name="ce1">
            <text:p>0.688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42180000000000001" table:style-name="ce1">
            <text:p>0.4218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-0.96960000000000002" table:style-name="ce1">
            <text:p>-0.9696</text:p>
          </table:table-cell>
          <table:table-cell office:value-type="float" office:value="2.24E-2" table:style-name="ce1">
            <text:p>0.0224</text:p>
          </table:table-cell>
          <table:table-cell office:value-type="float" office:value="1.41E-2" table:style-name="ce1">
            <text:p>0.0141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-1.2999999999999999E-3" table:style-name="ce1">
            <text:p>-0.0013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0.24709999999999999" table:style-name="ce1">
            <text:p>-0.2471</text:p>
          </table:table-cell>
          <table:table-cell office:value-type="float" office:value="0.33079999999999998" table:style-name="ce1">
            <text:p>0.3308</text:p>
          </table:table-cell>
          <table:table-cell office:value-type="float" office:value="0.55320000000000003" table:style-name="ce1">
            <text:p>0.5532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-0.69169999999999998" table:style-name="ce1">
            <text:p>-0.6917</text:p>
          </table:table-cell>
          <table:table-cell office:value-type="float" office:value="-0.122" table:style-name="ce1">
            <text:p>-0.122</text:p>
          </table:table-cell>
          <table:table-cell office:value-type="float" office:value="-0.65600000000000003" table:style-name="ce1">
            <text:p>-0.656</text:p>
          </table:table-cell>
          <table:table-cell office:value-type="float" office:value="-0.23519999999999999" table:style-name="ce1">
            <text:p>-0.2352</text:p>
          </table:table-cell>
          <table:table-cell office:value-type="float" office:value="0.80779999999999996" table:style-name="ce1">
            <text:p>0.8078</text:p>
          </table:table-cell>
          <table:table-cell office:value-type="float" office:value="0.1515" table:style-name="ce1">
            <text:p>0.1515</text:p>
          </table:table-cell>
          <table:table-cell office:value-type="float" office:value="-0.31009999999999999" table:style-name="ce1">
            <text:p>-0.3101</text:p>
          </table:table-cell>
          <table:table-cell office:value-type="float" office:value="-0.46239999999999998" table:style-name="ce1">
            <text:p>-0.4624</text:p>
          </table:table-cell>
          <table:table-cell office:value-type="float" office:value="0.33160000000000001" table:style-name="ce1">
            <text:p>0.3316</text:p>
          </table:table-cell>
          <table:table-cell office:value-type="float" office:value="-0.22919999999999999" table:style-name="ce1">
            <text:p>-0.2292</text:p>
          </table:table-cell>
          <table:table-cell office:value-type="float" office:value="0.16350000000000001" table:style-name="ce1">
            <text:p>0.1635</text:p>
          </table:table-cell>
          <table:table-cell office:value-type="float" office:value="1.2762" table:style-name="ce1">
            <text:p>1.27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8zhangying</text:p>
          </table:table-cell>
          <table:table-cell office:value-type="float" office:value="2.38725918909781E-3" table:style-name="ce2">
            <text:p>0.002387259</text:p>
          </table:table-cell>
          <table:table-cell office:value-type="float" office:value="0.19191742268849599" table:style-name="ce2">
            <text:p>0.191917423</text:p>
          </table:table-cell>
          <table:table-cell office:value-type="float" office:value="6.8952513580576594E-2" table:style-name="ce2">
            <text:p>0.068952514</text:p>
          </table:table-cell>
          <table:table-cell office:value-type="float" office:value="7.6364113868701899E-2" table:style-name="ce2">
            <text:p>0.076364114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1.4935" table:style-name="ce1">
            <text:p>1.4935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871" table:style-name="ce1">
            <text:p>0.871</text:p>
          </table:table-cell>
          <table:table-cell office:value-type="float" office:value="0.87370000000000003" table:style-name="ce1">
            <text:p>0.8737</text:p>
          </table:table-cell>
          <table:table-cell office:value-type="float" office:value="2.7784" table:style-name="ce1">
            <text:p>2.778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4710000000000001" table:style-name="ce1">
            <text:p>0.1471</text:p>
          </table:table-cell>
          <table:table-cell office:value-type="float" office:value="0.26819999999999999" table:style-name="ce1">
            <text:p>0.2682</text:p>
          </table:table-cell>
          <table:table-cell office:value-type="float" office:value="0.57630000000000003" table:style-name="ce1">
            <text:p>0.5763</text:p>
          </table:table-cell>
          <table:table-cell office:value-type="float" office:value="0.55830000000000002" table:style-name="ce1">
            <text:p>0.5583</text:p>
          </table:table-cell>
          <table:table-cell office:value-type="float" office:value="4.4600000000000001E-2" table:style-name="ce1">
            <text:p>0.0446</text:p>
          </table:table-cell>
          <table:table-cell office:value-type="float" office:value="0.50600000000000001" table:style-name="ce1">
            <text:p>0.506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-0.68440000000000001" table:style-name="ce1">
            <text:p>-0.6844</text:p>
          </table:table-cell>
          <table:table-cell office:value-type="float" office:value="0.01" table:style-name="ce1">
            <text:p>0.01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52249999999999996" table:style-name="ce1">
            <text:p>-0.5225</text:p>
          </table:table-cell>
          <table:table-cell office:value-type="float" office:value="0.47049999999999997" table:style-name="ce1">
            <text:p>0.4705</text:p>
          </table:table-cell>
          <table:table-cell office:value-type="float" office:value="0.2792" table:style-name="ce1">
            <text:p>0.2792</text:p>
          </table:table-cell>
          <table:table-cell office:value-type="float" office:value="-2.3099999999999999E-2" table:style-name="ce1">
            <text:p>-0.0231</text:p>
          </table:table-cell>
          <table:table-cell office:value-type="float" office:value="-0.53990000000000005" table:style-name="ce1">
            <text:p>-0.5399</text:p>
          </table:table-cell>
          <table:table-cell office:value-type="float" office:value="1.84E-2" table:style-name="ce1">
            <text:p>0.0184</text:p>
          </table:table-cell>
          <table:table-cell office:value-type="float" office:value="-0.58089999999999997" table:style-name="ce1">
            <text:p>-0.5809</text:p>
          </table:table-cell>
          <table:table-cell office:value-type="float" office:value="-0.2382" table:style-name="ce1">
            <text:p>-0.2382</text:p>
          </table:table-cell>
          <table:table-cell office:value-type="float" office:value="8.5800000000000001E-2" table:style-name="ce1">
            <text:p>0.0858</text:p>
          </table:table-cell>
          <table:table-cell office:value-type="float" office:value="-0.1232" table:style-name="ce1">
            <text:p>-0.1232</text:p>
          </table:table-cell>
          <table:table-cell office:value-type="float" office:value="-0.59609999999999996" table:style-name="ce1">
            <text:p>-0.5961</text:p>
          </table:table-cell>
          <table:table-cell office:value-type="float" office:value="-0.46949999999999997" table:style-name="ce1">
            <text:p>-0.4695</text:p>
          </table:table-cell>
          <table:table-cell office:value-type="float" office:value="0.1799" table:style-name="ce1">
            <text:p>0.1799</text:p>
          </table:table-cell>
          <table:table-cell office:value-type="float" office:value="-0.26379999999999998" table:style-name="ce1">
            <text:p>-0.2638</text:p>
          </table:table-cell>
          <table:table-cell office:value-type="float" office:value="0.3226" table:style-name="ce1">
            <text:p>0.3226</text:p>
          </table:table-cell>
          <table:table-cell office:value-type="float" office:value="0.94020000000000004" table:style-name="ce1">
            <text:p>0.94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9sunmin</text:p>
          </table:table-cell>
          <table:table-cell office:value-type="float" office:value="2.24996420374284E-3" table:style-name="ce2">
            <text:p>0.002249964</text:p>
          </table:table-cell>
          <table:table-cell office:value-type="float" office:value="0.17255844154494099" table:style-name="ce2">
            <text:p>0.172558442</text:p>
          </table:table-cell>
          <table:table-cell office:value-type="float" office:value="5.6256730632133302E-2" table:style-name="ce2">
            <text:p>0.056256731</text:p>
          </table:table-cell>
          <table:table-cell office:value-type="float" office:value="6.9286041007165899E-2" table:style-name="ce2">
            <text:p>0.069286041</text:p>
          </table:table-cell>
          <table:table-cell office:value-type="float" office:value="1.407" table:style-name="ce2">
            <text:p>1.407</text:p>
          </table:table-cell>
          <table:table-cell office:value-type="float" office:value="1.5973999999999999" table:style-name="ce1">
            <text:p>1.5974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0.89119999999999999" table:style-name="ce1">
            <text:p>0.8912</text:p>
          </table:table-cell>
          <table:table-cell office:value-type="float" office:value="0.66410000000000002" table:style-name="ce1">
            <text:p>0.6641</text:p>
          </table:table-cell>
          <table:table-cell office:value-type="float" office:value="0.33160000000000001" table:style-name="ce1">
            <text:p>0.3316</text:p>
          </table:table-cell>
          <table:table-cell office:value-type="float" office:value="0.57830000000000004" table:style-name="ce1">
            <text:p>0.5783</text:p>
          </table:table-cell>
          <table:table-cell office:value-type="float" office:value="1.9976" table:style-name="ce1">
            <text:p>1.9976</text:p>
          </table:table-cell>
          <table:table-cell office:value-type="float" office:value="-0.52629999999999999" table:style-name="ce1">
            <text:p>-0.5263</text:p>
          </table:table-cell>
          <table:table-cell office:value-type="float" office:value="-0.54100000000000004" table:style-name="ce1">
            <text:p>-0.541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0.52100000000000002" table:style-name="ce1">
            <text:p>0.521</text:p>
          </table:table-cell>
          <table:table-cell office:value-type="float" office:value="0.53569999999999995" table:style-name="ce1">
            <text:p>0.5357</text:p>
          </table:table-cell>
          <table:table-cell office:value-type="float" office:value="-0.17749999999999999" table:style-name="ce1">
            <text:p>-0.1775</text:p>
          </table:table-cell>
          <table:table-cell office:value-type="float" office:value="0.36349999999999999" table:style-name="ce1">
            <text:p>0.3635</text:p>
          </table:table-cell>
          <table:table-cell office:value-type="float" office:value="0.20250000000000001" table:style-name="ce1">
            <text:p>0.2025</text:p>
          </table:table-cell>
          <table:table-cell office:value-type="float" office:value="-0.91590000000000005" table:style-name="ce1">
            <text:p>-0.9159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59050000000000002" table:style-name="ce1">
            <text:p>-0.5905</text:p>
          </table:table-cell>
          <table:table-cell office:value-type="float" office:value="0.20449999999999999" table:style-name="ce1">
            <text:p>0.2045</text:p>
          </table:table-cell>
          <table:table-cell office:value-type="float" office:value="0.28170000000000001" table:style-name="ce1">
            <text:p>0.2817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-1.1998" table:style-name="ce1">
            <text:p>-1.1998</text:p>
          </table:table-cell>
          <table:table-cell office:value-type="float" office:value="-0.1076" table:style-name="ce1">
            <text:p>-0.1076</text:p>
          </table:table-cell>
          <table:table-cell office:value-type="float" office:value="-0.79979999999999996" table:style-name="ce1">
            <text:p>-0.7998</text:p>
          </table:table-cell>
          <table:table-cell office:value-type="float" office:value="-0.1182" table:style-name="ce1">
            <text:p>-0.1182</text:p>
          </table:table-cell>
          <table:table-cell office:value-type="float" office:value="1.1264000000000001" table:style-name="ce1">
            <text:p>1.1264</text:p>
          </table:table-cell>
          <table:table-cell office:value-type="float" office:value="0.30170000000000002" table:style-name="ce1">
            <text:p>0.3017</text:p>
          </table:table-cell>
          <table:table-cell office:value-type="float" office:value="-0.28670000000000001" table:style-name="ce1">
            <text:p>-0.2867</text:p>
          </table:table-cell>
          <table:table-cell office:value-type="float" office:value="-0.42459999999999998" table:style-name="ce1">
            <text:p>-0.4246</text:p>
          </table:table-cell>
          <table:table-cell office:value-type="float" office:value="0.25419999999999998" table:style-name="ce1">
            <text:p>0.2542</text:p>
          </table:table-cell>
          <table:table-cell office:value-type="float" office:value="-0.18490000000000001" table:style-name="ce1">
            <text:p>-0.1849</text:p>
          </table:table-cell>
          <table:table-cell office:value-type="float" office:value="0.40150000000000002" table:style-name="ce1">
            <text:p>0.4015</text:p>
          </table:table-cell>
          <table:table-cell office:value-type="float" office:value="1.1237999999999999" table:style-name="ce1">
            <text:p>1.1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0liqiao</text:p>
          </table:table-cell>
          <table:table-cell office:value-type="float" office:value="3.0148758695282001E-3" table:style-name="ce2">
            <text:p>0.003014876</text:p>
          </table:table-cell>
          <table:table-cell office:value-type="float" office:value="0.19992502107511101" table:style-name="ce2">
            <text:p>0.199925021</text:p>
          </table:table-cell>
          <table:table-cell office:value-type="float" office:value="6.6825583569834104E-2" table:style-name="ce2">
            <text:p>0.066825584</text:p>
          </table:table-cell>
          <table:table-cell office:value-type="float" office:value="7.5579553497104102E-2" table:style-name="ce2">
            <text:p>0.075579553</text:p>
          </table:table-cell>
          <table:table-cell office:value-type="float" office:value="1.331" table:style-name="ce2">
            <text:p>1.331</text:p>
          </table:table-cell>
          <table:table-cell office:value-type="float" office:value="1.859" table:style-name="ce1">
            <text:p>1.859</text:p>
          </table:table-cell>
          <table:table-cell office:value-type="float" office:value="0.2205" table:style-name="ce1">
            <text:p>0.2205</text:p>
          </table:table-cell>
          <table:table-cell office:value-type="float" office:value="0.87380000000000002" table:style-name="ce1">
            <text:p>0.8738</text:p>
          </table:table-cell>
          <table:table-cell office:value-type="float" office:value="0.86140000000000005" table:style-name="ce1">
            <text:p>0.8614</text:p>
          </table:table-cell>
          <table:table-cell office:value-type="float" office:value="9.5600000000000004E-2" table:style-name="ce1">
            <text:p>0.0956</text:p>
          </table:table-cell>
          <table:table-cell office:value-type="float" office:value="0.66459999999999997" table:style-name="ce1">
            <text:p>0.6646</text:p>
          </table:table-cell>
          <table:table-cell office:value-type="float" office:value="2.5508999999999999" table:style-name="ce1">
            <text:p>2.5509</text:p>
          </table:table-cell>
          <table:table-cell office:value-type="float" office:value="-0.9325" table:style-name="ce1">
            <text:p>-0.9325</text:p>
          </table:table-cell>
          <table:table-cell office:value-type="float" office:value="-0.4481" table:style-name="ce1">
            <text:p>-0.4481</text:p>
          </table:table-cell>
          <table:table-cell office:value-type="float" office:value="-0.14879999999999999" table:style-name="ce1">
            <text:p>-0.1488</text:p>
          </table:table-cell>
          <table:table-cell office:value-type="float" office:value="0.32740000000000002" table:style-name="ce1">
            <text:p>0.3274</text:p>
          </table:table-cell>
          <table:table-cell office:value-type="float" office:value="0.50319999999999998" table:style-name="ce1">
            <text:p>0.5032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0.44180000000000003" table:style-name="ce1">
            <text:p>0.4418</text:p>
          </table:table-cell>
          <table:table-cell office:value-type="float" office:value="0.43390000000000001" table:style-name="ce1">
            <text:p>0.4339</text:p>
          </table:table-cell>
          <table:table-cell office:value-type="float" office:value="-0.85440000000000005" table:style-name="ce1">
            <text:p>-0.8544</text:p>
          </table:table-cell>
          <table:table-cell office:value-type="float" office:value="-0.182" table:style-name="ce1">
            <text:p>-0.182</text:p>
          </table:table-cell>
          <table:table-cell office:value-type="float" office:value="-4.3499999999999997E-2" table:style-name="ce1">
            <text:p>-0.0435</text:p>
          </table:table-cell>
          <table:table-cell office:value-type="float" office:value="1.6E-2" table:style-name="ce1">
            <text:p>0.016</text:p>
          </table:table-cell>
          <table:table-cell office:value-type="float" office:value="-1.4500000000000001E-2" table:style-name="ce1">
            <text:p>-0.014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-6.8999999999999999E-3" table:style-name="ce1">
            <text:p>-0.0069</text:p>
          </table:table-cell>
          <table:table-cell office:value-type="float" office:value="-0.29849999999999999" table:style-name="ce1">
            <text:p>-0.2985</text:p>
          </table:table-cell>
          <table:table-cell office:value-type="float" office:value="-0.86919999999999997" table:style-name="ce1">
            <text:p>-0.8692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7.8399999999999997E-2" table:style-name="ce1">
            <text:p>-0.0784</text:p>
          </table:table-cell>
          <table:table-cell office:value-type="float" office:value="0.2535" table:style-name="ce1">
            <text:p>0.2535</text:p>
          </table:table-cell>
          <table:table-cell office:value-type="float" office:value="-0.84599999999999997" table:style-name="ce1">
            <text:p>-0.846</text:p>
          </table:table-cell>
          <table:table-cell office:value-type="float" office:value="0.2757" table:style-name="ce1">
            <text:p>0.2757</text:p>
          </table:table-cell>
          <table:table-cell office:value-type="float" office:value="0.2114" table:style-name="ce1">
            <text:p>0.2114</text:p>
          </table:table-cell>
          <table:table-cell office:value-type="float" office:value="-0.27429999999999999" table:style-name="ce1">
            <text:p>-0.2743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20619999999999999" table:style-name="ce1">
            <text:p>0.2062</text:p>
          </table:table-cell>
          <table:table-cell office:value-type="float" office:value="-0.15110000000000001" table:style-name="ce1">
            <text:p>-0.1511</text:p>
          </table:table-cell>
          <table:table-cell office:value-type="float" office:value="-0.3458" table:style-name="ce1">
            <text:p>-0.3458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-0.2369" table:style-name="ce1">
            <text:p>-0.2369</text:p>
          </table:table-cell>
          <table:table-cell office:value-type="float" office:value="0.2717" table:style-name="ce1">
            <text:p>0.2717</text:p>
          </table:table-cell>
          <table:table-cell office:value-type="float" office:value="0.79269999999999996" table:style-name="ce1">
            <text:p>0.79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1liuyingwei</text:p>
          </table:table-cell>
          <table:table-cell office:value-type="float" office:value="2.3161229809120099E-3" table:style-name="ce2">
            <text:p>0.002316123</text:p>
          </table:table-cell>
          <table:table-cell office:value-type="float" office:value="0.18653455601966601" table:style-name="ce2">
            <text:p>0.186534556</text:p>
          </table:table-cell>
          <table:table-cell office:value-type="float" office:value="4.7415436278412E-2" table:style-name="ce2">
            <text:p>0.047415436</text:p>
          </table:table-cell>
          <table:table-cell office:value-type="float" office:value="6.6833393466608701E-2" table:style-name="ce2">
            <text:p>0.066833393</text:p>
          </table:table-cell>
          <table:table-cell office:value-type="float" office:value="1.3440000000000001" table:style-name="ce2">
            <text:p>1.344</text:p>
          </table:table-cell>
          <table:table-cell office:value-type="float" office:value="0.80110000000000003" table:style-name="ce1">
            <text:p>0.8011</text:p>
          </table:table-cell>
          <table:table-cell office:value-type="float" office:value="0.32090000000000002" table:style-name="ce1">
            <text:p>0.3209</text:p>
          </table:table-cell>
          <table:table-cell office:value-type="float" office:value="0.75449999999999995" table:style-name="ce1">
            <text:p>0.7545</text:p>
          </table:table-cell>
          <table:table-cell office:value-type="float" office:value="0.5766" table:style-name="ce1">
            <text:p>0.5766</text:p>
          </table:table-cell>
          <table:table-cell office:value-type="float" office:value="-0.85760000000000003" table:style-name="ce1">
            <text:p>-0.8576</text:p>
          </table:table-cell>
          <table:table-cell office:value-type="float" office:value="0.68120000000000003" table:style-name="ce1">
            <text:p>0.6812</text:p>
          </table:table-cell>
          <table:table-cell office:value-type="float" office:value="1.8382000000000001" table:style-name="ce1">
            <text:p>1.8382</text:p>
          </table:table-cell>
          <table:table-cell office:value-type="float" office:value="-0.59350000000000003" table:style-name="ce1">
            <text:p>-0.5935</text:p>
          </table:table-cell>
          <table:table-cell office:value-type="float" office:value="-0.96870000000000001" table:style-name="ce1">
            <text:p>-0.9687</text:p>
          </table:table-cell>
          <table:table-cell office:value-type="float" office:value="-8.6300000000000002E-2" table:style-name="ce1">
            <text:p>-0.0863</text:p>
          </table:table-cell>
          <table:table-cell office:value-type="float" office:value="0.45040000000000002" table:style-name="ce1">
            <text:p>0.4504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-0.47110000000000002" table:style-name="ce1">
            <text:p>-0.4711</text:p>
          </table:table-cell>
          <table:table-cell office:value-type="float" office:value="0.41239999999999999" table:style-name="ce1">
            <text:p>0.4124</text:p>
          </table:table-cell>
          <table:table-cell office:value-type="float" office:value="-0.17219999999999999" table:style-name="ce1">
            <text:p>-0.1722</text:p>
          </table:table-cell>
          <table:table-cell office:value-type="float" office:value="-0.371" table:style-name="ce1">
            <text:p>-0.371</text:p>
          </table:table-cell>
          <table:table-cell office:value-type="float" office:value="-0.218" table:style-name="ce1">
            <text:p>-0.218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-0.1341" table:style-name="ce1">
            <text:p>-0.1341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8.6599999999999996E-2" table:style-name="ce1">
            <text:p>0.0866</text:p>
          </table:table-cell>
          <table:table-cell office:value-type="float" office:value="-0.17519999999999999" table:style-name="ce1">
            <text:p>-0.1752</text:p>
          </table:table-cell>
          <table:table-cell office:value-type="float" office:value="-0.3644" table:style-name="ce1">
            <text:p>-0.3644</text:p>
          </table:table-cell>
          <table:table-cell office:value-type="float" office:value="-0.56110000000000004" table:style-name="ce1">
            <text:p>-0.5611</text:p>
          </table:table-cell>
          <table:table-cell office:value-type="float" office:value="0.15629999999999999" table:style-name="ce1">
            <text:p>0.1563</text:p>
          </table:table-cell>
          <table:table-cell office:value-type="float" office:value="-5.0200000000000002E-2" table:style-name="ce1">
            <text:p>-0.0502</text:p>
          </table:table-cell>
          <table:table-cell office:value-type="float" office:value="7.5300000000000006E-2" table:style-name="ce1">
            <text:p>0.0753</text:p>
          </table:table-cell>
          <table:table-cell office:value-type="float" office:value="-1.4459" table:style-name="ce1">
            <text:p>-1.4459</text:p>
          </table:table-cell>
          <table:table-cell office:value-type="float" office:value="-0.15110000000000001" table:style-name="ce1">
            <text:p>-0.1511</text:p>
          </table:table-cell>
          <table:table-cell office:value-type="float" office:value="0.24540000000000001" table:style-name="ce1">
            <text:p>0.2454</text:p>
          </table:table-cell>
          <table:table-cell office:value-type="float" office:value="0.2218" table:style-name="ce1">
            <text:p>0.2218</text:p>
          </table:table-cell>
          <table:table-cell office:value-type="float" office:value="1.2294" table:style-name="ce1">
            <text:p>1.2294</text:p>
          </table:table-cell>
          <table:table-cell office:value-type="float" office:value="0.1048" table:style-name="ce1">
            <text:p>0.1048</text:p>
          </table:table-cell>
          <table:table-cell office:value-type="float" office:value="-0.33589999999999998" table:style-name="ce1">
            <text:p>-0.3359</text:p>
          </table:table-cell>
          <table:table-cell office:value-type="float" office:value="-0.62819999999999998" table:style-name="ce1">
            <text:p>-0.6282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-0.1973" table:style-name="ce1">
            <text:p>-0.1973</text:p>
          </table:table-cell>
          <table:table-cell office:value-type="float" office:value="0.72070000000000001" table:style-name="ce1">
            <text:p>0.7207</text:p>
          </table:table-cell>
          <table:table-cell office:value-type="float" office:value="0.29609999999999997" table:style-name="ce1">
            <text:p>0.2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2huojianqing</text:p>
          </table:table-cell>
          <table:table-cell office:value-type="float" office:value="2.8348763321612001E-3" table:style-name="ce2">
            <text:p>0.002834876</text:p>
          </table:table-cell>
          <table:table-cell office:value-type="float" office:value="0.17850357035549" table:style-name="ce2">
            <text:p>0.17850357</text:p>
          </table:table-cell>
          <table:table-cell office:value-type="float" office:value="5.3619973996300897E-2" table:style-name="ce2">
            <text:p>0.053619974</text:p>
          </table:table-cell>
          <table:table-cell office:value-type="float" office:value="6.9481282912001299E-2" table:style-name="ce2">
            <text:p>0.069481283</text:p>
          </table:table-cell>
          <table:table-cell office:value-type="float" office:value="1.391" table:style-name="ce2">
            <text:p>1.391</text:p>
          </table:table-cell>
          <table:table-cell office:value-type="float" office:value="1.4999" table:style-name="ce1">
            <text:p>1.4999</text:p>
          </table:table-cell>
          <table:table-cell office:value-type="float" office:value="0.75580000000000003" table:style-name="ce1">
            <text:p>0.7558</text:p>
          </table:table-cell>
          <table:table-cell office:value-type="float" office:value="0.34660000000000002" table:style-name="ce1">
            <text:p>0.3466</text:p>
          </table:table-cell>
          <table:table-cell office:value-type="float" office:value="0.74070000000000003" table:style-name="ce1">
            <text:p>0.7407</text:p>
          </table:table-cell>
          <table:table-cell office:value-type="float" office:value="-0.3629" table:style-name="ce1">
            <text:p>-0.3629</text:p>
          </table:table-cell>
          <table:table-cell office:value-type="float" office:value="0.56430000000000002" table:style-name="ce1">
            <text:p>0.5643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502" table:style-name="ce1">
            <text:p>0.502</text:p>
          </table:table-cell>
          <table:table-cell office:value-type="float" office:value="-0.93769999999999998" table:style-name="ce1">
            <text:p>-0.9377</text:p>
          </table:table-cell>
          <table:table-cell office:value-type="float" office:value="-8.2000000000000007E-3" table:style-name="ce1">
            <text:p>-0.0082</text:p>
          </table:table-cell>
          <table:table-cell office:value-type="float" office:value="0.41909999999999997" table:style-name="ce1">
            <text:p>0.4191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-0.58509999999999995" table:style-name="ce1">
            <text:p>-0.5851</text:p>
          </table:table-cell>
          <table:table-cell office:value-type="float" office:value="0.3735" table:style-name="ce1">
            <text:p>0.3735</text:p>
          </table:table-cell>
          <table:table-cell office:value-type="float" office:value="-0.12540000000000001" table:style-name="ce1">
            <text:p>-0.1254</text:p>
          </table:table-cell>
          <table:table-cell office:value-type="float" office:value="-0.63139999999999996" table:style-name="ce1">
            <text:p>-0.6314</text:p>
          </table:table-cell>
          <table:table-cell office:value-type="float" office:value="-0.252" table:style-name="ce1">
            <text:p>-0.252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-0.1017" table:style-name="ce1">
            <text:p>-0.1017</text:p>
          </table:table-cell>
          <table:table-cell office:value-type="float" office:value="-0.317" table:style-name="ce1">
            <text:p>-0.317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-3.09E-2" table:style-name="ce1">
            <text:p>-0.0309</text:p>
          </table:table-cell>
          <table:table-cell office:value-type="float" office:value="-6.0600000000000001E-2" table:style-name="ce1">
            <text:p>-0.0606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0.35010000000000002" table:style-name="ce1">
            <text:p>0.3501</text:p>
          </table:table-cell>
          <table:table-cell office:value-type="float" office:value="0.14030000000000001" table:style-name="ce1">
            <text:p>0.1403</text:p>
          </table:table-cell>
          <table:table-cell office:value-type="float" office:value="-1.2615000000000001" table:style-name="ce1">
            <text:p>-1.2615</text:p>
          </table:table-cell>
          <table:table-cell office:value-type="float" office:value="-0.1047" table:style-name="ce1">
            <text:p>-0.1047</text:p>
          </table:table-cell>
          <table:table-cell office:value-type="float" office:value="-7.4000000000000003E-3" table:style-name="ce1">
            <text:p>-0.0074</text:p>
          </table:table-cell>
          <table:table-cell office:value-type="float" office:value="-0.14430000000000001" table:style-name="ce1">
            <text:p>-0.1443</text:p>
          </table:table-cell>
          <table:table-cell office:value-type="float" office:value="1.2861" table:style-name="ce1">
            <text:p>1.2861</text:p>
          </table:table-cell>
          <table:table-cell office:value-type="float" office:value="0.22220000000000001" table:style-name="ce1">
            <text:p>0.2222</text:p>
          </table:table-cell>
          <table:table-cell office:value-type="float" office:value="-0.3599" table:style-name="ce1">
            <text:p>-0.3599</text:p>
          </table:table-cell>
          <table:table-cell office:value-type="float" office:value="-0.43419999999999997" table:style-name="ce1">
            <text:p>-0.4342</text:p>
          </table:table-cell>
          <table:table-cell office:value-type="float" office:value="0.27779999999999999" table:style-name="ce1">
            <text:p>0.2778</text:p>
          </table:table-cell>
          <table:table-cell office:value-type="float" office:value="-0.1983" table:style-name="ce1">
            <text:p>-0.1983</text:p>
          </table:table-cell>
          <table:table-cell office:value-type="float" office:value="0.54069999999999996" table:style-name="ce1">
            <text:p>0.5407</text:p>
          </table:table-cell>
          <table:table-cell office:value-type="float" office:value="1.0837000000000001" table:style-name="ce1">
            <text:p>1.08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3liugonghui</text:p>
          </table:table-cell>
          <table:table-cell office:value-type="float" office:value="2.7844004412295601E-3" table:style-name="ce2">
            <text:p>0.0027844</text:p>
          </table:table-cell>
          <table:table-cell office:value-type="float" office:value="0.19970222699866799" table:style-name="ce2">
            <text:p>0.199702227</text:p>
          </table:table-cell>
          <table:table-cell office:value-type="float" office:value="5.7342582005151403E-2" table:style-name="ce2">
            <text:p>0.057342582</text:p>
          </table:table-cell>
          <table:table-cell office:value-type="float" office:value="6.92477970269334E-2" table:style-name="ce2">
            <text:p>0.069247797</text:p>
          </table:table-cell>
          <table:table-cell office:value-type="float" office:value="1.2889999999999999" table:style-name="ce2">
            <text:p>1.289</text:p>
          </table:table-cell>
          <table:table-cell office:value-type="float" office:value="1.8886000000000001" table:style-name="ce1">
            <text:p>1.8886</text:p>
          </table:table-cell>
          <table:table-cell office:value-type="float" office:value="0.8952" table:style-name="ce1">
            <text:p>0.8952</text:p>
          </table:table-cell>
          <table:table-cell office:value-type="float" office:value="0.50190000000000001" table:style-name="ce1">
            <text:p>0.5019</text:p>
          </table:table-cell>
          <table:table-cell office:value-type="float" office:value="0.69410000000000005" table:style-name="ce1">
            <text:p>0.6941</text:p>
          </table:table-cell>
          <table:table-cell office:value-type="float" office:value="0.45829999999999999" table:style-name="ce1">
            <text:p>0.4583</text:p>
          </table:table-cell>
          <table:table-cell office:value-type="float" office:value="0.7198" table:style-name="ce1">
            <text:p>0.7198</text:p>
          </table:table-cell>
          <table:table-cell office:value-type="float" office:value="1.9823999999999999" table:style-name="ce1">
            <text:p>1.9824</text:p>
          </table:table-cell>
          <table:table-cell office:value-type="float" office:value="-0.1081" table:style-name="ce1">
            <text:p>-0.1081</text:p>
          </table:table-cell>
          <table:table-cell office:value-type="float" office:value="-0.4929" table:style-name="ce1">
            <text:p>-0.4929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0.60880000000000001" table:style-name="ce1">
            <text:p>0.6088</text:p>
          </table:table-cell>
          <table:table-cell office:value-type="float" office:value="0.77229999999999999" table:style-name="ce1">
            <text:p>0.7723</text:p>
          </table:table-cell>
          <table:table-cell office:value-type="float" office:value="-8.4900000000000003E-2" table:style-name="ce1">
            <text:p>-0.0849</text:p>
          </table:table-cell>
          <table:table-cell office:value-type="float" office:value="0.60770000000000002" table:style-name="ce1">
            <text:p>0.6077</text:p>
          </table:table-cell>
          <table:table-cell office:value-type="float" office:value="-0.27879999999999999" table:style-name="ce1">
            <text:p>-0.2788</text:p>
          </table:table-cell>
          <table:table-cell office:value-type="float" office:value="-0.93540000000000001" table:style-name="ce1">
            <text:p>-0.9354</text:p>
          </table:table-cell>
          <table:table-cell office:value-type="float" office:value="-1.1999999999999999E-3" table:style-name="ce1">
            <text:p>-0.0012</text:p>
          </table:table-cell>
          <table:table-cell office:value-type="float" office:value="3.56E-2" table:style-name="ce1">
            <text:p>0.0356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-8.6999999999999994E-2" table:style-name="ce1">
            <text:p>-0.087</text:p>
          </table:table-cell>
          <table:table-cell office:value-type="float" office:value="-8.0000000000000004E-4" table:style-name="ce1">
            <text:p>-0.0008</text:p>
          </table:table-cell>
          <table:table-cell office:value-type="float" office:value="0.15440000000000001" table:style-name="ce1">
            <text:p>0.1544</text:p>
          </table:table-cell>
          <table:table-cell office:value-type="float" office:value="-0.36699999999999999" table:style-name="ce1">
            <text:p>-0.367</text:p>
          </table:table-cell>
          <table:table-cell office:value-type="float" office:value="-0.35239999999999999" table:style-name="ce1">
            <text:p>-0.3524</text:p>
          </table:table-cell>
          <table:table-cell office:value-type="float" office:value="-0.7429" table:style-name="ce1">
            <text:p>-0.7429</text:p>
          </table:table-cell>
          <table:table-cell office:value-type="float" office:value="0.21909999999999999" table:style-name="ce1">
            <text:p>0.2191</text:p>
          </table:table-cell>
          <table:table-cell office:value-type="float" office:value="0.16589999999999999" table:style-name="ce1">
            <text:p>0.1659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-0.73260000000000003" table:style-name="ce1">
            <text:p>-0.7326</text:p>
          </table:table-cell>
          <table:table-cell office:value-type="float" office:value="-0.24840000000000001" table:style-name="ce1">
            <text:p>-0.2484</text:p>
          </table:table-cell>
          <table:table-cell office:value-type="float" office:value="-0.43530000000000002" table:style-name="ce1">
            <text:p>-0.4353</text:p>
          </table:table-cell>
          <table:table-cell office:value-type="float" office:value="-0.37209999999999999" table:style-name="ce1">
            <text:p>-0.3721</text:p>
          </table:table-cell>
          <table:table-cell office:value-type="float" office:value="0.9415" table:style-name="ce1">
            <text:p>0.9415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57720000000000005" table:style-name="ce1">
            <text:p>-0.5772</text:p>
          </table:table-cell>
          <table:table-cell office:value-type="float" office:value="-0.71919999999999995" table:style-name="ce1">
            <text:p>-0.7192</text:p>
          </table:table-cell>
          <table:table-cell office:value-type="float" office:value="0.1862" table:style-name="ce1">
            <text:p>0.1862</text:p>
          </table:table-cell>
          <table:table-cell office:value-type="float" office:value="-0.41899999999999998" table:style-name="ce1">
            <text:p>-0.419</text:p>
          </table:table-cell>
          <table:table-cell office:value-type="float" office:value="0.71" table:style-name="ce1">
            <text:p>0.71</text:p>
          </table:table-cell>
          <table:table-cell office:value-type="float" office:value="1.1295999999999999" table:style-name="ce1">
            <text:p>1.12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4guangyan</text:p>
          </table:table-cell>
          <table:table-cell office:value-type="float" office:value="2.1136062103613898E-3" table:style-name="ce2">
            <text:p>0.002113606</text:p>
          </table:table-cell>
          <table:table-cell office:value-type="float" office:value="0.190169607131836" table:style-name="ce2">
            <text:p>0.190169607</text:p>
          </table:table-cell>
          <table:table-cell office:value-type="float" office:value="5.4867639785158198E-2" table:style-name="ce2">
            <text:p>0.05486764</text:p>
          </table:table-cell>
          <table:table-cell office:value-type="float" office:value="6.9359248768443293E-2" table:style-name="ce2">
            <text:p>0.069359249</text:p>
          </table:table-cell>
          <table:table-cell office:value-type="float" office:value="1.423" table:style-name="ce2">
            <text:p>1.423</text:p>
          </table:table-cell>
          <table:table-cell office:value-type="float" office:value="-1.3595999999999999" table:style-name="ce1">
            <text:p>-1.3596</text:p>
          </table:table-cell>
          <table:table-cell office:value-type="float" office:value="0.57920000000000005" table:style-name="ce1">
            <text:p>0.5792</text:p>
          </table:table-cell>
          <table:table-cell office:value-type="float" office:value="2.1299999999999999E-2" table:style-name="ce1">
            <text:p>0.0213</text:p>
          </table:table-cell>
          <table:table-cell office:value-type="float" office:value="0.28510000000000002" table:style-name="ce1">
            <text:p>0.2851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0.1958" table:style-name="ce1">
            <text:p>0.1958</text:p>
          </table:table-cell>
          <table:table-cell office:value-type="float" office:value="0.1075" table:style-name="ce1">
            <text:p>0.1075</text:p>
          </table:table-cell>
          <table:table-cell office:value-type="float" office:value="-0.48249999999999998" table:style-name="ce1">
            <text:p>-0.4825</text:p>
          </table:table-cell>
          <table:table-cell office:value-type="float" office:value="-1.6336999999999999" table:style-name="ce1">
            <text:p>-1.6337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0.51910000000000001" table:style-name="ce1">
            <text:p>0.5191</text:p>
          </table:table-cell>
          <table:table-cell office:value-type="float" office:value="-0.29980000000000001" table:style-name="ce1">
            <text:p>-0.2998</text:p>
          </table:table-cell>
          <table:table-cell office:value-type="float" office:value="0.2601" table:style-name="ce1">
            <text:p>0.2601</text:p>
          </table:table-cell>
          <table:table-cell office:value-type="float" office:value="-0.43519999999999998" table:style-name="ce1">
            <text:p>-0.4352</text:p>
          </table:table-cell>
          <table:table-cell office:value-type="float" office:value="-0.83630000000000004" table:style-name="ce1">
            <text:p>-0.8363</text:p>
          </table:table-cell>
          <table:table-cell office:value-type="float" office:value="-0.79690000000000005" table:style-name="ce1">
            <text:p>-0.7969</text:p>
          </table:table-cell>
          <table:table-cell office:value-type="float" office:value="0.10059999999999999" table:style-name="ce1">
            <text:p>0.1006</text:p>
          </table:table-cell>
          <table:table-cell office:value-type="float" office:value="-0.24199999999999999" table:style-name="ce1">
            <text:p>-0.242</text:p>
          </table:table-cell>
          <table:table-cell office:value-type="float" office:value="-0.2757" table:style-name="ce1">
            <text:p>-0.2757</text:p>
          </table:table-cell>
          <table:table-cell office:value-type="float" office:value="-0.29189999999999999" table:style-name="ce1">
            <text:p>-0.2919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-0.1804" table:style-name="ce1">
            <text:p>-0.1804</text:p>
          </table:table-cell>
          <table:table-cell office:value-type="float" office:value="-1.8506" table:style-name="ce1">
            <text:p>-1.8506</text:p>
          </table:table-cell>
          <table:table-cell office:value-type="float" office:value="0.23730000000000001" table:style-name="ce1">
            <text:p>0.2373</text:p>
          </table:table-cell>
          <table:table-cell office:value-type="float" office:value="0.1129" table:style-name="ce1">
            <text:p>0.1129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-1.0810999999999999" table:style-name="ce1">
            <text:p>-1.0811</text:p>
          </table:table-cell>
          <table:table-cell office:value-type="float" office:value="-8.43E-2" table:style-name="ce1">
            <text:p>-0.0843</text:p>
          </table:table-cell>
          <table:table-cell office:value-type="float" office:value="-1.2053" table:style-name="ce1">
            <text:p>-1.2053</text:p>
          </table:table-cell>
          <table:table-cell office:value-type="float" office:value="3.44E-2" table:style-name="ce1">
            <text:p>0.0344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11840000000000001" table:style-name="ce1">
            <text:p>0.1184</text:p>
          </table:table-cell>
          <table:table-cell office:value-type="float" office:value="-0.43819999999999998" table:style-name="ce1">
            <text:p>-0.4382</text:p>
          </table:table-cell>
          <table:table-cell office:value-type="float" office:value="-0.53039999999999998" table:style-name="ce1">
            <text:p>-0.5304</text:p>
          </table:table-cell>
          <table:table-cell office:value-type="float" office:value="-0.13669999999999999" table:style-name="ce1">
            <text:p>-0.1367</text:p>
          </table:table-cell>
          <table:table-cell office:value-type="float" office:value="-0.18590000000000001" table:style-name="ce1">
            <text:p>-0.1859</text:p>
          </table:table-cell>
          <table:table-cell office:value-type="float" office:value="0.37919999999999998" table:style-name="ce1">
            <text:p>0.3792</text:p>
          </table:table-cell>
          <table:table-cell office:value-type="float" office:value="0.99170000000000003" table:style-name="ce1">
            <text:p>0.99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5muchuncheng</text:p>
          </table:table-cell>
          <table:table-cell office:value-type="float" office:value="2.0485999576560499E-3" table:style-name="ce2">
            <text:p>0.0020486</text:p>
          </table:table-cell>
          <table:table-cell office:value-type="float" office:value="0.18552517641944799" table:style-name="ce2">
            <text:p>0.185525176</text:p>
          </table:table-cell>
          <table:table-cell office:value-type="float" office:value="5.0727881233209697E-2" table:style-name="ce2">
            <text:p>0.050727881</text:p>
          </table:table-cell>
          <table:table-cell office:value-type="float" office:value="7.3084331862223795E-2" table:style-name="ce2">
            <text:p>0.073084332</text:p>
          </table:table-cell>
          <table:table-cell office:value-type="float" office:value="1.25" table:style-name="ce2">
            <text:p>1.25</text:p>
          </table:table-cell>
          <table:table-cell office:value-type="float" office:value="0.25169999999999998" table:style-name="ce1">
            <text:p>0.2517</text:p>
          </table:table-cell>
          <table:table-cell office:value-type="float" office:value="0.50770000000000004" table:style-name="ce1">
            <text:p>0.5077</text:p>
          </table:table-cell>
          <table:table-cell office:value-type="float" office:value="0.4758" table:style-name="ce1">
            <text:p>0.4758</text:p>
          </table:table-cell>
          <table:table-cell office:value-type="float" office:value="0.41139999999999999" table:style-name="ce1">
            <text:p>0.4114</text:p>
          </table:table-cell>
          <table:table-cell office:value-type="float" office:value="-1.1990000000000001" table:style-name="ce1">
            <text:p>-1.199</text:p>
          </table:table-cell>
          <table:table-cell office:value-type="float" office:value="0.54190000000000005" table:style-name="ce1">
            <text:p>0.5419</text:p>
          </table:table-cell>
          <table:table-cell office:value-type="float" office:value="1.3333999999999999" table:style-name="ce1">
            <text:p>1.3334</text:p>
          </table:table-cell>
          <table:table-cell office:value-type="float" office:value="-0.99429999999999996" table:style-name="ce1">
            <text:p>-0.9943</text:p>
          </table:table-cell>
          <table:table-cell office:value-type="float" office:value="-0.98580000000000001" table:style-name="ce1">
            <text:p>-0.9858</text:p>
          </table:table-cell>
          <table:table-cell office:value-type="float" office:value="-1.0500000000000001E-2" table:style-name="ce1">
            <text:p>-0.0105</text:p>
          </table:table-cell>
          <table:table-cell office:value-type="float" office:value="0.3105" table:style-name="ce1">
            <text:p>0.3105</text:p>
          </table:table-cell>
          <table:table-cell office:value-type="float" office:value="0.24340000000000001" table:style-name="ce1">
            <text:p>0.2434</text:p>
          </table:table-cell>
          <table:table-cell office:value-type="float" office:value="-0.85" table:style-name="ce1">
            <text:p>-0.85</text:p>
          </table:table-cell>
          <table:table-cell office:value-type="float" office:value="7.5800000000000006E-2" table:style-name="ce1">
            <text:p>0.0758</text:p>
          </table:table-cell>
          <table:table-cell office:value-type="float" office:value="-5.9299999999999999E-2" table:style-name="ce1">
            <text:p>-0.0593</text:p>
          </table:table-cell>
          <table:table-cell office:value-type="float" office:value="-1.1950000000000001" table:style-name="ce1">
            <text:p>-1.195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0.3306" table:style-name="ce1">
            <text:p>-0.3306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45100000000000001" table:style-name="ce1">
            <text:p>0.451</text:p>
          </table:table-cell>
          <table:table-cell office:value-type="float" office:value="0.31680000000000003" table:style-name="ce1">
            <text:p>0.3168</text:p>
          </table:table-cell>
          <table:table-cell office:value-type="float" office:value="-0.76680000000000004" table:style-name="ce1">
            <text:p>-0.7668</text:p>
          </table:table-cell>
          <table:table-cell office:value-type="float" office:value="0.1953" table:style-name="ce1">
            <text:p>0.1953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-1.0121" table:style-name="ce1">
            <text:p>-1.0121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7.1900000000000006E-2" table:style-name="ce1">
            <text:p>0.0719</text:p>
          </table:table-cell>
          <table:table-cell office:value-type="float" office:value="-0.19339999999999999" table:style-name="ce1">
            <text:p>-0.1934</text:p>
          </table:table-cell>
          <table:table-cell office:value-type="float" office:value="-0.1348" table:style-name="ce1">
            <text:p>-0.1348</text:p>
          </table:table-cell>
          <table:table-cell office:value-type="float" office:value="9.1899999999999996E-2" table:style-name="ce1">
            <text:p>0.0919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47849999999999998" table:style-name="ce1">
            <text:p>0.4785</text:p>
          </table:table-cell>
          <table:table-cell office:value-type="float" office:value="1.1173" table:style-name="ce1">
            <text:p>1.11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6dongbo</text:p>
          </table:table-cell>
          <table:table-cell office:value-type="float" office:value="2.3071396226937799E-3" table:style-name="ce2">
            <text:p>0.00230714</text:p>
          </table:table-cell>
          <table:table-cell office:value-type="float" office:value="0.17353521947246001" table:style-name="ce2">
            <text:p>0.173535219</text:p>
          </table:table-cell>
          <table:table-cell office:value-type="float" office:value="5.5392519820408999E-2" table:style-name="ce2">
            <text:p>0.05539252</text:p>
          </table:table-cell>
          <table:table-cell office:value-type="float" office:value="7.2954576027700793E-2" table:style-name="ce2">
            <text:p>0.072954576</text:p>
          </table:table-cell>
          <table:table-cell office:value-type="float" office:value="1.3080000000000001" table:style-name="ce2">
            <text:p>1.308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84350000000000003" table:style-name="ce1">
            <text:p>0.8435</text:p>
          </table:table-cell>
          <table:table-cell office:value-type="float" office:value="-0.17380000000000001" table:style-name="ce1">
            <text:p>-0.1738</text:p>
          </table:table-cell>
          <table:table-cell office:value-type="float" office:value="0.37969999999999998" table:style-name="ce1">
            <text:p>0.3797</text:p>
          </table:table-cell>
          <table:table-cell office:value-type="float" office:value="-0.92220000000000002" table:style-name="ce1">
            <text:p>-0.9222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0.86260000000000003" table:style-name="ce1">
            <text:p>0.8626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-0.3417" table:style-name="ce1">
            <text:p>-0.3417</text:p>
          </table:table-cell>
          <table:table-cell office:value-type="float" office:value="-1.9800000000000002E-2" table:style-name="ce1">
            <text:p>-0.0198</text:p>
          </table:table-cell>
          <table:table-cell office:value-type="float" office:value="0.32119999999999999" table:style-name="ce1">
            <text:p>0.3212</text:p>
          </table:table-cell>
          <table:table-cell office:value-type="float" office:value="0.54379999999999995" table:style-name="ce1">
            <text:p>0.5438</text:p>
          </table:table-cell>
          <table:table-cell office:value-type="float" office:value="-0.46800000000000003" table:style-name="ce1">
            <text:p>-0.468</text:p>
          </table:table-cell>
          <table:table-cell office:value-type="float" office:value="0.3765" table:style-name="ce1">
            <text:p>0.3765</text:p>
          </table:table-cell>
          <table:table-cell office:value-type="float" office:value="3.95E-2" table:style-name="ce1">
            <text:p>0.0395</text:p>
          </table:table-cell>
          <table:table-cell office:value-type="float" office:value="-0.92190000000000005" table:style-name="ce1">
            <text:p>-0.921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71719999999999995" table:style-name="ce1">
            <text:p>-0.7172</text:p>
          </table:table-cell>
          <table:table-cell office:value-type="float" office:value="0.32369999999999999" table:style-name="ce1">
            <text:p>0.3237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-1.4372" table:style-name="ce1">
            <text:p>-1.4372</text:p>
          </table:table-cell>
          <table:table-cell office:value-type="float" office:value="1.77E-2" table:style-name="ce1">
            <text:p>0.0177</text:p>
          </table:table-cell>
          <table:table-cell office:value-type="float" office:value="-0.37290000000000001" table:style-name="ce1">
            <text:p>-0.3729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17610000000000001" table:style-name="ce1">
            <text:p>0.1761</text:p>
          </table:table-cell>
          <table:table-cell office:value-type="float" office:value="-0.51639999999999997" table:style-name="ce1">
            <text:p>-0.5164</text:p>
          </table:table-cell>
          <table:table-cell office:value-type="float" office:value="-0.55979999999999996" table:style-name="ce1">
            <text:p>-0.5598</text:p>
          </table:table-cell>
          <table:table-cell office:value-type="float" office:value="-0.13850000000000001" table:style-name="ce1">
            <text:p>-0.1385</text:p>
          </table:table-cell>
          <table:table-cell office:value-type="float" office:value="-0.40389999999999998" table:style-name="ce1">
            <text:p>-0.4039</text:p>
          </table:table-cell>
          <table:table-cell office:value-type="float" office:value="0.2286" table:style-name="ce1">
            <text:p>0.2286</text:p>
          </table:table-cell>
          <table:table-cell office:value-type="float" office:value="1.1950000000000001" table:style-name="ce1">
            <text:p>1.1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7dujunwen</text:p>
          </table:table-cell>
          <table:table-cell office:value-type="float" office:value="2.4006822931712602E-3" table:style-name="ce2">
            <text:p>0.002400682</text:p>
          </table:table-cell>
          <table:table-cell office:value-type="float" office:value="0.17946582254254301" table:style-name="ce2">
            <text:p>0.179465823</text:p>
          </table:table-cell>
          <table:table-cell office:value-type="float" office:value="6.0481451368665402E-2" table:style-name="ce2">
            <text:p>0.060481451</text:p>
          </table:table-cell>
          <table:table-cell office:value-type="float" office:value="7.2978327601238693E-2" table:style-name="ce2">
            <text:p>0.072978328</text:p>
          </table:table-cell>
          <table:table-cell office:value-type="float" office:value="1.3009999999999999" table:style-name="ce2">
            <text:p>1.301</text:p>
          </table:table-cell>
          <table:table-cell office:value-type="float" office:value="1.3957999999999999" table:style-name="ce1">
            <text:p>1.3958</text:p>
          </table:table-cell>
          <table:table-cell office:value-type="float" office:value="0.38369999999999999" table:style-name="ce1">
            <text:p>0.3837</text:p>
          </table:table-cell>
          <table:table-cell office:value-type="float" office:value="0.91210000000000002" table:style-name="ce1">
            <text:p>0.9121</text:p>
          </table:table-cell>
          <table:table-cell office:value-type="float" office:value="0.69510000000000005" table:style-name="ce1">
            <text:p>0.6951</text:p>
          </table:table-cell>
          <table:table-cell office:value-type="float" office:value="-0.59699999999999998" table:style-name="ce1">
            <text:p>-0.597</text:p>
          </table:table-cell>
          <table:table-cell office:value-type="float" office:value="0.80830000000000002" table:style-name="ce1">
            <text:p>0.8083</text:p>
          </table:table-cell>
          <table:table-cell office:value-type="float" office:value="1.8842000000000001" table:style-name="ce1">
            <text:p>1.8842</text:p>
          </table:table-cell>
          <table:table-cell office:value-type="float" office:value="-0.35970000000000002" table:style-name="ce1">
            <text:p>-0.3597</text:p>
          </table:table-cell>
          <table:table-cell office:value-type="float" office:value="-0.19270000000000001" table:style-name="ce1">
            <text:p>-0.1927</text:p>
          </table:table-cell>
          <table:table-cell office:value-type="float" office:value="-0.16669999999999999" table:style-name="ce1">
            <text:p>-0.1667</text:p>
          </table:table-cell>
          <table:table-cell office:value-type="float" office:value="0.50619999999999998" table:style-name="ce1">
            <text:p>0.5062</text:p>
          </table:table-cell>
          <table:table-cell office:value-type="float" office:value="0.63360000000000005" table:style-name="ce1">
            <text:p>0.6336</text:p>
          </table:table-cell>
          <table:table-cell office:value-type="float" office:value="-0.23599999999999999" table:style-name="ce1">
            <text:p>-0.236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-0.92469999999999997" table:style-name="ce1">
            <text:p>-0.9247</text:p>
          </table:table-cell>
          <table:table-cell office:value-type="float" office:value="-0.1331" table:style-name="ce1">
            <text:p>-0.1331</text:p>
          </table:table-cell>
          <table:table-cell office:value-type="float" office:value="-1.03E-2" table:style-name="ce1">
            <text:p>-0.0103</text:p>
          </table:table-cell>
          <table:table-cell office:value-type="float" office:value="-4.9200000000000001E-2" table:style-name="ce1">
            <text:p>-0.0492</text:p>
          </table:table-cell>
          <table:table-cell office:value-type="float" office:value="-0.115" table:style-name="ce1">
            <text:p>-0.115</text:p>
          </table:table-cell>
          <table:table-cell office:value-type="float" office:value="-0.22720000000000001" table:style-name="ce1">
            <text:p>-0.2272</text:p>
          </table:table-cell>
          <table:table-cell office:value-type="float" office:value="4.5100000000000001E-2" table:style-name="ce1">
            <text:p>0.0451</text:p>
          </table:table-cell>
          <table:table-cell office:value-type="float" office:value="-0.23089999999999999" table:style-name="ce1">
            <text:p>-0.2309</text:p>
          </table:table-cell>
          <table:table-cell office:value-type="float" office:value="-0.26860000000000001" table:style-name="ce1">
            <text:p>-0.2686</text:p>
          </table:table-cell>
          <table:table-cell office:value-type="float" office:value="-0.70520000000000005" table:style-name="ce1">
            <text:p>-0.7052</text:p>
          </table:table-cell>
          <table:table-cell office:value-type="float" office:value="-3.5700000000000003E-2" table:style-name="ce1">
            <text:p>-0.0357</text:p>
          </table:table-cell>
          <table:table-cell office:value-type="float" office:value="0.2029" table:style-name="ce1">
            <text:p>0.2029</text:p>
          </table:table-cell>
          <table:table-cell office:value-type="float" office:value="0.22570000000000001" table:style-name="ce1">
            <text:p>0.2257</text:p>
          </table:table-cell>
          <table:table-cell office:value-type="float" office:value="-1.3028999999999999" table:style-name="ce1">
            <text:p>-1.3029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21129999999999999" table:style-name="ce1">
            <text:p>0.2113</text:p>
          </table:table-cell>
          <table:table-cell office:value-type="float" office:value="-0.54730000000000001" table:style-name="ce1">
            <text:p>-0.5473</text:p>
          </table:table-cell>
          <table:table-cell office:value-type="float" office:value="0.6028" table:style-name="ce1">
            <text:p>0.6028</text:p>
          </table:table-cell>
          <table:table-cell office:value-type="float" office:value="0.19919999999999999" table:style-name="ce1">
            <text:p>0.1992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-0.54620000000000002" table:style-name="ce1">
            <text:p>-0.5462</text:p>
          </table:table-cell>
          <table:table-cell office:value-type="float" office:value="-0.34989999999999999" table:style-name="ce1">
            <text:p>-0.3499</text:p>
          </table:table-cell>
          <table:table-cell office:value-type="float" office:value="-0.16400000000000001" table:style-name="ce1">
            <text:p>-0.164</text:p>
          </table:table-cell>
          <table:table-cell office:value-type="float" office:value="0.3634" table:style-name="ce1">
            <text:p>0.3634</text:p>
          </table:table-cell>
          <table:table-cell office:value-type="float" office:value="1.1990000000000001" table:style-name="ce1">
            <text:p>1.1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8zhangruihua</text:p>
          </table:table-cell>
          <table:table-cell office:value-type="float" office:value="1.8457639659760299E-3" table:style-name="ce2">
            <text:p>0.001845764</text:p>
          </table:table-cell>
          <table:table-cell office:value-type="float" office:value="0.177821239878763" table:style-name="ce2">
            <text:p>0.17782124</text:p>
          </table:table-cell>
          <table:table-cell office:value-type="float" office:value="5.8826612846442798E-2" table:style-name="ce2">
            <text:p>0.058826613</text:p>
          </table:table-cell>
          <table:table-cell office:value-type="float" office:value="6.9398724464817305E-2" table:style-name="ce2">
            <text:p>0.069398724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1.7061999999999999" table:style-name="ce1">
            <text:p>1.7062</text:p>
          </table:table-cell>
          <table:table-cell office:value-type="float" office:value="0.80920000000000003" table:style-name="ce1">
            <text:p>0.8092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75870000000000004" table:style-name="ce1">
            <text:p>0.7587</text:p>
          </table:table-cell>
          <table:table-cell office:value-type="float" office:value="-0.26979999999999998" table:style-name="ce1">
            <text:p>-0.269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2.0796999999999999" table:style-name="ce1">
            <text:p>2.0797</text:p>
          </table:table-cell>
          <table:table-cell office:value-type="float" office:value="-1.1268" table:style-name="ce1">
            <text:p>-1.1268</text:p>
          </table:table-cell>
          <table:table-cell office:value-type="float" office:value="-0.51990000000000003" table:style-name="ce1">
            <text:p>-0.5199</text:p>
          </table:table-cell>
          <table:table-cell office:value-type="float" office:value="0.2601" table:style-name="ce1">
            <text:p>0.2601</text:p>
          </table:table-cell>
          <table:table-cell office:value-type="float" office:value="0.77590000000000003" table:style-name="ce1">
            <text:p>0.7759</text:p>
          </table:table-cell>
          <table:table-cell office:value-type="float" office:value="0.76470000000000005" table:style-name="ce1">
            <text:p>0.7647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0.2717" table:style-name="ce1">
            <text:p>0.2717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-0.98719999999999997" table:style-name="ce1">
            <text:p>-0.9872</text:p>
          </table:table-cell>
          <table:table-cell office:value-type="float" office:value="-0.20419999999999999" table:style-name="ce1">
            <text:p>-0.2042</text:p>
          </table:table-cell>
          <table:table-cell office:value-type="float" office:value="7.8E-2" table:style-name="ce1">
            <text:p>0.078</text:p>
          </table:table-cell>
          <table:table-cell office:value-type="float" office:value="-2.35E-2" table:style-name="ce1">
            <text:p>-0.0235</text:p>
          </table:table-cell>
          <table:table-cell office:value-type="float" office:value="-0.13009999999999999" table:style-name="ce1">
            <text:p>-0.1301</text:p>
          </table:table-cell>
          <table:table-cell office:value-type="float" office:value="-0.2429" table:style-name="ce1">
            <text:p>-0.2429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-0.1043" table:style-name="ce1">
            <text:p>-0.1043</text:p>
          </table:table-cell>
          <table:table-cell office:value-type="float" office:value="-0.37559999999999999" table:style-name="ce1">
            <text:p>-0.3756</text:p>
          </table:table-cell>
          <table:table-cell office:value-type="float" office:value="-0.76219999999999999" table:style-name="ce1">
            <text:p>-0.7622</text:p>
          </table:table-cell>
          <table:table-cell office:value-type="float" office:value="0.26860000000000001" table:style-name="ce1">
            <text:p>0.2686</text:p>
          </table:table-cell>
          <table:table-cell office:value-type="float" office:value="-4.4600000000000001E-2" table:style-name="ce1">
            <text:p>-0.0446</text:p>
          </table:table-cell>
          <table:table-cell office:value-type="float" office:value="9.1700000000000004E-2" table:style-name="ce1">
            <text:p>0.0917</text:p>
          </table:table-cell>
          <table:table-cell office:value-type="float" office:value="-1.1311" table:style-name="ce1">
            <text:p>-1.1311</text:p>
          </table:table-cell>
          <table:table-cell office:value-type="float" office:value="-0.1721" table:style-name="ce1">
            <text:p>-0.1721</text:p>
          </table:table-cell>
          <table:table-cell office:value-type="float" office:value="-0.44230000000000003" table:style-name="ce1">
            <text:p>-0.4423</text:p>
          </table:table-cell>
          <table:table-cell office:value-type="float" office:value="-0.32729999999999998" table:style-name="ce1">
            <text:p>-0.3273</text:p>
          </table:table-cell>
          <table:table-cell office:value-type="float" office:value="0.9022" table:style-name="ce1">
            <text:p>0.9022</text:p>
          </table:table-cell>
          <table:table-cell office:value-type="float" office:value="-2.24E-2" table:style-name="ce1">
            <text:p>-0.0224</text:p>
          </table:table-cell>
          <table:table-cell office:value-type="float" office:value="-0.58720000000000006" table:style-name="ce1">
            <text:p>-0.5872</text:p>
          </table:table-cell>
          <table:table-cell office:value-type="float" office:value="-0.5524" table:style-name="ce1">
            <text:p>-0.5524</text:p>
          </table:table-cell>
          <table:table-cell office:value-type="float" office:value="-0.1724" table:style-name="ce1">
            <text:p>-0.1724</text:p>
          </table:table-cell>
          <table:table-cell office:value-type="float" office:value="-0.1419" table:style-name="ce1">
            <text:p>-0.1419</text:p>
          </table:table-cell>
          <table:table-cell office:value-type="float" office:value="6.0199999999999997E-2" table:style-name="ce1">
            <text:p>0.0602</text:p>
          </table:table-cell>
          <table:table-cell office:value-type="float" office:value="0.89390000000000003" table:style-name="ce1">
            <text:p>0.89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9qixinlian</text:p>
          </table:table-cell>
          <table:table-cell office:value-type="float" office:value="2.2033283427587902E-3" table:style-name="ce2">
            <text:p>0.002203328</text:p>
          </table:table-cell>
          <table:table-cell office:value-type="float" office:value="0.19453435753248599" table:style-name="ce2">
            <text:p>0.194534358</text:p>
          </table:table-cell>
          <table:table-cell office:value-type="float" office:value="6.9935192139918001E-2" table:style-name="ce2">
            <text:p>0.069935192</text:p>
          </table:table-cell>
          <table:table-cell office:value-type="float" office:value="7.6932231441749002E-2" table:style-name="ce2">
            <text:p>0.076932231</text:p>
          </table:table-cell>
          <table:table-cell office:value-type="float" office:value="1.413" table:style-name="ce2">
            <text:p>1.413</text:p>
          </table:table-cell>
          <table:table-cell office:value-type="float" office:value="1.7059" table:style-name="ce1">
            <text:p>1.7059</text:p>
          </table:table-cell>
          <table:table-cell office:value-type="float" office:value="0.56659999999999999" table:style-name="ce1">
            <text:p>0.5666</text:p>
          </table:table-cell>
          <table:table-cell office:value-type="float" office:value="1.0991" table:style-name="ce1">
            <text:p>1.0991</text:p>
          </table:table-cell>
          <table:table-cell office:value-type="float" office:value="0.75660000000000005" table:style-name="ce1">
            <text:p>0.7566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0.57320000000000004" table:style-name="ce1">
            <text:p>0.5732</text:p>
          </table:table-cell>
          <table:table-cell office:value-type="float" office:value="1.6519999999999999" table:style-name="ce1">
            <text:p>1.652</text:p>
          </table:table-cell>
          <table:table-cell office:value-type="float" office:value="-8.0100000000000005E-2" table:style-name="ce1">
            <text:p>-0.0801</text:p>
          </table:table-cell>
          <table:table-cell office:value-type="float" office:value="-0.30249999999999999" table:style-name="ce1">
            <text:p>-0.3025</text:p>
          </table:table-cell>
          <table:table-cell office:value-type="float" office:value="0.1182" table:style-name="ce1">
            <text:p>0.1182</text:p>
          </table:table-cell>
          <table:table-cell office:value-type="float" office:value="0.65749999999999997" table:style-name="ce1">
            <text:p>0.6575</text:p>
          </table:table-cell>
          <table:table-cell office:value-type="float" office:value="0.52210000000000001" table:style-name="ce1">
            <text:p>0.5221</text:p>
          </table:table-cell>
          <table:table-cell office:value-type="float" office:value="0.17649999999999999" table:style-name="ce1">
            <text:p>0.1765</text:p>
          </table:table-cell>
          <table:table-cell office:value-type="float" office:value="0.41120000000000001" table:style-name="ce1">
            <text:p>0.4112</text:p>
          </table:table-cell>
          <table:table-cell office:value-type="float" office:value="-0.1729" table:style-name="ce1">
            <text:p>-0.1729</text:p>
          </table:table-cell>
          <table:table-cell office:value-type="float" office:value="-0.64780000000000004" table:style-name="ce1">
            <text:p>-0.6478</text:p>
          </table:table-cell>
          <table:table-cell office:value-type="float" office:value="-0.1076" table:style-name="ce1">
            <text:p>-0.1076</text:p>
          </table:table-cell>
          <table:table-cell office:value-type="float" office:value="2.0299999999999999E-2" table:style-name="ce1">
            <text:p>0.0203</text:p>
          </table:table-cell>
          <table:table-cell office:value-type="float" office:value="9.1600000000000001E-2" table:style-name="ce1">
            <text:p>0.0916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-9.6100000000000005E-2" table:style-name="ce1">
            <text:p>-0.0961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-0.30249999999999999" table:style-name="ce1">
            <text:p>-0.3025</text:p>
          </table:table-cell>
          <table:table-cell office:value-type="float" office:value="-0.11509999999999999" table:style-name="ce1">
            <text:p>-0.1151</text:p>
          </table:table-cell>
          <table:table-cell office:value-type="float" office:value="-0.75139999999999996" table:style-name="ce1">
            <text:p>-0.7514</text:p>
          </table:table-cell>
          <table:table-cell office:value-type="float" office:value="-6.25E-2" table:style-name="ce1">
            <text:p>-0.0625</text:p>
          </table:table-cell>
          <table:table-cell office:value-type="float" office:value="9.0399999999999994E-2" table:style-name="ce1">
            <text:p>0.0904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-0.90629999999999999" table:style-name="ce1">
            <text:p>-0.9063</text:p>
          </table:table-cell>
          <table:table-cell office:value-type="float" office:value="-0.10489999999999999" table:style-name="ce1">
            <text:p>-0.1049</text:p>
          </table:table-cell>
          <table:table-cell office:value-type="float" office:value="-1.2290000000000001" table:style-name="ce1">
            <text:p>-1.229</text:p>
          </table:table-cell>
          <table:table-cell office:value-type="float" office:value="0.16020000000000001" table:style-name="ce1">
            <text:p>0.1602</text:p>
          </table:table-cell>
          <table:table-cell office:value-type="float" office:value="0.83660000000000001" table:style-name="ce1">
            <text:p>0.8366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-0.51049999999999995" table:style-name="ce1">
            <text:p>-0.5105</text:p>
          </table:table-cell>
          <table:table-cell office:value-type="float" office:value="-0.47620000000000001" table:style-name="ce1">
            <text:p>-0.4762</text:p>
          </table:table-cell>
          <table:table-cell office:value-type="float" office:value="-0.4602" table:style-name="ce1">
            <text:p>-0.4602</text:p>
          </table:table-cell>
          <table:table-cell office:value-type="float" office:value="-0.30649999999999999" table:style-name="ce1">
            <text:p>-0.3065</text:p>
          </table:table-cell>
          <table:table-cell office:value-type="float" office:value="0.68689999999999996" table:style-name="ce1">
            <text:p>0.6869</text:p>
          </table:table-cell>
          <table:table-cell office:value-type="float" office:value="0.85950000000000004" table:style-name="ce1">
            <text:p>0.85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0licuilan</text:p>
          </table:table-cell>
          <table:table-cell office:value-type="float" office:value="2.4240303233219098E-3" table:style-name="ce2">
            <text:p>0.00242403</text:p>
          </table:table-cell>
          <table:table-cell office:value-type="float" office:value="0.18301516418963101" table:style-name="ce2">
            <text:p>0.183015164</text:p>
          </table:table-cell>
          <table:table-cell office:value-type="float" office:value="5.4794108764718401E-2" table:style-name="ce2">
            <text:p>0.054794109</text:p>
          </table:table-cell>
          <table:table-cell office:value-type="float" office:value="7.0791734413054697E-2" table:style-name="ce2">
            <text:p>0.070791734</text:p>
          </table:table-cell>
          <table:table-cell office:value-type="float" office:value="1.284" table:style-name="ce2">
            <text:p>1.284</text:p>
          </table:table-cell>
          <table:table-cell office:value-type="float" office:value="0.99129999999999996" table:style-name="ce1">
            <text:p>0.9913</text:p>
          </table:table-cell>
          <table:table-cell office:value-type="float" office:value="0.7147" table:style-name="ce1">
            <text:p>0.7147</text:p>
          </table:table-cell>
          <table:table-cell office:value-type="float" office:value="0.76639999999999997" table:style-name="ce1">
            <text:p>0.7664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60009999999999997" table:style-name="ce1">
            <text:p>0.6001</text:p>
          </table:table-cell>
          <table:table-cell office:value-type="float" office:value="0.3695" table:style-name="ce1">
            <text:p>0.3695</text:p>
          </table:table-cell>
          <table:table-cell office:value-type="float" office:value="1.9927999999999999" table:style-name="ce1">
            <text:p>1.9928</text:p>
          </table:table-cell>
          <table:table-cell office:value-type="float" office:value="-6.0199999999999997E-2" table:style-name="ce1">
            <text:p>-0.0602</text:p>
          </table:table-cell>
          <table:table-cell office:value-type="float" office:value="0.21210000000000001" table:style-name="ce1">
            <text:p>0.2121</text:p>
          </table:table-cell>
          <table:table-cell office:value-type="float" office:value="0.2298" table:style-name="ce1">
            <text:p>0.2298</text:p>
          </table:table-cell>
          <table:table-cell office:value-type="float" office:value="0.81159999999999999" table:style-name="ce1">
            <text:p>0.8116</text:p>
          </table:table-cell>
          <table:table-cell office:value-type="float" office:value="0.66290000000000004" table:style-name="ce1">
            <text:p>0.6629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42409999999999998" table:style-name="ce1">
            <text:p>0.4241</text:p>
          </table:table-cell>
          <table:table-cell office:value-type="float" office:value="0.81269999999999998" table:style-name="ce1">
            <text:p>0.8127</text:p>
          </table:table-cell>
          <table:table-cell office:value-type="float" office:value="-1.0338000000000001" table:style-name="ce1">
            <text:p>-1.033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4E-2" table:style-name="ce1">
            <text:p>0.0104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-0.65710000000000002" table:style-name="ce1">
            <text:p>-0.6571</text:p>
          </table:table-cell>
          <table:table-cell office:value-type="float" office:value="0.37980000000000003" table:style-name="ce1">
            <text:p>0.3798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1.0275000000000001" table:style-name="ce1">
            <text:p>-1.0275</text:p>
          </table:table-cell>
          <table:table-cell office:value-type="float" office:value="0.08" table:style-name="ce1">
            <text:p>0.08</text:p>
          </table:table-cell>
          <table:table-cell office:value-type="float" office:value="-0.10979999999999999" table:style-name="ce1">
            <text:p>-0.1098</text:p>
          </table:table-cell>
          <table:table-cell office:value-type="float" office:value="-0.24349999999999999" table:style-name="ce1">
            <text:p>-0.2435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0.66200000000000003" table:style-name="ce1">
            <text:p>-0.662</text:p>
          </table:table-cell>
          <table:table-cell office:value-type="float" office:value="-0.62350000000000005" table:style-name="ce1">
            <text:p>-0.6235</text:p>
          </table:table-cell>
          <table:table-cell office:value-type="float" office:value="-2.86E-2" table:style-name="ce1">
            <text:p>-0.0286</text:p>
          </table:table-cell>
          <table:table-cell office:value-type="float" office:value="-0.34939999999999999" table:style-name="ce1">
            <text:p>-0.3494</text:p>
          </table:table-cell>
          <table:table-cell office:value-type="float" office:value="-0.26879999999999998" table:style-name="ce1">
            <text:p>-0.2688</text:p>
          </table:table-cell>
          <table:table-cell office:value-type="float" office:value="1.2612000000000001" table:style-name="ce1">
            <text:p>1.2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1miaojie</text:p>
          </table:table-cell>
          <table:table-cell office:value-type="float" office:value="2.9308559177665598E-3" table:style-name="ce2">
            <text:p>0.002930856</text:p>
          </table:table-cell>
          <table:table-cell office:value-type="float" office:value="0.18756822894536901" table:style-name="ce2">
            <text:p>0.187568229</text:p>
          </table:table-cell>
          <table:table-cell office:value-type="float" office:value="5.2668523807307299E-2" table:style-name="ce2">
            <text:p>0.052668524</text:p>
          </table:table-cell>
          <table:table-cell office:value-type="float" office:value="7.1117679905402298E-2" table:style-name="ce2">
            <text:p>0.07111768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1.355" table:style-name="ce1">
            <text:p>1.355</text:p>
          </table:table-cell>
          <table:table-cell office:value-type="float" office:value="0.50309999999999999" table:style-name="ce1">
            <text:p>0.5031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55369999999999997" table:style-name="ce1">
            <text:p>0.5537</text:p>
          </table:table-cell>
          <table:table-cell office:value-type="float" office:value="0.2863" table:style-name="ce1">
            <text:p>0.2863</text:p>
          </table:table-cell>
          <table:table-cell office:value-type="float" office:value="0.47320000000000001" table:style-name="ce1">
            <text:p>0.4732</text:p>
          </table:table-cell>
          <table:table-cell office:value-type="float" office:value="2.4628999999999999" table:style-name="ce1">
            <text:p>2.4629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-0.1008" table:style-name="ce1">
            <text:p>-0.1008</text:p>
          </table:table-cell>
          <table:table-cell office:value-type="float" office:value="4.19E-2" table:style-name="ce1">
            <text:p>0.0419</text:p>
          </table:table-cell>
          <table:table-cell office:value-type="float" office:value="0.49719999999999998" table:style-name="ce1">
            <text:p>0.4972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-0.17369999999999999" table:style-name="ce1">
            <text:p>-0.1737</text:p>
          </table:table-cell>
          <table:table-cell office:value-type="float" office:value="0.39079999999999998" table:style-name="ce1">
            <text:p>0.3908</text:p>
          </table:table-cell>
          <table:table-cell office:value-type="float" office:value="0.42420000000000002" table:style-name="ce1">
            <text:p>0.4242</text:p>
          </table:table-cell>
          <table:table-cell office:value-type="float" office:value="-0.98709999999999998" table:style-name="ce1">
            <text:p>-0.9871</text:p>
          </table:table-cell>
          <table:table-cell office:value-type="float" office:value="-5.7999999999999996E-3" table:style-name="ce1">
            <text:p>-0.0058</text:p>
          </table:table-cell>
          <table:table-cell office:value-type="float" office:value="-2.3099999999999999E-2" table:style-name="ce1">
            <text:p>-0.0231</text:p>
          </table:table-cell>
          <table:table-cell office:value-type="float" office:value="1.38E-2" table:style-name="ce1">
            <text:p>0.0138</text:p>
          </table:table-cell>
          <table:table-cell office:value-type="float" office:value="-8.3799999999999999E-2" table:style-name="ce1">
            <text:p>-0.0838</text:p>
          </table:table-cell>
          <table:table-cell office:value-type="float" office:value="-6.6900000000000001E-2" table:style-name="ce1">
            <text:p>-0.0669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-0.1797" table:style-name="ce1">
            <text:p>-0.1797</text:p>
          </table:table-cell>
          <table:table-cell office:value-type="float" office:value="-0.74270000000000003" table:style-name="ce1">
            <text:p>-0.7427</text:p>
          </table:table-cell>
          <table:table-cell office:value-type="float" office:value="0.3448" table:style-name="ce1">
            <text:p>0.3448</text:p>
          </table:table-cell>
          <table:table-cell office:value-type="float" office:value="0.1095" table:style-name="ce1">
            <text:p>0.1095</text:p>
          </table:table-cell>
          <table:table-cell office:value-type="float" office:value="1.4E-3" table:style-name="ce1">
            <text:p>0.0014</text:p>
          </table:table-cell>
          <table:table-cell office:value-type="float" office:value="-1.2269000000000001" table:style-name="ce1">
            <text:p>-1.2269</text:p>
          </table:table-cell>
          <table:table-cell office:value-type="float" office:value="-0.1792" table:style-name="ce1">
            <text:p>-0.1792</text:p>
          </table:table-cell>
          <table:table-cell office:value-type="float" office:value="-1.0912999999999999" table:style-name="ce1">
            <text:p>-1.0913</text:p>
          </table:table-cell>
          <table:table-cell office:value-type="float" office:value="-0.14449999999999999" table:style-name="ce1">
            <text:p>-0.1445</text:p>
          </table:table-cell>
          <table:table-cell office:value-type="float" office:value="0.27739999999999998" table:style-name="ce1">
            <text:p>0.2774</text:p>
          </table:table-cell>
          <table:table-cell office:value-type="float" office:value="9.11E-2" table:style-name="ce1">
            <text:p>0.0911</text:p>
          </table:table-cell>
          <table:table-cell office:value-type="float" office:value="-0.42970000000000003" table:style-name="ce1">
            <text:p>-0.4297</text:p>
          </table:table-cell>
          <table:table-cell office:value-type="float" office:value="-0.64049999999999996" table:style-name="ce1">
            <text:p>-0.6405</text:p>
          </table:table-cell>
          <table:table-cell office:value-type="float" office:value="6.8199999999999997E-2" table:style-name="ce1">
            <text:p>0.0682</text:p>
          </table:table-cell>
          <table:table-cell office:value-type="float" office:value="-0.28199999999999997" table:style-name="ce1">
            <text:p>-0.282</text:p>
          </table:table-cell>
          <table:table-cell office:value-type="float" office:value="0.23719999999999999" table:style-name="ce1">
            <text:p>0.2372</text:p>
          </table:table-cell>
          <table:table-cell office:value-type="float" office:value="1.3046" table:style-name="ce1">
            <text:p>1.3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2songyue</text:p>
          </table:table-cell>
          <table:table-cell office:value-type="float" office:value="2.6468435238816901E-3" table:style-name="ce2">
            <text:p>0.002646844</text:p>
          </table:table-cell>
          <table:table-cell office:value-type="float" office:value="0.19874085823179999" table:style-name="ce2">
            <text:p>0.198740858</text:p>
          </table:table-cell>
          <table:table-cell office:value-type="float" office:value="5.8627989456152399E-2" table:style-name="ce2">
            <text:p>0.058627989</text:p>
          </table:table-cell>
          <table:table-cell office:value-type="float" office:value="6.9003685800085202E-2" table:style-name="ce2">
            <text:p>0.069003686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.0308999999999999" table:style-name="ce1">
            <text:p>2.0309</text:p>
          </table:table-cell>
          <table:table-cell office:value-type="float" office:value="0.40910000000000002" table:style-name="ce1">
            <text:p>0.4091</text:p>
          </table:table-cell>
          <table:table-cell office:value-type="float" office:value="0.85919999999999996" table:style-name="ce1">
            <text:p>0.8592</text:p>
          </table:table-cell>
          <table:table-cell office:value-type="float" office:value="0.68479999999999996" table:style-name="ce1">
            <text:p>0.6848</text:p>
          </table:table-cell>
          <table:table-cell office:value-type="float" office:value="-0.35880000000000001" table:style-name="ce1">
            <text:p>-0.3588</text:p>
          </table:table-cell>
          <table:table-cell office:value-type="float" office:value="0.57579999999999998" table:style-name="ce1">
            <text:p>0.5758</text:p>
          </table:table-cell>
          <table:table-cell office:value-type="float" office:value="2.2555999999999998" table:style-name="ce1">
            <text:p>2.2556</text:p>
          </table:table-cell>
          <table:table-cell office:value-type="float" office:value="-0.5585" table:style-name="ce1">
            <text:p>-0.5585</text:p>
          </table:table-cell>
          <table:table-cell office:value-type="float" office:value="-0.44130000000000003" table:style-name="ce1">
            <text:p>-0.4413</text:p>
          </table:table-cell>
          <table:table-cell office:value-type="float" office:value="-0.35420000000000001" table:style-name="ce1">
            <text:p>-0.3542</text:p>
          </table:table-cell>
          <table:table-cell office:value-type="float" office:value="0.38119999999999998" table:style-name="ce1">
            <text:p>0.3812</text:p>
          </table:table-cell>
          <table:table-cell office:value-type="float" office:value="0.43340000000000001" table:style-name="ce1">
            <text:p>0.4334</text:p>
          </table:table-cell>
          <table:table-cell office:value-type="float" office:value="-0.41880000000000001" table:style-name="ce1">
            <text:p>-0.4188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62880000000000003" table:style-name="ce1">
            <text:p>0.6288</text:p>
          </table:table-cell>
          <table:table-cell office:value-type="float" office:value="-0.91610000000000003" table:style-name="ce1">
            <text:p>-0.9161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3.49E-2" table:style-name="ce1">
            <text:p>0.0349</text:p>
          </table:table-cell>
          <table:table-cell office:value-type="float" office:value="3.5400000000000001E-2" table:style-name="ce1">
            <text:p>0.0354</text:p>
          </table:table-cell>
          <table:table-cell office:value-type="float" office:value="-7.1499999999999994E-2" table:style-name="ce1">
            <text:p>-0.0715</text:p>
          </table:table-cell>
          <table:table-cell office:value-type="float" office:value="-0.22869999999999999" table:style-name="ce1">
            <text:p>-0.2287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0.37630000000000002" table:style-name="ce1">
            <text:p>-0.3763</text:p>
          </table:table-cell>
          <table:table-cell office:value-type="float" office:value="-1.3813" table:style-name="ce1">
            <text:p>-1.3813</text:p>
          </table:table-cell>
          <table:table-cell office:value-type="float" office:value="0.32640000000000002" table:style-name="ce1">
            <text:p>0.3264</text:p>
          </table:table-cell>
          <table:table-cell office:value-type="float" office:value="0.15340000000000001" table:style-name="ce1">
            <text:p>0.1534</text:p>
          </table:table-cell>
          <table:table-cell office:value-type="float" office:value="0.17560000000000001" table:style-name="ce1">
            <text:p>0.1756</text:p>
          </table:table-cell>
          <table:table-cell office:value-type="float" office:value="-1.0685" table:style-name="ce1">
            <text:p>-1.0685</text:p>
          </table:table-cell>
          <table:table-cell office:value-type="float" office:value="5.45E-2" table:style-name="ce1">
            <text:p>0.0545</text:p>
          </table:table-cell>
          <table:table-cell office:value-type="float" office:value="-0.57740000000000002" table:style-name="ce1">
            <text:p>-0.5774</text:p>
          </table:table-cell>
          <table:table-cell office:value-type="float" office:value="-0.1012" table:style-name="ce1">
            <text:p>-0.1012</text:p>
          </table:table-cell>
          <table:table-cell office:value-type="float" office:value="1.1336999999999999" table:style-name="ce1">
            <text:p>1.1337</text:p>
          </table:table-cell>
          <table:table-cell office:value-type="float" office:value="0.53480000000000005" table:style-name="ce1">
            <text:p>0.5348</text:p>
          </table:table-cell>
          <table:table-cell office:value-type="float" office:value="-0.1817" table:style-name="ce1">
            <text:p>-0.1817</text:p>
          </table:table-cell>
          <table:table-cell office:value-type="float" office:value="-0.25519999999999998" table:style-name="ce1">
            <text:p>-0.2552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-0.29920000000000002" table:style-name="ce1">
            <text:p>-0.2992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1.1263000000000001" table:style-name="ce1">
            <text:p>1.12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3jiangdali</text:p>
          </table:table-cell>
          <table:table-cell office:value-type="float" office:value="2.2520777301753398E-3" table:style-name="ce2">
            <text:p>0.002252078</text:p>
          </table:table-cell>
          <table:table-cell office:value-type="float" office:value="0.17453948425569199" table:style-name="ce2">
            <text:p>0.174539484</text:p>
          </table:table-cell>
          <table:table-cell office:value-type="float" office:value="5.1791448298547899E-2" table:style-name="ce2">
            <text:p>0.051791448</text:p>
          </table:table-cell>
          <table:table-cell office:value-type="float" office:value="6.7826969229482004E-2" table:style-name="ce2">
            <text:p>0.067826969</text:p>
          </table:table-cell>
          <table:table-cell office:value-type="float" office:value="1.2909999999999999" table:style-name="ce2">
            <text:p>1.291</text:p>
          </table:table-cell>
          <table:table-cell office:value-type="float" office:value="2.1423999999999999" table:style-name="ce1">
            <text:p>2.1424</text:p>
          </table:table-cell>
          <table:table-cell office:value-type="float" office:value="0.82909999999999995" table:style-name="ce1">
            <text:p>0.8291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67179999999999995" table:style-name="ce1">
            <text:p>0.6718</text:p>
          </table:table-cell>
          <table:table-cell office:value-type="float" office:value="-0.76100000000000001" table:style-name="ce1">
            <text:p>-0.761</text:p>
          </table:table-cell>
          <table:table-cell office:value-type="float" office:value="0.43409999999999999" table:style-name="ce1">
            <text:p>0.4341</text:p>
          </table:table-cell>
          <table:table-cell office:value-type="float" office:value="2.4255" table:style-name="ce1">
            <text:p>2.4255</text:p>
          </table:table-cell>
          <table:table-cell office:value-type="float" office:value="-0.50339999999999996" table:style-name="ce1">
            <text:p>-0.5034</text:p>
          </table:table-cell>
          <table:table-cell office:value-type="float" office:value="-0.41420000000000001" table:style-name="ce1">
            <text:p>-0.4142</text:p>
          </table:table-cell>
          <table:table-cell office:value-type="float" office:value="9.7600000000000006E-2" table:style-name="ce1">
            <text:p>0.0976</text:p>
          </table:table-cell>
          <table:table-cell office:value-type="float" office:value="0.51819999999999999" table:style-name="ce1">
            <text:p>0.5182</text:p>
          </table:table-cell>
          <table:table-cell office:value-type="float" office:value="0.67789999999999995" table:style-name="ce1">
            <text:p>0.6779</text:p>
          </table:table-cell>
          <table:table-cell office:value-type="float" office:value="-0.8216" table:style-name="ce1">
            <text:p>-0.8216</text:p>
          </table:table-cell>
          <table:table-cell office:value-type="float" office:value="0.41410000000000002" table:style-name="ce1">
            <text:p>0.4141</text:p>
          </table:table-cell>
          <table:table-cell office:value-type="float" office:value="0.71740000000000004" table:style-name="ce1">
            <text:p>0.7174</text:p>
          </table:table-cell>
          <table:table-cell office:value-type="float" office:value="-0.99129999999999996" table:style-name="ce1">
            <text:p>-0.9913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7.7000000000000002E-3" table:style-name="ce1">
            <text:p>-0.0077</text:p>
          </table:table-cell>
          <table:table-cell office:value-type="float" office:value="-7.3499999999999996E-2" table:style-name="ce1">
            <text:p>-0.0735</text:p>
          </table:table-cell>
          <table:table-cell office:value-type="float" office:value="-0.1308" table:style-name="ce1">
            <text:p>-0.1308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-3.27E-2" table:style-name="ce1">
            <text:p>-0.0327</text:p>
          </table:table-cell>
          <table:table-cell office:value-type="float" office:value="-0.1168" table:style-name="ce1">
            <text:p>-0.1168</text:p>
          </table:table-cell>
          <table:table-cell office:value-type="float" office:value="-0.37930000000000003" table:style-name="ce1">
            <text:p>-0.3793</text:p>
          </table:table-cell>
          <table:table-cell office:value-type="float" office:value="-1.1527000000000001" table:style-name="ce1">
            <text:p>-1.1527</text:p>
          </table:table-cell>
          <table:table-cell office:value-type="float" office:value="1.26E-2" table:style-name="ce1">
            <text:p>0.0126</text:p>
          </table:table-cell>
          <table:table-cell office:value-type="float" office:value="-0.33460000000000001" table:style-name="ce1">
            <text:p>-0.3346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-1.0006999999999999" table:style-name="ce1">
            <text:p>-1.0007</text:p>
          </table:table-cell>
          <table:table-cell office:value-type="float" office:value="-0.10009999999999999" table:style-name="ce1">
            <text:p>-0.1001</text:p>
          </table:table-cell>
          <table:table-cell office:value-type="float" office:value="-0.4269" table:style-name="ce1">
            <text:p>-0.4269</text:p>
          </table:table-cell>
          <table:table-cell office:value-type="float" office:value="0.29909999999999998" table:style-name="ce1">
            <text:p>0.2991</text:p>
          </table:table-cell>
          <table:table-cell office:value-type="float" office:value="0.96260000000000001" table:style-name="ce1">
            <text:p>0.9626</text:p>
          </table:table-cell>
          <table:table-cell office:value-type="float" office:value="0.10829999999999999" table:style-name="ce1">
            <text:p>0.1083</text:p>
          </table:table-cell>
          <table:table-cell office:value-type="float" office:value="-0.43540000000000001" table:style-name="ce1">
            <text:p>-0.4354</text:p>
          </table:table-cell>
          <table:table-cell office:value-type="float" office:value="-0.60060000000000002" table:style-name="ce1">
            <text:p>-0.6006</text:p>
          </table:table-cell>
          <table:table-cell office:value-type="float" office:value="0.22739999999999999" table:style-name="ce1">
            <text:p>0.2274</text:p>
          </table:table-cell>
          <table:table-cell office:value-type="float" office:value="-0.30640000000000001" table:style-name="ce1">
            <text:p>-0.3064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1.0723" table:style-name="ce1">
            <text:p>1.0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4sunyong</text:p>
          </table:table-cell>
          <table:table-cell office:value-type="float" office:value="2.3723914344304098E-3" table:style-name="ce2">
            <text:p>0.002372391</text:p>
          </table:table-cell>
          <table:table-cell office:value-type="float" office:value="0.17770907994756999" table:style-name="ce2">
            <text:p>0.17770908</text:p>
          </table:table-cell>
          <table:table-cell office:value-type="float" office:value="6.1695896213840501E-2" table:style-name="ce2">
            <text:p>0.061695896</text:p>
          </table:table-cell>
          <table:table-cell office:value-type="float" office:value="7.2367182863858404E-2" table:style-name="ce2">
            <text:p>0.072367183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1.7615000000000001" table:style-name="ce1">
            <text:p>1.7615</text:p>
          </table:table-cell>
          <table:table-cell office:value-type="float" office:value="0.47089999999999999" table:style-name="ce1">
            <text:p>0.4709</text:p>
          </table:table-cell>
          <table:table-cell office:value-type="float" office:value="0.84909999999999997" table:style-name="ce1">
            <text:p>0.8491</text:p>
          </table:table-cell>
          <table:table-cell office:value-type="float" office:value="0.60260000000000002" table:style-name="ce1">
            <text:p>0.6026</text:p>
          </table:table-cell>
          <table:table-cell office:value-type="float" office:value="-0.48199999999999998" table:style-name="ce1">
            <text:p>-0.482</text:p>
          </table:table-cell>
          <table:table-cell office:value-type="float" office:value="0.2266" table:style-name="ce1">
            <text:p>0.2266</text:p>
          </table:table-cell>
          <table:table-cell office:value-type="float" office:value="2.2321" table:style-name="ce1">
            <text:p>2.2321</text:p>
          </table:table-cell>
          <table:table-cell office:value-type="float" office:value="-0.9496" table:style-name="ce1">
            <text:p>-0.9496</text:p>
          </table:table-cell>
          <table:table-cell office:value-type="float" office:value="-0.6421" table:style-name="ce1">
            <text:p>-0.6421</text:p>
          </table:table-cell>
          <table:table-cell office:value-type="float" office:value="6.6500000000000004E-2" table:style-name="ce1">
            <text:p>0.0665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.5827" table:style-name="ce1">
            <text:p>0.5827</text:p>
          </table:table-cell>
          <table:table-cell office:value-type="float" office:value="-0.1537" table:style-name="ce1">
            <text:p>-0.1537</text:p>
          </table:table-cell>
          <table:table-cell office:value-type="float" office:value="0.18210000000000001" table:style-name="ce1">
            <text:p>0.1821</text:p>
          </table:table-cell>
          <table:table-cell office:value-type="float" office:value="0.53810000000000002" table:style-name="ce1">
            <text:p>0.5381</text:p>
          </table:table-cell>
          <table:table-cell office:value-type="float" office:value="-0.86499999999999999" table:style-name="ce1">
            <text:p>-0.865</text:p>
          </table:table-cell>
          <table:table-cell office:value-type="float" office:value="-0.2167" table:style-name="ce1">
            <text:p>-0.2167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-7.2499999999999995E-2" table:style-name="ce1">
            <text:p>-0.0725</text:p>
          </table:table-cell>
          <table:table-cell office:value-type="float" office:value="-0.20760000000000001" table:style-name="ce1">
            <text:p>-0.2076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-0.15090000000000001" table:style-name="ce1">
            <text:p>-0.1509</text:p>
          </table:table-cell>
          <table:table-cell office:value-type="float" office:value="-0.17299999999999999" table:style-name="ce1">
            <text:p>-0.173</text:p>
          </table:table-cell>
          <table:table-cell office:value-type="float" office:value="-1.0376000000000001" table:style-name="ce1">
            <text:p>-1.0376</text:p>
          </table:table-cell>
          <table:table-cell office:value-type="float" office:value="0.2389" table:style-name="ce1">
            <text:p>0.2389</text:p>
          </table:table-cell>
          <table:table-cell office:value-type="float" office:value="0.15409999999999999" table:style-name="ce1">
            <text:p>0.1541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-1.1720999999999999" table:style-name="ce1">
            <text:p>-1.1721</text:p>
          </table:table-cell>
          <table:table-cell office:value-type="float" office:value="6.7400000000000002E-2" table:style-name="ce1">
            <text:p>0.0674</text:p>
          </table:table-cell>
          <table:table-cell office:value-type="float" office:value="0.29060000000000002" table:style-name="ce1">
            <text:p>0.2906</text:p>
          </table:table-cell>
          <table:table-cell office:value-type="float" office:value="-0.3866" table:style-name="ce1">
            <text:p>-0.3866</text:p>
          </table:table-cell>
          <table:table-cell office:value-type="float" office:value="1.1387" table:style-name="ce1">
            <text:p>1.1387</text:p>
          </table:table-cell>
          <table:table-cell office:value-type="float" office:value="5.8799999999999998E-2" table:style-name="ce1">
            <text:p>0.0588</text:p>
          </table:table-cell>
          <table:table-cell office:value-type="float" office:value="-0.2999" table:style-name="ce1">
            <text:p>-0.2999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29649999999999999" table:style-name="ce1">
            <text:p>-0.2965</text:p>
          </table:table-cell>
          <table:table-cell office:value-type="float" office:value="-0.1212" table:style-name="ce1">
            <text:p>-0.1212</text:p>
          </table:table-cell>
          <table:table-cell office:value-type="float" office:value="0.1792" table:style-name="ce1">
            <text:p>0.1792</text:p>
          </table:table-cell>
          <table:table-cell office:value-type="float" office:value="0.77910000000000001" table:style-name="ce1">
            <text:p>0.77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5liuying</text:p>
          </table:table-cell>
          <table:table-cell office:value-type="float" office:value="2.4682193384259702E-3" table:style-name="ce2">
            <text:p>0.002468219</text:p>
          </table:table-cell>
          <table:table-cell office:value-type="float" office:value="0.18998147237147101" table:style-name="ce2">
            <text:p>0.189981472</text:p>
          </table:table-cell>
          <table:table-cell office:value-type="float" office:value="5.0021409158459103E-2" table:style-name="ce2">
            <text:p>0.050021409</text:p>
          </table:table-cell>
          <table:table-cell office:value-type="float" office:value="7.0653480134256402E-2" table:style-name="ce2">
            <text:p>0.07065348</text:p>
          </table:table-cell>
          <table:table-cell office:value-type="float" office:value="1.329" table:style-name="ce2">
            <text:p>1.329</text:p>
          </table:table-cell>
          <table:table-cell office:value-type="float" office:value="1.3682000000000001" table:style-name="ce1">
            <text:p>1.3682</text:p>
          </table:table-cell>
          <table:table-cell office:value-type="float" office:value="0.66159999999999997" table:style-name="ce1">
            <text:p>0.6616</text:p>
          </table:table-cell>
          <table:table-cell office:value-type="float" office:value="0.81389999999999996" table:style-name="ce1">
            <text:p>0.8139</text:p>
          </table:table-cell>
          <table:table-cell office:value-type="float" office:value="0.60450000000000004" table:style-name="ce1">
            <text:p>0.6045</text:p>
          </table:table-cell>
          <table:table-cell office:value-type="float" office:value="-0.36919999999999997" table:style-name="ce1">
            <text:p>-0.3692</text:p>
          </table:table-cell>
          <table:table-cell office:value-type="float" office:value="0.21479999999999999" table:style-name="ce1">
            <text:p>0.2148</text:p>
          </table:table-cell>
          <table:table-cell office:value-type="float" office:value="1.9821" table:style-name="ce1">
            <text:p>1.9821</text:p>
          </table:table-cell>
          <table:table-cell office:value-type="float" office:value="-1.0261" table:style-name="ce1">
            <text:p>-1.0261</text:p>
          </table:table-cell>
          <table:table-cell office:value-type="float" office:value="-1.0223" table:style-name="ce1">
            <text:p>-1.0223</text:p>
          </table:table-cell>
          <table:table-cell office:value-type="float" office:value="0.20810000000000001" table:style-name="ce1">
            <text:p>0.2081</text:p>
          </table:table-cell>
          <table:table-cell office:value-type="float" office:value="0.51959999999999995" table:style-name="ce1">
            <text:p>0.5196</text:p>
          </table:table-cell>
          <table:table-cell office:value-type="float" office:value="0.41320000000000001" table:style-name="ce1">
            <text:p>0.4132</text:p>
          </table:table-cell>
          <table:table-cell office:value-type="float" office:value="-0.38800000000000001" table:style-name="ce1">
            <text:p>-0.388</text:p>
          </table:table-cell>
          <table:table-cell office:value-type="float" office:value="0.1431" table:style-name="ce1">
            <text:p>0.1431</text:p>
          </table:table-cell>
          <table:table-cell office:value-type="float" office:value="-0.29820000000000002" table:style-name="ce1">
            <text:p>-0.2982</text:p>
          </table:table-cell>
          <table:table-cell office:value-type="float" office:value="-1.0603" table:style-name="ce1">
            <text:p>-1.0603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-1.5751999999999999" table:style-name="ce1">
            <text:p>-1.5752</text:p>
          </table:table-cell>
          <table:table-cell office:value-type="float" office:value="0.34760000000000002" table:style-name="ce1">
            <text:p>0.3476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0.1225" table:style-name="ce1">
            <text:p>0.1225</text:p>
          </table:table-cell>
          <table:table-cell office:value-type="float" office:value="-1.6169" table:style-name="ce1">
            <text:p>-1.6169</text:p>
          </table:table-cell>
          <table:table-cell office:value-type="float" office:value="-0.1585" table:style-name="ce1">
            <text:p>-0.1585</text:p>
          </table:table-cell>
          <table:table-cell office:value-type="float" office:value="-1.1843999999999999" table:style-name="ce1">
            <text:p>-1.1844</text:p>
          </table:table-cell>
          <table:table-cell office:value-type="float" office:value="-0.50249999999999995" table:style-name="ce1">
            <text:p>-0.5025</text:p>
          </table:table-cell>
          <table:table-cell office:value-type="float" office:value="1.4282999999999999" table:style-name="ce1">
            <text:p>1.4283</text:p>
          </table:table-cell>
          <table:table-cell office:value-type="float" office:value="-2.3900000000000001E-2" table:style-name="ce1">
            <text:p>-0.0239</text:p>
          </table:table-cell>
          <table:table-cell office:value-type="float" office:value="-0.35389999999999999" table:style-name="ce1">
            <text:p>-0.3539</text:p>
          </table:table-cell>
          <table:table-cell office:value-type="float" office:value="-0.32350000000000001" table:style-name="ce1">
            <text:p>-0.3235</text:p>
          </table:table-cell>
          <table:table-cell office:value-type="float" office:value="9.2600000000000002E-2" table:style-name="ce1">
            <text:p>0.0926</text:p>
          </table:table-cell>
          <table:table-cell office:value-type="float" office:value="-0.1056" table:style-name="ce1">
            <text:p>-0.1056</text:p>
          </table:table-cell>
          <table:table-cell office:value-type="float" office:value="0.88890000000000002" table:style-name="ce1">
            <text:p>0.8889</text:p>
          </table:table-cell>
          <table:table-cell office:value-type="float" office:value="0.99990000000000001" table:style-name="ce1">
            <text:p>0.9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6wangjing</text:p>
          </table:table-cell>
          <table:table-cell office:value-type="float" office:value="2.5479675347065299E-3" table:style-name="ce2">
            <text:p>0.002547968</text:p>
          </table:table-cell>
          <table:table-cell office:value-type="float" office:value="0.17222944366132101" table:style-name="ce2">
            <text:p>0.172229444</text:p>
          </table:table-cell>
          <table:table-cell office:value-type="float" office:value="5.2758093296622198E-2" table:style-name="ce2">
            <text:p>0.052758093</text:p>
          </table:table-cell>
          <table:table-cell office:value-type="float" office:value="7.0455586304488199E-2" table:style-name="ce2">
            <text:p>0.070455586</text:p>
          </table:table-cell>
          <table:table-cell office:value-type="float" office:value="1.3149999999999999" table:style-name="ce2">
            <text:p>1.315</text:p>
          </table:table-cell>
          <table:table-cell office:value-type="float" office:value="1.3270999999999999" table:style-name="ce1">
            <text:p>1.3271</text:p>
          </table:table-cell>
          <table:table-cell office:value-type="float" office:value="0.71460000000000001" table:style-name="ce1">
            <text:p>0.7146</text:p>
          </table:table-cell>
          <table:table-cell office:value-type="float" office:value="1.0710999999999999" table:style-name="ce1">
            <text:p>1.0711</text:p>
          </table:table-cell>
          <table:table-cell office:value-type="float" office:value="0.88460000000000005" table:style-name="ce1">
            <text:p>0.8846</text:p>
          </table:table-cell>
          <table:table-cell office:value-type="float" office:value="0.22439999999999999" table:style-name="ce1">
            <text:p>0.2244</text:p>
          </table:table-cell>
          <table:table-cell office:value-type="float" office:value="0.61040000000000005" table:style-name="ce1">
            <text:p>0.6104</text:p>
          </table:table-cell>
          <table:table-cell office:value-type="float" office:value="2.5605000000000002" table:style-name="ce1">
            <text:p>2.5605</text:p>
          </table:table-cell>
          <table:table-cell office:value-type="float" office:value="4.87E-2" table:style-name="ce1">
            <text:p>0.0487</text:p>
          </table:table-cell>
          <table:table-cell office:value-type="float" office:value="-0.12590000000000001" table:style-name="ce1">
            <text:p>-0.1259</text:p>
          </table:table-cell>
          <table:table-cell office:value-type="float" office:value="-5.5500000000000001E-2" table:style-name="ce1">
            <text:p>-0.0555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0.61919999999999997" table:style-name="ce1">
            <text:p>0.6192</text:p>
          </table:table-cell>
          <table:table-cell office:value-type="float" office:value="3.3599999999999998E-2" table:style-name="ce1">
            <text:p>0.0336</text:p>
          </table:table-cell>
          <table:table-cell office:value-type="float" office:value="0.47220000000000001" table:style-name="ce1">
            <text:p>0.4722</text:p>
          </table:table-cell>
          <table:table-cell office:value-type="float" office:value="-1.37E-2" table:style-name="ce1">
            <text:p>-0.0137</text:p>
          </table:table-cell>
          <table:table-cell office:value-type="float" office:value="-0.57809999999999995" table:style-name="ce1">
            <text:p>-0.5781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-8.0600000000000005E-2" table:style-name="ce1">
            <text:p>-0.0806</text:p>
          </table:table-cell>
          <table:table-cell office:value-type="float" office:value="-0.189" table:style-name="ce1">
            <text:p>-0.189</text:p>
          </table:table-cell>
          <table:table-cell office:value-type="float" office:value="1.47E-2" table:style-name="ce1">
            <text:p>0.0147</text:p>
          </table:table-cell>
          <table:table-cell office:value-type="float" office:value="-6.54E-2" table:style-name="ce1">
            <text:p>-0.0654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0.85450000000000004" table:style-name="ce1">
            <text:p>-0.8545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0.32950000000000002" table:style-name="ce1">
            <text:p>0.3295</text:p>
          </table:table-cell>
          <table:table-cell office:value-type="float" office:value="0.25269999999999998" table:style-name="ce1">
            <text:p>0.2527</text:p>
          </table:table-cell>
          <table:table-cell office:value-type="float" office:value="-1.2802" table:style-name="ce1">
            <text:p>-1.2802</text:p>
          </table:table-cell>
          <table:table-cell office:value-type="float" office:value="-0.185" table:style-name="ce1">
            <text:p>-0.185</text:p>
          </table:table-cell>
          <table:table-cell office:value-type="float" office:value="4.19E-2" table:style-name="ce1">
            <text:p>0.0419</text:p>
          </table:table-cell>
          <table:table-cell office:value-type="float" office:value="-0.2858" table:style-name="ce1">
            <text:p>-0.2858</text:p>
          </table:table-cell>
          <table:table-cell office:value-type="float" office:value="0.41549999999999998" table:style-name="ce1">
            <text:p>0.4155</text:p>
          </table:table-cell>
          <table:table-cell office:value-type="float" office:value="0.22339999999999999" table:style-name="ce1">
            <text:p>0.2234</text:p>
          </table:table-cell>
          <table:table-cell office:value-type="float" office:value="-0.46750000000000003" table:style-name="ce1">
            <text:p>-0.4675</text:p>
          </table:table-cell>
          <table:table-cell office:value-type="float" office:value="-0.46860000000000002" table:style-name="ce1">
            <text:p>-0.4686</text:p>
          </table:table-cell>
          <table:table-cell office:value-type="float" office:value="-5.7799999999999997E-2" table:style-name="ce1">
            <text:p>-0.0578</text:p>
          </table:table-cell>
          <table:table-cell office:value-type="float" office:value="-0.34329999999999999" table:style-name="ce1">
            <text:p>-0.3433</text:p>
          </table:table-cell>
          <table:table-cell office:value-type="float" office:value="0.68830000000000002" table:style-name="ce1">
            <text:p>0.6883</text:p>
          </table:table-cell>
          <table:table-cell office:value-type="float" office:value="0.79830000000000001" table:style-name="ce1">
            <text:p>0.7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7quxiuli</text:p>
          </table:table-cell>
          <table:table-cell office:value-type="float" office:value="2.5056718963647698E-3" table:style-name="ce2">
            <text:p>0.002505672</text:p>
          </table:table-cell>
          <table:table-cell office:value-type="float" office:value="0.17543958662753201" table:style-name="ce2">
            <text:p>0.175439587</text:p>
          </table:table-cell>
          <table:table-cell office:value-type="float" office:value="5.1563258128922498E-2" table:style-name="ce2">
            <text:p>0.051563258</text:p>
          </table:table-cell>
          <table:table-cell office:value-type="float" office:value="6.7519707017570804E-2" table:style-name="ce2">
            <text:p>0.067519707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1.4568000000000001" table:style-name="ce1">
            <text:p>1.4568</text:p>
          </table:table-cell>
          <table:table-cell office:value-type="float" office:value="0.34760000000000002" table:style-name="ce1">
            <text:p>0.3476</text:p>
          </table:table-cell>
          <table:table-cell office:value-type="float" office:value="0.88849999999999996" table:style-name="ce1">
            <text:p>0.8885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10440000000000001" table:style-name="ce1">
            <text:p>0.1044</text:p>
          </table:table-cell>
          <table:table-cell office:value-type="float" office:value="0.34420000000000001" table:style-name="ce1">
            <text:p>0.3442</text:p>
          </table:table-cell>
          <table:table-cell office:value-type="float" office:value="1.9252" table:style-name="ce1">
            <text:p>1.9252</text:p>
          </table:table-cell>
          <table:table-cell office:value-type="float" office:value="-0.37859999999999999" table:style-name="ce1">
            <text:p>-0.3786</text:p>
          </table:table-cell>
          <table:table-cell office:value-type="float" office:value="0.12920000000000001" table:style-name="ce1">
            <text:p>0.1292</text:p>
          </table:table-cell>
          <table:table-cell office:value-type="float" office:value="0.27879999999999999" table:style-name="ce1">
            <text:p>0.2788</text:p>
          </table:table-cell>
          <table:table-cell office:value-type="float" office:value="0.51190000000000002" table:style-name="ce1">
            <text:p>0.5119</text:p>
          </table:table-cell>
          <table:table-cell office:value-type="float" office:value="0.61639999999999995" table:style-name="ce1">
            <text:p>0.6164</text:p>
          </table:table-cell>
          <table:table-cell office:value-type="float" office:value="0.25190000000000001" table:style-name="ce1">
            <text:p>0.2519</text:p>
          </table:table-cell>
          <table:table-cell office:value-type="float" office:value="0.49680000000000002" table:style-name="ce1">
            <text:p>0.4968</text:p>
          </table:table-cell>
          <table:table-cell office:value-type="float" office:value="0.94830000000000003" table:style-name="ce1">
            <text:p>0.9483</text:p>
          </table:table-cell>
          <table:table-cell office:value-type="float" office:value="-0.78059999999999996" table:style-name="ce1">
            <text:p>-0.7806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-1.2338" table:style-name="ce1">
            <text:p>-1.2338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-4.53E-2" table:style-name="ce1">
            <text:p>-0.0453</text:p>
          </table:table-cell>
          <table:table-cell office:value-type="float" office:value="0.2034" table:style-name="ce1">
            <text:p>0.2034</text:p>
          </table:table-cell>
          <table:table-cell office:value-type="float" office:value="-1.1701999999999999" table:style-name="ce1">
            <text:p>-1.1702</text:p>
          </table:table-cell>
          <table:table-cell office:value-type="float" office:value="-0.16969999999999999" table:style-name="ce1">
            <text:p>-0.1697</text:p>
          </table:table-cell>
          <table:table-cell office:value-type="float" office:value="-0.4783" table:style-name="ce1">
            <text:p>-0.4783</text:p>
          </table:table-cell>
          <table:table-cell office:value-type="float" office:value="-0.21679999999999999" table:style-name="ce1">
            <text:p>-0.2168</text:p>
          </table:table-cell>
          <table:table-cell office:value-type="float" office:value="0.2707" table:style-name="ce1">
            <text:p>0.2707</text:p>
          </table:table-cell>
          <table:table-cell office:value-type="float" office:value="-0.2656" table:style-name="ce1">
            <text:p>-0.2656</text:p>
          </table:table-cell>
          <table:table-cell office:value-type="float" office:value="-0.2913" table:style-name="ce1">
            <text:p>-0.2913</text:p>
          </table:table-cell>
          <table:table-cell office:value-type="float" office:value="-0.50370000000000004" table:style-name="ce1">
            <text:p>-0.5037</text:p>
          </table:table-cell>
          <table:table-cell office:value-type="float" office:value="-0.39579999999999999" table:style-name="ce1">
            <text:p>-0.3958</text:p>
          </table:table-cell>
          <table:table-cell office:value-type="float" office:value="-0.43290000000000001" table:style-name="ce1">
            <text:p>-0.4329</text:p>
          </table:table-cell>
          <table:table-cell office:value-type="float" office:value="-0.35759999999999997" table:style-name="ce1">
            <text:p>-0.3576</text:p>
          </table:table-cell>
          <table:table-cell office:value-type="float" office:value="0.89710000000000001" table:style-name="ce1">
            <text:p>0.8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8wenxiaoyan</text:p>
          </table:table-cell>
          <table:table-cell office:value-type="float" office:value="2.6128784013511501E-3" table:style-name="ce2">
            <text:p>0.002612878</text:p>
          </table:table-cell>
          <table:table-cell office:value-type="float" office:value="0.194774801801814" table:style-name="ce2">
            <text:p>0.194774802</text:p>
          </table:table-cell>
          <table:table-cell office:value-type="float" office:value="6.2728605306859503E-2" table:style-name="ce2">
            <text:p>0.062728605</text:p>
          </table:table-cell>
          <table:table-cell office:value-type="float" office:value="7.4372637671283506E-2" table:style-name="ce2">
            <text:p>0.074372638</text:p>
          </table:table-cell>
          <table:table-cell office:value-type="float" office:value="1.35" table:style-name="ce2">
            <text:p>1.35</text:p>
          </table:table-cell>
          <table:table-cell office:value-type="float" office:value="1.6351" table:style-name="ce1">
            <text:p>1.6351</text:p>
          </table:table-cell>
          <table:table-cell office:value-type="float" office:value="0.32369999999999999" table:style-name="ce1">
            <text:p>0.3237</text:p>
          </table:table-cell>
          <table:table-cell office:value-type="float" office:value="0.78710000000000002" table:style-name="ce1">
            <text:p>0.7871</text:p>
          </table:table-cell>
          <table:table-cell office:value-type="float" office:value="0.82410000000000005" table:style-name="ce1">
            <text:p>0.8241</text:p>
          </table:table-cell>
          <table:table-cell office:value-type="float" office:value="-1.5699999999999999E-2" table:style-name="ce1">
            <text:p>-0.0157</text:p>
          </table:table-cell>
          <table:table-cell office:value-type="float" office:value="0.29380000000000001" table:style-name="ce1">
            <text:p>0.2938</text:p>
          </table:table-cell>
          <table:table-cell office:value-type="float" office:value="2.6025999999999998" table:style-name="ce1">
            <text:p>2.6026</text:p>
          </table:table-cell>
          <table:table-cell office:value-type="float" office:value="-0.54069999999999996" table:style-name="ce1">
            <text:p>-0.5407</text:p>
          </table:table-cell>
          <table:table-cell office:value-type="float" office:value="-0.47839999999999999" table:style-name="ce1">
            <text:p>-0.4784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0.61899999999999999" table:style-name="ce1">
            <text:p>0.619</text:p>
          </table:table-cell>
          <table:table-cell office:value-type="float" office:value="0.63970000000000005" table:style-name="ce1">
            <text:p>0.6397</text:p>
          </table:table-cell>
          <table:table-cell office:value-type="float" office:value="-0.1434" table:style-name="ce1">
            <text:p>-0.1434</text:p>
          </table:table-cell>
          <table:table-cell office:value-type="float" office:value="0.24349999999999999" table:style-name="ce1">
            <text:p>0.2435</text:p>
          </table:table-cell>
          <table:table-cell office:value-type="float" office:value="0.36480000000000001" table:style-name="ce1">
            <text:p>0.3648</text:p>
          </table:table-cell>
          <table:table-cell office:value-type="float" office:value="-0.90190000000000003" table:style-name="ce1">
            <text:p>-0.9019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66269999999999996" table:style-name="ce1">
            <text:p>-0.662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30480000000000002" table:style-name="ce1">
            <text:p>0.3048</text:p>
          </table:table-cell>
          <table:table-cell office:value-type="float" office:value="0.30959999999999999" table:style-name="ce1">
            <text:p>0.3096</text:p>
          </table:table-cell>
          <table:table-cell office:value-type="float" office:value="-0.9637" table:style-name="ce1">
            <text:p>-0.9637</text:p>
          </table:table-cell>
          <table:table-cell office:value-type="float" office:value="-0.14460000000000001" table:style-name="ce1">
            <text:p>-0.1446</text:p>
          </table:table-cell>
          <table:table-cell office:value-type="float" office:value="5.57E-2" table:style-name="ce1">
            <text:p>0.0557</text:p>
          </table:table-cell>
          <table:table-cell office:value-type="float" office:value="-0.19159999999999999" table:style-name="ce1">
            <text:p>-0.1916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0.18110000000000001" table:style-name="ce1">
            <text:p>0.1811</text:p>
          </table:table-cell>
          <table:table-cell office:value-type="float" office:value="-0.49440000000000001" table:style-name="ce1">
            <text:p>-0.4944</text:p>
          </table:table-cell>
          <table:table-cell office:value-type="float" office:value="-0.4667" table:style-name="ce1">
            <text:p>-0.4667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-0.17269999999999999" table:style-name="ce1">
            <text:p>-0.1727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1.0723" table:style-name="ce1">
            <text:p>1.0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9lijing</text:p>
          </table:table-cell>
          <table:table-cell office:value-type="float" office:value="2.10535346037146E-3" table:style-name="ce2">
            <text:p>0.002105353</text:p>
          </table:table-cell>
          <table:table-cell office:value-type="float" office:value="0.19204512446116201" table:style-name="ce2">
            <text:p>0.192045124</text:p>
          </table:table-cell>
          <table:table-cell office:value-type="float" office:value="6.6214667707369002E-2" table:style-name="ce2">
            <text:p>0.066214668</text:p>
          </table:table-cell>
          <table:table-cell office:value-type="float" office:value="7.1602751834724601E-2" table:style-name="ce2">
            <text:p>0.071602752</text:p>
          </table:table-cell>
          <table:table-cell office:value-type="float" office:value="1.508" table:style-name="ce2">
            <text:p>1.508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0.36070000000000002" table:style-name="ce1">
            <text:p>0.3607</text:p>
          </table:table-cell>
          <table:table-cell office:value-type="float" office:value="1.0072000000000001" table:style-name="ce1">
            <text:p>1.0072</text:p>
          </table:table-cell>
          <table:table-cell office:value-type="float" office:value="0.8014" table:style-name="ce1">
            <text:p>0.8014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0770000000000004" table:style-name="ce1">
            <text:p>0.5077</text:p>
          </table:table-cell>
          <table:table-cell office:value-type="float" office:value="2.0567000000000002" table:style-name="ce1">
            <text:p>2.0567</text:p>
          </table:table-cell>
          <table:table-cell office:value-type="float" office:value="-0.55259999999999998" table:style-name="ce1">
            <text:p>-0.5526</text:p>
          </table:table-cell>
          <table:table-cell office:value-type="float" office:value="-0.5413" table:style-name="ce1">
            <text:p>-0.5413</text:p>
          </table:table-cell>
          <table:table-cell office:value-type="float" office:value="-5.5300000000000002E-2" table:style-name="ce1">
            <text:p>-0.0553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76890000000000003" table:style-name="ce1">
            <text:p>0.7689</text:p>
          </table:table-cell>
          <table:table-cell office:value-type="float" office:value="0.1588" table:style-name="ce1">
            <text:p>0.1588</text:p>
          </table:table-cell>
          <table:table-cell office:value-type="float" office:value="0.54479999999999995" table:style-name="ce1">
            <text:p>0.5448</text:p>
          </table:table-cell>
          <table:table-cell office:value-type="float" office:value="-0.1026" table:style-name="ce1">
            <text:p>-0.1026</text:p>
          </table:table-cell>
          <table:table-cell office:value-type="float" office:value="-0.30159999999999998" table:style-name="ce1">
            <text:p>-0.3016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7E-2" table:style-name="ce1">
            <text:p>0.0117</text:p>
          </table:table-cell>
          <table:table-cell office:value-type="float" office:value="7.6E-3" table:style-name="ce1">
            <text:p>0.0076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-1.8E-3" table:style-name="ce1">
            <text:p>-0.0018</text:p>
          </table:table-cell>
          <table:table-cell office:value-type="float" office:value="-1E-4" table:style-name="ce1">
            <text:p>-0.0001</text:p>
          </table:table-cell>
          <table:table-cell office:value-type="float" office:value="-0.999" table:style-name="ce1">
            <text:p>-0.999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3.39E-2" table:style-name="ce1">
            <text:p>-0.0339</text:p>
          </table:table-cell>
          <table:table-cell office:value-type="float" office:value="-7.3400000000000007E-2" table:style-name="ce1">
            <text:p>-0.0734</text:p>
          </table:table-cell>
          <table:table-cell office:value-type="float" office:value="-1.167" table:style-name="ce1">
            <text:p>-1.167</text:p>
          </table:table-cell>
          <table:table-cell office:value-type="float" office:value="-0.35370000000000001" table:style-name="ce1">
            <text:p>-0.3537</text:p>
          </table:table-cell>
          <table:table-cell office:value-type="float" office:value="-0.49209999999999998" table:style-name="ce1">
            <text:p>-0.4921</text:p>
          </table:table-cell>
          <table:table-cell office:value-type="float" office:value="0.4204" table:style-name="ce1">
            <text:p>0.4204</text:p>
          </table:table-cell>
          <table:table-cell office:value-type="float" office:value="0.82410000000000005" table:style-name="ce1">
            <text:p>0.8241</text:p>
          </table:table-cell>
          <table:table-cell office:value-type="float" office:value="0.1186" table:style-name="ce1">
            <text:p>0.1186</text:p>
          </table:table-cell>
          <table:table-cell office:value-type="float" office:value="-0.37859999999999999" table:style-name="ce1">
            <text:p>-0.3786</text:p>
          </table:table-cell>
          <table:table-cell office:value-type="float" office:value="-0.69330000000000003" table:style-name="ce1">
            <text:p>-0.6933</text:p>
          </table:table-cell>
          <table:table-cell office:value-type="float" office:value="-0.1182" table:style-name="ce1">
            <text:p>-0.1182</text:p>
          </table:table-cell>
          <table:table-cell office:value-type="float" office:value="-0.41930000000000001" table:style-name="ce1">
            <text:p>-0.4193</text:p>
          </table:table-cell>
          <table:table-cell office:value-type="float" office:value="0.53380000000000005" table:style-name="ce1">
            <text:p>0.5338</text:p>
          </table:table-cell>
          <table:table-cell office:value-type="float" office:value="0.2351" table:style-name="ce1">
            <text:p>0.23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0zhanglei</text:p>
          </table:table-cell>
          <table:table-cell office:value-type="float" office:value="2.3199760918627501E-3" table:style-name="ce2">
            <text:p>0.002319976</text:p>
          </table:table-cell>
          <table:table-cell office:value-type="float" office:value="0.190423442632109" table:style-name="ce2">
            <text:p>0.190423443</text:p>
          </table:table-cell>
          <table:table-cell office:value-type="float" office:value="5.2730292819921497E-2" table:style-name="ce2">
            <text:p>0.052730293</text:p>
          </table:table-cell>
          <table:table-cell office:value-type="float" office:value="6.8986267134624593E-2" table:style-name="ce2">
            <text:p>0.068986267</text:p>
          </table:table-cell>
          <table:table-cell office:value-type="float" office:value="1.294" table:style-name="ce2">
            <text:p>1.294</text:p>
          </table:table-cell>
          <table:table-cell office:value-type="float" office:value="1.8132999999999999" table:style-name="ce1">
            <text:p>1.8133</text:p>
          </table:table-cell>
          <table:table-cell office:value-type="float" office:value="0.50839999999999996" table:style-name="ce1">
            <text:p>0.5084</text:p>
          </table:table-cell>
          <table:table-cell office:value-type="float" office:value="0.8548" table:style-name="ce1">
            <text:p>0.8548</text:p>
          </table:table-cell>
          <table:table-cell office:value-type="float" office:value="0.81889999999999996" table:style-name="ce1">
            <text:p>0.8189</text:p>
          </table:table-cell>
          <table:table-cell office:value-type="float" office:value="-0.5927" table:style-name="ce1">
            <text:p>-0.5927</text:p>
          </table:table-cell>
          <table:table-cell office:value-type="float" office:value="0.52059999999999995" table:style-name="ce1">
            <text:p>0.5206</text:p>
          </table:table-cell>
          <table:table-cell office:value-type="float" office:value="1.6572" table:style-name="ce1">
            <text:p>1.6572</text:p>
          </table:table-cell>
          <table:table-cell office:value-type="float" office:value="-0.32240000000000002" table:style-name="ce1">
            <text:p>-0.3224</text:p>
          </table:table-cell>
          <table:table-cell office:value-type="float" office:value="-0.37959999999999999" table:style-name="ce1">
            <text:p>-0.3796</text:p>
          </table:table-cell>
          <table:table-cell office:value-type="float" office:value="-5.6800000000000003E-2" table:style-name="ce1">
            <text:p>-0.0568</text:p>
          </table:table-cell>
          <table:table-cell office:value-type="float" office:value="0.46179999999999999" table:style-name="ce1">
            <text:p>0.4618</text:p>
          </table:table-cell>
          <table:table-cell office:value-type="float" office:value="0.63849999999999996" table:style-name="ce1">
            <text:p>0.6385</text:p>
          </table:table-cell>
          <table:table-cell office:value-type="float" office:value="-0.47599999999999998" table:style-name="ce1">
            <text:p>-0.476</text:p>
          </table:table-cell>
          <table:table-cell office:value-type="float" office:value="0.33850000000000002" table:style-name="ce1">
            <text:p>0.3385</text:p>
          </table:table-cell>
          <table:table-cell office:value-type="float" office:value="-0.1537" table:style-name="ce1">
            <text:p>-0.1537</text:p>
          </table:table-cell>
          <table:table-cell office:value-type="float" office:value="-0.93710000000000004" table:style-name="ce1">
            <text:p>-0.9371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-6.2199999999999998E-2" table:style-name="ce1">
            <text:p>-0.0622</text:p>
          </table:table-cell>
          <table:table-cell office:value-type="float" office:value="1.21E-2" table:style-name="ce1">
            <text:p>0.0121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-0.22120000000000001" table:style-name="ce1">
            <text:p>-0.2212</text:p>
          </table:table-cell>
          <table:table-cell office:value-type="float" office:value="5.0200000000000002E-2" table:style-name="ce1">
            <text:p>0.0502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-0.35589999999999999" table:style-name="ce1">
            <text:p>-0.3559</text:p>
          </table:table-cell>
          <table:table-cell office:value-type="float" office:value="-0.85160000000000002" table:style-name="ce1">
            <text:p>-0.8516</text:p>
          </table:table-cell>
          <table:table-cell office:value-type="float" office:value="0.18310000000000001" table:style-name="ce1">
            <text:p>0.1831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0.45610000000000001" table:style-name="ce1">
            <text:p>0.4561</text:p>
          </table:table-cell>
          <table:table-cell office:value-type="float" office:value="-1.2523" table:style-name="ce1">
            <text:p>-1.2523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-0.4078" table:style-name="ce1">
            <text:p>-0.4078</text:p>
          </table:table-cell>
          <table:table-cell office:value-type="float" office:value="-0.1295" table:style-name="ce1">
            <text:p>-0.1295</text:p>
          </table:table-cell>
          <table:table-cell office:value-type="float" office:value="0.7853" table:style-name="ce1">
            <text:p>0.7853</text:p>
          </table:table-cell>
          <table:table-cell office:value-type="float" office:value="0.19359999999999999" table:style-name="ce1">
            <text:p>0.1936</text:p>
          </table:table-cell>
          <table:table-cell office:value-type="float" office:value="-0.28460000000000002" table:style-name="ce1">
            <text:p>-0.2846</text:p>
          </table:table-cell>
          <table:table-cell office:value-type="float" office:value="-0.47139999999999999" table:style-name="ce1">
            <text:p>-0.4714</text:p>
          </table:table-cell>
          <table:table-cell office:value-type="float" office:value="-3.44E-2" table:style-name="ce1">
            <text:p>-0.0344</text:p>
          </table:table-cell>
          <table:table-cell office:value-type="float" office:value="-0.18010000000000001" table:style-name="ce1">
            <text:p>-0.1801</text:p>
          </table:table-cell>
          <table:table-cell office:value-type="float" office:value="0.61380000000000001" table:style-name="ce1">
            <text:p>0.6138</text:p>
          </table:table-cell>
          <table:table-cell office:value-type="float" office:value="1.0417000000000001" table:style-name="ce1">
            <text:p>1.04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1duyiqiang</text:p>
          </table:table-cell>
          <table:table-cell office:value-type="float" office:value="2.1379069716195198E-3" table:style-name="ce2">
            <text:p>0.002137907</text:p>
          </table:table-cell>
          <table:table-cell office:value-type="float" office:value="0.19110403061512099" table:style-name="ce2">
            <text:p>0.191104031</text:p>
          </table:table-cell>
          <table:table-cell office:value-type="float" office:value="7.29024925760548E-2" table:style-name="ce2">
            <text:p>0.072902493</text:p>
          </table:table-cell>
          <table:table-cell office:value-type="float" office:value="7.6931184649452894E-2" table:style-name="ce2">
            <text:p>0.076931185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1.4935" table:style-name="ce1">
            <text:p>1.4935</text:p>
          </table:table-cell>
          <table:table-cell office:value-type="float" office:value="0.3775" table:style-name="ce1">
            <text:p>0.3775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-1.9699999999999999E-2" table:style-name="ce1">
            <text:p>-0.0197</text:p>
          </table:table-cell>
          <table:table-cell office:value-type="float" office:value="0.10539999999999999" table:style-name="ce1">
            <text:p>0.1054</text:p>
          </table:table-cell>
          <table:table-cell office:value-type="float" office:value="1.0662" table:style-name="ce1">
            <text:p>1.0662</text:p>
          </table:table-cell>
          <table:table-cell office:value-type="float" office:value="-0.12959999999999999" table:style-name="ce1">
            <text:p>-0.1296</text:p>
          </table:table-cell>
          <table:table-cell office:value-type="float" office:value="-0.59989999999999999" table:style-name="ce1">
            <text:p>-0.5999</text:p>
          </table:table-cell>
          <table:table-cell office:value-type="float" office:value="0.1759" table:style-name="ce1">
            <text:p>0.1759</text:p>
          </table:table-cell>
          <table:table-cell office:value-type="float" office:value="0.4017" table:style-name="ce1">
            <text:p>0.4017</text:p>
          </table:table-cell>
          <table:table-cell office:value-type="float" office:value="0.53580000000000005" table:style-name="ce1">
            <text:p>0.5358</text:p>
          </table:table-cell>
          <table:table-cell office:value-type="float" office:value="6.6699999999999995E-2" table:style-name="ce1">
            <text:p>0.0667</text:p>
          </table:table-cell>
          <table:table-cell office:value-type="float" office:value="0.32629999999999998" table:style-name="ce1">
            <text:p>0.3263</text:p>
          </table:table-cell>
          <table:table-cell office:value-type="float" office:value="-0.18990000000000001" table:style-name="ce1">
            <text:p>-0.1899</text:p>
          </table:table-cell>
          <table:table-cell office:value-type="float" office:value="-0.57499999999999996" table:style-name="ce1">
            <text:p>-0.575</text:p>
          </table:table-cell>
          <table:table-cell office:value-type="float" office:value="-6.2300000000000001E-2" table:style-name="ce1">
            <text:p>-0.0623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-0.1363" table:style-name="ce1">
            <text:p>-0.1363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-2.86E-2" table:style-name="ce1">
            <text:p>-0.0286</text:p>
          </table:table-cell>
          <table:table-cell office:value-type="float" office:value="-9.3200000000000005E-2" table:style-name="ce1">
            <text:p>-0.0932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-0.25869999999999999" table:style-name="ce1">
            <text:p>-0.2587</text:p>
          </table:table-cell>
          <table:table-cell office:value-type="float" office:value="0.3483" table:style-name="ce1">
            <text:p>0.3483</text:p>
          </table:table-cell>
          <table:table-cell office:value-type="float" office:value="0.33910000000000001" table:style-name="ce1">
            <text:p>0.3391</text:p>
          </table:table-cell>
          <table:table-cell office:value-type="float" office:value="0.2185" table:style-name="ce1">
            <text:p>0.2185</text:p>
          </table:table-cell>
          <table:table-cell office:value-type="float" office:value="-0.76700000000000002" table:style-name="ce1">
            <text:p>-0.767</text:p>
          </table:table-cell>
          <table:table-cell office:value-type="float" office:value="-0.14369999999999999" table:style-name="ce1">
            <text:p>-0.1437</text:p>
          </table:table-cell>
          <table:table-cell office:value-type="float" office:value="0.63580000000000003" table:style-name="ce1">
            <text:p>0.6358</text:p>
          </table:table-cell>
          <table:table-cell office:value-type="float" office:value="-0.63280000000000003" table:style-name="ce1">
            <text:p>-0.6328</text:p>
          </table:table-cell>
          <table:table-cell office:value-type="float" office:value="1.0250999999999999" table:style-name="ce1">
            <text:p>1.0251</text:p>
          </table:table-cell>
          <table:table-cell office:value-type="float" office:value="-0.1114" table:style-name="ce1">
            <text:p>-0.1114</text:p>
          </table:table-cell>
          <table:table-cell office:value-type="float" office:value="-0.38450000000000001" table:style-name="ce1">
            <text:p>-0.3845</text:p>
          </table:table-cell>
          <table:table-cell office:value-type="float" office:value="-0.70420000000000005" table:style-name="ce1">
            <text:p>-0.7042</text:p>
          </table:table-cell>
          <table:table-cell office:value-type="float" office:value="-0.216" table:style-name="ce1">
            <text:p>-0.216</text:p>
          </table:table-cell>
          <table:table-cell office:value-type="float" office:value="-0.4244" table:style-name="ce1">
            <text:p>-0.4244</text:p>
          </table:table-cell>
          <table:table-cell office:value-type="float" office:value="0.59530000000000005" table:style-name="ce1">
            <text:p>0.5953</text:p>
          </table:table-cell>
          <table:table-cell office:value-type="float" office:value="0.95469999999999999" table:style-name="ce1">
            <text:p>0.95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2wenquan</text:p>
          </table:table-cell>
          <table:table-cell office:value-type="float" office:value="2.5698296805149799E-3" table:style-name="ce2">
            <text:p>0.00256983</text:p>
          </table:table-cell>
          <table:table-cell office:value-type="float" office:value="0.176632838803437" table:style-name="ce2">
            <text:p>0.176632839</text:p>
          </table:table-cell>
          <table:table-cell office:value-type="float" office:value="5.2913967768749202E-2" table:style-name="ce2">
            <text:p>0.052913968</text:p>
          </table:table-cell>
          <table:table-cell office:value-type="float" office:value="6.68424964325883E-2" table:style-name="ce2">
            <text:p>0.066842496</text:p>
          </table:table-cell>
          <table:table-cell office:value-type="float" office:value="1.2430000000000001" table:style-name="ce2">
            <text:p>1.243</text:p>
          </table:table-cell>
          <table:table-cell office:value-type="float" office:value="0.18840000000000001" table:style-name="ce1">
            <text:p>0.1884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512" table:style-name="ce1">
            <text:p>0.1512</text:p>
          </table:table-cell>
          <table:table-cell office:value-type="float" office:value="0.54400000000000004" table:style-name="ce1">
            <text:p>0.544</text:p>
          </table:table-cell>
          <table:table-cell office:value-type="float" office:value="-0.70779999999999998" table:style-name="ce1">
            <text:p>-0.7078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-0.52669999999999995" table:style-name="ce1">
            <text:p>-0.5267</text:p>
          </table:table-cell>
          <table:table-cell office:value-type="float" office:value="0.24329999999999999" table:style-name="ce1">
            <text:p>0.2433</text:p>
          </table:table-cell>
          <table:table-cell office:value-type="float" office:value="0.39169999999999999" table:style-name="ce1">
            <text:p>0.3917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-0.19320000000000001" table:style-name="ce1">
            <text:p>-0.1932</text:p>
          </table:table-cell>
          <table:table-cell office:value-type="float" office:value="0.45329999999999998" table:style-name="ce1">
            <text:p>0.4533</text:p>
          </table:table-cell>
          <table:table-cell office:value-type="float" office:value="-0.2243" table:style-name="ce1">
            <text:p>-0.2243</text:p>
          </table:table-cell>
          <table:table-cell office:value-type="float" office:value="-0.65429999999999999" table:style-name="ce1">
            <text:p>-0.6543</text:p>
          </table:table-cell>
          <table:table-cell office:value-type="float" office:value="-8.6999999999999994E-2" table:style-name="ce1">
            <text:p>-0.087</text:p>
          </table:table-cell>
          <table:table-cell office:value-type="float" office:value="-5.4000000000000003E-3" table:style-name="ce1">
            <text:p>-0.0054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-0.18179999999999999" table:style-name="ce1">
            <text:p>-0.1818</text:p>
          </table:table-cell>
          <table:table-cell office:value-type="float" office:value="0.1061" table:style-name="ce1">
            <text:p>0.1061</text:p>
          </table:table-cell>
          <table:table-cell office:value-type="float" office:value="-0.4093" table:style-name="ce1">
            <text:p>-0.4093</text:p>
          </table:table-cell>
          <table:table-cell office:value-type="float" office:value="-0.1641" table:style-name="ce1">
            <text:p>-0.1641</text:p>
          </table:table-cell>
          <table:table-cell office:value-type="float" office:value="-1.7635000000000001" table:style-name="ce1">
            <text:p>-1.7635</text:p>
          </table:table-cell>
          <table:table-cell office:value-type="float" office:value="0.4778" table:style-name="ce1">
            <text:p>0.4778</text:p>
          </table:table-cell>
          <table:table-cell office:value-type="float" office:value="3.85E-2" table:style-name="ce1">
            <text:p>0.0385</text:p>
          </table:table-cell>
          <table:table-cell office:value-type="float" office:value="0.19009999999999999" table:style-name="ce1">
            <text:p>0.1901</text:p>
          </table:table-cell>
          <table:table-cell office:value-type="float" office:value="-1.2556" table:style-name="ce1">
            <text:p>-1.2556</text:p>
          </table:table-cell>
          <table:table-cell office:value-type="float" office:value="0.25319999999999998" table:style-name="ce1">
            <text:p>0.2532</text:p>
          </table:table-cell>
          <table:table-cell office:value-type="float" office:value="-0.25119999999999998" table:style-name="ce1">
            <text:p>-0.2512</text:p>
          </table:table-cell>
          <table:table-cell office:value-type="float" office:value="-0.4985" table:style-name="ce1">
            <text:p>-0.4985</text:p>
          </table:table-cell>
          <table:table-cell office:value-type="float" office:value="0.59809999999999997" table:style-name="ce1">
            <text:p>0.5981</text:p>
          </table:table-cell>
          <table:table-cell office:value-type="float" office:value="-0.24030000000000001" table:style-name="ce1">
            <text:p>-0.2403</text:p>
          </table:table-cell>
          <table:table-cell office:value-type="float" office:value="-0.64580000000000004" table:style-name="ce1">
            <text:p>-0.6458</text:p>
          </table:table-cell>
          <table:table-cell office:value-type="float" office:value="-0.42159999999999997" table:style-name="ce1">
            <text:p>-0.4216</text:p>
          </table:table-cell>
          <table:table-cell office:value-type="float" office:value="-0.36930000000000002" table:style-name="ce1">
            <text:p>-0.3693</text:p>
          </table:table-cell>
          <table:table-cell office:value-type="float" office:value="-0.35010000000000002" table:style-name="ce1">
            <text:p>-0.3501</text:p>
          </table:table-cell>
          <table:table-cell office:value-type="float" office:value="0.4481" table:style-name="ce1">
            <text:p>0.4481</text:p>
          </table:table-cell>
          <table:table-cell office:value-type="float" office:value="1.0134000000000001" table:style-name="ce1">
            <text:p>1.01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3jingyuling</text:p>
          </table:table-cell>
          <table:table-cell office:value-type="float" office:value="2.2268599801244398E-3" table:style-name="ce2">
            <text:p>0.00222686</text:p>
          </table:table-cell>
          <table:table-cell office:value-type="float" office:value="0.172897073979976" table:style-name="ce2">
            <text:p>0.172897074</text:p>
          </table:table-cell>
          <table:table-cell office:value-type="float" office:value="6.02802191062781E-2" table:style-name="ce2">
            <text:p>0.060280219</text:p>
          </table:table-cell>
          <table:table-cell office:value-type="float" office:value="7.3493204235964005E-2" table:style-name="ce2">
            <text:p>0.073493204</text:p>
          </table:table-cell>
          <table:table-cell office:value-type="float" office:value="1.268" table:style-name="ce2">
            <text:p>1.268</text:p>
          </table:table-cell>
          <table:table-cell office:value-type="float" office:value="0.73129999999999995" table:style-name="ce1">
            <text:p>0.7313</text:p>
          </table:table-cell>
          <table:table-cell office:value-type="float" office:value="0.1188" table:style-name="ce1">
            <text:p>0.1188</text:p>
          </table:table-cell>
          <table:table-cell office:value-type="float" office:value="0.38619999999999999" table:style-name="ce1">
            <text:p>0.3862</text:p>
          </table:table-cell>
          <table:table-cell office:value-type="float" office:value="0.61750000000000005" table:style-name="ce1">
            <text:p>0.6175</text:p>
          </table:table-cell>
          <table:table-cell office:value-type="float" office:value="-0.63290000000000002" table:style-name="ce1">
            <text:p>-0.6329</text:p>
          </table:table-cell>
          <table:table-cell office:value-type="float" office:value="0.3634" table:style-name="ce1">
            <text:p>0.3634</text:p>
          </table:table-cell>
          <table:table-cell office:value-type="float" office:value="0.53490000000000004" table:style-name="ce1">
            <text:p>0.5349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-0.1686" table:style-name="ce1">
            <text:p>-0.1686</text:p>
          </table:table-cell>
          <table:table-cell office:value-type="float" office:value="-0.21099999999999999" table:style-name="ce1">
            <text:p>-0.211</text:p>
          </table:table-cell>
          <table:table-cell office:value-type="float" office:value="0.28970000000000001" table:style-name="ce1">
            <text:p>0.2897</text:p>
          </table:table-cell>
          <table:table-cell office:value-type="float" office:value="0.55369999999999997" table:style-name="ce1">
            <text:p>0.5537</text:p>
          </table:table-cell>
          <table:table-cell office:value-type="float" office:value="-0.1434" table:style-name="ce1">
            <text:p>-0.1434</text:p>
          </table:table-cell>
          <table:table-cell office:value-type="float" office:value="0.40660000000000002" table:style-name="ce1">
            <text:p>0.4066</text:p>
          </table:table-cell>
          <table:table-cell office:value-type="float" office:value="9.4E-2" table:style-name="ce1">
            <text:p>0.094</text:p>
          </table:table-cell>
          <table:table-cell office:value-type="float" office:value="-0.54720000000000002" table:style-name="ce1">
            <text:p>-0.5472</text:p>
          </table:table-cell>
          <table:table-cell office:value-type="float" office:value="9.7900000000000001E-2" table:style-name="ce1">
            <text:p>0.0979</text:p>
          </table:table-cell>
          <table:table-cell office:value-type="float" office:value="-0.188" table:style-name="ce1">
            <text:p>-0.188</text:p>
          </table:table-cell>
          <table:table-cell office:value-type="float" office:value="-9.7000000000000003E-3" table:style-name="ce1">
            <text:p>-0.0097</text:p>
          </table:table-cell>
          <table:table-cell office:value-type="float" office:value="-4.7699999999999999E-2" table:style-name="ce1">
            <text:p>-0.0477</text:p>
          </table:table-cell>
          <table:table-cell office:value-type="float" office:value="-0.2084" table:style-name="ce1">
            <text:p>-0.2084</text:p>
          </table:table-cell>
          <table:table-cell office:value-type="float" office:value="7.9200000000000007E-2" table:style-name="ce1">
            <text:p>0.0792</text:p>
          </table:table-cell>
          <table:table-cell office:value-type="float" office:value="-0.17879999999999999" table:style-name="ce1">
            <text:p>-0.1788</text:p>
          </table:table-cell>
          <table:table-cell office:value-type="float" office:value="0.15210000000000001" table:style-name="ce1">
            <text:p>0.1521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0.1948" table:style-name="ce1">
            <text:p>0.1948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0.1237" table:style-name="ce1">
            <text:p>0.1237</text:p>
          </table:table-cell>
          <table:table-cell office:value-type="float" office:value="-0.77829999999999999" table:style-name="ce1">
            <text:p>-0.7783</text:p>
          </table:table-cell>
          <table:table-cell office:value-type="float" office:value="-0.2455" table:style-name="ce1">
            <text:p>-0.2455</text:p>
          </table:table-cell>
          <table:table-cell office:value-type="float" office:value="-0.3286" table:style-name="ce1">
            <text:p>-0.3286</text:p>
          </table:table-cell>
          <table:table-cell office:value-type="float" office:value="-0.39550000000000002" table:style-name="ce1">
            <text:p>-0.3955</text:p>
          </table:table-cell>
          <table:table-cell office:value-type="float" office:value="0.18260000000000001" table:style-name="ce1">
            <text:p>0.1826</text:p>
          </table:table-cell>
          <table:table-cell office:value-type="float" office:value="0.2576" table:style-name="ce1">
            <text:p>0.2576</text:p>
          </table:table-cell>
          <table:table-cell office:value-type="float" office:value="-0.2447" table:style-name="ce1">
            <text:p>-0.2447</text:p>
          </table:table-cell>
          <table:table-cell office:value-type="float" office:value="-0.48749999999999999" table:style-name="ce1">
            <text:p>-0.4875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37019999999999997" table:style-name="ce1">
            <text:p>-0.3702</text:p>
          </table:table-cell>
          <table:table-cell office:value-type="float" office:value="-0.1236" table:style-name="ce1">
            <text:p>-0.1236</text:p>
          </table:table-cell>
          <table:table-cell office:value-type="float" office:value="0.75629999999999997" table:style-name="ce1">
            <text:p>0.75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4wangweizhen</text:p>
          </table:table-cell>
          <table:table-cell office:value-type="float" office:value="2.22010843514209E-3" table:style-name="ce2">
            <text:p>0.002220108</text:p>
          </table:table-cell>
          <table:table-cell office:value-type="float" office:value="0.178233547343324" table:style-name="ce2">
            <text:p>0.178233547</text:p>
          </table:table-cell>
          <table:table-cell office:value-type="float" office:value="6.4411904445855594E-2" table:style-name="ce2">
            <text:p>0.064411904</text:p>
          </table:table-cell>
          <table:table-cell office:value-type="float" office:value="7.6577768165280294E-2" table:style-name="ce2">
            <text:p>0.076577768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1.0013000000000001" table:style-name="ce1">
            <text:p>1.0013</text:p>
          </table:table-cell>
          <table:table-cell office:value-type="float" office:value="0.16669999999999999" table:style-name="ce1">
            <text:p>0.1667</text:p>
          </table:table-cell>
          <table:table-cell office:value-type="float" office:value="0.46179999999999999" table:style-name="ce1">
            <text:p>0.4618</text:p>
          </table:table-cell>
          <table:table-cell office:value-type="float" office:value="0.50790000000000002" table:style-name="ce1">
            <text:p>0.5079</text:p>
          </table:table-cell>
          <table:table-cell office:value-type="float" office:value="-0.41110000000000002" table:style-name="ce1">
            <text:p>-0.4111</text:p>
          </table:table-cell>
          <table:table-cell office:value-type="float" office:value="0.1038" table:style-name="ce1">
            <text:p>0.1038</text:p>
          </table:table-cell>
          <table:table-cell office:value-type="float" office:value="0.39029999999999998" table:style-name="ce1">
            <text:p>0.3903</text:p>
          </table:table-cell>
          <table:table-cell office:value-type="float" office:value="-0.5091" table:style-name="ce1">
            <text:p>-0.5091</text:p>
          </table:table-cell>
          <table:table-cell office:value-type="float" office:value="-1.26E-2" table:style-name="ce1">
            <text:p>-0.0126</text:p>
          </table:table-cell>
          <table:table-cell office:value-type="float" office:value="-4.9799999999999997E-2" table:style-name="ce1">
            <text:p>-0.0498</text:p>
          </table:table-cell>
          <table:table-cell office:value-type="float" office:value="0.4047" table:style-name="ce1">
            <text:p>0.4047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-0.1943" table:style-name="ce1">
            <text:p>-0.1943</text:p>
          </table:table-cell>
          <table:table-cell office:value-type="float" office:value="8.4900000000000003E-2" table:style-name="ce1">
            <text:p>0.0849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-1.2870999999999999" table:style-name="ce1">
            <text:p>-1.2871</text:p>
          </table:table-cell>
          <table:table-cell office:value-type="float" office:value="-7.3899999999999993E-2" table:style-name="ce1">
            <text:p>-0.0739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-9.2700000000000005E-2" table:style-name="ce1">
            <text:p>-0.0927</text:p>
          </table:table-cell>
          <table:table-cell office:value-type="float" office:value="-0.20169999999999999" table:style-name="ce1">
            <text:p>-0.2017</text:p>
          </table:table-cell>
          <table:table-cell office:value-type="float" office:value="6.1199999999999997E-2" table:style-name="ce1">
            <text:p>0.0612</text:p>
          </table:table-cell>
          <table:table-cell office:value-type="float" office:value="-0.17730000000000001" table:style-name="ce1">
            <text:p>-0.1773</text:p>
          </table:table-cell>
          <table:table-cell office:value-type="float" office:value="-9.35E-2" table:style-name="ce1">
            <text:p>-0.0935</text:p>
          </table:table-cell>
          <table:table-cell office:value-type="float" office:value="9.4500000000000001E-2" table:style-name="ce1">
            <text:p>0.0945</text:p>
          </table:table-cell>
          <table:table-cell office:value-type="float" office:value="0.11119999999999999" table:style-name="ce1">
            <text:p>0.1112</text:p>
          </table:table-cell>
          <table:table-cell office:value-type="float" office:value="0.48280000000000001" table:style-name="ce1">
            <text:p>0.482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-0.87450000000000006" table:style-name="ce1">
            <text:p>-0.8745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-0.26140000000000002" table:style-name="ce1">
            <text:p>-0.2614</text:p>
          </table:table-cell>
          <table:table-cell office:value-type="float" office:value="-0.43380000000000002" table:style-name="ce1">
            <text:p>-0.4338</text:p>
          </table:table-cell>
          <table:table-cell office:value-type="float" office:value="0.36349999999999999" table:style-name="ce1">
            <text:p>0.3635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-0.39489999999999997" table:style-name="ce1">
            <text:p>-0.3949</text:p>
          </table:table-cell>
          <table:table-cell office:value-type="float" office:value="-0.36530000000000001" table:style-name="ce1">
            <text:p>-0.3653</text:p>
          </table:table-cell>
          <table:table-cell office:value-type="float" office:value="-0.13420000000000001" table:style-name="ce1">
            <text:p>-0.1342</text:p>
          </table:table-cell>
          <table:table-cell office:value-type="float" office:value="-8.5800000000000001E-2" table:style-name="ce1">
            <text:p>-0.0858</text:p>
          </table:table-cell>
          <table:table-cell office:value-type="float" office:value="0.126" table:style-name="ce1">
            <text:p>0.126</text:p>
          </table:table-cell>
          <table:table-cell office:value-type="float" office:value="1.548" table:style-name="ce1">
            <text:p>1.5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6jingmochen</text:p>
          </table:table-cell>
          <table:table-cell office:value-type="float" office:value="2.6279690008773398E-3" table:style-name="ce2">
            <text:p>0.002627969</text:p>
          </table:table-cell>
          <table:table-cell office:value-type="float" office:value="0.19636472309512801" table:style-name="ce2">
            <text:p>0.196364723</text:p>
          </table:table-cell>
          <table:table-cell office:value-type="float" office:value="5.7709420318915197E-2" table:style-name="ce2">
            <text:p>0.05770942</text:p>
          </table:table-cell>
          <table:table-cell office:value-type="float" office:value="6.8135916483546902E-2" table:style-name="ce2">
            <text:p>0.068135916</text:p>
          </table:table-cell>
          <table:table-cell office:value-type="float" office:value="1.419" table:style-name="ce2">
            <text:p>1.419</text:p>
          </table:table-cell>
          <table:table-cell office:value-type="float" office:value="0.92569999999999997" table:style-name="ce1">
            <text:p>0.9257</text:p>
          </table:table-cell>
          <table:table-cell office:value-type="float" office:value="0.44330000000000003" table:style-name="ce1">
            <text:p>0.4433</text:p>
          </table:table-cell>
          <table:table-cell office:value-type="float" office:value="0.52610000000000001" table:style-name="ce1">
            <text:p>0.5261</text:p>
          </table:table-cell>
          <table:table-cell office:value-type="float" office:value="0.79849999999999999" table:style-name="ce1">
            <text:p>0.7985</text:p>
          </table:table-cell>
          <table:table-cell office:value-type="float" office:value="-0.87549999999999994" table:style-name="ce1">
            <text:p>-0.8755</text:p>
          </table:table-cell>
          <table:table-cell office:value-type="float" office:value="0.4103" table:style-name="ce1">
            <text:p>0.4103</text:p>
          </table:table-cell>
          <table:table-cell office:value-type="float" office:value="0.38080000000000003" table:style-name="ce1">
            <text:p>0.3808</text:p>
          </table:table-cell>
          <table:table-cell office:value-type="float" office:value="0.3624" table:style-name="ce1">
            <text:p>0.3624</text:p>
          </table:table-cell>
          <table:table-cell office:value-type="float" office:value="-1.5226999999999999" table:style-name="ce1">
            <text:p>-1.5227</text:p>
          </table:table-cell>
          <table:table-cell office:value-type="float" office:value="-0.15570000000000001" table:style-name="ce1">
            <text:p>-0.1557</text:p>
          </table:table-cell>
          <table:table-cell office:value-type="float" office:value="0.1326" table:style-name="ce1">
            <text:p>0.1326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-1.431" table:style-name="ce1">
            <text:p>-1.431</text:p>
          </table:table-cell>
          <table:table-cell office:value-type="float" office:value="0.16020000000000001" table:style-name="ce1">
            <text:p>0.1602</text:p>
          </table:table-cell>
          <table:table-cell office:value-type="float" office:value="-1.2350000000000001" table:style-name="ce1">
            <text:p>-1.235</text:p>
          </table:table-cell>
          <table:table-cell office:value-type="float" office:value="-0.47120000000000001" table:style-name="ce1">
            <text:p>-0.4712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2.0451000000000001" table:style-name="ce1">
            <text:p>-2.0451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-0.24979999999999999" table:style-name="ce1">
            <text:p>-0.2498</text:p>
          </table:table-cell>
          <table:table-cell office:value-type="float" office:value="-0.1341" table:style-name="ce1">
            <text:p>-0.1341</text:p>
          </table:table-cell>
          <table:table-cell office:value-type="float" office:value="-1.0744" table:style-name="ce1">
            <text:p>-1.0744</text:p>
          </table:table-cell>
          <table:table-cell office:value-type="float" office:value="-0.54959999999999998" table:style-name="ce1">
            <text:p>-0.5496</text:p>
          </table:table-cell>
          <table:table-cell office:value-type="float" office:value="-1.2967" table:style-name="ce1">
            <text:p>-1.2967</text:p>
          </table:table-cell>
          <table:table-cell office:value-type="float" office:value="-0.21729999999999999" table:style-name="ce1">
            <text:p>-0.2173</text:p>
          </table:table-cell>
          <table:table-cell office:value-type="float" office:value="1.6080000000000001" table:style-name="ce1">
            <text:p>1.608</text:p>
          </table:table-cell>
          <table:table-cell office:value-type="float" office:value="0.2535" table:style-name="ce1">
            <text:p>0.2535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30130000000000001" table:style-name="ce1">
            <text:p>-0.3013</text:p>
          </table:table-cell>
          <table:table-cell office:value-type="float" office:value="1.1014999999999999" table:style-name="ce1">
            <text:p>1.1015</text:p>
          </table:table-cell>
          <table:table-cell office:value-type="float" office:value="-0.1009" table:style-name="ce1">
            <text:p>-0.1009</text:p>
          </table:table-cell>
          <table:table-cell office:value-type="float" office:value="1.3454999999999999" table:style-name="ce1">
            <text:p>1.3455</text:p>
          </table:table-cell>
          <table:table-cell office:value-type="float" office:value="0.93140000000000001" table:style-name="ce1">
            <text:p>0.93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7mazhongliang</text:p>
          </table:table-cell>
          <table:table-cell office:value-type="float" office:value="2.58272116124315E-3" table:style-name="ce2">
            <text:p>0.002582721</text:p>
          </table:table-cell>
          <table:table-cell office:value-type="float" office:value="0.20675822023104701" table:style-name="ce2">
            <text:p>0.20675822</text:p>
          </table:table-cell>
          <table:table-cell office:value-type="float" office:value="5.1268482472140997E-2" table:style-name="ce2">
            <text:p>0.051268482</text:p>
          </table:table-cell>
          <table:table-cell office:value-type="float" office:value="6.0564874493210699E-2" table:style-name="ce2">
            <text:p>0.060564874</text:p>
          </table:table-cell>
          <table:table-cell office:value-type="float" office:value="1.238" table:style-name="ce2">
            <text:p>1.238</text:p>
          </table:table-cell>
          <table:table-cell office:value-type="float" office:value="0.1686" table:style-name="ce1">
            <text:p>0.1686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.61660000000000004" table:style-name="ce1">
            <text:p>0.6166</text:p>
          </table:table-cell>
          <table:table-cell office:value-type="float" office:value="0.63190000000000002" table:style-name="ce1">
            <text:p>0.6319</text:p>
          </table:table-cell>
          <table:table-cell office:value-type="float" office:value="-0.87949999999999995" table:style-name="ce1">
            <text:p>-0.8795</text:p>
          </table:table-cell>
          <table:table-cell office:value-type="float" office:value="0.16650000000000001" table:style-name="ce1">
            <text:p>0.1665</text:p>
          </table:table-cell>
          <table:table-cell office:value-type="float" office:value="0.91979999999999995" table:style-name="ce1">
            <text:p>0.9198</text:p>
          </table:table-cell>
          <table:table-cell office:value-type="float" office:value="-0.79100000000000004" table:style-name="ce1">
            <text:p>-0.791</text:p>
          </table:table-cell>
          <table:table-cell office:value-type="float" office:value="-1.206" table:style-name="ce1">
            <text:p>-1.206</text:p>
          </table:table-cell>
          <table:table-cell office:value-type="float" office:value="-0.30459999999999998" table:style-name="ce1">
            <text:p>-0.3046</text:p>
          </table:table-cell>
          <table:table-cell office:value-type="float" office:value="-3.7199999999999997E-2" table:style-name="ce1">
            <text:p>-0.0372</text:p>
          </table:table-cell>
          <table:table-cell office:value-type="float" office:value="0.26050000000000001" table:style-name="ce1">
            <text:p>0.2605</text:p>
          </table:table-cell>
          <table:table-cell office:value-type="float" office:value="-1.4878" table:style-name="ce1">
            <text:p>-1.4878</text:p>
          </table:table-cell>
          <table:table-cell office:value-type="float" office:value="9.3600000000000003E-2" table:style-name="ce1">
            <text:p>0.0936</text:p>
          </table:table-cell>
          <table:table-cell office:value-type="float" office:value="-0.35199999999999998" table:style-name="ce1">
            <text:p>-0.352</text:p>
          </table:table-cell>
          <table:table-cell office:value-type="float" office:value="-0.70599999999999996" table:style-name="ce1">
            <text:p>-0.706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1.3688" table:style-name="ce1">
            <text:p>-1.3688</text:p>
          </table:table-cell>
          <table:table-cell office:value-type="float" office:value="3.6400000000000002E-2" table:style-name="ce1">
            <text:p>0.0364</text:p>
          </table:table-cell>
          <table:table-cell office:value-type="float" office:value="-0.11169999999999999" table:style-name="ce1">
            <text:p>-0.1117</text:p>
          </table:table-cell>
          <table:table-cell office:value-type="float" office:value="-9.8699999999999996E-2" table:style-name="ce1">
            <text:p>-0.0987</text:p>
          </table:table-cell>
          <table:table-cell office:value-type="float" office:value="-1.0743" table:style-name="ce1">
            <text:p>-1.0743</text:p>
          </table:table-cell>
          <table:table-cell office:value-type="float" office:value="-0.25490000000000002" table:style-name="ce1">
            <text:p>-0.2549</text:p>
          </table:table-cell>
          <table:table-cell office:value-type="float" office:value="-1.4624999999999999" table:style-name="ce1">
            <text:p>-1.4625</text:p>
          </table:table-cell>
          <table:table-cell office:value-type="float" office:value="-9.8699999999999996E-2" table:style-name="ce1">
            <text:p>-0.0987</text:p>
          </table:table-cell>
          <table:table-cell office:value-type="float" office:value="1.4500999999999999" table:style-name="ce1">
            <text:p>1.4501</text:p>
          </table:table-cell>
          <table:table-cell office:value-type="float" office:value="0.42130000000000001" table:style-name="ce1">
            <text:p>0.4213</text:p>
          </table:table-cell>
          <table:table-cell office:value-type="float" office:value="0.2792" table:style-name="ce1">
            <text:p>0.2792</text:p>
          </table:table-cell>
          <table:table-cell office:value-type="float" office:value="-3.56E-2" table:style-name="ce1">
            <text:p>-0.0356</text:p>
          </table:table-cell>
          <table:table-cell office:value-type="float" office:value="1.1500999999999999" table:style-name="ce1">
            <text:p>1.1501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0.75929999999999997" table:style-name="ce1">
            <text:p>0.7593</text:p>
          </table:table-cell>
          <table:table-cell office:value-type="float" office:value="0.55049999999999999" table:style-name="ce1">
            <text:p>0.5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8dongyichen</text:p>
          </table:table-cell>
          <table:table-cell office:value-type="float" office:value="2.20160713191522E-3" table:style-name="ce2">
            <text:p>0.002201607</text:p>
          </table:table-cell>
          <table:table-cell office:value-type="float" office:value="0.18786065265583499" table:style-name="ce2">
            <text:p>0.187860653</text:p>
          </table:table-cell>
          <table:table-cell office:value-type="float" office:value="6.3317560861054001E-2" table:style-name="ce2">
            <text:p>0.063317561</text:p>
          </table:table-cell>
          <table:table-cell office:value-type="float" office:value="7.1980650935485405E-2" table:style-name="ce2">
            <text:p>0.071980651</text:p>
          </table:table-cell>
          <table:table-cell office:value-type="float" office:value="1.431" table:style-name="ce2">
            <text:p>1.431</text:p>
          </table:table-cell>
          <table:table-cell office:value-type="float" office:value="8.8599999999999998E-2" table:style-name="ce1">
            <text:p>0.0886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0.3528" table:style-name="ce1">
            <text:p>0.3528</text:p>
          </table:table-cell>
          <table:table-cell office:value-type="float" office:value="0.53369999999999995" table:style-name="ce1">
            <text:p>0.5337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56320000000000003" table:style-name="ce1">
            <text:p>0.5632</text:p>
          </table:table-cell>
          <table:table-cell office:value-type="float" office:value="0.53259999999999996" table:style-name="ce1">
            <text:p>0.5326</text:p>
          </table:table-cell>
          <table:table-cell office:value-type="float" office:value="-0.56399999999999995" table:style-name="ce1">
            <text:p>-0.564</text:p>
          </table:table-cell>
          <table:table-cell office:value-type="float" office:value="-1.6758999999999999" table:style-name="ce1">
            <text:p>-1.6759</text:p>
          </table:table-cell>
          <table:table-cell office:value-type="float" office:value="-0.1119" table:style-name="ce1">
            <text:p>-0.1119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-0.39550000000000002" table:style-name="ce1">
            <text:p>-0.3955</text:p>
          </table:table-cell>
          <table:table-cell office:value-type="float" office:value="0.19040000000000001" table:style-name="ce1">
            <text:p>0.1904</text:p>
          </table:table-cell>
          <table:table-cell office:value-type="float" office:value="-0.9829" table:style-name="ce1">
            <text:p>-0.9829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4555" table:style-name="ce1">
            <text:p>-1.4555</text:p>
          </table:table-cell>
          <table:table-cell office:value-type="float" office:value="5.28E-2" table:style-name="ce1">
            <text:p>0.0528</text:p>
          </table:table-cell>
          <table:table-cell office:value-type="float" office:value="-0.25879999999999997" table:style-name="ce1">
            <text:p>-0.2588</text:p>
          </table:table-cell>
          <table:table-cell office:value-type="float" office:value="-0.2172" table:style-name="ce1">
            <text:p>-0.2172</text:p>
          </table:table-cell>
          <table:table-cell office:value-type="float" office:value="-0.93140000000000001" table:style-name="ce1">
            <text:p>-0.9314</text:p>
          </table:table-cell>
          <table:table-cell office:value-type="float" office:value="-0.28260000000000002" table:style-name="ce1">
            <text:p>-0.2826</text:p>
          </table:table-cell>
          <table:table-cell office:value-type="float" office:value="-1.0095000000000001" table:style-name="ce1">
            <text:p>-1.0095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8396999999999999" table:style-name="ce1">
            <text:p>1.8397</text:p>
          </table:table-cell>
          <table:table-cell office:value-type="float" office:value="8.8200000000000001E-2" table:style-name="ce1">
            <text:p>0.0882</text:p>
          </table:table-cell>
          <table:table-cell office:value-type="float" office:value="-9.1999999999999998E-3" table:style-name="ce1">
            <text:p>-0.0092</text:p>
          </table:table-cell>
          <table:table-cell office:value-type="float" office:value="-0.59289999999999998" table:style-name="ce1">
            <text:p>-0.5929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-3.3599999999999998E-2" table:style-name="ce1">
            <text:p>-0.0336</text:p>
          </table:table-cell>
          <table:table-cell office:value-type="float" office:value="1.0704" table:style-name="ce1">
            <text:p>1.0704</text:p>
          </table:table-cell>
          <table:table-cell office:value-type="float" office:value="0.61429999999999996" table:style-name="ce1">
            <text:p>0.61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59xujiaqi</text:p>
          </table:table-cell>
          <table:table-cell office:value-type="float" office:value="2.5425304986800099E-3" table:style-name="ce2">
            <text:p>0.00254253</text:p>
          </table:table-cell>
          <table:table-cell office:value-type="float" office:value="0.19237335947873399" table:style-name="ce2">
            <text:p>0.192373359</text:p>
          </table:table-cell>
          <table:table-cell office:value-type="float" office:value="7.1676962454903001E-2" table:style-name="ce2">
            <text:p>0.071676962</text:p>
          </table:table-cell>
          <table:table-cell office:value-type="float" office:value="7.7091684294286297E-2" table:style-name="ce2">
            <text:p>0.077091684</text:p>
          </table:table-cell>
          <table:table-cell office:value-type="float" office:value="1.431" table:style-name="ce2">
            <text:p>1.431</text:p>
          </table:table-cell>
          <table:table-cell office:value-type="float" office:value="0.70730000000000004" table:style-name="ce1">
            <text:p>0.7073</text:p>
          </table:table-cell>
          <table:table-cell office:value-type="float" office:value="0.65800000000000003" table:style-name="ce1">
            <text:p>0.658</text:p>
          </table:table-cell>
          <table:table-cell office:value-type="float" office:value="0.73970000000000002" table:style-name="ce1">
            <text:p>0.7397</text:p>
          </table:table-cell>
          <table:table-cell office:value-type="float" office:value="0.9194" table:style-name="ce1">
            <text:p>0.9194</text:p>
          </table:table-cell>
          <table:table-cell office:value-type="float" office:value="0.1552" table:style-name="ce1">
            <text:p>0.1552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0.78790000000000004" table:style-name="ce1">
            <text:p>0.7879</text:p>
          </table:table-cell>
          <table:table-cell office:value-type="float" office:value="0.61519999999999997" table:style-name="ce1">
            <text:p>0.6152</text:p>
          </table:table-cell>
          <table:table-cell office:value-type="float" office:value="-1.0323" table:style-name="ce1">
            <text:p>-1.0323</text:p>
          </table:table-cell>
          <table:table-cell office:value-type="float" office:value="-0.35360000000000003" table:style-name="ce1">
            <text:p>-0.3536</text:p>
          </table:table-cell>
          <table:table-cell office:value-type="float" office:value="-6.3100000000000003E-2" table:style-name="ce1">
            <text:p>-0.0631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-0.48770000000000002" table:style-name="ce1">
            <text:p>-0.4877</text:p>
          </table:table-cell>
          <table:table-cell office:value-type="float" office:value="0.2228" table:style-name="ce1">
            <text:p>0.2228</text:p>
          </table:table-cell>
          <table:table-cell office:value-type="float" office:value="-0.86550000000000005" table:style-name="ce1">
            <text:p>-0.8655</text:p>
          </table:table-cell>
          <table:table-cell office:value-type="float" office:value="-0.16919999999999999" table:style-name="ce1">
            <text:p>-0.1692</text:p>
          </table:table-cell>
          <table:table-cell office:value-type="float" office:value="-0.1026" table:style-name="ce1">
            <text:p>-0.1026</text:p>
          </table:table-cell>
          <table:table-cell office:value-type="float" office:value="-4.53E-2" table:style-name="ce1">
            <text:p>-0.0453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8.9899999999999994E-2" table:style-name="ce1">
            <text:p>-0.0899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0.1042" table:style-name="ce1">
            <text:p>0.1042</text:p>
          </table:table-cell>
          <table:table-cell office:value-type="float" office:value="-0.3473" table:style-name="ce1">
            <text:p>-0.3473</text:p>
          </table:table-cell>
          <table:table-cell office:value-type="float" office:value="-9.5799999999999996E-2" table:style-name="ce1">
            <text:p>-0.0958</text:p>
          </table:table-cell>
          <table:table-cell office:value-type="float" office:value="-1.0428999999999999" table:style-name="ce1">
            <text:p>-1.0429</text:p>
          </table:table-cell>
          <table:table-cell office:value-type="float" office:value="2.0500000000000001E-2" table:style-name="ce1">
            <text:p>0.0205</text:p>
          </table:table-cell>
          <table:table-cell office:value-type="float" office:value="0.12" table:style-name="ce1">
            <text:p>0.12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-0.78029999999999999" table:style-name="ce1">
            <text:p>-0.7803</text:p>
          </table:table-cell>
          <table:table-cell office:value-type="float" office:value="-0.59240000000000004" table:style-name="ce1">
            <text:p>-0.5924</text:p>
          </table:table-cell>
          <table:table-cell office:value-type="float" office:value="-0.34660000000000002" table:style-name="ce1">
            <text:p>-0.3466</text:p>
          </table:table-cell>
          <table:table-cell office:value-type="float" office:value="-7.3000000000000001E-3" table:style-name="ce1">
            <text:p>-0.0073</text:p>
          </table:table-cell>
          <table:table-cell office:value-type="float" office:value="1.3434999999999999" table:style-name="ce1">
            <text:p>1.3435</text:p>
          </table:table-cell>
          <table:table-cell office:value-type="float" office:value="0.5413" table:style-name="ce1">
            <text:p>0.5413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-0.16259999999999999" table:style-name="ce1">
            <text:p>-0.1626</text:p>
          </table:table-cell>
          <table:table-cell office:value-type="float" office:value="0.3599" table:style-name="ce1">
            <text:p>0.3599</text:p>
          </table:table-cell>
          <table:table-cell office:value-type="float" office:value="7.5600000000000001E-2" table:style-name="ce1">
            <text:p>0.0756</text:p>
          </table:table-cell>
          <table:table-cell office:value-type="float" office:value="1.2101" table:style-name="ce1">
            <text:p>1.2101</text:p>
          </table:table-cell>
          <table:table-cell office:value-type="float" office:value="0.56210000000000004" table:style-name="ce1">
            <text:p>0.5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0baihaoyu</text:p>
          </table:table-cell>
          <table:table-cell office:value-type="float" office:value="2.4533237864476799E-3" table:style-name="ce2">
            <text:p>0.002453324</text:p>
          </table:table-cell>
          <table:table-cell office:value-type="float" office:value="0.204668217480969" table:style-name="ce2">
            <text:p>0.204668217</text:p>
          </table:table-cell>
          <table:table-cell office:value-type="float" office:value="6.1844966358686498E-2" table:style-name="ce2">
            <text:p>0.061844966</text:p>
          </table:table-cell>
          <table:table-cell office:value-type="float" office:value="7.1729470369022705E-2" table:style-name="ce2">
            <text:p>0.07172947</text:p>
          </table:table-cell>
          <table:table-cell office:value-type="float" office:value="1.59" table:style-name="ce2">
            <text:p>1.59</text:p>
          </table:table-cell>
          <table:table-cell office:value-type="float" office:value="0.74439999999999995" table:style-name="ce1">
            <text:p>0.7444</text:p>
          </table:table-cell>
          <table:table-cell office:value-type="float" office:value="0.50209999999999999" table:style-name="ce1">
            <text:p>0.5021</text:p>
          </table:table-cell>
          <table:table-cell office:value-type="float" office:value="0.4294" table:style-name="ce1">
            <text:p>0.4294</text:p>
          </table:table-cell>
          <table:table-cell office:value-type="float" office:value="0.51670000000000005" table:style-name="ce1">
            <text:p>0.5167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0.43049999999999999" table:style-name="ce1">
            <text:p>0.4305</text:p>
          </table:table-cell>
          <table:table-cell office:value-type="float" office:value="1.3117000000000001" table:style-name="ce1">
            <text:p>1.3117</text:p>
          </table:table-cell>
          <table:table-cell office:value-type="float" office:value="-0.41799999999999998" table:style-name="ce1">
            <text:p>-0.418</text:p>
          </table:table-cell>
          <table:table-cell office:value-type="float" office:value="-1.0975999999999999" table:style-name="ce1">
            <text:p>-1.0976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0.2409" table:style-name="ce1">
            <text:p>0.2409</text:p>
          </table:table-cell>
          <table:table-cell office:value-type="float" office:value="0.48509999999999998" table:style-name="ce1">
            <text:p>0.4851</text:p>
          </table:table-cell>
          <table:table-cell office:value-type="float" office:value="-0.24779999999999999" table:style-name="ce1">
            <text:p>-0.2478</text:p>
          </table:table-cell>
          <table:table-cell office:value-type="float" office:value="0.37859999999999999" table:style-name="ce1">
            <text:p>0.3786</text:p>
          </table:table-cell>
          <table:table-cell office:value-type="float" office:value="-0.58660000000000001" table:style-name="ce1">
            <text:p>-0.5866</text:p>
          </table:table-cell>
          <table:table-cell office:value-type="float" office:value="-0.79110000000000003" table:style-name="ce1">
            <text:p>-0.7911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1.6107" table:style-name="ce1">
            <text:p>-1.6107</text:p>
          </table:table-cell>
          <table:table-cell office:value-type="float" office:value="-1.0500000000000001E-2" table:style-name="ce1">
            <text:p>-0.0105</text:p>
          </table:table-cell>
          <table:table-cell office:value-type="float" office:value="-0.15970000000000001" table:style-name="ce1">
            <text:p>-0.1597</text:p>
          </table:table-cell>
          <table:table-cell office:value-type="float" office:value="-0.20849999999999999" table:style-name="ce1">
            <text:p>-0.2085</text:p>
          </table:table-cell>
          <table:table-cell office:value-type="float" office:value="-1.0801000000000001" table:style-name="ce1">
            <text:p>-1.0801</text:p>
          </table:table-cell>
          <table:table-cell office:value-type="float" office:value="-0.41570000000000001" table:style-name="ce1">
            <text:p>-0.4157</text:p>
          </table:table-cell>
          <table:table-cell office:value-type="float" office:value="-0.71120000000000005" table:style-name="ce1">
            <text:p>-0.7112</text:p>
          </table:table-cell>
          <table:table-cell office:value-type="float" office:value="-0.1469" table:style-name="ce1">
            <text:p>-0.1469</text:p>
          </table:table-cell>
          <table:table-cell office:value-type="float" office:value="1.3692" table:style-name="ce1">
            <text:p>1.3692</text:p>
          </table:table-cell>
          <table:table-cell office:value-type="float" office:value="0.18870000000000001" table:style-name="ce1">
            <text:p>0.1887</text:p>
          </table:table-cell>
          <table:table-cell office:value-type="float" office:value="-0.22620000000000001" table:style-name="ce1">
            <text:p>-0.2262</text:p>
          </table:table-cell>
          <table:table-cell office:value-type="float" office:value="-0.40629999999999999" table:style-name="ce1">
            <text:p>-0.4063</text:p>
          </table:table-cell>
          <table:table-cell office:value-type="float" office:value="9.8299999999999998E-2" table:style-name="ce1">
            <text:p>0.0983</text:p>
          </table:table-cell>
          <table:table-cell office:value-type="float" office:value="-0.27200000000000002" table:style-name="ce1">
            <text:p>-0.272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0.81369999999999998" table:style-name="ce1">
            <text:p>0.8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1wangzirui</text:p>
          </table:table-cell>
          <table:table-cell office:value-type="float" office:value="2.3590542801958398E-3" table:style-name="ce2">
            <text:p>0.002359054</text:p>
          </table:table-cell>
          <table:table-cell office:value-type="float" office:value="0.20280592521261001" table:style-name="ce2">
            <text:p>0.202805925</text:p>
          </table:table-cell>
          <table:table-cell office:value-type="float" office:value="5.6678427467070802E-2" table:style-name="ce2">
            <text:p>0.056678427</text:p>
          </table:table-cell>
          <table:table-cell office:value-type="float" office:value="7.0607634796883798E-2" table:style-name="ce2">
            <text:p>0.070607635</text:p>
          </table:table-cell>
          <table:table-cell office:value-type="float" office:value="1.429" table:style-name="ce2">
            <text:p>1.429</text:p>
          </table:table-cell>
          <table:table-cell office:value-type="float" office:value="1.6513" table:style-name="ce1">
            <text:p>1.6513</text:p>
          </table:table-cell>
          <table:table-cell office:value-type="float" office:value="0.51919999999999999" table:style-name="ce1">
            <text:p>0.5192</text:p>
          </table:table-cell>
          <table:table-cell office:value-type="float" office:value="0.67130000000000001" table:style-name="ce1">
            <text:p>0.6713</text:p>
          </table:table-cell>
          <table:table-cell office:value-type="float" office:value="1.1404000000000001" table:style-name="ce1">
            <text:p>1.1404</text:p>
          </table:table-cell>
          <table:table-cell office:value-type="float" office:value="-0.15770000000000001" table:style-name="ce1">
            <text:p>-0.1577</text:p>
          </table:table-cell>
          <table:table-cell office:value-type="float" office:value="0.53269999999999995" table:style-name="ce1">
            <text:p>0.5327</text:p>
          </table:table-cell>
          <table:table-cell office:value-type="float" office:value="2.3525999999999998" table:style-name="ce1">
            <text:p>2.3526</text:p>
          </table:table-cell>
          <table:table-cell office:value-type="float" office:value="-0.29809999999999998" table:style-name="ce1">
            <text:p>-0.2981</text:p>
          </table:table-cell>
          <table:table-cell office:value-type="float" office:value="-0.98219999999999996" table:style-name="ce1">
            <text:p>-0.9822</text:p>
          </table:table-cell>
          <table:table-cell office:value-type="float" office:value="-0.40139999999999998" table:style-name="ce1">
            <text:p>-0.4014</text:p>
          </table:table-cell>
          <table:table-cell office:value-type="float" office:value="-9.64E-2" table:style-name="ce1">
            <text:p>-0.0964</text:p>
          </table:table-cell>
          <table:table-cell office:value-type="float" office:value="0.1105" table:style-name="ce1">
            <text:p>0.1105</text:p>
          </table:table-cell>
          <table:table-cell office:value-type="float" office:value="-0.53879999999999995" table:style-name="ce1">
            <text:p>-0.5388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2535" table:style-name="ce1">
            <text:p>-0.2535</text:p>
          </table:table-cell>
          <table:table-cell office:value-type="float" office:value="-1.0838000000000001" table:style-name="ce1">
            <text:p>-1.0838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-6.1800000000000001E-2" table:style-name="ce1">
            <text:p>-0.0618</text:p>
          </table:table-cell>
          <table:table-cell office:value-type="float" office:value="8.0100000000000005E-2" table:style-name="ce1">
            <text:p>0.0801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4.3299999999999998E-2" table:style-name="ce1">
            <text:p>0.0433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-0.158" table:style-name="ce1">
            <text:p>-0.158</text:p>
          </table:table-cell>
          <table:table-cell office:value-type="float" office:value="-1.0309999999999999" table:style-name="ce1">
            <text:p>-1.031</text:p>
          </table:table-cell>
          <table:table-cell office:value-type="float" office:value="-0.2477" table:style-name="ce1">
            <text:p>-0.2477</text:p>
          </table:table-cell>
          <table:table-cell office:value-type="float" office:value="0.05" table:style-name="ce1">
            <text:p>0.05</text:p>
          </table:table-cell>
          <table:table-cell office:value-type="float" office:value="9.9199999999999997E-2" table:style-name="ce1">
            <text:p>0.0992</text:p>
          </table:table-cell>
          <table:table-cell office:value-type="float" office:value="-1.1987000000000001" table:style-name="ce1">
            <text:p>-1.1987</text:p>
          </table:table-cell>
          <table:table-cell office:value-type="float" office:value="-0.38629999999999998" table:style-name="ce1">
            <text:p>-0.3863</text:p>
          </table:table-cell>
          <table:table-cell office:value-type="float" office:value="-0.57969999999999999" table:style-name="ce1">
            <text:p>-0.5797</text:p>
          </table:table-cell>
          <table:table-cell office:value-type="float" office:value="-0.45710000000000001" table:style-name="ce1">
            <text:p>-0.4571</text:p>
          </table:table-cell>
          <table:table-cell office:value-type="float" office:value="1.3682000000000001" table:style-name="ce1">
            <text:p>1.3682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29930000000000001" table:style-name="ce1">
            <text:p>0.2993</text:p>
          </table:table-cell>
          <table:table-cell office:value-type="float" office:value="0.25059999999999999" table:style-name="ce1">
            <text:p>0.2506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1.1503000000000001" table:style-name="ce1">
            <text:p>1.1503</text:p>
          </table:table-cell>
          <table:table-cell office:value-type="float" office:value="1.2343" table:style-name="ce1">
            <text:p>1.23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2wanglu</text:p>
          </table:table-cell>
          <table:table-cell office:value-type="float" office:value="2.19218720706881E-3" table:style-name="ce2">
            <text:p>0.002192187</text:p>
          </table:table-cell>
          <table:table-cell office:value-type="float" office:value="0.18698603187580401" table:style-name="ce2">
            <text:p>0.186986032</text:p>
          </table:table-cell>
          <table:table-cell office:value-type="float" office:value="5.81302947991739E-2" table:style-name="ce2">
            <text:p>0.058130295</text:p>
          </table:table-cell>
          <table:table-cell office:value-type="float" office:value="7.3916724771323203E-2" table:style-name="ce2">
            <text:p>0.073916725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0.77459999999999996" table:style-name="ce1">
            <text:p>0.7746</text:p>
          </table:table-cell>
          <table:table-cell office:value-type="float" office:value="0.2253" table:style-name="ce1">
            <text:p>0.2253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-0.32390000000000002" table:style-name="ce1">
            <text:p>-0.3239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1.8559000000000001" table:style-name="ce1">
            <text:p>1.8559</text:p>
          </table:table-cell>
          <table:table-cell office:value-type="float" office:value="-0.94350000000000001" table:style-name="ce1">
            <text:p>-0.9435</text:p>
          </table:table-cell>
          <table:table-cell office:value-type="float" office:value="-0.84530000000000005" table:style-name="ce1">
            <text:p>-0.8453</text:p>
          </table:table-cell>
          <table:table-cell office:value-type="float" office:value="-0.12909999999999999" table:style-name="ce1">
            <text:p>-0.1291</text:p>
          </table:table-cell>
          <table:table-cell office:value-type="float" office:value="0.25209999999999999" table:style-name="ce1">
            <text:p>0.2521</text:p>
          </table:table-cell>
          <table:table-cell office:value-type="float" office:value="0.50439999999999996" table:style-name="ce1">
            <text:p>0.5044</text:p>
          </table:table-cell>
          <table:table-cell office:value-type="float" office:value="-0.48699999999999999" table:style-name="ce1">
            <text:p>-0.487</text:p>
          </table:table-cell>
          <table:table-cell office:value-type="float" office:value="0.17299999999999999" table:style-name="ce1">
            <text:p>0.173</text:p>
          </table:table-cell>
          <table:table-cell office:value-type="float" office:value="-0.20619999999999999" table:style-name="ce1">
            <text:p>-0.2062</text:p>
          </table:table-cell>
          <table:table-cell office:value-type="float" office:value="-0.70399999999999996" table:style-name="ce1">
            <text:p>-0.704</text:p>
          </table:table-cell>
          <table:table-cell office:value-type="float" office:value="-8.5000000000000006E-3" table:style-name="ce1">
            <text:p>-0.0085</text:p>
          </table:table-cell>
          <table:table-cell office:value-type="float" office:value="-5.8099999999999999E-2" table:style-name="ce1">
            <text:p>-0.0581</text:p>
          </table:table-cell>
          <table:table-cell office:value-type="float" office:value="-3.61E-2" table:style-name="ce1">
            <text:p>-0.0361</text:p>
          </table:table-cell>
          <table:table-cell office:value-type="float" office:value="-0.1057" table:style-name="ce1">
            <text:p>-0.1057</text:p>
          </table:table-cell>
          <table:table-cell office:value-type="float" office:value="1.35E-2" table:style-name="ce1">
            <text:p>0.0135</text:p>
          </table:table-cell>
          <table:table-cell office:value-type="float" office:value="6.4299999999999996E-2" table:style-name="ce1">
            <text:p>0.0643</text:p>
          </table:table-cell>
          <table:table-cell office:value-type="float" office:value="-0.251" table:style-name="ce1">
            <text:p>-0.251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-0.9022" table:style-name="ce1">
            <text:p>-0.9022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0.2069" table:style-name="ce1">
            <text:p>0.2069</text:p>
          </table:table-cell>
          <table:table-cell office:value-type="float" office:value="-0.23769999999999999" table:style-name="ce1">
            <text:p>-0.2377</text:p>
          </table:table-cell>
          <table:table-cell office:value-type="float" office:value="-0.82820000000000005" table:style-name="ce1">
            <text:p>-0.8282</text:p>
          </table:table-cell>
          <table:table-cell office:value-type="float" office:value="-0.60389999999999999" table:style-name="ce1">
            <text:p>-0.6039</text:p>
          </table:table-cell>
          <table:table-cell office:value-type="float" office:value="-0.37830000000000003" table:style-name="ce1">
            <text:p>-0.3783</text:p>
          </table:table-cell>
          <table:table-cell office:value-type="float" office:value="0.25380000000000003" table:style-name="ce1">
            <text:p>0.2538</text:p>
          </table:table-cell>
          <table:table-cell office:value-type="float" office:value="1.0694999999999999" table:style-name="ce1">
            <text:p>1.0695</text:p>
          </table:table-cell>
          <table:table-cell office:value-type="float" office:value="0.15240000000000001" table:style-name="ce1">
            <text:p>0.1524</text:p>
          </table:table-cell>
          <table:table-cell office:value-type="float" office:value="-0.19350000000000001" table:style-name="ce1">
            <text:p>-0.1935</text:p>
          </table:table-cell>
          <table:table-cell office:value-type="float" office:value="-0.4173" table:style-name="ce1">
            <text:p>-0.4173</text:p>
          </table:table-cell>
          <table:table-cell office:value-type="float" office:value="0.1598" table:style-name="ce1">
            <text:p>0.1598</text:p>
          </table:table-cell>
          <table:table-cell office:value-type="float" office:value="-0.28449999999999998" table:style-name="ce1">
            <text:p>-0.2845</text:p>
          </table:table-cell>
          <table:table-cell office:value-type="float" office:value="0.65239999999999998" table:style-name="ce1">
            <text:p>0.6524</text:p>
          </table:table-cell>
          <table:table-cell office:value-type="float" office:value="0.48470000000000002" table:style-name="ce1">
            <text:p>0.4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3yangyiwei</text:p>
          </table:table-cell>
          <table:table-cell office:value-type="float" office:value="2.1528062697676099E-3" table:style-name="ce2">
            <text:p>0.002152806</text:p>
          </table:table-cell>
          <table:table-cell office:value-type="float" office:value="0.21246582366703501" table:style-name="ce2">
            <text:p>0.212465824</text:p>
          </table:table-cell>
          <table:table-cell office:value-type="float" office:value="6.1208077189580802E-2" table:style-name="ce2">
            <text:p>0.061208077</text:p>
          </table:table-cell>
          <table:table-cell office:value-type="float" office:value="7.1241495602033897E-2" table:style-name="ce2">
            <text:p>0.071241496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1.5770999999999999" table:style-name="ce1">
            <text:p>1.5771</text:p>
          </table:table-cell>
          <table:table-cell office:value-type="float" office:value="0.2457" table:style-name="ce1">
            <text:p>0.2457</text:p>
          </table:table-cell>
          <table:table-cell office:value-type="float" office:value="0.58840000000000003" table:style-name="ce1">
            <text:p>0.5884</text:p>
          </table:table-cell>
          <table:table-cell office:value-type="float" office:value="0.84450000000000003" table:style-name="ce1">
            <text:p>0.8445</text:p>
          </table:table-cell>
          <table:table-cell office:value-type="float" office:value="0.26950000000000002" table:style-name="ce1">
            <text:p>0.2695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2.0057999999999998" table:style-name="ce1">
            <text:p>2.0058</text:p>
          </table:table-cell>
          <table:table-cell office:value-type="float" office:value="-0.40229999999999999" table:style-name="ce1">
            <text:p>-0.4023</text:p>
          </table:table-cell>
          <table:table-cell office:value-type="float" office:value="-0.91190000000000004" table:style-name="ce1">
            <text:p>-0.9119</text:p>
          </table:table-cell>
          <table:table-cell office:value-type="float" office:value="-0.31090000000000001" table:style-name="ce1">
            <text:p>-0.3109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0.38450000000000001" table:style-name="ce1">
            <text:p>0.3845</text:p>
          </table:table-cell>
          <table:table-cell office:value-type="float" office:value="-0.18990000000000001" table:style-name="ce1">
            <text:p>-0.1899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-0.69350000000000001" table:style-name="ce1">
            <text:p>-0.6935</text:p>
          </table:table-cell>
          <table:table-cell office:value-type="float" office:value="-1.0357000000000001" table:style-name="ce1">
            <text:p>-1.0357</text:p>
          </table:table-cell>
          <table:table-cell office:value-type="float" office:value="-0.18590000000000001" table:style-name="ce1">
            <text:p>-0.1859</text:p>
          </table:table-cell>
          <table:table-cell office:value-type="float" office:value="-1.34E-2" table:style-name="ce1">
            <text:p>-0.0134</text:p>
          </table:table-cell>
          <table:table-cell office:value-type="float" office:value="-1.4800000000000001E-2" table:style-name="ce1">
            <text:p>-0.0148</text:p>
          </table:table-cell>
          <table:table-cell office:value-type="float" office:value="-5.7500000000000002E-2" table:style-name="ce1">
            <text:p>-0.0575</text:p>
          </table:table-cell>
          <table:table-cell office:value-type="float" office:value="7.8799999999999995E-2" table:style-name="ce1">
            <text:p>0.0788</text:p>
          </table:table-cell>
          <table:table-cell office:value-type="float" office:value="6.7299999999999999E-2" table:style-name="ce1">
            <text:p>0.0673</text:p>
          </table:table-cell>
          <table:table-cell office:value-type="float" office:value="-0.1623" table:style-name="ce1">
            <text:p>-0.1623</text:p>
          </table:table-cell>
          <table:table-cell office:value-type="float" office:value="-0.1769" table:style-name="ce1">
            <text:p>-0.1769</text:p>
          </table:table-cell>
          <table:table-cell office:value-type="float" office:value="-1.1376999999999999" table:style-name="ce1">
            <text:p>-1.1377</text:p>
          </table:table-cell>
          <table:table-cell office:value-type="float" office:value="0.1429" table:style-name="ce1">
            <text:p>0.1429</text:p>
          </table:table-cell>
          <table:table-cell office:value-type="float" office:value="-0.1804" table:style-name="ce1">
            <text:p>-0.1804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-0.52929999999999999" table:style-name="ce1">
            <text:p>-0.5293</text:p>
          </table:table-cell>
          <table:table-cell office:value-type="float" office:value="-0.2147" table:style-name="ce1">
            <text:p>-0.2147</text:p>
          </table:table-cell>
          <table:table-cell office:value-type="float" office:value="-0.54479999999999995" table:style-name="ce1">
            <text:p>-0.5448</text:p>
          </table:table-cell>
          <table:table-cell office:value-type="float" office:value="-0.1229" table:style-name="ce1">
            <text:p>-0.1229</text:p>
          </table:table-cell>
          <table:table-cell office:value-type="float" office:value="1.3099000000000001" table:style-name="ce1">
            <text:p>1.3099</text:p>
          </table:table-cell>
          <table:table-cell office:value-type="float" office:value="0.25740000000000002" table:style-name="ce1">
            <text:p>0.2574</text:p>
          </table:table-cell>
          <table:table-cell office:value-type="float" office:value="-3.4099999999999998E-2" table:style-name="ce1">
            <text:p>-0.0341</text:p>
          </table:table-cell>
          <table:table-cell office:value-type="float" office:value="-0.24709999999999999" table:style-name="ce1">
            <text:p>-0.2471</text:p>
          </table:table-cell>
          <table:table-cell office:value-type="float" office:value="0.1943" table:style-name="ce1">
            <text:p>0.1943</text:p>
          </table:table-cell>
          <table:table-cell office:value-type="float" office:value="-5.1799999999999999E-2" table:style-name="ce1">
            <text:p>-0.0518</text:p>
          </table:table-cell>
          <table:table-cell office:value-type="float" office:value="1.0839000000000001" table:style-name="ce1">
            <text:p>1.0839</text:p>
          </table:table-cell>
          <table:table-cell office:value-type="float" office:value="1.0933999999999999" table:style-name="ce1">
            <text:p>1.09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4mengqingxin</text:p>
          </table:table-cell>
          <table:table-cell office:value-type="float" office:value="2.0974637060549302E-3" table:style-name="ce2">
            <text:p>0.002097464</text:p>
          </table:table-cell>
          <table:table-cell office:value-type="float" office:value="0.17626882674434199" table:style-name="ce2">
            <text:p>0.176268827</text:p>
          </table:table-cell>
          <table:table-cell office:value-type="float" office:value="5.0792810396803299E-2" table:style-name="ce2">
            <text:p>0.05079281</text:p>
          </table:table-cell>
          <table:table-cell office:value-type="float" office:value="6.9902619955816606E-2" table:style-name="ce2">
            <text:p>0.06990262</text:p>
          </table:table-cell>
          <table:table-cell office:value-type="float" office:value="1.347" table:style-name="ce2">
            <text:p>1.347</text:p>
          </table:table-cell>
          <table:table-cell office:value-type="float" office:value="0.60399999999999998" table:style-name="ce1">
            <text:p>0.604</text:p>
          </table:table-cell>
          <table:table-cell office:value-type="float" office:value="0.53990000000000005" table:style-name="ce1">
            <text:p>0.5399</text:p>
          </table:table-cell>
          <table:table-cell office:value-type="float" office:value="0.83169999999999999" table:style-name="ce1">
            <text:p>0.8317</text:p>
          </table:table-cell>
          <table:table-cell office:value-type="float" office:value="1.0696000000000001" table:style-name="ce1">
            <text:p>1.0696</text:p>
          </table:table-cell>
          <table:table-cell office:value-type="float" office:value="-0.1095" table:style-name="ce1">
            <text:p>-0.1095</text:p>
          </table:table-cell>
          <table:table-cell office:value-type="float" office:value="0.56610000000000005" table:style-name="ce1">
            <text:p>0.5661</text:p>
          </table:table-cell>
          <table:table-cell office:value-type="float" office:value="1.9054" table:style-name="ce1">
            <text:p>1.9054</text:p>
          </table:table-cell>
          <table:table-cell office:value-type="float" office:value="-0.47010000000000002" table:style-name="ce1">
            <text:p>-0.4701</text:p>
          </table:table-cell>
          <table:table-cell office:value-type="float" office:value="-1.5639000000000001" table:style-name="ce1">
            <text:p>-1.5639</text:p>
          </table:table-cell>
          <table:table-cell office:value-type="float" office:value="-0.26740000000000003" table:style-name="ce1">
            <text:p>-0.2674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0.43530000000000002" table:style-name="ce1">
            <text:p>0.4353</text:p>
          </table:table-cell>
          <table:table-cell office:value-type="float" office:value="-0.59989999999999999" table:style-name="ce1">
            <text:p>-0.5999</text:p>
          </table:table-cell>
          <table:table-cell office:value-type="float" office:value="0.16839999999999999" table:style-name="ce1">
            <text:p>0.1684</text:p>
          </table:table-cell>
          <table:table-cell office:value-type="float" office:value="-1.1306" table:style-name="ce1">
            <text:p>-1.1306</text:p>
          </table:table-cell>
          <table:table-cell office:value-type="float" office:value="-0.76049999999999995" table:style-name="ce1">
            <text:p>-0.7605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4E-2" table:style-name="ce1">
            <text:p>0.0104</text:p>
          </table:table-cell>
          <table:table-cell office:value-type="float" office:value="-2.1532" table:style-name="ce1">
            <text:p>-2.1532</text:p>
          </table:table-cell>
          <table:table-cell office:value-type="float" office:value="-0.14449999999999999" table:style-name="ce1">
            <text:p>-0.1445</text:p>
          </table:table-cell>
          <table:table-cell office:value-type="float" office:value="0.3785" table:style-name="ce1">
            <text:p>0.3785</text:p>
          </table:table-cell>
          <table:table-cell office:value-type="float" office:value="8.7599999999999997E-2" table:style-name="ce1">
            <text:p>0.0876</text:p>
          </table:table-cell>
          <table:table-cell office:value-type="float" office:value="-1.2787999999999999" table:style-name="ce1">
            <text:p>-1.2788</text:p>
          </table:table-cell>
          <table:table-cell office:value-type="float" office:value="-0.49" table:style-name="ce1">
            <text:p>-0.49</text:p>
          </table:table-cell>
          <table:table-cell office:value-type="float" office:value="-0.59109999999999996" table:style-name="ce1">
            <text:p>-0.5911</text:p>
          </table:table-cell>
          <table:table-cell office:value-type="float" office:value="-0.37990000000000002" table:style-name="ce1">
            <text:p>-0.3799</text:p>
          </table:table-cell>
          <table:table-cell office:value-type="float" office:value="1.9965999999999999" table:style-name="ce1">
            <text:p>1.9966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-0.2099" table:style-name="ce1">
            <text:p>-0.2099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0.49769999999999998" table:style-name="ce1">
            <text:p>0.4977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624" table:style-name="ce1">
            <text:p>1.7624</text:p>
          </table:table-cell>
          <table:table-cell office:value-type="float" office:value="0.80930000000000002" table:style-name="ce1">
            <text:p>0.80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5shiwenda</text:p>
          </table:table-cell>
          <table:table-cell office:value-type="float" office:value="2.3712089895874802E-3" table:style-name="ce2">
            <text:p>0.002371209</text:p>
          </table:table-cell>
          <table:table-cell office:value-type="float" office:value="0.19995723503775001" table:style-name="ce2">
            <text:p>0.199957235</text:p>
          </table:table-cell>
          <table:table-cell office:value-type="float" office:value="6.5852857299033701E-2" table:style-name="ce2">
            <text:p>0.065852857</text:p>
          </table:table-cell>
          <table:table-cell office:value-type="float" office:value="7.5857963464314004E-2" table:style-name="ce2">
            <text:p>0.075857963</text:p>
          </table:table-cell>
          <table:table-cell office:value-type="float" office:value="1.4690000000000001" table:style-name="ce2">
            <text:p>1.469</text:p>
          </table:table-cell>
          <table:table-cell office:value-type="float" office:value="0.91820000000000002" table:style-name="ce1">
            <text:p>0.9182</text:p>
          </table:table-cell>
          <table:table-cell office:value-type="float" office:value="0.36730000000000002" table:style-name="ce1">
            <text:p>0.3673</text:p>
          </table:table-cell>
          <table:table-cell office:value-type="float" office:value="0.6694" table:style-name="ce1">
            <text:p>0.6694</text:p>
          </table:table-cell>
          <table:table-cell office:value-type="float" office:value="0.89339999999999997" table:style-name="ce1">
            <text:p>0.8934</text:p>
          </table:table-cell>
          <table:table-cell office:value-type="float" office:value="-0.35610000000000003" table:style-name="ce1">
            <text:p>-0.3561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1.6518999999999999" table:style-name="ce1">
            <text:p>1.6519</text:p>
          </table:table-cell>
          <table:table-cell office:value-type="float" office:value="-0.50109999999999999" table:style-name="ce1">
            <text:p>-0.5011</text:p>
          </table:table-cell>
          <table:table-cell office:value-type="float" office:value="-1.3170999999999999" table:style-name="ce1">
            <text:p>-1.3171</text:p>
          </table:table-cell>
          <table:table-cell office:value-type="float" office:value="-3.7100000000000001E-2" table:style-name="ce1">
            <text:p>-0.0371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0.52580000000000005" table:style-name="ce1">
            <text:p>0.5258</text:p>
          </table:table-cell>
          <table:table-cell office:value-type="float" office:value="-0.64749999999999996" table:style-name="ce1">
            <text:p>-0.6475</text:p>
          </table:table-cell>
          <table:table-cell office:value-type="float" office:value="0.16289999999999999" table:style-name="ce1">
            <text:p>0.1629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-0.8569" table:style-name="ce1">
            <text:p>-0.8569</text:p>
          </table:table-cell>
          <table:table-cell office:value-type="float" office:value="-0.24890000000000001" table:style-name="ce1">
            <text:p>-0.2489</text:p>
          </table:table-cell>
          <table:table-cell office:value-type="float" office:value="-8.6599999999999996E-2" table:style-name="ce1">
            <text:p>-0.0866</text:p>
          </table:table-cell>
          <table:table-cell office:value-type="float" office:value="-2.2499999999999999E-2" table:style-name="ce1">
            <text:p>-0.0225</text:p>
          </table:table-cell>
          <table:table-cell office:value-type="float" office:value="-4.0599999999999997E-2" table:style-name="ce1">
            <text:p>-0.0406</text:p>
          </table:table-cell>
          <table:table-cell office:value-type="float" office:value="-1.5E-3" table:style-name="ce1">
            <text:p>-0.0015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0.13450000000000001" table:style-name="ce1">
            <text:p>-0.1345</text:p>
          </table:table-cell>
          <table:table-cell office:value-type="float" office:value="-0.23050000000000001" table:style-name="ce1">
            <text:p>-0.2305</text:p>
          </table:table-cell>
          <table:table-cell office:value-type="float" office:value="-1.1107" table:style-name="ce1">
            <text:p>-1.1107</text:p>
          </table:table-cell>
          <table:table-cell office:value-type="float" office:value="-2.5700000000000001E-2" table:style-name="ce1">
            <text:p>-0.0257</text:p>
          </table:table-cell>
          <table:table-cell office:value-type="float" office:value="0.1143" table:style-name="ce1">
            <text:p>0.1143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-1.1704000000000001" table:style-name="ce1">
            <text:p>-1.1704</text:p>
          </table:table-cell>
          <table:table-cell office:value-type="float" office:value="-0.2364" table:style-name="ce1">
            <text:p>-0.2364</text:p>
          </table:table-cell>
          <table:table-cell office:value-type="float" office:value="-0.70050000000000001" table:style-name="ce1">
            <text:p>-0.700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7687999999999999" table:style-name="ce1">
            <text:p>1.7688</text:p>
          </table:table-cell>
          <table:table-cell office:value-type="float" office:value="7.8200000000000006E-2" table:style-name="ce1">
            <text:p>0.0782</text:p>
          </table:table-cell>
          <table:table-cell office:value-type="float" office:value="-0.27589999999999998" table:style-name="ce1">
            <text:p>-0.2759</text:p>
          </table:table-cell>
          <table:table-cell office:value-type="float" office:value="-0.35360000000000003" table:style-name="ce1">
            <text:p>-0.3536</text:p>
          </table:table-cell>
          <table:table-cell office:value-type="float" office:value="0.54510000000000003" table:style-name="ce1">
            <text:p>0.5451</text:p>
          </table:table-cell>
          <table:table-cell office:value-type="float" office:value="0.03" table:style-name="ce1">
            <text:p>0.03</text:p>
          </table:table-cell>
          <table:table-cell office:value-type="float" office:value="0.54269999999999996" table:style-name="ce1">
            <text:p>0.5427</text:p>
          </table:table-cell>
          <table:table-cell office:value-type="float" office:value="0.9345" table:style-name="ce1">
            <text:p>0.93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6weixinyi</text:p>
          </table:table-cell>
          <table:table-cell office:value-type="float" office:value="2.2597652500059499E-3" table:style-name="ce2">
            <text:p>0.002259765</text:p>
          </table:table-cell>
          <table:table-cell office:value-type="float" office:value="0.187799140626602" table:style-name="ce2">
            <text:p>0.187799141</text:p>
          </table:table-cell>
          <table:table-cell office:value-type="float" office:value="5.9119393658193603E-2" table:style-name="ce2">
            <text:p>0.059119394</text:p>
          </table:table-cell>
          <table:table-cell office:value-type="float" office:value="7.3650797329531406E-2" table:style-name="ce2">
            <text:p>0.073650797</text:p>
          </table:table-cell>
          <table:table-cell office:value-type="float" office:value="1.3580000000000001" table:style-name="ce2">
            <text:p>1.358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-0.42380000000000001" table:style-name="ce1">
            <text:p>-0.4238</text:p>
          </table:table-cell>
          <table:table-cell office:value-type="float" office:value="0.1923" table:style-name="ce1">
            <text:p>0.1923</text:p>
          </table:table-cell>
          <table:table-cell office:value-type="float" office:value="0.68989999999999996" table:style-name="ce1">
            <text:p>0.6899</text:p>
          </table:table-cell>
          <table:table-cell office:value-type="float" office:value="-0.4753" table:style-name="ce1">
            <text:p>-0.4753</text:p>
          </table:table-cell>
          <table:table-cell office:value-type="float" office:value="-0.85680000000000001" table:style-name="ce1">
            <text:p>-0.8568</text:p>
          </table:table-cell>
          <table:table-cell office:value-type="float" office:value="-0.25530000000000003" table:style-name="ce1">
            <text:p>-0.2553</text:p>
          </table:table-cell>
          <table:table-cell office:value-type="float" office:value="0.1421" table:style-name="ce1">
            <text:p>0.1421</text:p>
          </table:table-cell>
          <table:table-cell office:value-type="float" office:value="0.46679999999999999" table:style-name="ce1">
            <text:p>0.4668</text:p>
          </table:table-cell>
          <table:table-cell office:value-type="float" office:value="-0.38950000000000001" table:style-name="ce1">
            <text:p>-0.3895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0.1091" table:style-name="ce1">
            <text:p>0.1091</text:p>
          </table:table-cell>
          <table:table-cell office:value-type="float" office:value="-0.98599999999999999" table:style-name="ce1">
            <text:p>-0.986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1.1480999999999999" table:style-name="ce1">
            <text:p>-1.1481</text:p>
          </table:table-cell>
          <table:table-cell office:value-type="float" office:value="-0.27150000000000002" table:style-name="ce1">
            <text:p>-0.2715</text:p>
          </table:table-cell>
          <table:table-cell office:value-type="float" office:value="8.0199999999999994E-2" table:style-name="ce1">
            <text:p>0.0802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1.1164000000000001" table:style-name="ce1">
            <text:p>-1.1164</text:p>
          </table:table-cell>
          <table:table-cell office:value-type="float" office:value="-0.44690000000000002" table:style-name="ce1">
            <text:p>-0.4469</text:p>
          </table:table-cell>
          <table:table-cell office:value-type="float" office:value="-0.87690000000000001" table:style-name="ce1">
            <text:p>-0.8769</text:p>
          </table:table-cell>
          <table:table-cell office:value-type="float" office:value="-0.43169999999999997" table:style-name="ce1">
            <text:p>-0.4317</text:p>
          </table:table-cell>
          <table:table-cell office:value-type="float" office:value="1.0609999999999999" table:style-name="ce1">
            <text:p>1.061</text:p>
          </table:table-cell>
          <table:table-cell office:value-type="float" office:value="0.29010000000000002" table:style-name="ce1">
            <text:p>0.2901</text:p>
          </table:table-cell>
          <table:table-cell office:value-type="float" office:value="-0.16520000000000001" table:style-name="ce1">
            <text:p>-0.1652</text:p>
          </table:table-cell>
          <table:table-cell office:value-type="float" office:value="-0.47099999999999997" table:style-name="ce1">
            <text:p>-0.471</text:p>
          </table:table-cell>
          <table:table-cell office:value-type="float" office:value="5.9700000000000003E-2" table:style-name="ce1">
            <text:p>0.0597</text:p>
          </table:table-cell>
          <table:table-cell office:value-type="float" office:value="-0.18410000000000001" table:style-name="ce1">
            <text:p>-0.1841</text:p>
          </table:table-cell>
          <table:table-cell office:value-type="float" office:value="9.8400000000000001E-2" table:style-name="ce1">
            <text:p>0.0984</text:p>
          </table:table-cell>
          <table:table-cell office:value-type="float" office:value="1.2121" table:style-name="ce1">
            <text:p>1.21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7wangxingwen</text:p>
          </table:table-cell>
          <table:table-cell office:value-type="float" office:value="2.3781886339250299E-3" table:style-name="ce2">
            <text:p>0.002378189</text:p>
          </table:table-cell>
          <table:table-cell office:value-type="float" office:value="0.187659375051414" table:style-name="ce2">
            <text:p>0.187659375</text:p>
          </table:table-cell>
          <table:table-cell office:value-type="float" office:value="4.9812283466836797E-2" table:style-name="ce2">
            <text:p>0.049812283</text:p>
          </table:table-cell>
          <table:table-cell office:value-type="float" office:value="6.6969572838833605E-2" table:style-name="ce2">
            <text:p>0.066969573</text:p>
          </table:table-cell>
          <table:table-cell office:value-type="float" office:value="1.286" table:style-name="ce2">
            <text:p>1.286</text:p>
          </table:table-cell>
          <table:table-cell office:value-type="float" office:value="0.97160000000000002" table:style-name="ce1">
            <text:p>0.9716</text:p>
          </table:table-cell>
          <table:table-cell office:value-type="float" office:value="0.30780000000000002" table:style-name="ce1">
            <text:p>0.3078</text:p>
          </table:table-cell>
          <table:table-cell office:value-type="float" office:value="0.2286" table:style-name="ce1">
            <text:p>0.2286</text:p>
          </table:table-cell>
          <table:table-cell office:value-type="float" office:value="0.43980000000000002" table:style-name="ce1">
            <text:p>0.4398</text:p>
          </table:table-cell>
          <table:table-cell office:value-type="float" office:value="-0.26190000000000002" table:style-name="ce1">
            <text:p>-0.2619</text:p>
          </table:table-cell>
          <table:table-cell office:value-type="float" office:value="0.27010000000000001" table:style-name="ce1">
            <text:p>0.2701</text:p>
          </table:table-cell>
          <table:table-cell office:value-type="float" office:value="0.91339999999999999" table:style-name="ce1">
            <text:p>0.9134</text:p>
          </table:table-cell>
          <table:table-cell office:value-type="float" office:value="3.8800000000000001E-2" table:style-name="ce1">
            <text:p>0.0388</text:p>
          </table:table-cell>
          <table:table-cell office:value-type="float" office:value="-0.75729999999999997" table:style-name="ce1">
            <text:p>-0.7573</text:p>
          </table:table-cell>
          <table:table-cell office:value-type="float" office:value="-0.19969999999999999" table:style-name="ce1">
            <text:p>-0.1997</text:p>
          </table:table-cell>
          <table:table-cell office:value-type="float" office:value="0.33629999999999999" table:style-name="ce1">
            <text:p>0.3363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-0.3891" table:style-name="ce1">
            <text:p>-0.3891</text:p>
          </table:table-cell>
          <table:table-cell office:value-type="float" office:value="0.13389999999999999" table:style-name="ce1">
            <text:p>0.1339</text:p>
          </table:table-cell>
          <table:table-cell office:value-type="float" office:value="-0.15690000000000001" table:style-name="ce1">
            <text:p>-0.1569</text:p>
          </table:table-cell>
          <table:table-cell office:value-type="float" office:value="-0.97070000000000001" table:style-name="ce1">
            <text:p>-0.9707</text:p>
          </table:table-cell>
          <table:table-cell office:value-type="float" office:value="-4.0300000000000002E-2" table:style-name="ce1">
            <text:p>-0.0403</text:p>
          </table:table-cell>
          <table:table-cell office:value-type="float" office:value="1.32E-2" table:style-name="ce1">
            <text:p>0.0132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-6.93E-2" table:style-name="ce1">
            <text:p>-0.0693</text:p>
          </table:table-cell>
          <table:table-cell office:value-type="float" office:value="3.2500000000000001E-2" table:style-name="ce1">
            <text:p>0.0325</text:p>
          </table:table-cell>
          <table:table-cell office:value-type="float" office:value="-0.13780000000000001" table:style-name="ce1">
            <text:p>-0.1378</text:p>
          </table:table-cell>
          <table:table-cell office:value-type="float" office:value="-0.19" table:style-name="ce1">
            <text:p>-0.19</text:p>
          </table:table-cell>
          <table:table-cell office:value-type="float" office:value="-0.62880000000000003" table:style-name="ce1">
            <text:p>-0.6288</text:p>
          </table:table-cell>
          <table:table-cell office:value-type="float" office:value="0.1736" table:style-name="ce1">
            <text:p>0.1736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0.1283" table:style-name="ce1">
            <text:p>0.1283</text:p>
          </table:table-cell>
          <table:table-cell office:value-type="float" office:value="-0.80869999999999997" table:style-name="ce1">
            <text:p>-0.8087</text:p>
          </table:table-cell>
          <table:table-cell office:value-type="float" office:value="-0.2293" table:style-name="ce1">
            <text:p>-0.2293</text:p>
          </table:table-cell>
          <table:table-cell office:value-type="float" office:value="5.5100000000000003E-2" table:style-name="ce1">
            <text:p>0.0551</text:p>
          </table:table-cell>
          <table:table-cell office:value-type="float" office:value="-0.32179999999999997" table:style-name="ce1">
            <text:p>-0.3218</text:p>
          </table:table-cell>
          <table:table-cell office:value-type="float" office:value="1.1323000000000001" table:style-name="ce1">
            <text:p>1.1323</text:p>
          </table:table-cell>
          <table:table-cell office:value-type="float" office:value="0.36130000000000001" table:style-name="ce1">
            <text:p>0.3613</text:p>
          </table:table-cell>
          <table:table-cell office:value-type="float" office:value="-0.41189999999999999" table:style-name="ce1">
            <text:p>-0.4119</text:p>
          </table:table-cell>
          <table:table-cell office:value-type="float" office:value="-0.44690000000000002" table:style-name="ce1">
            <text:p>-0.4469</text:p>
          </table:table-cell>
          <table:table-cell office:value-type="float" office:value="0.1333" table:style-name="ce1">
            <text:p>0.1333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1.3520000000000001" table:style-name="ce1">
            <text:p>1.3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8liyuze</text:p>
          </table:table-cell>
          <table:table-cell office:value-type="float" office:value="2.2145428891417501E-3" table:style-name="ce2">
            <text:p>0.002214543</text:p>
          </table:table-cell>
          <table:table-cell office:value-type="float" office:value="0.181984521200064" table:style-name="ce2">
            <text:p>0.181984521</text:p>
          </table:table-cell>
          <table:table-cell office:value-type="float" office:value="5.5022446026851503E-2" table:style-name="ce2">
            <text:p>0.055022446</text:p>
          </table:table-cell>
          <table:table-cell office:value-type="float" office:value="6.9617270189449201E-2" table:style-name="ce2">
            <text:p>0.06961727</text:p>
          </table:table-cell>
          <table:table-cell office:value-type="float" office:value="1.4359999999999999" table:style-name="ce2">
            <text:p>1.436</text:p>
          </table:table-cell>
          <table:table-cell office:value-type="float" office:value="1.9108000000000001" table:style-name="ce1">
            <text:p>1.9108</text:p>
          </table:table-cell>
          <table:table-cell office:value-type="float" office:value="0.36909999999999998" table:style-name="ce1">
            <text:p>0.3691</text:p>
          </table:table-cell>
          <table:table-cell office:value-type="float" office:value="0.4728" table:style-name="ce1">
            <text:p>0.4728</text:p>
          </table:table-cell>
          <table:table-cell office:value-type="float" office:value="0.3921" table:style-name="ce1">
            <text:p>0.3921</text:p>
          </table:table-cell>
          <table:table-cell office:value-type="float" office:value="6.6500000000000004E-2" table:style-name="ce1">
            <text:p>0.0665</text:p>
          </table:table-cell>
          <table:table-cell office:value-type="float" office:value="0.52139999999999997" table:style-name="ce1">
            <text:p>0.5214</text:p>
          </table:table-cell>
          <table:table-cell office:value-type="float" office:value="1.7506999999999999" table:style-name="ce1">
            <text:p>1.7507</text:p>
          </table:table-cell>
          <table:table-cell office:value-type="float" office:value="-0.6946" table:style-name="ce1">
            <text:p>-0.6946</text:p>
          </table:table-cell>
          <table:table-cell office:value-type="float" office:value="-0.92230000000000001" table:style-name="ce1">
            <text:p>-0.9223</text:p>
          </table:table-cell>
          <table:table-cell office:value-type="float" office:value="-0.12039999999999999" table:style-name="ce1">
            <text:p>-0.1204</text:p>
          </table:table-cell>
          <table:table-cell office:value-type="float" office:value="0.48420000000000002" table:style-name="ce1">
            <text:p>0.4842</text:p>
          </table:table-cell>
          <table:table-cell office:value-type="float" office:value="0.49230000000000002" table:style-name="ce1">
            <text:p>0.4923</text:p>
          </table:table-cell>
          <table:table-cell office:value-type="float" office:value="-0.56299999999999994" table:style-name="ce1">
            <text:p>-0.563</text:p>
          </table:table-cell>
          <table:table-cell office:value-type="float" office:value="0.47120000000000001" table:style-name="ce1">
            <text:p>0.4712</text:p>
          </table:table-cell>
          <table:table-cell office:value-type="float" office:value="-8.9800000000000005E-2" table:style-name="ce1">
            <text:p>-0.0898</text:p>
          </table:table-cell>
          <table:table-cell office:value-type="float" office:value="-0.51819999999999999" table:style-name="ce1">
            <text:p>-0.5182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9.6299999999999997E-2" table:style-name="ce1">
            <text:p>0.0963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3.1800000000000002E-2" table:style-name="ce1">
            <text:p>0.0318</text:p>
          </table:table-cell>
          <table:table-cell office:value-type="float" office:value="6.2100000000000002E-2" table:style-name="ce1">
            <text:p>0.062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-0.2661" table:style-name="ce1">
            <text:p>-0.2661</text:p>
          </table:table-cell>
          <table:table-cell office:value-type="float" office:value="-0.94389999999999996" table:style-name="ce1">
            <text:p>-0.9439</text:p>
          </table:table-cell>
          <table:table-cell office:value-type="float" office:value="4.6399999999999997E-2" table:style-name="ce1">
            <text:p>0.0464</text:p>
          </table:table-cell>
          <table:table-cell office:value-type="float" office:value="-0.10680000000000001" table:style-name="ce1">
            <text:p>-0.1068</text:p>
          </table:table-cell>
          <table:table-cell office:value-type="float" office:value="-3.2099999999999997E-2" table:style-name="ce1">
            <text:p>-0.0321</text:p>
          </table:table-cell>
          <table:table-cell office:value-type="float" office:value="-1.2149000000000001" table:style-name="ce1">
            <text:p>-1.2149</text:p>
          </table:table-cell>
          <table:table-cell office:value-type="float" office:value="-0.18609999999999999" table:style-name="ce1">
            <text:p>-0.1861</text:p>
          </table:table-cell>
          <table:table-cell office:value-type="float" office:value="-0.72850000000000004" table:style-name="ce1">
            <text:p>-0.7285</text:p>
          </table:table-cell>
          <table:table-cell office:value-type="float" office:value="-0.56469999999999998" table:style-name="ce1">
            <text:p>-0.5647</text:p>
          </table:table-cell>
          <table:table-cell office:value-type="float" office:value="1.4335" table:style-name="ce1">
            <text:p>1.4335</text:p>
          </table:table-cell>
          <table:table-cell office:value-type="float" office:value="0.13389999999999999" table:style-name="ce1">
            <text:p>0.1339</text:p>
          </table:table-cell>
          <table:table-cell office:value-type="float" office:value="-0.56369999999999998" table:style-name="ce1">
            <text:p>-0.5637</text:p>
          </table:table-cell>
          <table:table-cell office:value-type="float" office:value="-0.61909999999999998" table:style-name="ce1">
            <text:p>-0.6191</text:p>
          </table:table-cell>
          <table:table-cell office:value-type="float" office:value="0.42009999999999997" table:style-name="ce1">
            <text:p>0.4201</text:p>
          </table:table-cell>
          <table:table-cell office:value-type="float" office:value="-0.38719999999999999" table:style-name="ce1">
            <text:p>-0.3872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0.45440000000000003" table:style-name="ce1">
            <text:p>0.4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69yixiang</text:p>
          </table:table-cell>
          <table:table-cell office:value-type="float" office:value="2.54967227095686E-3" table:style-name="ce2">
            <text:p>0.002549672</text:p>
          </table:table-cell>
          <table:table-cell office:value-type="float" office:value="0.18996083867267899" table:style-name="ce2">
            <text:p>0.189960839</text:p>
          </table:table-cell>
          <table:table-cell office:value-type="float" office:value="5.2394012671134998E-2" table:style-name="ce2">
            <text:p>0.052394013</text:p>
          </table:table-cell>
          <table:table-cell office:value-type="float" office:value="6.8011810208821494E-2" table:style-name="ce2">
            <text:p>0.06801181</text:p>
          </table:table-cell>
          <table:table-cell office:value-type="float" office:value="1.4870000000000001" table:style-name="ce2">
            <text:p>1.487</text:p>
          </table:table-cell>
          <table:table-cell office:value-type="float" office:value="0.75649999999999995" table:style-name="ce1">
            <text:p>0.7565</text:p>
          </table:table-cell>
          <table:table-cell office:value-type="float" office:value="0.1303" table:style-name="ce1">
            <text:p>0.1303</text:p>
          </table:table-cell>
          <table:table-cell office:value-type="float" office:value="0.69640000000000002" table:style-name="ce1">
            <text:p>0.6964</text:p>
          </table:table-cell>
          <table:table-cell office:value-type="float" office:value="0.69510000000000005" table:style-name="ce1">
            <text:p>0.6951</text:p>
          </table:table-cell>
          <table:table-cell office:value-type="float" office:value="0.49419999999999997" table:style-name="ce1">
            <text:p>0.4942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2.1177999999999999" table:style-name="ce1">
            <text:p>2.1178</text:p>
          </table:table-cell>
          <table:table-cell office:value-type="float" office:value="-0.4027" table:style-name="ce1">
            <text:p>-0.4027</text:p>
          </table:table-cell>
          <table:table-cell office:value-type="float" office:value="-0.47410000000000002" table:style-name="ce1">
            <text:p>-0.4741</text:p>
          </table:table-cell>
          <table:table-cell office:value-type="float" office:value="-9.4E-2" table:style-name="ce1">
            <text:p>-0.094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40079999999999999" table:style-name="ce1">
            <text:p>0.4008</text:p>
          </table:table-cell>
          <table:table-cell office:value-type="float" office:value="-0.188" table:style-name="ce1">
            <text:p>-0.188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-3.1E-2" table:style-name="ce1">
            <text:p>-0.031</text:p>
          </table:table-cell>
          <table:table-cell office:value-type="float" office:value="-0.35070000000000001" table:style-name="ce1">
            <text:p>-0.3507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1.2269000000000001" table:style-name="ce1">
            <text:p>-1.2269</text:p>
          </table:table-cell>
          <table:table-cell office:value-type="float" office:value="0.11650000000000001" table:style-name="ce1">
            <text:p>0.1165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5.21E-2" table:style-name="ce1">
            <text:p>-0.0521</text:p>
          </table:table-cell>
          <table:table-cell office:value-type="float" office:value="-1.1135999999999999" table:style-name="ce1">
            <text:p>-1.1136</text:p>
          </table:table-cell>
          <table:table-cell office:value-type="float" office:value="-0.24579999999999999" table:style-name="ce1">
            <text:p>-0.2458</text:p>
          </table:table-cell>
          <table:table-cell office:value-type="float" office:value="-0.1676" table:style-name="ce1">
            <text:p>-0.1676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76049999999999995" table:style-name="ce1">
            <text:p>0.7605</text:p>
          </table:table-cell>
          <table:table-cell office:value-type="float" office:value="0.13109999999999999" table:style-name="ce1">
            <text:p>0.1311</text:p>
          </table:table-cell>
          <table:table-cell office:value-type="float" office:value="-0.2039" table:style-name="ce1">
            <text:p>-0.2039</text:p>
          </table:table-cell>
          <table:table-cell office:value-type="float" office:value="-0.29270000000000002" table:style-name="ce1">
            <text:p>-0.2927</text:p>
          </table:table-cell>
          <table:table-cell office:value-type="float" office:value="0.29880000000000001" table:style-name="ce1">
            <text:p>0.2988</text:p>
          </table:table-cell>
          <table:table-cell office:value-type="float" office:value="-0.2954" table:style-name="ce1">
            <text:p>-0.2954</text:p>
          </table:table-cell>
          <table:table-cell office:value-type="float" office:value="0.58730000000000004" table:style-name="ce1">
            <text:p>0.5873</text:p>
          </table:table-cell>
          <table:table-cell office:value-type="float" office:value="0.40450000000000003" table:style-name="ce1">
            <text:p>0.4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0panxinlei</text:p>
          </table:table-cell>
          <table:table-cell office:value-type="float" office:value="4.11613135419861E-3" table:style-name="ce2">
            <text:p>0.004116131</text:p>
          </table:table-cell>
          <table:table-cell office:value-type="float" office:value="0.194379207931764" table:style-name="ce2">
            <text:p>0.194379208</text:p>
          </table:table-cell>
          <table:table-cell office:value-type="float" office:value="5.5922231503661803E-2" table:style-name="ce2">
            <text:p>0.055922232</text:p>
          </table:table-cell>
          <table:table-cell office:value-type="float" office:value="7.0177333589605498E-2" table:style-name="ce2">
            <text:p>0.070177334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2.1943999999999999" table:style-name="ce1">
            <text:p>2.1944</text:p>
          </table:table-cell>
          <table:table-cell office:value-type="float" office:value="0.38740000000000002" table:style-name="ce1">
            <text:p>0.3874</text:p>
          </table:table-cell>
          <table:table-cell office:value-type="float" office:value="0.68610000000000004" table:style-name="ce1">
            <text:p>0.6861</text:p>
          </table:table-cell>
          <table:table-cell office:value-type="float" office:value="0.81640000000000001" table:style-name="ce1">
            <text:p>0.8164</text:p>
          </table:table-cell>
          <table:table-cell office:value-type="float" office:value="-0.61809999999999998" table:style-name="ce1">
            <text:p>-0.618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.2919" table:style-name="ce1">
            <text:p>2.2919</text:p>
          </table:table-cell>
          <table:table-cell office:value-type="float" office:value="-0.62170000000000003" table:style-name="ce1">
            <text:p>-0.6217</text:p>
          </table:table-cell>
          <table:table-cell office:value-type="float" office:value="-1.2585999999999999" table:style-name="ce1">
            <text:p>-1.2586</text:p>
          </table:table-cell>
          <table:table-cell office:value-type="float" office:value="-0.37590000000000001" table:style-name="ce1">
            <text:p>-0.3759</text:p>
          </table:table-cell>
          <table:table-cell office:value-type="float" office:value="7.6100000000000001E-2" table:style-name="ce1">
            <text:p>0.0761</text:p>
          </table:table-cell>
          <table:table-cell office:value-type="float" office:value="0.4521" table:style-name="ce1">
            <text:p>0.4521</text:p>
          </table:table-cell>
          <table:table-cell office:value-type="float" office:value="-1.5322" table:style-name="ce1">
            <text:p>-1.5322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-0.51429999999999998" table:style-name="ce1">
            <text:p>-0.5143</text:p>
          </table:table-cell>
          <table:table-cell office:value-type="float" office:value="-0.8266" table:style-name="ce1">
            <text:p>-0.8266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-1.5838000000000001" table:style-name="ce1">
            <text:p>-1.5838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0.1444" table:style-name="ce1">
            <text:p>0.1444</text:p>
          </table:table-cell>
          <table:table-cell office:value-type="float" office:value="0.25280000000000002" table:style-name="ce1">
            <text:p>0.2528</text:p>
          </table:table-cell>
          <table:table-cell office:value-type="float" office:value="-1.1669" table:style-name="ce1">
            <text:p>-1.1669</text:p>
          </table:table-cell>
          <table:table-cell office:value-type="float" office:value="-0.30620000000000003" table:style-name="ce1">
            <text:p>-0.3062</text:p>
          </table:table-cell>
          <table:table-cell office:value-type="float" office:value="-0.87019999999999997" table:style-name="ce1">
            <text:p>-0.8702</text:p>
          </table:table-cell>
          <table:table-cell office:value-type="float" office:value="-0.44829999999999998" table:style-name="ce1">
            <text:p>-0.4483</text:p>
          </table:table-cell>
          <table:table-cell office:value-type="float" office:value="1.454" table:style-name="ce1">
            <text:p>1.454</text:p>
          </table:table-cell>
          <table:table-cell office:value-type="float" office:value="0.50980000000000003" table:style-name="ce1">
            <text:p>0.509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-0.35610000000000003" table:style-name="ce1">
            <text:p>-0.3561</text:p>
          </table:table-cell>
          <table:table-cell office:value-type="float" office:value="1.3953" table:style-name="ce1">
            <text:p>1.3953</text:p>
          </table:table-cell>
          <table:table-cell office:value-type="float" office:value="-8.2100000000000006E-2" table:style-name="ce1">
            <text:p>-0.0821</text:p>
          </table:table-cell>
          <table:table-cell office:value-type="float" office:value="1.1279999999999999" table:style-name="ce1">
            <text:p>1.128</text:p>
          </table:table-cell>
          <table:table-cell office:value-type="float" office:value="0.77849999999999997" table:style-name="ce1">
            <text:p>0.7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1sunlihang</text:p>
          </table:table-cell>
          <table:table-cell office:value-type="float" office:value="2.1914889946923499E-3" table:style-name="ce2">
            <text:p>0.002191489</text:p>
          </table:table-cell>
          <table:table-cell office:value-type="float" office:value="0.181603331273272" table:style-name="ce2">
            <text:p>0.181603331</text:p>
          </table:table-cell>
          <table:table-cell office:value-type="float" office:value="6.5881189098620202E-2" table:style-name="ce2">
            <text:p>0.065881189</text:p>
          </table:table-cell>
          <table:table-cell office:value-type="float" office:value="7.3995178091176797E-2" table:style-name="ce2">
            <text:p>0.073995178</text:p>
          </table:table-cell>
          <table:table-cell office:value-type="float" office:value="1.373" table:style-name="ce2">
            <text:p>1.373</text:p>
          </table:table-cell>
          <table:table-cell office:value-type="float" office:value="1.1715" table:style-name="ce1">
            <text:p>1.1715</text:p>
          </table:table-cell>
          <table:table-cell office:value-type="float" office:value="0.34889999999999999" table:style-name="ce1">
            <text:p>0.3489</text:p>
          </table:table-cell>
          <table:table-cell office:value-type="float" office:value="0.79920000000000002" table:style-name="ce1">
            <text:p>0.7992</text:p>
          </table:table-cell>
          <table:table-cell office:value-type="float" office:value="0.9123" table:style-name="ce1">
            <text:p>0.9123</text:p>
          </table:table-cell>
          <table:table-cell office:value-type="float" office:value="-0.79810000000000003" table:style-name="ce1">
            <text:p>-0.7981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.6405000000000001" table:style-name="ce1">
            <text:p>1.6405</text:p>
          </table:table-cell>
          <table:table-cell office:value-type="float" office:value="-0.51180000000000003" table:style-name="ce1">
            <text:p>-0.5118</text:p>
          </table:table-cell>
          <table:table-cell office:value-type="float" office:value="-0.89190000000000003" table:style-name="ce1">
            <text:p>-0.8919</text:p>
          </table:table-cell>
          <table:table-cell office:value-type="float" office:value="-0.24429999999999999" table:style-name="ce1">
            <text:p>-0.2443</text:p>
          </table:table-cell>
          <table:table-cell office:value-type="float" office:value="0.26740000000000003" table:style-name="ce1">
            <text:p>0.2674</text:p>
          </table:table-cell>
          <table:table-cell office:value-type="float" office:value="0.4511" table:style-name="ce1">
            <text:p>0.4511</text:p>
          </table:table-cell>
          <table:table-cell office:value-type="float" office:value="-0.67379999999999995" table:style-name="ce1">
            <text:p>-0.6738</text:p>
          </table:table-cell>
          <table:table-cell office:value-type="float" office:value="0.23849999999999999" table:style-name="ce1">
            <text:p>0.2385</text:p>
          </table:table-cell>
          <table:table-cell office:value-type="float" office:value="0.15559999999999999" table:style-name="ce1">
            <text:p>0.1556</text:p>
          </table:table-cell>
          <table:table-cell office:value-type="float" office:value="-1.0242" table:style-name="ce1">
            <text:p>-1.0242</text:p>
          </table:table-cell>
          <table:table-cell office:value-type="float" office:value="-0.26150000000000001" table:style-name="ce1">
            <text:p>-0.2615</text:p>
          </table:table-cell>
          <table:table-cell office:value-type="float" office:value="-1.18E-2" table:style-name="ce1">
            <text:p>-0.0118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-8.1199999999999994E-2" table:style-name="ce1">
            <text:p>-0.0812</text:p>
          </table:table-cell>
          <table:table-cell office:value-type="float" office:value="-4.1500000000000002E-2" table:style-name="ce1">
            <text:p>-0.0415</text:p>
          </table:table-cell>
          <table:table-cell office:value-type="float" office:value="6.7699999999999996E-2" table:style-name="ce1">
            <text:p>0.0677</text:p>
          </table:table-cell>
          <table:table-cell office:value-type="float" office:value="-0.2261" table:style-name="ce1">
            <text:p>-0.2261</text:p>
          </table:table-cell>
          <table:table-cell office:value-type="float" office:value="-4.3099999999999999E-2" table:style-name="ce1">
            <text:p>-0.0431</text:p>
          </table:table-cell>
          <table:table-cell office:value-type="float" office:value="-1.6175999999999999" table:style-name="ce1">
            <text:p>-1.6176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0.16839999999999999" table:style-name="ce1">
            <text:p>0.1684</text:p>
          </table:table-cell>
          <table:table-cell office:value-type="float" office:value="0.19259999999999999" table:style-name="ce1">
            <text:p>0.1926</text:p>
          </table:table-cell>
          <table:table-cell office:value-type="float" office:value="-1.3411999999999999" table:style-name="ce1">
            <text:p>-1.3412</text:p>
          </table:table-cell>
          <table:table-cell office:value-type="float" office:value="-0.37630000000000002" table:style-name="ce1">
            <text:p>-0.3763</text:p>
          </table:table-cell>
          <table:table-cell office:value-type="float" office:value="-0.27539999999999998" table:style-name="ce1">
            <text:p>-0.2754</text:p>
          </table:table-cell>
          <table:table-cell office:value-type="float" office:value="-0.40489999999999998" table:style-name="ce1">
            <text:p>-0.4049</text:p>
          </table:table-cell>
          <table:table-cell office:value-type="float" office:value="1.2961" table:style-name="ce1">
            <text:p>1.2961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-0.23799999999999999" table:style-name="ce1">
            <text:p>-0.238</text:p>
          </table:table-cell>
          <table:table-cell office:value-type="float" office:value="9.0700000000000003E-2" table:style-name="ce1">
            <text:p>0.0907</text:p>
          </table:table-cell>
          <table:table-cell office:value-type="float" office:value="-0.14929999999999999" table:style-name="ce1">
            <text:p>-0.1493</text:p>
          </table:table-cell>
          <table:table-cell office:value-type="float" office:value="0.45839999999999997" table:style-name="ce1">
            <text:p>0.4584</text:p>
          </table:table-cell>
          <table:table-cell office:value-type="float" office:value="1.1740999999999999" table:style-name="ce1">
            <text:p>1.1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2xiangmuzi</text:p>
          </table:table-cell>
          <table:table-cell office:value-type="float" office:value="2.5630732481401498E-3" table:style-name="ce2">
            <text:p>0.002563073</text:p>
          </table:table-cell>
          <table:table-cell office:value-type="float" office:value="0.18465663596205101" table:style-name="ce2">
            <text:p>0.184656636</text:p>
          </table:table-cell>
          <table:table-cell office:value-type="float" office:value="5.6691081090138297E-2" table:style-name="ce2">
            <text:p>0.056691081</text:p>
          </table:table-cell>
          <table:table-cell office:value-type="float" office:value="7.3813362966392404E-2" table:style-name="ce2">
            <text:p>0.073813363</text:p>
          </table:table-cell>
          <table:table-cell office:value-type="float" office:value="1.319" table:style-name="ce2">
            <text:p>1.319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0.51239999999999997" table:style-name="ce1">
            <text:p>0.5124</text:p>
          </table:table-cell>
          <table:table-cell office:value-type="float" office:value="0.95640000000000003" table:style-name="ce1">
            <text:p>0.9564</text:p>
          </table:table-cell>
          <table:table-cell office:value-type="float" office:value="0.74919999999999998" table:style-name="ce1">
            <text:p>0.7492</text:p>
          </table:table-cell>
          <table:table-cell office:value-type="float" office:value="0.10440000000000001" table:style-name="ce1">
            <text:p>0.1044</text:p>
          </table:table-cell>
          <table:table-cell office:value-type="float" office:value="0.53539999999999999" table:style-name="ce1">
            <text:p>0.5354</text:p>
          </table:table-cell>
          <table:table-cell office:value-type="float" office:value="1.5388999999999999" table:style-name="ce1">
            <text:p>1.5389</text:p>
          </table:table-cell>
          <table:table-cell office:value-type="float" office:value="-0.40079999999999999" table:style-name="ce1">
            <text:p>-0.4008</text:p>
          </table:table-cell>
          <table:table-cell office:value-type="float" office:value="-1.0854999999999999" table:style-name="ce1">
            <text:p>-1.0855</text:p>
          </table:table-cell>
          <table:table-cell office:value-type="float" office:value="-0.21249999999999999" table:style-name="ce1">
            <text:p>-0.2125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40760000000000002" table:style-name="ce1">
            <text:p>0.4076</text:p>
          </table:table-cell>
          <table:table-cell office:value-type="float" office:value="-0.2147" table:style-name="ce1">
            <text:p>-0.2147</text:p>
          </table:table-cell>
          <table:table-cell office:value-type="float" office:value="0.22620000000000001" table:style-name="ce1">
            <text:p>0.2262</text:p>
          </table:table-cell>
          <table:table-cell office:value-type="float" office:value="-0.27839999999999998" table:style-name="ce1">
            <text:p>-0.2784</text:p>
          </table:table-cell>
          <table:table-cell office:value-type="float" office:value="-0.55620000000000003" table:style-name="ce1">
            <text:p>-0.5562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-0.1094" table:style-name="ce1">
            <text:p>-0.1094</text:p>
          </table:table-cell>
          <table:table-cell office:value-type="float" office:value="1.4E-3" table:style-name="ce1">
            <text:p>0.0014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-0.1467" table:style-name="ce1">
            <text:p>-0.1467</text:p>
          </table:table-cell>
          <table:table-cell office:value-type="float" office:value="-0.1328" table:style-name="ce1">
            <text:p>-0.1328</text:p>
          </table:table-cell>
          <table:table-cell office:value-type="float" office:value="-0.70750000000000002" table:style-name="ce1">
            <text:p>-0.7075</text:p>
          </table:table-cell>
          <table:table-cell office:value-type="float" office:value="-0.2024" table:style-name="ce1">
            <text:p>-0.2024</text:p>
          </table:table-cell>
          <table:table-cell office:value-type="float" office:value="-2.8899999999999999E-2" table:style-name="ce1">
            <text:p>-0.0289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-0.78090000000000004" table:style-name="ce1">
            <text:p>-0.7809</text:p>
          </table:table-cell>
          <table:table-cell office:value-type="float" office:value="-0.3453" table:style-name="ce1">
            <text:p>-0.3453</text:p>
          </table:table-cell>
          <table:table-cell office:value-type="float" office:value="-0.64219999999999999" table:style-name="ce1">
            <text:p>-0.6422</text:p>
          </table:table-cell>
          <table:table-cell office:value-type="float" office:value="-0.44690000000000002" table:style-name="ce1">
            <text:p>-0.4469</text:p>
          </table:table-cell>
          <table:table-cell office:value-type="float" office:value="1.3318000000000001" table:style-name="ce1">
            <text:p>1.3318</text:p>
          </table:table-cell>
          <table:table-cell office:value-type="float" office:value="0.3765" table:style-name="ce1">
            <text:p>0.3765</text:p>
          </table:table-cell>
          <table:table-cell office:value-type="float" office:value="-0.1027" table:style-name="ce1">
            <text:p>-0.1027</text:p>
          </table:table-cell>
          <table:table-cell office:value-type="float" office:value="-0.32979999999999998" table:style-name="ce1">
            <text:p>-0.3298</text:p>
          </table:table-cell>
          <table:table-cell office:value-type="float" office:value="9.4500000000000001E-2" table:style-name="ce1">
            <text:p>0.0945</text:p>
          </table:table-cell>
          <table:table-cell office:value-type="float" office:value="-0.12429999999999999" table:style-name="ce1">
            <text:p>-0.1243</text:p>
          </table:table-cell>
          <table:table-cell office:value-type="float" office:value="0.78910000000000002" table:style-name="ce1">
            <text:p>0.7891</text:p>
          </table:table-cell>
          <table:table-cell office:value-type="float" office:value="0.71719999999999995" table:style-name="ce1">
            <text:p>0.71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3baixinchun</text:p>
          </table:table-cell>
          <table:table-cell office:value-type="float" office:value="2.5694474149901398E-3" table:style-name="ce2">
            <text:p>0.002569447</text:p>
          </table:table-cell>
          <table:table-cell office:value-type="float" office:value="0.176092880538677" table:style-name="ce2">
            <text:p>0.176092881</text:p>
          </table:table-cell>
          <table:table-cell office:value-type="float" office:value="5.49239017655309E-2" table:style-name="ce2">
            <text:p>0.054923902</text:p>
          </table:table-cell>
          <table:table-cell office:value-type="float" office:value="7.0067161140837997E-2" table:style-name="ce2">
            <text:p>0.070067161</text:p>
          </table:table-cell>
          <table:table-cell office:value-type="float" office:value="1.304" table:style-name="ce2">
            <text:p>1.304</text:p>
          </table:table-cell>
          <table:table-cell office:value-type="float" office:value="1.3499000000000001" table:style-name="ce1">
            <text:p>1.3499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6875" table:style-name="ce1">
            <text:p>0.6875</text:p>
          </table:table-cell>
          <table:table-cell office:value-type="float" office:value="-0.48680000000000001" table:style-name="ce1">
            <text:p>-0.4868</text:p>
          </table:table-cell>
          <table:table-cell office:value-type="float" office:value="0.4894" table:style-name="ce1">
            <text:p>0.4894</text:p>
          </table:table-cell>
          <table:table-cell office:value-type="float" office:value="1.9222999999999999" table:style-name="ce1">
            <text:p>1.9223</text:p>
          </table:table-cell>
          <table:table-cell office:value-type="float" office:value="-0.7339" table:style-name="ce1">
            <text:p>-0.7339</text:p>
          </table:table-cell>
          <table:table-cell office:value-type="float" office:value="-1.1195999999999999" table:style-name="ce1">
            <text:p>-1.1196</text:p>
          </table:table-cell>
          <table:table-cell office:value-type="float" office:value="-0.15540000000000001" table:style-name="ce1">
            <text:p>-0.1554</text:p>
          </table:table-cell>
          <table:table-cell office:value-type="float" office:value="0.37190000000000001" table:style-name="ce1">
            <text:p>0.3719</text:p>
          </table:table-cell>
          <table:table-cell office:value-type="float" office:value="0.41149999999999998" table:style-name="ce1">
            <text:p>0.4115</text:p>
          </table:table-cell>
          <table:table-cell office:value-type="float" office:value="-0.58440000000000003" table:style-name="ce1">
            <text:p>-0.5844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2.12E-2" table:style-name="ce1">
            <text:p>0.0212</text:p>
          </table:table-cell>
          <table:table-cell office:value-type="float" office:value="-0.86860000000000004" table:style-name="ce1">
            <text:p>-0.8686</text:p>
          </table:table-cell>
          <table:table-cell office:value-type="float" office:value="-0.14349999999999999" table:style-name="ce1">
            <text:p>-0.1435</text:p>
          </table:table-cell>
          <table:table-cell office:value-type="float" office:value="-7.7200000000000005E-2" table:style-name="ce1">
            <text:p>-0.0772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0.1293" table:style-name="ce1">
            <text:p>-0.1293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-6.6799999999999998E-2" table:style-name="ce1">
            <text:p>-0.0668</text:p>
          </table:table-cell>
          <table:table-cell office:value-type="float" office:value="-0.34989999999999999" table:style-name="ce1">
            <text:p>-0.3499</text:p>
          </table:table-cell>
          <table:table-cell office:value-type="float" office:value="-1.7738" table:style-name="ce1">
            <text:p>-1.7738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-1.4301999999999999" table:style-name="ce1">
            <text:p>-1.4302</text:p>
          </table:table-cell>
          <table:table-cell office:value-type="float" office:value="-0.129" table:style-name="ce1">
            <text:p>-0.129</text:p>
          </table:table-cell>
          <table:table-cell office:value-type="float" office:value="-0.64939999999999998" table:style-name="ce1">
            <text:p>-0.6494</text:p>
          </table:table-cell>
          <table:table-cell office:value-type="float" office:value="-1.21E-2" table:style-name="ce1">
            <text:p>-0.0121</text:p>
          </table:table-cell>
          <table:table-cell office:value-type="float" office:value="1.4332" table:style-name="ce1">
            <text:p>1.4332</text:p>
          </table:table-cell>
          <table:table-cell office:value-type="float" office:value="0.29559999999999997" table:style-name="ce1">
            <text:p>0.2956</text:p>
          </table:table-cell>
          <table:table-cell office:value-type="float" office:value="-0.23430000000000001" table:style-name="ce1">
            <text:p>-0.2343</text:p>
          </table:table-cell>
          <table:table-cell office:value-type="float" office:value="-0.34060000000000001" table:style-name="ce1">
            <text:p>-0.3406</text:p>
          </table:table-cell>
          <table:table-cell office:value-type="float" office:value="0.28849999999999998" table:style-name="ce1">
            <text:p>0.2885</text:p>
          </table:table-cell>
          <table:table-cell office:value-type="float" office:value="-7.9200000000000007E-2" table:style-name="ce1">
            <text:p>-0.0792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0.85009999999999997" table:style-name="ce1">
            <text:p>0.8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4wangherui</text:p>
          </table:table-cell>
          <table:table-cell office:value-type="float" office:value="3.02126786837814E-3" table:style-name="ce2">
            <text:p>0.003021268</text:p>
          </table:table-cell>
          <table:table-cell office:value-type="float" office:value="0.19060670802981" table:style-name="ce2">
            <text:p>0.190606708</text:p>
          </table:table-cell>
          <table:table-cell office:value-type="float" office:value="5.8518337873466997E-2" table:style-name="ce2">
            <text:p>0.058518338</text:p>
          </table:table-cell>
          <table:table-cell office:value-type="float" office:value="7.1379868441637601E-2" table:style-name="ce2">
            <text:p>0.071379868</text:p>
          </table:table-cell>
          <table:table-cell office:value-type="float" office:value="1.47" table:style-name="ce2">
            <text:p>1.47</text:p>
          </table:table-cell>
          <table:table-cell office:value-type="float" office:value="2.3464" table:style-name="ce1">
            <text:p>2.3464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0.65639999999999998" table:style-name="ce1">
            <text:p>0.6564</text:p>
          </table:table-cell>
          <table:table-cell office:value-type="float" office:value="0.87719999999999998" table:style-name="ce1">
            <text:p>0.8772</text:p>
          </table:table-cell>
          <table:table-cell office:value-type="float" office:value="-7.4200000000000002E-2" table:style-name="ce1">
            <text:p>-0.0742</text:p>
          </table:table-cell>
          <table:table-cell office:value-type="float" office:value="0.8054" table:style-name="ce1">
            <text:p>0.8054</text:p>
          </table:table-cell>
          <table:table-cell office:value-type="float" office:value="2.4436" table:style-name="ce1">
            <text:p>2.4436</text:p>
          </table:table-cell>
          <table:table-cell office:value-type="float" office:value="-0.21820000000000001" table:style-name="ce1">
            <text:p>-0.2182</text:p>
          </table:table-cell>
          <table:table-cell office:value-type="float" office:value="-0.67369999999999997" table:style-name="ce1">
            <text:p>-0.6737</text:p>
          </table:table-cell>
          <table:table-cell office:value-type="float" office:value="-1.4500000000000001E-2" table:style-name="ce1">
            <text:p>-0.0145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0.68440000000000001" table:style-name="ce1">
            <text:p>0.6844</text:p>
          </table:table-cell>
          <table:table-cell office:value-type="float" office:value="-0.29659999999999997" table:style-name="ce1">
            <text:p>-0.2966</text:p>
          </table:table-cell>
          <table:table-cell office:value-type="float" office:value="0.255" table:style-name="ce1">
            <text:p>0.255</text:p>
          </table:table-cell>
          <table:table-cell office:value-type="float" office:value="0.38090000000000002" table:style-name="ce1">
            <text:p>0.3809</text:p>
          </table:table-cell>
          <table:table-cell office:value-type="float" office:value="-0.82020000000000004" table:style-name="ce1">
            <text:p>-0.8202</text:p>
          </table:table-cell>
          <table:table-cell office:value-type="float" office:value="-0.1376" table:style-name="ce1">
            <text:p>-0.1376</text:p>
          </table:table-cell>
          <table:table-cell office:value-type="float" office:value="-4.8000000000000001E-2" table:style-name="ce1">
            <text:p>-0.048</text:p>
          </table:table-cell>
          <table:table-cell office:value-type="float" office:value="8.7900000000000006E-2" table:style-name="ce1">
            <text:p>0.0879</text:p>
          </table:table-cell>
          <table:table-cell office:value-type="float" office:value="-4.5600000000000002E-2" table:style-name="ce1">
            <text:p>-0.0456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6.7900000000000002E-2" table:style-name="ce1">
            <text:p>0.0679</text:p>
          </table:table-cell>
          <table:table-cell office:value-type="float" office:value="-0.1452" table:style-name="ce1">
            <text:p>-0.1452</text:p>
          </table:table-cell>
          <table:table-cell office:value-type="float" office:value="-5.8000000000000003E-2" table:style-name="ce1">
            <text:p>-0.058</text:p>
          </table:table-cell>
          <table:table-cell office:value-type="float" office:value="-1.9399" table:style-name="ce1">
            <text:p>-1.9399</text:p>
          </table:table-cell>
          <table:table-cell office:value-type="float" office:value="-0.1769" table:style-name="ce1">
            <text:p>-0.1769</text:p>
          </table:table-cell>
          <table:table-cell office:value-type="float" office:value="-0.10440000000000001" table:style-name="ce1">
            <text:p>-0.1044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-1.4037999999999999" table:style-name="ce1">
            <text:p>-1.4038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-0.14910000000000001" table:style-name="ce1">
            <text:p>-0.1491</text:p>
          </table:table-cell>
          <table:table-cell office:value-type="float" office:value="-3.7000000000000002E-3" table:style-name="ce1">
            <text:p>-0.0037</text:p>
          </table:table-cell>
          <table:table-cell office:value-type="float" office:value="1.2897000000000001" table:style-name="ce1">
            <text:p>1.2897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-0.27710000000000001" table:style-name="ce1">
            <text:p>-0.2771</text:p>
          </table:table-cell>
          <table:table-cell office:value-type="float" office:value="-0.51029999999999998" table:style-name="ce1">
            <text:p>-0.5103</text:p>
          </table:table-cell>
          <table:table-cell office:value-type="float" office:value="0.1182" table:style-name="ce1">
            <text:p>0.1182</text:p>
          </table:table-cell>
          <table:table-cell office:value-type="float" office:value="-4.2599999999999999E-2" table:style-name="ce1">
            <text:p>-0.0426</text:p>
          </table:table-cell>
          <table:table-cell office:value-type="float" office:value="0.34910000000000002" table:style-name="ce1">
            <text:p>0.3491</text:p>
          </table:table-cell>
          <table:table-cell office:value-type="float" office:value="1.0381" table:style-name="ce1">
            <text:p>1.03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5anqian</text:p>
          </table:table-cell>
          <table:table-cell office:value-type="float" office:value="2.89196778498698E-3" table:style-name="ce2">
            <text:p>0.002891968</text:p>
          </table:table-cell>
          <table:table-cell office:value-type="float" office:value="0.19405291830339499" table:style-name="ce2">
            <text:p>0.194052918</text:p>
          </table:table-cell>
          <table:table-cell office:value-type="float" office:value="6.5865135201325406E-2" table:style-name="ce2">
            <text:p>0.065865135</text:p>
          </table:table-cell>
          <table:table-cell office:value-type="float" office:value="7.4003996316720305E-2" table:style-name="ce2">
            <text:p>0.074003996</text:p>
          </table:table-cell>
          <table:table-cell office:value-type="float" office:value="1.276" table:style-name="ce2">
            <text:p>1.276</text:p>
          </table:table-cell>
          <table:table-cell office:value-type="float" office:value="2.0114000000000001" table:style-name="ce1">
            <text:p>2.0114</text:p>
          </table:table-cell>
          <table:table-cell office:value-type="float" office:value="0.45929999999999999" table:style-name="ce1">
            <text:p>0.4593</text:p>
          </table:table-cell>
          <table:table-cell office:value-type="float" office:value="0.55730000000000002" table:style-name="ce1">
            <text:p>0.5573</text:p>
          </table:table-cell>
          <table:table-cell office:value-type="float" office:value="0.76739999999999997" table:style-name="ce1">
            <text:p>0.7674</text:p>
          </table:table-cell>
          <table:table-cell office:value-type="float" office:value="0.29310000000000003" table:style-name="ce1">
            <text:p>0.2931</text:p>
          </table:table-cell>
          <table:table-cell office:value-type="float" office:value="0.56789999999999996" table:style-name="ce1">
            <text:p>0.5679</text:p>
          </table:table-cell>
          <table:table-cell office:value-type="float" office:value="1.7504" table:style-name="ce1">
            <text:p>1.7504</text:p>
          </table:table-cell>
          <table:table-cell office:value-type="float" office:value="-8.3699999999999997E-2" table:style-name="ce1">
            <text:p>-0.0837</text:p>
          </table:table-cell>
          <table:table-cell office:value-type="float" office:value="-0.30769999999999997" table:style-name="ce1">
            <text:p>-0.3077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0.54" table:style-name="ce1">
            <text:p>0.54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8.9700000000000002E-2" table:style-name="ce1">
            <text:p>0.0897</text:p>
          </table:table-cell>
          <table:table-cell office:value-type="float" office:value="0.39860000000000001" table:style-name="ce1">
            <text:p>0.3986</text:p>
          </table:table-cell>
          <table:table-cell office:value-type="float" office:value="-0.2742" table:style-name="ce1">
            <text:p>-0.2742</text:p>
          </table:table-cell>
          <table:table-cell office:value-type="float" office:value="-0.89839999999999998" table:style-name="ce1">
            <text:p>-0.8984</text:p>
          </table:table-cell>
          <table:table-cell office:value-type="float" office:value="-0.14410000000000001" table:style-name="ce1">
            <text:p>-0.1441</text:p>
          </table:table-cell>
          <table:table-cell office:value-type="float" office:value="-3.3000000000000002E-2" table:style-name="ce1">
            <text:p>-0.033</text:p>
          </table:table-cell>
          <table:table-cell office:value-type="float" office:value="2.23E-2" table:style-name="ce1">
            <text:p>0.0223</text:p>
          </table:table-cell>
          <table:table-cell office:value-type="float" office:value="-3.1199999999999999E-2" table:style-name="ce1">
            <text:p>-0.0312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2.8299999999999999E-2" table:style-name="ce1">
            <text:p>0.0283</text:p>
          </table:table-cell>
          <table:table-cell office:value-type="float" office:value="-0.24809999999999999" table:style-name="ce1">
            <text:p>-0.2481</text:p>
          </table:table-cell>
          <table:table-cell office:value-type="float" office:value="-0.12130000000000001" table:style-name="ce1">
            <text:p>-0.1213</text:p>
          </table:table-cell>
          <table:table-cell office:value-type="float" office:value="-1.8596999999999999" table:style-name="ce1">
            <text:p>-1.8597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-5.4899999999999997E-2" table:style-name="ce1">
            <text:p>-0.0549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1.2367999999999999" table:style-name="ce1">
            <text:p>-1.2368</text:p>
          </table:table-cell>
          <table:table-cell office:value-type="float" office:value="-0.16639999999999999" table:style-name="ce1">
            <text:p>-0.1664</text:p>
          </table:table-cell>
          <table:table-cell office:value-type="float" office:value="-0.2666" table:style-name="ce1">
            <text:p>-0.2666</text:p>
          </table:table-cell>
          <table:table-cell office:value-type="float" office:value="-0.60940000000000005" table:style-name="ce1">
            <text:p>-0.6094</text:p>
          </table:table-cell>
          <table:table-cell office:value-type="float" office:value="0.64629999999999999" table:style-name="ce1">
            <text:p>0.6463</text:p>
          </table:table-cell>
          <table:table-cell office:value-type="float" office:value="0.14810000000000001" table:style-name="ce1">
            <text:p>0.1481</text:p>
          </table:table-cell>
          <table:table-cell office:value-type="float" office:value="-0.54590000000000005" table:style-name="ce1">
            <text:p>-0.5459</text:p>
          </table:table-cell>
          <table:table-cell office:value-type="float" office:value="-0.69969999999999999" table:style-name="ce1">
            <text:p>-0.6997</text:p>
          </table:table-cell>
          <table:table-cell office:value-type="float" office:value="-0.18970000000000001" table:style-name="ce1">
            <text:p>-0.1897</text:p>
          </table:table-cell>
          <table:table-cell office:value-type="float" office:value="-0.26390000000000002" table:style-name="ce1">
            <text:p>-0.2639</text:p>
          </table:table-cell>
          <table:table-cell office:value-type="float" office:value="0.62319999999999998" table:style-name="ce1">
            <text:p>0.6232</text:p>
          </table:table-cell>
          <table:table-cell office:value-type="float" office:value="1.2015" table:style-name="ce1">
            <text:p>1.2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6gaoshuoyao</text:p>
          </table:table-cell>
          <table:table-cell office:value-type="float" office:value="2.4281262907512998E-3" table:style-name="ce2">
            <text:p>0.002428126</text:p>
          </table:table-cell>
          <table:table-cell office:value-type="float" office:value="0.17478975073044001" table:style-name="ce2">
            <text:p>0.174789751</text:p>
          </table:table-cell>
          <table:table-cell office:value-type="float" office:value="5.8748470264370599E-2" table:style-name="ce2">
            <text:p>0.05874847</text:p>
          </table:table-cell>
          <table:table-cell office:value-type="float" office:value="7.1115038849728196E-2" table:style-name="ce2">
            <text:p>0.071115039</text:p>
          </table:table-cell>
          <table:table-cell office:value-type="float" office:value="1.2669999999999999" table:style-name="ce2">
            <text:p>1.267</text:p>
          </table:table-cell>
          <table:table-cell office:value-type="float" office:value="1.3236000000000001" table:style-name="ce1">
            <text:p>1.3236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0.86870000000000003" table:style-name="ce1">
            <text:p>0.8687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7.3400000000000007E-2" table:style-name="ce1">
            <text:p>0.0734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1.9028" table:style-name="ce1">
            <text:p>1.9028</text:p>
          </table:table-cell>
          <table:table-cell office:value-type="float" office:value="-0.4889" table:style-name="ce1">
            <text:p>-0.4889</text:p>
          </table:table-cell>
          <table:table-cell office:value-type="float" office:value="-0.66720000000000002" table:style-name="ce1">
            <text:p>-0.6672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36980000000000002" table:style-name="ce1">
            <text:p>0.3698</text:p>
          </table:table-cell>
          <table:table-cell office:value-type="float" office:value="0.62509999999999999" table:style-name="ce1">
            <text:p>0.6251</text:p>
          </table:table-cell>
          <table:table-cell office:value-type="float" office:value="-0.30709999999999998" table:style-name="ce1">
            <text:p>-0.3071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1157" table:style-name="ce1">
            <text:p>0.1157</text:p>
          </table:table-cell>
          <table:table-cell office:value-type="float" office:value="-0.93510000000000004" table:style-name="ce1">
            <text:p>-0.9351</text:p>
          </table:table-cell>
          <table:table-cell office:value-type="float" office:value="-0.1032" table:style-name="ce1">
            <text:p>-0.1032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1E-3" table:style-name="ce1">
            <text:p>0.001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-0.1108" table:style-name="ce1">
            <text:p>-0.1108</text:p>
          </table:table-cell>
          <table:table-cell office:value-type="float" office:value="-0.68300000000000005" table:style-name="ce1">
            <text:p>-0.683</text:p>
          </table:table-cell>
          <table:table-cell office:value-type="float" office:value="-4.6899999999999997E-2" table:style-name="ce1">
            <text:p>-0.0469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2.41E-2" table:style-name="ce1">
            <text:p>0.0241</text:p>
          </table:table-cell>
          <table:table-cell office:value-type="float" office:value="-1" table:style-name="ce1">
            <text:p>-1</text:p>
          </table:table-cell>
          <table:table-cell office:value-type="float" office:value="-1.4200000000000001E-2" table:style-name="ce1">
            <text:p>-0.0142</text:p>
          </table:table-cell>
          <table:table-cell office:value-type="float" office:value="-0.5151" table:style-name="ce1">
            <text:p>-0.5151</text:p>
          </table:table-cell>
          <table:table-cell office:value-type="float" office:value="-0.51870000000000005" table:style-name="ce1">
            <text:p>-0.5187</text:p>
          </table:table-cell>
          <table:table-cell office:value-type="float" office:value="1.0074000000000001" table:style-name="ce1">
            <text:p>1.0074</text:p>
          </table:table-cell>
          <table:table-cell office:value-type="float" office:value="3.1099999999999999E-2" table:style-name="ce1">
            <text:p>0.0311</text:p>
          </table:table-cell>
          <table:table-cell office:value-type="float" office:value="-0.18190000000000001" table:style-name="ce1">
            <text:p>-0.1819</text:p>
          </table:table-cell>
          <table:table-cell office:value-type="float" office:value="-0.56669999999999998" table:style-name="ce1">
            <text:p>-0.5667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9.74E-2" table:style-name="ce1">
            <text:p>0.0974</text:p>
          </table:table-cell>
          <table:table-cell office:value-type="float" office:value="0.1661" table:style-name="ce1">
            <text:p>0.1661</text:p>
          </table:table-cell>
          <table:table-cell office:value-type="float" office:value="1.1658999999999999" table:style-name="ce1">
            <text:p>1.16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7liuying</text:p>
          </table:table-cell>
          <table:table-cell office:value-type="float" office:value="2.4610469844175398E-3" table:style-name="ce2">
            <text:p>0.002461047</text:p>
          </table:table-cell>
          <table:table-cell office:value-type="float" office:value="0.20299475708214099" table:style-name="ce2">
            <text:p>0.202994757</text:p>
          </table:table-cell>
          <table:table-cell office:value-type="float" office:value="5.79911626641752E-2" table:style-name="ce2">
            <text:p>0.057991163</text:p>
          </table:table-cell>
          <table:table-cell office:value-type="float" office:value="6.7964576655090606E-2" table:style-name="ce2">
            <text:p>0.067964577</text:p>
          </table:table-cell>
          <table:table-cell office:value-type="float" office:value="1.327" table:style-name="ce2">
            <text:p>1.327</text:p>
          </table:table-cell>
          <table:table-cell office:value-type="float" office:value="1.1095999999999999" table:style-name="ce1">
            <text:p>1.1096</text:p>
          </table:table-cell>
          <table:table-cell office:value-type="float" office:value="0.64400000000000002" table:style-name="ce1">
            <text:p>0.644</text:p>
          </table:table-cell>
          <table:table-cell office:value-type="float" office:value="0.94389999999999996" table:style-name="ce1">
            <text:p>0.9439</text:p>
          </table:table-cell>
          <table:table-cell office:value-type="float" office:value="0.87019999999999997" table:style-name="ce1">
            <text:p>0.8702</text:p>
          </table:table-cell>
          <table:table-cell office:value-type="float" office:value="0.13120000000000001" table:style-name="ce1">
            <text:p>0.1312</text:p>
          </table:table-cell>
          <table:table-cell office:value-type="float" office:value="0.55079999999999996" table:style-name="ce1">
            <text:p>0.5508</text:p>
          </table:table-cell>
          <table:table-cell office:value-type="float" office:value="1.7884" table:style-name="ce1">
            <text:p>1.7884</text:p>
          </table:table-cell>
          <table:table-cell office:value-type="float" office:value="-8.3599999999999994E-2" table:style-name="ce1">
            <text:p>-0.0836</text:p>
          </table:table-cell>
          <table:table-cell office:value-type="float" office:value="-0.71660000000000001" table:style-name="ce1">
            <text:p>-0.7166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0.39179999999999998" table:style-name="ce1">
            <text:p>0.3918</text:p>
          </table:table-cell>
          <table:table-cell office:value-type="float" office:value="0.46050000000000002" table:style-name="ce1">
            <text:p>0.4605</text:p>
          </table:table-cell>
          <table:table-cell office:value-type="float" office:value="-0.23749999999999999" table:style-name="ce1">
            <text:p>-0.2375</text:p>
          </table:table-cell>
          <table:table-cell office:value-type="float" office:value="0.34160000000000001" table:style-name="ce1">
            <text:p>0.3416</text:p>
          </table:table-cell>
          <table:table-cell office:value-type="float" office:value="2.4500000000000001E-2" table:style-name="ce1">
            <text:p>0.0245</text:p>
          </table:table-cell>
          <table:table-cell office:value-type="float" office:value="-0.31879999999999997" table:style-name="ce1">
            <text:p>-0.3188</text:p>
          </table:table-cell>
          <table:table-cell office:value-type="float" office:value="-0.1827" table:style-name="ce1">
            <text:p>-0.1827</text:p>
          </table:table-cell>
          <table:table-cell office:value-type="float" office:value="2.7400000000000001E-2" table:style-name="ce1">
            <text:p>0.0274</text:p>
          </table:table-cell>
          <table:table-cell office:value-type="float" office:value="-8.2400000000000001E-2" table:style-name="ce1">
            <text:p>-0.0824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1.4E-2" table:style-name="ce1">
            <text:p>-0.01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15690000000000001" table:style-name="ce1">
            <text:p>-0.1569</text:p>
          </table:table-cell>
          <table:table-cell office:value-type="float" office:value="0.05" table:style-name="ce1">
            <text:p>0.05</text:p>
          </table:table-cell>
          <table:table-cell office:value-type="float" office:value="-0.96970000000000001" table:style-name="ce1">
            <text:p>-0.9697</text:p>
          </table:table-cell>
          <table:table-cell office:value-type="float" office:value="0.32850000000000001" table:style-name="ce1">
            <text:p>0.3285</text:p>
          </table:table-cell>
          <table:table-cell office:value-type="float" office:value="-0.20230000000000001" table:style-name="ce1">
            <text:p>-0.2023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-1.0237000000000001" table:style-name="ce1">
            <text:p>-1.0237</text:p>
          </table:table-cell>
          <table:table-cell office:value-type="float" office:value="-0.2356" table:style-name="ce1">
            <text:p>-0.2356</text:p>
          </table:table-cell>
          <table:table-cell office:value-type="float" office:value="-0.4551" table:style-name="ce1">
            <text:p>-0.4551</text:p>
          </table:table-cell>
          <table:table-cell office:value-type="float" office:value="-0.16059999999999999" table:style-name="ce1">
            <text:p>-0.1606</text:p>
          </table:table-cell>
          <table:table-cell office:value-type="float" office:value="1.1040000000000001" table:style-name="ce1">
            <text:p>1.104</text:p>
          </table:table-cell>
          <table:table-cell office:value-type="float" office:value="0.1074" table:style-name="ce1">
            <text:p>0.1074</text:p>
          </table:table-cell>
          <table:table-cell office:value-type="float" office:value="-0.19070000000000001" table:style-name="ce1">
            <text:p>-0.1907</text:p>
          </table:table-cell>
          <table:table-cell office:value-type="float" office:value="-0.25109999999999999" table:style-name="ce1">
            <text:p>-0.2511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-0.17480000000000001" table:style-name="ce1">
            <text:p>-0.1748</text:p>
          </table:table-cell>
          <table:table-cell office:value-type="float" office:value="0.54920000000000002" table:style-name="ce1">
            <text:p>0.5492</text:p>
          </table:table-cell>
          <table:table-cell office:value-type="float" office:value="0.32669999999999999" table:style-name="ce1">
            <text:p>0.32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8sunmenglong</text:p>
          </table:table-cell>
          <table:table-cell office:value-type="float" office:value="2.33701296239704E-3" table:style-name="ce2">
            <text:p>0.002337013</text:p>
          </table:table-cell>
          <table:table-cell office:value-type="float" office:value="0.19676810952245" table:style-name="ce2">
            <text:p>0.19676811</text:p>
          </table:table-cell>
          <table:table-cell office:value-type="float" office:value="6.1771570730361297E-2" table:style-name="ce2">
            <text:p>0.061771571</text:p>
          </table:table-cell>
          <table:table-cell office:value-type="float" office:value="7.2985375952546699E-2" table:style-name="ce2">
            <text:p>0.072985376</text:p>
          </table:table-cell>
          <table:table-cell office:value-type="float" office:value="1.5940000000000001" table:style-name="ce2">
            <text:p>1.594</text:p>
          </table:table-cell>
          <table:table-cell office:value-type="float" office:value="0.7913" table:style-name="ce1">
            <text:p>0.7913</text:p>
          </table:table-cell>
          <table:table-cell office:value-type="float" office:value="0.24879999999999999" table:style-name="ce1">
            <text:p>0.2488</text:p>
          </table:table-cell>
          <table:table-cell office:value-type="float" office:value="0.46189999999999998" table:style-name="ce1">
            <text:p>0.4619</text:p>
          </table:table-cell>
          <table:table-cell office:value-type="float" office:value="0.71150000000000002" table:style-name="ce1">
            <text:p>0.7115</text:p>
          </table:table-cell>
          <table:table-cell office:value-type="float" office:value="-0.58860000000000001" table:style-name="ce1">
            <text:p>-0.5886</text:p>
          </table:table-cell>
          <table:table-cell office:value-type="float" office:value="0.32940000000000003" table:style-name="ce1">
            <text:p>0.3294</text:p>
          </table:table-cell>
          <table:table-cell office:value-type="float" office:value="0.40389999999999998" table:style-name="ce1">
            <text:p>0.4039</text:p>
          </table:table-cell>
          <table:table-cell office:value-type="float" office:value="-0.37559999999999999" table:style-name="ce1">
            <text:p>-0.3756</text:p>
          </table:table-cell>
          <table:table-cell office:value-type="float" office:value="-0.67400000000000004" table:style-name="ce1">
            <text:p>-0.674</text:p>
          </table:table-cell>
          <table:table-cell office:value-type="float" office:value="-1.9099999999999999E-2" table:style-name="ce1">
            <text:p>-0.0191</text:p>
          </table:table-cell>
          <table:table-cell office:value-type="float" office:value="0.59650000000000003" table:style-name="ce1">
            <text:p>0.5965</text:p>
          </table:table-cell>
          <table:table-cell office:value-type="float" office:value="0.55649999999999999" table:style-name="ce1">
            <text:p>0.5565</text:p>
          </table:table-cell>
          <table:table-cell office:value-type="float" office:value="-0.51319999999999999" table:style-name="ce1">
            <text:p>-0.5132</text:p>
          </table:table-cell>
          <table:table-cell office:value-type="float" office:value="8.3599999999999994E-2" table:style-name="ce1">
            <text:p>0.0836</text:p>
          </table:table-cell>
          <table:table-cell office:value-type="float" office:value="-0.16650000000000001" table:style-name="ce1">
            <text:p>-0.1665</text:p>
          </table:table-cell>
          <table:table-cell office:value-type="float" office:value="-0.89729999999999999" table:style-name="ce1">
            <text:p>-0.8973</text:p>
          </table:table-cell>
          <table:table-cell office:value-type="float" office:value="-0.16400000000000001" table:style-name="ce1">
            <text:p>-0.164</text:p>
          </table:table-cell>
          <table:table-cell office:value-type="float" office:value="-0.1188" table:style-name="ce1">
            <text:p>-0.1188</text:p>
          </table:table-cell>
          <table:table-cell office:value-type="float" office:value="9.0200000000000002E-2" table:style-name="ce1">
            <text:p>0.0902</text:p>
          </table:table-cell>
          <table:table-cell office:value-type="float" office:value="-9.2100000000000001E-2" table:style-name="ce1">
            <text:p>-0.0921</text:p>
          </table:table-cell>
          <table:table-cell office:value-type="float" office:value="-0.1366" table:style-name="ce1">
            <text:p>-0.1366</text:p>
          </table:table-cell>
          <table:table-cell office:value-type="float" office:value="9.0499999999999997E-2" table:style-name="ce1">
            <text:p>0.0905</text:p>
          </table:table-cell>
          <table:table-cell office:value-type="float" office:value="-0.21179999999999999" table:style-name="ce1">
            <text:p>-0.2118</text:p>
          </table:table-cell>
          <table:table-cell office:value-type="float" office:value="-0.106" table:style-name="ce1">
            <text:p>-0.106</text:p>
          </table:table-cell>
          <table:table-cell office:value-type="float" office:value="-1.1900999999999999" table:style-name="ce1">
            <text:p>-1.1901</text:p>
          </table:table-cell>
          <table:table-cell office:value-type="float" office:value="-0.23039999999999999" table:style-name="ce1">
            <text:p>-0.2304</text:p>
          </table:table-cell>
          <table:table-cell office:value-type="float" office:value="-5.2499999999999998E-2" table:style-name="ce1">
            <text:p>-0.0525</text:p>
          </table:table-cell>
          <table:table-cell office:value-type="float" office:value="4.3299999999999998E-2" table:style-name="ce1">
            <text:p>0.0433</text:p>
          </table:table-cell>
          <table:table-cell office:value-type="float" office:value="-1.448" table:style-name="ce1">
            <text:p>-1.448</text:p>
          </table:table-cell>
          <table:table-cell office:value-type="float" office:value="-0.30209999999999998" table:style-name="ce1">
            <text:p>-0.3021</text:p>
          </table:table-cell>
          <table:table-cell office:value-type="float" office:value="-0.61019999999999996" table:style-name="ce1">
            <text:p>-0.6102</text:p>
          </table:table-cell>
          <table:table-cell office:value-type="float" office:value="-0.71020000000000005" table:style-name="ce1">
            <text:p>-0.7102</text:p>
          </table:table-cell>
          <table:table-cell office:value-type="float" office:value="1.0350999999999999" table:style-name="ce1">
            <text:p>1.0351</text:p>
          </table:table-cell>
          <table:table-cell office:value-type="float" office:value="-5.7000000000000002E-3" table:style-name="ce1">
            <text:p>-0.0057</text:p>
          </table:table-cell>
          <table:table-cell office:value-type="float" office:value="-0.66759999999999997" table:style-name="ce1">
            <text:p>-0.6676</text:p>
          </table:table-cell>
          <table:table-cell office:value-type="float" office:value="-0.46860000000000002" table:style-name="ce1">
            <text:p>-0.4686</text:p>
          </table:table-cell>
          <table:table-cell office:value-type="float" office:value="-7.1400000000000005E-2" table:style-name="ce1">
            <text:p>-0.0714</text:p>
          </table:table-cell>
          <table:table-cell office:value-type="float" office:value="8.0699999999999994E-2" table:style-name="ce1">
            <text:p>0.0807</text:p>
          </table:table-cell>
          <table:table-cell office:value-type="float" office:value="0.37730000000000002" table:style-name="ce1">
            <text:p>0.3773</text:p>
          </table:table-cell>
          <table:table-cell office:value-type="float" office:value="1.2929999999999999" table:style-name="ce1">
            <text:p>1.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79limin</text:p>
          </table:table-cell>
          <table:table-cell office:value-type="float" office:value="3.3028567335269998E-3" table:style-name="ce2">
            <text:p>0.003302857</text:p>
          </table:table-cell>
          <table:table-cell office:value-type="float" office:value="0.19666767939847701" table:style-name="ce2">
            <text:p>0.196667679</text:p>
          </table:table-cell>
          <table:table-cell office:value-type="float" office:value="6.4034665544677696E-2" table:style-name="ce2">
            <text:p>0.064034666</text:p>
          </table:table-cell>
          <table:table-cell office:value-type="float" office:value="7.2318443167061E-2" table:style-name="ce2">
            <text:p>0.072318443</text:p>
          </table:table-cell>
          <table:table-cell office:value-type="float" office:value="1.45" table:style-name="ce2">
            <text:p>1.45</text:p>
          </table:table-cell>
          <table:table-cell office:value-type="float" office:value="1.2407999999999999" table:style-name="ce1">
            <text:p>1.2408</text:p>
          </table:table-cell>
          <table:table-cell office:value-type="float" office:value="0.36809999999999998" table:style-name="ce1">
            <text:p>0.3681</text:p>
          </table:table-cell>
          <table:table-cell office:value-type="float" office:value="0.4884" table:style-name="ce1">
            <text:p>0.4884</text:p>
          </table:table-cell>
          <table:table-cell office:value-type="float" office:value="0.57550000000000001" table:style-name="ce1">
            <text:p>0.5755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35" table:style-name="ce1">
            <text:p>0.35</text:p>
          </table:table-cell>
          <table:table-cell office:value-type="float" office:value="2.5417000000000001" table:style-name="ce1">
            <text:p>2.5417</text:p>
          </table:table-cell>
          <table:table-cell office:value-type="float" office:value="-1.0112000000000001" table:style-name="ce1">
            <text:p>-1.0112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-0.16819999999999999" table:style-name="ce1">
            <text:p>-0.1682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0.16650000000000001" table:style-name="ce1">
            <text:p>0.1665</text:p>
          </table:table-cell>
          <table:table-cell office:value-type="float" office:value="0.152" table:style-name="ce1">
            <text:p>0.152</text:p>
          </table:table-cell>
          <table:table-cell office:value-type="float" office:value="-1.2312000000000001" table:style-name="ce1">
            <text:p>-1.2312</text:p>
          </table:table-cell>
          <table:table-cell office:value-type="float" office:value="-0.13869999999999999" table:style-name="ce1">
            <text:p>-0.1387</text:p>
          </table:table-cell>
          <table:table-cell office:value-type="float" office:value="1.3599999999999999E-2" table:style-name="ce1">
            <text:p>0.0136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2.53E-2" table:style-name="ce1">
            <text:p>-0.0253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8.4699999999999998E-2" table:style-name="ce1">
            <text:p>0.0847</text:p>
          </table:table-cell>
          <table:table-cell office:value-type="float" office:value="-0.17949999999999999" table:style-name="ce1">
            <text:p>-0.1795</text:p>
          </table:table-cell>
          <table:table-cell office:value-type="float" office:value="-0.51239999999999997" table:style-name="ce1">
            <text:p>-0.5124</text:p>
          </table:table-cell>
          <table:table-cell office:value-type="float" office:value="-1.6196999999999999" table:style-name="ce1">
            <text:p>-1.6197</text:p>
          </table:table-cell>
          <table:table-cell office:value-type="float" office:value="-3.1300000000000001E-2" table:style-name="ce1">
            <text:p>-0.0313</text:p>
          </table:table-cell>
          <table:table-cell office:value-type="float" office:value="-0.1139" table:style-name="ce1">
            <text:p>-0.1139</text:p>
          </table:table-cell>
          <table:table-cell office:value-type="float" office:value="-0.1893" table:style-name="ce1">
            <text:p>-0.1893</text:p>
          </table:table-cell>
          <table:table-cell office:value-type="float" office:value="-1.0633999999999999" table:style-name="ce1">
            <text:p>-1.0634</text:p>
          </table:table-cell>
          <table:table-cell office:value-type="float" office:value="-0.54730000000000001" table:style-name="ce1">
            <text:p>-0.5473</text:p>
          </table:table-cell>
          <table:table-cell office:value-type="float" office:value="-0.1178" table:style-name="ce1">
            <text:p>-0.1178</text:p>
          </table:table-cell>
          <table:table-cell office:value-type="float" office:value="-0.27500000000000002" table:style-name="ce1">
            <text:p>-0.275</text:p>
          </table:table-cell>
          <table:table-cell office:value-type="float" office:value="1.2018" table:style-name="ce1">
            <text:p>1.2018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-0.28639999999999999" table:style-name="ce1">
            <text:p>-0.2864</text:p>
          </table:table-cell>
          <table:table-cell office:value-type="float" office:value="-0.46310000000000001" table:style-name="ce1">
            <text:p>-0.4631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-9.1800000000000007E-2" table:style-name="ce1">
            <text:p>-0.0918</text:p>
          </table:table-cell>
          <table:table-cell office:value-type="float" office:value="0.55259999999999998" table:style-name="ce1">
            <text:p>0.5526</text:p>
          </table:table-cell>
          <table:table-cell office:value-type="float" office:value="1.1893" table:style-name="ce1">
            <text:p>1.18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0wangyan</text:p>
          </table:table-cell>
          <table:table-cell office:value-type="float" office:value="2.1952906611864501E-3" table:style-name="ce2">
            <text:p>0.002195291</text:p>
          </table:table-cell>
          <table:table-cell office:value-type="float" office:value="0.194235262132225" table:style-name="ce2">
            <text:p>0.194235262</text:p>
          </table:table-cell>
          <table:table-cell office:value-type="float" office:value="6.7125372533483496E-2" table:style-name="ce2">
            <text:p>0.067125373</text:p>
          </table:table-cell>
          <table:table-cell office:value-type="float" office:value="7.6262069837347707E-2" table:style-name="ce2">
            <text:p>0.07626207</text:p>
          </table:table-cell>
          <table:table-cell office:value-type="float" office:value="1.397" table:style-name="ce2">
            <text:p>1.397</text:p>
          </table:table-cell>
          <table:table-cell office:value-type="float" office:value="0.85809999999999997" table:style-name="ce1">
            <text:p>0.8581</text:p>
          </table:table-cell>
          <table:table-cell office:value-type="float" office:value="0.47220000000000001" table:style-name="ce1">
            <text:p>0.4722</text:p>
          </table:table-cell>
          <table:table-cell office:value-type="float" office:value="0.80200000000000005" table:style-name="ce1">
            <text:p>0.802</text:p>
          </table:table-cell>
          <table:table-cell office:value-type="float" office:value="0.86680000000000001" table:style-name="ce1">
            <text:p>0.8668</text:p>
          </table:table-cell>
          <table:table-cell office:value-type="float" office:value="0.24709999999999999" table:style-name="ce1">
            <text:p>0.2471</text:p>
          </table:table-cell>
          <table:table-cell office:value-type="float" office:value="0.44569999999999999" table:style-name="ce1">
            <text:p>0.4457</text:p>
          </table:table-cell>
          <table:table-cell office:value-type="float" office:value="1.3484" table:style-name="ce1">
            <text:p>1.3484</text:p>
          </table:table-cell>
          <table:table-cell office:value-type="float" office:value="-0.60860000000000003" table:style-name="ce1">
            <text:p>-0.6086</text:p>
          </table:table-cell>
          <table:table-cell office:value-type="float" office:value="-0.74770000000000003" table:style-name="ce1">
            <text:p>-0.7477</text:p>
          </table:table-cell>
          <table:table-cell office:value-type="float" office:value="-0.13589999999999999" table:style-name="ce1">
            <text:p>-0.1359</text:p>
          </table:table-cell>
          <table:table-cell office:value-type="float" office:value="0.39090000000000003" table:style-name="ce1">
            <text:p>0.3909</text:p>
          </table:table-cell>
          <table:table-cell office:value-type="float" office:value="0.62209999999999999" table:style-name="ce1">
            <text:p>0.6221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0.3009" table:style-name="ce1">
            <text:p>0.3009</text:p>
          </table:table-cell>
          <table:table-cell office:value-type="float" office:value="-0.2266" table:style-name="ce1">
            <text:p>-0.2266</text:p>
          </table:table-cell>
          <table:table-cell office:value-type="float" office:value="-0.87629999999999997" table:style-name="ce1">
            <text:p>-0.8763</text:p>
          </table:table-cell>
          <table:table-cell office:value-type="float" office:value="-0.24679999999999999" table:style-name="ce1">
            <text:p>-0.2468</text:p>
          </table:table-cell>
          <table:table-cell office:value-type="float" office:value="-1.9E-2" table:style-name="ce1">
            <text:p>-0.019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-9.6500000000000002E-2" table:style-name="ce1">
            <text:p>-0.0965</text:p>
          </table:table-cell>
          <table:table-cell office:value-type="float" office:value="-8.3199999999999996E-2" table:style-name="ce1">
            <text:p>-0.0832</text:p>
          </table:table-cell>
          <table:table-cell office:value-type="float" office:value="-1.4E-2" table:style-name="ce1">
            <text:p>-0.014</text:p>
          </table:table-cell>
          <table:table-cell office:value-type="float" office:value="-0.27060000000000001" table:style-name="ce1">
            <text:p>-0.2706</text:p>
          </table:table-cell>
          <table:table-cell office:value-type="float" office:value="-0.41599999999999998" table:style-name="ce1">
            <text:p>-0.416</text:p>
          </table:table-cell>
          <table:table-cell office:value-type="float" office:value="-3.5562" table:style-name="ce1">
            <text:p>-3.5562</text:p>
          </table:table-cell>
          <table:table-cell office:value-type="float" office:value="-8.9200000000000002E-2" table:style-name="ce1">
            <text:p>-0.0892</text:p>
          </table:table-cell>
          <table:table-cell office:value-type="float" office:value="-0.20730000000000001" table:style-name="ce1">
            <text:p>-0.2073</text:p>
          </table:table-cell>
          <table:table-cell office:value-type="float" office:value="7.8299999999999995E-2" table:style-name="ce1">
            <text:p>0.0783</text:p>
          </table:table-cell>
          <table:table-cell office:value-type="float" office:value="-0.82220000000000004" table:style-name="ce1">
            <text:p>-0.8222</text:p>
          </table:table-cell>
          <table:table-cell office:value-type="float" office:value="-0.13780000000000001" table:style-name="ce1">
            <text:p>-0.1378</text:p>
          </table:table-cell>
          <table:table-cell office:value-type="float" office:value="-1.2335" table:style-name="ce1">
            <text:p>-1.2335</text:p>
          </table:table-cell>
          <table:table-cell office:value-type="float" office:value="-0.50839999999999996" table:style-name="ce1">
            <text:p>-0.5084</text:p>
          </table:table-cell>
          <table:table-cell office:value-type="float" office:value="0.94589999999999996" table:style-name="ce1">
            <text:p>0.9459</text:p>
          </table:table-cell>
          <table:table-cell office:value-type="float" office:value="0.251" table:style-name="ce1">
            <text:p>0.251</text:p>
          </table:table-cell>
          <table:table-cell office:value-type="float" office:value="-0.28170000000000001" table:style-name="ce1">
            <text:p>-0.2817</text:p>
          </table:table-cell>
          <table:table-cell office:value-type="float" office:value="-0.48370000000000002" table:style-name="ce1">
            <text:p>-0.4837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-0.2094" table:style-name="ce1">
            <text:p>-0.2094</text:p>
          </table:table-cell>
          <table:table-cell office:value-type="float" office:value="0.69710000000000005" table:style-name="ce1">
            <text:p>0.6971</text:p>
          </table:table-cell>
          <table:table-cell office:value-type="float" office:value="1.0048999999999999" table:style-name="ce1">
            <text:p>1.00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1liuyiran</text:p>
          </table:table-cell>
          <table:table-cell office:value-type="float" office:value="2.1469335066861099E-3" table:style-name="ce2">
            <text:p>0.002146934</text:p>
          </table:table-cell>
          <table:table-cell office:value-type="float" office:value="0.17780393126630101" table:style-name="ce2">
            <text:p>0.177803931</text:p>
          </table:table-cell>
          <table:table-cell office:value-type="float" office:value="4.7627041387064001E-2" table:style-name="ce2">
            <text:p>0.047627041</text:p>
          </table:table-cell>
          <table:table-cell office:value-type="float" office:value="6.33835751593054E-2" table:style-name="ce2">
            <text:p>0.063383575</text:p>
          </table:table-cell>
          <table:table-cell office:value-type="float" office:value="1.3839999999999999" table:style-name="ce2">
            <text:p>1.384</text:p>
          </table:table-cell>
          <table:table-cell office:value-type="float" office:value="1.7551000000000001" table:style-name="ce1">
            <text:p>1.7551</text:p>
          </table:table-cell>
          <table:table-cell office:value-type="float" office:value="0.80630000000000002" table:style-name="ce1">
            <text:p>0.8063</text:p>
          </table:table-cell>
          <table:table-cell office:value-type="float" office:value="0.73570000000000002" table:style-name="ce1">
            <text:p>0.7357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-0.2225" table:style-name="ce1">
            <text:p>-0.2225</text:p>
          </table:table-cell>
          <table:table-cell office:value-type="float" office:value="0.79510000000000003" table:style-name="ce1">
            <text:p>0.7951</text:p>
          </table:table-cell>
          <table:table-cell office:value-type="float" office:value="2.3349000000000002" table:style-name="ce1">
            <text:p>2.3349</text:p>
          </table:table-cell>
          <table:table-cell office:value-type="float" office:value="9.6500000000000002E-2" table:style-name="ce1">
            <text:p>0.0965</text:p>
          </table:table-cell>
          <table:table-cell office:value-type="float" office:value="-0.49640000000000001" table:style-name="ce1">
            <text:p>-0.4964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41739999999999999" table:style-name="ce1">
            <text:p>0.4174</text:p>
          </table:table-cell>
          <table:table-cell office:value-type="float" office:value="0.5292" table:style-name="ce1">
            <text:p>0.5292</text:p>
          </table:table-cell>
          <table:table-cell office:value-type="float" office:value="-0.47589999999999999" table:style-name="ce1">
            <text:p>-0.4759</text:p>
          </table:table-cell>
          <table:table-cell office:value-type="float" office:value="0.25940000000000002" table:style-name="ce1">
            <text:p>0.2594</text:p>
          </table:table-cell>
          <table:table-cell office:value-type="float" office:value="0.76349999999999996" table:style-name="ce1">
            <text:p>0.7635</text:p>
          </table:table-cell>
          <table:table-cell office:value-type="float" office:value="-0.99570000000000003" table:style-name="ce1">
            <text:p>-0.9957</text:p>
          </table:table-cell>
          <table:table-cell office:value-type="float" office:value="2.3E-3" table:style-name="ce1">
            <text:p>0.0023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47E-2" table:style-name="ce1">
            <text:p>0.0147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399999999999999E-2" table:style-name="ce1">
            <text:p>0.017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1.1773" table:style-name="ce1">
            <text:p>-1.1773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-4.2200000000000001E-2" table:style-name="ce1">
            <text:p>-0.0422</text:p>
          </table:table-cell>
          <table:table-cell office:value-type="float" office:value="-1.3351999999999999" table:style-name="ce1">
            <text:p>-1.3352</text:p>
          </table:table-cell>
          <table:table-cell office:value-type="float" office:value="-3.0499999999999999E-2" table:style-name="ce1">
            <text:p>-0.0305</text:p>
          </table:table-cell>
          <table:table-cell office:value-type="float" office:value="-0.21659999999999999" table:style-name="ce1">
            <text:p>-0.2166</text:p>
          </table:table-cell>
          <table:table-cell office:value-type="float" office:value="0.11020000000000001" table:style-name="ce1">
            <text:p>0.1102</text:p>
          </table:table-cell>
          <table:table-cell office:value-type="float" office:value="0.85409999999999997" table:style-name="ce1">
            <text:p>0.8541</text:p>
          </table:table-cell>
          <table:table-cell office:value-type="float" office:value="0.15490000000000001" table:style-name="ce1">
            <text:p>0.1549</text:p>
          </table:table-cell>
          <table:table-cell office:value-type="float" office:value="-0.20580000000000001" table:style-name="ce1">
            <text:p>-0.2058</text:p>
          </table:table-cell>
          <table:table-cell office:value-type="float" office:value="-0.43390000000000001" table:style-name="ce1">
            <text:p>-0.4339</text:p>
          </table:table-cell>
          <table:table-cell office:value-type="float" office:value="-1.8800000000000001E-2" table:style-name="ce1">
            <text:p>-0.0188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-6.1999999999999998E-3" table:style-name="ce1">
            <text:p>-0.0062</text:p>
          </table:table-cell>
          <table:table-cell office:value-type="float" office:value="1.3078000000000001" table:style-name="ce1">
            <text:p>1.30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2xiexuwei</text:p>
          </table:table-cell>
          <table:table-cell office:value-type="float" office:value="2.1169000542774598E-3" table:style-name="ce2">
            <text:p>0.0021169</text:p>
          </table:table-cell>
          <table:table-cell office:value-type="float" office:value="0.19128539220691701" table:style-name="ce2">
            <text:p>0.191285392</text:p>
          </table:table-cell>
          <table:table-cell office:value-type="float" office:value="5.6839639915885802E-2" table:style-name="ce2">
            <text:p>0.05683964</text:p>
          </table:table-cell>
          <table:table-cell office:value-type="float" office:value="7.1598645393978796E-2" table:style-name="ce2">
            <text:p>0.071598645</text:p>
          </table:table-cell>
          <table:table-cell office:value-type="float" office:value="1.3680000000000001" table:style-name="ce2">
            <text:p>1.368</text:p>
          </table:table-cell>
          <table:table-cell office:value-type="float" office:value="0.66979999999999995" table:style-name="ce1">
            <text:p>0.6698</text:p>
          </table:table-cell>
          <table:table-cell office:value-type="float" office:value="0.46060000000000001" table:style-name="ce1">
            <text:p>0.4606</text:p>
          </table:table-cell>
          <table:table-cell office:value-type="float" office:value="0.4516" table:style-name="ce1">
            <text:p>0.4516</text:p>
          </table:table-cell>
          <table:table-cell office:value-type="float" office:value="0.73680000000000001" table:style-name="ce1">
            <text:p>0.7368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1.9366000000000001" table:style-name="ce1">
            <text:p>1.9366</text:p>
          </table:table-cell>
          <table:table-cell office:value-type="float" office:value="-0.43530000000000002" table:style-name="ce1">
            <text:p>-0.4353</text:p>
          </table:table-cell>
          <table:table-cell office:value-type="float" office:value="-0.61619999999999997" table:style-name="ce1">
            <text:p>-0.6162</text:p>
          </table:table-cell>
          <table:table-cell office:value-type="float" office:value="7.7700000000000005E-2" table:style-name="ce1">
            <text:p>0.0777</text:p>
          </table:table-cell>
          <table:table-cell office:value-type="float" office:value="0.14749999999999999" table:style-name="ce1">
            <text:p>0.1475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-0.37919999999999998" table:style-name="ce1">
            <text:p>-0.3792</text:p>
          </table:table-cell>
          <table:table-cell office:value-type="float" office:value="0.46810000000000002" table:style-name="ce1">
            <text:p>0.4681</text:p>
          </table:table-cell>
          <table:table-cell office:value-type="float" office:value="0.51829999999999998" table:style-name="ce1">
            <text:p>0.5183</text:p>
          </table:table-cell>
          <table:table-cell office:value-type="float" office:value="-1.1921999999999999" table:style-name="ce1">
            <text:p>-1.1922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8.6E-3" table:style-name="ce1">
            <text:p>0.0086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6.3E-3" table:style-name="ce1">
            <text:p>0.0063</text:p>
          </table:table-cell>
          <table:table-cell office:value-type="float" office:value="-1.3068" table:style-name="ce1">
            <text:p>-1.3068</text:p>
          </table:table-cell>
          <table:table-cell office:value-type="float" office:value="6.13E-2" table:style-name="ce1">
            <text:p>0.0613</text:p>
          </table:table-cell>
          <table:table-cell office:value-type="float" office:value="-0.2132" table:style-name="ce1">
            <text:p>-0.2132</text:p>
          </table:table-cell>
          <table:table-cell office:value-type="float" office:value="-0.1026" table:style-name="ce1">
            <text:p>-0.1026</text:p>
          </table:table-cell>
          <table:table-cell office:value-type="float" office:value="-0.9748" table:style-name="ce1">
            <text:p>-0.9748</text:p>
          </table:table-cell>
          <table:table-cell office:value-type="float" office:value="2.52E-2" table:style-name="ce1">
            <text:p>0.0252</text:p>
          </table:table-cell>
          <table:table-cell office:value-type="float" office:value="-0.45590000000000003" table:style-name="ce1">
            <text:p>-0.4559</text:p>
          </table:table-cell>
          <table:table-cell office:value-type="float" office:value="-0.4834" table:style-name="ce1">
            <text:p>-0.4834</text:p>
          </table:table-cell>
          <table:table-cell office:value-type="float" office:value="0.76729999999999998" table:style-name="ce1">
            <text:p>0.7673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-0.1099" table:style-name="ce1">
            <text:p>-0.1099</text:p>
          </table:table-cell>
          <table:table-cell office:value-type="float" office:value="-0.54769999999999996" table:style-name="ce1">
            <text:p>-0.5477</text:p>
          </table:table-cell>
          <table:table-cell office:value-type="float" office:value="0.32979999999999998" table:style-name="ce1">
            <text:p>0.3298</text:p>
          </table:table-cell>
          <table:table-cell office:value-type="float" office:value="-0.32279999999999998" table:style-name="ce1">
            <text:p>-0.3228</text:p>
          </table:table-cell>
          <table:table-cell office:value-type="float" office:value="0.1106" table:style-name="ce1">
            <text:p>0.1106</text:p>
          </table:table-cell>
          <table:table-cell office:value-type="float" office:value="1.3733" table:style-name="ce1">
            <text:p>1.3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3qianwei</text:p>
          </table:table-cell>
          <table:table-cell office:value-type="float" office:value="2.1895454282519098E-3" table:style-name="ce2">
            <text:p>0.002189545</text:p>
          </table:table-cell>
          <table:table-cell office:value-type="float" office:value="0.19252491897384699" table:style-name="ce2">
            <text:p>0.192524919</text:p>
          </table:table-cell>
          <table:table-cell office:value-type="float" office:value="5.70911548049182E-2" table:style-name="ce2">
            <text:p>0.057091155</text:p>
          </table:table-cell>
          <table:table-cell office:value-type="float" office:value="6.6279414658589497E-2" table:style-name="ce2">
            <text:p>0.066279415</text:p>
          </table:table-cell>
          <table:table-cell office:value-type="float" office:value="1.349" table:style-name="ce2">
            <text:p>1.349</text:p>
          </table:table-cell>
          <table:table-cell office:value-type="float" office:value="1.905" table:style-name="ce1">
            <text:p>1.905</text:p>
          </table:table-cell>
          <table:table-cell office:value-type="float" office:value="0.62050000000000005" table:style-name="ce1">
            <text:p>0.6205</text:p>
          </table:table-cell>
          <table:table-cell office:value-type="float" office:value="0.90310000000000001" table:style-name="ce1">
            <text:p>0.9031</text:p>
          </table:table-cell>
          <table:table-cell office:value-type="float" office:value="0.84209999999999996" table:style-name="ce1">
            <text:p>0.8421</text:p>
          </table:table-cell>
          <table:table-cell office:value-type="float" office:value="-0.2218" table:style-name="ce1">
            <text:p>-0.2218</text:p>
          </table:table-cell>
          <table:table-cell office:value-type="float" office:value="0.56369999999999998" table:style-name="ce1">
            <text:p>0.5637</text:p>
          </table:table-cell>
          <table:table-cell office:value-type="float" office:value="2.5198999999999998" table:style-name="ce1">
            <text:p>2.5199</text:p>
          </table:table-cell>
          <table:table-cell office:value-type="float" office:value="-0.47899999999999998" table:style-name="ce1">
            <text:p>-0.479</text:p>
          </table:table-cell>
          <table:table-cell office:value-type="float" office:value="-0.69669999999999999" table:style-name="ce1">
            <text:p>-0.6967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0.2944" table:style-name="ce1">
            <text:p>0.2944</text:p>
          </table:table-cell>
          <table:table-cell office:value-type="float" office:value="0.433" table:style-name="ce1">
            <text:p>0.433</text:p>
          </table:table-cell>
          <table:table-cell office:value-type="float" office:value="-0.3523" table:style-name="ce1">
            <text:p>-0.3523</text:p>
          </table:table-cell>
          <table:table-cell office:value-type="float" office:value="0.10349999999999999" table:style-name="ce1">
            <text:p>0.1035</text:p>
          </table:table-cell>
          <table:table-cell office:value-type="float" office:value="8.3799999999999999E-2" table:style-name="ce1">
            <text:p>0.0838</text:p>
          </table:table-cell>
          <table:table-cell office:value-type="float" office:value="-1.091" table:style-name="ce1">
            <text:p>-1.091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.58E-2" table:style-name="ce1">
            <text:p>0.0258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-8.09E-2" table:style-name="ce1">
            <text:p>-0.0809</text:p>
          </table:table-cell>
          <table:table-cell office:value-type="float" office:value="-0.12839999999999999" table:style-name="ce1">
            <text:p>-0.1284</text:p>
          </table:table-cell>
          <table:table-cell office:value-type="float" office:value="-0.84340000000000004" table:style-name="ce1">
            <text:p>-0.8434</text:p>
          </table:table-cell>
          <table:table-cell office:value-type="float" office:value="0.25890000000000002" table:style-name="ce1">
            <text:p>0.2589</text:p>
          </table:table-cell>
          <table:table-cell office:value-type="float" office:value="0.2505" table:style-name="ce1">
            <text:p>0.2505</text:p>
          </table:table-cell>
          <table:table-cell office:value-type="float" office:value="0.24460000000000001" table:style-name="ce1">
            <text:p>0.2446</text:p>
          </table:table-cell>
          <table:table-cell office:value-type="float" office:value="-1.0144" table:style-name="ce1">
            <text:p>-1.0144</text:p>
          </table:table-cell>
          <table:table-cell office:value-type="float" office:value="-0.13800000000000001" table:style-name="ce1">
            <text:p>-0.138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-0.54069999999999996" table:style-name="ce1">
            <text:p>-0.5407</text:p>
          </table:table-cell>
          <table:table-cell office:value-type="float" office:value="1.097" table:style-name="ce1">
            <text:p>1.097</text:p>
          </table:table-cell>
          <table:table-cell office:value-type="float" office:value="0.1948" table:style-name="ce1">
            <text:p>0.1948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-0.20130000000000001" table:style-name="ce1">
            <text:p>-0.2013</text:p>
          </table:table-cell>
          <table:table-cell office:value-type="float" office:value="-2.8999999999999998E-3" table:style-name="ce1">
            <text:p>-0.0029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0.76619999999999999" table:style-name="ce1">
            <text:p>0.7662</text:p>
          </table:table-cell>
          <table:table-cell office:value-type="float" office:value="1.1782999999999999" table:style-name="ce1">
            <text:p>1.17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4xuejusha</text:p>
          </table:table-cell>
          <table:table-cell office:value-type="float" office:value="2.2867309543527499E-3" table:style-name="ce2">
            <text:p>0.002286731</text:p>
          </table:table-cell>
          <table:table-cell office:value-type="float" office:value="0.191754595844464" table:style-name="ce2">
            <text:p>0.191754596</text:p>
          </table:table-cell>
          <table:table-cell office:value-type="float" office:value="6.3716559490018698E-2" table:style-name="ce2">
            <text:p>0.063716559</text:p>
          </table:table-cell>
          <table:table-cell office:value-type="float" office:value="7.34092669919192E-2" table:style-name="ce2">
            <text:p>0.073409267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2.3980999999999999" table:style-name="ce1">
            <text:p>2.3981</text:p>
          </table:table-cell>
          <table:table-cell office:value-type="float" office:value="0.28760000000000002" table:style-name="ce1">
            <text:p>0.2876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0.71809999999999996" table:style-name="ce1">
            <text:p>0.7181</text:p>
          </table:table-cell>
          <table:table-cell office:value-type="float" office:value="0.52380000000000004" table:style-name="ce1">
            <text:p>0.5238</text:p>
          </table:table-cell>
          <table:table-cell office:value-type="float" office:value="0.55169999999999997" table:style-name="ce1">
            <text:p>0.5517</text:p>
          </table:table-cell>
          <table:table-cell office:value-type="float" office:value="1.7877000000000001" table:style-name="ce1">
            <text:p>1.7877</text:p>
          </table:table-cell>
          <table:table-cell office:value-type="float" office:value="-0.1517" table:style-name="ce1">
            <text:p>-0.1517</text:p>
          </table:table-cell>
          <table:table-cell office:value-type="float" office:value="-0.67889999999999995" table:style-name="ce1">
            <text:p>-0.6789</text:p>
          </table:table-cell>
          <table:table-cell office:value-type="float" office:value="-0.1111" table:style-name="ce1">
            <text:p>-0.1111</text:p>
          </table:table-cell>
          <table:table-cell office:value-type="float" office:value="0.42449999999999999" table:style-name="ce1">
            <text:p>0.4245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0.27260000000000001" table:style-name="ce1">
            <text:p>0.2726</text:p>
          </table:table-cell>
          <table:table-cell office:value-type="float" office:value="-0.1986" table:style-name="ce1">
            <text:p>-0.1986</text:p>
          </table:table-cell>
          <table:table-cell office:value-type="float" office:value="-0.93289999999999995" table:style-name="ce1">
            <text:p>-0.9329</text:p>
          </table:table-cell>
          <table:table-cell office:value-type="float" office:value="-0.1147" table:style-name="ce1">
            <text:p>-0.1147</text:p>
          </table:table-cell>
          <table:table-cell office:value-type="float" office:value="-8.6E-3" table:style-name="ce1">
            <text:p>-0.0086</text:p>
          </table:table-cell>
          <table:table-cell office:value-type="float" office:value="3.8100000000000002E-2" table:style-name="ce1">
            <text:p>0.0381</text:p>
          </table:table-cell>
          <table:table-cell office:value-type="float" office:value="-7.5300000000000006E-2" table:style-name="ce1">
            <text:p>-0.0753</text:p>
          </table:table-cell>
          <table:table-cell office:value-type="float" office:value="7.2800000000000004E-2" table:style-name="ce1">
            <text:p>0.0728</text:p>
          </table:table-cell>
          <table:table-cell office:value-type="float" office:value="5.2400000000000002E-2" table:style-name="ce1">
            <text:p>0.0524</text:p>
          </table:table-cell>
          <table:table-cell office:value-type="float" office:value="-0.2782" table:style-name="ce1">
            <text:p>-0.2782</text:p>
          </table:table-cell>
          <table:table-cell office:value-type="float" office:value="-0.127" table:style-name="ce1">
            <text:p>-0.127</text:p>
          </table:table-cell>
          <table:table-cell office:value-type="float" office:value="-0.2928" table:style-name="ce1">
            <text:p>-0.292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4.19E-2" table:style-name="ce1">
            <text:p>0.0419</text:p>
          </table:table-cell>
          <table:table-cell office:value-type="float" office:value="0.28420000000000001" table:style-name="ce1">
            <text:p>0.2842</text:p>
          </table:table-cell>
          <table:table-cell office:value-type="float" office:value="-0.74070000000000003" table:style-name="ce1">
            <text:p>-0.7407</text:p>
          </table:table-cell>
          <table:table-cell office:value-type="float" office:value="0.15559999999999999" table:style-name="ce1">
            <text:p>0.1556</text:p>
          </table:table-cell>
          <table:table-cell office:value-type="float" office:value="-0.52549999999999997" table:style-name="ce1">
            <text:p>-0.5255</text:p>
          </table:table-cell>
          <table:table-cell office:value-type="float" office:value="-0.21540000000000001" table:style-name="ce1">
            <text:p>-0.2154</text:p>
          </table:table-cell>
          <table:table-cell office:value-type="float" office:value="1.2225999999999999" table:style-name="ce1">
            <text:p>1.2226</text:p>
          </table:table-cell>
          <table:table-cell office:value-type="float" office:value="0.14410000000000001" table:style-name="ce1">
            <text:p>0.1441</text:p>
          </table:table-cell>
          <table:table-cell office:value-type="float" office:value="-0.30249999999999999" table:style-name="ce1">
            <text:p>-0.3025</text:p>
          </table:table-cell>
          <table:table-cell office:value-type="float" office:value="-0.4249" table:style-name="ce1">
            <text:p>-0.4249</text:p>
          </table:table-cell>
          <table:table-cell office:value-type="float" office:value="9.3200000000000005E-2" table:style-name="ce1">
            <text:p>0.0932</text:p>
          </table:table-cell>
          <table:table-cell office:value-type="float" office:value="-0.1009" table:style-name="ce1">
            <text:p>-0.1009</text:p>
          </table:table-cell>
          <table:table-cell office:value-type="float" office:value="0.77049999999999996" table:style-name="ce1">
            <text:p>0.7705</text:p>
          </table:table-cell>
          <table:table-cell office:value-type="float" office:value="1.0935999999999999" table:style-name="ce1">
            <text:p>1.09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5hanchao</text:p>
          </table:table-cell>
          <table:table-cell office:value-type="float" office:value="2.4160793852541101E-3" table:style-name="ce2">
            <text:p>0.002416079</text:p>
          </table:table-cell>
          <table:table-cell office:value-type="float" office:value="0.18982475630071699" table:style-name="ce2">
            <text:p>0.189824756</text:p>
          </table:table-cell>
          <table:table-cell office:value-type="float" office:value="6.3470816190118906E-2" table:style-name="ce2">
            <text:p>0.063470816</text:p>
          </table:table-cell>
          <table:table-cell office:value-type="float" office:value="6.8522786612477002E-2" table:style-name="ce2">
            <text:p>0.068522787</text:p>
          </table:table-cell>
          <table:table-cell office:value-type="float" office:value="1.5009999999999999" table:style-name="ce2">
            <text:p>1.501</text:p>
          </table:table-cell>
          <table:table-cell office:value-type="float" office:value="1.4827999999999999" table:style-name="ce1">
            <text:p>1.4828</text:p>
          </table:table-cell>
          <table:table-cell office:value-type="float" office:value="0.50960000000000005" table:style-name="ce1">
            <text:p>0.5096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54590000000000005" table:style-name="ce1">
            <text:p>0.5459</text:p>
          </table:table-cell>
          <table:table-cell office:value-type="float" office:value="8.6800000000000002E-2" table:style-name="ce1">
            <text:p>0.0868</text:p>
          </table:table-cell>
          <table:table-cell office:value-type="float" office:value="0.3553" table:style-name="ce1">
            <text:p>0.3553</text:p>
          </table:table-cell>
          <table:table-cell office:value-type="float" office:value="0.68630000000000002" table:style-name="ce1">
            <text:p>0.6863</text:p>
          </table:table-cell>
          <table:table-cell office:value-type="float" office:value="-0.31709999999999999" table:style-name="ce1">
            <text:p>-0.3171</text:p>
          </table:table-cell>
          <table:table-cell office:value-type="float" office:value="-0.1323" table:style-name="ce1">
            <text:p>-0.1323</text:p>
          </table:table-cell>
          <table:table-cell office:value-type="float" office:value="0.14680000000000001" table:style-name="ce1">
            <text:p>0.1468</text:p>
          </table:table-cell>
          <table:table-cell office:value-type="float" office:value="0.31919999999999998" table:style-name="ce1">
            <text:p>0.3192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27529999999999999" table:style-name="ce1">
            <text:p>0.2753</text:p>
          </table:table-cell>
          <table:table-cell office:value-type="float" office:value="0.26939999999999997" table:style-name="ce1">
            <text:p>0.2694</text:p>
          </table:table-cell>
          <table:table-cell office:value-type="float" office:value="-3.5799999999999998E-2" table:style-name="ce1">
            <text:p>-0.0358</text:p>
          </table:table-cell>
          <table:table-cell office:value-type="float" office:value="-0.54500000000000004" table:style-name="ce1">
            <text:p>-0.545</text:p>
          </table:table-cell>
          <table:table-cell office:value-type="float" office:value="-6.6900000000000001E-2" table:style-name="ce1">
            <text:p>-0.0669</text:p>
          </table:table-cell>
          <table:table-cell office:value-type="float" office:value="-4.3E-3" table:style-name="ce1">
            <text:p>-0.0043</text:p>
          </table:table-cell>
          <table:table-cell office:value-type="float" office:value="-6.2700000000000006E-2" table:style-name="ce1">
            <text:p>-0.0627</text:p>
          </table:table-cell>
          <table:table-cell office:value-type="float" office:value="-1.32E-2" table:style-name="ce1">
            <text:p>-0.0132</text:p>
          </table:table-cell>
          <table:table-cell office:value-type="float" office:value="-0.06" table:style-name="ce1">
            <text:p>-0.06</text:p>
          </table:table-cell>
          <table:table-cell office:value-type="float" office:value="5.04E-2" table:style-name="ce1">
            <text:p>0.0504</text:p>
          </table:table-cell>
          <table:table-cell office:value-type="float" office:value="-0.14849999999999999" table:style-name="ce1">
            <text:p>-0.1485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0.2505" table:style-name="ce1">
            <text:p>-0.2505</text:p>
          </table:table-cell>
          <table:table-cell office:value-type="float" office:value="0.38290000000000002" table:style-name="ce1">
            <text:p>0.3829</text:p>
          </table:table-cell>
          <table:table-cell office:value-type="float" office:value="0.36940000000000001" table:style-name="ce1">
            <text:p>0.3694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-0.79239999999999999" table:style-name="ce1">
            <text:p>-0.7924</text:p>
          </table:table-cell>
          <table:table-cell office:value-type="float" office:value="-0.35010000000000002" table:style-name="ce1">
            <text:p>-0.3501</text:p>
          </table:table-cell>
          <table:table-cell office:value-type="float" office:value="-0.20369999999999999" table:style-name="ce1">
            <text:p>-0.2037</text:p>
          </table:table-cell>
          <table:table-cell office:value-type="float" office:value="-0.70420000000000005" table:style-name="ce1">
            <text:p>-0.7042</text:p>
          </table:table-cell>
          <table:table-cell office:value-type="float" office:value="0.67249999999999999" table:style-name="ce1">
            <text:p>0.6725</text:p>
          </table:table-cell>
          <table:table-cell office:value-type="float" office:value="-8.0999999999999996E-3" table:style-name="ce1">
            <text:p>-0.0081</text:p>
          </table:table-cell>
          <table:table-cell office:value-type="float" office:value="-0.36959999999999998" table:style-name="ce1">
            <text:p>-0.3696</text:p>
          </table:table-cell>
          <table:table-cell office:value-type="float" office:value="-0.56540000000000001" table:style-name="ce1">
            <text:p>-0.5654</text:p>
          </table:table-cell>
          <table:table-cell office:value-type="float" office:value="-0.54659999999999997" table:style-name="ce1">
            <text:p>-0.5466</text:p>
          </table:table-cell>
          <table:table-cell office:value-type="float" office:value="-0.19839999999999999" table:style-name="ce1">
            <text:p>-0.1984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70679999999999998" table:style-name="ce1">
            <text:p>0.7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6fanghe</text:p>
          </table:table-cell>
          <table:table-cell office:value-type="float" office:value="2.22155680876271E-3" table:style-name="ce2">
            <text:p>0.002221557</text:p>
          </table:table-cell>
          <table:table-cell office:value-type="float" office:value="0.20533902598169301" table:style-name="ce2">
            <text:p>0.205339026</text:p>
          </table:table-cell>
          <table:table-cell office:value-type="float" office:value="6.4710789502124097E-2" table:style-name="ce2">
            <text:p>0.06471079</text:p>
          </table:table-cell>
          <table:table-cell office:value-type="float" office:value="7.2405321025643593E-2" table:style-name="ce2">
            <text:p>0.072405321</text:p>
          </table:table-cell>
          <table:table-cell office:value-type="float" office:value="1.427" table:style-name="ce2">
            <text:p>1.427</text:p>
          </table:table-cell>
          <table:table-cell office:value-type="float" office:value="1.3886000000000001" table:style-name="ce1">
            <text:p>1.3886</text:p>
          </table:table-cell>
          <table:table-cell office:value-type="float" office:value="0.25640000000000002" table:style-name="ce1">
            <text:p>0.2564</text:p>
          </table:table-cell>
          <table:table-cell office:value-type="float" office:value="0.2727" table:style-name="ce1">
            <text:p>0.2727</text:p>
          </table:table-cell>
          <table:table-cell office:value-type="float" office:value="0.55769999999999997" table:style-name="ce1">
            <text:p>0.5577</text:p>
          </table:table-cell>
          <table:table-cell office:value-type="float" office:value="-0.14219999999999999" table:style-name="ce1">
            <text:p>-0.1422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0.58309999999999995" table:style-name="ce1">
            <text:p>0.5831</text:p>
          </table:table-cell>
          <table:table-cell office:value-type="float" office:value="-0.47499999999999998" table:style-name="ce1">
            <text:p>-0.475</text:p>
          </table:table-cell>
          <table:table-cell office:value-type="float" office:value="-0.59309999999999996" table:style-name="ce1">
            <text:p>-0.5931</text:p>
          </table:table-cell>
          <table:table-cell office:value-type="float" office:value="-2.1499999999999998E-2" table:style-name="ce1">
            <text:p>-0.0215</text:p>
          </table:table-cell>
          <table:table-cell office:value-type="float" office:value="0.26369999999999999" table:style-name="ce1">
            <text:p>0.2637</text:p>
          </table:table-cell>
          <table:table-cell office:value-type="float" office:value="0.64980000000000004" table:style-name="ce1">
            <text:p>0.6498</text:p>
          </table:table-cell>
          <table:table-cell office:value-type="float" office:value="-0.34279999999999999" table:style-name="ce1">
            <text:p>-0.3428</text:p>
          </table:table-cell>
          <table:table-cell office:value-type="float" office:value="0.24809999999999999" table:style-name="ce1">
            <text:p>0.2481</text:p>
          </table:table-cell>
          <table:table-cell office:value-type="float" office:value="-0.53449999999999998" table:style-name="ce1">
            <text:p>-0.5345</text:p>
          </table:table-cell>
          <table:table-cell office:value-type="float" office:value="-0.82689999999999997" table:style-name="ce1">
            <text:p>-0.8269</text:p>
          </table:table-cell>
          <table:table-cell office:value-type="float" office:value="-3.95E-2" table:style-name="ce1">
            <text:p>-0.0395</text:p>
          </table:table-cell>
          <table:table-cell office:value-type="float" office:value="-2.7E-2" table:style-name="ce1">
            <text:p>-0.027</text:p>
          </table:table-cell>
          <table:table-cell office:value-type="float" office:value="-8.1600000000000006E-2" table:style-name="ce1">
            <text:p>-0.0816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5.96E-2" table:style-name="ce1">
            <text:p>0.0596</text:p>
          </table:table-cell>
          <table:table-cell office:value-type="float" office:value="-0.25819999999999999" table:style-name="ce1">
            <text:p>-0.2582</text:p>
          </table:table-cell>
          <table:table-cell office:value-type="float" office:value="-0.2868" table:style-name="ce1">
            <text:p>-0.2868</text:p>
          </table:table-cell>
          <table:table-cell office:value-type="float" office:value="-0.44750000000000001" table:style-name="ce1">
            <text:p>-0.4475</text:p>
          </table:table-cell>
          <table:table-cell office:value-type="float" office:value="-0.14099999999999999" table:style-name="ce1">
            <text:p>-0.141</text:p>
          </table:table-cell>
          <table:table-cell office:value-type="float" office:value="-5.4999999999999997E-3" table:style-name="ce1">
            <text:p>-0.0055</text:p>
          </table:table-cell>
          <table:table-cell office:value-type="float" office:value="-0.2021" table:style-name="ce1">
            <text:p>-0.2021</text:p>
          </table:table-cell>
          <table:table-cell office:value-type="float" office:value="-0.67549999999999999" table:style-name="ce1">
            <text:p>-0.6755</text:p>
          </table:table-cell>
          <table:table-cell office:value-type="float" office:value="-2.53E-2" table:style-name="ce1">
            <text:p>-0.0253</text:p>
          </table:table-cell>
          <table:table-cell office:value-type="float" office:value="-0.59140000000000004" table:style-name="ce1">
            <text:p>-0.5914</text:p>
          </table:table-cell>
          <table:table-cell office:value-type="float" office:value="-0.47149999999999997" table:style-name="ce1">
            <text:p>-0.4715</text:p>
          </table:table-cell>
          <table:table-cell office:value-type="float" office:value="0.98350000000000004" table:style-name="ce1">
            <text:p>0.9835</text:p>
          </table:table-cell>
          <table:table-cell office:value-type="float" office:value="0.1265" table:style-name="ce1">
            <text:p>0.1265</text:p>
          </table:table-cell>
          <table:table-cell office:value-type="float" office:value="-0.31840000000000002" table:style-name="ce1">
            <text:p>-0.3184</text:p>
          </table:table-cell>
          <table:table-cell office:value-type="float" office:value="-0.64629999999999999" table:style-name="ce1">
            <text:p>-0.6463</text:p>
          </table:table-cell>
          <table:table-cell office:value-type="float" office:value="0.25159999999999999" table:style-name="ce1">
            <text:p>0.2516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0.71130000000000004" table:style-name="ce1">
            <text:p>0.7113</text:p>
          </table:table-cell>
          <table:table-cell office:value-type="float" office:value="0.95499999999999996" table:style-name="ce1">
            <text:p>0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7wanlixuan</text:p>
          </table:table-cell>
          <table:table-cell office:value-type="float" office:value="2.42416259508673E-3" table:style-name="ce2">
            <text:p>0.002424163</text:p>
          </table:table-cell>
          <table:table-cell office:value-type="float" office:value="0.170523139432118" table:style-name="ce2">
            <text:p>0.170523139</text:p>
          </table:table-cell>
          <table:table-cell office:value-type="float" office:value="5.1783787617891999E-2" table:style-name="ce2">
            <text:p>0.051783788</text:p>
          </table:table-cell>
          <table:table-cell office:value-type="float" office:value="6.6828178582168205E-2" table:style-name="ce2">
            <text:p>0.066828179</text:p>
          </table:table-cell>
          <table:table-cell office:value-type="float" office:value="1.2809999999999999" table:style-name="ce2">
            <text:p>1.281</text:p>
          </table:table-cell>
          <table:table-cell office:value-type="float" office:value="0.60509999999999997" table:style-name="ce1">
            <text:p>0.6051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45390000000000003" table:style-name="ce1">
            <text:p>0.4539</text:p>
          </table:table-cell>
          <table:table-cell office:value-type="float" office:value="0.60529999999999995" table:style-name="ce1">
            <text:p>0.6053</text:p>
          </table:table-cell>
          <table:table-cell office:value-type="float" office:value="-0.3584" table:style-name="ce1">
            <text:p>-0.3584</text:p>
          </table:table-cell>
          <table:table-cell office:value-type="float" office:value="0.29620000000000002" table:style-name="ce1">
            <text:p>0.2962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-5.8900000000000001E-2" table:style-name="ce1">
            <text:p>-0.0589</text:p>
          </table:table-cell>
          <table:table-cell office:value-type="float" office:value="-0.69850000000000001" table:style-name="ce1">
            <text:p>-0.6985</text:p>
          </table:table-cell>
          <table:table-cell office:value-type="float" office:value="-3.8999999999999998E-3" table:style-name="ce1">
            <text:p>-0.0039</text:p>
          </table:table-cell>
          <table:table-cell office:value-type="float" office:value="0.2293" table:style-name="ce1">
            <text:p>0.2293</text:p>
          </table:table-cell>
          <table:table-cell office:value-type="float" office:value="0.3402" table:style-name="ce1">
            <text:p>0.3402</text:p>
          </table:table-cell>
          <table:table-cell office:value-type="float" office:value="-0.45829999999999999" table:style-name="ce1">
            <text:p>-0.4583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-0.25929999999999997" table:style-name="ce1">
            <text:p>-0.2593</text:p>
          </table:table-cell>
          <table:table-cell office:value-type="float" office:value="-0.84409999999999996" table:style-name="ce1">
            <text:p>-0.8441</text:p>
          </table:table-cell>
          <table:table-cell office:value-type="float" office:value="1.4E-2" table:style-name="ce1">
            <text:p>0.014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01" table:style-name="ce1">
            <text:p>0.01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-2.81E-2" table:style-name="ce1">
            <text:p>-0.0281</text:p>
          </table:table-cell>
          <table:table-cell office:value-type="float" office:value="2.24E-2" table:style-name="ce1">
            <text:p>0.0224</text:p>
          </table:table-cell>
          <table:table-cell office:value-type="float" office:value="-0.64070000000000005" table:style-name="ce1">
            <text:p>-0.6407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26679999999999998" table:style-name="ce1">
            <text:p>0.2668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-1.03" table:style-name="ce1">
            <text:p>-1.03</text:p>
          </table:table-cell>
          <table:table-cell office:value-type="float" office:value="4.5400000000000003E-2" table:style-name="ce1">
            <text:p>0.0454</text:p>
          </table:table-cell>
          <table:table-cell office:value-type="float" office:value="-3.3799999999999997E-2" table:style-name="ce1">
            <text:p>-0.0338</text:p>
          </table:table-cell>
          <table:table-cell office:value-type="float" office:value="-0.1124" table:style-name="ce1">
            <text:p>-0.1124</text:p>
          </table:table-cell>
          <table:table-cell office:value-type="float" office:value="0.8579" table:style-name="ce1">
            <text:p>0.8579</text:p>
          </table:table-cell>
          <table:table-cell office:value-type="float" office:value="0.2077" table:style-name="ce1">
            <text:p>0.2077</text:p>
          </table:table-cell>
          <table:table-cell office:value-type="float" office:value="-0.18770000000000001" table:style-name="ce1">
            <text:p>-0.1877</text:p>
          </table:table-cell>
          <table:table-cell office:value-type="float" office:value="-0.25409999999999999" table:style-name="ce1">
            <text:p>-0.2541</text:p>
          </table:table-cell>
          <table:table-cell office:value-type="float" office:value="0.2591" table:style-name="ce1">
            <text:p>0.2591</text:p>
          </table:table-cell>
          <table:table-cell office:value-type="float" office:value="-0.1249" table:style-name="ce1">
            <text:p>-0.1249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1.1760999999999999" table:style-name="ce1">
            <text:p>1.17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8xuehuimeng</text:p>
          </table:table-cell>
          <table:table-cell office:value-type="float" office:value="2.3753380123730399E-3" table:style-name="ce2">
            <text:p>0.002375338</text:p>
          </table:table-cell>
          <table:table-cell office:value-type="float" office:value="0.20456960607574401" table:style-name="ce2">
            <text:p>0.204569606</text:p>
          </table:table-cell>
          <table:table-cell office:value-type="float" office:value="6.0508434680487798E-2" table:style-name="ce2">
            <text:p>0.060508435</text:p>
          </table:table-cell>
          <table:table-cell office:value-type="float" office:value="7.1648597052419605E-2" table:style-name="ce2">
            <text:p>0.071648597</text:p>
          </table:table-cell>
          <table:table-cell office:value-type="float" office:value="1.25" table:style-name="ce2">
            <text:p>1.25</text:p>
          </table:table-cell>
          <table:table-cell office:value-type="float" office:value="0.83320000000000005" table:style-name="ce1">
            <text:p>0.8332</text:p>
          </table:table-cell>
          <table:table-cell office:value-type="float" office:value="0.49980000000000002" table:style-name="ce1">
            <text:p>0.4998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-0.15329999999999999" table:style-name="ce1">
            <text:p>-0.1533</text:p>
          </table:table-cell>
          <table:table-cell office:value-type="float" office:value="0.40510000000000002" table:style-name="ce1">
            <text:p>0.4051</text:p>
          </table:table-cell>
          <table:table-cell office:value-type="float" office:value="0.63380000000000003" table:style-name="ce1">
            <text:p>0.6338</text:p>
          </table:table-cell>
          <table:table-cell office:value-type="float" office:value="3.3500000000000002E-2" table:style-name="ce1">
            <text:p>0.0335</text:p>
          </table:table-cell>
          <table:table-cell office:value-type="float" office:value="-0.58499999999999996" table:style-name="ce1">
            <text:p>-0.585</text:p>
          </table:table-cell>
          <table:table-cell office:value-type="float" office:value="5.5899999999999998E-2" table:style-name="ce1">
            <text:p>0.0559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36559999999999998" table:style-name="ce1">
            <text:p>0.3656</text:p>
          </table:table-cell>
          <table:table-cell office:value-type="float" office:value="-0.21609999999999999" table:style-name="ce1">
            <text:p>-0.2161</text:p>
          </table:table-cell>
          <table:table-cell office:value-type="float" office:value="0.21890000000000001" table:style-name="ce1">
            <text:p>0.2189</text:p>
          </table:table-cell>
          <table:table-cell office:value-type="float" office:value="-0.24010000000000001" table:style-name="ce1">
            <text:p>-0.2401</text:p>
          </table:table-cell>
          <table:table-cell office:value-type="float" office:value="-0.49819999999999998" table:style-name="ce1">
            <text:p>-0.498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-1.84E-2" table:style-name="ce1">
            <text:p>-0.0184</text:p>
          </table:table-cell>
          <table:table-cell office:value-type="float" office:value="-2.87E-2" table:style-name="ce1">
            <text:p>-0.0287</text:p>
          </table:table-cell>
          <table:table-cell office:value-type="float" office:value="-3.4700000000000002E-2" table:style-name="ce1">
            <text:p>-0.0347</text:p>
          </table:table-cell>
          <table:table-cell office:value-type="float" office:value="-0.12570000000000001" table:style-name="ce1">
            <text:p>-0.1257</text:p>
          </table:table-cell>
          <table:table-cell office:value-type="float" office:value="3.56E-2" table:style-name="ce1">
            <text:p>0.0356</text:p>
          </table:table-cell>
          <table:table-cell office:value-type="float" office:value="-0.1865" table:style-name="ce1">
            <text:p>-0.1865</text:p>
          </table:table-cell>
          <table:table-cell office:value-type="float" office:value="0.1052" table:style-name="ce1">
            <text:p>0.1052</text:p>
          </table:table-cell>
          <table:table-cell office:value-type="float" office:value="-0.37" table:style-name="ce1">
            <text:p>-0.37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0.27350000000000002" table:style-name="ce1">
            <text:p>0.2735</text:p>
          </table:table-cell>
          <table:table-cell office:value-type="float" office:value="-5.0299999999999997E-2" table:style-name="ce1">
            <text:p>-0.0503</text:p>
          </table:table-cell>
          <table:table-cell office:value-type="float" office:value="-0.72609999999999997" table:style-name="ce1">
            <text:p>-0.7261</text:p>
          </table:table-cell>
          <table:table-cell office:value-type="float" office:value="-0.2016" table:style-name="ce1">
            <text:p>-0.2016</text:p>
          </table:table-cell>
          <table:table-cell office:value-type="float" office:value="-0.4138" table:style-name="ce1">
            <text:p>-0.4138</text:p>
          </table:table-cell>
          <table:table-cell office:value-type="float" office:value="-0.3362" table:style-name="ce1">
            <text:p>-0.3362</text:p>
          </table:table-cell>
          <table:table-cell office:value-type="float" office:value="1.0788" table:style-name="ce1">
            <text:p>1.0788</text:p>
          </table:table-cell>
          <table:table-cell office:value-type="float" office:value="0.1351" table:style-name="ce1">
            <text:p>0.1351</text:p>
          </table:table-cell>
          <table:table-cell office:value-type="float" office:value="-0.13320000000000001" table:style-name="ce1">
            <text:p>-0.1332</text:p>
          </table:table-cell>
          <table:table-cell office:value-type="float" office:value="-0.31009999999999999" table:style-name="ce1">
            <text:p>-0.310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-0.1229" table:style-name="ce1">
            <text:p>-0.1229</text:p>
          </table:table-cell>
          <table:table-cell office:value-type="float" office:value="0.65920000000000001" table:style-name="ce1">
            <text:p>0.6592</text:p>
          </table:table-cell>
          <table:table-cell office:value-type="float" office:value="0.7359" table:style-name="ce1">
            <text:p>0.7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89limeng</text:p>
          </table:table-cell>
          <table:table-cell office:value-type="float" office:value="2.5687273075017999E-3" table:style-name="ce2">
            <text:p>0.002568727</text:p>
          </table:table-cell>
          <table:table-cell office:value-type="float" office:value="0.194315152841633" table:style-name="ce2">
            <text:p>0.194315153</text:p>
          </table:table-cell>
          <table:table-cell office:value-type="float" office:value="5.8460889815080602E-2" table:style-name="ce2">
            <text:p>0.05846089</text:p>
          </table:table-cell>
          <table:table-cell office:value-type="float" office:value="7.1080094147027997E-2" table:style-name="ce2">
            <text:p>0.071080094</text:p>
          </table:table-cell>
          <table:table-cell office:value-type="float" office:value="1.2090000000000001" table:style-name="ce2">
            <text:p>1.209</text:p>
          </table:table-cell>
          <table:table-cell office:value-type="float" office:value="0.80840000000000001" table:style-name="ce1">
            <text:p>0.8084</text:p>
          </table:table-cell>
          <table:table-cell office:value-type="float" office:value="0.2382" table:style-name="ce1">
            <text:p>0.2382</text:p>
          </table:table-cell>
          <table:table-cell office:value-type="float" office:value="0.46010000000000001" table:style-name="ce1">
            <text:p>0.4601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0.78320000000000001" table:style-name="ce1">
            <text:p>0.7832</text:p>
          </table:table-cell>
          <table:table-cell office:value-type="float" office:value="0.88049999999999995" table:style-name="ce1">
            <text:p>0.8805</text:p>
          </table:table-cell>
          <table:table-cell office:value-type="float" office:value="-0.29709999999999998" table:style-name="ce1">
            <text:p>-0.2971</text:p>
          </table:table-cell>
          <table:table-cell office:value-type="float" office:value="-0.1946" table:style-name="ce1">
            <text:p>-0.1946</text:p>
          </table:table-cell>
          <table:table-cell office:value-type="float" office:value="6.4600000000000005E-2" table:style-name="ce1">
            <text:p>0.0646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0.51890000000000003" table:style-name="ce1">
            <text:p>0.5189</text:p>
          </table:table-cell>
          <table:table-cell office:value-type="float" office:value="0.1643" table:style-name="ce1">
            <text:p>0.1643</text:p>
          </table:table-cell>
          <table:table-cell office:value-type="float" office:value="0.35449999999999998" table:style-name="ce1">
            <text:p>0.3545</text:p>
          </table:table-cell>
          <table:table-cell office:value-type="float" office:value="-1.43E-2" table:style-name="ce1">
            <text:p>-0.0143</text:p>
          </table:table-cell>
          <table:table-cell office:value-type="float" office:value="-0.84540000000000004" table:style-name="ce1">
            <text:p>-0.8454</text:p>
          </table:table-cell>
          <table:table-cell office:value-type="float" office:value="-2.3800000000000002E-2" table:style-name="ce1">
            <text:p>-0.0238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-1.9400000000000001E-2" table:style-name="ce1">
            <text:p>-0.0194</text:p>
          </table:table-cell>
          <table:table-cell office:value-type="float" office:value="-9.0700000000000003E-2" table:style-name="ce1">
            <text:p>-0.0907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0.27179999999999999" table:style-name="ce1">
            <text:p>-0.2718</text:p>
          </table:table-cell>
          <table:table-cell office:value-type="float" office:value="-0.29830000000000001" table:style-name="ce1">
            <text:p>-0.2983</text:p>
          </table:table-cell>
          <table:table-cell office:value-type="float" office:value="-0.44290000000000002" table:style-name="ce1">
            <text:p>-0.4429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0.50360000000000005" table:style-name="ce1">
            <text:p>0.5036</text:p>
          </table:table-cell>
          <table:table-cell office:value-type="float" office:value="0.1918" table:style-name="ce1">
            <text:p>0.1918</text:p>
          </table:table-cell>
          <table:table-cell office:value-type="float" office:value="-0.81989999999999996" table:style-name="ce1">
            <text:p>-0.8199</text:p>
          </table:table-cell>
          <table:table-cell office:value-type="float" office:value="-7.1599999999999997E-2" table:style-name="ce1">
            <text:p>-0.0716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-0.29849999999999999" table:style-name="ce1">
            <text:p>-0.2985</text:p>
          </table:table-cell>
          <table:table-cell office:value-type="float" office:value="0.47820000000000001" table:style-name="ce1">
            <text:p>0.4782</text:p>
          </table:table-cell>
          <table:table-cell office:value-type="float" office:value="-1.78E-2" table:style-name="ce1">
            <text:p>-0.0178</text:p>
          </table:table-cell>
          <table:table-cell office:value-type="float" office:value="-0.32740000000000002" table:style-name="ce1">
            <text:p>-0.3274</text:p>
          </table:table-cell>
          <table:table-cell office:value-type="float" office:value="-0.60329999999999995" table:style-name="ce1">
            <text:p>-0.6033</text:p>
          </table:table-cell>
          <table:table-cell office:value-type="float" office:value="-0.4728" table:style-name="ce1">
            <text:p>-0.4728</text:p>
          </table:table-cell>
          <table:table-cell office:value-type="float" office:value="-0.12509999999999999" table:style-name="ce1">
            <text:p>-0.1251</text:p>
          </table:table-cell>
          <table:table-cell office:value-type="float" office:value="0.29310000000000003" table:style-name="ce1">
            <text:p>0.2931</text:p>
          </table:table-cell>
          <table:table-cell office:value-type="float" office:value="1.1352" table:style-name="ce1">
            <text:p>1.13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0zhongfeng</text:p>
          </table:table-cell>
          <table:table-cell office:value-type="float" office:value="1.9773662963996201E-3" table:style-name="ce2">
            <text:p>0.001977366</text:p>
          </table:table-cell>
          <table:table-cell office:value-type="float" office:value="0.19273101401968701" table:style-name="ce2">
            <text:p>0.192731014</text:p>
          </table:table-cell>
          <table:table-cell office:value-type="float" office:value="5.7894041595174299E-2" table:style-name="ce2">
            <text:p>0.057894042</text:p>
          </table:table-cell>
          <table:table-cell office:value-type="float" office:value="6.8556812237030806E-2" table:style-name="ce2">
            <text:p>0.068556812</text:p>
          </table:table-cell>
          <table:table-cell office:value-type="float" office:value="1.319" table:style-name="ce2">
            <text:p>1.319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0.1094" table:style-name="ce1">
            <text:p>0.1094</text:p>
          </table:table-cell>
          <table:table-cell office:value-type="float" office:value="0.46260000000000001" table:style-name="ce1">
            <text:p>0.4626</text:p>
          </table:table-cell>
          <table:table-cell office:value-type="float" office:value="0.77849999999999997" table:style-name="ce1">
            <text:p>0.7785</text:p>
          </table:table-cell>
          <table:table-cell office:value-type="float" office:value="-0.3967" table:style-name="ce1">
            <text:p>-0.3967</text:p>
          </table:table-cell>
          <table:table-cell office:value-type="float" office:value="0.3357" table:style-name="ce1">
            <text:p>0.3357</text:p>
          </table:table-cell>
          <table:table-cell office:value-type="float" office:value="0.95389999999999997" table:style-name="ce1">
            <text:p>0.9539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-0.88109999999999999" table:style-name="ce1">
            <text:p>-0.8811</text:p>
          </table:table-cell>
          <table:table-cell office:value-type="float" office:value="-7.6899999999999996E-2" table:style-name="ce1">
            <text:p>-0.0769</text:p>
          </table:table-cell>
          <table:table-cell office:value-type="float" office:value="0.25480000000000003" table:style-name="ce1">
            <text:p>0.2548</text:p>
          </table:table-cell>
          <table:table-cell office:value-type="float" office:value="0.48230000000000001" table:style-name="ce1">
            <text:p>0.4823</text:p>
          </table:table-cell>
          <table:table-cell office:value-type="float" office:value="-8.3199999999999996E-2" table:style-name="ce1">
            <text:p>-0.0832</text:p>
          </table:table-cell>
          <table:table-cell office:value-type="float" office:value="0.28189999999999998" table:style-name="ce1">
            <text:p>0.2819</text:p>
          </table:table-cell>
          <table:table-cell office:value-type="float" office:value="-0.4415" table:style-name="ce1">
            <text:p>-0.4415</text:p>
          </table:table-cell>
          <table:table-cell office:value-type="float" office:value="-0.50980000000000003" table:style-name="ce1">
            <text:p>-0.5098</text:p>
          </table:table-cell>
          <table:table-cell office:value-type="float" office:value="-0.2074" table:style-name="ce1">
            <text:p>-0.2074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0" table:style-name="ce1">
            <text:p>0</text:p>
          </table:table-cell>
          <table:table-cell office:value-type="float" office:value="3.6700000000000003E-2" table:style-name="ce1">
            <text:p>0.0367</text:p>
          </table:table-cell>
          <table:table-cell office:value-type="float" office:value="5.74E-2" table:style-name="ce1">
            <text:p>0.0574</text:p>
          </table:table-cell>
          <table:table-cell office:value-type="float" office:value="6.4199999999999993E-2" table:style-name="ce1">
            <text:p>0.0642</text:p>
          </table:table-cell>
          <table:table-cell office:value-type="float" office:value="-0.17599999999999999" table:style-name="ce1">
            <text:p>-0.176</text:p>
          </table:table-cell>
          <table:table-cell office:value-type="float" office:value="6.8199999999999997E-2" table:style-name="ce1">
            <text:p>0.0682</text:p>
          </table:table-cell>
          <table:table-cell office:value-type="float" office:value="-1.2198" table:style-name="ce1">
            <text:p>-1.2198</text:p>
          </table:table-cell>
          <table:table-cell office:value-type="float" office:value="1.17E-2" table:style-name="ce1">
            <text:p>0.0117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0.1" table:style-name="ce1">
            <text:p>0.1</text:p>
          </table:table-cell>
          <table:table-cell office:value-type="float" office:value="-0.76970000000000005" table:style-name="ce1">
            <text:p>-0.7697</text:p>
          </table:table-cell>
          <table:table-cell office:value-type="float" office:value="-0.27210000000000001" table:style-name="ce1">
            <text:p>-0.2721</text:p>
          </table:table-cell>
          <table:table-cell office:value-type="float" office:value="-4.9799999999999997E-2" table:style-name="ce1">
            <text:p>-0.0498</text:p>
          </table:table-cell>
          <table:table-cell office:value-type="float" office:value="-7.3899999999999993E-2" table:style-name="ce1">
            <text:p>-0.0739</text:p>
          </table:table-cell>
          <table:table-cell office:value-type="float" office:value="0.96970000000000001" table:style-name="ce1">
            <text:p>0.9697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-0.21490000000000001" table:style-name="ce1">
            <text:p>-0.2149</text:p>
          </table:table-cell>
          <table:table-cell office:value-type="float" office:value="-0.32879999999999998" table:style-name="ce1">
            <text:p>-0.3288</text:p>
          </table:table-cell>
          <table:table-cell office:value-type="float" office:value="-0.42399999999999999" table:style-name="ce1">
            <text:p>-0.424</text:p>
          </table:table-cell>
          <table:table-cell office:value-type="float" office:value="-0.21099999999999999" table:style-name="ce1">
            <text:p>-0.211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70289999999999997" table:style-name="ce1">
            <text:p>0.70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1wangcaijiao</text:p>
          </table:table-cell>
          <table:table-cell office:value-type="float" office:value="2.3210692666555798E-3" table:style-name="ce2">
            <text:p>0.002321069</text:p>
          </table:table-cell>
          <table:table-cell office:value-type="float" office:value="0.178401721215312" table:style-name="ce2">
            <text:p>0.178401721</text:p>
          </table:table-cell>
          <table:table-cell office:value-type="float" office:value="5.4187882204701797E-2" table:style-name="ce2">
            <text:p>0.054187882</text:p>
          </table:table-cell>
          <table:table-cell office:value-type="float" office:value="6.9697343775558002E-2" table:style-name="ce2">
            <text:p>0.069697344</text:p>
          </table:table-cell>
          <table:table-cell office:value-type="float" office:value="1.268" table:style-name="ce2">
            <text:p>1.268</text:p>
          </table:table-cell>
          <table:table-cell office:value-type="float" office:value="0.50990000000000002" table:style-name="ce1">
            <text:p>0.5099</text:p>
          </table:table-cell>
          <table:table-cell office:value-type="float" office:value="0.27710000000000001" table:style-name="ce1">
            <text:p>0.2771</text:p>
          </table:table-cell>
          <table:table-cell office:value-type="float" office:value="0.45429999999999998" table:style-name="ce1">
            <text:p>0.4543</text:p>
          </table:table-cell>
          <table:table-cell office:value-type="float" office:value="0.5544" table:style-name="ce1">
            <text:p>0.5544</text:p>
          </table:table-cell>
          <table:table-cell office:value-type="float" office:value="-0.47789999999999999" table:style-name="ce1">
            <text:p>-0.4779</text:p>
          </table:table-cell>
          <table:table-cell office:value-type="float" office:value="0.51949999999999996" table:style-name="ce1">
            <text:p>0.5195</text:p>
          </table:table-cell>
          <table:table-cell office:value-type="float" office:value="0.77790000000000004" table:style-name="ce1">
            <text:p>0.7779</text:p>
          </table:table-cell>
          <table:table-cell office:value-type="float" office:value="0.15060000000000001" table:style-name="ce1">
            <text:p>0.1506</text:p>
          </table:table-cell>
          <table:table-cell office:value-type="float" office:value="-0.36399999999999999" table:style-name="ce1">
            <text:p>-0.364</text:p>
          </table:table-cell>
          <table:table-cell office:value-type="float" office:value="3.6499999999999998E-2" table:style-name="ce1">
            <text:p>0.0365</text:p>
          </table:table-cell>
          <table:table-cell office:value-type="float" office:value="0.4123" table:style-name="ce1">
            <text:p>0.4123</text:p>
          </table:table-cell>
          <table:table-cell office:value-type="float" office:value="0.6583" table:style-name="ce1">
            <text:p>0.6583</text:p>
          </table:table-cell>
          <table:table-cell office:value-type="float" office:value="-0.26369999999999999" table:style-name="ce1">
            <text:p>-0.2637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0.1129" table:style-name="ce1">
            <text:p>0.1129</text:p>
          </table:table-cell>
          <table:table-cell office:value-type="float" office:value="-0.73129999999999995" table:style-name="ce1">
            <text:p>-0.7313</text:p>
          </table:table-cell>
          <table:table-cell office:value-type="float" office:value="-2.7E-2" table:style-name="ce1">
            <text:p>-0.027</text:p>
          </table:table-cell>
          <table:table-cell office:value-type="float" office:value="2.7699999999999999E-2" table:style-name="ce1">
            <text:p>0.0277</text:p>
          </table:table-cell>
          <table:table-cell office:value-type="float" office:value="-8.8999999999999996E-2" table:style-name="ce1">
            <text:p>-0.089</text:p>
          </table:table-cell>
          <table:table-cell office:value-type="float" office:value="-1.0699999999999999E-2" table:style-name="ce1">
            <text:p>-0.0107</text:p>
          </table:table-cell>
          <table:table-cell office:value-type="float" office:value="-0.15870000000000001" table:style-name="ce1">
            <text:p>-0.1587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-0.2006" table:style-name="ce1">
            <text:p>-0.2006</text:p>
          </table:table-cell>
          <table:table-cell office:value-type="float" office:value="2.01E-2" table:style-name="ce1">
            <text:p>0.0201</text:p>
          </table:table-cell>
          <table:table-cell office:value-type="float" office:value="-0.63600000000000001" table:style-name="ce1">
            <text:p>-0.636</text:p>
          </table:table-cell>
          <table:table-cell office:value-type="float" office:value="0.21190000000000001" table:style-name="ce1">
            <text:p>0.2119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0.19209999999999999" table:style-name="ce1">
            <text:p>0.1921</text:p>
          </table:table-cell>
          <table:table-cell office:value-type="float" office:value="-1.1374" table:style-name="ce1">
            <text:p>-1.1374</text:p>
          </table:table-cell>
          <table:table-cell office:value-type="float" office:value="-7.3499999999999996E-2" table:style-name="ce1">
            <text:p>-0.0735</text:p>
          </table:table-cell>
          <table:table-cell office:value-type="float" office:value="-0.10829999999999999" table:style-name="ce1">
            <text:p>-0.1083</text:p>
          </table:table-cell>
          <table:table-cell office:value-type="float" office:value="-0.44990000000000002" table:style-name="ce1">
            <text:p>-0.4499</text:p>
          </table:table-cell>
          <table:table-cell office:value-type="float" office:value="0.55120000000000002" table:style-name="ce1">
            <text:p>0.5512</text:p>
          </table:table-cell>
          <table:table-cell office:value-type="float" office:value="3.3599999999999998E-2" table:style-name="ce1">
            <text:p>0.0336</text:p>
          </table:table-cell>
          <table:table-cell office:value-type="float" office:value="-0.48259999999999997" table:style-name="ce1">
            <text:p>-0.4826</text:p>
          </table:table-cell>
          <table:table-cell office:value-type="float" office:value="-0.7218" table:style-name="ce1">
            <text:p>-0.7218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-0.247" table:style-name="ce1">
            <text:p>-0.247</text:p>
          </table:table-cell>
          <table:table-cell office:value-type="float" office:value="0.128" table:style-name="ce1">
            <text:p>0.128</text:p>
          </table:table-cell>
          <table:table-cell office:value-type="float" office:value="1.1084000000000001" table:style-name="ce1">
            <text:p>1.10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2songjia</text:p>
          </table:table-cell>
          <table:table-cell office:value-type="float" office:value="2.2189265261413301E-3" table:style-name="ce2">
            <text:p>0.002218927</text:p>
          </table:table-cell>
          <table:table-cell office:value-type="float" office:value="0.172837047827895" table:style-name="ce2">
            <text:p>0.172837048</text:p>
          </table:table-cell>
          <table:table-cell office:value-type="float" office:value="5.7759661873944997E-2" table:style-name="ce2">
            <text:p>0.057759662</text:p>
          </table:table-cell>
          <table:table-cell office:value-type="float" office:value="6.9076623886698496E-2" table:style-name="ce2">
            <text:p>0.069076624</text:p>
          </table:table-cell>
          <table:table-cell office:value-type="float" office:value="1.417" table:style-name="ce2">
            <text:p>1.417</text:p>
          </table:table-cell>
          <table:table-cell office:value-type="float" office:value="0.89339999999999997" table:style-name="ce1">
            <text:p>0.8934</text:p>
          </table:table-cell>
          <table:table-cell office:value-type="float" office:value="0.4541" table:style-name="ce1">
            <text:p>0.4541</text:p>
          </table:table-cell>
          <table:table-cell office:value-type="float" office:value="0.44159999999999999" table:style-name="ce1">
            <text:p>0.4416</text:p>
          </table:table-cell>
          <table:table-cell office:value-type="float" office:value="0.4849" table:style-name="ce1">
            <text:p>0.4849</text:p>
          </table:table-cell>
          <table:table-cell office:value-type="float" office:value="-0.47" table:style-name="ce1">
            <text:p>-0.47</text:p>
          </table:table-cell>
          <table:table-cell office:value-type="float" office:value="0.50370000000000004" table:style-name="ce1">
            <text:p>0.5037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-0.75949999999999995" table:style-name="ce1">
            <text:p>-0.7595</text:p>
          </table:table-cell>
          <table:table-cell office:value-type="float" office:value="-0.15129999999999999" table:style-name="ce1">
            <text:p>-0.1513</text:p>
          </table:table-cell>
          <table:table-cell office:value-type="float" office:value="0.11849999999999999" table:style-name="ce1">
            <text:p>0.1185</text:p>
          </table:table-cell>
          <table:table-cell office:value-type="float" office:value="0.37380000000000002" table:style-name="ce1">
            <text:p>0.3738</text:p>
          </table:table-cell>
          <table:table-cell office:value-type="float" office:value="-0.64259999999999995" table:style-name="ce1">
            <text:p>-0.6426</text:p>
          </table:table-cell>
          <table:table-cell office:value-type="float" office:value="0.2064" table:style-name="ce1">
            <text:p>0.2064</text:p>
          </table:table-cell>
          <table:table-cell office:value-type="float" office:value="-0.29709999999999998" table:style-name="ce1">
            <text:p>-0.2971</text:p>
          </table:table-cell>
          <table:table-cell office:value-type="float" office:value="-0.90039999999999998" table:style-name="ce1">
            <text:p>-0.9004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-0.56059999999999999" table:style-name="ce1">
            <text:p>-0.5606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2620000000000001" table:style-name="ce1">
            <text:p>0.2262</text:p>
          </table:table-cell>
          <table:table-cell office:value-type="float" office:value="0.15939999999999999" table:style-name="ce1">
            <text:p>0.1594</text:p>
          </table:table-cell>
          <table:table-cell office:value-type="float" office:value="-0.92700000000000005" table:style-name="ce1">
            <text:p>-0.927</text:p>
          </table:table-cell>
          <table:table-cell office:value-type="float" office:value="-0.16389999999999999" table:style-name="ce1">
            <text:p>-0.1639</text:p>
          </table:table-cell>
          <table:table-cell office:value-type="float" office:value="0.3725" table:style-name="ce1">
            <text:p>0.3725</text:p>
          </table:table-cell>
          <table:table-cell office:value-type="float" office:value="-8.8700000000000001E-2" table:style-name="ce1">
            <text:p>-0.0887</text:p>
          </table:table-cell>
          <table:table-cell office:value-type="float" office:value="1.1645000000000001" table:style-name="ce1">
            <text:p>1.1645</text:p>
          </table:table-cell>
          <table:table-cell office:value-type="float" office:value="0.34229999999999999" table:style-name="ce1">
            <text:p>0.3423</text:p>
          </table:table-cell>
          <table:table-cell office:value-type="float" office:value="-4.3099999999999999E-2" table:style-name="ce1">
            <text:p>-0.0431</text:p>
          </table:table-cell>
          <table:table-cell office:value-type="float" office:value="-0.30320000000000003" table:style-name="ce1">
            <text:p>-0.3032</text:p>
          </table:table-cell>
          <table:table-cell office:value-type="float" office:value="0.26550000000000001" table:style-name="ce1">
            <text:p>0.2655</text:p>
          </table:table-cell>
          <table:table-cell office:value-type="float" office:value="-3.8399999999999997E-2" table:style-name="ce1">
            <text:p>-0.0384</text:p>
          </table:table-cell>
          <table:table-cell office:value-type="float" office:value="0.84119999999999995" table:style-name="ce1">
            <text:p>0.8412</text:p>
          </table:table-cell>
          <table:table-cell office:value-type="float" office:value="1.3512" table:style-name="ce1">
            <text:p>1.3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3liuruiyao</text:p>
          </table:table-cell>
          <table:table-cell office:value-type="float" office:value="3.0627259858800999E-3" table:style-name="ce2">
            <text:p>0.003062726</text:p>
          </table:table-cell>
          <table:table-cell office:value-type="float" office:value="0.18357019605177499" table:style-name="ce2">
            <text:p>0.183570196</text:p>
          </table:table-cell>
          <table:table-cell office:value-type="float" office:value="5.1779805319379799E-2" table:style-name="ce2">
            <text:p>0.051779805</text:p>
          </table:table-cell>
          <table:table-cell office:value-type="float" office:value="6.5220101723254001E-2" table:style-name="ce2">
            <text:p>0.065220102</text:p>
          </table:table-cell>
          <table:table-cell office:value-type="float" office:value="1.5640000000000001" table:style-name="ce2">
            <text:p>1.564</text:p>
          </table:table-cell>
          <table:table-cell office:value-type="float" office:value="0.99229999999999996" table:style-name="ce1">
            <text:p>0.9923</text:p>
          </table:table-cell>
          <table:table-cell office:value-type="float" office:value="0.36149999999999999" table:style-name="ce1">
            <text:p>0.3615</text:p>
          </table:table-cell>
          <table:table-cell office:value-type="float" office:value="0.1206" table:style-name="ce1">
            <text:p>0.1206</text:p>
          </table:table-cell>
          <table:table-cell office:value-type="float" office:value="0.49740000000000001" table:style-name="ce1">
            <text:p>0.4974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0.44900000000000001" table:style-name="ce1">
            <text:p>0.449</text:p>
          </table:table-cell>
          <table:table-cell office:value-type="float" office:value="0.1711" table:style-name="ce1">
            <text:p>0.1711</text:p>
          </table:table-cell>
          <table:table-cell office:value-type="float" office:value="-0.59950000000000003" table:style-name="ce1">
            <text:p>-0.5995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0.22570000000000001" table:style-name="ce1">
            <text:p>0.2257</text:p>
          </table:table-cell>
          <table:table-cell office:value-type="float" office:value="0.60229999999999995" table:style-name="ce1">
            <text:p>0.6023</text:p>
          </table:table-cell>
          <table:table-cell office:value-type="float" office:value="-0.1114" table:style-name="ce1">
            <text:p>-0.1114</text:p>
          </table:table-cell>
          <table:table-cell office:value-type="float" office:value="0.219" table:style-name="ce1">
            <text:p>0.219</text:p>
          </table:table-cell>
          <table:table-cell office:value-type="float" office:value="-0.48060000000000003" table:style-name="ce1">
            <text:p>-0.4806</text:p>
          </table:table-cell>
          <table:table-cell office:value-type="float" office:value="-0.56769999999999998" table:style-name="ce1">
            <text:p>-0.5677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.01E-2" table:style-name="ce1">
            <text:p>0.0101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1.01E-2" table:style-name="ce1">
            <text:p>0.0101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1.2084999999999999" table:style-name="ce1">
            <text:p>-1.2085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-0.29509999999999997" table:style-name="ce1">
            <text:p>-0.2951</text:p>
          </table:table-cell>
          <table:table-cell office:value-type="float" office:value="-0.2198" table:style-name="ce1">
            <text:p>-0.2198</text:p>
          </table:table-cell>
          <table:table-cell office:value-type="float" office:value="-1.294" table:style-name="ce1">
            <text:p>-1.294</text:p>
          </table:table-cell>
          <table:table-cell office:value-type="float" office:value="-0.48130000000000001" table:style-name="ce1">
            <text:p>-0.4813</text:p>
          </table:table-cell>
          <table:table-cell office:value-type="float" office:value="-1.0382" table:style-name="ce1">
            <text:p>-1.0382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0.87280000000000002" table:style-name="ce1">
            <text:p>0.8728</text:p>
          </table:table-cell>
          <table:table-cell office:value-type="float" office:value="4.8099999999999997E-2" table:style-name="ce1">
            <text:p>0.0481</text:p>
          </table:table-cell>
          <table:table-cell office:value-type="float" office:value="-0.43880000000000002" table:style-name="ce1">
            <text:p>-0.4388</text:p>
          </table:table-cell>
          <table:table-cell office:value-type="float" office:value="-0.60899999999999999" table:style-name="ce1">
            <text:p>-0.609</text:p>
          </table:table-cell>
          <table:table-cell office:value-type="float" office:value="0.1421" table:style-name="ce1">
            <text:p>0.1421</text:p>
          </table:table-cell>
          <table:table-cell office:value-type="float" office:value="-0.1336" table:style-name="ce1">
            <text:p>-0.1336</text:p>
          </table:table-cell>
          <table:table-cell office:value-type="float" office:value="0.80259999999999998" table:style-name="ce1">
            <text:p>0.8026</text:p>
          </table:table-cell>
          <table:table-cell office:value-type="float" office:value="0.99019999999999997" table:style-name="ce1">
            <text:p>0.99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4liukexin</text:p>
          </table:table-cell>
          <table:table-cell office:value-type="float" office:value="2.5889156597037502E-3" table:style-name="ce2">
            <text:p>0.002588916</text:p>
          </table:table-cell>
          <table:table-cell office:value-type="float" office:value="0.18761014623290101" table:style-name="ce2">
            <text:p>0.187610146</text:p>
          </table:table-cell>
          <table:table-cell office:value-type="float" office:value="7.1025092253409999E-2" table:style-name="ce2">
            <text:p>0.071025092</text:p>
          </table:table-cell>
          <table:table-cell office:value-type="float" office:value="8.0910343190620598E-2" table:style-name="ce2">
            <text:p>0.080910343</text:p>
          </table:table-cell>
          <table:table-cell office:value-type="float" office:value="1.347" table:style-name="ce2">
            <text:p>1.347</text:p>
          </table:table-cell>
          <table:table-cell office:value-type="float" office:value="0.17" table:style-name="ce1">
            <text:p>0.17</text:p>
          </table:table-cell>
          <table:table-cell office:value-type="float" office:value="0.1" table:style-name="ce1">
            <text:p>0.1</text:p>
          </table:table-cell>
          <table:table-cell office:value-type="float" office:value="0.28910000000000002" table:style-name="ce1">
            <text:p>0.2891</text:p>
          </table:table-cell>
          <table:table-cell office:value-type="float" office:value="0.49669999999999997" table:style-name="ce1">
            <text:p>0.4967</text:p>
          </table:table-cell>
          <table:table-cell office:value-type="float" office:value="-0.65249999999999997" table:style-name="ce1">
            <text:p>-0.6525</text:p>
          </table:table-cell>
          <table:table-cell office:value-type="float" office:value="0.64529999999999998" table:style-name="ce1">
            <text:p>0.6453</text:p>
          </table:table-cell>
          <table:table-cell office:value-type="float" office:value="0.40689999999999998" table:style-name="ce1">
            <text:p>0.4069</text:p>
          </table:table-cell>
          <table:table-cell office:value-type="float" office:value="0.2445" table:style-name="ce1">
            <text:p>0.2445</text:p>
          </table:table-cell>
          <table:table-cell office:value-type="float" office:value="-0.44330000000000003" table:style-name="ce1">
            <text:p>-0.4433</text:p>
          </table:table-cell>
          <table:table-cell office:value-type="float" office:value="0.1285" table:style-name="ce1">
            <text:p>0.1285</text:p>
          </table:table-cell>
          <table:table-cell office:value-type="float" office:value="0.3266" table:style-name="ce1">
            <text:p>0.3266</text:p>
          </table:table-cell>
          <table:table-cell office:value-type="float" office:value="0.40749999999999997" table:style-name="ce1">
            <text:p>0.4075</text:p>
          </table:table-cell>
          <table:table-cell office:value-type="float" office:value="-0.36530000000000001" table:style-name="ce1">
            <text:p>-0.3653</text:p>
          </table:table-cell>
          <table:table-cell office:value-type="float" office:value="0.1018" table:style-name="ce1">
            <text:p>0.1018</text:p>
          </table:table-cell>
          <table:table-cell office:value-type="float" office:value="-0.12239999999999999" table:style-name="ce1">
            <text:p>-0.1224</text:p>
          </table:table-cell>
          <table:table-cell office:value-type="float" office:value="-0.88639999999999997" table:style-name="ce1">
            <text:p>-0.8864</text:p>
          </table:table-cell>
          <table:table-cell office:value-type="float" office:value="-0.2291" table:style-name="ce1">
            <text:p>-0.2291</text:p>
          </table:table-cell>
          <table:table-cell office:value-type="float" office:value="-5.6599999999999998E-2" table:style-name="ce1">
            <text:p>-0.0566</text:p>
          </table:table-cell>
          <table:table-cell office:value-type="float" office:value="-0.1226" table:style-name="ce1">
            <text:p>-0.1226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-7.3000000000000001E-3" table:style-name="ce1">
            <text:p>-0.007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-0.248" table:style-name="ce1">
            <text:p>-0.248</text:p>
          </table:table-cell>
          <table:table-cell office:value-type="float" office:value="6.3899999999999998E-2" table:style-name="ce1">
            <text:p>0.0639</text:p>
          </table:table-cell>
          <table:table-cell office:value-type="float" office:value="-1.2723" table:style-name="ce1">
            <text:p>-1.2723</text:p>
          </table:table-cell>
          <table:table-cell office:value-type="float" office:value="0.14269999999999999" table:style-name="ce1">
            <text:p>0.1427</text:p>
          </table:table-cell>
          <table:table-cell office:value-type="float" office:value="0.22109999999999999" table:style-name="ce1">
            <text:p>0.2211</text:p>
          </table:table-cell>
          <table:table-cell office:value-type="float" office:value="-9.01E-2" table:style-name="ce1">
            <text:p>-0.0901</text:p>
          </table:table-cell>
          <table:table-cell office:value-type="float" office:value="-0.95140000000000002" table:style-name="ce1">
            <text:p>-0.9514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-0.43290000000000001" table:style-name="ce1">
            <text:p>-0.4329</text:p>
          </table:table-cell>
          <table:table-cell office:value-type="float" office:value="-0.64880000000000004" table:style-name="ce1">
            <text:p>-0.6488</text:p>
          </table:table-cell>
          <table:table-cell office:value-type="float" office:value="0.51719999999999999" table:style-name="ce1">
            <text:p>0.5172</text:p>
          </table:table-cell>
          <table:table-cell office:value-type="float" office:value="-0.11070000000000001" table:style-name="ce1">
            <text:p>-0.1107</text:p>
          </table:table-cell>
          <table:table-cell office:value-type="float" office:value="-0.44369999999999998" table:style-name="ce1">
            <text:p>-0.4437</text:p>
          </table:table-cell>
          <table:table-cell office:value-type="float" office:value="-0.38100000000000001" table:style-name="ce1">
            <text:p>-0.381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0.1522" table:style-name="ce1">
            <text:p>0.1522</text:p>
          </table:table-cell>
          <table:table-cell office:value-type="float" office:value="8.48E-2" table:style-name="ce1">
            <text:p>0.0848</text:p>
          </table:table-cell>
          <table:table-cell office:value-type="float" office:value="1.3169" table:style-name="ce1">
            <text:p>1.31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5libo</text:p>
          </table:table-cell>
          <table:table-cell office:value-type="float" office:value="2.2100035231067999E-3" table:style-name="ce2">
            <text:p>0.002210004</text:p>
          </table:table-cell>
          <table:table-cell office:value-type="float" office:value="0.198801449442011" table:style-name="ce2">
            <text:p>0.198801449</text:p>
          </table:table-cell>
          <table:table-cell office:value-type="float" office:value="6.1146787732142001E-2" table:style-name="ce2">
            <text:p>0.061146788</text:p>
          </table:table-cell>
          <table:table-cell office:value-type="float" office:value="6.8864482447757294E-2" table:style-name="ce2">
            <text:p>0.068864482</text:p>
          </table:table-cell>
          <table:table-cell office:value-type="float" office:value="1.3009999999999999" table:style-name="ce2">
            <text:p>1.301</text:p>
          </table:table-cell>
          <table:table-cell office:value-type="float" office:value="0.3695" table:style-name="ce1">
            <text:p>0.3695</text:p>
          </table:table-cell>
          <table:table-cell office:value-type="float" office:value="0.35560000000000003" table:style-name="ce1">
            <text:p>0.3556</text:p>
          </table:table-cell>
          <table:table-cell office:value-type="float" office:value="0.44169999999999998" table:style-name="ce1">
            <text:p>0.4417</text:p>
          </table:table-cell>
          <table:table-cell office:value-type="float" office:value="0.57169999999999999" table:style-name="ce1">
            <text:p>0.5717</text:p>
          </table:table-cell>
          <table:table-cell office:value-type="float" office:value="9.6199999999999994E-2" table:style-name="ce1">
            <text:p>0.0962</text:p>
          </table:table-cell>
          <table:table-cell office:value-type="float" office:value="0.15229999999999999" table:style-name="ce1">
            <text:p>0.1523</text:p>
          </table:table-cell>
          <table:table-cell office:value-type="float" office:value="0.87060000000000004" table:style-name="ce1">
            <text:p>0.8706</text:p>
          </table:table-cell>
          <table:table-cell office:value-type="float" office:value="-0.32100000000000001" table:style-name="ce1">
            <text:p>-0.321</text:p>
          </table:table-cell>
          <table:table-cell office:value-type="float" office:value="-1.1585000000000001" table:style-name="ce1">
            <text:p>-1.1585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2137" table:style-name="ce1">
            <text:p>0.2137</text:p>
          </table:table-cell>
          <table:table-cell office:value-type="float" office:value="0.37740000000000001" table:style-name="ce1">
            <text:p>0.3774</text:p>
          </table:table-cell>
          <table:table-cell office:value-type="float" office:value="-0.32079999999999997" table:style-name="ce1">
            <text:p>-0.3208</text:p>
          </table:table-cell>
          <table:table-cell office:value-type="float" office:value="-2.64E-2" table:style-name="ce1">
            <text:p>-0.0264</text:p>
          </table:table-cell>
          <table:table-cell office:value-type="float" office:value="-0.35539999999999999" table:style-name="ce1">
            <text:p>-0.3554</text:p>
          </table:table-cell>
          <table:table-cell office:value-type="float" office:value="-0.8488" table:style-name="ce1">
            <text:p>-0.8488</text:p>
          </table:table-cell>
          <table:table-cell office:value-type="float" office:value="-0.15690000000000001" table:style-name="ce1">
            <text:p>-0.1569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-2.35E-2" table:style-name="ce1">
            <text:p>-0.0235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-4.02E-2" table:style-name="ce1">
            <text:p>-0.0402</text:p>
          </table:table-cell>
          <table:table-cell office:value-type="float" office:value="4.4499999999999998E-2" table:style-name="ce1">
            <text:p>0.0445</text:p>
          </table:table-cell>
          <table:table-cell office:value-type="float" office:value="-0.15079999999999999" table:style-name="ce1">
            <text:p>-0.1508</text:p>
          </table:table-cell>
          <table:table-cell office:value-type="float" office:value="-0.11070000000000001" table:style-name="ce1">
            <text:p>-0.1107</text:p>
          </table:table-cell>
          <table:table-cell office:value-type="float" office:value="-0.89059999999999995" table:style-name="ce1">
            <text:p>-0.8906</text:p>
          </table:table-cell>
          <table:table-cell office:value-type="float" office:value="0.32640000000000002" table:style-name="ce1">
            <text:p>0.3264</text:p>
          </table:table-cell>
          <table:table-cell office:value-type="float" office:value="0.57340000000000002" table:style-name="ce1">
            <text:p>0.5734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-0.64170000000000005" table:style-name="ce1">
            <text:p>-0.6417</text:p>
          </table:table-cell>
          <table:table-cell office:value-type="float" office:value="-0.15579999999999999" table:style-name="ce1">
            <text:p>-0.1558</text:p>
          </table:table-cell>
          <table:table-cell office:value-type="float" office:value="3.3700000000000001E-2" table:style-name="ce1">
            <text:p>0.0337</text:p>
          </table:table-cell>
          <table:table-cell office:value-type="float" office:value="-0.1176" table:style-name="ce1">
            <text:p>-0.1176</text:p>
          </table:table-cell>
          <table:table-cell office:value-type="float" office:value="1.4488000000000001" table:style-name="ce1">
            <text:p>1.4488</text:p>
          </table:table-cell>
          <table:table-cell office:value-type="float" office:value="0.13370000000000001" table:style-name="ce1">
            <text:p>0.1337</text:p>
          </table:table-cell>
          <table:table-cell office:value-type="float" office:value="-0.17130000000000001" table:style-name="ce1">
            <text:p>-0.1713</text:p>
          </table:table-cell>
          <table:table-cell office:value-type="float" office:value="-0.28339999999999999" table:style-name="ce1">
            <text:p>-0.2834</text:p>
          </table:table-cell>
          <table:table-cell office:value-type="float" office:value="0.28070000000000001" table:style-name="ce1">
            <text:p>0.2807</text:p>
          </table:table-cell>
          <table:table-cell office:value-type="float" office:value="0.1163" table:style-name="ce1">
            <text:p>0.1163</text:p>
          </table:table-cell>
          <table:table-cell office:value-type="float" office:value="0.71109999999999995" table:style-name="ce1">
            <text:p>0.7111</text:p>
          </table:table-cell>
          <table:table-cell office:value-type="float" office:value="1.0749" table:style-name="ce1">
            <text:p>1.07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6jizheng</text:p>
          </table:table-cell>
          <table:table-cell office:value-type="float" office:value="2.10335188167714E-3" table:style-name="ce2">
            <text:p>0.002103352</text:p>
          </table:table-cell>
          <table:table-cell office:value-type="float" office:value="0.18148544686308399" table:style-name="ce2">
            <text:p>0.181485447</text:p>
          </table:table-cell>
          <table:table-cell office:value-type="float" office:value="5.54227551559833E-2" table:style-name="ce2">
            <text:p>0.055422755</text:p>
          </table:table-cell>
          <table:table-cell office:value-type="float" office:value="6.8003179672870506E-2" table:style-name="ce2">
            <text:p>0.06800318</text:p>
          </table:table-cell>
          <table:table-cell office:value-type="float" office:value="1.3879999999999999" table:style-name="ce2">
            <text:p>1.388</text:p>
          </table:table-cell>
          <table:table-cell office:value-type="float" office:value="6.6799999999999998E-2" table:style-name="ce1">
            <text:p>0.0668</text:p>
          </table:table-cell>
          <table:table-cell office:value-type="float" office:value="0.25009999999999999" table:style-name="ce1">
            <text:p>0.2501</text:p>
          </table:table-cell>
          <table:table-cell office:value-type="float" office:value="0.33629999999999999" table:style-name="ce1">
            <text:p>0.3363</text:p>
          </table:table-cell>
          <table:table-cell office:value-type="float" office:value="0.49490000000000001" table:style-name="ce1">
            <text:p>0.4949</text:p>
          </table:table-cell>
          <table:table-cell office:value-type="float" office:value="-0.33260000000000001" table:style-name="ce1">
            <text:p>-0.3326</text:p>
          </table:table-cell>
          <table:table-cell office:value-type="float" office:value="0.2099" table:style-name="ce1">
            <text:p>0.2099</text:p>
          </table:table-cell>
          <table:table-cell office:value-type="float" office:value="0.96730000000000005" table:style-name="ce1">
            <text:p>0.9673</text:p>
          </table:table-cell>
          <table:table-cell office:value-type="float" office:value="-0.13089999999999999" table:style-name="ce1">
            <text:p>-0.1309</text:p>
          </table:table-cell>
          <table:table-cell office:value-type="float" office:value="-0.77759999999999996" table:style-name="ce1">
            <text:p>-0.7776</text:p>
          </table:table-cell>
          <table:table-cell office:value-type="float" office:value="-0.15340000000000001" table:style-name="ce1">
            <text:p>-0.1534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41739999999999999" table:style-name="ce1">
            <text:p>0.4174</text:p>
          </table:table-cell>
          <table:table-cell office:value-type="float" office:value="-0.33439999999999998" table:style-name="ce1">
            <text:p>-0.3344</text:p>
          </table:table-cell>
          <table:table-cell office:value-type="float" office:value="7.9299999999999995E-2" table:style-name="ce1">
            <text:p>0.0793</text:p>
          </table:table-cell>
          <table:table-cell office:value-type="float" office:value="-0.18160000000000001" table:style-name="ce1">
            <text:p>-0.1816</text:p>
          </table:table-cell>
          <table:table-cell office:value-type="float" office:value="-0.9516" table:style-name="ce1">
            <text:p>-0.9516</text:p>
          </table:table-cell>
          <table:table-cell office:value-type="float" office:value="-0.158" table:style-name="ce1">
            <text:p>-0.158</text:p>
          </table:table-cell>
          <table:table-cell office:value-type="float" office:value="-0.11310000000000001" table:style-name="ce1">
            <text:p>-0.1131</text:p>
          </table:table-cell>
          <table:table-cell office:value-type="float" office:value="-2.6599999999999999E-2" table:style-name="ce1">
            <text:p>-0.0266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-6.9900000000000004E-2" table:style-name="ce1">
            <text:p>-0.0699</text:p>
          </table:table-cell>
          <table:table-cell office:value-type="float" office:value="6.88E-2" table:style-name="ce1">
            <text:p>0.0688</text:p>
          </table:table-cell>
          <table:table-cell office:value-type="float" office:value="-0.3085" table:style-name="ce1">
            <text:p>-0.3085</text:p>
          </table:table-cell>
          <table:table-cell office:value-type="float" office:value="-7.0800000000000002E-2" table:style-name="ce1">
            <text:p>-0.0708</text:p>
          </table:table-cell>
          <table:table-cell office:value-type="float" office:value="-1.3051999999999999" table:style-name="ce1">
            <text:p>-1.3052</text:p>
          </table:table-cell>
          <table:table-cell office:value-type="float" office:value="2.8899999999999999E-2" table:style-name="ce1">
            <text:p>0.0289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-0.193" table:style-name="ce1">
            <text:p>-0.193</text:p>
          </table:table-cell>
          <table:table-cell office:value-type="float" office:value="-1.1127" table:style-name="ce1">
            <text:p>-1.1127</text:p>
          </table:table-cell>
          <table:table-cell office:value-type="float" office:value="-0.46820000000000001" table:style-name="ce1">
            <text:p>-0.4682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-4.8500000000000001E-2" table:style-name="ce1">
            <text:p>-0.0485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0.15129999999999999" table:style-name="ce1">
            <text:p>0.151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0.60660000000000003" table:style-name="ce1">
            <text:p>0.6066</text:p>
          </table:table-cell>
          <table:table-cell office:value-type="float" office:value="1.3179000000000001" table:style-name="ce1">
            <text:p>1.31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7renbofan</text:p>
          </table:table-cell>
          <table:table-cell office:value-type="float" office:value="2.3862353330188998E-3" table:style-name="ce2">
            <text:p>0.002386235</text:p>
          </table:table-cell>
          <table:table-cell office:value-type="float" office:value="0.18969921486939201" table:style-name="ce2">
            <text:p>0.189699215</text:p>
          </table:table-cell>
          <table:table-cell office:value-type="float" office:value="7.5203037505055706E-2" table:style-name="ce2">
            <text:p>0.075203038</text:p>
          </table:table-cell>
          <table:table-cell office:value-type="float" office:value="7.7575407083426196E-2" table:style-name="ce2">
            <text:p>0.077575407</text:p>
          </table:table-cell>
          <table:table-cell office:value-type="float" office:value="1.57" table:style-name="ce2">
            <text:p>1.57</text:p>
          </table:table-cell>
          <table:table-cell office:value-type="float" office:value="0.66620000000000001" table:style-name="ce1">
            <text:p>0.6662</text:p>
          </table:table-cell>
          <table:table-cell office:value-type="float" office:value="0.2767" table:style-name="ce1">
            <text:p>0.2767</text:p>
          </table:table-cell>
          <table:table-cell office:value-type="float" office:value="0.2225" table:style-name="ce1">
            <text:p>0.2225</text:p>
          </table:table-cell>
          <table:table-cell office:value-type="float" office:value="0.58509999999999995" table:style-name="ce1">
            <text:p>0.5851</text:p>
          </table:table-cell>
          <table:table-cell office:value-type="float" office:value="-0.13320000000000001" table:style-name="ce1">
            <text:p>-0.1332</text:p>
          </table:table-cell>
          <table:table-cell office:value-type="float" office:value="0.21590000000000001" table:style-name="ce1">
            <text:p>0.2159</text:p>
          </table:table-cell>
          <table:table-cell office:value-type="float" office:value="0.84819999999999995" table:style-name="ce1">
            <text:p>0.8482</text:p>
          </table:table-cell>
          <table:table-cell office:value-type="float" office:value="-0.43369999999999997" table:style-name="ce1">
            <text:p>-0.4337</text:p>
          </table:table-cell>
          <table:table-cell office:value-type="float" office:value="-0.42959999999999998" table:style-name="ce1">
            <text:p>-0.4296</text:p>
          </table:table-cell>
          <table:table-cell office:value-type="float" office:value="-0.184" table:style-name="ce1">
            <text:p>-0.184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0.42709999999999998" table:style-name="ce1">
            <text:p>0.4271</text:p>
          </table:table-cell>
          <table:table-cell office:value-type="float" office:value="-3.1600000000000003E-2" table:style-name="ce1">
            <text:p>-0.0316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24299999999999999" table:style-name="ce1">
            <text:p>-0.243</text:p>
          </table:table-cell>
          <table:table-cell office:value-type="float" office:value="-0.72650000000000003" table:style-name="ce1">
            <text:p>-0.7265</text:p>
          </table:table-cell>
          <table:table-cell office:value-type="float" office:value="-0.19139999999999999" table:style-name="ce1">
            <text:p>-0.1914</text:p>
          </table:table-cell>
          <table:table-cell office:value-type="float" office:value="-3.3599999999999998E-2" table:style-name="ce1">
            <text:p>-0.0336</text:p>
          </table:table-cell>
          <table:table-cell office:value-type="float" office:value="-6.7199999999999996E-2" table:style-name="ce1">
            <text:p>-0.0672</text:p>
          </table:table-cell>
          <table:table-cell office:value-type="float" office:value="-6.1899999999999997E-2" table:style-name="ce1">
            <text:p>-0.0619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0.16339999999999999" table:style-name="ce1">
            <text:p>-0.1634</text:p>
          </table:table-cell>
          <table:table-cell office:value-type="float" office:value="-0.1384" table:style-name="ce1">
            <text:p>-0.1384</text:p>
          </table:table-cell>
          <table:table-cell office:value-type="float" office:value="-0.96870000000000001" table:style-name="ce1">
            <text:p>-0.9687</text:p>
          </table:table-cell>
          <table:table-cell office:value-type="float" office:value="-6.7400000000000002E-2" table:style-name="ce1">
            <text:p>-0.0674</text:p>
          </table:table-cell>
          <table:table-cell office:value-type="float" office:value="-0.10929999999999999" table:style-name="ce1">
            <text:p>-0.1093</text:p>
          </table:table-cell>
          <table:table-cell office:value-type="float" office:value="-2.0199999999999999E-2" table:style-name="ce1">
            <text:p>-0.0202</text:p>
          </table:table-cell>
          <table:table-cell office:value-type="float" office:value="-0.86619999999999997" table:style-name="ce1">
            <text:p>-0.8662</text:p>
          </table:table-cell>
          <table:table-cell office:value-type="float" office:value="-0.3291" table:style-name="ce1">
            <text:p>-0.3291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0.64249999999999996" table:style-name="ce1">
            <text:p>0.6425</text:p>
          </table:table-cell>
          <table:table-cell office:value-type="float" office:value="0.28460000000000002" table:style-name="ce1">
            <text:p>0.2846</text:p>
          </table:table-cell>
          <table:table-cell office:value-type="float" office:value="-0.2838" table:style-name="ce1">
            <text:p>-0.2838</text:p>
          </table:table-cell>
          <table:table-cell office:value-type="float" office:value="-0.34770000000000001" table:style-name="ce1">
            <text:p>-0.3477</text:p>
          </table:table-cell>
          <table:table-cell office:value-type="float" office:value="-0.1905" table:style-name="ce1">
            <text:p>-0.1905</text:p>
          </table:table-cell>
          <table:table-cell office:value-type="float" office:value="3.9199999999999999E-2" table:style-name="ce1">
            <text:p>0.0392</text:p>
          </table:table-cell>
          <table:table-cell office:value-type="float" office:value="0.56210000000000004" table:style-name="ce1">
            <text:p>0.5621</text:p>
          </table:table-cell>
          <table:table-cell office:value-type="float" office:value="0.99729999999999996" table:style-name="ce1">
            <text:p>0.99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8yinlai</text:p>
          </table:table-cell>
          <table:table-cell office:value-type="float" office:value="3.3511053774180001E-3" table:style-name="ce2">
            <text:p>0.003351105</text:p>
          </table:table-cell>
          <table:table-cell office:value-type="float" office:value="0.19227462294113701" table:style-name="ce2">
            <text:p>0.192274623</text:p>
          </table:table-cell>
          <table:table-cell office:value-type="float" office:value="5.6820019121882802E-2" table:style-name="ce2">
            <text:p>0.056820019</text:p>
          </table:table-cell>
          <table:table-cell office:value-type="float" office:value="7.2387774615357406E-2" table:style-name="ce2">
            <text:p>0.072387775</text:p>
          </table:table-cell>
          <table:table-cell office:value-type="float" office:value="1.4590000000000001" table:style-name="ce2">
            <text:p>1.459</text:p>
          </table:table-cell>
          <table:table-cell office:value-type="float" office:value="1.0097" table:style-name="ce1">
            <text:p>1.0097</text:p>
          </table:table-cell>
          <table:table-cell office:value-type="float" office:value="0.27450000000000002" table:style-name="ce1">
            <text:p>0.2745</text:p>
          </table:table-cell>
          <table:table-cell office:value-type="float" office:value="0.82430000000000003" table:style-name="ce1">
            <text:p>0.8243</text:p>
          </table:table-cell>
          <table:table-cell office:value-type="float" office:value="0.61050000000000004" table:style-name="ce1">
            <text:p>0.6105</text:p>
          </table:table-cell>
          <table:table-cell office:value-type="float" office:value="-0.34949999999999998" table:style-name="ce1">
            <text:p>-0.3495</text:p>
          </table:table-cell>
          <table:table-cell office:value-type="float" office:value="0.38390000000000002" table:style-name="ce1">
            <text:p>0.3839</text:p>
          </table:table-cell>
          <table:table-cell office:value-type="float" office:value="1.2455000000000001" table:style-name="ce1">
            <text:p>1.2455</text:p>
          </table:table-cell>
          <table:table-cell office:value-type="float" office:value="-0.28870000000000001" table:style-name="ce1">
            <text:p>-0.2887</text:p>
          </table:table-cell>
          <table:table-cell office:value-type="float" office:value="-0.77390000000000003" table:style-name="ce1">
            <text:p>-0.7739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0.1893" table:style-name="ce1">
            <text:p>0.1893</text:p>
          </table:table-cell>
          <table:table-cell office:value-type="float" office:value="0.40760000000000002" table:style-name="ce1">
            <text:p>0.4076</text:p>
          </table:table-cell>
          <table:table-cell office:value-type="float" office:value="-0.29039999999999999" table:style-name="ce1">
            <text:p>-0.2904</text:p>
          </table:table-cell>
          <table:table-cell office:value-type="float" office:value="0.24490000000000001" table:style-name="ce1">
            <text:p>0.2449</text:p>
          </table:table-cell>
          <table:table-cell office:value-type="float" office:value="-0.31419999999999998" table:style-name="ce1">
            <text:p>-0.3142</text:p>
          </table:table-cell>
          <table:table-cell office:value-type="float" office:value="-0.95489999999999997" table:style-name="ce1">
            <text:p>-0.9549</text:p>
          </table:table-cell>
          <table:table-cell office:value-type="float" office:value="4.6399999999999997E-2" table:style-name="ce1">
            <text:p>0.0464</text:p>
          </table:table-cell>
          <table:table-cell office:value-type="float" office:value="-0.1027" table:style-name="ce1">
            <text:p>-0.1027</text:p>
          </table:table-cell>
          <table:table-cell office:value-type="float" office:value="7.2599999999999998E-2" table:style-name="ce1">
            <text:p>0.0726</text:p>
          </table:table-cell>
          <table:table-cell office:value-type="float" office:value="-7.7399999999999997E-2" table:style-name="ce1">
            <text:p>-0.0774</text:p>
          </table:table-cell>
          <table:table-cell office:value-type="float" office:value="-7.6499999999999999E-2" table:style-name="ce1">
            <text:p>-0.0765</text:p>
          </table:table-cell>
          <table:table-cell office:value-type="float" office:value="6.9400000000000003E-2" table:style-name="ce1">
            <text:p>0.0694</text:p>
          </table:table-cell>
          <table:table-cell office:value-type="float" office:value="-0.17349999999999999" table:style-name="ce1">
            <text:p>-0.1735</text:p>
          </table:table-cell>
          <table:table-cell office:value-type="float" office:value="-0.20300000000000001" table:style-name="ce1">
            <text:p>-0.203</text:p>
          </table:table-cell>
          <table:table-cell office:value-type="float" office:value="-0.9395" table:style-name="ce1">
            <text:p>-0.9395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0.68789999999999996" table:style-name="ce1">
            <text:p>0.6879</text:p>
          </table:table-cell>
          <table:table-cell office:value-type="float" office:value="0.16350000000000001" table:style-name="ce1">
            <text:p>0.1635</text:p>
          </table:table-cell>
          <table:table-cell office:value-type="float" office:value="-0.99319999999999997" table:style-name="ce1">
            <text:p>-0.9932</text:p>
          </table:table-cell>
          <table:table-cell office:value-type="float" office:value="-0.14560000000000001" table:style-name="ce1">
            <text:p>-0.1456</text:p>
          </table:table-cell>
          <table:table-cell office:value-type="float" office:value="-0.28160000000000002" table:style-name="ce1">
            <text:p>-0.2816</text:p>
          </table:table-cell>
          <table:table-cell office:value-type="float" office:value="-0.34110000000000001" table:style-name="ce1">
            <text:p>-0.3411</text:p>
          </table:table-cell>
          <table:table-cell office:value-type="float" office:value="1.2219" table:style-name="ce1">
            <text:p>1.2219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5.04E-2" table:style-name="ce1">
            <text:p>0.0504</text:p>
          </table:table-cell>
          <table:table-cell office:value-type="float" office:value="-0.3619" table:style-name="ce1">
            <text:p>-0.3619</text:p>
          </table:table-cell>
          <table:table-cell office:value-type="float" office:value="-0.21060000000000001" table:style-name="ce1">
            <text:p>-0.2106</text:p>
          </table:table-cell>
          <table:table-cell office:value-type="float" office:value="-0.15479999999999999" table:style-name="ce1">
            <text:p>-0.1548</text:p>
          </table:table-cell>
          <table:table-cell office:value-type="float" office:value="0.88029999999999997" table:style-name="ce1">
            <text:p>0.8803</text:p>
          </table:table-cell>
          <table:table-cell office:value-type="float" office:value="1.1860999999999999" table:style-name="ce1">
            <text:p>1.18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99zhanglijuan</text:p>
          </table:table-cell>
          <table:table-cell office:value-type="float" office:value="2.0893806994019002E-3" table:style-name="ce2">
            <text:p>0.002089381</text:p>
          </table:table-cell>
          <table:table-cell office:value-type="float" office:value="0.203780011947053" table:style-name="ce2">
            <text:p>0.203780012</text:p>
          </table:table-cell>
          <table:table-cell office:value-type="float" office:value="5.66609580697639E-2" table:style-name="ce2">
            <text:p>0.056660958</text:p>
          </table:table-cell>
          <table:table-cell office:value-type="float" office:value="6.6731206230845497E-2" table:style-name="ce2">
            <text:p>0.066731206</text:p>
          </table:table-cell>
          <table:table-cell office:value-type="float" office:value="1.355" table:style-name="ce2">
            <text:p>1.355</text:p>
          </table:table-cell>
          <table:table-cell office:value-type="float" office:value="1.2014" table:style-name="ce1">
            <text:p>1.2014</text:p>
          </table:table-cell>
          <table:table-cell office:value-type="float" office:value="0.438" table:style-name="ce1">
            <text:p>0.438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0.52259999999999995" table:style-name="ce1">
            <text:p>0.5226</text:p>
          </table:table-cell>
          <table:table-cell office:value-type="float" office:value="0.4264" table:style-name="ce1">
            <text:p>0.4264</text:p>
          </table:table-cell>
          <table:table-cell office:value-type="float" office:value="6.1499999999999999E-2" table:style-name="ce1">
            <text:p>0.0615</text:p>
          </table:table-cell>
          <table:table-cell office:value-type="float" office:value="1.3684000000000001" table:style-name="ce1">
            <text:p>1.3684</text:p>
          </table:table-cell>
          <table:table-cell office:value-type="float" office:value="-0.24709999999999999" table:style-name="ce1">
            <text:p>-0.2471</text:p>
          </table:table-cell>
          <table:table-cell office:value-type="float" office:value="-0.28460000000000002" table:style-name="ce1">
            <text:p>-0.2846</text:p>
          </table:table-cell>
          <table:table-cell office:value-type="float" office:value="-0.114" table:style-name="ce1">
            <text:p>-0.114</text:p>
          </table:table-cell>
          <table:table-cell office:value-type="float" office:value="0.39169999999999999" table:style-name="ce1">
            <text:p>0.3917</text:p>
          </table:table-cell>
          <table:table-cell office:value-type="float" office:value="0.50470000000000004" table:style-name="ce1">
            <text:p>0.5047</text:p>
          </table:table-cell>
          <table:table-cell office:value-type="float" office:value="-0.1454" table:style-name="ce1">
            <text:p>-0.1454</text:p>
          </table:table-cell>
          <table:table-cell office:value-type="float" office:value="0.21360000000000001" table:style-name="ce1">
            <text:p>0.2136</text:p>
          </table:table-cell>
          <table:table-cell office:value-type="float" office:value="-4.8500000000000001E-2" table:style-name="ce1">
            <text:p>-0.0485</text:p>
          </table:table-cell>
          <table:table-cell office:value-type="float" office:value="-0.46350000000000002" table:style-name="ce1">
            <text:p>-0.4635</text:p>
          </table:table-cell>
          <table:table-cell office:value-type="float" office:value="3.0800000000000001E-2" table:style-name="ce1">
            <text:p>0.0308</text:p>
          </table:table-cell>
          <table:table-cell office:value-type="float" office:value="-0.1414" table:style-name="ce1">
            <text:p>-0.1414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5.5E-2" table:style-name="ce1">
            <text:p>0.055</text:p>
          </table:table-cell>
          <table:table-cell office:value-type="float" office:value="2.46E-2" table:style-name="ce1">
            <text:p>0.0246</text:p>
          </table:table-cell>
          <table:table-cell office:value-type="float" office:value="-0.10440000000000001" table:style-name="ce1">
            <text:p>-0.1044</text:p>
          </table:table-cell>
          <table:table-cell office:value-type="float" office:value="2.8500000000000001E-2" table:style-name="ce1">
            <text:p>0.0285</text:p>
          </table:table-cell>
          <table:table-cell office:value-type="float" office:value="-0.82050000000000001" table:style-name="ce1">
            <text:p>-0.8205</text:p>
          </table:table-cell>
          <table:table-cell office:value-type="float" office:value="0.1179" table:style-name="ce1">
            <text:p>0.1179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-3.2199999999999999E-2" table:style-name="ce1">
            <text:p>-0.0322</text:p>
          </table:table-cell>
          <table:table-cell office:value-type="float" office:value="-0.34250000000000003" table:style-name="ce1">
            <text:p>-0.3425</text:p>
          </table:table-cell>
          <table:table-cell office:value-type="float" office:value="-0.6653" table:style-name="ce1">
            <text:p>-0.6653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-0.9123" table:style-name="ce1">
            <text:p>-0.9123</text:p>
          </table:table-cell>
          <table:table-cell office:value-type="float" office:value="0.62439999999999996" table:style-name="ce1">
            <text:p>0.6244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-0.31769999999999998" table:style-name="ce1">
            <text:p>-0.3177</text:p>
          </table:table-cell>
          <table:table-cell office:value-type="float" office:value="-0.46200000000000002" table:style-name="ce1">
            <text:p>-0.462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2666" table:style-name="ce1">
            <text:p>-0.2666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0.64670000000000005" table:style-name="ce1">
            <text:p>0.6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0lidengke</text:p>
          </table:table-cell>
          <table:table-cell office:value-type="float" office:value="2.22874297224105E-3" table:style-name="ce2">
            <text:p>0.002228743</text:p>
          </table:table-cell>
          <table:table-cell office:value-type="float" office:value="0.203792344897362" table:style-name="ce2">
            <text:p>0.203792345</text:p>
          </table:table-cell>
          <table:table-cell office:value-type="float" office:value="6.7604783530732807E-2" table:style-name="ce2">
            <text:p>0.067604784</text:p>
          </table:table-cell>
          <table:table-cell office:value-type="float" office:value="7.6470686838294694E-2" table:style-name="ce2">
            <text:p>0.076470687</text:p>
          </table:table-cell>
          <table:table-cell office:value-type="float" office:value="1.276" table:style-name="ce2">
            <text:p>1.276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0.62549999999999994" table:style-name="ce1">
            <text:p>0.6255</text:p>
          </table:table-cell>
          <table:table-cell office:value-type="float" office:value="0.93159999999999998" table:style-name="ce1">
            <text:p>0.9316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0.89570000000000005" table:style-name="ce1">
            <text:p>0.8957</text:p>
          </table:table-cell>
          <table:table-cell office:value-type="float" office:value="2.0238" table:style-name="ce1">
            <text:p>2.0238</text:p>
          </table:table-cell>
          <table:table-cell office:value-type="float" office:value="0.23780000000000001" table:style-name="ce1">
            <text:p>0.2378</text:p>
          </table:table-cell>
          <table:table-cell office:value-type="float" office:value="-0.4143" table:style-name="ce1">
            <text:p>-0.4143</text:p>
          </table:table-cell>
          <table:table-cell office:value-type="float" office:value="0.16470000000000001" table:style-name="ce1">
            <text:p>0.1647</text:p>
          </table:table-cell>
          <table:table-cell office:value-type="float" office:value="0.60660000000000003" table:style-name="ce1">
            <text:p>0.6066</text:p>
          </table:table-cell>
          <table:table-cell office:value-type="float" office:value="0.68089999999999995" table:style-name="ce1">
            <text:p>0.6809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0.60929999999999995" table:style-name="ce1">
            <text:p>0.6093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-0.61470000000000002" table:style-name="ce1">
            <text:p>-0.6147</text:p>
          </table:table-cell>
          <table:table-cell office:value-type="float" office:value="-0.23810000000000001" table:style-name="ce1">
            <text:p>-0.2381</text:p>
          </table:table-cell>
          <table:table-cell office:value-type="float" office:value="2.12E-2" table:style-name="ce1">
            <text:p>0.0212</text:p>
          </table:table-cell>
          <table:table-cell office:value-type="float" office:value="1E-3" table:style-name="ce1">
            <text:p>0.001</text:p>
          </table:table-cell>
          <table:table-cell office:value-type="float" office:value="-3.3700000000000001E-2" table:style-name="ce1">
            <text:p>-0.0337</text:p>
          </table:table-cell>
          <table:table-cell office:value-type="float" office:value="-8.2299999999999998E-2" table:style-name="ce1">
            <text:p>-0.0823</text:p>
          </table:table-cell>
          <table:table-cell office:value-type="float" office:value="3.7499999999999999E-2" table:style-name="ce1">
            <text:p>0.0375</text:p>
          </table:table-cell>
          <table:table-cell office:value-type="float" office:value="-0.185" table:style-name="ce1">
            <text:p>-0.185</text:p>
          </table:table-cell>
          <table:table-cell office:value-type="float" office:value="-1.9699999999999999E-2" table:style-name="ce1">
            <text:p>-0.0197</text:p>
          </table:table-cell>
          <table:table-cell office:value-type="float" office:value="-0.93469999999999998" table:style-name="ce1">
            <text:p>-0.9347</text:p>
          </table:table-cell>
          <table:table-cell office:value-type="float" office:value="0.44080000000000003" table:style-name="ce1">
            <text:p>0.4408</text:p>
          </table:table-cell>
          <table:table-cell office:value-type="float" office:value="-5.6800000000000003E-2" table:style-name="ce1">
            <text:p>-0.0568</text:p>
          </table:table-cell>
          <table:table-cell office:value-type="float" office:value="-0.13059999999999999" table:style-name="ce1">
            <text:p>-0.1306</text:p>
          </table:table-cell>
          <table:table-cell office:value-type="float" office:value="-0.68200000000000005" table:style-name="ce1">
            <text:p>-0.682</text:p>
          </table:table-cell>
          <table:table-cell office:value-type="float" office:value="-0.3266" table:style-name="ce1">
            <text:p>-0.3266</text:p>
          </table:table-cell>
          <table:table-cell office:value-type="float" office:value="-0.47920000000000001" table:style-name="ce1">
            <text:p>-0.4792</text:p>
          </table:table-cell>
          <table:table-cell office:value-type="float" office:value="-0.375" table:style-name="ce1">
            <text:p>-0.375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-5.8999999999999997E-2" table:style-name="ce1">
            <text:p>-0.059</text:p>
          </table:table-cell>
          <table:table-cell office:value-type="float" office:value="-0.57579999999999998" table:style-name="ce1">
            <text:p>-0.5758</text:p>
          </table:table-cell>
          <table:table-cell office:value-type="float" office:value="-0.4778" table:style-name="ce1">
            <text:p>-0.4778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-0.39379999999999998" table:style-name="ce1">
            <text:p>-0.3938</text:p>
          </table:table-cell>
          <table:table-cell office:value-type="float" office:value="0.26390000000000002" table:style-name="ce1">
            <text:p>0.2639</text:p>
          </table:table-cell>
          <table:table-cell office:value-type="float" office:value="0.84470000000000001" table:style-name="ce1">
            <text:p>0.8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1zhanglishuai</text:p>
          </table:table-cell>
          <table:table-cell office:value-type="float" office:value="1.6861667048735801E-3" table:style-name="ce2">
            <text:p>0.001686167</text:p>
          </table:table-cell>
          <table:table-cell office:value-type="float" office:value="0.217939577010585" table:style-name="ce2">
            <text:p>0.217939577</text:p>
          </table:table-cell>
          <table:table-cell office:value-type="float" office:value="6.7312357968951395E-2" table:style-name="ce2">
            <text:p>0.067312358</text:p>
          </table:table-cell>
          <table:table-cell office:value-type="float" office:value="6.9359886656985698E-2" table:style-name="ce2">
            <text:p>0.069359887</text:p>
          </table:table-cell>
          <table:table-cell office:value-type="float" office:value="1.474" table:style-name="ce2">
            <text:p>1.474</text:p>
          </table:table-cell>
          <table:table-cell office:value-type="float" office:value="2.0728" table:style-name="ce1">
            <text:p>2.0728</text:p>
          </table:table-cell>
          <table:table-cell office:value-type="float" office:value="0.36309999999999998" table:style-name="ce1">
            <text:p>0.3631</text:p>
          </table:table-cell>
          <table:table-cell office:value-type="float" office:value="0.81559999999999999" table:style-name="ce1">
            <text:p>0.8156</text:p>
          </table:table-cell>
          <table:table-cell office:value-type="float" office:value="1.0710999999999999" table:style-name="ce1">
            <text:p>1.0711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0.28050000000000003" table:style-name="ce1">
            <text:p>0.2805</text:p>
          </table:table-cell>
          <table:table-cell office:value-type="float" office:value="1.2601" table:style-name="ce1">
            <text:p>1.2601</text:p>
          </table:table-cell>
          <table:table-cell office:value-type="float" office:value="-0.69359999999999999" table:style-name="ce1">
            <text:p>-0.6936</text:p>
          </table:table-cell>
          <table:table-cell office:value-type="float" office:value="-1.2157" table:style-name="ce1">
            <text:p>-1.2157</text:p>
          </table:table-cell>
          <table:table-cell office:value-type="float" office:value="-0.23930000000000001" table:style-name="ce1">
            <text:p>-0.2393</text:p>
          </table:table-cell>
          <table:table-cell office:value-type="float" office:value="0.1492" table:style-name="ce1">
            <text:p>0.1492</text:p>
          </table:table-cell>
          <table:table-cell office:value-type="float" office:value="0.4163" table:style-name="ce1">
            <text:p>0.4163</text:p>
          </table:table-cell>
          <table:table-cell office:value-type="float" office:value="-0.6159" table:style-name="ce1">
            <text:p>-0.6159</text:p>
          </table:table-cell>
          <table:table-cell office:value-type="float" office:value="-9.9900000000000003E-2" table:style-name="ce1">
            <text:p>-0.0999</text:p>
          </table:table-cell>
          <table:table-cell office:value-type="float" office:value="-0.36059999999999998" table:style-name="ce1">
            <text:p>-0.3606</text:p>
          </table:table-cell>
          <table:table-cell office:value-type="float" office:value="-1.3919999999999999" table:style-name="ce1">
            <text:p>-1.392</text:p>
          </table:table-cell>
          <table:table-cell office:value-type="float" office:value="2.0199999999999999E-2" table:style-name="ce1">
            <text:p>0.0202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0.14680000000000001" table:style-name="ce1">
            <text:p>0.1468</text:p>
          </table:table-cell>
          <table:table-cell office:value-type="float" office:value="2.0899999999999998E-2" table:style-name="ce1">
            <text:p>0.0209</text:p>
          </table:table-cell>
          <table:table-cell office:value-type="float" office:value="-0.13" table:style-name="ce1">
            <text:p>-0.13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-1.6874" table:style-name="ce1">
            <text:p>-1.6874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0.32229999999999998" table:style-name="ce1">
            <text:p>0.3223</text:p>
          </table:table-cell>
          <table:table-cell office:value-type="float" office:value="0.2389" table:style-name="ce1">
            <text:p>0.2389</text:p>
          </table:table-cell>
          <table:table-cell office:value-type="float" office:value="-0.5726" table:style-name="ce1">
            <text:p>-0.5726</text:p>
          </table:table-cell>
          <table:table-cell office:value-type="float" office:value="-0.32319999999999999" table:style-name="ce1">
            <text:p>-0.3232</text:p>
          </table:table-cell>
          <table:table-cell office:value-type="float" office:value="-0.629" table:style-name="ce1">
            <text:p>-0.629</text:p>
          </table:table-cell>
          <table:table-cell office:value-type="float" office:value="-0.34039999999999998" table:style-name="ce1">
            <text:p>-0.3404</text:p>
          </table:table-cell>
          <table:table-cell office:value-type="float" office:value="1.8029999999999999" table:style-name="ce1">
            <text:p>1.803</text:p>
          </table:table-cell>
          <table:table-cell office:value-type="float" office:value="0.37409999999999999" table:style-name="ce1">
            <text:p>0.3741</text:p>
          </table:table-cell>
          <table:table-cell office:value-type="float" office:value="3.8399999999999997E-2" table:style-name="ce1">
            <text:p>0.0384</text:p>
          </table:table-cell>
          <table:table-cell office:value-type="float" office:value="-0.15359999999999999" table:style-name="ce1">
            <text:p>-0.1536</text:p>
          </table:table-cell>
          <table:table-cell office:value-type="float" office:value="0.63160000000000005" table:style-name="ce1">
            <text:p>0.6316</text:p>
          </table:table-cell>
          <table:table-cell office:value-type="float" office:value="0.1973" table:style-name="ce1">
            <text:p>0.1973</text:p>
          </table:table-cell>
          <table:table-cell office:value-type="float" office:value="0.71860000000000002" table:style-name="ce1">
            <text:p>0.7186</text:p>
          </table:table-cell>
          <table:table-cell office:value-type="float" office:value="1.4656" table:style-name="ce1">
            <text:p>1.46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2wangjiahui</text:p>
          </table:table-cell>
          <table:table-cell office:value-type="float" office:value="2.1301121469188299E-3" table:style-name="ce2">
            <text:p>0.002130112</text:p>
          </table:table-cell>
          <table:table-cell office:value-type="float" office:value="0.19370108046725901" table:style-name="ce2">
            <text:p>0.19370108</text:p>
          </table:table-cell>
          <table:table-cell office:value-type="float" office:value="6.0435558888233799E-2" table:style-name="ce2">
            <text:p>0.060435559</text:p>
          </table:table-cell>
          <table:table-cell office:value-type="float" office:value="7.1005412599228407E-2" table:style-name="ce2">
            <text:p>0.071005413</text:p>
          </table:table-cell>
          <table:table-cell office:value-type="float" office:value="1.381" table:style-name="ce2">
            <text:p>1.381</text:p>
          </table:table-cell>
          <table:table-cell office:value-type="float" office:value="1.1308" table:style-name="ce1">
            <text:p>1.1308</text:p>
          </table:table-cell>
          <table:table-cell office:value-type="float" office:value="0.42120000000000002" table:style-name="ce1">
            <text:p>0.4212</text:p>
          </table:table-cell>
          <table:table-cell office:value-type="float" office:value="0.76519999999999999" table:style-name="ce1">
            <text:p>0.7652</text:p>
          </table:table-cell>
          <table:table-cell office:value-type="float" office:value="0.53720000000000001" table:style-name="ce1">
            <text:p>0.5372</text:p>
          </table:table-cell>
          <table:table-cell office:value-type="float" office:value="-0.16320000000000001" table:style-name="ce1">
            <text:p>-0.1632</text:p>
          </table:table-cell>
          <table:table-cell office:value-type="float" office:value="0.58409999999999995" table:style-name="ce1">
            <text:p>0.5841</text:p>
          </table:table-cell>
          <table:table-cell office:value-type="float" office:value="1.8199000000000001" table:style-name="ce1">
            <text:p>1.8199</text:p>
          </table:table-cell>
          <table:table-cell office:value-type="float" office:value="-0.34839999999999999" table:style-name="ce1">
            <text:p>-0.3484</text:p>
          </table:table-cell>
          <table:table-cell office:value-type="float" office:value="-0.64570000000000005" table:style-name="ce1">
            <text:p>-0.6457</text:p>
          </table:table-cell>
          <table:table-cell office:value-type="float" office:value="2.6100000000000002E-2" table:style-name="ce1">
            <text:p>0.0261</text:p>
          </table:table-cell>
          <table:table-cell office:value-type="float" office:value="0.62360000000000004" table:style-name="ce1">
            <text:p>0.6236</text:p>
          </table:table-cell>
          <table:table-cell office:value-type="float" office:value="0.55179999999999996" table:style-name="ce1">
            <text:p>0.5518</text:p>
          </table:table-cell>
          <table:table-cell office:value-type="float" office:value="-0.22989999999999999" table:style-name="ce1">
            <text:p>-0.2299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0.187" table:style-name="ce1">
            <text:p>0.187</text:p>
          </table:table-cell>
          <table:table-cell office:value-type="float" office:value="-0.91610000000000003" table:style-name="ce1">
            <text:p>-0.9161</text:p>
          </table:table-cell>
          <table:table-cell office:value-type="float" office:value="-0.15909999999999999" table:style-name="ce1">
            <text:p>-0.1591</text:p>
          </table:table-cell>
          <table:table-cell office:value-type="float" office:value="-0.1043" table:style-name="ce1">
            <text:p>-0.1043</text:p>
          </table:table-cell>
          <table:table-cell office:value-type="float" office:value="2.93E-2" table:style-name="ce1">
            <text:p>0.0293</text:p>
          </table:table-cell>
          <table:table-cell office:value-type="float" office:value="-3.6400000000000002E-2" table:style-name="ce1">
            <text:p>-0.0364</text:p>
          </table:table-cell>
          <table:table-cell office:value-type="float" office:value="-4.24E-2" table:style-name="ce1">
            <text:p>-0.0424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-0.14879999999999999" table:style-name="ce1">
            <text:p>-0.1488</text:p>
          </table:table-cell>
          <table:table-cell office:value-type="float" office:value="-9.6500000000000002E-2" table:style-name="ce1">
            <text:p>-0.0965</text:p>
          </table:table-cell>
          <table:table-cell office:value-type="float" office:value="-1.4266000000000001" table:style-name="ce1">
            <text:p>-1.4266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7900000000000003E-2" table:style-name="ce1">
            <text:p>0.0379</text:p>
          </table:table-cell>
          <table:table-cell office:value-type="float" office:value="-1.1768000000000001" table:style-name="ce1">
            <text:p>-1.1768</text:p>
          </table:table-cell>
          <table:table-cell office:value-type="float" office:value="-0.58460000000000001" table:style-name="ce1">
            <text:p>-0.5846</text:p>
          </table:table-cell>
          <table:table-cell office:value-type="float" office:value="-1.0475000000000001" table:style-name="ce1">
            <text:p>-1.0475</text:p>
          </table:table-cell>
          <table:table-cell office:value-type="float" office:value="-9.1700000000000004E-2" table:style-name="ce1">
            <text:p>-0.0917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4.6899999999999997E-2" table:style-name="ce1">
            <text:p>0.0469</text:p>
          </table:table-cell>
          <table:table-cell office:value-type="float" office:value="-0.43769999999999998" table:style-name="ce1">
            <text:p>-0.4377</text:p>
          </table:table-cell>
          <table:table-cell office:value-type="float" office:value="-0.43409999999999999" table:style-name="ce1">
            <text:p>-0.4341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-0.19980000000000001" table:style-name="ce1">
            <text:p>-0.1998</text:p>
          </table:table-cell>
          <table:table-cell office:value-type="float" office:value="0.27560000000000001" table:style-name="ce1">
            <text:p>0.2756</text:p>
          </table:table-cell>
          <table:table-cell office:value-type="float" office:value="1.1016999999999999" table:style-name="ce1">
            <text:p>1.1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3zhangxinyan</text:p>
          </table:table-cell>
          <table:table-cell office:value-type="float" office:value="2.4495217214168699E-3" table:style-name="ce2">
            <text:p>0.002449522</text:p>
          </table:table-cell>
          <table:table-cell office:value-type="float" office:value="0.19777700149099101" table:style-name="ce2">
            <text:p>0.197777001</text:p>
          </table:table-cell>
          <table:table-cell office:value-type="float" office:value="5.64313330646736E-2" table:style-name="ce2">
            <text:p>0.056431333</text:p>
          </table:table-cell>
          <table:table-cell office:value-type="float" office:value="6.9005634560901905E-2" table:style-name="ce2">
            <text:p>0.069005635</text:p>
          </table:table-cell>
          <table:table-cell office:value-type="float" office:value="1.2190000000000001" table:style-name="ce2">
            <text:p>1.219</text:p>
          </table:table-cell>
          <table:table-cell office:value-type="float" office:value="2.1837" table:style-name="ce1">
            <text:p>2.1837</text:p>
          </table:table-cell>
          <table:table-cell office:value-type="float" office:value="0.66510000000000002" table:style-name="ce1">
            <text:p>0.6651</text:p>
          </table:table-cell>
          <table:table-cell office:value-type="float" office:value="0.71889999999999998" table:style-name="ce1">
            <text:p>0.7189</text:p>
          </table:table-cell>
          <table:table-cell office:value-type="float" office:value="0.64039999999999997" table:style-name="ce1">
            <text:p>0.6404</text:p>
          </table:table-cell>
          <table:table-cell office:value-type="float" office:value="0.75549999999999995" table:style-name="ce1">
            <text:p>0.7555</text:p>
          </table:table-cell>
          <table:table-cell office:value-type="float" office:value="0.66679999999999995" table:style-name="ce1">
            <text:p>0.6668</text:p>
          </table:table-cell>
          <table:table-cell office:value-type="float" office:value="2.6842000000000001" table:style-name="ce1">
            <text:p>2.6842</text:p>
          </table:table-cell>
          <table:table-cell office:value-type="float" office:value="-0.91" table:style-name="ce1">
            <text:p>-0.91</text:p>
          </table:table-cell>
          <table:table-cell office:value-type="float" office:value="-0.1191" table:style-name="ce1">
            <text:p>-0.1191</text:p>
          </table:table-cell>
          <table:table-cell office:value-type="float" office:value="0.17449999999999999" table:style-name="ce1">
            <text:p>0.1745</text:p>
          </table:table-cell>
          <table:table-cell office:value-type="float" office:value="0.38929999999999998" table:style-name="ce1">
            <text:p>0.3893</text:p>
          </table:table-cell>
          <table:table-cell office:value-type="float" office:value="0.63970000000000005" table:style-name="ce1">
            <text:p>0.6397</text:p>
          </table:table-cell>
          <table:table-cell office:value-type="float" office:value="0.187" table:style-name="ce1">
            <text:p>0.187</text:p>
          </table:table-cell>
          <table:table-cell office:value-type="float" office:value="0.44" table:style-name="ce1">
            <text:p>0.44</text:p>
          </table:table-cell>
          <table:table-cell office:value-type="float" office:value="0.57730000000000004" table:style-name="ce1">
            <text:p>0.5773</text:p>
          </table:table-cell>
          <table:table-cell office:value-type="float" office:value="-0.82489999999999997" table:style-name="ce1">
            <text:p>-0.8249</text:p>
          </table:table-cell>
          <table:table-cell office:value-type="float" office:value="-3.61E-2" table:style-name="ce1">
            <text:p>-0.0361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3.3E-3" table:style-name="ce1">
            <text:p>-0.0033</text:p>
          </table:table-cell>
          <table:table-cell office:value-type="float" office:value="1.03E-2" table:style-name="ce1">
            <text:p>0.0103</text:p>
          </table:table-cell>
          <table:table-cell office:value-type="float" office:value="1.18E-2" table:style-name="ce1">
            <text:p>0.0118</text:p>
          </table:table-cell>
          <table:table-cell office:value-type="float" office:value="-5.3E-3" table:style-name="ce1">
            <text:p>-0.0053</text:p>
          </table:table-cell>
          <table:table-cell office:value-type="float" office:value="-6.6000000000000003E-2" table:style-name="ce1">
            <text:p>-0.066</text:p>
          </table:table-cell>
          <table:table-cell office:value-type="float" office:value="-1.7386999999999999" table:style-name="ce1">
            <text:p>-1.7387</text:p>
          </table:table-cell>
          <table:table-cell office:value-type="float" office:value="0.45350000000000001" table:style-name="ce1">
            <text:p>0.4535</text:p>
          </table:table-cell>
          <table:table-cell office:value-type="float" office:value="-0.31340000000000001" table:style-name="ce1">
            <text:p>-0.313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0.71040000000000003" table:style-name="ce1">
            <text:p>-0.7104</text:p>
          </table:table-cell>
          <table:table-cell office:value-type="float" office:value="-0.1275" table:style-name="ce1">
            <text:p>-0.1275</text:p>
          </table:table-cell>
          <table:table-cell office:value-type="float" office:value="-3.8699999999999998E-2" table:style-name="ce1">
            <text:p>-0.0387</text:p>
          </table:table-cell>
          <table:table-cell office:value-type="float" office:value="-8.0500000000000002E-2" table:style-name="ce1">
            <text:p>-0.0805</text:p>
          </table:table-cell>
          <table:table-cell office:value-type="float" office:value="0.92589999999999995" table:style-name="ce1">
            <text:p>0.9259</text:p>
          </table:table-cell>
          <table:table-cell office:value-type="float" office:value="4.5900000000000003E-2" table:style-name="ce1">
            <text:p>0.0459</text:p>
          </table:table-cell>
          <table:table-cell office:value-type="float" office:value="-0.22789999999999999" table:style-name="ce1">
            <text:p>-0.2279</text:p>
          </table:table-cell>
          <table:table-cell office:value-type="float" office:value="-0.52790000000000004" table:style-name="ce1">
            <text:p>-0.5279</text:p>
          </table:table-cell>
          <table:table-cell office:value-type="float" office:value="-5.7999999999999996E-3" table:style-name="ce1">
            <text:p>-0.0058</text:p>
          </table:table-cell>
          <table:table-cell office:value-type="float" office:value="-0.23569999999999999" table:style-name="ce1">
            <text:p>-0.2357</text:p>
          </table:table-cell>
          <table:table-cell office:value-type="float" office:value="0.32079999999999997" table:style-name="ce1">
            <text:p>0.3208</text:p>
          </table:table-cell>
          <table:table-cell office:value-type="float" office:value="0.82210000000000005" table:style-name="ce1">
            <text:p>0.82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4diyoutian</text:p>
          </table:table-cell>
          <table:table-cell office:value-type="float" office:value="2.5921679715380499E-3" table:style-name="ce2">
            <text:p>0.002592168</text:p>
          </table:table-cell>
          <table:table-cell office:value-type="float" office:value="0.21609238112484999" table:style-name="ce2">
            <text:p>0.216092381</text:p>
          </table:table-cell>
          <table:table-cell office:value-type="float" office:value="6.0152261830230001E-2" table:style-name="ce2">
            <text:p>0.060152262</text:p>
          </table:table-cell>
          <table:table-cell office:value-type="float" office:value="7.0628248293174198E-2" table:style-name="ce2">
            <text:p>0.070628248</text:p>
          </table:table-cell>
          <table:table-cell office:value-type="float" office:value="1.417" table:style-name="ce2">
            <text:p>1.417</text:p>
          </table:table-cell>
          <table:table-cell office:value-type="float" office:value="1.2355" table:style-name="ce1">
            <text:p>1.2355</text:p>
          </table:table-cell>
          <table:table-cell office:value-type="float" office:value="0.54169999999999996" table:style-name="ce1">
            <text:p>0.5417</text:p>
          </table:table-cell>
          <table:table-cell office:value-type="float" office:value="0.79359999999999997" table:style-name="ce1">
            <text:p>0.7936</text:p>
          </table:table-cell>
          <table:table-cell office:value-type="float" office:value="0.81889999999999996" table:style-name="ce1">
            <text:p>0.8189</text:p>
          </table:table-cell>
          <table:table-cell office:value-type="float" office:value="-0.19239999999999999" table:style-name="ce1">
            <text:p>-0.1924</text:p>
          </table:table-cell>
          <table:table-cell office:value-type="float" office:value="0.58709999999999996" table:style-name="ce1">
            <text:p>0.5871</text:p>
          </table:table-cell>
          <table:table-cell office:value-type="float" office:value="2.137" table:style-name="ce1">
            <text:p>2.137</text:p>
          </table:table-cell>
          <table:table-cell office:value-type="float" office:value="-0.76329999999999998" table:style-name="ce1">
            <text:p>-0.7633</text:p>
          </table:table-cell>
          <table:table-cell office:value-type="float" office:value="-0.69610000000000005" table:style-name="ce1">
            <text:p>-0.6961</text:p>
          </table:table-cell>
          <table:table-cell office:value-type="float" office:value="-0.1132" table:style-name="ce1">
            <text:p>-0.1132</text:p>
          </table:table-cell>
          <table:table-cell office:value-type="float" office:value="0.27050000000000002" table:style-name="ce1">
            <text:p>0.2705</text:p>
          </table:table-cell>
          <table:table-cell office:value-type="float" office:value="0.63839999999999997" table:style-name="ce1">
            <text:p>0.6384</text:p>
          </table:table-cell>
          <table:table-cell office:value-type="float" office:value="-0.28399999999999997" table:style-name="ce1">
            <text:p>-0.284</text:p>
          </table:table-cell>
          <table:table-cell office:value-type="float" office:value="0.26790000000000003" table:style-name="ce1">
            <text:p>0.2679</text:p>
          </table:table-cell>
          <table:table-cell office:value-type="float" office:value="-0.46379999999999999" table:style-name="ce1">
            <text:p>-0.4638</text:p>
          </table:table-cell>
          <table:table-cell office:value-type="float" office:value="-1.2159" table:style-name="ce1">
            <text:p>-1.215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32540000000000002" table:style-name="ce1">
            <text:p>-0.3254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7139999999999997" table:style-name="ce1">
            <text:p>0.2714</text:p>
          </table:table-cell>
          <table:table-cell office:value-type="float" office:value="-0.36059999999999998" table:style-name="ce1">
            <text:p>-0.3606</text:p>
          </table:table-cell>
          <table:table-cell office:value-type="float" office:value="9.98E-2" table:style-name="ce1">
            <text:p>0.0998</text:p>
          </table:table-cell>
          <table:table-cell office:value-type="float" office:value="-0.30399999999999999" table:style-name="ce1">
            <text:p>-0.304</text:p>
          </table:table-cell>
          <table:table-cell office:value-type="float" office:value="-0.20849999999999999" table:style-name="ce1">
            <text:p>-0.2085</text:p>
          </table:table-cell>
          <table:table-cell office:value-type="float" office:value="1.0616000000000001" table:style-name="ce1">
            <text:p>1.0616</text:p>
          </table:table-cell>
          <table:table-cell office:value-type="float" office:value="0.2359" table:style-name="ce1">
            <text:p>0.2359</text:p>
          </table:table-cell>
          <table:table-cell office:value-type="float" office:value="-0.15820000000000001" table:style-name="ce1">
            <text:p>-0.1582</text:p>
          </table:table-cell>
          <table:table-cell office:value-type="float" office:value="-0.51239999999999997" table:style-name="ce1">
            <text:p>-0.5124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1.0832999999999999" table:style-name="ce1">
            <text:p>1.0833</text:p>
          </table:table-cell>
          <table:table-cell office:value-type="float" office:value="1.4014" table:style-name="ce1">
            <text:p>1.4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5xietongtong</text:p>
          </table:table-cell>
          <table:table-cell office:value-type="float" office:value="2.3882242699532598E-3" table:style-name="ce2">
            <text:p>0.002388224</text:p>
          </table:table-cell>
          <table:table-cell office:value-type="float" office:value="0.185844455589699" table:style-name="ce2">
            <text:p>0.185844456</text:p>
          </table:table-cell>
          <table:table-cell office:value-type="float" office:value="5.0292038252220603E-2" table:style-name="ce2">
            <text:p>0.050292038</text:p>
          </table:table-cell>
          <table:table-cell office:value-type="float" office:value="6.7439333248548602E-2" table:style-name="ce2">
            <text:p>0.067439333</text:p>
          </table:table-cell>
          <table:table-cell office:value-type="float" office:value="1.423" table:style-name="ce2">
            <text:p>1.423</text:p>
          </table:table-cell>
          <table:table-cell office:value-type="float" office:value="1.6374" table:style-name="ce1">
            <text:p>1.6374</text:p>
          </table:table-cell>
          <table:table-cell office:value-type="float" office:value="0.36830000000000002" table:style-name="ce1">
            <text:p>0.3683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1.0163" table:style-name="ce1">
            <text:p>1.0163</text:p>
          </table:table-cell>
          <table:table-cell office:value-type="float" office:value="-0.18079999999999999" table:style-name="ce1">
            <text:p>-0.1808</text:p>
          </table:table-cell>
          <table:table-cell office:value-type="float" office:value="0.4521" table:style-name="ce1">
            <text:p>0.4521</text:p>
          </table:table-cell>
          <table:table-cell office:value-type="float" office:value="1.9927999999999999" table:style-name="ce1">
            <text:p>1.9928</text:p>
          </table:table-cell>
          <table:table-cell office:value-type="float" office:value="-0.3" table:style-name="ce1">
            <text:p>-0.3</text:p>
          </table:table-cell>
          <table:table-cell office:value-type="float" office:value="-0.24859999999999999" table:style-name="ce1">
            <text:p>-0.2486</text:p>
          </table:table-cell>
          <table:table-cell office:value-type="float" office:value="3.6600000000000001E-2" table:style-name="ce1">
            <text:p>0.0366</text:p>
          </table:table-cell>
          <table:table-cell office:value-type="float" office:value="0.48010000000000003" table:style-name="ce1">
            <text:p>0.4801</text:p>
          </table:table-cell>
          <table:table-cell office:value-type="float" office:value="0.81310000000000004" table:style-name="ce1">
            <text:p>0.8131</text:p>
          </table:table-cell>
          <table:table-cell office:value-type="float" office:value="-0.1384" table:style-name="ce1">
            <text:p>-0.1384</text:p>
          </table:table-cell>
          <table:table-cell office:value-type="float" office:value="0.28810000000000002" table:style-name="ce1">
            <text:p>0.2881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-1.1588000000000001" table:style-name="ce1">
            <text:p>-1.1588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6.3E-3" table:style-name="ce1">
            <text:p>0.0063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-1.8895999999999999" table:style-name="ce1">
            <text:p>-1.8896</text:p>
          </table:table-cell>
          <table:table-cell office:value-type="float" office:value="0.31269999999999998" table:style-name="ce1">
            <text:p>0.3127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2477" table:style-name="ce1">
            <text:p>0.2477</text:p>
          </table:table-cell>
          <table:table-cell office:value-type="float" office:value="-1.5027999999999999" table:style-name="ce1">
            <text:p>-1.5028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-0.63129999999999997" table:style-name="ce1">
            <text:p>-0.6313</text:p>
          </table:table-cell>
          <table:table-cell office:value-type="float" office:value="-0.183" table:style-name="ce1">
            <text:p>-0.183</text:p>
          </table:table-cell>
          <table:table-cell office:value-type="float" office:value="0.70879999999999999" table:style-name="ce1">
            <text:p>0.7088</text:p>
          </table:table-cell>
          <table:table-cell office:value-type="float" office:value="-1.2699999999999999E-2" table:style-name="ce1">
            <text:p>-0.0127</text:p>
          </table:table-cell>
          <table:table-cell office:value-type="float" office:value="-0.35589999999999999" table:style-name="ce1">
            <text:p>-0.3559</text:p>
          </table:table-cell>
          <table:table-cell office:value-type="float" office:value="-0.59750000000000003" table:style-name="ce1">
            <text:p>-0.5975</text:p>
          </table:table-cell>
          <table:table-cell office:value-type="float" office:value="-0.1145" table:style-name="ce1">
            <text:p>-0.1145</text:p>
          </table:table-cell>
          <table:table-cell office:value-type="float" office:value="-0.1426" table:style-name="ce1">
            <text:p>-0.1426</text:p>
          </table:table-cell>
          <table:table-cell office:value-type="float" office:value="0.41010000000000002" table:style-name="ce1">
            <text:p>0.4101</text:p>
          </table:table-cell>
          <table:table-cell office:value-type="float" office:value="1.3093999999999999" table:style-name="ce1">
            <text:p>1.30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6zhanghongfeng</text:p>
          </table:table-cell>
          <table:table-cell office:value-type="float" office:value="2.3452034240325401E-3" table:style-name="ce2">
            <text:p>0.002345203</text:p>
          </table:table-cell>
          <table:table-cell office:value-type="float" office:value="0.17341806941816501" table:style-name="ce2">
            <text:p>0.173418069</text:p>
          </table:table-cell>
          <table:table-cell office:value-type="float" office:value="4.7418621421025202E-2" table:style-name="ce2">
            <text:p>0.047418621</text:p>
          </table:table-cell>
          <table:table-cell office:value-type="float" office:value="6.8877818431727397E-2" table:style-name="ce2">
            <text:p>0.068877818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.77749999999999997" table:style-name="ce1">
            <text:p>0.7775</text:p>
          </table:table-cell>
          <table:table-cell office:value-type="float" office:value="0.9224" table:style-name="ce1">
            <text:p>0.9224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0.21859999999999999" table:style-name="ce1">
            <text:p>0.2186</text:p>
          </table:table-cell>
          <table:table-cell office:value-type="float" office:value="0.49270000000000003" table:style-name="ce1">
            <text:p>0.4927</text:p>
          </table:table-cell>
          <table:table-cell office:value-type="float" office:value="2.09" table:style-name="ce1">
            <text:p>2.09</text:p>
          </table:table-cell>
          <table:table-cell office:value-type="float" office:value="-7.1900000000000006E-2" table:style-name="ce1">
            <text:p>-0.0719</text:p>
          </table:table-cell>
          <table:table-cell office:value-type="float" office:value="-0.27150000000000002" table:style-name="ce1">
            <text:p>-0.2715</text:p>
          </table:table-cell>
          <table:table-cell office:value-type="float" office:value="0.1024" table:style-name="ce1">
            <text:p>0.1024</text:p>
          </table:table-cell>
          <table:table-cell office:value-type="float" office:value="0.39789999999999998" table:style-name="ce1">
            <text:p>0.3979</text:p>
          </table:table-cell>
          <table:table-cell office:value-type="float" office:value="0.50670000000000004" table:style-name="ce1">
            <text:p>0.5067</text:p>
          </table:table-cell>
          <table:table-cell office:value-type="float" office:value="-0.66410000000000002" table:style-name="ce1">
            <text:p>-0.6641</text:p>
          </table:table-cell>
          <table:table-cell office:value-type="float" office:value="0.24110000000000001" table:style-name="ce1">
            <text:p>0.2411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-0.75249999999999995" table:style-name="ce1">
            <text:p>-0.7525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0.16569999999999999" table:style-name="ce1">
            <text:p>0.1657</text:p>
          </table:table-cell>
          <table:table-cell office:value-type="float" office:value="0.37019999999999997" table:style-name="ce1">
            <text:p>0.3702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99860000000000004" table:style-name="ce1">
            <text:p>-0.9986</text:p>
          </table:table-cell>
          <table:table-cell office:value-type="float" office:value="-0.43359999999999999" table:style-name="ce1">
            <text:p>-0.4336</text:p>
          </table:table-cell>
          <table:table-cell office:value-type="float" office:value="-6.7100000000000007E-2" table:style-name="ce1">
            <text:p>-0.0671</text:p>
          </table:table-cell>
          <table:table-cell office:value-type="float" office:value="-0.64139999999999997" table:style-name="ce1">
            <text:p>-0.6414</text:p>
          </table:table-cell>
          <table:table-cell office:value-type="float" office:value="0.94389999999999996" table:style-name="ce1">
            <text:p>0.9439</text:p>
          </table:table-cell>
          <table:table-cell office:value-type="float" office:value="0.1714" table:style-name="ce1">
            <text:p>0.1714</text:p>
          </table:table-cell>
          <table:table-cell office:value-type="float" office:value="-0.16839999999999999" table:style-name="ce1">
            <text:p>-0.1684</text:p>
          </table:table-cell>
          <table:table-cell office:value-type="float" office:value="-0.35370000000000001" table:style-name="ce1">
            <text:p>-0.3537</text:p>
          </table:table-cell>
          <table:table-cell office:value-type="float" office:value="0.54920000000000002" table:style-name="ce1">
            <text:p>0.5492</text:p>
          </table:table-cell>
          <table:table-cell office:value-type="float" office:value="-5.6500000000000002E-2" table:style-name="ce1">
            <text:p>-0.0565</text:p>
          </table:table-cell>
          <table:table-cell office:value-type="float" office:value="0.38169999999999998" table:style-name="ce1">
            <text:p>0.3817</text:p>
          </table:table-cell>
          <table:table-cell office:value-type="float" office:value="1.002" table:style-name="ce1">
            <text:p>1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7renqiye</text:p>
          </table:table-cell>
          <table:table-cell office:value-type="float" office:value="2.16066562875289E-3" table:style-name="ce2">
            <text:p>0.002160666</text:p>
          </table:table-cell>
          <table:table-cell office:value-type="float" office:value="0.18848257344518801" table:style-name="ce2">
            <text:p>0.188482573</text:p>
          </table:table-cell>
          <table:table-cell office:value-type="float" office:value="5.3528142782598903E-2" table:style-name="ce2">
            <text:p>0.053528143</text:p>
          </table:table-cell>
          <table:table-cell office:value-type="float" office:value="6.9077614066380896E-2" table:style-name="ce2">
            <text:p>0.069077614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0.1071" table:style-name="ce1">
            <text:p>0.1071</text:p>
          </table:table-cell>
          <table:table-cell office:value-type="float" office:value="0.68410000000000004" table:style-name="ce1">
            <text:p>0.6841</text:p>
          </table:table-cell>
          <table:table-cell office:value-type="float" office:value="0.1502" table:style-name="ce1">
            <text:p>0.1502</text:p>
          </table:table-cell>
          <table:table-cell office:value-type="float" office:value="0.52380000000000004" table:style-name="ce1">
            <text:p>0.5238</text:p>
          </table:table-cell>
          <table:table-cell office:value-type="float" office:value="-0.46029999999999999" table:style-name="ce1">
            <text:p>-0.4603</text:p>
          </table:table-cell>
          <table:table-cell office:value-type="float" office:value="0.46039999999999998" table:style-name="ce1">
            <text:p>0.4604</text:p>
          </table:table-cell>
          <table:table-cell office:value-type="float" office:value="0.49580000000000002" table:style-name="ce1">
            <text:p>0.4958</text:p>
          </table:table-cell>
          <table:table-cell office:value-type="float" office:value="-0.34860000000000002" table:style-name="ce1">
            <text:p>-0.3486</text:p>
          </table:table-cell>
          <table:table-cell office:value-type="float" office:value="-0.67330000000000001" table:style-name="ce1">
            <text:p>-0.6733</text:p>
          </table:table-cell>
          <table:table-cell office:value-type="float" office:value="0.13489999999999999" table:style-name="ce1">
            <text:p>0.1349</text:p>
          </table:table-cell>
          <table:table-cell office:value-type="float" office:value="0.1305" table:style-name="ce1">
            <text:p>0.1305</text:p>
          </table:table-cell>
          <table:table-cell office:value-type="float" office:value="0.3931" table:style-name="ce1">
            <text:p>0.3931</text:p>
          </table:table-cell>
          <table:table-cell office:value-type="float" office:value="-0.39179999999999998" table:style-name="ce1">
            <text:p>-0.3918</text:p>
          </table:table-cell>
          <table:table-cell office:value-type="float" office:value="0.18" table:style-name="ce1">
            <text:p>0.18</text:p>
          </table:table-cell>
          <table:table-cell office:value-type="float" office:value="0.1411" table:style-name="ce1">
            <text:p>0.1411</text:p>
          </table:table-cell>
          <table:table-cell office:value-type="float" office:value="-0.57640000000000002" table:style-name="ce1">
            <text:p>-0.5764</text:p>
          </table:table-cell>
          <table:table-cell office:value-type="float" office:value="-0.15590000000000001" table:style-name="ce1">
            <text:p>-0.1559</text:p>
          </table:table-cell>
          <table:table-cell office:value-type="float" office:value="7.8600000000000003E-2" table:style-name="ce1">
            <text:p>0.0786</text:p>
          </table:table-cell>
          <table:table-cell office:value-type="float" office:value="-0.1193" table:style-name="ce1">
            <text:p>-0.1193</text:p>
          </table:table-cell>
          <table:table-cell office:value-type="float" office:value="-0.11990000000000001" table:style-name="ce1">
            <text:p>-0.1199</text:p>
          </table:table-cell>
          <table:table-cell office:value-type="float" office:value="-0.1452" table:style-name="ce1">
            <text:p>-0.1452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-0.20860000000000001" table:style-name="ce1">
            <text:p>-0.2086</text:p>
          </table:table-cell>
          <table:table-cell office:value-type="float" office:value="-0.13070000000000001" table:style-name="ce1">
            <text:p>-0.1307</text:p>
          </table:table-cell>
          <table:table-cell office:value-type="float" office:value="-0.56040000000000001" table:style-name="ce1">
            <text:p>-0.5604</text:p>
          </table:table-cell>
          <table:table-cell office:value-type="float" office:value="0.58260000000000001" table:style-name="ce1">
            <text:p>0.5826</text:p>
          </table:table-cell>
          <table:table-cell office:value-type="float" office:value="0.16869999999999999" table:style-name="ce1">
            <text:p>0.1687</text:p>
          </table:table-cell>
          <table:table-cell office:value-type="float" office:value="-4.2900000000000001E-2" table:style-name="ce1">
            <text:p>-0.0429</text:p>
          </table:table-cell>
          <table:table-cell office:value-type="float" office:value="-0.8347" table:style-name="ce1">
            <text:p>-0.8347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-1.7600000000000001E-2" table:style-name="ce1">
            <text:p>-0.0176</text:p>
          </table:table-cell>
          <table:table-cell office:value-type="float" office:value="-0.4219" table:style-name="ce1">
            <text:p>-0.4219</text:p>
          </table:table-cell>
          <table:table-cell office:value-type="float" office:value="0.69550000000000001" table:style-name="ce1">
            <text:p>0.6955</text:p>
          </table:table-cell>
          <table:table-cell office:value-type="float" office:value="5.6899999999999999E-2" table:style-name="ce1">
            <text:p>0.0569</text:p>
          </table:table-cell>
          <table:table-cell office:value-type="float" office:value="-0.247" table:style-name="ce1">
            <text:p>-0.247</text:p>
          </table:table-cell>
          <table:table-cell office:value-type="float" office:value="-0.30420000000000003" table:style-name="ce1">
            <text:p>-0.3042</text:p>
          </table:table-cell>
          <table:table-cell office:value-type="float" office:value="8.1299999999999997E-2" table:style-name="ce1">
            <text:p>0.0813</text:p>
          </table:table-cell>
          <table:table-cell office:value-type="float" office:value="-3.49E-2" table:style-name="ce1">
            <text:p>-0.0349</text:p>
          </table:table-cell>
          <table:table-cell office:value-type="float" office:value="6.3899999999999998E-2" table:style-name="ce1">
            <text:p>0.0639</text:p>
          </table:table-cell>
          <table:table-cell office:value-type="float" office:value="0.70169999999999999" table:style-name="ce1">
            <text:p>0.7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8maxiao</text:p>
          </table:table-cell>
          <table:table-cell office:value-type="float" office:value="2.4022141484572098E-3" table:style-name="ce2">
            <text:p>0.002402214</text:p>
          </table:table-cell>
          <table:table-cell office:value-type="float" office:value="0.20294549552815599" table:style-name="ce2">
            <text:p>0.202945496</text:p>
          </table:table-cell>
          <table:table-cell office:value-type="float" office:value="6.4747001375174099E-2" table:style-name="ce2">
            <text:p>0.064747001</text:p>
          </table:table-cell>
          <table:table-cell office:value-type="float" office:value="7.3919284980134101E-2" table:style-name="ce2">
            <text:p>0.073919285</text:p>
          </table:table-cell>
          <table:table-cell office:value-type="float" office:value="1.427" table:style-name="ce2">
            <text:p>1.427</text:p>
          </table:table-cell>
          <table:table-cell office:value-type="float" office:value="0.36449999999999999" table:style-name="ce1">
            <text:p>0.3645</text:p>
          </table:table-cell>
          <table:table-cell office:value-type="float" office:value="0.40620000000000001" table:style-name="ce1">
            <text:p>0.4062</text:p>
          </table:table-cell>
          <table:table-cell office:value-type="float" office:value="0.58979999999999999" table:style-name="ce1">
            <text:p>0.5898</text:p>
          </table:table-cell>
          <table:table-cell office:value-type="float" office:value="0.73509999999999998" table:style-name="ce1">
            <text:p>0.7351</text:p>
          </table:table-cell>
          <table:table-cell office:value-type="float" office:value="-4.41E-2" table:style-name="ce1">
            <text:p>-0.0441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2.0426000000000002" table:style-name="ce1">
            <text:p>2.0426</text:p>
          </table:table-cell>
          <table:table-cell office:value-type="float" office:value="-0.20949999999999999" table:style-name="ce1">
            <text:p>-0.2095</text:p>
          </table:table-cell>
          <table:table-cell office:value-type="float" office:value="-0.89910000000000001" table:style-name="ce1">
            <text:p>-0.8991</text:p>
          </table:table-cell>
          <table:table-cell office:value-type="float" office:value="-0.22889999999999999" table:style-name="ce1">
            <text:p>-0.2289</text:p>
          </table:table-cell>
          <table:table-cell office:value-type="float" office:value="0.21110000000000001" table:style-name="ce1">
            <text:p>0.2111</text:p>
          </table:table-cell>
          <table:table-cell office:value-type="float" office:value="0.53269999999999995" table:style-name="ce1">
            <text:p>0.5327</text:p>
          </table:table-cell>
          <table:table-cell office:value-type="float" office:value="-0.27900000000000003" table:style-name="ce1">
            <text:p>-0.279</text:p>
          </table:table-cell>
          <table:table-cell office:value-type="float" office:value="0.1467" table:style-name="ce1">
            <text:p>0.1467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1.1182000000000001" table:style-name="ce1">
            <text:p>-1.1182</text:p>
          </table:table-cell>
          <table:table-cell office:value-type="float" office:value="-0.11749999999999999" table:style-name="ce1">
            <text:p>-0.117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10539999999999999" table:style-name="ce1">
            <text:p>-0.1054</text:p>
          </table:table-cell>
          <table:table-cell office:value-type="float" office:value="1.55E-2" table:style-name="ce1">
            <text:p>0.0155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5.7099999999999998E-2" table:style-name="ce1">
            <text:p>0.0571</text:p>
          </table:table-cell>
          <table:table-cell office:value-type="float" office:value="-0.1925" table:style-name="ce1">
            <text:p>-0.1925</text:p>
          </table:table-cell>
          <table:table-cell office:value-type="float" office:value="-0.3579" table:style-name="ce1">
            <text:p>-0.3579</text:p>
          </table:table-cell>
          <table:table-cell office:value-type="float" office:value="-1.196" table:style-name="ce1">
            <text:p>-1.196</text:p>
          </table:table-cell>
          <table:table-cell office:value-type="float" office:value="-9.2899999999999996E-2" table:style-name="ce1">
            <text:p>-0.0929</text:p>
          </table:table-cell>
          <table:table-cell office:value-type="float" office:value="-0.29070000000000001" table:style-name="ce1">
            <text:p>-0.2907</text:p>
          </table:table-cell>
          <table:table-cell office:value-type="float" office:value="0.182" table:style-name="ce1">
            <text:p>0.182</text:p>
          </table:table-cell>
          <table:table-cell office:value-type="float" office:value="-0.88919999999999999" table:style-name="ce1">
            <text:p>-0.8892</text:p>
          </table:table-cell>
          <table:table-cell office:value-type="float" office:value="-0.2009" table:style-name="ce1">
            <text:p>-0.2009</text:p>
          </table:table-cell>
          <table:table-cell office:value-type="float" office:value="-0.25080000000000002" table:style-name="ce1">
            <text:p>-0.2508</text:p>
          </table:table-cell>
          <table:table-cell office:value-type="float" office:value="0.19869999999999999" table:style-name="ce1">
            <text:p>0.1987</text:p>
          </table:table-cell>
          <table:table-cell office:value-type="float" office:value="0.97330000000000005" table:style-name="ce1">
            <text:p>0.9733</text:p>
          </table:table-cell>
          <table:table-cell office:value-type="float" office:value="0.30919999999999997" table:style-name="ce1">
            <text:p>0.3092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-0.435" table:style-name="ce1">
            <text:p>-0.435</text:p>
          </table:table-cell>
          <table:table-cell office:value-type="float" office:value="0.122" table:style-name="ce1">
            <text:p>0.122</text:p>
          </table:table-cell>
          <table:table-cell office:value-type="float" office:value="1.5599999999999999E-2" table:style-name="ce1">
            <text:p>0.0156</text:p>
          </table:table-cell>
          <table:table-cell office:value-type="float" office:value="0.50860000000000005" table:style-name="ce1">
            <text:p>0.5086</text:p>
          </table:table-cell>
          <table:table-cell office:value-type="float" office:value="1.1533" table:style-name="ce1">
            <text:p>1.1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9niuying</text:p>
          </table:table-cell>
          <table:table-cell office:value-type="float" office:value="2.5416449019163298E-3" table:style-name="ce2">
            <text:p>0.002541645</text:p>
          </table:table-cell>
          <table:table-cell office:value-type="float" office:value="0.19892829912426899" table:style-name="ce2">
            <text:p>0.198928299</text:p>
          </table:table-cell>
          <table:table-cell office:value-type="float" office:value="6.6159716402798996E-2" table:style-name="ce2">
            <text:p>0.066159716</text:p>
          </table:table-cell>
          <table:table-cell office:value-type="float" office:value="7.5123108199979596E-2" table:style-name="ce2">
            <text:p>0.075123108</text:p>
          </table:table-cell>
          <table:table-cell office:value-type="float" office:value="1.365" table:style-name="ce2">
            <text:p>1.365</text:p>
          </table:table-cell>
          <table:table-cell office:value-type="float" office:value="1.734" table:style-name="ce1">
            <text:p>1.734</text:p>
          </table:table-cell>
          <table:table-cell office:value-type="float" office:value="0.73660000000000003" table:style-name="ce1">
            <text:p>0.7366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93759999999999999" table:style-name="ce1">
            <text:p>0.9376</text:p>
          </table:table-cell>
          <table:table-cell office:value-type="float" office:value="0.90790000000000004" table:style-name="ce1">
            <text:p>0.9079</text:p>
          </table:table-cell>
          <table:table-cell office:value-type="float" office:value="0.50280000000000002" table:style-name="ce1">
            <text:p>0.5028</text:p>
          </table:table-cell>
          <table:table-cell office:value-type="float" office:value="1.9117999999999999" table:style-name="ce1">
            <text:p>1.9118</text:p>
          </table:table-cell>
          <table:table-cell office:value-type="float" office:value="-0.2051" table:style-name="ce1">
            <text:p>-0.2051</text:p>
          </table:table-cell>
          <table:table-cell office:value-type="float" office:value="-0.82369999999999999" table:style-name="ce1">
            <text:p>-0.8237</text:p>
          </table:table-cell>
          <table:table-cell office:value-type="float" office:value="0.12939999999999999" table:style-name="ce1">
            <text:p>0.1294</text:p>
          </table:table-cell>
          <table:table-cell office:value-type="float" office:value="0.38979999999999998" table:style-name="ce1">
            <text:p>0.3898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-0.252" table:style-name="ce1">
            <text:p>-0.252</text:p>
          </table:table-cell>
          <table:table-cell office:value-type="float" office:value="0.251" table:style-name="ce1">
            <text:p>0.251</text:p>
          </table:table-cell>
          <table:table-cell office:value-type="float" office:value="-0.7712" table:style-name="ce1">
            <text:p>-0.7712</text:p>
          </table:table-cell>
          <table:table-cell office:value-type="float" office:value="-0.74299999999999999" table:style-name="ce1">
            <text:p>-0.743</text:p>
          </table:table-cell>
          <table:table-cell office:value-type="float" office:value="-7.5600000000000001E-2" table:style-name="ce1">
            <text:p>-0.0756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1.43E-2" table:style-name="ce1">
            <text:p>0.0143</text:p>
          </table:table-cell>
          <table:table-cell office:value-type="float" office:value="-6.0900000000000003E-2" table:style-name="ce1">
            <text:p>-0.0609</text:p>
          </table:table-cell>
          <table:table-cell office:value-type="float" office:value="5.33E-2" table:style-name="ce1">
            <text:p>0.0533</text:p>
          </table:table-cell>
          <table:table-cell office:value-type="float" office:value="6.1699999999999998E-2" table:style-name="ce1">
            <text:p>0.0617</text:p>
          </table:table-cell>
          <table:table-cell office:value-type="float" office:value="-0.28179999999999999" table:style-name="ce1">
            <text:p>-0.2818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-1.4166000000000001" table:style-name="ce1">
            <text:p>-1.4166</text:p>
          </table:table-cell>
          <table:table-cell office:value-type="float" office:value="0.32079999999999997" table:style-name="ce1">
            <text:p>0.3208</text:p>
          </table:table-cell>
          <table:table-cell office:value-type="float" office:value="0.191" table:style-name="ce1">
            <text:p>0.191</text:p>
          </table:table-cell>
          <table:table-cell office:value-type="float" office:value="0.2424" table:style-name="ce1">
            <text:p>0.2424</text:p>
          </table:table-cell>
          <table:table-cell office:value-type="float" office:value="-0.46500000000000002" table:style-name="ce1">
            <text:p>-0.465</text:p>
          </table:table-cell>
          <table:table-cell office:value-type="float" office:value="-0.29730000000000001" table:style-name="ce1">
            <text:p>-0.2973</text:p>
          </table:table-cell>
          <table:table-cell office:value-type="float" office:value="-0.41299999999999998" table:style-name="ce1">
            <text:p>-0.413</text:p>
          </table:table-cell>
          <table:table-cell office:value-type="float" office:value="-0.1123" table:style-name="ce1">
            <text:p>-0.1123</text:p>
          </table:table-cell>
          <table:table-cell office:value-type="float" office:value="1.1512" table:style-name="ce1">
            <text:p>1.1512</text:p>
          </table:table-cell>
          <table:table-cell office:value-type="float" office:value="6.0699999999999997E-2" table:style-name="ce1">
            <text:p>0.0607</text:p>
          </table:table-cell>
          <table:table-cell office:value-type="float" office:value="-0.1925" table:style-name="ce1">
            <text:p>-0.1925</text:p>
          </table:table-cell>
          <table:table-cell office:value-type="float" office:value="-0.1376" table:style-name="ce1">
            <text:p>-0.1376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-0.15629999999999999" table:style-name="ce1">
            <text:p>-0.1563</text:p>
          </table:table-cell>
          <table:table-cell office:value-type="float" office:value="1.3593" table:style-name="ce1">
            <text:p>1.3593</text:p>
          </table:table-cell>
          <table:table-cell office:value-type="float" office:value="0.88690000000000002" table:style-name="ce1">
            <text:p>0.8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0sunhongliang</text:p>
          </table:table-cell>
          <table:table-cell office:value-type="float" office:value="2.6476466759963002E-3" table:style-name="ce2">
            <text:p>0.002647647</text:p>
          </table:table-cell>
          <table:table-cell office:value-type="float" office:value="0.20671301726548499" table:style-name="ce2">
            <text:p>0.206713017</text:p>
          </table:table-cell>
          <table:table-cell office:value-type="float" office:value="5.8014145414780699E-2" table:style-name="ce2">
            <text:p>0.058014145</text:p>
          </table:table-cell>
          <table:table-cell office:value-type="float" office:value="7.1429900875404198E-2" table:style-name="ce2">
            <text:p>0.071429901</text:p>
          </table:table-cell>
          <table:table-cell office:value-type="float" office:value="1.22" table:style-name="ce2">
            <text:p>1.22</text:p>
          </table:table-cell>
          <table:table-cell office:value-type="float" office:value="0.75149999999999995" table:style-name="ce1">
            <text:p>0.7515</text:p>
          </table:table-cell>
          <table:table-cell office:value-type="float" office:value="-9.2999999999999999E-2" table:style-name="ce1">
            <text:p>-0.093</text:p>
          </table:table-cell>
          <table:table-cell office:value-type="float" office:value="0.41789999999999999" table:style-name="ce1">
            <text:p>0.4179</text:p>
          </table:table-cell>
          <table:table-cell office:value-type="float" office:value="0.75560000000000005" table:style-name="ce1">
            <text:p>0.7556</text:p>
          </table:table-cell>
          <table:table-cell office:value-type="float" office:value="-0.29330000000000001" table:style-name="ce1">
            <text:p>-0.2933</text:p>
          </table:table-cell>
          <table:table-cell office:value-type="float" office:value="0.86660000000000004" table:style-name="ce1">
            <text:p>0.8666</text:p>
          </table:table-cell>
          <table:table-cell office:value-type="float" office:value="1.1600999999999999" table:style-name="ce1">
            <text:p>1.1601</text:p>
          </table:table-cell>
          <table:table-cell office:value-type="float" office:value="-0.65149999999999997" table:style-name="ce1">
            <text:p>-0.6515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-0.1419" table:style-name="ce1">
            <text:p>-0.1419</text:p>
          </table:table-cell>
          <table:table-cell office:value-type="float" office:value="0.27010000000000001" table:style-name="ce1">
            <text:p>0.2701</text:p>
          </table:table-cell>
          <table:table-cell office:value-type="float" office:value="0.57069999999999999" table:style-name="ce1">
            <text:p>0.5707</text:p>
          </table:table-cell>
          <table:table-cell office:value-type="float" office:value="-0.33200000000000002" table:style-name="ce1">
            <text:p>-0.332</text:p>
          </table:table-cell>
          <table:table-cell office:value-type="float" office:value="0.3569" table:style-name="ce1">
            <text:p>0.3569</text:p>
          </table:table-cell>
          <table:table-cell office:value-type="float" office:value="0.30359999999999998" table:style-name="ce1">
            <text:p>0.3036</text:p>
          </table:table-cell>
          <table:table-cell office:value-type="float" office:value="-0.7349" table:style-name="ce1">
            <text:p>-0.7349</text:p>
          </table:table-cell>
          <table:table-cell office:value-type="float" office:value="0.1066" table:style-name="ce1">
            <text:p>0.1066</text:p>
          </table:table-cell>
          <table:table-cell office:value-type="float" office:value="-6.9000000000000006E-2" table:style-name="ce1">
            <text:p>-0.069</text:p>
          </table:table-cell>
          <table:table-cell office:value-type="float" office:value="-5.5999999999999999E-3" table:style-name="ce1">
            <text:p>-0.0056</text:p>
          </table:table-cell>
          <table:table-cell office:value-type="float" office:value="1.77E-2" table:style-name="ce1">
            <text:p>0.0177</text:p>
          </table:table-cell>
          <table:table-cell office:value-type="float" office:value="-8.9599999999999999E-2" table:style-name="ce1">
            <text:p>-0.0896</text:p>
          </table:table-cell>
          <table:table-cell office:value-type="float" office:value="7.4899999999999994E-2" table:style-name="ce1">
            <text:p>0.0749</text:p>
          </table:table-cell>
          <table:table-cell office:value-type="float" office:value="-0.21659999999999999" table:style-name="ce1">
            <text:p>-0.2166</text:p>
          </table:table-cell>
          <table:table-cell office:value-type="float" office:value="-0.26419999999999999" table:style-name="ce1">
            <text:p>-0.2642</text:p>
          </table:table-cell>
          <table:table-cell office:value-type="float" office:value="-0.37940000000000002" table:style-name="ce1">
            <text:p>-0.379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0.44409999999999999" table:style-name="ce1">
            <text:p>0.4441</text:p>
          </table:table-cell>
          <table:table-cell office:value-type="float" office:value="0.46660000000000001" table:style-name="ce1">
            <text:p>0.4666</text:p>
          </table:table-cell>
          <table:table-cell office:value-type="float" office:value="-0.71489999999999998" table:style-name="ce1">
            <text:p>-0.7149</text:p>
          </table:table-cell>
          <table:table-cell office:value-type="float" office:value="0.36959999999999998" table:style-name="ce1">
            <text:p>0.3696</text:p>
          </table:table-cell>
          <table:table-cell office:value-type="float" office:value="0.91779999999999995" table:style-name="ce1">
            <text:p>0.9178</text:p>
          </table:table-cell>
          <table:table-cell office:value-type="float" office:value="-0.65720000000000001" table:style-name="ce1">
            <text:p>-0.6572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5.91E-2" table:style-name="ce1">
            <text:p>0.0591</text:p>
          </table:table-cell>
          <table:table-cell office:value-type="float" office:value="-0.28720000000000001" table:style-name="ce1">
            <text:p>-0.2872</text:p>
          </table:table-cell>
          <table:table-cell office:value-type="float" office:value="-0.44280000000000003" table:style-name="ce1">
            <text:p>-0.4428</text:p>
          </table:table-cell>
          <table:table-cell office:value-type="float" office:value="0.28689999999999999" table:style-name="ce1">
            <text:p>0.2869</text:p>
          </table:table-cell>
          <table:table-cell office:value-type="float" office:value="-7.3599999999999999E-2" table:style-name="ce1">
            <text:p>-0.0736</text:p>
          </table:table-cell>
          <table:table-cell office:value-type="float" office:value="7.46E-2" table:style-name="ce1">
            <text:p>0.0746</text:p>
          </table:table-cell>
          <table:table-cell office:value-type="float" office:value="0.7369" table:style-name="ce1">
            <text:p>0.7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1jingwenxiang</text:p>
          </table:table-cell>
          <table:table-cell office:value-type="float" office:value="2.53726947275538E-3" table:style-name="ce2">
            <text:p>0.002537269</text:p>
          </table:table-cell>
          <table:table-cell office:value-type="float" office:value="0.19291983906907101" table:style-name="ce2">
            <text:p>0.192919839</text:p>
          </table:table-cell>
          <table:table-cell office:value-type="float" office:value="5.45549232465804E-2" table:style-name="ce2">
            <text:p>0.054554923</text:p>
          </table:table-cell>
          <table:table-cell office:value-type="float" office:value="6.8757757183526794E-2" table:style-name="ce2">
            <text:p>0.068757757</text:p>
          </table:table-cell>
          <table:table-cell office:value-type="float" office:value="1.472" table:style-name="ce2">
            <text:p>1.472</text:p>
          </table:table-cell>
          <table:table-cell office:value-type="float" office:value="1.3013999999999999" table:style-name="ce1">
            <text:p>1.3014</text:p>
          </table:table-cell>
          <table:table-cell office:value-type="float" office:value="0.53220000000000001" table:style-name="ce1">
            <text:p>0.5322</text:p>
          </table:table-cell>
          <table:table-cell office:value-type="float" office:value="0.9526" table:style-name="ce1">
            <text:p>0.9526</text:p>
          </table:table-cell>
          <table:table-cell office:value-type="float" office:value="0.79139999999999999" table:style-name="ce1">
            <text:p>0.7914</text:p>
          </table:table-cell>
          <table:table-cell office:value-type="float" office:value="0.16039999999999999" table:style-name="ce1">
            <text:p>0.1604</text:p>
          </table:table-cell>
          <table:table-cell office:value-type="float" office:value="0.50480000000000003" table:style-name="ce1">
            <text:p>0.5048</text:p>
          </table:table-cell>
          <table:table-cell office:value-type="float" office:value="2.0802" table:style-name="ce1">
            <text:p>2.0802</text:p>
          </table:table-cell>
          <table:table-cell office:value-type="float" office:value="1.29E-2" table:style-name="ce1">
            <text:p>0.0129</text:p>
          </table:table-cell>
          <table:table-cell office:value-type="float" office:value="-0.32390000000000002" table:style-name="ce1">
            <text:p>-0.3239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48010000000000003" table:style-name="ce1">
            <text:p>0.4801</text:p>
          </table:table-cell>
          <table:table-cell office:value-type="float" office:value="0.57609999999999995" table:style-name="ce1">
            <text:p>0.5761</text:p>
          </table:table-cell>
          <table:table-cell office:value-type="float" office:value="-7.3700000000000002E-2" table:style-name="ce1">
            <text:p>-0.0737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-0.91459999999999997" table:style-name="ce1">
            <text:p>-0.9146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-1.0527" table:style-name="ce1">
            <text:p>-1.0527</text:p>
          </table:table-cell>
          <table:table-cell office:value-type="float" office:value="0.125" table:style-name="ce1">
            <text:p>0.125</text:p>
          </table:table-cell>
          <table:table-cell office:value-type="float" office:value="6.4100000000000004E-2" table:style-name="ce1">
            <text:p>0.0641</text:p>
          </table:table-cell>
          <table:table-cell office:value-type="float" office:value="-3.6499999999999998E-2" table:style-name="ce1">
            <text:p>-0.0365</text:p>
          </table:table-cell>
          <table:table-cell office:value-type="float" office:value="-1.0375000000000001" table:style-name="ce1">
            <text:p>-1.0375</text:p>
          </table:table-cell>
          <table:table-cell office:value-type="float" office:value="-0.30940000000000001" table:style-name="ce1">
            <text:p>-0.3094</text:p>
          </table:table-cell>
          <table:table-cell office:value-type="float" office:value="-0.81030000000000002" table:style-name="ce1">
            <text:p>-0.8103</text:p>
          </table:table-cell>
          <table:table-cell office:value-type="float" office:value="-0.31840000000000002" table:style-name="ce1">
            <text:p>-0.3184</text:p>
          </table:table-cell>
          <table:table-cell office:value-type="float" office:value="0.76749999999999996" table:style-name="ce1">
            <text:p>0.7675</text:p>
          </table:table-cell>
          <table:table-cell office:value-type="float" office:value="4.8899999999999999E-2" table:style-name="ce1">
            <text:p>0.0489</text:p>
          </table:table-cell>
          <table:table-cell office:value-type="float" office:value="-0.25069999999999998" table:style-name="ce1">
            <text:p>-0.2507</text:p>
          </table:table-cell>
          <table:table-cell office:value-type="float" office:value="-0.38250000000000001" table:style-name="ce1">
            <text:p>-0.3825</text:p>
          </table:table-cell>
          <table:table-cell office:value-type="float" office:value="4.3900000000000002E-2" table:style-name="ce1">
            <text:p>0.0439</text:p>
          </table:table-cell>
          <table:table-cell office:value-type="float" office:value="-2.3099999999999999E-2" table:style-name="ce1">
            <text:p>-0.0231</text:p>
          </table:table-cell>
          <table:table-cell office:value-type="float" office:value="0.14749999999999999" table:style-name="ce1">
            <text:p>0.1475</text:p>
          </table:table-cell>
          <table:table-cell office:value-type="float" office:value="1.17" table:style-name="ce1">
            <text:p>1.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2zhangdeshuai</text:p>
          </table:table-cell>
          <table:table-cell office:value-type="float" office:value="2.0018633203693799E-3" table:style-name="ce2">
            <text:p>0.002001863</text:p>
          </table:table-cell>
          <table:table-cell office:value-type="float" office:value="0.202621175351236" table:style-name="ce2">
            <text:p>0.202621175</text:p>
          </table:table-cell>
          <table:table-cell office:value-type="float" office:value="5.4709287684139601E-2" table:style-name="ce2">
            <text:p>0.054709288</text:p>
          </table:table-cell>
          <table:table-cell office:value-type="float" office:value="7.0334610593058303E-2" table:style-name="ce2">
            <text:p>0.070334611</text:p>
          </table:table-cell>
          <table:table-cell office:value-type="float" office:value="1.351" table:style-name="ce2">
            <text:p>1.351</text:p>
          </table:table-cell>
          <table:table-cell office:value-type="float" office:value="1.0293000000000001" table:style-name="ce1">
            <text:p>1.0293</text:p>
          </table:table-cell>
          <table:table-cell office:value-type="float" office:value="0.2198" table:style-name="ce1">
            <text:p>0.2198</text:p>
          </table:table-cell>
          <table:table-cell office:value-type="float" office:value="0.59160000000000001" table:style-name="ce1">
            <text:p>0.5916</text:p>
          </table:table-cell>
          <table:table-cell office:value-type="float" office:value="0.79210000000000003" table:style-name="ce1">
            <text:p>0.7921</text:p>
          </table:table-cell>
          <table:table-cell office:value-type="float" office:value="3.2599999999999997E-2" table:style-name="ce1">
            <text:p>0.0326</text:p>
          </table:table-cell>
          <table:table-cell office:value-type="float" office:value="0.61750000000000005" table:style-name="ce1">
            <text:p>0.6175</text:p>
          </table:table-cell>
          <table:table-cell office:value-type="float" office:value="1.7322" table:style-name="ce1">
            <text:p>1.7322</text:p>
          </table:table-cell>
          <table:table-cell office:value-type="float" office:value="-0.22239999999999999" table:style-name="ce1">
            <text:p>-0.2224</text:p>
          </table:table-cell>
          <table:table-cell office:value-type="float" office:value="-0.65110000000000001" table:style-name="ce1">
            <text:p>-0.6511</text:p>
          </table:table-cell>
          <table:table-cell office:value-type="float" office:value="3.9899999999999998E-2" table:style-name="ce1">
            <text:p>0.0399</text:p>
          </table:table-cell>
          <table:table-cell office:value-type="float" office:value="0.57389999999999997" table:style-name="ce1">
            <text:p>0.5739</text:p>
          </table:table-cell>
          <table:table-cell office:value-type="float" office:value="0.87539999999999996" table:style-name="ce1">
            <text:p>0.8754</text:p>
          </table:table-cell>
          <table:table-cell office:value-type="float" office:value="0.23449999999999999" table:style-name="ce1">
            <text:p>0.2345</text:p>
          </table:table-cell>
          <table:table-cell office:value-type="float" office:value="0.39910000000000001" table:style-name="ce1">
            <text:p>0.3991</text:p>
          </table:table-cell>
          <table:table-cell office:value-type="float" office:value="0.1706" table:style-name="ce1">
            <text:p>0.1706</text:p>
          </table:table-cell>
          <table:table-cell office:value-type="float" office:value="-1.1479999999999999" table:style-name="ce1">
            <text:p>-1.148</text:p>
          </table:table-cell>
          <table:table-cell office:value-type="float" office:value="-5.5399999999999998E-2" table:style-name="ce1">
            <text:p>-0.0554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-1.44E-2" table:style-name="ce1">
            <text:p>-0.0144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6E-2" table:style-name="ce1">
            <text:p>0.016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-0.1116" table:style-name="ce1">
            <text:p>-0.1116</text:p>
          </table:table-cell>
          <table:table-cell office:value-type="float" office:value="-0.22209999999999999" table:style-name="ce1">
            <text:p>-0.2221</text:p>
          </table:table-cell>
          <table:table-cell office:value-type="float" office:value="-1.1124000000000001" table:style-name="ce1">
            <text:p>-1.1124</text:p>
          </table:table-cell>
          <table:table-cell office:value-type="float" office:value="0.27510000000000001" table:style-name="ce1">
            <text:p>0.2751</text:p>
          </table:table-cell>
          <table:table-cell office:value-type="float" office:value="-0.40410000000000001" table:style-name="ce1">
            <text:p>-0.4041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1.0713999999999999" table:style-name="ce1">
            <text:p>-1.0714</text:p>
          </table:table-cell>
          <table:table-cell office:value-type="float" office:value="4.1399999999999999E-2" table:style-name="ce1">
            <text:p>0.0414</text:p>
          </table:table-cell>
          <table:table-cell office:value-type="float" office:value="-0.26340000000000002" table:style-name="ce1">
            <text:p>-0.2634</text:p>
          </table:table-cell>
          <table:table-cell office:value-type="float" office:value="-0.1019" table:style-name="ce1">
            <text:p>-0.1019</text:p>
          </table:table-cell>
          <table:table-cell office:value-type="float" office:value="1.0730999999999999" table:style-name="ce1">
            <text:p>1.0731</text:p>
          </table:table-cell>
          <table:table-cell office:value-type="float" office:value="-2.1899999999999999E-2" table:style-name="ce1">
            <text:p>-0.0219</text:p>
          </table:table-cell>
          <table:table-cell office:value-type="float" office:value="-0.45900000000000002" table:style-name="ce1">
            <text:p>-0.459</text:p>
          </table:table-cell>
          <table:table-cell office:value-type="float" office:value="-0.69920000000000004" table:style-name="ce1">
            <text:p>-0.6992</text:p>
          </table:table-cell>
          <table:table-cell office:value-type="float" office:value="-0.4133" table:style-name="ce1">
            <text:p>-0.4133</text:p>
          </table:table-cell>
          <table:table-cell office:value-type="float" office:value="-0.154" table:style-name="ce1">
            <text:p>-0.154</text:p>
          </table:table-cell>
          <table:table-cell office:value-type="float" office:value="0.35560000000000003" table:style-name="ce1">
            <text:p>0.3556</text:p>
          </table:table-cell>
          <table:table-cell office:value-type="float" office:value="1.3404" table:style-name="ce1">
            <text:p>1.3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3xielingling</text:p>
          </table:table-cell>
          <table:table-cell office:value-type="float" office:value="2.0452243663162E-3" table:style-name="ce2">
            <text:p>0.002045224</text:p>
          </table:table-cell>
          <table:table-cell office:value-type="float" office:value="0.19324899291230299" table:style-name="ce2">
            <text:p>0.193248993</text:p>
          </table:table-cell>
          <table:table-cell office:value-type="float" office:value="6.2512777402097902E-2" table:style-name="ce2">
            <text:p>0.062512777</text:p>
          </table:table-cell>
          <table:table-cell office:value-type="float" office:value="7.1225767840483303E-2" table:style-name="ce2">
            <text:p>0.071225768</text:p>
          </table:table-cell>
          <table:table-cell office:value-type="float" office:value="1.3440000000000001" table:style-name="ce2">
            <text:p>1.344</text:p>
          </table:table-cell>
          <table:table-cell office:value-type="float" office:value="1.6657" table:style-name="ce1">
            <text:p>1.6657</text:p>
          </table:table-cell>
          <table:table-cell office:value-type="float" office:value="0.89580000000000004" table:style-name="ce1">
            <text:p>0.8958</text:p>
          </table:table-cell>
          <table:table-cell office:value-type="float" office:value="0.8085" table:style-name="ce1">
            <text:p>0.8085</text:p>
          </table:table-cell>
          <table:table-cell office:value-type="float" office:value="0.9" table:style-name="ce1">
            <text:p>0.9</text:p>
          </table:table-cell>
          <table:table-cell office:value-type="float" office:value="0.1421" table:style-name="ce1">
            <text:p>0.1421</text:p>
          </table:table-cell>
          <table:table-cell office:value-type="float" office:value="0.88629999999999998" table:style-name="ce1">
            <text:p>0.8863</text:p>
          </table:table-cell>
          <table:table-cell office:value-type="float" office:value="2.2406000000000001" table:style-name="ce1">
            <text:p>2.2406</text:p>
          </table:table-cell>
          <table:table-cell office:value-type="float" office:value="-0.1474" table:style-name="ce1">
            <text:p>-0.1474</text:p>
          </table:table-cell>
          <table:table-cell office:value-type="float" office:value="-0.74209999999999998" table:style-name="ce1">
            <text:p>-0.7421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0.4647" table:style-name="ce1">
            <text:p>0.4647</text:p>
          </table:table-cell>
          <table:table-cell office:value-type="float" office:value="0.58940000000000003" table:style-name="ce1">
            <text:p>0.5894</text:p>
          </table:table-cell>
          <table:table-cell office:value-type="float" office:value="0.22850000000000001" table:style-name="ce1">
            <text:p>0.2285</text:p>
          </table:table-cell>
          <table:table-cell office:value-type="float" office:value="0.43780000000000002" table:style-name="ce1">
            <text:p>0.4378</text:p>
          </table:table-cell>
          <table:table-cell office:value-type="float" office:value="-2.7400000000000001E-2" table:style-name="ce1">
            <text:p>-0.0274</text:p>
          </table:table-cell>
          <table:table-cell office:value-type="float" office:value="-0.88770000000000004" table:style-name="ce1">
            <text:p>-0.8877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1.01E-2" table:style-name="ce1">
            <text:p>0.0101</text:p>
          </table:table-cell>
          <table:table-cell office:value-type="float" office:value="1.12E-2" table:style-name="ce1">
            <text:p>0.0112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1.4615" table:style-name="ce1">
            <text:p>-1.4615</text:p>
          </table:table-cell>
          <table:table-cell office:value-type="float" office:value="-1.11E-2" table:style-name="ce1">
            <text:p>-0.011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-9.7799999999999998E-2" table:style-name="ce1">
            <text:p>-0.0978</text:p>
          </table:table-cell>
          <table:table-cell office:value-type="float" office:value="-0.94199999999999995" table:style-name="ce1">
            <text:p>-0.942</text:p>
          </table:table-cell>
          <table:table-cell office:value-type="float" office:value="-0.34820000000000001" table:style-name="ce1">
            <text:p>-0.3482</text:p>
          </table:table-cell>
          <table:table-cell office:value-type="float" office:value="-0.73370000000000002" table:style-name="ce1">
            <text:p>-0.7337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1.167" table:style-name="ce1">
            <text:p>1.167</text:p>
          </table:table-cell>
          <table:table-cell office:value-type="float" office:value="0.29709999999999998" table:style-name="ce1">
            <text:p>0.2971</text:p>
          </table:table-cell>
          <table:table-cell office:value-type="float" office:value="-0.32319999999999999" table:style-name="ce1">
            <text:p>-0.3232</text:p>
          </table:table-cell>
          <table:table-cell office:value-type="float" office:value="-0.41930000000000001" table:style-name="ce1">
            <text:p>-0.4193</text:p>
          </table:table-cell>
          <table:table-cell office:value-type="float" office:value="-0.39350000000000002" table:style-name="ce1">
            <text:p>-0.3935</text:p>
          </table:table-cell>
          <table:table-cell office:value-type="float" office:value="-0.153" table:style-name="ce1">
            <text:p>-0.153</text:p>
          </table:table-cell>
          <table:table-cell office:value-type="float" office:value="0.5373" table:style-name="ce1">
            <text:p>0.5373</text:p>
          </table:table-cell>
          <table:table-cell office:value-type="float" office:value="1.1140000000000001" table:style-name="ce1">
            <text:p>1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4wangyongliang</text:p>
          </table:table-cell>
          <table:table-cell office:value-type="float" office:value="2.1874617325392202E-3" table:style-name="ce2">
            <text:p>0.002187462</text:p>
          </table:table-cell>
          <table:table-cell office:value-type="float" office:value="0.20770546211913901" table:style-name="ce2">
            <text:p>0.207705462</text:p>
          </table:table-cell>
          <table:table-cell office:value-type="float" office:value="6.2717710187463305E-2" table:style-name="ce2">
            <text:p>0.06271771</text:p>
          </table:table-cell>
          <table:table-cell office:value-type="float" office:value="7.0988330096263194E-2" table:style-name="ce2">
            <text:p>0.07098833</text:p>
          </table:table-cell>
          <table:table-cell office:value-type="float" office:value="1.4139999999999999" table:style-name="ce2">
            <text:p>1.414</text:p>
          </table:table-cell>
          <table:table-cell office:value-type="float" office:value="1.1777" table:style-name="ce1">
            <text:p>1.1777</text:p>
          </table:table-cell>
          <table:table-cell office:value-type="float" office:value="0.3906" table:style-name="ce1">
            <text:p>0.3906</text:p>
          </table:table-cell>
          <table:table-cell office:value-type="float" office:value="0.85640000000000005" table:style-name="ce1">
            <text:p>0.8564</text:p>
          </table:table-cell>
          <table:table-cell office:value-type="float" office:value="0.80649999999999999" table:style-name="ce1">
            <text:p>0.8065</text:p>
          </table:table-cell>
          <table:table-cell office:value-type="float" office:value="-3.3700000000000001E-2" table:style-name="ce1">
            <text:p>-0.0337</text:p>
          </table:table-cell>
          <table:table-cell office:value-type="float" office:value="0.57350000000000001" table:style-name="ce1">
            <text:p>0.5735</text:p>
          </table:table-cell>
          <table:table-cell office:value-type="float" office:value="2.5131000000000001" table:style-name="ce1">
            <text:p>2.5131</text:p>
          </table:table-cell>
          <table:table-cell office:value-type="float" office:value="-0.44180000000000003" table:style-name="ce1">
            <text:p>-0.4418</text:p>
          </table:table-cell>
          <table:table-cell office:value-type="float" office:value="-0.26579999999999998" table:style-name="ce1">
            <text:p>-0.2658</text:p>
          </table:table-cell>
          <table:table-cell office:value-type="float" office:value="-0.1118" table:style-name="ce1">
            <text:p>-0.1118</text:p>
          </table:table-cell>
          <table:table-cell office:value-type="float" office:value="0.47089999999999999" table:style-name="ce1">
            <text:p>0.4709</text:p>
          </table:table-cell>
          <table:table-cell office:value-type="float" office:value="0.60189999999999999" table:style-name="ce1">
            <text:p>0.6019</text:p>
          </table:table-cell>
          <table:table-cell office:value-type="float" office:value="-0.2636" table:style-name="ce1">
            <text:p>-0.2636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8.2199999999999995E-2" table:style-name="ce1">
            <text:p>0.0822</text:p>
          </table:table-cell>
          <table:table-cell office:value-type="float" office:value="-1.3812" table:style-name="ce1">
            <text:p>-1.381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41599999999999998" table:style-name="ce1">
            <text:p>-0.416</text:p>
          </table:table-cell>
          <table:table-cell office:value-type="float" office:value="-8.0000000000000004E-4" table:style-name="ce1">
            <text:p>-0.0008</text:p>
          </table:table-cell>
          <table:table-cell office:value-type="float" office:value="0.1706" table:style-name="ce1">
            <text:p>0.1706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-1.2649999999999999" table:style-name="ce1">
            <text:p>-1.265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8179999999999999" table:style-name="ce1">
            <text:p>-0.1818</text:p>
          </table:table-cell>
          <table:table-cell office:value-type="float" office:value="-0.73260000000000003" table:style-name="ce1">
            <text:p>-0.7326</text:p>
          </table:table-cell>
          <table:table-cell office:value-type="float" office:value="0.54279999999999995" table:style-name="ce1">
            <text:p>0.5428</text:p>
          </table:table-cell>
          <table:table-cell office:value-type="float" office:value="0.25729999999999997" table:style-name="ce1">
            <text:p>0.2573</text:p>
          </table:table-cell>
          <table:table-cell office:value-type="float" office:value="-0.31080000000000002" table:style-name="ce1">
            <text:p>-0.3108</text:p>
          </table:table-cell>
          <table:table-cell office:value-type="float" office:value="-0.49399999999999999" table:style-name="ce1">
            <text:p>-0.494</text:p>
          </table:table-cell>
          <table:table-cell office:value-type="float" office:value="8.9300000000000004E-2" table:style-name="ce1">
            <text:p>0.0893</text:p>
          </table:table-cell>
          <table:table-cell office:value-type="float" office:value="0.1384" table:style-name="ce1">
            <text:p>0.1384</text:p>
          </table:table-cell>
          <table:table-cell office:value-type="float" office:value="0.69650000000000001" table:style-name="ce1">
            <text:p>0.6965</text:p>
          </table:table-cell>
          <table:table-cell office:value-type="float" office:value="1.5905" table:style-name="ce1">
            <text:p>1.59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5guozhidong</text:p>
          </table:table-cell>
          <table:table-cell office:value-type="float" office:value="2.5292685316665301E-3" table:style-name="ce2">
            <text:p>0.002529269</text:p>
          </table:table-cell>
          <table:table-cell office:value-type="float" office:value="0.209863438654459" table:style-name="ce2">
            <text:p>0.209863439</text:p>
          </table:table-cell>
          <table:table-cell office:value-type="float" office:value="6.7854805168574103E-2" table:style-name="ce2">
            <text:p>0.067854805</text:p>
          </table:table-cell>
          <table:table-cell office:value-type="float" office:value="7.23430605251901E-2" table:style-name="ce2">
            <text:p>0.072343061</text:p>
          </table:table-cell>
          <table:table-cell office:value-type="float" office:value="1.246" table:style-name="ce2">
            <text:p>1.246</text:p>
          </table:table-cell>
          <table:table-cell office:value-type="float" office:value="2.1749999999999998" table:style-name="ce1">
            <text:p>2.175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0.86480000000000001" table:style-name="ce1">
            <text:p>0.8648</text:p>
          </table:table-cell>
          <table:table-cell office:value-type="float" office:value="1.1888000000000001" table:style-name="ce1">
            <text:p>1.1888</text:p>
          </table:table-cell>
          <table:table-cell office:value-type="float" office:value="0.52329999999999999" table:style-name="ce1">
            <text:p>0.5233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2.3969" table:style-name="ce1">
            <text:p>2.3969</text:p>
          </table:table-cell>
          <table:table-cell office:value-type="float" office:value="-0.12809999999999999" table:style-name="ce1">
            <text:p>-0.1281</text:p>
          </table:table-cell>
          <table:table-cell office:value-type="float" office:value="-0.1701" table:style-name="ce1">
            <text:p>-0.1701</text:p>
          </table:table-cell>
          <table:table-cell office:value-type="float" office:value="0.16969999999999999" table:style-name="ce1">
            <text:p>0.1697</text:p>
          </table:table-cell>
          <table:table-cell office:value-type="float" office:value="0.60750000000000004" table:style-name="ce1">
            <text:p>0.6075</text:p>
          </table:table-cell>
          <table:table-cell office:value-type="float" office:value="0.7823" table:style-name="ce1">
            <text:p>0.7823</text:p>
          </table:table-cell>
          <table:table-cell office:value-type="float" office:value="0.2253" table:style-name="ce1">
            <text:p>0.2253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83399999999999996" table:style-name="ce1">
            <text:p>0.834</text:p>
          </table:table-cell>
          <table:table-cell office:value-type="float" office:value="-0.79090000000000005" table:style-name="ce1">
            <text:p>-0.7909</text:p>
          </table:table-cell>
          <table:table-cell office:value-type="float" office:value="-0.1628" table:style-name="ce1">
            <text:p>-0.1628</text:p>
          </table:table-cell>
          <table:table-cell office:value-type="float" office:value="0.121" table:style-name="ce1">
            <text:p>0.121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4.9399999999999999E-2" table:style-name="ce1">
            <text:p>-0.0494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-9.8400000000000001E-2" table:style-name="ce1">
            <text:p>-0.0984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-0.42130000000000001" table:style-name="ce1">
            <text:p>-0.4213</text:p>
          </table:table-cell>
          <table:table-cell office:value-type="float" office:value="0.17649999999999999" table:style-name="ce1">
            <text:p>0.1765</text:p>
          </table:table-cell>
          <table:table-cell office:value-type="float" office:value="0.22950000000000001" table:style-name="ce1">
            <text:p>0.2295</text:p>
          </table:table-cell>
          <table:table-cell office:value-type="float" office:value="0.65610000000000002" table:style-name="ce1">
            <text:p>0.6561</text:p>
          </table:table-cell>
          <table:table-cell office:value-type="float" office:value="-0.7762" table:style-name="ce1">
            <text:p>-0.7762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-0.3145" table:style-name="ce1">
            <text:p>-0.3145</text:p>
          </table:table-cell>
          <table:table-cell office:value-type="float" office:value="0.61439999999999995" table:style-name="ce1">
            <text:p>0.6144</text:p>
          </table:table-cell>
          <table:table-cell office:value-type="float" office:value="-0.1099" table:style-name="ce1">
            <text:p>-0.1099</text:p>
          </table:table-cell>
          <table:table-cell office:value-type="float" office:value="-0.45839999999999997" table:style-name="ce1">
            <text:p>-0.4584</text:p>
          </table:table-cell>
          <table:table-cell office:value-type="float" office:value="-0.52190000000000003" table:style-name="ce1">
            <text:p>-0.5219</text:p>
          </table:table-cell>
          <table:table-cell office:value-type="float" office:value="-0.2152" table:style-name="ce1">
            <text:p>-0.2152</text:p>
          </table:table-cell>
          <table:table-cell office:value-type="float" office:value="-0.26569999999999999" table:style-name="ce1">
            <text:p>-0.2657</text:p>
          </table:table-cell>
          <table:table-cell office:value-type="float" office:value="-0.14169999999999999" table:style-name="ce1">
            <text:p>-0.1417</text:p>
          </table:table-cell>
          <table:table-cell office:value-type="float" office:value="0.96809999999999996" table:style-name="ce1">
            <text:p>0.9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6gengtingting</text:p>
          </table:table-cell>
          <table:table-cell office:value-type="float" office:value="2.3827815924896199E-3" table:style-name="ce2">
            <text:p>0.002382782</text:p>
          </table:table-cell>
          <table:table-cell office:value-type="float" office:value="0.195000578402347" table:style-name="ce2">
            <text:p>0.195000578</text:p>
          </table:table-cell>
          <table:table-cell office:value-type="float" office:value="5.88308550089124E-2" table:style-name="ce2">
            <text:p>0.058830855</text:p>
          </table:table-cell>
          <table:table-cell office:value-type="float" office:value="7.3323630460242095E-2" table:style-name="ce2">
            <text:p>0.07332363</text:p>
          </table:table-cell>
          <table:table-cell office:value-type="float" office:value="1.296" table:style-name="ce2">
            <text:p>1.296</text:p>
          </table:table-cell>
          <table:table-cell office:value-type="float" office:value="2.4378000000000002" table:style-name="ce1">
            <text:p>2.4378</text:p>
          </table:table-cell>
          <table:table-cell office:value-type="float" office:value="0.74429999999999996" table:style-name="ce1">
            <text:p>0.7443</text:p>
          </table:table-cell>
          <table:table-cell office:value-type="float" office:value="0.84189999999999998" table:style-name="ce1">
            <text:p>0.8419</text:p>
          </table:table-cell>
          <table:table-cell office:value-type="float" office:value="0.9143" table:style-name="ce1">
            <text:p>0.9143</text:p>
          </table:table-cell>
          <table:table-cell office:value-type="float" office:value="0.1988" table:style-name="ce1">
            <text:p>0.1988</text:p>
          </table:table-cell>
          <table:table-cell office:value-type="float" office:value="0.7944" table:style-name="ce1">
            <text:p>0.7944</text:p>
          </table:table-cell>
          <table:table-cell office:value-type="float" office:value="1.6767000000000001" table:style-name="ce1">
            <text:p>1.6767</text:p>
          </table:table-cell>
          <table:table-cell office:value-type="float" office:value="-0.16139999999999999" table:style-name="ce1">
            <text:p>-0.1614</text:p>
          </table:table-cell>
          <table:table-cell office:value-type="float" office:value="-3.9E-2" table:style-name="ce1">
            <text:p>-0.039</text:p>
          </table:table-cell>
          <table:table-cell office:value-type="float" office:value="4.3900000000000002E-2" table:style-name="ce1">
            <text:p>0.0439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67959999999999998" table:style-name="ce1">
            <text:p>0.6796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0.44990000000000002" table:style-name="ce1">
            <text:p>0.4499</text:p>
          </table:table-cell>
          <table:table-cell office:value-type="float" office:value="0.36830000000000002" table:style-name="ce1">
            <text:p>0.3683</text:p>
          </table:table-cell>
          <table:table-cell office:value-type="float" office:value="-1.0650999999999999" table:style-name="ce1">
            <text:p>-1.065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1.32E-2" table:style-name="ce1">
            <text:p>0.0132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32E-2" table:style-name="ce1">
            <text:p>0.0132</text:p>
          </table:table-cell>
          <table:table-cell office:value-type="float" office:value="1.34E-2" table:style-name="ce1">
            <text:p>0.0134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-0.66010000000000002" table:style-name="ce1">
            <text:p>-0.6601</text:p>
          </table:table-cell>
          <table:table-cell office:value-type="float" office:value="0.13059999999999999" table:style-name="ce1">
            <text:p>0.1306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0.1002" table:style-name="ce1">
            <text:p>0.1002</text:p>
          </table:table-cell>
          <table:table-cell office:value-type="float" office:value="-1.0084" table:style-name="ce1">
            <text:p>-1.0084</text:p>
          </table:table-cell>
          <table:table-cell office:value-type="float" office:value="-0.29010000000000002" table:style-name="ce1">
            <text:p>-0.2901</text:p>
          </table:table-cell>
          <table:table-cell office:value-type="float" office:value="-0.55649999999999999" table:style-name="ce1">
            <text:p>-0.5565</text:p>
          </table:table-cell>
          <table:table-cell office:value-type="float" office:value="-0.20230000000000001" table:style-name="ce1">
            <text:p>-0.2023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1812" table:style-name="ce1">
            <text:p>0.1812</text:p>
          </table:table-cell>
          <table:table-cell office:value-type="float" office:value="-0.39369999999999999" table:style-name="ce1">
            <text:p>-0.3937</text:p>
          </table:table-cell>
          <table:table-cell office:value-type="float" office:value="-0.46560000000000001" table:style-name="ce1">
            <text:p>-0.4656</text:p>
          </table:table-cell>
          <table:table-cell office:value-type="float" office:value="-0.27189999999999998" table:style-name="ce1">
            <text:p>-0.2719</text:p>
          </table:table-cell>
          <table:table-cell office:value-type="float" office:value="-0.17" table:style-name="ce1">
            <text:p>-0.17</text:p>
          </table:table-cell>
          <table:table-cell office:value-type="float" office:value="0.31979999999999997" table:style-name="ce1">
            <text:p>0.3198</text:p>
          </table:table-cell>
          <table:table-cell office:value-type="float" office:value="1.3243" table:style-name="ce1">
            <text:p>1.3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7langliyuan</text:p>
          </table:table-cell>
          <table:table-cell office:value-type="float" office:value="2.32845369489446E-3" table:style-name="ce2">
            <text:p>0.002328454</text:p>
          </table:table-cell>
          <table:table-cell office:value-type="float" office:value="0.18889400374224899" table:style-name="ce2">
            <text:p>0.188894004</text:p>
          </table:table-cell>
          <table:table-cell office:value-type="float" office:value="6.6052422103715105E-2" table:style-name="ce2">
            <text:p>0.066052422</text:p>
          </table:table-cell>
          <table:table-cell office:value-type="float" office:value="7.1212622160745906E-2" table:style-name="ce2">
            <text:p>0.071212622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2.2393999999999998" table:style-name="ce1">
            <text:p>2.2394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1.1186" table:style-name="ce1">
            <text:p>1.1186</text:p>
          </table:table-cell>
          <table:table-cell office:value-type="float" office:value="0.84319999999999995" table:style-name="ce1">
            <text:p>0.8432</text:p>
          </table:table-cell>
          <table:table-cell office:value-type="float" office:value="0.49180000000000001" table:style-name="ce1">
            <text:p>0.4918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2.3450000000000002" table:style-name="ce1">
            <text:p>2.345</text:p>
          </table:table-cell>
          <table:table-cell office:value-type="float" office:value="-0.56310000000000004" table:style-name="ce1">
            <text:p>-0.5631</text:p>
          </table:table-cell>
          <table:table-cell office:value-type="float" office:value="-0.33129999999999998" table:style-name="ce1">
            <text:p>-0.3313</text:p>
          </table:table-cell>
          <table:table-cell office:value-type="float" office:value="-0.10630000000000001" table:style-name="ce1">
            <text:p>-0.1063</text:p>
          </table:table-cell>
          <table:table-cell office:value-type="float" office:value="0.63129999999999997" table:style-name="ce1">
            <text:p>0.6313</text:p>
          </table:table-cell>
          <table:table-cell office:value-type="float" office:value="0.61929999999999996" table:style-name="ce1">
            <text:p>0.6193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.1938" table:style-name="ce1">
            <text:p>0.1938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-1.1171" table:style-name="ce1">
            <text:p>-1.1171</text:p>
          </table:table-cell>
          <table:table-cell office:value-type="float" office:value="1.55E-2" table:style-name="ce1">
            <text:p>0.0155</text:p>
          </table:table-cell>
          <table:table-cell office:value-type="float" office:value="1.38E-2" table:style-name="ce1">
            <text:p>0.0138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5.9999999999999995E-4" table:style-name="ce1">
            <text:p>-0.0006</text:p>
          </table:table-cell>
          <table:table-cell office:value-type="float" office:value="-7.1000000000000004E-3" table:style-name="ce1">
            <text:p>-0.0071</text:p>
          </table:table-cell>
          <table:table-cell office:value-type="float" office:value="-0.38150000000000001" table:style-name="ce1">
            <text:p>-0.3815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56989999999999996" table:style-name="ce1">
            <text:p>0.5699</text:p>
          </table:table-cell>
          <table:table-cell office:value-type="float" office:value="0.29720000000000002" table:style-name="ce1">
            <text:p>0.2972</text:p>
          </table:table-cell>
          <table:table-cell office:value-type="float" office:value="-0.71719999999999995" table:style-name="ce1">
            <text:p>-0.7172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4.8999999999999998E-3" table:style-name="ce1">
            <text:p>-0.0049</text:p>
          </table:table-cell>
          <table:table-cell office:value-type="float" office:value="-2.8799999999999999E-2" table:style-name="ce1">
            <text:p>-0.0288</text:p>
          </table:table-cell>
          <table:table-cell office:value-type="float" office:value="0.81510000000000005" table:style-name="ce1">
            <text:p>0.8151</text:p>
          </table:table-cell>
          <table:table-cell office:value-type="float" office:value="0.32329999999999998" table:style-name="ce1">
            <text:p>0.3233</text:p>
          </table:table-cell>
          <table:table-cell office:value-type="float" office:value="-0.24160000000000001" table:style-name="ce1">
            <text:p>-0.2416</text:p>
          </table:table-cell>
          <table:table-cell office:value-type="float" office:value="-0.3826" table:style-name="ce1">
            <text:p>-0.3826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0.1235" table:style-name="ce1">
            <text:p>0.1235</text:p>
          </table:table-cell>
          <table:table-cell office:value-type="float" office:value="0.35139999999999999" table:style-name="ce1">
            <text:p>0.3514</text:p>
          </table:table-cell>
          <table:table-cell office:value-type="float" office:value="1.1773" table:style-name="ce1">
            <text:p>1.1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8zhangying</text:p>
          </table:table-cell>
          <table:table-cell office:value-type="float" office:value="2.2657473996170502E-3" table:style-name="ce2">
            <text:p>0.002265747</text:p>
          </table:table-cell>
          <table:table-cell office:value-type="float" office:value="0.19896892973906799" table:style-name="ce2">
            <text:p>0.19896893</text:p>
          </table:table-cell>
          <table:table-cell office:value-type="float" office:value="6.3859415621063703E-2" table:style-name="ce2">
            <text:p>0.063859416</text:p>
          </table:table-cell>
          <table:table-cell office:value-type="float" office:value="7.8496272914933704E-2" table:style-name="ce2">
            <text:p>0.078496273</text:p>
          </table:table-cell>
          <table:table-cell office:value-type="float" office:value="1.266" table:style-name="ce2">
            <text:p>1.266</text:p>
          </table:table-cell>
          <table:table-cell office:value-type="float" office:value="1.6440999999999999" table:style-name="ce1">
            <text:p>1.6441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7399" table:style-name="ce1">
            <text:p>0.7399</text:p>
          </table:table-cell>
          <table:table-cell office:value-type="float" office:value="0.66590000000000005" table:style-name="ce1">
            <text:p>0.6659</text:p>
          </table:table-cell>
          <table:table-cell office:value-type="float" office:value="0.53590000000000004" table:style-name="ce1">
            <text:p>0.5359</text:p>
          </table:table-cell>
          <table:table-cell office:value-type="float" office:value="0.53879999999999995" table:style-name="ce1">
            <text:p>0.5388</text:p>
          </table:table-cell>
          <table:table-cell office:value-type="float" office:value="1.9279999999999999" table:style-name="ce1">
            <text:p>1.928</text:p>
          </table:table-cell>
          <table:table-cell office:value-type="float" office:value="-0.96960000000000002" table:style-name="ce1">
            <text:p>-0.9696</text:p>
          </table:table-cell>
          <table:table-cell office:value-type="float" office:value="8.0299999999999996E-2" table:style-name="ce1">
            <text:p>0.0803</text:p>
          </table:table-cell>
          <table:table-cell office:value-type="float" office:value="0.20880000000000001" table:style-name="ce1">
            <text:p>0.2088</text:p>
          </table:table-cell>
          <table:table-cell office:value-type="float" office:value="0.77739999999999998" table:style-name="ce1">
            <text:p>0.7774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0.2802" table:style-name="ce1">
            <text:p>0.2802</text:p>
          </table:table-cell>
          <table:table-cell office:value-type="float" office:value="0.35370000000000001" table:style-name="ce1">
            <text:p>0.3537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-1.2914000000000001" table:style-name="ce1">
            <text:p>-1.2914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8.6E-3" table:style-name="ce1">
            <text:p>0.0086</text:p>
          </table:table-cell>
          <table:table-cell office:value-type="float" office:value="0.01" table:style-name="ce1">
            <text:p>0.01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6.3E-3" table:style-name="ce1">
            <text:p>0.0063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-1.3577999999999999" table:style-name="ce1">
            <text:p>-1.3578</text:p>
          </table:table-cell>
          <table:table-cell office:value-type="float" office:value="0.3256" table:style-name="ce1">
            <text:p>0.3256</text:p>
          </table:table-cell>
          <table:table-cell office:value-type="float" office:value="0.26719999999999999" table:style-name="ce1">
            <text:p>0.2672</text:p>
          </table:table-cell>
          <table:table-cell office:value-type="float" office:value="2.01E-2" table:style-name="ce1">
            <text:p>0.0201</text:p>
          </table:table-cell>
          <table:table-cell office:value-type="float" office:value="-0.65439999999999998" table:style-name="ce1">
            <text:p>-0.6544</text:p>
          </table:table-cell>
          <table:table-cell office:value-type="float" office:value="-0.72070000000000001" table:style-name="ce1">
            <text:p>-0.7207</text:p>
          </table:table-cell>
          <table:table-cell office:value-type="float" office:value="-1.2890999999999999" table:style-name="ce1">
            <text:p>-1.2891</text:p>
          </table:table-cell>
          <table:table-cell office:value-type="float" office:value="-0.44369999999999998" table:style-name="ce1">
            <text:p>-0.4437</text:p>
          </table:table-cell>
          <table:table-cell office:value-type="float" office:value="0.34110000000000001" table:style-name="ce1">
            <text:p>0.3411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-0.72889999999999999" table:style-name="ce1">
            <text:p>-0.7289</text:p>
          </table:table-cell>
          <table:table-cell office:value-type="float" office:value="-0.67459999999999998" table:style-name="ce1">
            <text:p>-0.6746</text:p>
          </table:table-cell>
          <table:table-cell office:value-type="float" office:value="-0.33789999999999998" table:style-name="ce1">
            <text:p>-0.3379</text:p>
          </table:table-cell>
          <table:table-cell office:value-type="float" office:value="-0.20899999999999999" table:style-name="ce1">
            <text:p>-0.209</text:p>
          </table:table-cell>
          <table:table-cell office:value-type="float" office:value="-6.4500000000000002E-2" table:style-name="ce1">
            <text:p>-0.0645</text:p>
          </table:table-cell>
          <table:table-cell office:value-type="float" office:value="1.3317000000000001" table:style-name="ce1">
            <text:p>1.33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9sunmin</text:p>
          </table:table-cell>
          <table:table-cell office:value-type="float" office:value="2.3556036055975E-3" table:style-name="ce2">
            <text:p>0.002355604</text:p>
          </table:table-cell>
          <table:table-cell office:value-type="float" office:value="0.177165487503821" table:style-name="ce2">
            <text:p>0.177165488</text:p>
          </table:table-cell>
          <table:table-cell office:value-type="float" office:value="5.6256786984770497E-2" table:style-name="ce2">
            <text:p>0.056256787</text:p>
          </table:table-cell>
          <table:table-cell office:value-type="float" office:value="6.6784669287781498E-2" table:style-name="ce2">
            <text:p>0.066784669</text:p>
          </table:table-cell>
          <table:table-cell office:value-type="float" office:value="1.4470000000000001" table:style-name="ce2">
            <text:p>1.447</text:p>
          </table:table-cell>
          <table:table-cell office:value-type="float" office:value="1.9044000000000001" table:style-name="ce1">
            <text:p>1.9044</text:p>
          </table:table-cell>
          <table:table-cell office:value-type="float" office:value="0.80079999999999996" table:style-name="ce1">
            <text:p>0.8008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0.8659" table:style-name="ce1">
            <text:p>0.8659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64510000000000001" table:style-name="ce1">
            <text:p>0.6451</text:p>
          </table:table-cell>
          <table:table-cell office:value-type="float" office:value="1.9815" table:style-name="ce1">
            <text:p>1.9815</text:p>
          </table:table-cell>
          <table:table-cell office:value-type="float" office:value="-0.76800000000000002" table:style-name="ce1">
            <text:p>-0.768</text:p>
          </table:table-cell>
          <table:table-cell office:value-type="float" office:value="-0.85009999999999997" table:style-name="ce1">
            <text:p>-0.8501</text:p>
          </table:table-cell>
          <table:table-cell office:value-type="float" office:value="-2.4400000000000002E-2" table:style-name="ce1">
            <text:p>-0.0244</text:p>
          </table:table-cell>
          <table:table-cell office:value-type="float" office:value="0.54459999999999997" table:style-name="ce1">
            <text:p>0.5446</text:p>
          </table:table-cell>
          <table:table-cell office:value-type="float" office:value="0.48559999999999998" table:style-name="ce1">
            <text:p>0.4856</text:p>
          </table:table-cell>
          <table:table-cell office:value-type="float" office:value="-0.24160000000000001" table:style-name="ce1">
            <text:p>-0.2416</text:p>
          </table:table-cell>
          <table:table-cell office:value-type="float" office:value="0.2828" table:style-name="ce1">
            <text:p>0.2828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-1.0779000000000001" table:style-name="ce1">
            <text:p>-1.0779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E-3" table:style-name="ce1">
            <text:p>0.0086</text:p>
          </table:table-cell>
          <table:table-cell office:value-type="float" office:value="-0.19739999999999999" table:style-name="ce1">
            <text:p>-0.1974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-0.90200000000000002" table:style-name="ce1">
            <text:p>-0.902</text:p>
          </table:table-cell>
          <table:table-cell office:value-type="float" office:value="-5.3499999999999999E-2" table:style-name="ce1">
            <text:p>-0.0535</text:p>
          </table:table-cell>
          <table:table-cell office:value-type="float" office:value="-0.24490000000000001" table:style-name="ce1">
            <text:p>-0.2449</text:p>
          </table:table-cell>
          <table:table-cell office:value-type="float" office:value="-0.1032" table:style-name="ce1">
            <text:p>-0.1032</text:p>
          </table:table-cell>
          <table:table-cell office:value-type="float" office:value="1.6181000000000001" table:style-name="ce1">
            <text:p>1.6181</text:p>
          </table:table-cell>
          <table:table-cell office:value-type="float" office:value="0.34089999999999998" table:style-name="ce1">
            <text:p>0.3409</text:p>
          </table:table-cell>
          <table:table-cell office:value-type="float" office:value="-0.31569999999999998" table:style-name="ce1">
            <text:p>-0.3157</text:p>
          </table:table-cell>
          <table:table-cell office:value-type="float" office:value="-0.2702" table:style-name="ce1">
            <text:p>-0.2702</text:p>
          </table:table-cell>
          <table:table-cell office:value-type="float" office:value="0.3821" table:style-name="ce1">
            <text:p>0.3821</text:p>
          </table:table-cell>
          <table:table-cell office:value-type="float" office:value="-6.5500000000000003E-2" table:style-name="ce1">
            <text:p>-0.0655</text:p>
          </table:table-cell>
          <table:table-cell office:value-type="float" office:value="0.4" table:style-name="ce1">
            <text:p>0.4</text:p>
          </table:table-cell>
          <table:table-cell office:value-type="float" office:value="1.1620999999999999" table:style-name="ce1">
            <text:p>1.1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0liqiao</text:p>
          </table:table-cell>
          <table:table-cell office:value-type="float" office:value="2.9549286428938201E-3" table:style-name="ce2">
            <text:p>0.002954929</text:p>
          </table:table-cell>
          <table:table-cell office:value-type="float" office:value="0.19950873989677501" table:style-name="ce2">
            <text:p>0.19950874</text:p>
          </table:table-cell>
          <table:table-cell office:value-type="float" office:value="6.2002533751715001E-2" table:style-name="ce2">
            <text:p>0.062002534</text:p>
          </table:table-cell>
          <table:table-cell office:value-type="float" office:value="7.2780154900745395E-2" table:style-name="ce2">
            <text:p>0.072780155</text:p>
          </table:table-cell>
          <table:table-cell office:value-type="float" office:value="1.355" table:style-name="ce2">
            <text:p>1.355</text:p>
          </table:table-cell>
          <table:table-cell office:value-type="float" office:value="1.5924" table:style-name="ce1">
            <text:p>1.5924</text:p>
          </table:table-cell>
          <table:table-cell office:value-type="float" office:value="0.46850000000000003" table:style-name="ce1">
            <text:p>0.4685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0.96150000000000002" table:style-name="ce1">
            <text:p>0.9615</text:p>
          </table:table-cell>
          <table:table-cell office:value-type="float" office:value="3.3799999999999997E-2" table:style-name="ce1">
            <text:p>0.0338</text:p>
          </table:table-cell>
          <table:table-cell office:value-type="float" office:value="0.86560000000000004" table:style-name="ce1">
            <text:p>0.8656</text:p>
          </table:table-cell>
          <table:table-cell office:value-type="float" office:value="2.8170000000000002" table:style-name="ce1">
            <text:p>2.817</text:p>
          </table:table-cell>
          <table:table-cell office:value-type="float" office:value="-0.78290000000000004" table:style-name="ce1">
            <text:p>-0.7829</text:p>
          </table:table-cell>
          <table:table-cell office:value-type="float" office:value="-0.6532" table:style-name="ce1">
            <text:p>-0.6532</text:p>
          </table:table-cell>
          <table:table-cell office:value-type="float" office:value="-0.18049999999999999" table:style-name="ce1">
            <text:p>-0.1805</text:p>
          </table:table-cell>
          <table:table-cell office:value-type="float" office:value="0.28050000000000003" table:style-name="ce1">
            <text:p>0.2805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4.0899999999999999E-2" table:style-name="ce1">
            <text:p>0.0409</text:p>
          </table:table-cell>
          <table:table-cell office:value-type="float" office:value="0.35510000000000003" table:style-name="ce1">
            <text:p>0.3551</text:p>
          </table:table-cell>
          <table:table-cell office:value-type="float" office:value="-4.6699999999999998E-2" table:style-name="ce1">
            <text:p>-0.0467</text:p>
          </table:table-cell>
          <table:table-cell office:value-type="float" office:value="-1.3767" table:style-name="ce1">
            <text:p>-1.3767</text:p>
          </table:table-cell>
          <table:table-cell office:value-type="float" office:value="-0.26269999999999999" table:style-name="ce1">
            <text:p>-0.2627</text:p>
          </table:table-cell>
          <table:table-cell office:value-type="float" office:value="7.7299999999999994E-2" table:style-name="ce1">
            <text:p>0.0773</text:p>
          </table:table-cell>
          <table:table-cell office:value-type="float" office:value="-2.3599999999999999E-2" table:style-name="ce1">
            <text:p>-0.0236</text:p>
          </table:table-cell>
          <table:table-cell office:value-type="float" office:value="-7.7700000000000005E-2" table:style-name="ce1">
            <text:p>-0.0777</text:p>
          </table:table-cell>
          <table:table-cell office:value-type="float" office:value="-6.4199999999999993E-2" table:style-name="ce1">
            <text:p>-0.0642</text:p>
          </table:table-cell>
          <table:table-cell office:value-type="float" office:value="5.5599999999999997E-2" table:style-name="ce1">
            <text:p>0.0556</text:p>
          </table:table-cell>
          <table:table-cell office:value-type="float" office:value="-0.12559999999999999" table:style-name="ce1">
            <text:p>-0.1256</text:p>
          </table:table-cell>
          <table:table-cell office:value-type="float" office:value="-0.43020000000000003" table:style-name="ce1">
            <text:p>-0.4302</text:p>
          </table:table-cell>
          <table:table-cell office:value-type="float" office:value="-0.7591" table:style-name="ce1">
            <text:p>-0.7591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0.22409999999999999" table:style-name="ce1">
            <text:p>0.2241</text:p>
          </table:table-cell>
          <table:table-cell office:value-type="float" office:value="-0.93869999999999998" table:style-name="ce1">
            <text:p>-0.9387</text:p>
          </table:table-cell>
          <table:table-cell office:value-type="float" office:value="0.26340000000000002" table:style-name="ce1">
            <text:p>0.2634</text:p>
          </table:table-cell>
          <table:table-cell office:value-type="float" office:value="-0.26500000000000001" table:style-name="ce1">
            <text:p>-0.265</text:p>
          </table:table-cell>
          <table:table-cell office:value-type="float" office:value="-3.9100000000000003E-2" table:style-name="ce1">
            <text:p>-0.0391</text:p>
          </table:table-cell>
          <table:table-cell office:value-type="float" office:value="1.0869" table:style-name="ce1">
            <text:p>1.0869</text:p>
          </table:table-cell>
          <table:table-cell office:value-type="float" office:value="0.2722" table:style-name="ce1">
            <text:p>0.2722</text:p>
          </table:table-cell>
          <table:table-cell office:value-type="float" office:value="-0.18970000000000001" table:style-name="ce1">
            <text:p>-0.1897</text:p>
          </table:table-cell>
          <table:table-cell office:value-type="float" office:value="-0.30459999999999998" table:style-name="ce1">
            <text:p>-0.3046</text:p>
          </table:table-cell>
          <table:table-cell office:value-type="float" office:value="-7.2499999999999995E-2" table:style-name="ce1">
            <text:p>-0.0725</text:p>
          </table:table-cell>
          <table:table-cell office:value-type="float" office:value="-0.1124" table:style-name="ce1">
            <text:p>-0.1124</text:p>
          </table:table-cell>
          <table:table-cell office:value-type="float" office:value="0.74460000000000004" table:style-name="ce1">
            <text:p>0.7446</text:p>
          </table:table-cell>
          <table:table-cell office:value-type="float" office:value="1.4705999999999999" table:style-name="ce1">
            <text:p>1.4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1liuyingwei</text:p>
          </table:table-cell>
          <table:table-cell office:value-type="float" office:value="2.2403384428115601E-3" table:style-name="ce2">
            <text:p>0.002240338</text:p>
          </table:table-cell>
          <table:table-cell office:value-type="float" office:value="0.172010385350123" table:style-name="ce2">
            <text:p>0.172010385</text:p>
          </table:table-cell>
          <table:table-cell office:value-type="float" office:value="4.7263902262879E-2" table:style-name="ce2">
            <text:p>0.047263902</text:p>
          </table:table-cell>
          <table:table-cell office:value-type="float" office:value="6.6277560528700805E-2" table:style-name="ce2">
            <text:p>0.066277561</text:p>
          </table:table-cell>
          <table:table-cell office:value-type="float" office:value="1.377" table:style-name="ce2">
            <text:p>1.377</text:p>
          </table:table-cell>
          <table:table-cell office:value-type="float" office:value="1.1574" table:style-name="ce1">
            <text:p>1.1574</text:p>
          </table:table-cell>
          <table:table-cell office:value-type="float" office:value="0.73380000000000001" table:style-name="ce1">
            <text:p>0.7338</text:p>
          </table:table-cell>
          <table:table-cell office:value-type="float" office:value="0.73819999999999997" table:style-name="ce1">
            <text:p>0.7382</text:p>
          </table:table-cell>
          <table:table-cell office:value-type="float" office:value="0.89680000000000004" table:style-name="ce1">
            <text:p>0.8968</text:p>
          </table:table-cell>
          <table:table-cell office:value-type="float" office:value="-0.41139999999999999" table:style-name="ce1">
            <text:p>-0.4114</text:p>
          </table:table-cell>
          <table:table-cell office:value-type="float" office:value="0.70020000000000004" table:style-name="ce1">
            <text:p>0.7002</text:p>
          </table:table-cell>
          <table:table-cell office:value-type="float" office:value="1.7484999999999999" table:style-name="ce1">
            <text:p>1.7485</text:p>
          </table:table-cell>
          <table:table-cell office:value-type="float" office:value="-0.46279999999999999" table:style-name="ce1">
            <text:p>-0.4628</text:p>
          </table:table-cell>
          <table:table-cell office:value-type="float" office:value="-0.6542" table:style-name="ce1">
            <text:p>-0.6542</text:p>
          </table:table-cell>
          <table:table-cell office:value-type="float" office:value="-2.86E-2" table:style-name="ce1">
            <text:p>-0.0286</text:p>
          </table:table-cell>
          <table:table-cell office:value-type="float" office:value="0.2989" table:style-name="ce1">
            <text:p>0.2989</text:p>
          </table:table-cell>
          <table:table-cell office:value-type="float" office:value="0.78459999999999996" table:style-name="ce1">
            <text:p>0.7846</text:p>
          </table:table-cell>
          <table:table-cell office:value-type="float" office:value="-0.48039999999999999" table:style-name="ce1">
            <text:p>-0.4804</text:p>
          </table:table-cell>
          <table:table-cell office:value-type="float" office:value="0.43730000000000002" table:style-name="ce1">
            <text:p>0.4373</text:p>
          </table:table-cell>
          <table:table-cell office:value-type="float" office:value="0.35220000000000001" table:style-name="ce1">
            <text:p>0.3522</text:p>
          </table:table-cell>
          <table:table-cell office:value-type="float" office:value="-0.58109999999999995" table:style-name="ce1">
            <text:p>-0.5811</text:p>
          </table:table-cell>
          <table:table-cell office:value-type="float" office:value="-0.14480000000000001" table:style-name="ce1">
            <text:p>-0.1448</text:p>
          </table:table-cell>
          <table:table-cell office:value-type="float" office:value="8.77E-2" table:style-name="ce1">
            <text:p>0.087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-0.23230000000000001" table:style-name="ce1">
            <text:p>-0.2323</text:p>
          </table:table-cell>
          <table:table-cell office:value-type="float" office:value="8.0299999999999996E-2" table:style-name="ce1">
            <text:p>0.0803</text:p>
          </table:table-cell>
          <table:table-cell office:value-type="float" office:value="-0.26540000000000002" table:style-name="ce1">
            <text:p>-0.2654</text:p>
          </table:table-cell>
          <table:table-cell office:value-type="float" office:value="-0.218" table:style-name="ce1">
            <text:p>-0.218</text:p>
          </table:table-cell>
          <table:table-cell office:value-type="float" office:value="-0.40279999999999999" table:style-name="ce1">
            <text:p>-0.4028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33379999999999999" table:style-name="ce1">
            <text:p>0.3338</text:p>
          </table:table-cell>
          <table:table-cell office:value-type="float" office:value="0.1115" table:style-name="ce1">
            <text:p>0.1115</text:p>
          </table:table-cell>
          <table:table-cell office:value-type="float" office:value="-1.5241" table:style-name="ce1">
            <text:p>-1.5241</text:p>
          </table:table-cell>
          <table:table-cell office:value-type="float" office:value="-0.22700000000000001" table:style-name="ce1">
            <text:p>-0.227</text:p>
          </table:table-cell>
          <table:table-cell office:value-type="float" office:value="-0.20649999999999999" table:style-name="ce1">
            <text:p>-0.2065</text:p>
          </table:table-cell>
          <table:table-cell office:value-type="float" office:value="8.4699999999999998E-2" table:style-name="ce1">
            <text:p>0.0847</text:p>
          </table:table-cell>
          <table:table-cell office:value-type="float" office:value="0.88729999999999998" table:style-name="ce1">
            <text:p>0.8873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-0.16300000000000001" table:style-name="ce1">
            <text:p>-0.163</text:p>
          </table:table-cell>
          <table:table-cell office:value-type="float" office:value="-0.64580000000000004" table:style-name="ce1">
            <text:p>-0.645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18920000000000001" table:style-name="ce1">
            <text:p>-0.1892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0.57279999999999998" table:style-name="ce1">
            <text:p>0.57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2huojianqing</text:p>
          </table:table-cell>
          <table:table-cell office:value-type="float" office:value="2.9724183944670099E-3" table:style-name="ce2">
            <text:p>0.002972418</text:p>
          </table:table-cell>
          <table:table-cell office:value-type="float" office:value="0.18059917009044399" table:style-name="ce2">
            <text:p>0.18059917</text:p>
          </table:table-cell>
          <table:table-cell office:value-type="float" office:value="5.8791815911846498E-2" table:style-name="ce2">
            <text:p>0.058791816</text:p>
          </table:table-cell>
          <table:table-cell office:value-type="float" office:value="7.2472696796909195E-2" table:style-name="ce2">
            <text:p>0.072472697</text:p>
          </table:table-cell>
          <table:table-cell office:value-type="float" office:value="1.4910000000000001" table:style-name="ce2">
            <text:p>1.491</text:p>
          </table:table-cell>
          <table:table-cell office:value-type="float" office:value="0.69630000000000003" table:style-name="ce1">
            <text:p>0.6963</text:p>
          </table:table-cell>
          <table:table-cell office:value-type="float" office:value="0.68679999999999997" table:style-name="ce1">
            <text:p>0.6868</text:p>
          </table:table-cell>
          <table:table-cell office:value-type="float" office:value="-5.2699999999999997E-2" table:style-name="ce1">
            <text:p>-0.0527</text:p>
          </table:table-cell>
          <table:table-cell office:value-type="float" office:value="0.66080000000000005" table:style-name="ce1">
            <text:p>0.6608</text:p>
          </table:table-cell>
          <table:table-cell office:value-type="float" office:value="-0.44040000000000001" table:style-name="ce1">
            <text:p>-0.4404</text:p>
          </table:table-cell>
          <table:table-cell office:value-type="float" office:value="0.58040000000000003" table:style-name="ce1">
            <text:p>0.5804</text:p>
          </table:table-cell>
          <table:table-cell office:value-type="float" office:value="1.7902" table:style-name="ce1">
            <text:p>1.7902</text:p>
          </table:table-cell>
          <table:table-cell office:value-type="float" office:value="0.48920000000000002" table:style-name="ce1">
            <text:p>0.4892</text:p>
          </table:table-cell>
          <table:table-cell office:value-type="float" office:value="-1.1596" table:style-name="ce1">
            <text:p>-1.1596</text:p>
          </table:table-cell>
          <table:table-cell office:value-type="float" office:value="-5.7500000000000002E-2" table:style-name="ce1">
            <text:p>-0.0575</text:p>
          </table:table-cell>
          <table:table-cell office:value-type="float" office:value="0.28539999999999999" table:style-name="ce1">
            <text:p>0.2854</text:p>
          </table:table-cell>
          <table:table-cell office:value-type="float" office:value="0.64280000000000004" table:style-name="ce1">
            <text:p>0.6428</text:p>
          </table:table-cell>
          <table:table-cell office:value-type="float" office:value="-0.64659999999999995" table:style-name="ce1">
            <text:p>-0.6466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-5.0599999999999999E-2" table:style-name="ce1">
            <text:p>-0.0506</text:p>
          </table:table-cell>
          <table:table-cell office:value-type="float" office:value="-0.38369999999999999" table:style-name="ce1">
            <text:p>-0.3837</text:p>
          </table:table-cell>
          <table:table-cell office:value-type="float" office:value="-0.115" table:style-name="ce1">
            <text:p>-0.115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-0.19209999999999999" table:style-name="ce1">
            <text:p>-0.1921</text:p>
          </table:table-cell>
          <table:table-cell office:value-type="float" office:value="-6.3299999999999995E-2" table:style-name="ce1">
            <text:p>-0.0633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4.3099999999999999E-2" table:style-name="ce1">
            <text:p>0.0431</text:p>
          </table:table-cell>
          <table:table-cell office:value-type="float" office:value="-0.1431" table:style-name="ce1">
            <text:p>-0.1431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-0.53869999999999996" table:style-name="ce1">
            <text:p>-0.538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0.13650000000000001" table:style-name="ce1">
            <text:p>0.1365</text:p>
          </table:table-cell>
          <table:table-cell office:value-type="float" office:value="-1.2589999999999999" table:style-name="ce1">
            <text:p>-1.259</text:p>
          </table:table-cell>
          <table:table-cell office:value-type="float" office:value="-0.12189999999999999" table:style-name="ce1">
            <text:p>-0.1219</text:p>
          </table:table-cell>
          <table:table-cell office:value-type="float" office:value="0.2432" table:style-name="ce1">
            <text:p>0.243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2050000000000001" table:style-name="ce1">
            <text:p>1.205</text:p>
          </table:table-cell>
          <table:table-cell office:value-type="float" office:value="0.29060000000000002" table:style-name="ce1">
            <text:p>0.2906</text:p>
          </table:table-cell>
          <table:table-cell office:value-type="float" office:value="-0.43020000000000003" table:style-name="ce1">
            <text:p>-0.4302</text:p>
          </table:table-cell>
          <table:table-cell office:value-type="float" office:value="-0.45689999999999997" table:style-name="ce1">
            <text:p>-0.4569</text:p>
          </table:table-cell>
          <table:table-cell office:value-type="float" office:value="0.41880000000000001" table:style-name="ce1">
            <text:p>0.4188</text:p>
          </table:table-cell>
          <table:table-cell office:value-type="float" office:value="-0.38109999999999999" table:style-name="ce1">
            <text:p>-0.3811</text:p>
          </table:table-cell>
          <table:table-cell office:value-type="float" office:value="0.70330000000000004" table:style-name="ce1">
            <text:p>0.7033</text:p>
          </table:table-cell>
          <table:table-cell office:value-type="float" office:value="0.75700000000000001" table:style-name="ce1">
            <text:p>0.7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3liugonghui</text:p>
          </table:table-cell>
          <table:table-cell office:value-type="float" office:value="2.2031101889905501E-3" table:style-name="ce2">
            <text:p>0.00220311</text:p>
          </table:table-cell>
          <table:table-cell office:value-type="float" office:value="0.191847317911094" table:style-name="ce2">
            <text:p>0.191847318</text:p>
          </table:table-cell>
          <table:table-cell office:value-type="float" office:value="5.8533349838604101E-2" table:style-name="ce2">
            <text:p>0.05853335</text:p>
          </table:table-cell>
          <table:table-cell office:value-type="float" office:value="6.42443783455309E-2" table:style-name="ce2">
            <text:p>0.064244378</text:p>
          </table:table-cell>
          <table:table-cell office:value-type="float" office:value="1.3859999999999999" table:style-name="ce2">
            <text:p>1.386</text:p>
          </table:table-cell>
          <table:table-cell office:value-type="float" office:value="0.60760000000000003" table:style-name="ce1">
            <text:p>0.6076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5.5999999999999999E-3" table:style-name="ce1">
            <text:p>0.0056</text:p>
          </table:table-cell>
          <table:table-cell office:value-type="float" office:value="0.45669999999999999" table:style-name="ce1">
            <text:p>0.4567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0.39150000000000001" table:style-name="ce1">
            <text:p>0.3915</text:p>
          </table:table-cell>
          <table:table-cell office:value-type="float" office:value="1.0011000000000001" table:style-name="ce1">
            <text:p>1.0011</text:p>
          </table:table-cell>
          <table:table-cell office:value-type="float" office:value="-0.30170000000000002" table:style-name="ce1">
            <text:p>-0.3017</text:p>
          </table:table-cell>
          <table:table-cell office:value-type="float" office:value="-1.0629999999999999" table:style-name="ce1">
            <text:p>-1.063</text:p>
          </table:table-cell>
          <table:table-cell office:value-type="float" office:value="-9.8799999999999999E-2" table:style-name="ce1">
            <text:p>-0.0988</text:p>
          </table:table-cell>
          <table:table-cell office:value-type="float" office:value="0.1633" table:style-name="ce1">
            <text:p>0.1633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-0.1133" table:style-name="ce1">
            <text:p>-0.1133</text:p>
          </table:table-cell>
          <table:table-cell office:value-type="float" office:value="0.1981" table:style-name="ce1">
            <text:p>0.1981</text:p>
          </table:table-cell>
          <table:table-cell office:value-type="float" office:value="-0.16919999999999999" table:style-name="ce1">
            <text:p>-0.1692</text:p>
          </table:table-cell>
          <table:table-cell office:value-type="float" office:value="-0.94379999999999997" table:style-name="ce1">
            <text:p>-0.9438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0.1719" table:style-name="ce1">
            <text:p>-0.1719</text:p>
          </table:table-cell>
          <table:table-cell office:value-type="float" office:value="-9.3799999999999994E-2" table:style-name="ce1">
            <text:p>-0.0938</text:p>
          </table:table-cell>
          <table:table-cell office:value-type="float" office:value="-0.18779999999999999" table:style-name="ce1">
            <text:p>-0.1878</text:p>
          </table:table-cell>
          <table:table-cell office:value-type="float" office:value="-6.1100000000000002E-2" table:style-name="ce1">
            <text:p>-0.0611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-0.1414" table:style-name="ce1">
            <text:p>-0.1414</text:p>
          </table:table-cell>
          <table:table-cell office:value-type="float" office:value="-0.22" table:style-name="ce1">
            <text:p>-0.22</text:p>
          </table:table-cell>
          <table:table-cell office:value-type="float" office:value="-0.33139999999999997" table:style-name="ce1">
            <text:p>-0.3314</text:p>
          </table:table-cell>
          <table:table-cell office:value-type="float" office:value="0.2157" table:style-name="ce1">
            <text:p>0.2157</text:p>
          </table:table-cell>
          <table:table-cell office:value-type="float" office:value="0.46400000000000002" table:style-name="ce1">
            <text:p>0.464</text:p>
          </table:table-cell>
          <table:table-cell office:value-type="float" office:value="0.3231" table:style-name="ce1">
            <text:p>0.3231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8.5800000000000001E-2" table:style-name="ce1">
            <text:p>0.0858</text:p>
          </table:table-cell>
          <table:table-cell office:value-type="float" office:value="0.15690000000000001" table:style-name="ce1">
            <text:p>0.1569</text:p>
          </table:table-cell>
          <table:table-cell office:value-type="float" office:value="-0.42170000000000002" table:style-name="ce1">
            <text:p>-0.4217</text:p>
          </table:table-cell>
          <table:table-cell office:value-type="float" office:value="1.2047000000000001" table:style-name="ce1">
            <text:p>1.2047</text:p>
          </table:table-cell>
          <table:table-cell office:value-type="float" office:value="0.12889999999999999" table:style-name="ce1">
            <text:p>0.1289</text:p>
          </table:table-cell>
          <table:table-cell office:value-type="float" office:value="-0.33310000000000001" table:style-name="ce1">
            <text:p>-0.3331</text:p>
          </table:table-cell>
          <table:table-cell office:value-type="float" office:value="-0.53510000000000002" table:style-name="ce1">
            <text:p>-0.5351</text:p>
          </table:table-cell>
          <table:table-cell office:value-type="float" office:value="-4.65E-2" table:style-name="ce1">
            <text:p>-0.0465</text:p>
          </table:table-cell>
          <table:table-cell office:value-type="float" office:value="-0.1062" table:style-name="ce1">
            <text:p>-0.1062</text:p>
          </table:table-cell>
          <table:table-cell office:value-type="float" office:value="0.30480000000000002" table:style-name="ce1">
            <text:p>0.3048</text:p>
          </table:table-cell>
          <table:table-cell office:value-type="float" office:value="1.1635" table:style-name="ce1">
            <text:p>1.1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4guangyan</text:p>
          </table:table-cell>
          <table:table-cell office:value-type="float" office:value="2.1863147807134301E-3" table:style-name="ce2">
            <text:p>0.002186315</text:p>
          </table:table-cell>
          <table:table-cell office:value-type="float" office:value="0.19223316648344499" table:style-name="ce2">
            <text:p>0.192233166</text:p>
          </table:table-cell>
          <table:table-cell office:value-type="float" office:value="6.0114508090138699E-2" table:style-name="ce2">
            <text:p>0.060114508</text:p>
          </table:table-cell>
          <table:table-cell office:value-type="float" office:value="7.1826580761887901E-2" table:style-name="ce2">
            <text:p>0.071826581</text:p>
          </table:table-cell>
          <table:table-cell office:value-type="float" office:value="1.456" table:style-name="ce2">
            <text:p>1.456</text:p>
          </table:table-cell>
          <table:table-cell office:value-type="float" office:value="1.8524" table:style-name="ce1">
            <text:p>1.8524</text:p>
          </table:table-cell>
          <table:table-cell office:value-type="float" office:value="1.1958" table:style-name="ce1">
            <text:p>1.1958</text:p>
          </table:table-cell>
          <table:table-cell office:value-type="float" office:value="0.73670000000000002" table:style-name="ce1">
            <text:p>0.7367</text:p>
          </table:table-cell>
          <table:table-cell office:value-type="float" office:value="0.94279999999999997" table:style-name="ce1">
            <text:p>0.9428</text:p>
          </table:table-cell>
          <table:table-cell office:value-type="float" office:value="-0.1875" table:style-name="ce1">
            <text:p>-0.1875</text:p>
          </table:table-cell>
          <table:table-cell office:value-type="float" office:value="0.96230000000000004" table:style-name="ce1">
            <text:p>0.9623</text:p>
          </table:table-cell>
          <table:table-cell office:value-type="float" office:value="1.9588000000000001" table:style-name="ce1">
            <text:p>1.9588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-0.1915" table:style-name="ce1">
            <text:p>-0.1915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0.55879999999999996" table:style-name="ce1">
            <text:p>0.5588</text:p>
          </table:table-cell>
          <table:table-cell office:value-type="float" office:value="0.7974" table:style-name="ce1">
            <text:p>0.7974</text:p>
          </table:table-cell>
          <table:table-cell office:value-type="float" office:value="0.1847" table:style-name="ce1">
            <text:p>0.1847</text:p>
          </table:table-cell>
          <table:table-cell office:value-type="float" office:value="0.55679999999999996" table:style-name="ce1">
            <text:p>0.5568</text:p>
          </table:table-cell>
          <table:table-cell office:value-type="float" office:value="0.39810000000000001" table:style-name="ce1">
            <text:p>0.3981</text:p>
          </table:table-cell>
          <table:table-cell office:value-type="float" office:value="-0.85609999999999997" table:style-name="ce1">
            <text:p>-0.8561</text:p>
          </table:table-cell>
          <table:table-cell office:value-type="float" office:value="-0.1477" table:style-name="ce1">
            <text:p>-0.1477</text:p>
          </table:table-cell>
          <table:table-cell office:value-type="float" office:value="4.8099999999999997E-2" table:style-name="ce1">
            <text:p>0.0481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-1.5699999999999999E-2" table:style-name="ce1">
            <text:p>-0.0157</text:p>
          </table:table-cell>
          <table:table-cell office:value-type="float" office:value="-3.3999999999999998E-3" table:style-name="ce1">
            <text:p>-0.0034</text:p>
          </table:table-cell>
          <table:table-cell office:value-type="float" office:value="6.83E-2" table:style-name="ce1">
            <text:p>0.0683</text:p>
          </table:table-cell>
          <table:table-cell office:value-type="float" office:value="-0.26069999999999999" table:style-name="ce1">
            <text:p>-0.2607</text:p>
          </table:table-cell>
          <table:table-cell office:value-type="float" office:value="-0.1191" table:style-name="ce1">
            <text:p>-0.1191</text:p>
          </table:table-cell>
          <table:table-cell office:value-type="float" office:value="-0.96499999999999997" table:style-name="ce1">
            <text:p>-0.965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0.1137" table:style-name="ce1">
            <text:p>0.1137</text:p>
          </table:table-cell>
          <table:table-cell office:value-type="float" office:value="-1.3502000000000001" table:style-name="ce1">
            <text:p>-1.3502</text:p>
          </table:table-cell>
          <table:table-cell office:value-type="float" office:value="-0.28549999999999998" table:style-name="ce1">
            <text:p>-0.2855</text:p>
          </table:table-cell>
          <table:table-cell office:value-type="float" office:value="-0.81420000000000003" table:style-name="ce1">
            <text:p>-0.8142</text:p>
          </table:table-cell>
          <table:table-cell office:value-type="float" office:value="-0.27310000000000001" table:style-name="ce1">
            <text:p>-0.2731</text:p>
          </table:table-cell>
          <table:table-cell office:value-type="float" office:value="0.56120000000000003" table:style-name="ce1">
            <text:p>0.5612</text:p>
          </table:table-cell>
          <table:table-cell office:value-type="float" office:value="0.17680000000000001" table:style-name="ce1">
            <text:p>0.1768</text:p>
          </table:table-cell>
          <table:table-cell office:value-type="float" office:value="-0.46639999999999998" table:style-name="ce1">
            <text:p>-0.4664</text:p>
          </table:table-cell>
          <table:table-cell office:value-type="float" office:value="-0.59840000000000004" table:style-name="ce1">
            <text:p>-0.5984</text:p>
          </table:table-cell>
          <table:table-cell office:value-type="float" office:value="-0.45529999999999998" table:style-name="ce1">
            <text:p>-0.4553</text:p>
          </table:table-cell>
          <table:table-cell office:value-type="float" office:value="-0.19989999999999999" table:style-name="ce1">
            <text:p>-0.1999</text:p>
          </table:table-cell>
          <table:table-cell office:value-type="float" office:value="8.8300000000000003E-2" table:style-name="ce1">
            <text:p>0.0883</text:p>
          </table:table-cell>
          <table:table-cell office:value-type="float" office:value="1.2710999999999999" table:style-name="ce1">
            <text:p>1.2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5muchuncheng</text:p>
          </table:table-cell>
          <table:table-cell office:value-type="float" office:value="2.0417165072689901E-3" table:style-name="ce2">
            <text:p>0.002041717</text:p>
          </table:table-cell>
          <table:table-cell office:value-type="float" office:value="0.19515757477826701" table:style-name="ce2">
            <text:p>0.195157575</text:p>
          </table:table-cell>
          <table:table-cell office:value-type="float" office:value="6.8901969597864099E-2" table:style-name="ce2">
            <text:p>0.06890197</text:p>
          </table:table-cell>
          <table:table-cell office:value-type="float" office:value="7.8792585981081201E-2" table:style-name="ce2">
            <text:p>0.078792586</text:p>
          </table:table-cell>
          <table:table-cell office:value-type="float" office:value="1.23" table:style-name="ce2">
            <text:p>1.23</text:p>
          </table:table-cell>
          <table:table-cell office:value-type="float" office:value="0.62139999999999995" table:style-name="ce1">
            <text:p>0.6214</text:p>
          </table:table-cell>
          <table:table-cell office:value-type="float" office:value="0.54259999999999997" table:style-name="ce1">
            <text:p>0.5426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94720000000000004" table:style-name="ce1">
            <text:p>0.9472</text:p>
          </table:table-cell>
          <table:table-cell office:value-type="float" office:value="-0.57250000000000001" table:style-name="ce1">
            <text:p>-0.5725</text:p>
          </table:table-cell>
          <table:table-cell office:value-type="float" office:value="0.80249999999999999" table:style-name="ce1">
            <text:p>0.8025</text:p>
          </table:table-cell>
          <table:table-cell office:value-type="float" office:value="2.3085" table:style-name="ce1">
            <text:p>2.3085</text:p>
          </table:table-cell>
          <table:table-cell office:value-type="float" office:value="-8.14E-2" table:style-name="ce1">
            <text:p>-0.0814</text:p>
          </table:table-cell>
          <table:table-cell office:value-type="float" office:value="-0.70740000000000003" table:style-name="ce1">
            <text:p>-0.707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61409999999999998" table:style-name="ce1">
            <text:p>0.6141</text:p>
          </table:table-cell>
          <table:table-cell office:value-type="float" office:value="0.85160000000000002" table:style-name="ce1">
            <text:p>0.8516</text:p>
          </table:table-cell>
          <table:table-cell office:value-type="float" office:value="-0.40239999999999998" table:style-name="ce1">
            <text:p>-0.4024</text:p>
          </table:table-cell>
          <table:table-cell office:value-type="float" office:value="0.54149999999999998" table:style-name="ce1">
            <text:p>0.5415</text:p>
          </table:table-cell>
          <table:table-cell office:value-type="float" office:value="0.18010000000000001" table:style-name="ce1">
            <text:p>0.1801</text:p>
          </table:table-cell>
          <table:table-cell office:value-type="float" office:value="-0.65129999999999999" table:style-name="ce1">
            <text:p>-0.6513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0.85250000000000004" table:style-name="ce1">
            <text:p>-0.8525</text:p>
          </table:table-cell>
          <table:table-cell office:value-type="float" office:value="0.46550000000000002" table:style-name="ce1">
            <text:p>0.4655</text:p>
          </table:table-cell>
          <table:table-cell office:value-type="float" office:value="3.1E-2" table:style-name="ce1">
            <text:p>0.031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-0.22470000000000001" table:style-name="ce1">
            <text:p>-0.2247</text:p>
          </table:table-cell>
          <table:table-cell office:value-type="float" office:value="-0.35210000000000002" table:style-name="ce1">
            <text:p>-0.3521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-1.056" table:style-name="ce1">
            <text:p>-1.056</text:p>
          </table:table-cell>
          <table:table-cell office:value-type="float" office:value="0.60880000000000001" table:style-name="ce1">
            <text:p>0.6088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0.51039999999999996" table:style-name="ce1">
            <text:p>-0.5104</text:p>
          </table:table-cell>
          <table:table-cell office:value-type="float" office:value="-0.64149999999999996" table:style-name="ce1">
            <text:p>-0.6415</text:p>
          </table:table-cell>
          <table:table-cell office:value-type="float" office:value="-6.8599999999999994E-2" table:style-name="ce1">
            <text:p>-0.0686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0.65890000000000004" table:style-name="ce1">
            <text:p>0.6589</text:p>
          </table:table-cell>
          <table:table-cell office:value-type="float" office:value="0.91390000000000005" table:style-name="ce1">
            <text:p>0.91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6dongbo</text:p>
          </table:table-cell>
          <table:table-cell office:value-type="float" office:value="2.42739356124637E-3" table:style-name="ce2">
            <text:p>0.002427394</text:p>
          </table:table-cell>
          <table:table-cell office:value-type="float" office:value="0.17874323670376999" table:style-name="ce2">
            <text:p>0.178743237</text:p>
          </table:table-cell>
          <table:table-cell office:value-type="float" office:value="6.6433391310290996E-2" table:style-name="ce2">
            <text:p>0.066433391</text:p>
          </table:table-cell>
          <table:table-cell office:value-type="float" office:value="7.5889214134950395E-2" table:style-name="ce2">
            <text:p>0.075889214</text:p>
          </table:table-cell>
          <table:table-cell office:value-type="float" office:value="1.3560000000000001" table:style-name="ce2">
            <text:p>1.356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92689999999999995" table:style-name="ce1">
            <text:p>0.9269</text:p>
          </table:table-cell>
          <table:table-cell office:value-type="float" office:value="0.64219999999999999" table:style-name="ce1">
            <text:p>0.6422</text:p>
          </table:table-cell>
          <table:table-cell office:value-type="float" office:value="0.7722" table:style-name="ce1">
            <text:p>0.7722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2.3153000000000001" table:style-name="ce1">
            <text:p>2.3153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-1.0222" table:style-name="ce1">
            <text:p>-1.0222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0.28239999999999998" table:style-name="ce1">
            <text:p>0.2824</text:p>
          </table:table-cell>
          <table:table-cell office:value-type="float" office:value="0.65259999999999996" table:style-name="ce1">
            <text:p>0.6526</text:p>
          </table:table-cell>
          <table:table-cell office:value-type="float" office:value="-0.13170000000000001" table:style-name="ce1">
            <text:p>-0.1317</text:p>
          </table:table-cell>
          <table:table-cell office:value-type="float" office:value="0.40960000000000002" table:style-name="ce1">
            <text:p>0.4096</text:p>
          </table:table-cell>
          <table:table-cell office:value-type="float" office:value="0.12280000000000001" table:style-name="ce1">
            <text:p>0.1228</text:p>
          </table:table-cell>
          <table:table-cell office:value-type="float" office:value="-0.91339999999999999" table:style-name="ce1">
            <text:p>-0.913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1.4854000000000001" table:style-name="ce1">
            <text:p>-1.4854</text:p>
          </table:table-cell>
          <table:table-cell office:value-type="float" office:value="-5.57E-2" table:style-name="ce1">
            <text:p>-0.0557</text:p>
          </table:table-cell>
          <table:table-cell office:value-type="float" office:value="-0.14960000000000001" table:style-name="ce1">
            <text:p>-0.1496</text:p>
          </table:table-cell>
          <table:table-cell office:value-type="float" office:value="1.03E-2" table:style-name="ce1">
            <text:p>0.0103</text:p>
          </table:table-cell>
          <table:table-cell office:value-type="float" office:value="-1.4173" table:style-name="ce1">
            <text:p>-1.4173</text:p>
          </table:table-cell>
          <table:table-cell office:value-type="float" office:value="0.10639999999999999" table:style-name="ce1">
            <text:p>0.1064</text:p>
          </table:table-cell>
          <table:table-cell office:value-type="float" office:value="-0.23250000000000001" table:style-name="ce1">
            <text:p>-0.2325</text:p>
          </table:table-cell>
          <table:table-cell office:value-type="float" office:value="-0.33810000000000001" table:style-name="ce1">
            <text:p>-0.3381</text:p>
          </table:table-cell>
          <table:table-cell office:value-type="float" office:value="1.2536" table:style-name="ce1">
            <text:p>1.2536</text:p>
          </table:table-cell>
          <table:table-cell office:value-type="float" office:value="0.35859999999999997" table:style-name="ce1">
            <text:p>0.3586</text:p>
          </table:table-cell>
          <table:table-cell office:value-type="float" office:value="-0.15870000000000001" table:style-name="ce1">
            <text:p>-0.1587</text:p>
          </table:table-cell>
          <table:table-cell office:value-type="float" office:value="-0.47310000000000002" table:style-name="ce1">
            <text:p>-0.4731</text:p>
          </table:table-cell>
          <table:table-cell office:value-type="float" office:value="-0.2702" table:style-name="ce1">
            <text:p>-0.2702</text:p>
          </table:table-cell>
          <table:table-cell office:value-type="float" office:value="-0.22120000000000001" table:style-name="ce1">
            <text:p>-0.2212</text:p>
          </table:table-cell>
          <table:table-cell office:value-type="float" office:value="0.39229999999999998" table:style-name="ce1">
            <text:p>0.3923</text:p>
          </table:table-cell>
          <table:table-cell office:value-type="float" office:value="1.3065" table:style-name="ce1">
            <text:p>1.3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7dujunwen</text:p>
          </table:table-cell>
          <table:table-cell office:value-type="float" office:value="2.51864151587641E-3" table:style-name="ce2">
            <text:p>0.002518642</text:p>
          </table:table-cell>
          <table:table-cell office:value-type="float" office:value="0.18180732011060599" table:style-name="ce2">
            <text:p>0.18180732</text:p>
          </table:table-cell>
          <table:table-cell office:value-type="float" office:value="7.3104041917754006E-2" table:style-name="ce2">
            <text:p>0.073104042</text:p>
          </table:table-cell>
          <table:table-cell office:value-type="float" office:value="7.8322022202715405E-2" table:style-name="ce2">
            <text:p>0.078322022</text:p>
          </table:table-cell>
          <table:table-cell office:value-type="float" office:value="1.425" table:style-name="ce2">
            <text:p>1.425</text:p>
          </table:table-cell>
          <table:table-cell office:value-type="float" office:value="1.9959" table:style-name="ce1">
            <text:p>1.9959</text:p>
          </table:table-cell>
          <table:table-cell office:value-type="float" office:value="0.62070000000000003" table:style-name="ce1">
            <text:p>0.6207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1474" table:style-name="ce1">
            <text:p>0.1474</text:p>
          </table:table-cell>
          <table:table-cell office:value-type="float" office:value="0.70099999999999996" table:style-name="ce1">
            <text:p>0.701</text:p>
          </table:table-cell>
          <table:table-cell office:value-type="float" office:value="2.5857000000000001" table:style-name="ce1">
            <text:p>2.5857</text:p>
          </table:table-cell>
          <table:table-cell office:value-type="float" office:value="-0.63619999999999999" table:style-name="ce1">
            <text:p>-0.6362</text:p>
          </table:table-cell>
          <table:table-cell office:value-type="float" office:value="-0.3619" table:style-name="ce1">
            <text:p>-0.3619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0.54159999999999997" table:style-name="ce1">
            <text:p>0.5416</text:p>
          </table:table-cell>
          <table:table-cell office:value-type="float" office:value="0.78749999999999998" table:style-name="ce1">
            <text:p>0.7875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0.32840000000000003" table:style-name="ce1">
            <text:p>0.3284</text:p>
          </table:table-cell>
          <table:table-cell office:value-type="float" office:value="0.65210000000000001" table:style-name="ce1">
            <text:p>0.6521</text:p>
          </table:table-cell>
          <table:table-cell office:value-type="float" office:value="-0.92369999999999997" table:style-name="ce1">
            <text:p>-0.9237</text:p>
          </table:table-cell>
          <table:table-cell office:value-type="float" office:value="-0.15670000000000001" table:style-name="ce1">
            <text:p>-0.1567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-4.8500000000000001E-2" table:style-name="ce1">
            <text:p>-0.0485</text:p>
          </table:table-cell>
          <table:table-cell office:value-type="float" office:value="-9.3399999999999997E-2" table:style-name="ce1">
            <text:p>-0.0934</text:p>
          </table:table-cell>
          <table:table-cell office:value-type="float" office:value="-1.46E-2" table:style-name="ce1">
            <text:p>-0.0146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-0.1067" table:style-name="ce1">
            <text:p>-0.1067</text:p>
          </table:table-cell>
          <table:table-cell office:value-type="float" office:value="-0.2261" table:style-name="ce1">
            <text:p>-0.2261</text:p>
          </table:table-cell>
          <table:table-cell office:value-type="float" office:value="-1.1938" table:style-name="ce1">
            <text:p>-1.1938</text:p>
          </table:table-cell>
          <table:table-cell office:value-type="float" office:value="0.27189999999999998" table:style-name="ce1">
            <text:p>0.2719</text:p>
          </table:table-cell>
          <table:table-cell office:value-type="float" office:value="0.51" table:style-name="ce1">
            <text:p>0.51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-0.66159999999999997" table:style-name="ce1">
            <text:p>-0.6616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0.51580000000000004" table:style-name="ce1">
            <text:p>0.5158</text:p>
          </table:table-cell>
          <table:table-cell office:value-type="float" office:value="-0.72199999999999998" table:style-name="ce1">
            <text:p>-0.722</text:p>
          </table:table-cell>
          <table:table-cell office:value-type="float" office:value="0.86170000000000002" table:style-name="ce1">
            <text:p>0.8617</text:p>
          </table:table-cell>
          <table:table-cell office:value-type="float" office:value="-1.29E-2" table:style-name="ce1">
            <text:p>-0.0129</text:p>
          </table:table-cell>
          <table:table-cell office:value-type="float" office:value="-0.36330000000000001" table:style-name="ce1">
            <text:p>-0.3633</text:p>
          </table:table-cell>
          <table:table-cell office:value-type="float" office:value="-0.61619999999999997" table:style-name="ce1">
            <text:p>-0.6162</text:p>
          </table:table-cell>
          <table:table-cell office:value-type="float" office:value="-9.7199999999999995E-2" table:style-name="ce1">
            <text:p>-0.0972</text:p>
          </table:table-cell>
          <table:table-cell office:value-type="float" office:value="-7.3200000000000001E-2" table:style-name="ce1">
            <text:p>-0.0732</text:p>
          </table:table-cell>
          <table:table-cell office:value-type="float" office:value="0.18149999999999999" table:style-name="ce1">
            <text:p>0.1815</text:p>
          </table:table-cell>
          <table:table-cell office:value-type="float" office:value="1.0426" table:style-name="ce1">
            <text:p>1.04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8zhangruihua</text:p>
          </table:table-cell>
          <table:table-cell office:value-type="float" office:value="2.0499836753910101E-3" table:style-name="ce2">
            <text:p>0.002049984</text:p>
          </table:table-cell>
          <table:table-cell office:value-type="float" office:value="0.203152803915464" table:style-name="ce2">
            <text:p>0.203152804</text:p>
          </table:table-cell>
          <table:table-cell office:value-type="float" office:value="6.7231172545700199E-2" table:style-name="ce2">
            <text:p>0.067231173</text:p>
          </table:table-cell>
          <table:table-cell office:value-type="float" office:value="7.3537708748478203E-2" table:style-name="ce2">
            <text:p>0.073537709</text:p>
          </table:table-cell>
          <table:table-cell office:value-type="float" office:value="1.296" table:style-name="ce2">
            <text:p>1.296</text:p>
          </table:table-cell>
          <table:table-cell office:value-type="float" office:value="2.3102" table:style-name="ce1">
            <text:p>2.3102</text:p>
          </table:table-cell>
          <table:table-cell office:value-type="float" office:value="0.62139999999999995" table:style-name="ce1">
            <text:p>0.6214</text:p>
          </table:table-cell>
          <table:table-cell office:value-type="float" office:value="0.94440000000000002" table:style-name="ce1">
            <text:p>0.9444</text:p>
          </table:table-cell>
          <table:table-cell office:value-type="float" office:value="0.81950000000000001" table:style-name="ce1">
            <text:p>0.8195</text:p>
          </table:table-cell>
          <table:table-cell office:value-type="float" office:value="0.4078" table:style-name="ce1">
            <text:p>0.4078</text:p>
          </table:table-cell>
          <table:table-cell office:value-type="float" office:value="0.50849999999999995" table:style-name="ce1">
            <text:p>0.5085</text:p>
          </table:table-cell>
          <table:table-cell office:value-type="float" office:value="2.8828" table:style-name="ce1">
            <text:p>2.8828</text:p>
          </table:table-cell>
          <table:table-cell office:value-type="float" office:value="-0.85429999999999995" table:style-name="ce1">
            <text:p>-0.8543</text:p>
          </table:table-cell>
          <table:table-cell office:value-type="float" office:value="-0.53810000000000002" table:style-name="ce1">
            <text:p>-0.5381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58499999999999996" table:style-name="ce1">
            <text:p>0.585</text:p>
          </table:table-cell>
          <table:table-cell office:value-type="float" office:value="0.73529999999999995" table:style-name="ce1">
            <text:p>0.7353</text:p>
          </table:table-cell>
          <table:table-cell office:value-type="float" office:value="0.28270000000000001" table:style-name="ce1">
            <text:p>0.2827</text:p>
          </table:table-cell>
          <table:table-cell office:value-type="float" office:value="0.27779999999999999" table:style-name="ce1">
            <text:p>0.2778</text:p>
          </table:table-cell>
          <table:table-cell office:value-type="float" office:value="0.43559999999999999" table:style-name="ce1">
            <text:p>0.4356</text:p>
          </table:table-cell>
          <table:table-cell office:value-type="float" office:value="-0.92610000000000003" table:style-name="ce1">
            <text:p>-0.9261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5.2499999999999998E-2" table:style-name="ce1">
            <text:p>0.0525</text:p>
          </table:table-cell>
          <table:table-cell office:value-type="float" office:value="-2.58E-2" table:style-name="ce1">
            <text:p>-0.0258</text:p>
          </table:table-cell>
          <table:table-cell office:value-type="float" office:value="-5.1700000000000003E-2" table:style-name="ce1">
            <text:p>-0.0517</text:p>
          </table:table-cell>
          <table:table-cell office:value-type="float" office:value="3.8800000000000001E-2" table:style-name="ce1">
            <text:p>0.0388</text:p>
          </table:table-cell>
          <table:table-cell office:value-type="float" office:value="-2.2700000000000001E-2" table:style-name="ce1">
            <text:p>-0.0227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-1.0583" table:style-name="ce1">
            <text:p>-1.0583</text:p>
          </table:table-cell>
          <table:table-cell office:value-type="float" office:value="0.27910000000000001" table:style-name="ce1">
            <text:p>0.2791</text:p>
          </table:table-cell>
          <table:table-cell office:value-type="float" office:value="0.2079" table:style-name="ce1">
            <text:p>0.2079</text:p>
          </table:table-cell>
          <table:table-cell office:value-type="float" office:value="0.1772" table:style-name="ce1">
            <text:p>0.1772</text:p>
          </table:table-cell>
          <table:table-cell office:value-type="float" office:value="-0.54039999999999999" table:style-name="ce1">
            <text:p>-0.5404</text:p>
          </table:table-cell>
          <table:table-cell office:value-type="float" office:value="-0.31419999999999998" table:style-name="ce1">
            <text:p>-0.3142</text:p>
          </table:table-cell>
          <table:table-cell office:value-type="float" office:value="0.63119999999999998" table:style-name="ce1">
            <text:p>0.6312</text:p>
          </table:table-cell>
          <table:table-cell office:value-type="float" office:value="-0.70020000000000004" table:style-name="ce1">
            <text:p>-0.7002</text:p>
          </table:table-cell>
          <table:table-cell office:value-type="float" office:value="1.0011000000000001" table:style-name="ce1">
            <text:p>1.0011</text:p>
          </table:table-cell>
          <table:table-cell office:value-type="float" office:value="2.3E-3" table:style-name="ce1">
            <text:p>0.0023</text:p>
          </table:table-cell>
          <table:table-cell office:value-type="float" office:value="-0.40610000000000002" table:style-name="ce1">
            <text:p>-0.4061</text:p>
          </table:table-cell>
          <table:table-cell office:value-type="float" office:value="-0.58730000000000004" table:style-name="ce1">
            <text:p>-0.5873</text:p>
          </table:table-cell>
          <table:table-cell office:value-type="float" office:value="-0.34229999999999999" table:style-name="ce1">
            <text:p>-0.3423</text:p>
          </table:table-cell>
          <table:table-cell office:value-type="float" office:value="-0.12429999999999999" table:style-name="ce1">
            <text:p>-0.1243</text:p>
          </table:table-cell>
          <table:table-cell office:value-type="float" office:value="0.3301" table:style-name="ce1">
            <text:p>0.3301</text:p>
          </table:table-cell>
          <table:table-cell office:value-type="float" office:value="0.95220000000000005" table:style-name="ce1">
            <text:p>0.9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29qixinlian</text:p>
          </table:table-cell>
          <table:table-cell office:value-type="float" office:value="2.42162629662306E-3" table:style-name="ce2">
            <text:p>0.002421626</text:p>
          </table:table-cell>
          <table:table-cell office:value-type="float" office:value="0.19666737588554301" table:style-name="ce2">
            <text:p>0.196667376</text:p>
          </table:table-cell>
          <table:table-cell office:value-type="float" office:value="6.22392274011467E-2" table:style-name="ce2">
            <text:p>0.062239227</text:p>
          </table:table-cell>
          <table:table-cell office:value-type="float" office:value="7.2504911998270694E-2" table:style-name="ce2">
            <text:p>0.072504912</text:p>
          </table:table-cell>
          <table:table-cell office:value-type="float" office:value="1.399" table:style-name="ce2">
            <text:p>1.399</text:p>
          </table:table-cell>
          <table:table-cell office:value-type="float" office:value="1.734" table:style-name="ce1">
            <text:p>1.734</text:p>
          </table:table-cell>
          <table:table-cell office:value-type="float" office:value="0.4758" table:style-name="ce1">
            <text:p>0.4758</text:p>
          </table:table-cell>
          <table:table-cell office:value-type="float" office:value="0.80169999999999997" table:style-name="ce1">
            <text:p>0.8017</text:p>
          </table:table-cell>
          <table:table-cell office:value-type="float" office:value="0.68089999999999995" table:style-name="ce1">
            <text:p>0.6809</text:p>
          </table:table-cell>
          <table:table-cell office:value-type="float" office:value="0.15049999999999999" table:style-name="ce1">
            <text:p>0.1505</text:p>
          </table:table-cell>
          <table:table-cell office:value-type="float" office:value="0.6482" table:style-name="ce1">
            <text:p>0.6482</text:p>
          </table:table-cell>
          <table:table-cell office:value-type="float" office:value="2.0118" table:style-name="ce1">
            <text:p>2.0118</text:p>
          </table:table-cell>
          <table:table-cell office:value-type="float" office:value="-0.57079999999999997" table:style-name="ce1">
            <text:p>-0.5708</text:p>
          </table:table-cell>
          <table:table-cell office:value-type="float" office:value="-0.11219999999999999" table:style-name="ce1">
            <text:p>-0.1122</text:p>
          </table:table-cell>
          <table:table-cell office:value-type="float" office:value="2.3E-3" table:style-name="ce1">
            <text:p>0.0023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0.69699999999999995" table:style-name="ce1">
            <text:p>0.697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0.441" table:style-name="ce1">
            <text:p>0.441</text:p>
          </table:table-cell>
          <table:table-cell office:value-type="float" office:value="5.5199999999999999E-2" table:style-name="ce1">
            <text:p>0.0552</text:p>
          </table:table-cell>
          <table:table-cell office:value-type="float" office:value="-0.71199999999999997" table:style-name="ce1">
            <text:p>-0.712</text:p>
          </table:table-cell>
          <table:table-cell office:value-type="float" office:value="-6.0299999999999999E-2" table:style-name="ce1">
            <text:p>-0.0603</text:p>
          </table:table-cell>
          <table:table-cell office:value-type="float" office:value="-3.2500000000000001E-2" table:style-name="ce1">
            <text:p>-0.0325</text:p>
          </table:table-cell>
          <table:table-cell office:value-type="float" office:value="-1.3299999999999999E-2" table:style-name="ce1">
            <text:p>-0.0133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-5.5999999999999999E-3" table:style-name="ce1">
            <text:p>-0.0056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-0.12770000000000001" table:style-name="ce1">
            <text:p>-0.1277</text:p>
          </table:table-cell>
          <table:table-cell office:value-type="float" office:value="-0.13189999999999999" table:style-name="ce1">
            <text:p>-0.1319</text:p>
          </table:table-cell>
          <table:table-cell office:value-type="float" office:value="-0.80469999999999997" table:style-name="ce1">
            <text:p>-0.8047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-5.6800000000000003E-2" table:style-name="ce1">
            <text:p>-0.0568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-1.0456000000000001" table:style-name="ce1">
            <text:p>-1.0456</text:p>
          </table:table-cell>
          <table:table-cell office:value-type="float" office:value="-7.1999999999999998E-3" table:style-name="ce1">
            <text:p>-0.0072</text:p>
          </table:table-cell>
          <table:table-cell office:value-type="float" office:value="0.1391" table:style-name="ce1">
            <text:p>0.1391</text:p>
          </table:table-cell>
          <table:table-cell office:value-type="float" office:value="-0.1361" table:style-name="ce1">
            <text:p>-0.1361</text:p>
          </table:table-cell>
          <table:table-cell office:value-type="float" office:value="0.54559999999999997" table:style-name="ce1">
            <text:p>0.5456</text:p>
          </table:table-cell>
          <table:table-cell office:value-type="float" office:value="6.9199999999999998E-2" table:style-name="ce1">
            <text:p>0.0692</text:p>
          </table:table-cell>
          <table:table-cell office:value-type="float" office:value="-0.504" table:style-name="ce1">
            <text:p>-0.504</text:p>
          </table:table-cell>
          <table:table-cell office:value-type="float" office:value="-0.57979999999999998" table:style-name="ce1">
            <text:p>-0.5798</text:p>
          </table:table-cell>
          <table:table-cell office:value-type="float" office:value="-0.188" table:style-name="ce1">
            <text:p>-0.188</text:p>
          </table:table-cell>
          <table:table-cell office:value-type="float" office:value="-0.23230000000000001" table:style-name="ce1">
            <text:p>-0.2323</text:p>
          </table:table-cell>
          <table:table-cell office:value-type="float" office:value="0.41959999999999997" table:style-name="ce1">
            <text:p>0.4196</text:p>
          </table:table-cell>
          <table:table-cell office:value-type="float" office:value="0.80400000000000005" table:style-name="ce1">
            <text:p>0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0licuilan</text:p>
          </table:table-cell>
          <table:table-cell office:value-type="float" office:value="2.5774434722784698E-3" table:style-name="ce2">
            <text:p>0.002577443</text:p>
          </table:table-cell>
          <table:table-cell office:value-type="float" office:value="0.189476412000533" table:style-name="ce2">
            <text:p>0.189476412</text:p>
          </table:table-cell>
          <table:table-cell office:value-type="float" office:value="6.0527512397292198E-2" table:style-name="ce2">
            <text:p>0.060527512</text:p>
          </table:table-cell>
          <table:table-cell office:value-type="float" office:value="6.8580206640979594E-2" table:style-name="ce2">
            <text:p>0.068580207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1.4823" table:style-name="ce1">
            <text:p>1.4823</text:p>
          </table:table-cell>
          <table:table-cell office:value-type="float" office:value="0.72160000000000002" table:style-name="ce1">
            <text:p>0.7216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82609999999999995" table:style-name="ce1">
            <text:p>0.8261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3821" table:style-name="ce1">
            <text:p>0.3821</text:p>
          </table:table-cell>
          <table:table-cell office:value-type="float" office:value="2.1865000000000001" table:style-name="ce1">
            <text:p>2.1865</text:p>
          </table:table-cell>
          <table:table-cell office:value-type="float" office:value="-0.20100000000000001" table:style-name="ce1">
            <text:p>-0.201</text:p>
          </table:table-cell>
          <table:table-cell office:value-type="float" office:value="-0.60260000000000002" table:style-name="ce1">
            <text:p>-0.6026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43159999999999998" table:style-name="ce1">
            <text:p>0.4316</text:p>
          </table:table-cell>
          <table:table-cell office:value-type="float" office:value="0.53349999999999997" table:style-name="ce1">
            <text:p>0.5335</text:p>
          </table:table-cell>
          <table:table-cell office:value-type="float" office:value="0.15740000000000001" table:style-name="ce1">
            <text:p>0.1574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0.61240000000000006" table:style-name="ce1">
            <text:p>0.6124</text:p>
          </table:table-cell>
          <table:table-cell office:value-type="float" office:value="-0.97550000000000003" table:style-name="ce1">
            <text:p>-0.9755</text:p>
          </table:table-cell>
          <table:table-cell office:value-type="float" office:value="1.04E-2" table:style-name="ce1">
            <text:p>0.0104</text:p>
          </table:table-cell>
          <table:table-cell office:value-type="float" office:value="1.09E-2" table:style-name="ce1">
            <text:p>0.0109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E-2" table:style-name="ce1">
            <text:p>0.0106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E-2" table:style-name="ce1">
            <text:p>0.0106</text:p>
          </table:table-cell>
          <table:table-cell office:value-type="float" office:value="1.09E-2" table:style-name="ce1">
            <text:p>0.0109</text:p>
          </table:table-cell>
          <table:table-cell office:value-type="float" office:value="-1.0253000000000001" table:style-name="ce1">
            <text:p>-1.0253</text:p>
          </table:table-cell>
          <table:table-cell office:value-type="float" office:value="0.24490000000000001" table:style-name="ce1">
            <text:p>0.2449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0.24260000000000001" table:style-name="ce1">
            <text:p>0.2426</text:p>
          </table:table-cell>
          <table:table-cell office:value-type="float" office:value="-0.67210000000000003" table:style-name="ce1">
            <text:p>-0.6721</text:p>
          </table:table-cell>
          <table:table-cell office:value-type="float" office:value="-0.34849999999999998" table:style-name="ce1">
            <text:p>-0.3485</text:p>
          </table:table-cell>
          <table:table-cell office:value-type="float" office:value="-0.9204" table:style-name="ce1">
            <text:p>-0.9204</text:p>
          </table:table-cell>
          <table:table-cell office:value-type="float" office:value="-0.67979999999999996" table:style-name="ce1">
            <text:p>-0.6798</text:p>
          </table:table-cell>
          <table:table-cell office:value-type="float" office:value="0.93930000000000002" table:style-name="ce1">
            <text:p>0.9393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-0.20469999999999999" table:style-name="ce1">
            <text:p>-0.2047</text:p>
          </table:table-cell>
          <table:table-cell office:value-type="float" office:value="-0.3095" table:style-name="ce1">
            <text:p>-0.3095</text:p>
          </table:table-cell>
          <table:table-cell office:value-type="float" office:value="-0.1497" table:style-name="ce1">
            <text:p>-0.1497</text:p>
          </table:table-cell>
          <table:table-cell office:value-type="float" office:value="-0.15740000000000001" table:style-name="ce1">
            <text:p>-0.1574</text:p>
          </table:table-cell>
          <table:table-cell office:value-type="float" office:value="-3.0800000000000001E-2" table:style-name="ce1">
            <text:p>-0.0308</text:p>
          </table:table-cell>
          <table:table-cell office:value-type="float" office:value="1.2442" table:style-name="ce1">
            <text:p>1.24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1miaojie</text:p>
          </table:table-cell>
          <table:table-cell office:value-type="float" office:value="2.9673636909637699E-3" table:style-name="ce2">
            <text:p>0.002967364</text:p>
          </table:table-cell>
          <table:table-cell office:value-type="float" office:value="0.19075701425224001" table:style-name="ce2">
            <text:p>0.190757014</text:p>
          </table:table-cell>
          <table:table-cell office:value-type="float" office:value="6.3131802306227502E-2" table:style-name="ce2">
            <text:p>0.063131802</text:p>
          </table:table-cell>
          <table:table-cell office:value-type="float" office:value="7.3629448174502704E-2" table:style-name="ce2">
            <text:p>0.073629448</text:p>
          </table:table-cell>
          <table:table-cell office:value-type="float" office:value="1.3049999999999999" table:style-name="ce2">
            <text:p>1.305</text:p>
          </table:table-cell>
          <table:table-cell office:value-type="float" office:value="1.8376999999999999" table:style-name="ce1">
            <text:p>1.8377</text:p>
          </table:table-cell>
          <table:table-cell office:value-type="float" office:value="0.58960000000000001" table:style-name="ce1">
            <text:p>0.5896</text:p>
          </table:table-cell>
          <table:table-cell office:value-type="float" office:value="0.82889999999999997" table:style-name="ce1">
            <text:p>0.8289</text:p>
          </table:table-cell>
          <table:table-cell office:value-type="float" office:value="0.86060000000000003" table:style-name="ce1">
            <text:p>0.8606</text:p>
          </table:table-cell>
          <table:table-cell office:value-type="float" office:value="-0.17760000000000001" table:style-name="ce1">
            <text:p>-0.1776</text:p>
          </table:table-cell>
          <table:table-cell office:value-type="float" office:value="0.51939999999999997" table:style-name="ce1">
            <text:p>0.5194</text:p>
          </table:table-cell>
          <table:table-cell office:value-type="float" office:value="2.4194" table:style-name="ce1">
            <text:p>2.4194</text:p>
          </table:table-cell>
          <table:table-cell office:value-type="float" office:value="0.16689999999999999" table:style-name="ce1">
            <text:p>0.1669</text:p>
          </table:table-cell>
          <table:table-cell office:value-type="float" office:value="-0.65759999999999996" table:style-name="ce1">
            <text:p>-0.6576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0.47560000000000002" table:style-name="ce1">
            <text:p>0.4756</text:p>
          </table:table-cell>
          <table:table-cell office:value-type="float" office:value="0.61760000000000004" table:style-name="ce1">
            <text:p>0.6176</text:p>
          </table:table-cell>
          <table:table-cell office:value-type="float" office:value="-7.1099999999999997E-2" table:style-name="ce1">
            <text:p>-0.0711</text:p>
          </table:table-cell>
          <table:table-cell office:value-type="float" office:value="0.22650000000000001" table:style-name="ce1">
            <text:p>0.2265</text:p>
          </table:table-cell>
          <table:table-cell office:value-type="float" office:value="0.19040000000000001" table:style-name="ce1">
            <text:p>0.1904</text:p>
          </table:table-cell>
          <table:table-cell office:value-type="float" office:value="-1.0694999999999999" table:style-name="ce1">
            <text:p>-1.0695</text:p>
          </table:table-cell>
          <table:table-cell office:value-type="float" office:value="-0.29880000000000001" table:style-name="ce1">
            <text:p>-0.2988</text:p>
          </table:table-cell>
          <table:table-cell office:value-type="float" office:value="6.7299999999999999E-2" table:style-name="ce1">
            <text:p>0.0673</text:p>
          </table:table-cell>
          <table:table-cell office:value-type="float" office:value="-1.6000000000000001E-3" table:style-name="ce1">
            <text:p>-0.0016</text:p>
          </table:table-cell>
          <table:table-cell office:value-type="float" office:value="-0.13339999999999999" table:style-name="ce1">
            <text:p>-0.1334</text:p>
          </table:table-cell>
          <table:table-cell office:value-type="float" office:value="-0.17549999999999999" table:style-name="ce1">
            <text:p>-0.1755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-8.7499999999999994E-2" table:style-name="ce1">
            <text:p>-0.0875</text:p>
          </table:table-cell>
          <table:table-cell office:value-type="float" office:value="-0.18240000000000001" table:style-name="ce1">
            <text:p>-0.1824</text:p>
          </table:table-cell>
          <table:table-cell office:value-type="float" office:value="-1.1749000000000001" table:style-name="ce1">
            <text:p>-1.1749</text:p>
          </table:table-cell>
          <table:table-cell office:value-type="float" office:value="0.55349999999999999" table:style-name="ce1">
            <text:p>0.5535</text:p>
          </table:table-cell>
          <table:table-cell office:value-type="float" office:value="0.1641" table:style-name="ce1">
            <text:p>0.1641</text:p>
          </table:table-cell>
          <table:table-cell office:value-type="float" office:value="0.26900000000000002" table:style-name="ce1">
            <text:p>0.269</text:p>
          </table:table-cell>
          <table:table-cell office:value-type="float" office:value="-0.72219999999999995" table:style-name="ce1">
            <text:p>-0.7222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0.73499999999999999" table:style-name="ce1">
            <text:p>-0.735</text:p>
          </table:table-cell>
          <table:table-cell office:value-type="float" office:value="-0.35770000000000002" table:style-name="ce1">
            <text:p>-0.3577</text:p>
          </table:table-cell>
          <table:table-cell office:value-type="float" office:value="1.2114" table:style-name="ce1">
            <text:p>1.2114</text:p>
          </table:table-cell>
          <table:table-cell office:value-type="float" office:value="0.14480000000000001" table:style-name="ce1">
            <text:p>0.1448</text:p>
          </table:table-cell>
          <table:table-cell office:value-type="float" office:value="-0.30859999999999999" table:style-name="ce1">
            <text:p>-0.3086</text:p>
          </table:table-cell>
          <table:table-cell office:value-type="float" office:value="-0.47249999999999998" table:style-name="ce1">
            <text:p>-0.4725</text:p>
          </table:table-cell>
          <table:table-cell office:value-type="float" office:value="-0.16500000000000001" table:style-name="ce1">
            <text:p>-0.165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36620000000000003" table:style-name="ce1">
            <text:p>0.3662</text:p>
          </table:table-cell>
          <table:table-cell office:value-type="float" office:value="1.3798999999999999" table:style-name="ce1">
            <text:p>1.37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2songyue</text:p>
          </table:table-cell>
          <table:table-cell office:value-type="float" office:value="2.6821733609509002E-3" table:style-name="ce2">
            <text:p>0.002682173</text:p>
          </table:table-cell>
          <table:table-cell office:value-type="float" office:value="0.207996985865777" table:style-name="ce2">
            <text:p>0.207996986</text:p>
          </table:table-cell>
          <table:table-cell office:value-type="float" office:value="6.3474751817490002E-2" table:style-name="ce2">
            <text:p>0.063474752</text:p>
          </table:table-cell>
          <table:table-cell office:value-type="float" office:value="7.3166879718567904E-2" table:style-name="ce2">
            <text:p>0.07316688</text:p>
          </table:table-cell>
          <table:table-cell office:value-type="float" office:value="1.41" table:style-name="ce2">
            <text:p>1.41</text:p>
          </table:table-cell>
          <table:table-cell office:value-type="float" office:value="1.4429000000000001" table:style-name="ce1">
            <text:p>1.4429</text:p>
          </table:table-cell>
          <table:table-cell office:value-type="float" office:value="0.35639999999999999" table:style-name="ce1">
            <text:p>0.3564</text:p>
          </table:table-cell>
          <table:table-cell office:value-type="float" office:value="0.87629999999999997" table:style-name="ce1">
            <text:p>0.8763</text:p>
          </table:table-cell>
          <table:table-cell office:value-type="float" office:value="0.7389" table:style-name="ce1">
            <text:p>0.7389</text:p>
          </table:table-cell>
          <table:table-cell office:value-type="float" office:value="0.30630000000000002" table:style-name="ce1">
            <text:p>0.3063</text:p>
          </table:table-cell>
          <table:table-cell office:value-type="float" office:value="0.61519999999999997" table:style-name="ce1">
            <text:p>0.6152</text:p>
          </table:table-cell>
          <table:table-cell office:value-type="float" office:value="1.8183" table:style-name="ce1">
            <text:p>1.8183</text:p>
          </table:table-cell>
          <table:table-cell office:value-type="float" office:value="-0.22819999999999999" table:style-name="ce1">
            <text:p>-0.2282</text:p>
          </table:table-cell>
          <table:table-cell office:value-type="float" office:value="-0.24829999999999999" table:style-name="ce1">
            <text:p>-0.2483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0.53600000000000003" table:style-name="ce1">
            <text:p>0.536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.39369999999999999" table:style-name="ce1">
            <text:p>0.3937</text:p>
          </table:table-cell>
          <table:table-cell office:value-type="float" office:value="-2.5399999999999999E-2" table:style-name="ce1">
            <text:p>-0.0254</text:p>
          </table:table-cell>
          <table:table-cell office:value-type="float" office:value="-0.80549999999999999" table:style-name="ce1">
            <text:p>-0.8055</text:p>
          </table:table-cell>
          <table:table-cell office:value-type="float" office:value="-8.09E-2" table:style-name="ce1">
            <text:p>-0.0809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4.7800000000000002E-2" table:style-name="ce1">
            <text:p>0.0478</text:p>
          </table:table-cell>
          <table:table-cell office:value-type="float" office:value="-7.8700000000000006E-2" table:style-name="ce1">
            <text:p>-0.0787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3.56E-2" table:style-name="ce1">
            <text:p>0.0356</text:p>
          </table:table-cell>
          <table:table-cell office:value-type="float" office:value="-0.2397" table:style-name="ce1">
            <text:p>-0.2397</text:p>
          </table:table-cell>
          <table:table-cell office:value-type="float" office:value="-0.23219999999999999" table:style-name="ce1">
            <text:p>-0.2322</text:p>
          </table:table-cell>
          <table:table-cell office:value-type="float" office:value="-0.64570000000000005" table:style-name="ce1">
            <text:p>-0.6457</text:p>
          </table:table-cell>
          <table:table-cell office:value-type="float" office:value="0.22639999999999999" table:style-name="ce1">
            <text:p>0.2264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0.17560000000000001" table:style-name="ce1">
            <text:p>0.1756</text:p>
          </table:table-cell>
          <table:table-cell office:value-type="float" office:value="-0.60960000000000003" table:style-name="ce1">
            <text:p>-0.6096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8.1199999999999994E-2" table:style-name="ce1">
            <text:p>0.0812</text:p>
          </table:table-cell>
          <table:table-cell office:value-type="float" office:value="-0.15659999999999999" table:style-name="ce1">
            <text:p>-0.1566</text:p>
          </table:table-cell>
          <table:table-cell office:value-type="float" office:value="0.70050000000000001" table:style-name="ce1">
            <text:p>0.7005</text:p>
          </table:table-cell>
          <table:table-cell office:value-type="float" office:value="0.20019999999999999" table:style-name="ce1">
            <text:p>0.2002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36630000000000001" table:style-name="ce1">
            <text:p>-0.3663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-0.2107" table:style-name="ce1">
            <text:p>-0.2107</text:p>
          </table:table-cell>
          <table:table-cell office:value-type="float" office:value="0.55520000000000003" table:style-name="ce1">
            <text:p>0.5552</text:p>
          </table:table-cell>
          <table:table-cell office:value-type="float" office:value="0.98760000000000003" table:style-name="ce1">
            <text:p>0.98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3jiangdali</text:p>
          </table:table-cell>
          <table:table-cell office:value-type="float" office:value="2.2465920282186301E-3" table:style-name="ce2">
            <text:p>0.002246592</text:p>
          </table:table-cell>
          <table:table-cell office:value-type="float" office:value="0.184330092404976" table:style-name="ce2">
            <text:p>0.184330092</text:p>
          </table:table-cell>
          <table:table-cell office:value-type="float" office:value="5.95046586059488E-2" table:style-name="ce2">
            <text:p>0.059504659</text:p>
          </table:table-cell>
          <table:table-cell office:value-type="float" office:value="7.2883845994353297E-2" table:style-name="ce2">
            <text:p>0.072883846</text:p>
          </table:table-cell>
          <table:table-cell office:value-type="float" office:value="1.446" table:style-name="ce2">
            <text:p>1.446</text:p>
          </table:table-cell>
          <table:table-cell office:value-type="float" office:value="1.8008" table:style-name="ce1">
            <text:p>1.8008</text:p>
          </table:table-cell>
          <table:table-cell office:value-type="float" office:value="0.44850000000000001" table:style-name="ce1">
            <text:p>0.4485</text:p>
          </table:table-cell>
          <table:table-cell office:value-type="float" office:value="0.70289999999999997" table:style-name="ce1">
            <text:p>0.7029</text:p>
          </table:table-cell>
          <table:table-cell office:value-type="float" office:value="0.87890000000000001" table:style-name="ce1">
            <text:p>0.8789</text:p>
          </table:table-cell>
          <table:table-cell office:value-type="float" office:value="-0.56679999999999997" table:style-name="ce1">
            <text:p>-0.5668</text:p>
          </table:table-cell>
          <table:table-cell office:value-type="float" office:value="0.83179999999999998" table:style-name="ce1">
            <text:p>0.8318</text:p>
          </table:table-cell>
          <table:table-cell office:value-type="float" office:value="1.6039000000000001" table:style-name="ce1">
            <text:p>1.6039</text:p>
          </table:table-cell>
          <table:table-cell office:value-type="float" office:value="-0.64829999999999999" table:style-name="ce1">
            <text:p>-0.6483</text:p>
          </table:table-cell>
          <table:table-cell office:value-type="float" office:value="-0.6764" table:style-name="ce1">
            <text:p>-0.6764</text:p>
          </table:table-cell>
          <table:table-cell office:value-type="float" office:value="0.1633" table:style-name="ce1">
            <text:p>0.1633</text:p>
          </table:table-cell>
          <table:table-cell office:value-type="float" office:value="0.28660000000000002" table:style-name="ce1">
            <text:p>0.2866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-0.32669999999999999" table:style-name="ce1">
            <text:p>-0.3267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9.3299999999999994E-2" table:style-name="ce1">
            <text:p>0.0933</text:p>
          </table:table-cell>
          <table:table-cell office:value-type="float" office:value="-0.87129999999999996" table:style-name="ce1">
            <text:p>-0.8713</text:p>
          </table:table-cell>
          <table:table-cell office:value-type="float" office:value="-0.20949999999999999" table:style-name="ce1">
            <text:p>-0.209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-0.1069" table:style-name="ce1">
            <text:p>-0.1069</text:p>
          </table:table-cell>
          <table:table-cell office:value-type="float" office:value="-5.1400000000000001E-2" table:style-name="ce1">
            <text:p>-0.0514</text:p>
          </table:table-cell>
          <table:table-cell office:value-type="float" office:value="5.96E-2" table:style-name="ce1">
            <text:p>0.0596</text:p>
          </table:table-cell>
          <table:table-cell office:value-type="float" office:value="-0.27339999999999998" table:style-name="ce1">
            <text:p>-0.2734</text:p>
          </table:table-cell>
          <table:table-cell office:value-type="float" office:value="-0.35920000000000002" table:style-name="ce1">
            <text:p>-0.3592</text:p>
          </table:table-cell>
          <table:table-cell office:value-type="float" office:value="-1.0362" table:style-name="ce1">
            <text:p>-1.0362</text:p>
          </table:table-cell>
          <table:table-cell office:value-type="float" office:value="-3.1699999999999999E-2" table:style-name="ce1">
            <text:p>-0.0317</text:p>
          </table:table-cell>
          <table:table-cell office:value-type="float" office:value="0.1086" table:style-name="ce1">
            <text:p>0.1086</text:p>
          </table:table-cell>
          <table:table-cell office:value-type="float" office:value="0.22309999999999999" table:style-name="ce1">
            <text:p>0.2231</text:p>
          </table:table-cell>
          <table:table-cell office:value-type="float" office:value="-0.95920000000000005" table:style-name="ce1">
            <text:p>-0.9592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1.1426000000000001" table:style-name="ce1">
            <text:p>1.1426</text:p>
          </table:table-cell>
          <table:table-cell office:value-type="float" office:value="-4.99E-2" table:style-name="ce1">
            <text:p>-0.0499</text:p>
          </table:table-cell>
          <table:table-cell office:value-type="float" office:value="-0.1706" table:style-name="ce1">
            <text:p>-0.1706</text:p>
          </table:table-cell>
          <table:table-cell office:value-type="float" office:value="-0.4657" table:style-name="ce1">
            <text:p>-0.4657</text:p>
          </table:table-cell>
          <table:table-cell office:value-type="float" office:value="-0.1948" table:style-name="ce1">
            <text:p>-0.1948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0.45050000000000001" table:style-name="ce1">
            <text:p>0.4505</text:p>
          </table:table-cell>
          <table:table-cell office:value-type="float" office:value="0.91449999999999998" table:style-name="ce1">
            <text:p>0.91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4sunyong</text:p>
          </table:table-cell>
          <table:table-cell office:value-type="float" office:value="2.34322393957006E-3" table:style-name="ce2">
            <text:p>0.002343224</text:p>
          </table:table-cell>
          <table:table-cell office:value-type="float" office:value="0.19029907089789999" table:style-name="ce2">
            <text:p>0.190299071</text:p>
          </table:table-cell>
          <table:table-cell office:value-type="float" office:value="6.2879888299837206E-2" table:style-name="ce2">
            <text:p>0.062879888</text:p>
          </table:table-cell>
          <table:table-cell office:value-type="float" office:value="7.1869298726662395E-2" table:style-name="ce2">
            <text:p>0.071869299</text:p>
          </table:table-cell>
          <table:table-cell office:value-type="float" office:value="1.353" table:style-name="ce2">
            <text:p>1.353</text:p>
          </table:table-cell>
          <table:table-cell office:value-type="float" office:value="1.0259" table:style-name="ce1">
            <text:p>1.0259</text:p>
          </table:table-cell>
          <table:table-cell office:value-type="float" office:value="0.66649999999999998" table:style-name="ce1">
            <text:p>0.6665</text:p>
          </table:table-cell>
          <table:table-cell office:value-type="float" office:value="0.90059999999999996" table:style-name="ce1">
            <text:p>0.9006</text:p>
          </table:table-cell>
          <table:table-cell office:value-type="float" office:value="0.79300000000000004" table:style-name="ce1">
            <text:p>0.793</text:p>
          </table:table-cell>
          <table:table-cell office:value-type="float" office:value="-2.0799999999999999E-2" table:style-name="ce1">
            <text:p>-0.020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2.2654000000000001" table:style-name="ce1">
            <text:p>2.2654</text:p>
          </table:table-cell>
          <table:table-cell office:value-type="float" office:value="-0.48170000000000002" table:style-name="ce1">
            <text:p>-0.4817</text:p>
          </table:table-cell>
          <table:table-cell office:value-type="float" office:value="-0.71140000000000003" table:style-name="ce1">
            <text:p>-0.7114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0.6159" table:style-name="ce1">
            <text:p>0.615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127" table:style-name="ce1">
            <text:p>0.127</text:p>
          </table:table-cell>
          <table:table-cell office:value-type="float" office:value="0.63200000000000001" table:style-name="ce1">
            <text:p>0.632</text:p>
          </table:table-cell>
          <table:table-cell office:value-type="float" office:value="-1.3071999999999999" table:style-name="ce1">
            <text:p>-1.3072</text:p>
          </table:table-cell>
          <table:table-cell office:value-type="float" office:value="-0.2397" table:style-name="ce1">
            <text:p>-0.2397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-5.7299999999999997E-2" table:style-name="ce1">
            <text:p>-0.0573</text:p>
          </table:table-cell>
          <table:table-cell office:value-type="float" office:value="-3.44E-2" table:style-name="ce1">
            <text:p>-0.0344</text:p>
          </table:table-cell>
          <table:table-cell office:value-type="float" office:value="2.5700000000000001E-2" table:style-name="ce1">
            <text:p>0.0257</text:p>
          </table:table-cell>
          <table:table-cell office:value-type="float" office:value="-0.1736" table:style-name="ce1">
            <text:p>-0.1736</text:p>
          </table:table-cell>
          <table:table-cell office:value-type="float" office:value="-0.17119999999999999" table:style-name="ce1">
            <text:p>-0.1712</text:p>
          </table:table-cell>
          <table:table-cell office:value-type="float" office:value="-2.4028999999999998" table:style-name="ce1">
            <text:p>-2.4029</text:p>
          </table:table-cell>
          <table:table-cell office:value-type="float" office:value="0.29289999999999999" table:style-name="ce1">
            <text:p>0.2929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40279999999999999" table:style-name="ce1">
            <text:p>0.4028</text:p>
          </table:table-cell>
          <table:table-cell office:value-type="float" office:value="-0.81820000000000004" table:style-name="ce1">
            <text:p>-0.8182</text:p>
          </table:table-cell>
          <table:table-cell office:value-type="float" office:value="-9.5299999999999996E-2" table:style-name="ce1">
            <text:p>-0.0953</text:p>
          </table:table-cell>
          <table:table-cell office:value-type="float" office:value="-0.17699999999999999" table:style-name="ce1">
            <text:p>-0.177</text:p>
          </table:table-cell>
          <table:table-cell office:value-type="float" office:value="-0.26550000000000001" table:style-name="ce1">
            <text:p>-0.2655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0.23880000000000001" table:style-name="ce1">
            <text:p>0.2388</text:p>
          </table:table-cell>
          <table:table-cell office:value-type="float" office:value="-0.36559999999999998" table:style-name="ce1">
            <text:p>-0.3656</text:p>
          </table:table-cell>
          <table:table-cell office:value-type="float" office:value="-0.2767" table:style-name="ce1">
            <text:p>-0.2767</text:p>
          </table:table-cell>
          <table:table-cell office:value-type="float" office:value="-0.13420000000000001" table:style-name="ce1">
            <text:p>-0.1342</text:p>
          </table:table-cell>
          <table:table-cell office:value-type="float" office:value="0.1056" table:style-name="ce1">
            <text:p>0.1056</text:p>
          </table:table-cell>
          <table:table-cell office:value-type="float" office:value="5.7299999999999997E-2" table:style-name="ce1">
            <text:p>0.0573</text:p>
          </table:table-cell>
          <table:table-cell office:value-type="float" office:value="1.4060999999999999" table:style-name="ce1">
            <text:p>1.4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5liuying</text:p>
          </table:table-cell>
          <table:table-cell office:value-type="float" office:value="2.4177513929078799E-3" table:style-name="ce2">
            <text:p>0.002417751</text:p>
          </table:table-cell>
          <table:table-cell office:value-type="float" office:value="0.19432045591626901" table:style-name="ce2">
            <text:p>0.194320456</text:p>
          </table:table-cell>
          <table:table-cell office:value-type="float" office:value="5.2375854379060102E-2" table:style-name="ce2">
            <text:p>0.052375854</text:p>
          </table:table-cell>
          <table:table-cell office:value-type="float" office:value="7.1821069043577795E-2" table:style-name="ce2">
            <text:p>0.071821069</text:p>
          </table:table-cell>
          <table:table-cell office:value-type="float" office:value="1.3819999999999999" table:style-name="ce2">
            <text:p>1.382</text:p>
          </table:table-cell>
          <table:table-cell office:value-type="float" office:value="1.7355" table:style-name="ce1">
            <text:p>1.7355</text:p>
          </table:table-cell>
          <table:table-cell office:value-type="float" office:value="0.66039999999999999" table:style-name="ce1">
            <text:p>0.660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0.76529999999999998" table:style-name="ce1">
            <text:p>0.7653</text:p>
          </table:table-cell>
          <table:table-cell office:value-type="float" office:value="-0.36930000000000002" table:style-name="ce1">
            <text:p>-0.3693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2.4659" table:style-name="ce1">
            <text:p>2.4659</text:p>
          </table:table-cell>
          <table:table-cell office:value-type="float" office:value="-0.1749" table:style-name="ce1">
            <text:p>-0.1749</text:p>
          </table:table-cell>
          <table:table-cell office:value-type="float" office:value="-0.61909999999999998" table:style-name="ce1">
            <text:p>-0.6191</text:p>
          </table:table-cell>
          <table:table-cell office:value-type="float" office:value="-2.5999999999999999E-3" table:style-name="ce1">
            <text:p>-0.0026</text:p>
          </table:table-cell>
          <table:table-cell office:value-type="float" office:value="0.37580000000000002" table:style-name="ce1">
            <text:p>0.3758</text:p>
          </table:table-cell>
          <table:table-cell office:value-type="float" office:value="0.51859999999999995" table:style-name="ce1">
            <text:p>0.5186</text:p>
          </table:table-cell>
          <table:table-cell office:value-type="float" office:value="-0.29520000000000002" table:style-name="ce1">
            <text:p>-0.2952</text:p>
          </table:table-cell>
          <table:table-cell office:value-type="float" office:value="0.17760000000000001" table:style-name="ce1">
            <text:p>0.1776</text:p>
          </table:table-cell>
          <table:table-cell office:value-type="float" office:value="-0.11990000000000001" table:style-name="ce1">
            <text:p>-0.1199</text:p>
          </table:table-cell>
          <table:table-cell office:value-type="float" office:value="-1.1185" table:style-name="ce1">
            <text:p>-1.1185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1E-2" table:style-name="ce1">
            <text:p>0.0121</text:p>
          </table:table-cell>
          <table:table-cell office:value-type="float" office:value="1.2E-2" table:style-name="ce1">
            <text:p>0.01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-1.8123" table:style-name="ce1">
            <text:p>-1.8123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-0.109" table:style-name="ce1">
            <text:p>-0.109</text:p>
          </table:table-cell>
          <table:table-cell office:value-type="float" office:value="0.15010000000000001" table:style-name="ce1">
            <text:p>0.1501</text:p>
          </table:table-cell>
          <table:table-cell office:value-type="float" office:value="-1.4928999999999999" table:style-name="ce1">
            <text:p>-1.4929</text:p>
          </table:table-cell>
          <table:table-cell office:value-type="float" office:value="-4.4900000000000002E-2" table:style-name="ce1">
            <text:p>-0.0449</text:p>
          </table:table-cell>
          <table:table-cell office:value-type="float" office:value="-0.49809999999999999" table:style-name="ce1">
            <text:p>-0.4981</text:p>
          </table:table-cell>
          <table:table-cell office:value-type="float" office:value="-0.28060000000000002" table:style-name="ce1">
            <text:p>-0.2806</text:p>
          </table:table-cell>
          <table:table-cell office:value-type="float" office:value="1.2114" table:style-name="ce1">
            <text:p>1.2114</text:p>
          </table:table-cell>
          <table:table-cell office:value-type="float" office:value="0.15310000000000001" table:style-name="ce1">
            <text:p>0.1531</text:p>
          </table:table-cell>
          <table:table-cell office:value-type="float" office:value="-0.24329999999999999" table:style-name="ce1">
            <text:p>-0.2433</text:p>
          </table:table-cell>
          <table:table-cell office:value-type="float" office:value="-0.35859999999999997" table:style-name="ce1">
            <text:p>-0.3586</text:p>
          </table:table-cell>
          <table:table-cell office:value-type="float" office:value="-5.3400000000000003E-2" table:style-name="ce1">
            <text:p>-0.0534</text:p>
          </table:table-cell>
          <table:table-cell office:value-type="float" office:value="9.6199999999999994E-2" table:style-name="ce1">
            <text:p>0.0962</text:p>
          </table:table-cell>
          <table:table-cell office:value-type="float" office:value="0.84" table:style-name="ce1">
            <text:p>0.84</text:p>
          </table:table-cell>
          <table:table-cell office:value-type="float" office:value="1.3479000000000001" table:style-name="ce1">
            <text:p>1.34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6wangjing</text:p>
          </table:table-cell>
          <table:table-cell office:value-type="float" office:value="2.5555363977527801E-3" table:style-name="ce2">
            <text:p>0.002555536</text:p>
          </table:table-cell>
          <table:table-cell office:value-type="float" office:value="0.19667831369333399" table:style-name="ce2">
            <text:p>0.196678314</text:p>
          </table:table-cell>
          <table:table-cell office:value-type="float" office:value="5.5947922212495997E-2" table:style-name="ce2">
            <text:p>0.055947922</text:p>
          </table:table-cell>
          <table:table-cell office:value-type="float" office:value="6.9380734690449294E-2" table:style-name="ce2">
            <text:p>0.069380735</text:p>
          </table:table-cell>
          <table:table-cell office:value-type="float" office:value="1.4139999999999999" table:style-name="ce2">
            <text:p>1.414</text:p>
          </table:table-cell>
          <table:table-cell office:value-type="float" office:value="1.4882" table:style-name="ce1">
            <text:p>1.4882</text:p>
          </table:table-cell>
          <table:table-cell office:value-type="float" office:value="0.4052" table:style-name="ce1">
            <text:p>0.4052</text:p>
          </table:table-cell>
          <table:table-cell office:value-type="float" office:value="0.96609999999999996" table:style-name="ce1">
            <text:p>0.9661</text:p>
          </table:table-cell>
          <table:table-cell office:value-type="float" office:value="0.93369999999999997" table:style-name="ce1">
            <text:p>0.9337</text:p>
          </table:table-cell>
          <table:table-cell office:value-type="float" office:value="0.23100000000000001" table:style-name="ce1">
            <text:p>0.231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1.6218999999999999" table:style-name="ce1">
            <text:p>1.6219</text:p>
          </table:table-cell>
          <table:table-cell office:value-type="float" office:value="-0.51539999999999997" table:style-name="ce1">
            <text:p>-0.5154</text:p>
          </table:table-cell>
          <table:table-cell office:value-type="float" office:value="-0.74250000000000005" table:style-name="ce1">
            <text:p>-0.7425</text:p>
          </table:table-cell>
          <table:table-cell office:value-type="float" office:value="-1.8800000000000001E-2" table:style-name="ce1">
            <text:p>-0.0188</text:p>
          </table:table-cell>
          <table:table-cell office:value-type="float" office:value="0.48280000000000001" table:style-name="ce1">
            <text:p>0.4828</text:p>
          </table:table-cell>
          <table:table-cell office:value-type="float" office:value="0.63739999999999997" table:style-name="ce1">
            <text:p>0.6374</text:p>
          </table:table-cell>
          <table:table-cell office:value-type="float" office:value="0.1666" table:style-name="ce1">
            <text:p>0.1666</text:p>
          </table:table-cell>
          <table:table-cell office:value-type="float" office:value="0.32540000000000002" table:style-name="ce1">
            <text:p>0.3254</text:p>
          </table:table-cell>
          <table:table-cell office:value-type="float" office:value="-0.37380000000000002" table:style-name="ce1">
            <text:p>-0.3738</text:p>
          </table:table-cell>
          <table:table-cell office:value-type="float" office:value="-0.94299999999999995" table:style-name="ce1">
            <text:p>-0.943</text:p>
          </table:table-cell>
          <table:table-cell office:value-type="float" office:value="-0.218" table:style-name="ce1">
            <text:p>-0.218</text:p>
          </table:table-cell>
          <table:table-cell office:value-type="float" office:value="-0.1588" table:style-name="ce1">
            <text:p>-0.1588</text:p>
          </table:table-cell>
          <table:table-cell office:value-type="float" office:value="-2.2000000000000001E-3" table:style-name="ce1">
            <text:p>-0.0022</text:p>
          </table:table-cell>
          <table:table-cell office:value-type="float" office:value="-5.5399999999999998E-2" table:style-name="ce1">
            <text:p>-0.0554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-0.28039999999999998" table:style-name="ce1">
            <text:p>-0.2804</text:p>
          </table:table-cell>
          <table:table-cell office:value-type="float" office:value="-0.25850000000000001" table:style-name="ce1">
            <text:p>-0.2585</text:p>
          </table:table-cell>
          <table:table-cell office:value-type="float" office:value="-1.5058" table:style-name="ce1">
            <text:p>-1.5058</text:p>
          </table:table-cell>
          <table:table-cell office:value-type="float" office:value="-6.7000000000000002E-3" table:style-name="ce1">
            <text:p>-0.0067</text:p>
          </table:table-cell>
          <table:table-cell office:value-type="float" office:value="0.15759999999999999" table:style-name="ce1">
            <text:p>0.1576</text:p>
          </table:table-cell>
          <table:table-cell office:value-type="float" office:value="0.1595" table:style-name="ce1">
            <text:p>0.1595</text:p>
          </table:table-cell>
          <table:table-cell office:value-type="float" office:value="-0.94030000000000002" table:style-name="ce1">
            <text:p>-0.9403</text:p>
          </table:table-cell>
          <table:table-cell office:value-type="float" office:value="-0.35809999999999997" table:style-name="ce1">
            <text:p>-0.3581</text:p>
          </table:table-cell>
          <table:table-cell office:value-type="float" office:value="-3.85E-2" table:style-name="ce1">
            <text:p>-0.0385</text:p>
          </table:table-cell>
          <table:table-cell office:value-type="float" office:value="-0.33879999999999999" table:style-name="ce1">
            <text:p>-0.3388</text:p>
          </table:table-cell>
          <table:table-cell office:value-type="float" office:value="1.1589" table:style-name="ce1">
            <text:p>1.1589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-0.27700000000000002" table:style-name="ce1">
            <text:p>-0.277</text:p>
          </table:table-cell>
          <table:table-cell office:value-type="float" office:value="-0.47339999999999999" table:style-name="ce1">
            <text:p>-0.4734</text:p>
          </table:table-cell>
          <table:table-cell office:value-type="float" office:value="-0.1772" table:style-name="ce1">
            <text:p>-0.1772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0.87160000000000004" table:style-name="ce1">
            <text:p>0.8716</text:p>
          </table:table-cell>
          <table:table-cell office:value-type="float" office:value="0.98519999999999996" table:style-name="ce1">
            <text:p>0.98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7quxiuli</text:p>
          </table:table-cell>
          <table:table-cell office:value-type="float" office:value="2.5536721723420099E-3" table:style-name="ce2">
            <text:p>0.002553672</text:p>
          </table:table-cell>
          <table:table-cell office:value-type="float" office:value="0.18176438390944599" table:style-name="ce2">
            <text:p>0.181764384</text:p>
          </table:table-cell>
          <table:table-cell office:value-type="float" office:value="5.6777536843690898E-2" table:style-name="ce2">
            <text:p>0.056777537</text:p>
          </table:table-cell>
          <table:table-cell office:value-type="float" office:value="7.0324264907537404E-2" table:style-name="ce2">
            <text:p>0.070324265</text:p>
          </table:table-cell>
          <table:table-cell office:value-type="float" office:value="1.222" table:style-name="ce2">
            <text:p>1.222</text:p>
          </table:table-cell>
          <table:table-cell office:value-type="float" office:value="1.2763" table:style-name="ce1">
            <text:p>1.2763</text:p>
          </table:table-cell>
          <table:table-cell office:value-type="float" office:value="0.69110000000000005" table:style-name="ce1">
            <text:p>0.6911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68740000000000001" table:style-name="ce1">
            <text:p>0.6874</text:p>
          </table:table-cell>
          <table:table-cell office:value-type="float" office:value="0.1464" table:style-name="ce1">
            <text:p>0.1464</text:p>
          </table:table-cell>
          <table:table-cell office:value-type="float" office:value="0.53779999999999994" table:style-name="ce1">
            <text:p>0.5378</text:p>
          </table:table-cell>
          <table:table-cell office:value-type="float" office:value="1.8082" table:style-name="ce1">
            <text:p>1.8082</text:p>
          </table:table-cell>
          <table:table-cell office:value-type="float" office:value="-0.32979999999999998" table:style-name="ce1">
            <text:p>-0.3298</text:p>
          </table:table-cell>
          <table:table-cell office:value-type="float" office:value="-9.9599999999999994E-2" table:style-name="ce1">
            <text:p>-0.0996</text:p>
          </table:table-cell>
          <table:table-cell office:value-type="float" office:value="0.1976" table:style-name="ce1">
            <text:p>0.1976</text:p>
          </table:table-cell>
          <table:table-cell office:value-type="float" office:value="0.46429999999999999" table:style-name="ce1">
            <text:p>0.4643</text:p>
          </table:table-cell>
          <table:table-cell office:value-type="float" office:value="0.62709999999999999" table:style-name="ce1">
            <text:p>0.6271</text:p>
          </table:table-cell>
          <table:table-cell office:value-type="float" office:value="0.25580000000000003" table:style-name="ce1">
            <text:p>0.2558</text:p>
          </table:table-cell>
          <table:table-cell office:value-type="float" office:value="0.32840000000000003" table:style-name="ce1">
            <text:p>0.3284</text:p>
          </table:table-cell>
          <table:table-cell office:value-type="float" office:value="0.54349999999999998" table:style-name="ce1">
            <text:p>0.5435</text:p>
          </table:table-cell>
          <table:table-cell office:value-type="float" office:value="-0.91510000000000002" table:style-name="ce1">
            <text:p>-0.9151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-1.3258000000000001" table:style-name="ce1">
            <text:p>-1.3258</text:p>
          </table:table-cell>
          <table:table-cell office:value-type="float" office:value="0.2127" table:style-name="ce1">
            <text:p>0.2127</text:p>
          </table:table-cell>
          <table:table-cell office:value-type="float" office:value="9.8699999999999996E-2" table:style-name="ce1">
            <text:p>0.0987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1.1173999999999999" table:style-name="ce1">
            <text:p>-1.1174</text:p>
          </table:table-cell>
          <table:table-cell office:value-type="float" office:value="-0.2172" table:style-name="ce1">
            <text:p>-0.2172</text:p>
          </table:table-cell>
          <table:table-cell office:value-type="float" office:value="-0.94420000000000004" table:style-name="ce1">
            <text:p>-0.9442</text:p>
          </table:table-cell>
          <table:table-cell office:value-type="float" office:value="-0.33579999999999999" table:style-name="ce1">
            <text:p>-0.3358</text:p>
          </table:table-cell>
          <table:table-cell office:value-type="float" office:value="0.56810000000000005" table:style-name="ce1">
            <text:p>0.5681</text:p>
          </table:table-cell>
          <table:table-cell office:value-type="float" office:value="-7.17E-2" table:style-name="ce1">
            <text:p>-0.0717</text:p>
          </table:table-cell>
          <table:table-cell office:value-type="float" office:value="-0.25169999999999998" table:style-name="ce1">
            <text:p>-0.2517</text:p>
          </table:table-cell>
          <table:table-cell office:value-type="float" office:value="-0.56579999999999997" table:style-name="ce1">
            <text:p>-0.5658</text:p>
          </table:table-cell>
          <table:table-cell office:value-type="float" office:value="-0.34899999999999998" table:style-name="ce1">
            <text:p>-0.349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1E-3" table:style-name="ce1">
            <text:p>-0.001</text:p>
          </table:table-cell>
          <table:table-cell office:value-type="float" office:value="1.0727" table:style-name="ce1">
            <text:p>1.0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8wenxiaoyan</text:p>
          </table:table-cell>
          <table:table-cell office:value-type="float" office:value="2.5566692215389202E-3" table:style-name="ce2">
            <text:p>0.002556669</text:p>
          </table:table-cell>
          <table:table-cell office:value-type="float" office:value="0.204137313991655" table:style-name="ce2">
            <text:p>0.204137314</text:p>
          </table:table-cell>
          <table:table-cell office:value-type="float" office:value="6.0833685358006699E-2" table:style-name="ce2">
            <text:p>0.060833685</text:p>
          </table:table-cell>
          <table:table-cell office:value-type="float" office:value="7.1260461557372007E-2" table:style-name="ce2">
            <text:p>0.071260462</text:p>
          </table:table-cell>
          <table:table-cell office:value-type="float" office:value="1.349" table:style-name="ce2">
            <text:p>1.349</text:p>
          </table:table-cell>
          <table:table-cell office:value-type="float" office:value="1.8991" table:style-name="ce1">
            <text:p>1.8991</text:p>
          </table:table-cell>
          <table:table-cell office:value-type="float" office:value="0.51219999999999999" table:style-name="ce1">
            <text:p>0.5122</text:p>
          </table:table-cell>
          <table:table-cell office:value-type="float" office:value="0.86780000000000002" table:style-name="ce1">
            <text:p>0.8678</text:p>
          </table:table-cell>
          <table:table-cell office:value-type="float" office:value="0.86050000000000004" table:style-name="ce1">
            <text:p>0.8605</text:p>
          </table:table-cell>
          <table:table-cell office:value-type="float" office:value="0.2049" table:style-name="ce1">
            <text:p>0.2049</text:p>
          </table:table-cell>
          <table:table-cell office:value-type="float" office:value="0.62790000000000001" table:style-name="ce1">
            <text:p>0.6279</text:p>
          </table:table-cell>
          <table:table-cell office:value-type="float" office:value="2.5335999999999999" table:style-name="ce1">
            <text:p>2.5336</text:p>
          </table:table-cell>
          <table:table-cell office:value-type="float" office:value="-0.76290000000000002" table:style-name="ce1">
            <text:p>-0.7629</text:p>
          </table:table-cell>
          <table:table-cell office:value-type="float" office:value="-0.8306" table:style-name="ce1">
            <text:p>-0.8306</text:p>
          </table:table-cell>
          <table:table-cell office:value-type="float" office:value="-4.2299999999999997E-2" table:style-name="ce1">
            <text:p>-0.0423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-0.2283" table:style-name="ce1">
            <text:p>-0.2283</text:p>
          </table:table-cell>
          <table:table-cell office:value-type="float" office:value="0.29630000000000001" table:style-name="ce1">
            <text:p>0.2963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-1.1145" table:style-name="ce1">
            <text:p>-1.1145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-0.91" table:style-name="ce1">
            <text:p>-0.91</text:p>
          </table:table-cell>
          <table:table-cell office:value-type="float" office:value="0.2535" table:style-name="ce1">
            <text:p>0.2535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.2999" table:style-name="ce1">
            <text:p>0.2999</text:p>
          </table:table-cell>
          <table:table-cell office:value-type="float" office:value="-0.77980000000000005" table:style-name="ce1">
            <text:p>-0.7798</text:p>
          </table:table-cell>
          <table:table-cell office:value-type="float" office:value="-6.13E-2" table:style-name="ce1">
            <text:p>-0.0613</text:p>
          </table:table-cell>
          <table:table-cell office:value-type="float" office:value="0.34649999999999997" table:style-name="ce1">
            <text:p>0.3465</text:p>
          </table:table-cell>
          <table:table-cell office:value-type="float" office:value="-0.41260000000000002" table:style-name="ce1">
            <text:p>-0.4126</text:p>
          </table:table-cell>
          <table:table-cell office:value-type="float" office:value="1.2725" table:style-name="ce1">
            <text:p>1.2725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-0.40899999999999997" table:style-name="ce1">
            <text:p>-0.409</text:p>
          </table:table-cell>
          <table:table-cell office:value-type="float" office:value="-0.51239999999999997" table:style-name="ce1">
            <text:p>-0.5124</text:p>
          </table:table-cell>
          <table:table-cell office:value-type="float" office:value="0.24610000000000001" table:style-name="ce1">
            <text:p>0.2461</text:p>
          </table:table-cell>
          <table:table-cell office:value-type="float" office:value="-6.4699999999999994E-2" table:style-name="ce1">
            <text:p>-0.0647</text:p>
          </table:table-cell>
          <table:table-cell office:value-type="float" office:value="0.1835" table:style-name="ce1">
            <text:p>0.1835</text:p>
          </table:table-cell>
          <table:table-cell office:value-type="float" office:value="1.1438999999999999" table:style-name="ce1">
            <text:p>1.1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39lijing</text:p>
          </table:table-cell>
          <table:table-cell office:value-type="float" office:value="2.1684785573638401E-3" table:style-name="ce2">
            <text:p>0.002168479</text:p>
          </table:table-cell>
          <table:table-cell office:value-type="float" office:value="0.19652173469770301" table:style-name="ce2">
            <text:p>0.196521735</text:p>
          </table:table-cell>
          <table:table-cell office:value-type="float" office:value="5.3412749974927398E-2" table:style-name="ce2">
            <text:p>0.05341275</text:p>
          </table:table-cell>
          <table:table-cell office:value-type="float" office:value="6.5633925777067906E-2" table:style-name="ce2">
            <text:p>0.065633926</text:p>
          </table:table-cell>
          <table:table-cell office:value-type="float" office:value="1.4139999999999999" table:style-name="ce2">
            <text:p>1.414</text:p>
          </table:table-cell>
          <table:table-cell office:value-type="float" office:value="0.93769999999999998" table:style-name="ce1">
            <text:p>0.9377</text:p>
          </table:table-cell>
          <table:table-cell office:value-type="float" office:value="0.52110000000000001" table:style-name="ce1">
            <text:p>0.5211</text:p>
          </table:table-cell>
          <table:table-cell office:value-type="float" office:value="1.0323" table:style-name="ce1">
            <text:p>1.0323</text:p>
          </table:table-cell>
          <table:table-cell office:value-type="float" office:value="0.87490000000000001" table:style-name="ce1">
            <text:p>0.8749</text:p>
          </table:table-cell>
          <table:table-cell office:value-type="float" office:value="0.17810000000000001" table:style-name="ce1">
            <text:p>0.1781</text:p>
          </table:table-cell>
          <table:table-cell office:value-type="float" office:value="0.84909999999999997" table:style-name="ce1">
            <text:p>0.8491</text:p>
          </table:table-cell>
          <table:table-cell office:value-type="float" office:value="2.794" table:style-name="ce1">
            <text:p>2.794</text:p>
          </table:table-cell>
          <table:table-cell office:value-type="float" office:value="-0.28710000000000002" table:style-name="ce1">
            <text:p>-0.2871</text:p>
          </table:table-cell>
          <table:table-cell office:value-type="float" office:value="-0.59430000000000005" table:style-name="ce1">
            <text:p>-0.5943</text:p>
          </table:table-cell>
          <table:table-cell office:value-type="float" office:value="3.8399999999999997E-2" table:style-name="ce1">
            <text:p>0.0384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56069999999999998" table:style-name="ce1">
            <text:p>0.5607</text:p>
          </table:table-cell>
          <table:table-cell office:value-type="float" office:value="0.1467" table:style-name="ce1">
            <text:p>0.1467</text:p>
          </table:table-cell>
          <table:table-cell office:value-type="float" office:value="0.3569" table:style-name="ce1">
            <text:p>0.3569</text:p>
          </table:table-cell>
          <table:table-cell office:value-type="float" office:value="-0.10780000000000001" table:style-name="ce1">
            <text:p>-0.1078</text:p>
          </table:table-cell>
          <table:table-cell office:value-type="float" office:value="-0.44850000000000001" table:style-name="ce1">
            <text:p>-0.4485</text:p>
          </table:table-cell>
          <table:table-cell office:value-type="float" office:value="-1.32E-2" table:style-name="ce1">
            <text:p>-0.0132</text:p>
          </table:table-cell>
          <table:table-cell office:value-type="float" office:value="1.46E-2" table:style-name="ce1">
            <text:p>0.0146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43E-2" table:style-name="ce1">
            <text:p>0.0143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-1.3443000000000001" table:style-name="ce1">
            <text:p>-1.3443</text:p>
          </table:table-cell>
          <table:table-cell office:value-type="float" office:value="0.22639999999999999" table:style-name="ce1">
            <text:p>0.2264</text:p>
          </table:table-cell>
          <table:table-cell office:value-type="float" office:value="-0.1431" table:style-name="ce1">
            <text:p>-0.1431</text:p>
          </table:table-cell>
          <table:table-cell office:value-type="float" office:value="-4.4000000000000003E-3" table:style-name="ce1">
            <text:p>-0.0044</text:p>
          </table:table-cell>
          <table:table-cell office:value-type="float" office:value="-0.67720000000000002" table:style-name="ce1">
            <text:p>-0.6772</text:p>
          </table:table-cell>
          <table:table-cell office:value-type="float" office:value="-0.14580000000000001" table:style-name="ce1">
            <text:p>-0.1458</text:p>
          </table:table-cell>
          <table:table-cell office:value-type="float" office:value="0.35809999999999997" table:style-name="ce1">
            <text:p>0.3581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-0.36449999999999999" table:style-name="ce1">
            <text:p>-0.3645</text:p>
          </table:table-cell>
          <table:table-cell office:value-type="float" office:value="-0.40710000000000002" table:style-name="ce1">
            <text:p>-0.4071</text:p>
          </table:table-cell>
          <table:table-cell office:value-type="float" office:value="-0.25069999999999998" table:style-name="ce1">
            <text:p>-0.2507</text:p>
          </table:table-cell>
          <table:table-cell office:value-type="float" office:value="-0.10920000000000001" table:style-name="ce1">
            <text:p>-0.1092</text:p>
          </table:table-cell>
          <table:table-cell office:value-type="float" office:value="0.72109999999999996" table:style-name="ce1">
            <text:p>0.7211</text:p>
          </table:table-cell>
          <table:table-cell office:value-type="float" office:value="0.51419999999999999" table:style-name="ce1">
            <text:p>0.5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0zhanglei</text:p>
          </table:table-cell>
          <table:table-cell office:value-type="float" office:value="2.4215746107774999E-3" table:style-name="ce2">
            <text:p>0.002421575</text:p>
          </table:table-cell>
          <table:table-cell office:value-type="float" office:value="0.19246219279127699" table:style-name="ce2">
            <text:p>0.192462193</text:p>
          </table:table-cell>
          <table:table-cell office:value-type="float" office:value="5.5437663747796399E-2" table:style-name="ce2">
            <text:p>0.055437664</text:p>
          </table:table-cell>
          <table:table-cell office:value-type="float" office:value="6.6910439057452795E-2" table:style-name="ce2">
            <text:p>0.066910439</text:p>
          </table:table-cell>
          <table:table-cell office:value-type="float" office:value="1.3320000000000001" table:style-name="ce2">
            <text:p>1.332</text:p>
          </table:table-cell>
          <table:table-cell office:value-type="float" office:value="1.3688" table:style-name="ce1">
            <text:p>1.3688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83430000000000004" table:style-name="ce1">
            <text:p>0.8343</text:p>
          </table:table-cell>
          <table:table-cell office:value-type="float" office:value="1.2463" table:style-name="ce1">
            <text:p>1.2463</text:p>
          </table:table-cell>
          <table:table-cell office:value-type="float" office:value="-0.27360000000000001" table:style-name="ce1">
            <text:p>-0.2736</text:p>
          </table:table-cell>
          <table:table-cell office:value-type="float" office:value="0.70409999999999995" table:style-name="ce1">
            <text:p>0.7041</text:p>
          </table:table-cell>
          <table:table-cell office:value-type="float" office:value="2.0491000000000001" table:style-name="ce1">
            <text:p>2.0491</text:p>
          </table:table-cell>
          <table:table-cell office:value-type="float" office:value="-7.7899999999999997E-2" table:style-name="ce1">
            <text:p>-0.0779</text:p>
          </table:table-cell>
          <table:table-cell office:value-type="float" office:value="-0.61070000000000002" table:style-name="ce1">
            <text:p>-0.6107</text:p>
          </table:table-cell>
          <table:table-cell office:value-type="float" office:value="-7.1999999999999995E-2" table:style-name="ce1">
            <text:p>-0.072</text:p>
          </table:table-cell>
          <table:table-cell office:value-type="float" office:value="0.45729999999999998" table:style-name="ce1">
            <text:p>0.4573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-0.19670000000000001" table:style-name="ce1">
            <text:p>-0.1967</text:p>
          </table:table-cell>
          <table:table-cell office:value-type="float" office:value="0.14230000000000001" table:style-name="ce1">
            <text:p>0.1423</text:p>
          </table:table-cell>
          <table:table-cell office:value-type="float" office:value="-0.1176" table:style-name="ce1">
            <text:p>-0.1176</text:p>
          </table:table-cell>
          <table:table-cell office:value-type="float" office:value="-1.4115" table:style-name="ce1">
            <text:p>-1.4115</text:p>
          </table:table-cell>
          <table:table-cell office:value-type="float" office:value="-9.01E-2" table:style-name="ce1">
            <text:p>-0.090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.5599999999999999E-2" table:style-name="ce1">
            <text:p>0.0156</text:p>
          </table:table-cell>
          <table:table-cell office:value-type="float" office:value="-4.58E-2" table:style-name="ce1">
            <text:p>-0.0458</text:p>
          </table:table-cell>
          <table:table-cell office:value-type="float" office:value="-2.58E-2" table:style-name="ce1">
            <text:p>-0.0258</text:p>
          </table:table-cell>
          <table:table-cell office:value-type="float" office:value="6.2300000000000001E-2" table:style-name="ce1">
            <text:p>0.0623</text:p>
          </table:table-cell>
          <table:table-cell office:value-type="float" office:value="-0.19919999999999999" table:style-name="ce1">
            <text:p>-0.1992</text:p>
          </table:table-cell>
          <table:table-cell office:value-type="float" office:value="-0.32540000000000002" table:style-name="ce1">
            <text:p>-0.3254</text:p>
          </table:table-cell>
          <table:table-cell office:value-type="float" office:value="-1.0952" table:style-name="ce1">
            <text:p>-1.0952</text:p>
          </table:table-cell>
          <table:table-cell office:value-type="float" office:value="0.31" table:style-name="ce1">
            <text:p>0.31</text:p>
          </table:table-cell>
          <table:table-cell office:value-type="float" office:value="0.1123" table:style-name="ce1">
            <text:p>0.1123</text:p>
          </table:table-cell>
          <table:table-cell office:value-type="float" office:value="0.54690000000000005" table:style-name="ce1">
            <text:p>0.5469</text:p>
          </table:table-cell>
          <table:table-cell office:value-type="float" office:value="-0.63539999999999996" table:style-name="ce1">
            <text:p>-0.6354</text:p>
          </table:table-cell>
          <table:table-cell office:value-type="float" office:value="8.5400000000000004E-2" table:style-name="ce1">
            <text:p>0.0854</text:p>
          </table:table-cell>
          <table:table-cell office:value-type="float" office:value="0.52749999999999997" table:style-name="ce1">
            <text:p>0.5275</text:p>
          </table:table-cell>
          <table:table-cell office:value-type="float" office:value="-0.39529999999999998" table:style-name="ce1">
            <text:p>-0.3953</text:p>
          </table:table-cell>
          <table:table-cell office:value-type="float" office:value="0.97609999999999997" table:style-name="ce1">
            <text:p>0.9761</text:p>
          </table:table-cell>
          <table:table-cell office:value-type="float" office:value="0.25209999999999999" table:style-name="ce1">
            <text:p>0.2521</text:p>
          </table:table-cell>
          <table:table-cell office:value-type="float" office:value="-0.2697" table:style-name="ce1">
            <text:p>-0.2697</text:p>
          </table:table-cell>
          <table:table-cell office:value-type="float" office:value="-0.2135" table:style-name="ce1">
            <text:p>-0.2135</text:p>
          </table:table-cell>
          <table:table-cell office:value-type="float" office:value="-0.104" table:style-name="ce1">
            <text:p>-0.104</text:p>
          </table:table-cell>
          <table:table-cell office:value-type="float" office:value="9.9699999999999997E-2" table:style-name="ce1">
            <text:p>0.0997</text:p>
          </table:table-cell>
          <table:table-cell office:value-type="float" office:value="0.76570000000000005" table:style-name="ce1">
            <text:p>0.7657</text:p>
          </table:table-cell>
          <table:table-cell office:value-type="float" office:value="1.704" table:style-name="ce1">
            <text:p>1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1duyiqiang</text:p>
          </table:table-cell>
          <table:table-cell office:value-type="float" office:value="2.2162367663777901E-3" table:style-name="ce2">
            <text:p>0.002216237</text:p>
          </table:table-cell>
          <table:table-cell office:value-type="float" office:value="0.19320672298635699" table:style-name="ce2">
            <text:p>0.193206723</text:p>
          </table:table-cell>
          <table:table-cell office:value-type="float" office:value="7.2402211892834106E-2" table:style-name="ce2">
            <text:p>0.072402212</text:p>
          </table:table-cell>
          <table:table-cell office:value-type="float" office:value="7.7779279538063503E-2" table:style-name="ce2">
            <text:p>0.07777928</text:p>
          </table:table-cell>
          <table:table-cell office:value-type="float" office:value="1.5549999999999999" table:style-name="ce2">
            <text:p>1.555</text:p>
          </table:table-cell>
          <table:table-cell office:value-type="float" office:value="0.65469999999999995" table:style-name="ce1">
            <text:p>0.6547</text:p>
          </table:table-cell>
          <table:table-cell office:value-type="float" office:value="0.2697" table:style-name="ce1">
            <text:p>0.2697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0.62719999999999998" table:style-name="ce1">
            <text:p>0.6272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0.24" table:style-name="ce1">
            <text:p>0.24</text:p>
          </table:table-cell>
          <table:table-cell office:value-type="float" office:value="1.4391" table:style-name="ce1">
            <text:p>1.4391</text:p>
          </table:table-cell>
          <table:table-cell office:value-type="float" office:value="4.99E-2" table:style-name="ce1">
            <text:p>0.0499</text:p>
          </table:table-cell>
          <table:table-cell office:value-type="float" office:value="-0.15090000000000001" table:style-name="ce1">
            <text:p>-0.1509</text:p>
          </table:table-cell>
          <table:table-cell office:value-type="float" office:value="0.1368" table:style-name="ce1">
            <text:p>0.1368</text:p>
          </table:table-cell>
          <table:table-cell office:value-type="float" office:value="0.41770000000000002" table:style-name="ce1">
            <text:p>0.4177</text:p>
          </table:table-cell>
          <table:table-cell office:value-type="float" office:value="0.59860000000000002" table:style-name="ce1">
            <text:p>0.5986</text:p>
          </table:table-cell>
          <table:table-cell office:value-type="float" office:value="9.7699999999999995E-2" table:style-name="ce1">
            <text:p>0.0977</text:p>
          </table:table-cell>
          <table:table-cell office:value-type="float" office:value="0.30409999999999998" table:style-name="ce1">
            <text:p>0.3041</text:p>
          </table:table-cell>
          <table:table-cell office:value-type="float" office:value="-0.161" table:style-name="ce1">
            <text:p>-0.161</text:p>
          </table:table-cell>
          <table:table-cell office:value-type="float" office:value="-0.41930000000000001" table:style-name="ce1">
            <text:p>-0.4193</text:p>
          </table:table-cell>
          <table:table-cell office:value-type="float" office:value="-4.3400000000000001E-2" table:style-name="ce1">
            <text:p>-0.043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4.4900000000000002E-2" table:style-name="ce1">
            <text:p>-0.0449</text:p>
          </table:table-cell>
          <table:table-cell office:value-type="float" office:value="-6.0400000000000002E-2" table:style-name="ce1">
            <text:p>-0.0604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4.3099999999999999E-2" table:style-name="ce1">
            <text:p>0.0431</text:p>
          </table:table-cell>
          <table:table-cell office:value-type="float" office:value="-0.16869999999999999" table:style-name="ce1">
            <text:p>-0.1687</text:p>
          </table:table-cell>
          <table:table-cell office:value-type="float" office:value="0.19520000000000001" table:style-name="ce1">
            <text:p>0.1952</text:p>
          </table:table-cell>
          <table:table-cell office:value-type="float" office:value="-0.11650000000000001" table:style-name="ce1">
            <text:p>-0.1165</text:p>
          </table:table-cell>
          <table:table-cell office:value-type="float" office:value="0.21840000000000001" table:style-name="ce1">
            <text:p>0.2184</text:p>
          </table:table-cell>
          <table:table-cell office:value-type="float" office:value="0.254" table:style-name="ce1">
            <text:p>0.254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0.70750000000000002" table:style-name="ce1">
            <text:p>-0.7075</text:p>
          </table:table-cell>
          <table:table-cell office:value-type="float" office:value="-0.38919999999999999" table:style-name="ce1">
            <text:p>-0.3892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-0.60070000000000001" table:style-name="ce1">
            <text:p>-0.6007</text:p>
          </table:table-cell>
          <table:table-cell office:value-type="float" office:value="0.35089999999999999" table:style-name="ce1">
            <text:p>0.3509</text:p>
          </table:table-cell>
          <table:table-cell office:value-type="float" office:value="-0.11700000000000001" table:style-name="ce1">
            <text:p>-0.117</text:p>
          </table:table-cell>
          <table:table-cell office:value-type="float" office:value="-0.52559999999999996" table:style-name="ce1">
            <text:p>-0.5256</text:p>
          </table:table-cell>
          <table:table-cell office:value-type="float" office:value="-0.58089999999999997" table:style-name="ce1">
            <text:p>-0.5809</text:p>
          </table:table-cell>
          <table:table-cell office:value-type="float" office:value="-0.30259999999999998" table:style-name="ce1">
            <text:p>-0.3026</text:p>
          </table:table-cell>
          <table:table-cell office:value-type="float" office:value="-0.32490000000000002" table:style-name="ce1">
            <text:p>-0.3249</text:p>
          </table:table-cell>
          <table:table-cell office:value-type="float" office:value="0.70079999999999998" table:style-name="ce1">
            <text:p>0.7008</text:p>
          </table:table-cell>
          <table:table-cell office:value-type="float" office:value="0.73260000000000003" table:style-name="ce1">
            <text:p>0.7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2wenquan</text:p>
          </table:table-cell>
          <table:table-cell office:value-type="float" office:value="2.7037541961257199E-3" table:style-name="ce2">
            <text:p>0.002703754</text:p>
          </table:table-cell>
          <table:table-cell office:value-type="float" office:value="0.19672496189403099" table:style-name="ce2">
            <text:p>0.196724962</text:p>
          </table:table-cell>
          <table:table-cell office:value-type="float" office:value="6.0463338380529599E-2" table:style-name="ce2">
            <text:p>0.060463338</text:p>
          </table:table-cell>
          <table:table-cell office:value-type="float" office:value="7.06450869027202E-2" table:style-name="ce2">
            <text:p>0.070645087</text:p>
          </table:table-cell>
          <table:table-cell office:value-type="float" office:value="1.278" table:style-name="ce2">
            <text:p>1.278</text:p>
          </table:table-cell>
          <table:table-cell office:value-type="float" office:value="0.2301" table:style-name="ce1">
            <text:p>0.2301</text:p>
          </table:table-cell>
          <table:table-cell office:value-type="float" office:value="0.28170000000000001" table:style-name="ce1">
            <text:p>0.2817</text:p>
          </table:table-cell>
          <table:table-cell office:value-type="float" office:value="0.41489999999999999" table:style-name="ce1">
            <text:p>0.4149</text:p>
          </table:table-cell>
          <table:table-cell office:value-type="float" office:value="0.54339999999999999" table:style-name="ce1">
            <text:p>0.5434</text:p>
          </table:table-cell>
          <table:table-cell office:value-type="float" office:value="-0.40989999999999999" table:style-name="ce1">
            <text:p>-0.4099</text:p>
          </table:table-cell>
          <table:table-cell office:value-type="float" office:value="0.82199999999999995" table:style-name="ce1">
            <text:p>0.822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-0.65539999999999998" table:style-name="ce1">
            <text:p>-0.6554</text:p>
          </table:table-cell>
          <table:table-cell office:value-type="float" office:value="3.4500000000000003E-2" table:style-name="ce1">
            <text:p>0.0345</text:p>
          </table:table-cell>
          <table:table-cell office:value-type="float" office:value="0.29330000000000001" table:style-name="ce1">
            <text:p>0.2933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-0.27489999999999998" table:style-name="ce1">
            <text:p>-0.2749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7.2099999999999997E-2" table:style-name="ce1">
            <text:p>0.0721</text:p>
          </table:table-cell>
          <table:table-cell office:value-type="float" office:value="-0.8034" table:style-name="ce1">
            <text:p>-0.8034</text:p>
          </table:table-cell>
          <table:table-cell office:value-type="float" office:value="-0.25819999999999999" table:style-name="ce1">
            <text:p>-0.2582</text:p>
          </table:table-cell>
          <table:table-cell office:value-type="float" office:value="3.4200000000000001E-2" table:style-name="ce1">
            <text:p>0.0342</text:p>
          </table:table-cell>
          <table:table-cell office:value-type="float" office:value="-2.8E-3" table:style-name="ce1">
            <text:p>-0.0028</text:p>
          </table:table-cell>
          <table:table-cell office:value-type="float" office:value="-4.8599999999999997E-2" table:style-name="ce1">
            <text:p>-0.0486</text:p>
          </table:table-cell>
          <table:table-cell office:value-type="float" office:value="-0.10580000000000001" table:style-name="ce1">
            <text:p>-0.1058</text:p>
          </table:table-cell>
          <table:table-cell office:value-type="float" office:value="0.1159" table:style-name="ce1">
            <text:p>0.1159</text:p>
          </table:table-cell>
          <table:table-cell office:value-type="float" office:value="-0.47960000000000003" table:style-name="ce1">
            <text:p>-0.4796</text:p>
          </table:table-cell>
          <table:table-cell office:value-type="float" office:value="-8.0699999999999994E-2" table:style-name="ce1">
            <text:p>-0.0807</text:p>
          </table:table-cell>
          <table:table-cell office:value-type="float" office:value="-1.097" table:style-name="ce1">
            <text:p>-1.097</text:p>
          </table:table-cell>
          <table:table-cell office:value-type="float" office:value="0.35749999999999998" table:style-name="ce1">
            <text:p>0.3575</text:p>
          </table:table-cell>
          <table:table-cell office:value-type="float" office:value="0.34210000000000002" table:style-name="ce1">
            <text:p>0.3421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-0.64690000000000003" table:style-name="ce1">
            <text:p>-0.6469</text:p>
          </table:table-cell>
          <table:table-cell office:value-type="float" office:value="4.7E-2" table:style-name="ce1">
            <text:p>0.047</text:p>
          </table:table-cell>
          <table:table-cell office:value-type="float" office:value="-0.89180000000000004" table:style-name="ce1">
            <text:p>-0.8918</text:p>
          </table:table-cell>
          <table:table-cell office:value-type="float" office:value="1.15E-2" table:style-name="ce1">
            <text:p>0.0115</text:p>
          </table:table-cell>
          <table:table-cell office:value-type="float" office:value="0.69579999999999997" table:style-name="ce1">
            <text:p>0.6958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-0.31940000000000002" table:style-name="ce1">
            <text:p>-0.3194</text:p>
          </table:table-cell>
          <table:table-cell office:value-type="float" office:value="-0.27739999999999998" table:style-name="ce1">
            <text:p>-0.2774</text:p>
          </table:table-cell>
          <table:table-cell office:value-type="float" office:value="-9.3600000000000003E-2" table:style-name="ce1">
            <text:p>-0.0936</text:p>
          </table:table-cell>
          <table:table-cell office:value-type="float" office:value="1.17E-2" table:style-name="ce1">
            <text:p>0.0117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1.1341000000000001" table:style-name="ce1">
            <text:p>1.13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3jingyuling</text:p>
          </table:table-cell>
          <table:table-cell office:value-type="float" office:value="2.3339535428899701E-3" table:style-name="ce2">
            <text:p>0.002333954</text:p>
          </table:table-cell>
          <table:table-cell office:value-type="float" office:value="0.18789646332071699" table:style-name="ce2">
            <text:p>0.187896463</text:p>
          </table:table-cell>
          <table:table-cell office:value-type="float" office:value="6.4591650989925503E-2" table:style-name="ce2">
            <text:p>0.064591651</text:p>
          </table:table-cell>
          <table:table-cell office:value-type="float" office:value="7.5104769209573694E-2" table:style-name="ce2">
            <text:p>0.075104769</text:p>
          </table:table-cell>
          <table:table-cell office:value-type="float" office:value="1.2789999999999999" table:style-name="ce2">
            <text:p>1.279</text:p>
          </table:table-cell>
          <table:table-cell office:value-type="float" office:value="0.71230000000000004" table:style-name="ce1">
            <text:p>0.7123</text:p>
          </table:table-cell>
          <table:table-cell office:value-type="float" office:value="0.1691" table:style-name="ce1">
            <text:p>0.1691</text:p>
          </table:table-cell>
          <table:table-cell office:value-type="float" office:value="0.43469999999999998" table:style-name="ce1">
            <text:p>0.4347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.30320000000000003" table:style-name="ce1">
            <text:p>0.3032</text:p>
          </table:table-cell>
          <table:table-cell office:value-type="float" office:value="1.056" table:style-name="ce1">
            <text:p>1.056</text:p>
          </table:table-cell>
          <table:table-cell office:value-type="float" office:value="0.30780000000000002" table:style-name="ce1">
            <text:p>0.3078</text:p>
          </table:table-cell>
          <table:table-cell office:value-type="float" office:value="-9.5500000000000002E-2" table:style-name="ce1">
            <text:p>-0.0955</text:p>
          </table:table-cell>
          <table:table-cell office:value-type="float" office:value="2.3099999999999999E-2" table:style-name="ce1">
            <text:p>0.0231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45519999999999999" table:style-name="ce1">
            <text:p>0.4552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0.3589" table:style-name="ce1">
            <text:p>0.3589</text:p>
          </table:table-cell>
          <table:table-cell office:value-type="float" office:value="0.24709999999999999" table:style-name="ce1">
            <text:p>0.2471</text:p>
          </table:table-cell>
          <table:table-cell office:value-type="float" office:value="-0.37909999999999999" table:style-name="ce1">
            <text:p>-0.3791</text:p>
          </table:table-cell>
          <table:table-cell office:value-type="float" office:value="3.9199999999999999E-2" table:style-name="ce1">
            <text:p>0.0392</text:p>
          </table:table-cell>
          <table:table-cell office:value-type="float" office:value="-1.83E-2" table:style-name="ce1">
            <text:p>-0.0183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0.10290000000000001" table:style-name="ce1">
            <text:p>-0.1029</text:p>
          </table:table-cell>
          <table:table-cell office:value-type="float" office:value="-9.0999999999999998E-2" table:style-name="ce1">
            <text:p>-0.091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-9.8100000000000007E-2" table:style-name="ce1">
            <text:p>-0.0981</text:p>
          </table:table-cell>
          <table:table-cell office:value-type="float" office:value="0.15939999999999999" table:style-name="ce1">
            <text:p>0.1594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0.34" table:style-name="ce1">
            <text:p>0.34</text:p>
          </table:table-cell>
          <table:table-cell office:value-type="float" office:value="0.38979999999999998" table:style-name="ce1">
            <text:p>0.3898</text:p>
          </table:table-cell>
          <table:table-cell office:value-type="float" office:value="7.7600000000000002E-2" table:style-name="ce1">
            <text:p>0.0776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-0.15540000000000001" table:style-name="ce1">
            <text:p>-0.1554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-5.0299999999999997E-2" table:style-name="ce1">
            <text:p>-0.0503</text:p>
          </table:table-cell>
          <table:table-cell office:value-type="float" office:value="0.2283" table:style-name="ce1">
            <text:p>0.2283</text:p>
          </table:table-cell>
          <table:table-cell office:value-type="float" office:value="4.6600000000000003E-2" table:style-name="ce1">
            <text:p>0.0466</text:p>
          </table:table-cell>
          <table:table-cell office:value-type="float" office:value="-0.34370000000000001" table:style-name="ce1">
            <text:p>-0.3437</text:p>
          </table:table-cell>
          <table:table-cell office:value-type="float" office:value="-0.33850000000000002" table:style-name="ce1">
            <text:p>-0.3385</text:p>
          </table:table-cell>
          <table:table-cell office:value-type="float" office:value="-0.11890000000000001" table:style-name="ce1">
            <text:p>-0.1189</text:p>
          </table:table-cell>
          <table:table-cell office:value-type="float" office:value="-0.31780000000000003" table:style-name="ce1">
            <text:p>-0.3178</text:p>
          </table:table-cell>
          <table:table-cell office:value-type="float" office:value="9.7900000000000001E-2" table:style-name="ce1">
            <text:p>0.0979</text:p>
          </table:table-cell>
          <table:table-cell office:value-type="float" office:value="0.71560000000000001" table:style-name="ce1">
            <text:p>0.7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44wangweizhen</text:p>
          </table:table-cell>
          <table:table-cell office:value-type="float" office:value="2.1844878342421399E-3" table:style-name="ce2">
            <text:p>0.002184488</text:p>
          </table:table-cell>
          <table:table-cell office:value-type="float" office:value="0.18438382526029701" table:style-name="ce2">
            <text:p>0.184383825</text:p>
          </table:table-cell>
          <table:table-cell office:value-type="float" office:value="6.9243311631519505E-2" table:style-name="ce2">
            <text:p>0.069243312</text:p>
          </table:table-cell>
          <table:table-cell office:value-type="float" office:value="7.7108513466823597E-2" table:style-name="ce2">
            <text:p>0.077108513</text:p>
          </table:table-cell>
          <table:table-cell office:value-type="float" office:value="1.2050000000000001" table:style-name="ce2">
            <text:p>1.205</text:p>
          </table:table-cell>
          <table:table-cell office:value-type="float" office:value="0.91720000000000002" table:style-name="ce1">
            <text:p>0.9172</text:p>
          </table:table-cell>
          <table:table-cell office:value-type="float" office:value="0.42980000000000002" table:style-name="ce1">
            <text:p>0.4298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65629999999999999" table:style-name="ce1">
            <text:p>0.6563</text:p>
          </table:table-cell>
          <table:table-cell office:value-type="float" office:value="-0.53" table:style-name="ce1">
            <text:p>-0.53</text:p>
          </table:table-cell>
          <table:table-cell office:value-type="float" office:value="0.47839999999999999" table:style-name="ce1">
            <text:p>0.4784</text:p>
          </table:table-cell>
          <table:table-cell office:value-type="float" office:value="0.54239999999999999" table:style-name="ce1">
            <text:p>0.5424</text:p>
          </table:table-cell>
          <table:table-cell office:value-type="float" office:value="-0.43590000000000001" table:style-name="ce1">
            <text:p>-0.4359</text:p>
          </table:table-cell>
          <table:table-cell office:value-type="float" office:value="-0.13719999999999999" table:style-name="ce1">
            <text:p>-0.1372</text:p>
          </table:table-cell>
          <table:table-cell office:value-type="float" office:value="9.4600000000000004E-2" table:style-name="ce1">
            <text:p>0.0946</text:p>
          </table:table-cell>
          <table:table-cell office:value-type="float" office:value="0.56210000000000004" table:style-name="ce1">
            <text:p>0.5621</text:p>
          </table:table-cell>
          <table:table-cell office:value-type="float" office:value="0.63329999999999997" table:style-name="ce1">
            <text:p>0.6333</text:p>
          </table:table-cell>
          <table:table-cell office:value-type="float" office:value="-6.4699999999999994E-2" table:style-name="ce1">
            <text:p>-0.0647</text:p>
          </table:table-cell>
          <table:table-cell office:value-type="float" office:value="0.16850000000000001" table:style-name="ce1">
            <text:p>0.1685</text:p>
          </table:table-cell>
          <table:table-cell office:value-type="float" office:value="-0.30070000000000002" table:style-name="ce1">
            <text:p>-0.3007</text:p>
          </table:table-cell>
          <table:table-cell office:value-type="float" office:value="-0.9204" table:style-name="ce1">
            <text:p>-0.9204</text:p>
          </table:table-cell>
          <table:table-cell office:value-type="float" office:value="-4.2599999999999999E-2" table:style-name="ce1">
            <text:p>-0.0426</text:p>
          </table:table-cell>
          <table:table-cell office:value-type="float" office:value="-0.1396" table:style-name="ce1">
            <text:p>-0.1396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-0.1658" table:style-name="ce1">
            <text:p>-0.1658</text:p>
          </table:table-cell>
          <table:table-cell office:value-type="float" office:value="0.1" table:style-name="ce1">
            <text:p>0.1</text:p>
          </table:table-cell>
          <table:table-cell office:value-type="float" office:value="-0.1512" table:style-name="ce1">
            <text:p>-0.1512</text:p>
          </table:table-cell>
          <table:table-cell office:value-type="float" office:value="-0.17499999999999999" table:style-name="ce1">
            <text:p>-0.175</text:p>
          </table:table-cell>
          <table:table-cell office:value-type="float" office:value="0.4239" table:style-name="ce1">
            <text:p>0.4239</text:p>
          </table:table-cell>
          <table:table-cell office:value-type="float" office:value="1.72E-2" table:style-name="ce1">
            <text:p>0.0172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0.30790000000000001" table:style-name="ce1">
            <text:p>0.3079</text:p>
          </table:table-cell>
          <table:table-cell office:value-type="float" office:value="-0.625" table:style-name="ce1">
            <text:p>-0.625</text:p>
          </table:table-cell>
          <table:table-cell office:value-type="float" office:value="-2.2100000000000002E-2" table:style-name="ce1">
            <text:p>-0.0221</text:p>
          </table:table-cell>
          <table:table-cell office:value-type="float" office:value="-0.13150000000000001" table:style-name="ce1">
            <text:p>-0.1315</text:p>
          </table:table-cell>
          <table:table-cell office:value-type="float" office:value="-0.23139999999999999" table:style-name="ce1">
            <text:p>-0.2314</text:p>
          </table:table-cell>
          <table:table-cell office:value-type="float" office:value="0.50519999999999998" table:style-name="ce1">
            <text:p>0.5052</text:p>
          </table:table-cell>
          <table:table-cell office:value-type="float" office:value="-4.8399999999999999E-2" table:style-name="ce1">
            <text:p>-0.0484</text:p>
          </table:table-cell>
          <table:table-cell office:value-type="float" office:value="-0.52229999999999999" table:style-name="ce1">
            <text:p>-0.5223</text:p>
          </table:table-cell>
          <table:table-cell office:value-type="float" office:value="-0.5363" table:style-name="ce1">
            <text:p>-0.5363</text:p>
          </table:table-cell>
          <table:table-cell office:value-type="float" office:value="-0.43149999999999999" table:style-name="ce1">
            <text:p>-0.4315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1.1142000000000001" table:style-name="ce1">
            <text:p>1.1142</text:p>
          </table:table-cell>
          <table:table-cell table:number-columns-repeated="16338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Jia-Jie Mo</dc:creator>
    <meta:creation-date>2020-03-14T13:41:02Z</meta:creation-date>
    <dc:date>2020-05-28T13:20:35Z</dc:date>
    <meta:editing-cycles>1</meta:editing-cycles>
    <meta:editing-duration>PT12S</meta:editing-duration>
  </office:meta>
</office:document-meta>
</file>